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1"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1"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1"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1"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1"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1"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1"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1"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1"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1"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Text_20_body">
      <style:text-properties officeooo:paragraph-rsid="5267c8f1"/>
    </style:style>
    <style:style style:name="P255" style:family="paragraph" style:parent-style-name="Standard">
      <style:paragraph-properties fo:text-align="center" style:justify-single-word="false"/>
      <style:text-properties officeooo:rsid="057aae1d" officeooo:paragraph-rsid="410d52db"/>
    </style:style>
    <style:style style:name="P25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1"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2" style:family="paragraph" style:parent-style-name="Example_20_Header">
      <style:text-properties officeooo:paragraph-rsid="0ce95318"/>
    </style:style>
    <style:style style:name="P263" style:family="paragraph" style:parent-style-name="Example_20_Header">
      <style:text-properties officeooo:paragraph-rsid="4ae1c3c2"/>
    </style:style>
    <style:style style:name="P264" style:family="paragraph" style:parent-style-name="Example_20_Header">
      <style:text-properties officeooo:rsid="4b1efb15" officeooo:paragraph-rsid="4b1b157c"/>
    </style:style>
    <style:style style:name="P265" style:family="paragraph" style:parent-style-name="Example_20_Header">
      <style:text-properties officeooo:paragraph-rsid="4b1b157c"/>
    </style:style>
    <style:style style:name="P266" style:family="paragraph" style:parent-style-name="Example_20_Header">
      <style:text-properties officeooo:paragraph-rsid="4b1f594f"/>
    </style:style>
    <style:style style:name="P267" style:family="paragraph" style:parent-style-name="Example_20_Header">
      <style:text-properties officeooo:paragraph-rsid="4b2983b6"/>
    </style:style>
    <style:style style:name="P268" style:family="paragraph" style:parent-style-name="Example_20_Header">
      <style:text-properties officeooo:paragraph-rsid="4b43275f"/>
    </style:style>
    <style:style style:name="P269" style:family="paragraph" style:parent-style-name="Example_20_Header">
      <style:text-properties officeooo:paragraph-rsid="4b5fdabe"/>
    </style:style>
    <style:style style:name="P270" style:family="paragraph" style:parent-style-name="Example_20_Header">
      <style:text-properties officeooo:paragraph-rsid="4bba2141"/>
    </style:style>
    <style:style style:name="P271" style:family="paragraph" style:parent-style-name="Example_20_Header">
      <style:text-properties officeooo:paragraph-rsid="4c4981fb"/>
    </style:style>
    <style:style style:name="P272" style:family="paragraph" style:parent-style-name="Example_20_Header">
      <style:text-properties officeooo:paragraph-rsid="4dc0d5dd"/>
    </style:style>
    <style:style style:name="P273" style:family="paragraph" style:parent-style-name="Example_20_Header">
      <style:text-properties officeooo:paragraph-rsid="4e004b65"/>
    </style:style>
    <style:style style:name="P274" style:family="paragraph" style:parent-style-name="Example_20_Header">
      <style:text-properties officeooo:paragraph-rsid="4e17a5ae"/>
    </style:style>
    <style:style style:name="P275" style:family="paragraph" style:parent-style-name="Example_20_Header">
      <style:text-properties officeooo:paragraph-rsid="4e1b75c7"/>
    </style:style>
    <style:style style:name="P276" style:family="paragraph" style:parent-style-name="Example_20_Header">
      <style:text-properties officeooo:paragraph-rsid="4e1da96a"/>
    </style:style>
    <style:style style:name="P277" style:family="paragraph" style:parent-style-name="Example_20_Header">
      <style:text-properties style:use-window-font-color="true" style:font-name="Georgia1"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style:use-window-font-color="true" style:font-name="Georgia1"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Example_20_Header">
      <style:text-properties officeooo:paragraph-rsid="4e20048f"/>
    </style:style>
    <style:style style:name="P280" style:family="paragraph" style:parent-style-name="Example_20_Header">
      <style:text-properties officeooo:paragraph-rsid="4e491fc7"/>
    </style:style>
    <style:style style:name="P281" style:family="paragraph" style:parent-style-name="Example_20_Header">
      <style:text-properties officeooo:paragraph-rsid="4e60a50b"/>
    </style:style>
    <style:style style:name="P282" style:family="paragraph" style:parent-style-name="Example_20_Header">
      <style:text-properties officeooo:paragraph-rsid="4e7fa80a"/>
    </style:style>
    <style:style style:name="P283" style:family="paragraph" style:parent-style-name="Example_20_Header">
      <style:text-properties officeooo:paragraph-rsid="4e7fda3f"/>
    </style:style>
    <style:style style:name="P284" style:family="paragraph" style:parent-style-name="Example_20_Header">
      <style:text-properties officeooo:rsid="4ea02c9e" officeooo:paragraph-rsid="4ea75534"/>
    </style:style>
    <style:style style:name="P285" style:family="paragraph" style:parent-style-name="Example_20_Header">
      <style:text-properties officeooo:paragraph-rsid="4ef3f9d7"/>
    </style:style>
    <style:style style:name="P286" style:family="paragraph" style:parent-style-name="Example_20_Header">
      <style:text-properties officeooo:paragraph-rsid="5004eac1"/>
    </style:style>
    <style:style style:name="P287" style:family="paragraph" style:parent-style-name="Example_20_Header">
      <style:text-properties officeooo:paragraph-rsid="50128aa9"/>
    </style:style>
    <style:style style:name="P288" style:family="paragraph" style:parent-style-name="Example_20_Header">
      <style:text-properties officeooo:paragraph-rsid="50265576"/>
    </style:style>
    <style:style style:name="P289" style:family="paragraph" style:parent-style-name="Example_20_Header">
      <style:text-properties officeooo:paragraph-rsid="503b24ff"/>
    </style:style>
    <style:style style:name="P290" style:family="paragraph" style:parent-style-name="Example_20_Header">
      <style:text-properties officeooo:paragraph-rsid="506418fb"/>
    </style:style>
    <style:style style:name="P291" style:family="paragraph" style:parent-style-name="Example_20_Header">
      <style:text-properties officeooo:paragraph-rsid="5067a4a0"/>
    </style:style>
    <style:style style:name="P292" style:family="paragraph" style:parent-style-name="Example_20_Header">
      <style:text-properties officeooo:paragraph-rsid="507270cc"/>
    </style:style>
    <style:style style:name="P293" style:family="paragraph" style:parent-style-name="Example_20_Header">
      <style:text-properties officeooo:paragraph-rsid="50742996"/>
    </style:style>
    <style:style style:name="P294" style:family="paragraph" style:parent-style-name="Example_20_Header">
      <style:text-properties officeooo:rsid="50d891c3" officeooo:paragraph-rsid="50d891c3"/>
    </style:style>
    <style:style style:name="P295" style:family="paragraph" style:parent-style-name="Example_20_Header">
      <style:text-properties officeooo:rsid="50d891c3" officeooo:paragraph-rsid="510a2795"/>
    </style:style>
    <style:style style:name="P296" style:family="paragraph" style:parent-style-name="Example_20_Header">
      <style:text-properties officeooo:rsid="50d891c3" officeooo:paragraph-rsid="512111a2"/>
    </style:style>
    <style:style style:name="P297" style:family="paragraph" style:parent-style-name="Example_20_Header">
      <style:text-properties officeooo:paragraph-rsid="5134bd52"/>
    </style:style>
    <style:style style:name="P298" style:family="paragraph" style:parent-style-name="Example_20_Header">
      <style:text-properties officeooo:paragraph-rsid="513e7f6f"/>
    </style:style>
    <style:style style:name="P299" style:family="paragraph" style:parent-style-name="Example_20_Header">
      <style:text-properties officeooo:paragraph-rsid="5159b523"/>
    </style:style>
    <style:style style:name="P300" style:family="paragraph" style:parent-style-name="Example_20_Header">
      <style:text-properties officeooo:paragraph-rsid="515f36fd"/>
    </style:style>
    <style:style style:name="P301" style:family="paragraph" style:parent-style-name="Example_20_Header">
      <style:text-properties officeooo:paragraph-rsid="516a7a80"/>
    </style:style>
    <style:style style:name="P302" style:family="paragraph" style:parent-style-name="Example_20_Header">
      <style:text-properties officeooo:paragraph-rsid="5180a688"/>
    </style:style>
    <style:style style:name="P303" style:family="paragraph" style:parent-style-name="Example_20_Header">
      <style:text-properties officeooo:paragraph-rsid="5237894d"/>
    </style:style>
    <style:style style:name="P304" style:family="paragraph" style:parent-style-name="Example_20_Header">
      <style:text-properties fo:font-style="normal" officeooo:rsid="4e3f7670" officeooo:paragraph-rsid="4e3e6237" style:font-style-asian="normal" style:font-style-complex="normal"/>
    </style:style>
    <style:style style:name="P305" style:family="paragraph" style:parent-style-name="Example_20_Header">
      <style:text-properties officeooo:paragraph-rsid="524f97f1"/>
    </style:style>
    <style:style style:name="P306" style:family="paragraph" style:parent-style-name="Property_20_level_20_1">
      <style:text-properties officeooo:paragraph-rsid="4c5c02e8"/>
    </style:style>
    <style:style style:name="P307" style:family="paragraph" style:parent-style-name="Property_20_level_20_1">
      <style:text-properties officeooo:paragraph-rsid="4ce6a2d1"/>
    </style:style>
    <style:style style:name="P308" style:family="paragraph" style:parent-style-name="Property_20_level_20_1">
      <style:text-properties officeooo:paragraph-rsid="4d050e29"/>
    </style:style>
    <style:style style:name="P309" style:family="paragraph" style:parent-style-name="Property_20_level_20_1">
      <style:text-properties officeooo:paragraph-rsid="4d3977c9"/>
    </style:style>
    <style:style style:name="P310" style:family="paragraph" style:parent-style-name="Property_20_level_20_1">
      <style:text-properties officeooo:paragraph-rsid="4d4a8d8a"/>
    </style:style>
    <style:style style:name="P311" style:family="paragraph" style:parent-style-name="Property_20_level_20_1">
      <style:text-properties officeooo:paragraph-rsid="4de80d96"/>
    </style:style>
    <style:style style:name="P312" style:family="paragraph" style:parent-style-name="Property_20_level_20_1">
      <style:text-properties officeooo:paragraph-rsid="4e02655d"/>
    </style:style>
    <style:style style:name="P313" style:family="paragraph" style:parent-style-name="Property_20_level_20_1">
      <style:text-properties officeooo:paragraph-rsid="4e06c436"/>
    </style:style>
    <style:style style:name="P314" style:family="paragraph" style:parent-style-name="Property_20_level_20_1">
      <style:text-properties officeooo:paragraph-rsid="4e446939"/>
    </style:style>
    <style:style style:name="P315" style:family="paragraph" style:parent-style-name="Property_20_level_20_1">
      <style:text-properties officeooo:paragraph-rsid="4e7fa80a"/>
    </style:style>
    <style:style style:name="P316" style:family="paragraph" style:parent-style-name="Property_20_level_20_1">
      <style:text-properties officeooo:paragraph-rsid="4e7fda3f"/>
    </style:style>
    <style:style style:name="P317" style:family="paragraph" style:parent-style-name="Property_20_level_20_1">
      <style:text-properties officeooo:rsid="4e87a679" officeooo:paragraph-rsid="4e8d041b"/>
    </style:style>
    <style:style style:name="P318" style:family="paragraph" style:parent-style-name="Property_20_level_20_1">
      <style:text-properties officeooo:paragraph-rsid="4ea3e7fe"/>
    </style:style>
    <style:style style:name="P319" style:family="paragraph" style:parent-style-name="Property_20_level_20_1">
      <style:text-properties officeooo:paragraph-rsid="4ec0c269"/>
    </style:style>
    <style:style style:name="P320" style:family="paragraph" style:parent-style-name="Property_20_level_20_1">
      <style:text-properties officeooo:paragraph-rsid="4ec47d45"/>
    </style:style>
    <style:style style:name="P321" style:family="paragraph" style:parent-style-name="Property_20_level_20_1">
      <style:text-properties officeooo:paragraph-rsid="4ec63286"/>
    </style:style>
    <style:style style:name="P322" style:family="paragraph" style:parent-style-name="Property_20_level_20_1">
      <style:text-properties officeooo:rsid="486a2a77" officeooo:paragraph-rsid="4ec63286"/>
    </style:style>
    <style:style style:name="P323" style:family="paragraph" style:parent-style-name="Property_20_level_20_1">
      <style:text-properties officeooo:rsid="486a2a77" officeooo:paragraph-rsid="4ec917c6"/>
    </style:style>
    <style:style style:name="P324" style:family="paragraph" style:parent-style-name="Property_20_level_20_1">
      <style:text-properties officeooo:paragraph-rsid="4ec917c6"/>
    </style:style>
    <style:style style:name="P325" style:family="paragraph" style:parent-style-name="Property_20_level_20_1">
      <style:text-properties officeooo:paragraph-rsid="4ed03346"/>
    </style:style>
    <style:style style:name="P326" style:family="paragraph" style:parent-style-name="Property_20_level_20_1">
      <style:text-properties officeooo:paragraph-rsid="4ee22c37"/>
    </style:style>
    <style:style style:name="P327" style:family="paragraph" style:parent-style-name="Property_20_level_20_1">
      <style:text-properties officeooo:paragraph-rsid="4eebf99d"/>
    </style:style>
    <style:style style:name="P328" style:family="paragraph" style:parent-style-name="Property_20_level_20_1">
      <style:text-properties officeooo:paragraph-rsid="4f30ea4c"/>
    </style:style>
    <style:style style:name="P329" style:family="paragraph" style:parent-style-name="Property_20_level_20_1">
      <style:text-properties officeooo:paragraph-rsid="4fe6e798"/>
    </style:style>
    <style:style style:name="P330" style:family="paragraph" style:parent-style-name="Property_20_level_20_1">
      <style:text-properties officeooo:paragraph-rsid="4fe73478"/>
    </style:style>
    <style:style style:name="P331" style:family="paragraph" style:parent-style-name="Property_20_level_20_1">
      <style:text-properties officeooo:paragraph-rsid="5004eac1"/>
    </style:style>
    <style:style style:name="P332" style:family="paragraph" style:parent-style-name="Property_20_level_20_1">
      <style:text-properties officeooo:paragraph-rsid="5018b7f5"/>
    </style:style>
    <style:style style:name="P333" style:family="paragraph" style:parent-style-name="Property_20_level_20_1">
      <style:text-properties officeooo:paragraph-rsid="50387b66"/>
    </style:style>
    <style:style style:name="P334" style:family="paragraph" style:parent-style-name="Property_20_level_20_1">
      <style:text-properties officeooo:paragraph-rsid="503b24ff"/>
    </style:style>
    <style:style style:name="P335" style:family="paragraph" style:parent-style-name="Property_20_level_20_1">
      <style:text-properties officeooo:paragraph-rsid="50555de3"/>
    </style:style>
    <style:style style:name="P336" style:family="paragraph" style:parent-style-name="Property_20_level_20_1">
      <style:text-properties officeooo:paragraph-rsid="50566f29"/>
    </style:style>
    <style:style style:name="P337" style:family="paragraph" style:parent-style-name="Property_20_level_20_1">
      <style:text-properties officeooo:paragraph-rsid="50657470"/>
    </style:style>
    <style:style style:name="P338" style:family="paragraph" style:parent-style-name="Property_20_level_20_1">
      <style:text-properties officeooo:paragraph-rsid="50b20421"/>
    </style:style>
    <style:style style:name="P339" style:family="paragraph" style:parent-style-name="Property_20_level_20_1">
      <style:text-properties officeooo:paragraph-rsid="50b3d026"/>
    </style:style>
    <style:style style:name="P340" style:family="paragraph" style:parent-style-name="Property_20_level_20_1">
      <style:text-properties officeooo:paragraph-rsid="511ab09d"/>
    </style:style>
    <style:style style:name="P341" style:family="paragraph" style:parent-style-name="Property_20_level_20_1">
      <style:text-properties officeooo:paragraph-rsid="512686db"/>
    </style:style>
    <style:style style:name="P342" style:family="paragraph" style:parent-style-name="Property_20_level_20_1">
      <style:text-properties officeooo:paragraph-rsid="5166434a"/>
    </style:style>
    <style:style style:name="P343" style:family="paragraph" style:parent-style-name="Property_20_level_20_1">
      <style:text-properties officeooo:paragraph-rsid="51716728"/>
    </style:style>
    <style:style style:name="P344" style:family="paragraph" style:parent-style-name="Property_20_level_20_1">
      <style:text-properties officeooo:paragraph-rsid="5180a688"/>
    </style:style>
    <style:style style:name="P345" style:family="paragraph" style:parent-style-name="Property_20_level_20_1">
      <style:text-properties officeooo:paragraph-rsid="518d4167"/>
    </style:style>
    <style:style style:name="P346" style:family="paragraph" style:parent-style-name="Property_20_level_20_1">
      <style:text-properties style:use-window-font-color="true" style:font-name="Georgia1"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Property_20_level_20_1">
      <style:text-properties officeooo:paragraph-rsid="51999154"/>
    </style:style>
    <style:style style:name="P348" style:family="paragraph" style:parent-style-name="Property_20_level_20_1">
      <style:text-properties officeooo:paragraph-rsid="51d93e15"/>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text-properties officeooo:paragraph-rsid="5267c8f1"/>
    </style:style>
    <style:style style:name="P354" style:family="paragraph" style:parent-style-name="Property_20_level_20_1">
      <style:paragraph-properties fo:margin-left="1.251cm" fo:margin-right="0cm" fo:text-indent="-0.4cm" style:auto-text-indent="false"/>
    </style:style>
    <style:style style:name="P355" style:family="paragraph" style:parent-style-name="Property_20_level_20_1">
      <style:paragraph-properties fo:margin-left="1.251cm" fo:margin-right="0cm" fo:text-indent="-0.4cm" style:auto-text-indent="false"/>
      <style:text-properties officeooo:paragraph-rsid="4c411102"/>
    </style:style>
    <style:style style:name="P356" style:family="paragraph" style:parent-style-name="Property_20_level_20_1">
      <style:paragraph-properties fo:margin-left="1.251cm" fo:margin-right="0cm" fo:text-indent="-0.4cm" style:auto-text-indent="false"/>
      <style:text-properties officeooo:paragraph-rsid="4c416159"/>
    </style:style>
    <style:style style:name="P357" style:family="paragraph" style:parent-style-name="Property_20_level_20_1">
      <style:paragraph-properties fo:margin-left="1.251cm" fo:margin-right="0cm" fo:text-indent="-0.4cm" style:auto-text-indent="false"/>
      <style:text-properties officeooo:paragraph-rsid="4ce4f73a"/>
    </style:style>
    <style:style style:name="P358" style:family="paragraph" style:parent-style-name="Property_20_level_20_1">
      <style:paragraph-properties fo:margin-left="1.251cm" fo:margin-right="0cm" fo:text-indent="-0.4cm" style:auto-text-indent="false"/>
      <style:text-properties officeooo:paragraph-rsid="4cef8838"/>
    </style:style>
    <style:style style:name="P359" style:family="paragraph" style:parent-style-name="Property_20_level_20_1">
      <style:paragraph-properties fo:margin-left="1.251cm" fo:margin-right="0cm" fo:text-indent="-0.4cm" style:auto-text-indent="false"/>
      <style:text-properties officeooo:paragraph-rsid="4cf0417a"/>
    </style:style>
    <style:style style:name="P360" style:family="paragraph" style:parent-style-name="Property_20_level_20_1">
      <style:paragraph-properties fo:margin-left="1.251cm" fo:margin-right="0cm" fo:text-indent="-0.4cm" style:auto-text-indent="false"/>
      <style:text-properties officeooo:paragraph-rsid="4cec8d7f"/>
    </style:style>
    <style:style style:name="P361" style:family="paragraph" style:parent-style-name="Property_20_level_20_1">
      <style:paragraph-properties fo:margin-left="1.251cm" fo:margin-right="0cm" fo:text-indent="-0.4cm" style:auto-text-indent="false"/>
      <style:text-properties officeooo:rsid="4cec8d7f" officeooo:paragraph-rsid="4cec8d7f"/>
    </style:style>
    <style:style style:name="P362" style:family="paragraph" style:parent-style-name="Property_20_level_20_1">
      <style:paragraph-properties fo:margin-left="1.251cm" fo:margin-right="0cm" fo:text-indent="-0.4cm" style:auto-text-indent="false"/>
      <style:text-properties officeooo:paragraph-rsid="4cf0e8d3"/>
    </style:style>
    <style:style style:name="P363" style:family="paragraph" style:parent-style-name="Property_20_level_20_1">
      <style:paragraph-properties fo:margin-left="1.251cm" fo:margin-right="0cm" fo:text-indent="-0.4cm" style:auto-text-indent="false"/>
      <style:text-properties officeooo:paragraph-rsid="4cf989e6"/>
    </style:style>
    <style:style style:name="P364" style:family="paragraph" style:parent-style-name="Property_20_level_20_1">
      <style:paragraph-properties fo:margin-left="1.251cm" fo:margin-right="0cm" fo:text-indent="-0.4cm" style:auto-text-indent="false"/>
      <style:text-properties officeooo:paragraph-rsid="4cfb834d"/>
    </style:style>
    <style:style style:name="P365" style:family="paragraph" style:parent-style-name="Property_20_level_20_1">
      <style:paragraph-properties fo:margin-left="1.251cm" fo:margin-right="0cm" fo:text-indent="-0.4cm" style:auto-text-indent="false"/>
      <style:text-properties officeooo:paragraph-rsid="4cfceb28"/>
    </style:style>
    <style:style style:name="P366" style:family="paragraph" style:parent-style-name="Property_20_level_20_1">
      <style:paragraph-properties fo:margin-left="1.251cm" fo:margin-right="0cm" fo:text-indent="-0.4cm" style:auto-text-indent="false"/>
      <style:text-properties officeooo:paragraph-rsid="4d050e29"/>
    </style:style>
    <style:style style:name="P367" style:family="paragraph" style:parent-style-name="Property_20_level_20_1">
      <style:paragraph-properties fo:margin-left="1.251cm" fo:margin-right="0cm" fo:text-indent="-0.4cm" style:auto-text-indent="false"/>
      <style:text-properties officeooo:paragraph-rsid="4d3977c9"/>
    </style:style>
    <style:style style:name="P368" style:family="paragraph" style:parent-style-name="Property_20_level_20_1">
      <style:paragraph-properties fo:margin-left="1.251cm" fo:margin-right="0cm" fo:text-indent="-0.4cm" style:auto-text-indent="false"/>
      <style:text-properties officeooo:paragraph-rsid="4d4a175d"/>
    </style:style>
    <style:style style:name="P369" style:family="paragraph" style:parent-style-name="Property_20_level_20_1">
      <style:paragraph-properties fo:margin-left="1.251cm" fo:margin-right="0cm" fo:text-indent="-0.4cm" style:auto-text-indent="false"/>
      <style:text-properties officeooo:paragraph-rsid="4d4a8d8a"/>
    </style:style>
    <style:style style:name="P370" style:family="paragraph" style:parent-style-name="Property_20_level_20_1">
      <style:paragraph-properties fo:margin-left="1.251cm" fo:margin-right="0cm" fo:text-indent="-0.4cm" style:auto-text-indent="false"/>
      <style:text-properties officeooo:paragraph-rsid="4d5b0b87"/>
    </style:style>
    <style:style style:name="P371" style:family="paragraph" style:parent-style-name="Property_20_level_20_1">
      <style:paragraph-properties fo:margin-left="1.251cm" fo:margin-right="0cm" fo:text-indent="-0.4cm" style:auto-text-indent="false"/>
      <style:text-properties officeooo:paragraph-rsid="4d63e96d"/>
    </style:style>
    <style:style style:name="P372" style:family="paragraph" style:parent-style-name="Property_20_level_20_1">
      <style:paragraph-properties fo:margin-left="1.251cm" fo:margin-right="0cm" fo:text-indent="-0.4cm" style:auto-text-indent="false"/>
      <style:text-properties officeooo:paragraph-rsid="4d6960fc"/>
    </style:style>
    <style:style style:name="P373" style:family="paragraph" style:parent-style-name="Property_20_level_20_1">
      <style:paragraph-properties fo:margin-left="1.251cm" fo:margin-right="0cm" fo:text-indent="-0.4cm" style:auto-text-indent="false"/>
      <style:text-properties officeooo:paragraph-rsid="4d6aa1b9"/>
    </style:style>
    <style:style style:name="P374" style:family="paragraph" style:parent-style-name="Property_20_level_20_1">
      <style:paragraph-properties fo:margin-left="1.251cm" fo:margin-right="0cm" fo:text-indent="-0.4cm" style:auto-text-indent="false"/>
      <style:text-properties officeooo:paragraph-rsid="4de80d96"/>
    </style:style>
    <style:style style:name="P375" style:family="paragraph" style:parent-style-name="Property_20_level_20_1">
      <style:paragraph-properties fo:margin-left="1.251cm" fo:margin-right="0cm" fo:text-indent="-0.4cm" style:auto-text-indent="false"/>
      <style:text-properties officeooo:paragraph-rsid="4df10dde"/>
    </style:style>
    <style:style style:name="P376" style:family="paragraph" style:parent-style-name="Property_20_level_20_1">
      <style:paragraph-properties fo:margin-left="1.251cm" fo:margin-right="0cm" fo:text-indent="-0.4cm" style:auto-text-indent="false"/>
      <style:text-properties officeooo:paragraph-rsid="4e7fa80a"/>
    </style:style>
    <style:style style:name="P377" style:family="paragraph" style:parent-style-name="Property_20_level_20_1">
      <style:paragraph-properties fo:margin-left="1.251cm" fo:margin-right="0cm" fo:text-indent="-0.4cm" style:auto-text-indent="false"/>
      <style:text-properties officeooo:paragraph-rsid="4ea3e7fe"/>
    </style:style>
    <style:style style:name="P378" style:family="paragraph" style:parent-style-name="Property_20_level_20_1">
      <style:paragraph-properties fo:margin-left="1.251cm" fo:margin-right="0cm" fo:text-indent="-0.4cm" style:auto-text-indent="false"/>
      <style:text-properties officeooo:paragraph-rsid="50387b66"/>
    </style:style>
    <style:style style:name="P379" style:family="paragraph" style:parent-style-name="Property_20_level_20_1">
      <style:paragraph-properties fo:margin-left="1.251cm" fo:margin-right="0cm" fo:text-indent="-0.4cm" style:auto-text-indent="false"/>
      <style:text-properties officeooo:paragraph-rsid="503fc362"/>
    </style:style>
    <style:style style:name="P380" style:family="paragraph" style:parent-style-name="Property_20_level_20_1">
      <style:paragraph-properties fo:margin-left="1.251cm" fo:margin-right="0cm" fo:text-indent="-0.4cm" style:auto-text-indent="false"/>
      <style:text-properties officeooo:paragraph-rsid="503b24ff"/>
    </style:style>
    <style:style style:name="P381" style:family="paragraph" style:parent-style-name="Property_20_level_20_1">
      <style:paragraph-properties fo:margin-left="1.251cm" fo:margin-right="0cm" fo:text-indent="-0.4cm" style:auto-text-indent="false"/>
      <style:text-properties officeooo:paragraph-rsid="504901f9"/>
    </style:style>
    <style:style style:name="P382" style:family="paragraph" style:parent-style-name="Property_20_level_20_1">
      <style:paragraph-properties fo:margin-left="1.251cm" fo:margin-right="0cm" fo:text-indent="-0.4cm" style:auto-text-indent="false"/>
      <style:text-properties officeooo:paragraph-rsid="50566f29"/>
    </style:style>
    <style:style style:name="P383" style:family="paragraph" style:parent-style-name="Property_20_level_20_1">
      <style:paragraph-properties fo:margin-left="1.251cm" fo:margin-right="0cm" fo:text-indent="-0.4cm" style:auto-text-indent="false"/>
      <style:text-properties officeooo:paragraph-rsid="5100d92c"/>
    </style:style>
    <style:style style:name="P384" style:family="paragraph" style:parent-style-name="Property_20_level_20_1">
      <style:paragraph-properties fo:margin-left="1.251cm" fo:margin-right="0cm" fo:text-indent="-0.4cm" style:auto-text-indent="false"/>
      <style:text-properties officeooo:paragraph-rsid="524f97f1"/>
    </style:style>
    <style:style style:name="P385" style:family="paragraph" style:parent-style-name="Property_20_level_20_1">
      <style:paragraph-properties fo:margin-left="1.251cm" fo:margin-right="0cm" fo:text-indent="-0.4cm" style:auto-text-indent="false"/>
      <style:text-properties officeooo:paragraph-rsid="525722f0"/>
    </style:style>
    <style:style style:name="P386" style:family="paragraph" style:parent-style-name="Property_20_level_20_0">
      <style:paragraph-properties fo:margin-left="1.251cm" fo:margin-right="0cm" fo:text-indent="-0.4cm" style:auto-text-indent="false"/>
    </style:style>
    <style:style style:name="P387" style:family="paragraph" style:parent-style-name="Property_20_level_20_0">
      <style:paragraph-properties fo:margin-left="1.251cm" fo:margin-right="0cm" fo:text-indent="-0.4cm" style:auto-text-indent="false"/>
      <style:text-properties officeooo:paragraph-rsid="4cec8d7f"/>
    </style:style>
    <style:style style:name="P388" style:family="paragraph" style:parent-style-name="Property_20_level_20_0">
      <style:paragraph-properties fo:margin-left="1.251cm" fo:margin-right="0cm" fo:text-indent="-0.4cm" style:auto-text-indent="false"/>
      <style:text-properties officeooo:paragraph-rsid="4cfceb28"/>
    </style:style>
    <style:style style:name="P389" style:family="paragraph" style:parent-style-name="Property_20_level_20_0">
      <style:paragraph-properties fo:margin-left="1.251cm" fo:margin-right="0cm" fo:text-indent="-0.4cm" style:auto-text-indent="false"/>
      <style:text-properties officeooo:paragraph-rsid="4d598041"/>
    </style:style>
    <style:style style:name="P390" style:family="paragraph" style:parent-style-name="Property_20_level_20_0">
      <style:paragraph-properties fo:margin-left="1.251cm" fo:margin-right="0cm" fo:text-indent="-0.4cm" style:auto-text-indent="false"/>
      <style:text-properties officeooo:paragraph-rsid="4d621687"/>
    </style:style>
    <style:style style:name="P391" style:family="paragraph" style:parent-style-name="Property_20_level_20_0">
      <style:paragraph-properties fo:margin-left="1.251cm" fo:margin-right="0cm" fo:text-indent="-0.4cm" style:auto-text-indent="false"/>
      <style:text-properties officeooo:paragraph-rsid="4d66ec5a"/>
    </style:style>
    <style:style style:name="P392" style:family="paragraph" style:parent-style-name="Property_20_level_20_0">
      <style:paragraph-properties fo:margin-left="1.251cm" fo:margin-right="0cm" fo:text-indent="-0.4cm" style:auto-text-indent="false"/>
      <style:text-properties officeooo:paragraph-rsid="4d6aa1b9"/>
    </style:style>
    <style:style style:name="P393" style:family="paragraph" style:parent-style-name="Property_20_level_20_0">
      <style:paragraph-properties fo:margin-left="1.251cm" fo:margin-right="0cm" fo:text-indent="-0.4cm" style:auto-text-indent="false"/>
      <style:text-properties officeooo:paragraph-rsid="4e6e5a13"/>
    </style:style>
    <style:style style:name="P394" style:family="paragraph" style:parent-style-name="Property_20_Header">
      <style:text-properties officeooo:paragraph-rsid="4adb0946"/>
    </style:style>
    <style:style style:name="P395" style:family="paragraph" style:parent-style-name="Property_20_Header">
      <style:text-properties officeooo:paragraph-rsid="4cfceb28"/>
    </style:style>
    <style:style style:name="P396" style:family="paragraph" style:parent-style-name="Property_20_Header">
      <style:text-properties officeooo:paragraph-rsid="4d050e29"/>
    </style:style>
    <style:style style:name="P397" style:family="paragraph" style:parent-style-name="Property_20_Header">
      <style:text-properties fo:font-style="italic" style:font-style-asian="italic" style:font-style-complex="italic"/>
    </style:style>
    <style:style style:name="P398" style:family="paragraph" style:parent-style-name="Property_20_Header">
      <style:text-properties fo:font-style="italic" officeooo:paragraph-rsid="4e7fa80a" style:font-style-asian="italic" style:font-style-complex="italic"/>
    </style:style>
    <style:style style:name="P399" style:family="paragraph" style:parent-style-name="Property_20_Header">
      <style:text-properties fo:font-style="italic" officeooo:paragraph-rsid="4ec63286" style:font-style-asian="italic" style:font-style-complex="italic"/>
    </style:style>
    <style:style style:name="P400" style:family="paragraph" style:parent-style-name="Property_20_Header">
      <style:text-properties fo:font-style="italic" officeooo:paragraph-rsid="4ec917c6" style:font-style-asian="italic" style:font-style-complex="italic"/>
    </style:style>
    <style:style style:name="P401" style:family="paragraph" style:parent-style-name="Property_20_Header">
      <style:text-properties fo:font-style="italic" officeooo:paragraph-rsid="4ed03346" style:font-style-asian="italic" style:font-style-complex="italic"/>
    </style:style>
    <style:style style:name="P402" style:family="paragraph" style:parent-style-name="Property_20_Header">
      <style:text-properties fo:font-style="italic" officeooo:paragraph-rsid="50555de3" style:font-style-asian="italic" style:font-style-complex="italic"/>
    </style:style>
    <style:style style:name="P403" style:family="paragraph" style:parent-style-name="Property_20_Header">
      <style:text-properties fo:font-style="italic" officeooo:paragraph-rsid="51716728" style:font-style-asian="italic" style:font-style-complex="italic"/>
    </style:style>
    <style:style style:name="P404" style:family="paragraph" style:parent-style-name="Property_20_Header">
      <style:text-properties fo:font-style="italic" officeooo:rsid="51716728" officeooo:paragraph-rsid="51716728" style:font-style-asian="italic" style:font-style-complex="italic"/>
    </style:style>
    <style:style style:name="P405" style:family="paragraph" style:parent-style-name="Property_20_Header">
      <style:text-properties officeooo:paragraph-rsid="4d401847"/>
    </style:style>
    <style:style style:name="P406" style:family="paragraph" style:parent-style-name="Property_20_Header">
      <style:text-properties officeooo:paragraph-rsid="4d411885"/>
    </style:style>
    <style:style style:name="P407" style:family="paragraph" style:parent-style-name="Property_20_Header">
      <style:text-properties officeooo:paragraph-rsid="4d5b0b87"/>
    </style:style>
    <style:style style:name="P408" style:family="paragraph" style:parent-style-name="Property_20_Header">
      <style:text-properties officeooo:paragraph-rsid="4d63e96d"/>
    </style:style>
    <style:style style:name="P409" style:family="paragraph" style:parent-style-name="Property_20_Header">
      <style:text-properties officeooo:paragraph-rsid="4d6960fc"/>
    </style:style>
    <style:style style:name="P410" style:family="paragraph" style:parent-style-name="Property_20_Header">
      <style:text-properties officeooo:paragraph-rsid="4d6aa1b9"/>
    </style:style>
    <style:style style:name="P411" style:family="paragraph" style:parent-style-name="Property_20_Header">
      <style:text-properties officeooo:paragraph-rsid="4d7217cf"/>
    </style:style>
    <style:style style:name="P412" style:family="paragraph" style:parent-style-name="Property_20_Header">
      <style:text-properties officeooo:paragraph-rsid="4e02655d"/>
    </style:style>
    <style:style style:name="P413" style:family="paragraph" style:parent-style-name="Property_20_Header">
      <style:text-properties officeooo:paragraph-rsid="4e7fa80a"/>
    </style:style>
    <style:style style:name="P414" style:family="paragraph" style:parent-style-name="Property_20_Header">
      <style:text-properties officeooo:paragraph-rsid="4ea3e7fe"/>
    </style:style>
    <style:style style:name="P415" style:family="paragraph" style:parent-style-name="Property_20_Header">
      <style:text-properties officeooo:paragraph-rsid="5045ab0c"/>
    </style:style>
    <style:style style:name="P416" style:family="paragraph" style:parent-style-name="Property_20_Header">
      <style:text-properties officeooo:paragraph-rsid="50555de3"/>
    </style:style>
    <style:style style:name="P417" style:family="paragraph" style:parent-style-name="Property_20_Header">
      <style:text-properties officeooo:paragraph-rsid="50b0ce8f"/>
    </style:style>
    <style:style style:name="P418" style:family="paragraph" style:parent-style-name="Property_20_Header">
      <style:text-properties officeooo:paragraph-rsid="50b20421"/>
    </style:style>
    <style:style style:name="P419" style:family="paragraph" style:parent-style-name="Property_20_Header">
      <style:text-properties officeooo:paragraph-rsid="50dcb7f3"/>
    </style:style>
    <style:style style:name="P420" style:family="paragraph" style:parent-style-name="Property_20_Header">
      <style:text-properties officeooo:paragraph-rsid="511ab09d"/>
    </style:style>
    <style:style style:name="P421" style:family="paragraph" style:parent-style-name="Property_20_Header">
      <style:text-properties officeooo:paragraph-rsid="511e4542"/>
    </style:style>
    <style:style style:name="P422" style:family="paragraph" style:parent-style-name="Property_20_Header">
      <style:text-properties officeooo:paragraph-rsid="5166434a"/>
    </style:style>
    <style:style style:name="P423" style:family="paragraph" style:parent-style-name="Property_20_Header">
      <style:text-properties officeooo:paragraph-rsid="51716728"/>
    </style:style>
    <style:style style:name="P424" style:family="paragraph" style:parent-style-name="Property_20_Header">
      <style:text-properties officeooo:paragraph-rsid="5180a688"/>
    </style:style>
    <style:style style:name="P425" style:family="paragraph" style:parent-style-name="Property_20_Header">
      <style:text-properties officeooo:paragraph-rsid="51fbefcd"/>
    </style:style>
    <style:style style:name="P426" style:family="paragraph" style:parent-style-name="Property_20_Header">
      <style:text-properties officeooo:paragraph-rsid="52030ef0"/>
    </style:style>
    <style:style style:name="P427" style:family="paragraph" style:parent-style-name="Property_20_Header">
      <style:text-properties officeooo:paragraph-rsid="524f97f1"/>
    </style:style>
    <style:style style:name="P428" style:family="paragraph" style:parent-style-name="Property_20_level_20_0">
      <style:text-properties officeooo:paragraph-rsid="4aae2d9e"/>
    </style:style>
    <style:style style:name="P429" style:family="paragraph" style:parent-style-name="Property_20_level_20_0">
      <style:text-properties officeooo:paragraph-rsid="4adb0946"/>
    </style:style>
    <style:style style:name="P430" style:family="paragraph" style:parent-style-name="Property_20_level_20_0">
      <style:text-properties officeooo:paragraph-rsid="4b1b157c"/>
    </style:style>
    <style:style style:name="P431" style:family="paragraph" style:parent-style-name="Property_20_level_20_0">
      <style:text-properties officeooo:paragraph-rsid="4b62a38f"/>
    </style:style>
    <style:style style:name="P432" style:family="paragraph" style:parent-style-name="Property_20_level_20_0">
      <style:text-properties officeooo:paragraph-rsid="4c39bfd8"/>
    </style:style>
    <style:style style:name="P433" style:family="paragraph" style:parent-style-name="Property_20_level_20_0">
      <style:text-properties officeooo:paragraph-rsid="4c60652c"/>
    </style:style>
    <style:style style:name="P434" style:family="paragraph" style:parent-style-name="Property_20_level_20_0">
      <style:text-properties officeooo:paragraph-rsid="4c724063"/>
    </style:style>
    <style:style style:name="P435" style:family="paragraph" style:parent-style-name="Property_20_level_20_0">
      <style:text-properties officeooo:paragraph-rsid="4d14665a"/>
    </style:style>
    <style:style style:name="P436" style:family="paragraph" style:parent-style-name="Property_20_level_20_0">
      <style:text-properties officeooo:paragraph-rsid="4d3977c9"/>
    </style:style>
    <style:style style:name="P437" style:family="paragraph" style:parent-style-name="Property_20_level_20_0">
      <style:text-properties officeooo:paragraph-rsid="4d4a8d8a"/>
    </style:style>
    <style:style style:name="P438" style:family="paragraph" style:parent-style-name="Property_20_level_20_0">
      <style:text-properties officeooo:paragraph-rsid="4d92325a"/>
    </style:style>
    <style:style style:name="P439" style:family="paragraph" style:parent-style-name="Property_20_level_20_0">
      <style:text-properties officeooo:paragraph-rsid="4d929425"/>
    </style:style>
    <style:style style:name="P440" style:family="paragraph" style:parent-style-name="Property_20_level_20_0">
      <style:text-properties officeooo:paragraph-rsid="4d9ce44c"/>
    </style:style>
    <style:style style:name="P441" style:family="paragraph" style:parent-style-name="Property_20_level_20_0">
      <style:text-properties officeooo:paragraph-rsid="4dc0d5dd"/>
    </style:style>
    <style:style style:name="P442" style:family="paragraph" style:parent-style-name="Property_20_level_20_0">
      <style:text-properties officeooo:paragraph-rsid="4ddcedcc"/>
    </style:style>
    <style:style style:name="P443" style:family="paragraph" style:parent-style-name="Property_20_level_20_0">
      <style:text-properties officeooo:paragraph-rsid="4ddf0910"/>
    </style:style>
    <style:style style:name="P444" style:family="paragraph" style:parent-style-name="Property_20_level_20_0">
      <style:text-properties officeooo:paragraph-rsid="4df77b3e"/>
    </style:style>
    <style:style style:name="P445" style:family="paragraph" style:parent-style-name="Property_20_level_20_0">
      <style:text-properties officeooo:paragraph-rsid="4df881d2"/>
    </style:style>
    <style:style style:name="P446" style:family="paragraph" style:parent-style-name="Property_20_level_20_0">
      <style:text-properties officeooo:paragraph-rsid="4e02655d"/>
    </style:style>
    <style:style style:name="P447" style:family="paragraph" style:parent-style-name="Property_20_level_20_0">
      <style:text-properties officeooo:paragraph-rsid="4e20048f"/>
    </style:style>
    <style:style style:name="P448" style:family="paragraph" style:parent-style-name="Property_20_level_20_0">
      <style:text-properties officeooo:paragraph-rsid="4e3e6237"/>
    </style:style>
    <style:style style:name="P449" style:family="paragraph" style:parent-style-name="Property_20_level_20_0">
      <style:text-properties officeooo:paragraph-rsid="4e491fc7"/>
    </style:style>
    <style:style style:name="P450" style:family="paragraph" style:parent-style-name="Property_20_level_20_0">
      <style:text-properties officeooo:paragraph-rsid="4e60a50b"/>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rsid="51d7a411" officeooo:paragraph-rsid="5267c8f1"/>
    </style:style>
    <style:style style:name="P522" style:family="paragraph" style:parent-style-name="Property_20_level_20_0">
      <style:text-properties officeooo:paragraph-rsid="51d8a76b"/>
    </style:style>
    <style:style style:name="P523" style:family="paragraph" style:parent-style-name="Property_20_level_20_0">
      <style:text-properties officeooo:paragraph-rsid="51d93e15"/>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Property_20_level_20_0">
      <style:text-properties officeooo:paragraph-rsid="5267c8f1"/>
    </style:style>
    <style:style style:name="P536" style:family="paragraph" style:parent-style-name="Property_20_level_20_0">
      <style:text-properties officeooo:paragraph-rsid="4e6c8d4e"/>
    </style:style>
    <style:style style:name="P537" style:family="paragraph" style:parent-style-name="Standalone_20_Property">
      <style:text-properties officeooo:paragraph-rsid="4aaf2d62"/>
    </style:style>
    <style:style style:name="P538" style:family="paragraph" style:parent-style-name="Standalone_20_Property">
      <style:text-properties officeooo:paragraph-rsid="4ac394e6"/>
    </style:style>
    <style:style style:name="P539" style:family="paragraph" style:parent-style-name="Standalone_20_Property">
      <style:text-properties officeooo:paragraph-rsid="4ad4998d"/>
    </style:style>
    <style:style style:name="P540" style:family="paragraph" style:parent-style-name="Standalone_20_Property">
      <style:text-properties officeooo:paragraph-rsid="4ada977f"/>
    </style:style>
    <style:style style:name="P541" style:family="paragraph" style:parent-style-name="Standalone_20_Property">
      <style:text-properties officeooo:paragraph-rsid="4b1b157c"/>
    </style:style>
    <style:style style:name="P542" style:family="paragraph" style:parent-style-name="Standalone_20_Property">
      <style:text-properties officeooo:paragraph-rsid="4bbc1ee9"/>
    </style:style>
    <style:style style:name="P543" style:family="paragraph" style:parent-style-name="Standalone_20_Property">
      <style:text-properties officeooo:paragraph-rsid="4c4981fb"/>
    </style:style>
    <style:style style:name="P544" style:family="paragraph" style:parent-style-name="Standalone_20_Property">
      <style:text-properties officeooo:paragraph-rsid="4c39bfd8"/>
    </style:style>
    <style:style style:name="P545" style:family="paragraph" style:parent-style-name="Standalone_20_Property">
      <style:text-properties officeooo:paragraph-rsid="4c445ed9"/>
    </style:style>
    <style:style style:name="P546" style:family="paragraph" style:parent-style-name="Standalone_20_Property">
      <style:text-properties officeooo:paragraph-rsid="4c46ce41"/>
    </style:style>
    <style:style style:name="P547" style:family="paragraph" style:parent-style-name="Standalone_20_Property">
      <style:text-properties officeooo:paragraph-rsid="4c60652c"/>
    </style:style>
    <style:style style:name="P548" style:family="paragraph" style:parent-style-name="Standalone_20_Property">
      <style:text-properties officeooo:paragraph-rsid="4c6193b5"/>
    </style:style>
    <style:style style:name="P549" style:family="paragraph" style:parent-style-name="Standalone_20_Property">
      <style:text-properties officeooo:paragraph-rsid="4c63800c"/>
    </style:style>
    <style:style style:name="P550" style:family="paragraph" style:parent-style-name="Standalone_20_Property">
      <style:text-properties officeooo:paragraph-rsid="4c71c403"/>
    </style:style>
    <style:style style:name="P551" style:family="paragraph" style:parent-style-name="Standalone_20_Property">
      <style:text-properties officeooo:paragraph-rsid="4c724063"/>
    </style:style>
    <style:style style:name="P552" style:family="paragraph" style:parent-style-name="Standalone_20_Property">
      <style:text-properties officeooo:paragraph-rsid="4c9355ea"/>
    </style:style>
    <style:style style:name="P553" style:family="paragraph" style:parent-style-name="Standalone_20_Property">
      <style:text-properties officeooo:paragraph-rsid="4c9e8a8a"/>
    </style:style>
    <style:style style:name="P554" style:family="paragraph" style:parent-style-name="Standalone_20_Property">
      <style:text-properties officeooo:paragraph-rsid="4cc25a6d"/>
    </style:style>
    <style:style style:name="P555" style:family="paragraph" style:parent-style-name="Standalone_20_Property">
      <style:text-properties officeooo:paragraph-rsid="4cc46563"/>
    </style:style>
    <style:style style:name="P556" style:family="paragraph" style:parent-style-name="Standalone_20_Property">
      <style:text-properties officeooo:paragraph-rsid="4cca46d8"/>
    </style:style>
    <style:style style:name="P557" style:family="paragraph" style:parent-style-name="Standalone_20_Property">
      <style:text-properties officeooo:paragraph-rsid="4ce4f73a"/>
    </style:style>
    <style:style style:name="P558" style:family="paragraph" style:parent-style-name="Standalone_20_Property">
      <style:text-properties officeooo:paragraph-rsid="4cfceb28"/>
    </style:style>
    <style:style style:name="P559" style:family="paragraph" style:parent-style-name="Standalone_20_Property">
      <style:text-properties officeooo:paragraph-rsid="4d050e29"/>
    </style:style>
    <style:style style:name="P560" style:family="paragraph" style:parent-style-name="Standalone_20_Property">
      <style:text-properties officeooo:paragraph-rsid="4d06a2fc"/>
    </style:style>
    <style:style style:name="P561" style:family="paragraph" style:parent-style-name="Standalone_20_Property">
      <style:text-properties officeooo:paragraph-rsid="4d0828b4"/>
    </style:style>
    <style:style style:name="P562" style:family="paragraph" style:parent-style-name="Standalone_20_Property">
      <style:text-properties officeooo:paragraph-rsid="4d3977c9"/>
    </style:style>
    <style:style style:name="P563" style:family="paragraph" style:parent-style-name="Standalone_20_Property">
      <style:text-properties officeooo:paragraph-rsid="4d4a8d8a"/>
    </style:style>
    <style:style style:name="P564" style:family="paragraph" style:parent-style-name="Standalone_20_Property">
      <style:text-properties style:use-window-font-color="true" style:font-name="Georgia1"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1"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1"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1"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1"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1"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1"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1"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1"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1"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1"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1"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1"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1"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1"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1"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0" style:family="paragraph" style:parent-style-name="Standalone_20_Property">
      <style:text-properties style:use-window-font-color="true" style:font-name="Georgia1"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1" style:family="paragraph" style:parent-style-name="Standalone_20_Property">
      <style:text-properties style:use-window-font-color="true" style:font-name="Georgia1"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2" style:family="paragraph" style:parent-style-name="Standalone_20_Property">
      <style:text-properties style:use-window-font-color="true" style:font-name="Georgia1"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3" style:family="paragraph" style:parent-style-name="Standalone_20_Property">
      <style:text-properties officeooo:paragraph-rsid="4d8728eb"/>
    </style:style>
    <style:style style:name="P584" style:family="paragraph" style:parent-style-name="Standalone_20_Property">
      <style:text-properties officeooo:paragraph-rsid="4d887753"/>
    </style:style>
    <style:style style:name="P585" style:family="paragraph" style:parent-style-name="Standalone_20_Property">
      <style:text-properties officeooo:paragraph-rsid="4d18b131"/>
    </style:style>
    <style:style style:name="P586" style:family="paragraph" style:parent-style-name="Standalone_20_Property">
      <style:text-properties officeooo:paragraph-rsid="4d92325a"/>
    </style:style>
    <style:style style:name="P587" style:family="paragraph" style:parent-style-name="Standalone_20_Property">
      <style:text-properties officeooo:paragraph-rsid="4ac0f0f2"/>
    </style:style>
    <style:style style:name="P588" style:family="paragraph" style:parent-style-name="Standalone_20_Property">
      <style:text-properties officeooo:paragraph-rsid="4d9ce44c"/>
    </style:style>
    <style:style style:name="P589" style:family="paragraph" style:parent-style-name="Standalone_20_Property">
      <style:text-properties officeooo:rsid="4da1cfa9" officeooo:paragraph-rsid="4da1cfa9"/>
    </style:style>
    <style:style style:name="P590" style:family="paragraph" style:parent-style-name="Standalone_20_Property">
      <style:text-properties officeooo:paragraph-rsid="4dc0d5dd"/>
    </style:style>
    <style:style style:name="P591" style:family="paragraph" style:parent-style-name="Standalone_20_Property">
      <style:text-properties officeooo:paragraph-rsid="4da8faa0"/>
    </style:style>
    <style:style style:name="P592" style:family="paragraph" style:parent-style-name="Standalone_20_Property">
      <style:text-properties officeooo:paragraph-rsid="4dd8715d"/>
    </style:style>
    <style:style style:name="P593" style:family="paragraph" style:parent-style-name="Standalone_20_Property">
      <style:text-properties officeooo:paragraph-rsid="4df77b3e"/>
    </style:style>
    <style:style style:name="P594" style:family="paragraph" style:parent-style-name="Standalone_20_Property">
      <style:text-properties officeooo:paragraph-rsid="4ddf0910"/>
    </style:style>
    <style:style style:name="P595" style:family="paragraph" style:parent-style-name="Standalone_20_Property">
      <style:text-properties officeooo:paragraph-rsid="4de7a789"/>
    </style:style>
    <style:style style:name="P596" style:family="paragraph" style:parent-style-name="Standalone_20_Property">
      <style:text-properties officeooo:paragraph-rsid="4de97a42"/>
    </style:style>
    <style:style style:name="P597" style:family="paragraph" style:parent-style-name="Standalone_20_Property">
      <style:text-properties officeooo:paragraph-rsid="4df881d2"/>
    </style:style>
    <style:style style:name="P598" style:family="paragraph" style:parent-style-name="Standalone_20_Property">
      <style:text-properties officeooo:paragraph-rsid="4e02655d"/>
    </style:style>
    <style:style style:name="P599" style:family="paragraph" style:parent-style-name="Standalone_20_Property">
      <style:text-properties officeooo:paragraph-rsid="4e0a356f"/>
    </style:style>
    <style:style style:name="P600" style:family="paragraph" style:parent-style-name="Standalone_20_Property">
      <style:text-properties officeooo:paragraph-rsid="4d5e370b"/>
    </style:style>
    <style:style style:name="P601" style:family="paragraph" style:parent-style-name="Standalone_20_Property">
      <style:text-properties officeooo:paragraph-rsid="4d7c3582"/>
    </style:style>
    <style:style style:name="P602" style:family="paragraph" style:parent-style-name="Standalone_20_Property">
      <style:text-properties officeooo:rsid="480d404f" officeooo:paragraph-rsid="4d57892f"/>
    </style:style>
    <style:style style:name="P603" style:family="paragraph" style:parent-style-name="Standalone_20_Property">
      <style:text-properties officeooo:paragraph-rsid="4e20048f"/>
    </style:style>
    <style:style style:name="P604" style:family="paragraph" style:parent-style-name="Standalone_20_Property">
      <style:text-properties officeooo:paragraph-rsid="4e362019"/>
    </style:style>
    <style:style style:name="P605" style:family="paragraph" style:parent-style-name="Standalone_20_Property">
      <style:text-properties officeooo:paragraph-rsid="4e36e3c9"/>
    </style:style>
    <style:style style:name="P606" style:family="paragraph" style:parent-style-name="Standalone_20_Property">
      <style:text-properties officeooo:paragraph-rsid="4e3e6237"/>
    </style:style>
    <style:style style:name="P607" style:family="paragraph" style:parent-style-name="Standalone_20_Property">
      <style:text-properties officeooo:rsid="4e40a60f" officeooo:paragraph-rsid="4e40a60f"/>
    </style:style>
    <style:style style:name="P608" style:family="paragraph" style:parent-style-name="Standalone_20_Property">
      <style:text-properties officeooo:paragraph-rsid="4e41a813"/>
    </style:style>
    <style:style style:name="P609" style:family="paragraph" style:parent-style-name="Standalone_20_Property">
      <style:text-properties officeooo:paragraph-rsid="4e491fc7"/>
    </style:style>
    <style:style style:name="P610" style:family="paragraph" style:parent-style-name="Standalone_20_Property">
      <style:text-properties officeooo:paragraph-rsid="4e60a50b"/>
    </style:style>
    <style:style style:name="P611" style:family="paragraph" style:parent-style-name="Standalone_20_Property">
      <style:text-properties officeooo:paragraph-rsid="4e7fa80a"/>
    </style:style>
    <style:style style:name="P612" style:family="paragraph" style:parent-style-name="Standalone_20_Property">
      <style:text-properties officeooo:paragraph-rsid="4e6c8d4e"/>
    </style:style>
    <style:style style:name="P613" style:family="paragraph" style:parent-style-name="Standalone_20_Property">
      <style:text-properties officeooo:paragraph-rsid="4e6e84f5"/>
    </style:style>
    <style:style style:name="P614" style:family="paragraph" style:parent-style-name="Standalone_20_Property">
      <style:text-properties officeooo:paragraph-rsid="4e71d2cb"/>
    </style:style>
    <style:style style:name="P615" style:family="paragraph" style:parent-style-name="Standalone_20_Property">
      <style:text-properties officeooo:paragraph-rsid="4e7fda3f"/>
    </style:style>
    <style:style style:name="P616" style:family="paragraph" style:parent-style-name="Standalone_20_Property">
      <style:text-properties officeooo:paragraph-rsid="4ea3e7fe"/>
    </style:style>
    <style:style style:name="P617" style:family="paragraph" style:parent-style-name="Standalone_20_Property">
      <style:text-properties officeooo:paragraph-rsid="4ea75534"/>
    </style:style>
    <style:style style:name="P618" style:family="paragraph" style:parent-style-name="Standalone_20_Property">
      <style:text-properties officeooo:paragraph-rsid="4ebc2d89"/>
    </style:style>
    <style:style style:name="P619" style:family="paragraph" style:parent-style-name="Standalone_20_Property">
      <style:text-properties officeooo:paragraph-rsid="4ebee606"/>
    </style:style>
    <style:style style:name="P620" style:family="paragraph" style:parent-style-name="Standalone_20_Property">
      <style:text-properties officeooo:rsid="486a2a77" officeooo:paragraph-rsid="4ec47d45"/>
    </style:style>
    <style:style style:name="P621" style:family="paragraph" style:parent-style-name="Standalone_20_Property">
      <style:text-properties officeooo:paragraph-rsid="4ec63286"/>
    </style:style>
    <style:style style:name="P622" style:family="paragraph" style:parent-style-name="Standalone_20_Property">
      <style:text-properties officeooo:paragraph-rsid="4ed21d1b"/>
    </style:style>
    <style:style style:name="P623" style:family="paragraph" style:parent-style-name="Standalone_20_Property">
      <style:text-properties officeooo:paragraph-rsid="4ed44653"/>
    </style:style>
    <style:style style:name="P624" style:family="paragraph" style:parent-style-name="Standalone_20_Property">
      <style:text-properties fo:font-style="italic" style:font-style-asian="italic" style:font-style-complex="italic"/>
    </style:style>
    <style:style style:name="P625" style:family="paragraph" style:parent-style-name="Standalone_20_Property">
      <style:text-properties fo:font-style="italic" officeooo:rsid="4eac4cb8" officeooo:paragraph-rsid="4eac4cb8" style:font-style-asian="italic" style:font-style-complex="italic"/>
    </style:style>
    <style:style style:name="P626" style:family="paragraph" style:parent-style-name="Standalone_20_Property">
      <style:text-properties fo:font-style="italic" officeooo:rsid="503dc632" officeooo:paragraph-rsid="503dc632" style:font-style-asian="italic" style:font-style-complex="italic"/>
    </style:style>
    <style:style style:name="P627" style:family="paragraph" style:parent-style-name="Standalone_20_Property">
      <style:text-properties fo:font-style="italic" officeooo:rsid="503cf89e" officeooo:paragraph-rsid="503dc632" style:font-style-asian="italic" style:font-style-complex="italic"/>
    </style:style>
    <style:style style:name="P628" style:family="paragraph" style:parent-style-name="Standalone_20_Property">
      <style:text-properties fo:font-style="italic" officeooo:rsid="50d5cab6" officeooo:paragraph-rsid="50d5cab6" style:font-style-asian="italic" style:font-style-complex="italic"/>
    </style:style>
    <style:style style:name="P629" style:family="paragraph" style:parent-style-name="Standalone_20_Property">
      <style:text-properties fo:font-style="italic" officeooo:rsid="50d5cab6" officeooo:paragraph-rsid="50da563f" style:font-style-asian="italic" style:font-style-complex="italic"/>
    </style:style>
    <style:style style:name="P630" style:family="paragraph" style:parent-style-name="Standalone_20_Property">
      <style:text-properties fo:font-style="italic" officeooo:rsid="50d5cab6" officeooo:paragraph-rsid="50dc432d" style:font-style-asian="italic" style:font-style-complex="italic"/>
    </style:style>
    <style:style style:name="P631" style:family="paragraph" style:parent-style-name="Standalone_20_Property">
      <style:text-properties fo:font-style="italic" officeooo:rsid="50d5cab6" officeooo:paragraph-rsid="511ab09d" style:font-style-asian="italic" style:font-style-complex="italic"/>
    </style:style>
    <style:style style:name="P632" style:family="paragraph" style:parent-style-name="Standalone_20_Property">
      <style:text-properties fo:font-style="italic" officeooo:rsid="50d5cab6" officeooo:paragraph-rsid="511d89a3" style:font-style-asian="italic" style:font-style-complex="italic"/>
    </style:style>
    <style:style style:name="P633" style:family="paragraph" style:parent-style-name="Standalone_20_Property">
      <style:text-properties fo:font-style="italic" officeooo:rsid="50d5cab6" officeooo:paragraph-rsid="511f6807" style:font-style-asian="italic" style:font-style-complex="italic"/>
    </style:style>
    <style:style style:name="P634" style:family="paragraph" style:parent-style-name="Standalone_20_Property">
      <style:text-properties fo:font-style="italic" officeooo:rsid="50d5cab6" officeooo:paragraph-rsid="512111a2" style:font-style-asian="italic" style:font-style-complex="italic"/>
    </style:style>
    <style:style style:name="P635" style:family="paragraph" style:parent-style-name="Standalone_20_Property">
      <style:text-properties fo:font-style="italic" officeooo:rsid="511538e7" officeooo:paragraph-rsid="511538e7" style:font-style-asian="italic" style:font-style-complex="italic"/>
    </style:style>
    <style:style style:name="P636" style:family="paragraph" style:parent-style-name="Standalone_20_Property">
      <style:text-properties fo:font-style="italic" officeooo:rsid="511538e7" officeooo:paragraph-rsid="511ab09d" style:font-style-asian="italic" style:font-style-complex="italic"/>
    </style:style>
    <style:style style:name="P637" style:family="paragraph" style:parent-style-name="Standalone_20_Property">
      <style:text-properties fo:font-style="italic" officeooo:rsid="511538e7" officeooo:paragraph-rsid="511d89a3" style:font-style-asian="italic" style:font-style-complex="italic"/>
    </style:style>
    <style:style style:name="P638" style:family="paragraph" style:parent-style-name="Standalone_20_Property">
      <style:text-properties fo:font-style="italic" officeooo:rsid="511538e7" officeooo:paragraph-rsid="511f6807" style:font-style-asian="italic" style:font-style-complex="italic"/>
    </style:style>
    <style:style style:name="P639" style:family="paragraph" style:parent-style-name="Standalone_20_Property">
      <style:text-properties fo:font-style="italic" officeooo:rsid="515f36fd" officeooo:paragraph-rsid="515f36fd" style:font-style-asian="italic" style:font-style-complex="italic"/>
    </style:style>
    <style:style style:name="P640" style:family="paragraph" style:parent-style-name="Standalone_20_Property">
      <style:text-properties fo:font-style="italic" officeooo:rsid="516d15c5" officeooo:paragraph-rsid="516d15c5" style:font-style-asian="italic" style:font-style-complex="italic"/>
    </style:style>
    <style:style style:name="P641" style:family="paragraph" style:parent-style-name="Standalone_20_Property">
      <style:text-properties fo:font-style="italic" officeooo:paragraph-rsid="524463d5" style:font-style-asian="italic" style:font-style-complex="italic"/>
    </style:style>
    <style:style style:name="P642" style:family="paragraph" style:parent-style-name="Standalone_20_Property">
      <style:text-properties fo:font-style="italic" officeooo:paragraph-rsid="52460811" style:font-style-asian="italic" style:font-style-complex="italic"/>
    </style:style>
    <style:style style:name="P643" style:family="paragraph" style:parent-style-name="Standalone_20_Property">
      <style:text-properties fo:font-style="italic" officeooo:rsid="5010d80f" officeooo:paragraph-rsid="524a9937" style:font-style-asian="italic" style:font-style-complex="italic"/>
    </style:style>
    <style:style style:name="P644" style:family="paragraph" style:parent-style-name="Standalone_20_Property">
      <style:text-properties officeooo:paragraph-rsid="4ee22c37"/>
    </style:style>
    <style:style style:name="P645" style:family="paragraph" style:parent-style-name="Standalone_20_Property">
      <style:text-properties officeooo:paragraph-rsid="4ee3c9e7"/>
    </style:style>
    <style:style style:name="P646" style:family="paragraph" style:parent-style-name="Standalone_20_Property">
      <style:text-properties officeooo:paragraph-rsid="4ee4ae7a"/>
    </style:style>
    <style:style style:name="P647" style:family="paragraph" style:parent-style-name="Standalone_20_Property">
      <style:text-properties officeooo:paragraph-rsid="4eeaa922"/>
    </style:style>
    <style:style style:name="P648" style:family="paragraph" style:parent-style-name="Standalone_20_Property">
      <style:text-properties officeooo:paragraph-rsid="4eebf99d"/>
    </style:style>
    <style:style style:name="P649" style:family="paragraph" style:parent-style-name="Standalone_20_Property">
      <style:text-properties officeooo:paragraph-rsid="4eed8b78"/>
    </style:style>
    <style:style style:name="P650" style:family="paragraph" style:parent-style-name="Standalone_20_Property">
      <style:text-properties officeooo:paragraph-rsid="4ef02306"/>
    </style:style>
    <style:style style:name="P651" style:family="paragraph" style:parent-style-name="Standalone_20_Property">
      <style:text-properties officeooo:paragraph-rsid="4ef155e3"/>
    </style:style>
    <style:style style:name="P652" style:family="paragraph" style:parent-style-name="Standalone_20_Property">
      <style:text-properties officeooo:paragraph-rsid="4ef23e4e"/>
    </style:style>
    <style:style style:name="P653" style:family="paragraph" style:parent-style-name="Standalone_20_Property">
      <style:text-properties officeooo:paragraph-rsid="4ef3f9d7"/>
    </style:style>
    <style:style style:name="P654" style:family="paragraph" style:parent-style-name="Standalone_20_Property">
      <style:text-properties officeooo:paragraph-rsid="4efcc179"/>
    </style:style>
    <style:style style:name="P655" style:family="paragraph" style:parent-style-name="Standalone_20_Property">
      <style:text-properties officeooo:paragraph-rsid="4efe0772"/>
    </style:style>
    <style:style style:name="P656" style:family="paragraph" style:parent-style-name="Standalone_20_Property">
      <style:text-properties officeooo:paragraph-rsid="4f00057f"/>
    </style:style>
    <style:style style:name="P657" style:family="paragraph" style:parent-style-name="Standalone_20_Property">
      <style:text-properties officeooo:paragraph-rsid="4f14d682"/>
    </style:style>
    <style:style style:name="P658" style:family="paragraph" style:parent-style-name="Standalone_20_Property">
      <style:text-properties officeooo:paragraph-rsid="4f19cc9f"/>
    </style:style>
    <style:style style:name="P659" style:family="paragraph" style:parent-style-name="Standalone_20_Property">
      <style:text-properties officeooo:rsid="4efcc179" officeooo:paragraph-rsid="4f399f46"/>
    </style:style>
    <style:style style:name="P660" style:family="paragraph" style:parent-style-name="Standalone_20_Property">
      <style:text-properties officeooo:paragraph-rsid="4f4966d9"/>
    </style:style>
    <style:style style:name="P661" style:family="paragraph" style:parent-style-name="Standalone_20_Property">
      <style:text-properties officeooo:paragraph-rsid="4f0cac21"/>
    </style:style>
    <style:style style:name="P662" style:family="paragraph" style:parent-style-name="Standalone_20_Property">
      <style:text-properties officeooo:paragraph-rsid="4f4a4833"/>
    </style:style>
    <style:style style:name="P663" style:family="paragraph" style:parent-style-name="Standalone_20_Property">
      <style:text-properties officeooo:paragraph-rsid="4f0a286d"/>
    </style:style>
    <style:style style:name="P664" style:family="paragraph" style:parent-style-name="Standalone_20_Property">
      <style:text-properties officeooo:paragraph-rsid="4f58a9a8"/>
    </style:style>
    <style:style style:name="P665" style:family="paragraph" style:parent-style-name="Standalone_20_Property">
      <style:text-properties officeooo:paragraph-rsid="4f626933"/>
    </style:style>
    <style:style style:name="P666" style:family="paragraph" style:parent-style-name="Standalone_20_Property">
      <style:text-properties officeooo:paragraph-rsid="4f7e51b9"/>
    </style:style>
    <style:style style:name="P667" style:family="paragraph" style:parent-style-name="Standalone_20_Property">
      <style:text-properties officeooo:paragraph-rsid="4f80f1a1"/>
    </style:style>
    <style:style style:name="P668" style:family="paragraph" style:parent-style-name="Standalone_20_Property">
      <style:text-properties officeooo:paragraph-rsid="4f9fea86"/>
    </style:style>
    <style:style style:name="P669" style:family="paragraph" style:parent-style-name="Standalone_20_Property">
      <style:text-properties officeooo:paragraph-rsid="4f841d34"/>
    </style:style>
    <style:style style:name="P670" style:family="paragraph" style:parent-style-name="Standalone_20_Property">
      <style:text-properties officeooo:paragraph-rsid="4f91dc82"/>
    </style:style>
    <style:style style:name="P671" style:family="paragraph" style:parent-style-name="Standalone_20_Property">
      <style:text-properties officeooo:paragraph-rsid="4fa1ca85"/>
    </style:style>
    <style:style style:name="P672" style:family="paragraph" style:parent-style-name="Standalone_20_Property">
      <style:text-properties officeooo:paragraph-rsid="4fa8fedc"/>
    </style:style>
    <style:style style:name="P673" style:family="paragraph" style:parent-style-name="Standalone_20_Property">
      <style:text-properties officeooo:paragraph-rsid="4faaefbf"/>
    </style:style>
    <style:style style:name="P674" style:family="paragraph" style:parent-style-name="Standalone_20_Property">
      <style:text-properties officeooo:paragraph-rsid="4fabe67a"/>
    </style:style>
    <style:style style:name="P675" style:family="paragraph" style:parent-style-name="Standalone_20_Property">
      <style:text-properties officeooo:rsid="4fc01d30" officeooo:paragraph-rsid="4fc01d30"/>
    </style:style>
    <style:style style:name="P676" style:family="paragraph" style:parent-style-name="Standalone_20_Property">
      <style:text-properties officeooo:paragraph-rsid="4fdd7eaf"/>
    </style:style>
    <style:style style:name="P677" style:family="paragraph" style:parent-style-name="Standalone_20_Property">
      <style:text-properties officeooo:paragraph-rsid="4fe481fe"/>
    </style:style>
    <style:style style:name="P678" style:family="paragraph" style:parent-style-name="Standalone_20_Property">
      <style:text-properties officeooo:paragraph-rsid="4fe5ce8c"/>
    </style:style>
    <style:style style:name="P679" style:family="paragraph" style:parent-style-name="Standalone_20_Property">
      <style:text-properties officeooo:paragraph-rsid="4ff50158"/>
    </style:style>
    <style:style style:name="P680" style:family="paragraph" style:parent-style-name="Standalone_20_Property">
      <style:text-properties officeooo:rsid="5000f0eb" officeooo:paragraph-rsid="5000f0eb"/>
    </style:style>
    <style:style style:name="P681" style:family="paragraph" style:parent-style-name="Standalone_20_Property">
      <style:text-properties officeooo:paragraph-rsid="5004eac1"/>
    </style:style>
    <style:style style:name="P682" style:family="paragraph" style:parent-style-name="Standalone_20_Property">
      <style:text-properties officeooo:paragraph-rsid="500da72b"/>
    </style:style>
    <style:style style:name="P683" style:family="paragraph" style:parent-style-name="Standalone_20_Property">
      <style:text-properties officeooo:paragraph-rsid="50128aa9"/>
    </style:style>
    <style:style style:name="P684" style:family="paragraph" style:parent-style-name="Standalone_20_Property">
      <style:text-properties officeooo:paragraph-rsid="50139d5e"/>
    </style:style>
    <style:style style:name="P685" style:family="paragraph" style:parent-style-name="Standalone_20_Property">
      <style:text-properties officeooo:paragraph-rsid="5016ce6d"/>
    </style:style>
    <style:style style:name="P686" style:family="paragraph" style:parent-style-name="Standalone_20_Property">
      <style:text-properties officeooo:paragraph-rsid="50265576"/>
    </style:style>
    <style:style style:name="P687" style:family="paragraph" style:parent-style-name="Standalone_20_Property">
      <style:text-properties officeooo:paragraph-rsid="5038ada8"/>
    </style:style>
    <style:style style:name="P688" style:family="paragraph" style:parent-style-name="Standalone_20_Property">
      <style:text-properties officeooo:paragraph-rsid="503b24ff"/>
    </style:style>
    <style:style style:name="P689" style:family="paragraph" style:parent-style-name="Standalone_20_Property">
      <style:text-properties officeooo:paragraph-rsid="50555de3"/>
    </style:style>
    <style:style style:name="P690" style:family="paragraph" style:parent-style-name="Standalone_20_Property">
      <style:text-properties officeooo:paragraph-rsid="50586261"/>
    </style:style>
    <style:style style:name="P691" style:family="paragraph" style:parent-style-name="Standalone_20_Property">
      <style:text-properties officeooo:paragraph-rsid="505afcaa"/>
    </style:style>
    <style:style style:name="P692" style:family="paragraph" style:parent-style-name="Standalone_20_Property">
      <style:text-properties officeooo:rsid="505afcaa" officeooo:paragraph-rsid="505e2510"/>
    </style:style>
    <style:style style:name="P693" style:family="paragraph" style:parent-style-name="Standalone_20_Property">
      <style:text-properties officeooo:paragraph-rsid="50613f55"/>
    </style:style>
    <style:style style:name="P694" style:family="paragraph" style:parent-style-name="Standalone_20_Property">
      <style:text-properties officeooo:paragraph-rsid="506418fb"/>
    </style:style>
    <style:style style:name="P695" style:family="paragraph" style:parent-style-name="Standalone_20_Property">
      <style:text-properties officeooo:paragraph-rsid="50651d01"/>
    </style:style>
    <style:style style:name="P696" style:family="paragraph" style:parent-style-name="Standalone_20_Property">
      <style:text-properties officeooo:paragraph-rsid="506735e0"/>
    </style:style>
    <style:style style:name="P697" style:family="paragraph" style:parent-style-name="Standalone_20_Property">
      <style:text-properties officeooo:rsid="48f2c442" officeooo:paragraph-rsid="506bf66a"/>
    </style:style>
    <style:style style:name="P698" style:family="paragraph" style:parent-style-name="Standalone_20_Property">
      <style:text-properties officeooo:paragraph-rsid="506ac9f2"/>
    </style:style>
    <style:style style:name="P699" style:family="paragraph" style:parent-style-name="Standalone_20_Property">
      <style:text-properties officeooo:paragraph-rsid="506bf66a"/>
    </style:style>
    <style:style style:name="P700" style:family="paragraph" style:parent-style-name="Standalone_20_Property">
      <style:text-properties officeooo:paragraph-rsid="50726c4c"/>
    </style:style>
    <style:style style:name="P701" style:family="paragraph" style:parent-style-name="Standalone_20_Property">
      <style:text-properties officeooo:paragraph-rsid="507270cc"/>
    </style:style>
    <style:style style:name="P702" style:family="paragraph" style:parent-style-name="Standalone_20_Property">
      <style:text-properties officeooo:paragraph-rsid="5077e78a"/>
    </style:style>
    <style:style style:name="P703" style:family="paragraph" style:parent-style-name="Standalone_20_Property">
      <style:text-properties officeooo:paragraph-rsid="508a7f2d"/>
    </style:style>
    <style:style style:name="P704" style:family="paragraph" style:parent-style-name="Standalone_20_Property">
      <style:text-properties officeooo:paragraph-rsid="5094a0fd"/>
    </style:style>
    <style:style style:name="P705" style:family="paragraph" style:parent-style-name="Standalone_20_Property">
      <style:text-properties officeooo:paragraph-rsid="509689a8"/>
    </style:style>
    <style:style style:name="P706" style:family="paragraph" style:parent-style-name="Standalone_20_Property">
      <style:text-properties officeooo:rsid="5094a0fd" officeooo:paragraph-rsid="509982a6"/>
    </style:style>
    <style:style style:name="P707" style:family="paragraph" style:parent-style-name="Standalone_20_Property">
      <style:text-properties officeooo:rsid="5094a0fd" officeooo:paragraph-rsid="50c535d8"/>
    </style:style>
    <style:style style:name="P708" style:family="paragraph" style:parent-style-name="Standalone_20_Property">
      <style:text-properties officeooo:rsid="5094a0fd" officeooo:paragraph-rsid="51012d32"/>
    </style:style>
    <style:style style:name="P709" style:family="paragraph" style:parent-style-name="Standalone_20_Property">
      <style:text-properties officeooo:rsid="5094a0fd" officeooo:paragraph-rsid="511ab09d"/>
    </style:style>
    <style:style style:name="P710" style:family="paragraph" style:parent-style-name="Standalone_20_Property">
      <style:text-properties officeooo:rsid="5094a0fd" officeooo:paragraph-rsid="511d89a3"/>
    </style:style>
    <style:style style:name="P711" style:family="paragraph" style:parent-style-name="Standalone_20_Property">
      <style:text-properties officeooo:rsid="5094a0fd" officeooo:paragraph-rsid="511f6807"/>
    </style:style>
    <style:style style:name="P712" style:family="paragraph" style:parent-style-name="Standalone_20_Property">
      <style:text-properties officeooo:paragraph-rsid="50986eb3"/>
    </style:style>
    <style:style style:name="P713" style:family="paragraph" style:parent-style-name="Standalone_20_Property">
      <style:text-properties officeooo:paragraph-rsid="509614a7"/>
    </style:style>
    <style:style style:name="P714" style:family="paragraph" style:parent-style-name="Standalone_20_Property">
      <style:text-properties officeooo:paragraph-rsid="50c535d8"/>
    </style:style>
    <style:style style:name="P715" style:family="paragraph" style:parent-style-name="Standalone_20_Property">
      <style:text-properties officeooo:paragraph-rsid="509982a6"/>
    </style:style>
    <style:style style:name="P716" style:family="paragraph" style:parent-style-name="Standalone_20_Property">
      <style:text-properties officeooo:paragraph-rsid="509a0693"/>
    </style:style>
    <style:style style:name="P717" style:family="paragraph" style:parent-style-name="Standalone_20_Property">
      <style:text-properties officeooo:paragraph-rsid="50c9a388"/>
    </style:style>
    <style:style style:name="P718" style:family="paragraph" style:parent-style-name="Standalone_20_Property">
      <style:text-properties officeooo:rsid="50d3b83d" officeooo:paragraph-rsid="50d79aa9"/>
    </style:style>
    <style:style style:name="P719" style:family="paragraph" style:parent-style-name="Standalone_20_Property">
      <style:text-properties officeooo:rsid="50d3b83d" officeooo:paragraph-rsid="50dcb7f3"/>
    </style:style>
    <style:style style:name="P720" style:family="paragraph" style:parent-style-name="Standalone_20_Property">
      <style:text-properties officeooo:rsid="50d3b83d" officeooo:paragraph-rsid="50f323b9"/>
    </style:style>
    <style:style style:name="P721" style:family="paragraph" style:parent-style-name="Standalone_20_Property">
      <style:text-properties officeooo:paragraph-rsid="50d891c3"/>
    </style:style>
    <style:style style:name="P722" style:family="paragraph" style:parent-style-name="Standalone_20_Property">
      <style:text-properties officeooo:paragraph-rsid="50f28909"/>
    </style:style>
    <style:style style:name="P723" style:family="paragraph" style:parent-style-name="Standalone_20_Property">
      <style:text-properties officeooo:paragraph-rsid="5112119e"/>
    </style:style>
    <style:style style:name="P724" style:family="paragraph" style:parent-style-name="Standalone_20_Property">
      <style:text-properties officeooo:paragraph-rsid="511ab09d"/>
    </style:style>
    <style:style style:name="P725" style:family="paragraph" style:parent-style-name="Standalone_20_Property">
      <style:text-properties officeooo:paragraph-rsid="511bcb0a"/>
    </style:style>
    <style:style style:name="P726" style:family="paragraph" style:parent-style-name="Standalone_20_Property">
      <style:text-properties officeooo:paragraph-rsid="511d89a3"/>
    </style:style>
    <style:style style:name="P727" style:family="paragraph" style:parent-style-name="Standalone_20_Property">
      <style:text-properties officeooo:paragraph-rsid="511f6807"/>
    </style:style>
    <style:style style:name="P728" style:family="paragraph" style:parent-style-name="Standalone_20_Property">
      <style:text-properties officeooo:paragraph-rsid="512111a2"/>
    </style:style>
    <style:style style:name="P729" style:family="paragraph" style:parent-style-name="Standalone_20_Property">
      <style:text-properties officeooo:paragraph-rsid="5134bd52"/>
    </style:style>
    <style:style style:name="P730" style:family="paragraph" style:parent-style-name="Standalone_20_Property">
      <style:text-properties officeooo:paragraph-rsid="5135d119"/>
    </style:style>
    <style:style style:name="P731" style:family="paragraph" style:parent-style-name="Standalone_20_Property">
      <style:text-properties officeooo:paragraph-rsid="513bb3d6"/>
    </style:style>
    <style:style style:name="P732" style:family="paragraph" style:parent-style-name="Standalone_20_Property">
      <style:text-properties officeooo:paragraph-rsid="513e7f6f"/>
    </style:style>
    <style:style style:name="P733" style:family="paragraph" style:parent-style-name="Standalone_20_Property">
      <style:text-properties officeooo:paragraph-rsid="513fdbca"/>
    </style:style>
    <style:style style:name="P734" style:family="paragraph" style:parent-style-name="Standalone_20_Property">
      <style:text-properties officeooo:paragraph-rsid="5149dd93"/>
    </style:style>
    <style:style style:name="P735" style:family="paragraph" style:parent-style-name="Standalone_20_Property">
      <style:text-properties officeooo:paragraph-rsid="51519ba7"/>
    </style:style>
    <style:style style:name="P736" style:family="paragraph" style:parent-style-name="Standalone_20_Property">
      <style:text-properties officeooo:paragraph-rsid="51540c68"/>
    </style:style>
    <style:style style:name="P737" style:family="paragraph" style:parent-style-name="Standalone_20_Property">
      <style:text-properties officeooo:paragraph-rsid="515b557e"/>
    </style:style>
    <style:style style:name="P738" style:family="paragraph" style:parent-style-name="Standalone_20_Property">
      <style:text-properties officeooo:paragraph-rsid="515b799d"/>
    </style:style>
    <style:style style:name="P739" style:family="paragraph" style:parent-style-name="Standalone_20_Property">
      <style:text-properties officeooo:paragraph-rsid="515f36fd"/>
    </style:style>
    <style:style style:name="P740" style:family="paragraph" style:parent-style-name="Standalone_20_Property">
      <style:text-properties officeooo:paragraph-rsid="516a7a80"/>
    </style:style>
    <style:style style:name="P741" style:family="paragraph" style:parent-style-name="Standalone_20_Property">
      <style:text-properties officeooo:paragraph-rsid="516d15c5"/>
    </style:style>
    <style:style style:name="P742" style:family="paragraph" style:parent-style-name="Standalone_20_Property">
      <style:text-properties officeooo:paragraph-rsid="5180a688"/>
    </style:style>
    <style:style style:name="P743" style:family="paragraph" style:parent-style-name="Standalone_20_Property">
      <style:text-properties officeooo:paragraph-rsid="51841ed9"/>
    </style:style>
    <style:style style:name="P744" style:family="paragraph" style:parent-style-name="Standalone_20_Property">
      <style:text-properties officeooo:paragraph-rsid="4f64e566"/>
    </style:style>
    <style:style style:name="P745" style:family="paragraph" style:parent-style-name="Standalone_20_Property">
      <style:text-properties officeooo:paragraph-rsid="51860ac6"/>
    </style:style>
    <style:style style:name="P746" style:family="paragraph" style:parent-style-name="Standalone_20_Property">
      <style:text-properties officeooo:paragraph-rsid="518dabf2"/>
    </style:style>
    <style:style style:name="P747" style:family="paragraph" style:parent-style-name="Standalone_20_Property">
      <style:text-properties officeooo:paragraph-rsid="518fe92a"/>
    </style:style>
    <style:style style:name="P748" style:family="paragraph" style:parent-style-name="Standalone_20_Property">
      <style:text-properties officeooo:paragraph-rsid="5193db1e"/>
    </style:style>
    <style:style style:name="P749" style:family="paragraph" style:parent-style-name="Standalone_20_Property">
      <style:text-properties officeooo:paragraph-rsid="519af152"/>
    </style:style>
    <style:style style:name="P750" style:family="paragraph" style:parent-style-name="Standalone_20_Property">
      <style:text-properties officeooo:paragraph-rsid="519e87b1"/>
    </style:style>
    <style:style style:name="P751" style:family="paragraph" style:parent-style-name="Standalone_20_Property">
      <style:text-properties officeooo:paragraph-rsid="51a4a1f0"/>
    </style:style>
    <style:style style:name="P752" style:family="paragraph" style:parent-style-name="Standalone_20_Property">
      <style:text-properties officeooo:paragraph-rsid="51a68ba4"/>
    </style:style>
    <style:style style:name="P753" style:family="paragraph" style:parent-style-name="Standalone_20_Property">
      <style:text-properties officeooo:paragraph-rsid="51a77a10"/>
    </style:style>
    <style:style style:name="P754" style:family="paragraph" style:parent-style-name="Standalone_20_Property">
      <style:text-properties officeooo:paragraph-rsid="51a8d10a"/>
    </style:style>
    <style:style style:name="P755" style:family="paragraph" style:parent-style-name="Standalone_20_Property">
      <style:text-properties officeooo:paragraph-rsid="51aa5d4a"/>
    </style:style>
    <style:style style:name="P756" style:family="paragraph" style:parent-style-name="Standalone_20_Property">
      <style:text-properties officeooo:paragraph-rsid="51ab9ad6"/>
    </style:style>
    <style:style style:name="P757" style:family="paragraph" style:parent-style-name="Standalone_20_Property">
      <style:text-properties officeooo:paragraph-rsid="51b1dc1f"/>
    </style:style>
    <style:style style:name="P758" style:family="paragraph" style:parent-style-name="Standalone_20_Property">
      <style:text-properties officeooo:rsid="51afd58d" officeooo:paragraph-rsid="51b833e4"/>
    </style:style>
    <style:style style:name="P759" style:family="paragraph" style:parent-style-name="Standalone_20_Property">
      <style:text-properties officeooo:rsid="490a0f2f" officeooo:paragraph-rsid="51b88f12"/>
    </style:style>
    <style:style style:name="P760" style:family="paragraph" style:parent-style-name="Standalone_20_Property">
      <style:text-properties officeooo:rsid="490a0f2f" officeooo:paragraph-rsid="51bc4a36"/>
    </style:style>
    <style:style style:name="P761" style:family="paragraph" style:parent-style-name="Standalone_20_Property">
      <style:text-properties officeooo:rsid="490a0f2f" officeooo:paragraph-rsid="51c4f745"/>
    </style:style>
    <style:style style:name="P762" style:family="paragraph" style:parent-style-name="Standalone_20_Property">
      <style:text-properties officeooo:rsid="490a0f2f" officeooo:paragraph-rsid="51c93c00"/>
    </style:style>
    <style:style style:name="P763" style:family="paragraph" style:parent-style-name="Standalone_20_Property">
      <style:text-properties officeooo:paragraph-rsid="51b88f12"/>
    </style:style>
    <style:style style:name="P764" style:family="paragraph" style:parent-style-name="Standalone_20_Property">
      <style:text-properties officeooo:paragraph-rsid="51bc4a36"/>
    </style:style>
    <style:style style:name="P765" style:family="paragraph" style:parent-style-name="Standalone_20_Property">
      <style:text-properties officeooo:paragraph-rsid="51c11eac"/>
    </style:style>
    <style:style style:name="P766" style:family="paragraph" style:parent-style-name="Standalone_20_Property">
      <style:text-properties officeooo:paragraph-rsid="51c4f745"/>
    </style:style>
    <style:style style:name="P767" style:family="paragraph" style:parent-style-name="Standalone_20_Property">
      <style:text-properties officeooo:paragraph-rsid="51c93c00"/>
    </style:style>
    <style:style style:name="P768" style:family="paragraph" style:parent-style-name="Standalone_20_Property">
      <style:text-properties officeooo:paragraph-rsid="51d578dc"/>
    </style:style>
    <style:style style:name="P769" style:family="paragraph" style:parent-style-name="Standalone_20_Property">
      <style:text-properties officeooo:paragraph-rsid="51d66800"/>
    </style:style>
    <style:style style:name="P770" style:family="paragraph" style:parent-style-name="Standalone_20_Property">
      <style:text-properties officeooo:paragraph-rsid="51d7a411"/>
    </style:style>
    <style:style style:name="P771" style:family="paragraph" style:parent-style-name="Standalone_20_Property">
      <style:text-properties officeooo:paragraph-rsid="51d93e15"/>
    </style:style>
    <style:style style:name="P772" style:family="paragraph" style:parent-style-name="Standalone_20_Property">
      <style:text-properties officeooo:paragraph-rsid="51dc8498"/>
    </style:style>
    <style:style style:name="P773" style:family="paragraph" style:parent-style-name="Standalone_20_Property">
      <style:text-properties officeooo:paragraph-rsid="51e1a421"/>
    </style:style>
    <style:style style:name="P774" style:family="paragraph" style:parent-style-name="Standalone_20_Property">
      <style:text-properties officeooo:paragraph-rsid="51e23303"/>
    </style:style>
    <style:style style:name="P775" style:family="paragraph" style:parent-style-name="Standalone_20_Property">
      <style:text-properties officeooo:paragraph-rsid="51ed4ea4"/>
    </style:style>
    <style:style style:name="P776" style:family="paragraph" style:parent-style-name="Standalone_20_Property">
      <style:text-properties officeooo:paragraph-rsid="51ef8a95"/>
    </style:style>
    <style:style style:name="P777" style:family="paragraph" style:parent-style-name="Standalone_20_Property">
      <style:text-properties officeooo:paragraph-rsid="51f1e17d"/>
    </style:style>
    <style:style style:name="P778" style:family="paragraph" style:parent-style-name="Standalone_20_Property">
      <style:text-properties officeooo:paragraph-rsid="51f5d74e"/>
    </style:style>
    <style:style style:name="P779" style:family="paragraph" style:parent-style-name="Standalone_20_Property">
      <style:text-properties officeooo:rsid="51fbefcd" officeooo:paragraph-rsid="51fbefcd"/>
    </style:style>
    <style:style style:name="P780" style:family="paragraph" style:parent-style-name="Standalone_20_Property">
      <style:text-properties officeooo:rsid="51fbefcd" officeooo:paragraph-rsid="51ffd02c"/>
    </style:style>
    <style:style style:name="P781" style:family="paragraph" style:parent-style-name="Standalone_20_Property">
      <style:text-properties officeooo:paragraph-rsid="51fcdf2a"/>
    </style:style>
    <style:style style:name="P782" style:family="paragraph" style:parent-style-name="Standalone_20_Property">
      <style:text-properties officeooo:paragraph-rsid="52030ef0"/>
    </style:style>
    <style:style style:name="P783" style:family="paragraph" style:parent-style-name="Standalone_20_Property">
      <style:text-properties officeooo:paragraph-rsid="520e4ce0"/>
    </style:style>
    <style:style style:name="P784" style:family="paragraph" style:parent-style-name="Standalone_20_Property">
      <style:text-properties officeooo:paragraph-rsid="520fa69f"/>
    </style:style>
    <style:style style:name="P785" style:family="paragraph" style:parent-style-name="Standalone_20_Property">
      <style:text-properties officeooo:paragraph-rsid="52195518"/>
    </style:style>
    <style:style style:name="P786" style:family="paragraph" style:parent-style-name="Standalone_20_Property">
      <style:text-properties officeooo:paragraph-rsid="521c7078"/>
    </style:style>
    <style:style style:name="P787" style:family="paragraph" style:parent-style-name="Standalone_20_Property">
      <style:text-properties officeooo:paragraph-rsid="4ab26b2f"/>
    </style:style>
    <style:style style:name="P788" style:family="paragraph" style:parent-style-name="Standalone_20_Property">
      <style:text-properties officeooo:paragraph-rsid="5224f289"/>
    </style:style>
    <style:style style:name="P789" style:family="paragraph" style:parent-style-name="Standalone_20_Property">
      <style:text-properties officeooo:paragraph-rsid="4c09795a"/>
    </style:style>
    <style:style style:name="P790" style:family="paragraph" style:parent-style-name="Standalone_20_Property">
      <style:text-properties officeooo:paragraph-rsid="522a12e4"/>
    </style:style>
    <style:style style:name="P791" style:family="paragraph" style:parent-style-name="Standalone_20_Property">
      <style:text-properties officeooo:paragraph-rsid="4c0e5362"/>
    </style:style>
    <style:style style:name="P792" style:family="paragraph" style:parent-style-name="Standalone_20_Property">
      <style:text-properties officeooo:paragraph-rsid="4da8335d"/>
    </style:style>
    <style:style style:name="P793" style:family="paragraph" style:parent-style-name="Standalone_20_Property">
      <style:text-properties officeooo:paragraph-rsid="4ddcedcc"/>
    </style:style>
    <style:style style:name="P794" style:family="paragraph" style:parent-style-name="Standalone_20_Property">
      <style:text-properties officeooo:paragraph-rsid="524f97f1"/>
    </style:style>
    <style:style style:name="P795" style:family="paragraph" style:parent-style-name="Standalone_20_Property">
      <style:text-properties officeooo:paragraph-rsid="5253c623"/>
    </style:style>
    <style:style style:name="P796" style:family="paragraph" style:parent-style-name="Standalone_20_Property">
      <style:text-properties officeooo:paragraph-rsid="52591bde"/>
    </style:style>
    <style:style style:name="P797" style:family="paragraph" style:parent-style-name="Standalone_20_Property">
      <style:text-properties officeooo:paragraph-rsid="5267c8f1"/>
    </style:style>
    <style:style style:name="P798" style:family="paragraph" style:parent-style-name="Standalone_20_Property">
      <style:text-properties officeooo:paragraph-rsid="526bfa66"/>
    </style:style>
    <style:style style:name="P799" style:family="paragraph" style:parent-style-name="Standalone_20_Property">
      <style:text-properties officeooo:paragraph-rsid="526e79a3"/>
    </style:style>
    <style:style style:name="P800" style:family="paragraph" style:parent-style-name="Text_20_body">
      <style:paragraph-properties fo:margin-left="0cm" fo:margin-right="0cm" fo:orphans="2" fo:widows="2" fo:text-indent="0cm" style:auto-text-indent="false"/>
      <style:text-properties officeooo:paragraph-rsid="4b1b157c"/>
    </style:style>
    <style:style style:name="P801" style:family="paragraph" style:parent-style-name="Text_20_body">
      <style:paragraph-properties fo:margin-left="0cm" fo:margin-right="0cm" fo:text-indent="0cm" style:auto-text-indent="false"/>
      <style:text-properties officeooo:rsid="5132eb30" officeooo:paragraph-rsid="5132eb30"/>
    </style:style>
    <style:style style:name="P802"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803"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4"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5"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6" style:family="paragraph" style:parent-style-name="Standalone_20_Property">
      <style:paragraph-properties fo:margin-left="0cm" fo:margin-right="0cm" fo:text-indent="0cm" style:auto-text-indent="false"/>
      <style:text-properties officeooo:paragraph-rsid="50dd8f95"/>
    </style:style>
    <style:style style:name="P807" style:family="paragraph" style:parent-style-name="Standalone_20_Property">
      <style:paragraph-properties fo:margin-left="0cm" fo:margin-right="0cm" fo:text-indent="0cm" style:auto-text-indent="false"/>
      <style:text-properties officeooo:rsid="514feebc" officeooo:paragraph-rsid="514feebc"/>
    </style:style>
    <style:style style:name="P808" style:family="paragraph" style:parent-style-name="Standalone_20_Property">
      <style:paragraph-properties fo:margin-left="0cm" fo:margin-right="0cm" fo:text-indent="0cm" style:auto-text-indent="false"/>
      <style:text-properties officeooo:rsid="515438d1" officeooo:paragraph-rsid="515438d1"/>
    </style:style>
    <style:style style:name="P809" style:family="paragraph" style:parent-style-name="Property_20_level_20_0">
      <style:paragraph-properties fo:margin-left="0cm" fo:margin-right="0cm" fo:text-indent="0cm" style:auto-text-indent="false"/>
      <style:text-properties officeooo:rsid="514feebc" officeooo:paragraph-rsid="514feebc"/>
    </style:style>
    <style:style style:name="P810" style:family="paragraph" style:parent-style-name="Contents_20_2">
      <style:paragraph-properties>
        <style:tab-stops>
          <style:tab-stop style:position="14.801cm" style:type="right" style:leader-style="dotted" style:leader-text="."/>
        </style:tab-stops>
      </style:paragraph-properties>
    </style:style>
    <style:style style:name="P811" style:family="paragraph" style:parent-style-name="Contents_20_1">
      <style:paragraph-properties>
        <style:tab-stops>
          <style:tab-stop style:position="14.801cm" style:type="right" style:leader-style="dotted" style:leader-text="."/>
        </style:tab-stops>
      </style:paragraph-properties>
    </style:style>
    <style:style style:name="P812" style:family="paragraph" style:parent-style-name="Contents_20_4">
      <style:paragraph-properties>
        <style:tab-stops>
          <style:tab-stop style:position="14.801cm" style:type="right" style:leader-style="dotted" style:leader-text="."/>
        </style:tab-stops>
      </style:paragraph-properties>
    </style:style>
    <style:style style:name="P813" style:family="paragraph" style:parent-style-name="Contents_20_3">
      <style:paragraph-properties>
        <style:tab-stops>
          <style:tab-stop style:position="14.801cm" style:type="right" style:leader-style="dotted" style:leader-text="."/>
        </style:tab-stops>
      </style:paragraph-properties>
    </style:style>
    <style:style style:name="P814" style:family="paragraph" style:parent-style-name="Property_20_level_20_1">
      <style:paragraph-properties fo:margin-left="0.4cm" fo:margin-right="0cm" fo:text-indent="0cm" style:auto-text-indent="false"/>
      <style:text-properties officeooo:paragraph-rsid="4ea3e7fe"/>
    </style:style>
    <style:style style:name="P815" style:family="paragraph" style:parent-style-name="Example_20_Header" style:list-style-name="L2">
      <style:text-properties officeooo:paragraph-rsid="4abd2919"/>
    </style:style>
    <style:style style:name="P816" style:family="paragraph" style:parent-style-name="Example_20_Header" style:list-style-name="L59">
      <style:text-properties officeooo:paragraph-rsid="510a2795"/>
    </style:style>
    <style:style style:name="P817" style:family="paragraph" style:parent-style-name="Example_20_Header" style:list-style-name="L59">
      <style:text-properties officeooo:rsid="5079da3f" officeooo:paragraph-rsid="510a2795"/>
    </style:style>
    <style:style style:name="P818" style:family="paragraph" style:parent-style-name="Example_20_Header" style:list-style-name="L61">
      <style:text-properties officeooo:paragraph-rsid="512111a2"/>
    </style:style>
    <style:style style:name="P819" style:family="paragraph" style:parent-style-name="Heading_20_1">
      <style:text-properties officeooo:rsid="4a2c6a57" officeooo:paragraph-rsid="4a2c6a57"/>
    </style:style>
    <style:style style:name="P820" style:family="paragraph" style:parent-style-name="Heading_20_2">
      <style:text-properties officeooo:rsid="44ed83b1" officeooo:paragraph-rsid="44ed83b1"/>
    </style:style>
    <style:style style:name="P821" style:family="paragraph" style:parent-style-name="Heading_20_2">
      <style:text-properties officeooo:rsid="508336ac" officeooo:paragraph-rsid="508336ac"/>
    </style:style>
    <style:style style:name="P822" style:family="paragraph" style:parent-style-name="Heading_20_2">
      <style:text-properties officeooo:rsid="50856319" officeooo:paragraph-rsid="50856319"/>
    </style:style>
    <style:style style:name="P823"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24" style:family="paragraph" style:parent-style-name="Heading_20_2">
      <style:text-properties officeooo:paragraph-rsid="4b1b157c"/>
    </style:style>
    <style:style style:name="P825" style:family="paragraph" style:parent-style-name="Heading_20_2">
      <style:text-properties officeooo:rsid="47d987a1" officeooo:paragraph-rsid="47e05868"/>
    </style:style>
    <style:style style:name="P826" style:family="paragraph" style:parent-style-name="Heading_20_2">
      <style:text-properties officeooo:paragraph-rsid="4ea3e7fe"/>
    </style:style>
    <style:style style:name="P827" style:family="paragraph" style:parent-style-name="Heading_20_2">
      <style:text-properties officeooo:rsid="4c5f55a3" officeooo:paragraph-rsid="4c5f55a3"/>
    </style:style>
    <style:style style:name="P828" style:family="paragraph" style:parent-style-name="Heading_20_2">
      <style:text-properties officeooo:paragraph-rsid="48eb6dc9"/>
    </style:style>
    <style:style style:name="P829" style:family="paragraph" style:parent-style-name="Heading_20_2">
      <style:text-properties officeooo:rsid="49462770" officeooo:paragraph-rsid="49462770"/>
    </style:style>
    <style:style style:name="P830" style:family="paragraph" style:parent-style-name="Heading_20_2">
      <style:text-properties officeooo:rsid="4e6c8d4e" officeooo:paragraph-rsid="4e7fa80a"/>
    </style:style>
    <style:style style:name="P831" style:family="paragraph" style:parent-style-name="Heading_20_2">
      <style:text-properties officeooo:paragraph-rsid="4e7fa80a"/>
    </style:style>
    <style:style style:name="P832" style:family="paragraph" style:parent-style-name="Heading_20_2">
      <style:text-properties officeooo:rsid="494fca9b" officeooo:paragraph-rsid="494fca9b"/>
    </style:style>
    <style:style style:name="P833" style:family="paragraph" style:parent-style-name="Heading_20_2">
      <style:text-properties officeooo:rsid="524f97f1" officeooo:paragraph-rsid="524f97f1"/>
    </style:style>
    <style:style style:name="P834" style:family="paragraph" style:parent-style-name="Heading_20_2">
      <style:text-properties officeooo:rsid="4a335161" officeooo:paragraph-rsid="4a335161"/>
    </style:style>
    <style:style style:name="P835" style:family="paragraph" style:parent-style-name="Heading_20_2">
      <style:text-properties officeooo:rsid="496861ec" officeooo:paragraph-rsid="496861ec"/>
    </style:style>
    <style:style style:name="P836" style:family="paragraph" style:parent-style-name="Heading_20_2">
      <style:text-properties officeooo:rsid="4e3e6237" officeooo:paragraph-rsid="4e3e6237"/>
    </style:style>
    <style:style style:name="P837" style:family="paragraph" style:parent-style-name="Heading_20_2">
      <style:text-properties officeooo:rsid="4992f675" officeooo:paragraph-rsid="4992f675"/>
    </style:style>
    <style:style style:name="P838" style:family="paragraph" style:parent-style-name="Heading_20_2">
      <style:text-properties officeooo:rsid="48a8edd9" officeooo:paragraph-rsid="48a8edd9"/>
    </style:style>
    <style:style style:name="P839" style:family="paragraph" style:parent-style-name="Heading_20_2">
      <style:text-properties officeooo:rsid="499c20a2" officeooo:paragraph-rsid="499c20a2"/>
    </style:style>
    <style:style style:name="P840" style:family="paragraph" style:parent-style-name="Heading_20_2">
      <style:text-properties officeooo:paragraph-rsid="494cbdc3"/>
    </style:style>
    <style:style style:name="P841" style:family="paragraph" style:parent-style-name="Heading_20_2">
      <style:text-properties officeooo:paragraph-rsid="4ea5ba49"/>
    </style:style>
    <style:style style:name="P842" style:family="paragraph" style:parent-style-name="Heading_20_2">
      <style:text-properties officeooo:paragraph-rsid="48db76a9"/>
    </style:style>
    <style:style style:name="P843" style:family="paragraph" style:parent-style-name="Heading_20_2">
      <style:text-properties officeooo:rsid="49b2ee80" officeooo:paragraph-rsid="49b2ee80"/>
    </style:style>
    <style:style style:name="P844" style:family="paragraph" style:parent-style-name="Heading_20_2">
      <style:text-properties officeooo:rsid="495b6364" officeooo:paragraph-rsid="495b6364"/>
    </style:style>
    <style:style style:name="P845" style:family="paragraph" style:parent-style-name="Heading_20_2">
      <style:text-properties officeooo:paragraph-rsid="48ea757d"/>
    </style:style>
    <style:style style:name="P846" style:family="paragraph" style:parent-style-name="Heading_20_2">
      <style:text-properties officeooo:rsid="48fc6549" officeooo:paragraph-rsid="48fc6549"/>
    </style:style>
    <style:style style:name="P847" style:family="paragraph" style:parent-style-name="Heading_20_2">
      <style:text-properties officeooo:paragraph-rsid="48e7c7b3"/>
    </style:style>
    <style:style style:name="P848" style:family="paragraph" style:parent-style-name="Heading_20_2">
      <style:text-properties officeooo:rsid="49b89fc5" officeooo:paragraph-rsid="49b89fc5"/>
    </style:style>
    <style:style style:name="P849" style:family="paragraph" style:parent-style-name="Heading_20_2">
      <style:text-properties officeooo:paragraph-rsid="4a17e863"/>
    </style:style>
    <style:style style:name="P850" style:family="paragraph" style:parent-style-name="Heading_20_2">
      <style:text-properties officeooo:rsid="49ddd8be" officeooo:paragraph-rsid="49ddd8be"/>
    </style:style>
    <style:style style:name="P851" style:family="paragraph" style:parent-style-name="Heading_20_2">
      <style:text-properties officeooo:rsid="5253c623" officeooo:paragraph-rsid="5253c623"/>
    </style:style>
    <style:style style:name="P852" style:family="paragraph" style:parent-style-name="Heading_20_2">
      <style:text-properties officeooo:paragraph-rsid="48f084aa"/>
    </style:style>
    <style:style style:name="P853" style:family="paragraph" style:parent-style-name="Heading_20_3">
      <style:text-properties officeooo:rsid="483fe8b5" officeooo:paragraph-rsid="4a2c6a57"/>
    </style:style>
    <style:style style:name="P854" style:family="paragraph" style:parent-style-name="Heading_20_3">
      <style:text-properties officeooo:paragraph-rsid="4a2c6a57"/>
    </style:style>
    <style:style style:name="P855" style:family="paragraph" style:parent-style-name="Heading_20_3">
      <style:text-properties officeooo:paragraph-rsid="4b1b157c"/>
    </style:style>
    <style:style style:name="P856" style:family="paragraph" style:parent-style-name="Heading_20_3">
      <style:text-properties officeooo:rsid="4df6de5c" officeooo:paragraph-rsid="4df6de5c"/>
    </style:style>
    <style:style style:name="P857" style:family="paragraph" style:parent-style-name="Heading_20_3">
      <style:text-properties officeooo:paragraph-rsid="4df77b3e"/>
    </style:style>
    <style:style style:name="P858" style:family="paragraph" style:parent-style-name="Heading_20_3">
      <style:text-properties officeooo:rsid="495eb76f" officeooo:paragraph-rsid="495eb76f"/>
    </style:style>
    <style:style style:name="P859" style:family="paragraph" style:parent-style-name="Heading_20_3">
      <style:text-properties officeooo:rsid="496b050f"/>
    </style:style>
    <style:style style:name="P860" style:family="paragraph" style:parent-style-name="Heading_20_3">
      <style:text-properties officeooo:rsid="4a15188a" officeooo:paragraph-rsid="4a15188a"/>
    </style:style>
    <style:style style:name="P861" style:family="paragraph" style:parent-style-name="Heading_20_3">
      <style:text-properties officeooo:paragraph-rsid="496861ec"/>
    </style:style>
    <style:style style:name="P862" style:family="paragraph" style:parent-style-name="Heading_20_3">
      <style:text-properties officeooo:paragraph-rsid="48db76a9"/>
    </style:style>
    <style:style style:name="P863" style:family="paragraph" style:parent-style-name="Heading_20_3">
      <style:text-properties officeooo:rsid="503b24ff" officeooo:paragraph-rsid="503b24ff"/>
    </style:style>
    <style:style style:name="P864" style:family="paragraph" style:parent-style-name="Heading_20_3">
      <style:text-properties officeooo:paragraph-rsid="48e7c7b3"/>
    </style:style>
    <style:style style:name="P865" style:family="paragraph" style:parent-style-name="Heading_20_3">
      <style:text-properties officeooo:rsid="51ed4ea4" officeooo:paragraph-rsid="51ed4ea4"/>
    </style:style>
    <style:style style:name="P866" style:family="paragraph" style:parent-style-name="Heading_20_3">
      <style:text-properties officeooo:rsid="51ebaa8a" officeooo:paragraph-rsid="51ebaa8a"/>
    </style:style>
    <style:style style:name="P867" style:family="paragraph" style:parent-style-name="Heading_20_3">
      <style:text-properties officeooo:rsid="517f2812" officeooo:paragraph-rsid="517f2812"/>
    </style:style>
    <style:style style:name="P868" style:family="paragraph" style:parent-style-name="Heading_20_4">
      <style:text-properties officeooo:paragraph-rsid="4e5a07fe"/>
    </style:style>
    <style:style style:name="P869" style:family="paragraph" style:parent-style-name="Heading_20_4">
      <style:text-properties officeooo:paragraph-rsid="4e6afd72"/>
    </style:style>
    <style:style style:name="P870" style:family="paragraph" style:parent-style-name="Heading_20_4">
      <style:text-properties officeooo:paragraph-rsid="4be132f4"/>
    </style:style>
    <style:style style:name="P871" style:family="paragraph" style:parent-style-name="Heading_20_4">
      <style:text-properties officeooo:paragraph-rsid="5164db09"/>
    </style:style>
    <style:style style:name="P872" style:family="paragraph" style:parent-style-name="Heading_20_4">
      <style:text-properties officeooo:paragraph-rsid="5137408d"/>
    </style:style>
    <style:style style:name="P873" style:family="paragraph" style:parent-style-name="Heading_20_4">
      <style:text-properties officeooo:paragraph-rsid="4dc979eb"/>
    </style:style>
    <style:style style:name="P874" style:family="paragraph" style:parent-style-name="Heading_20_4">
      <style:text-properties officeooo:rsid="4e7be93f" officeooo:paragraph-rsid="4e7be93f"/>
    </style:style>
    <style:style style:name="P875" style:family="paragraph" style:parent-style-name="Heading_20_4">
      <style:text-properties officeooo:rsid="4fa43ae1" officeooo:paragraph-rsid="4fa43ae1"/>
    </style:style>
    <style:style style:name="P876" style:family="paragraph" style:parent-style-name="Heading_20_4">
      <style:text-properties officeooo:rsid="5005b42b" officeooo:paragraph-rsid="5005b42b"/>
    </style:style>
    <style:style style:name="P877" style:family="paragraph" style:parent-style-name="Heading_20_4">
      <style:text-properties officeooo:rsid="4e004b65" officeooo:paragraph-rsid="4e7be93f"/>
    </style:style>
    <style:style style:name="P878" style:family="paragraph" style:parent-style-name="Heading_20_4">
      <style:text-properties officeooo:rsid="4c4e0304" officeooo:paragraph-rsid="4e7be93f"/>
    </style:style>
    <style:style style:name="P879" style:family="paragraph" style:parent-style-name="Heading_20_4">
      <style:text-properties officeooo:rsid="4e57b923" officeooo:paragraph-rsid="4e57b923"/>
    </style:style>
    <style:style style:name="P880" style:family="paragraph" style:parent-style-name="Heading_20_4">
      <style:text-properties officeooo:rsid="4e899196" officeooo:paragraph-rsid="4e899196"/>
    </style:style>
    <style:style style:name="P881" style:family="paragraph" style:parent-style-name="Heading_20_4">
      <style:text-properties officeooo:rsid="4e899196" officeooo:paragraph-rsid="515b799d"/>
    </style:style>
    <style:style style:name="P882" style:family="paragraph" style:parent-style-name="Heading_20_4">
      <style:text-properties officeooo:rsid="517a5391" officeooo:paragraph-rsid="517a5391"/>
    </style:style>
    <style:style style:name="P883" style:family="paragraph" style:parent-style-name="Heading_20_4">
      <style:text-properties officeooo:rsid="4e2c57b1" officeooo:paragraph-rsid="4e2c57b1"/>
    </style:style>
    <style:style style:name="P884" style:family="paragraph" style:parent-style-name="Heading_20_4">
      <style:text-properties officeooo:paragraph-rsid="4ac5797c"/>
    </style:style>
    <style:style style:name="P885" style:family="paragraph" style:parent-style-name="Heading_20_4">
      <style:text-properties officeooo:paragraph-rsid="5146925a"/>
    </style:style>
    <style:style style:name="P886" style:family="paragraph" style:parent-style-name="Heading_20_4">
      <style:text-properties officeooo:paragraph-rsid="4b1b157c"/>
    </style:style>
    <style:style style:name="P887" style:family="paragraph" style:parent-style-name="Heading_20_4">
      <style:text-properties fo:language="cs" fo:country="CZ" officeooo:paragraph-rsid="4b1b157c" style:language-asian="zxx" style:country-asian="none" style:language-complex="ar" style:country-complex="SA"/>
    </style:style>
    <style:style style:name="P888" style:family="paragraph" style:parent-style-name="Heading_20_4">
      <style:text-properties officeooo:paragraph-rsid="4b79e47d"/>
    </style:style>
    <style:style style:name="P889" style:family="paragraph" style:parent-style-name="Heading_20_4">
      <style:text-properties officeooo:paragraph-rsid="4b768757"/>
    </style:style>
    <style:style style:name="P890" style:family="paragraph" style:parent-style-name="Heading_20_4">
      <style:text-properties officeooo:paragraph-rsid="4b73afe7"/>
    </style:style>
    <style:style style:name="P891" style:family="paragraph" style:parent-style-name="Heading_20_4">
      <style:text-properties officeooo:paragraph-rsid="4b72d71e"/>
    </style:style>
    <style:style style:name="P892" style:family="paragraph" style:parent-style-name="Heading_20_4">
      <style:text-properties officeooo:rsid="5094a0fd" officeooo:paragraph-rsid="50c3a32d"/>
    </style:style>
    <style:style style:name="P893" style:family="paragraph" style:parent-style-name="Heading_20_4">
      <style:text-properties officeooo:rsid="5094a0fd" officeooo:paragraph-rsid="50d891c3"/>
    </style:style>
    <style:style style:name="P894" style:family="paragraph" style:parent-style-name="Heading_20_4">
      <style:text-properties officeooo:rsid="5094a0fd" officeooo:paragraph-rsid="50986eb3"/>
    </style:style>
    <style:style style:name="P895" style:family="paragraph" style:parent-style-name="Heading_20_4">
      <style:text-properties officeooo:rsid="509a0693" officeooo:paragraph-rsid="509689a8"/>
    </style:style>
    <style:style style:name="P896" style:family="paragraph" style:parent-style-name="Heading_20_4">
      <style:text-properties officeooo:paragraph-rsid="51198c9c"/>
    </style:style>
    <style:style style:name="P897" style:family="paragraph" style:parent-style-name="Heading_20_4">
      <style:text-properties officeooo:rsid="518fe92a" officeooo:paragraph-rsid="518fe92a"/>
    </style:style>
    <style:style style:name="P898" style:family="paragraph" style:parent-style-name="Heading_20_4">
      <style:text-properties officeooo:rsid="51a8d10a" officeooo:paragraph-rsid="51a8d10a"/>
    </style:style>
    <style:style style:name="P899" style:family="paragraph" style:parent-style-name="Heading_20_4">
      <style:text-properties officeooo:paragraph-rsid="51dc8498"/>
    </style:style>
    <style:style style:name="P900" style:family="paragraph" style:parent-style-name="Heading_20_4">
      <style:text-properties officeooo:rsid="51ed4ea4" officeooo:paragraph-rsid="51ed4ea4"/>
    </style:style>
    <style:style style:name="P901" style:family="paragraph" style:parent-style-name="Heading_20_4">
      <style:text-properties officeooo:rsid="51ef8a95" officeooo:paragraph-rsid="51ef8a95"/>
    </style:style>
    <style:style style:name="P902" style:family="paragraph" style:parent-style-name="Heading_20_4">
      <style:text-properties officeooo:rsid="51ab9ad6" officeooo:paragraph-rsid="51ab9ad6"/>
    </style:style>
    <style:style style:name="P903" style:family="paragraph" style:parent-style-name="Heading_20_4">
      <style:text-properties officeooo:paragraph-rsid="51aa5d4a"/>
    </style:style>
    <style:style style:name="P904" style:family="paragraph" style:parent-style-name="Heading_20_4">
      <style:text-properties officeooo:rsid="4848b85a" officeooo:paragraph-rsid="5267c8f1"/>
    </style:style>
    <style:style style:name="P905" style:family="paragraph" style:parent-style-name="Heading_20_4">
      <style:text-properties officeooo:rsid="51c93c00" officeooo:paragraph-rsid="51c93c00"/>
    </style:style>
    <style:style style:name="P906" style:family="paragraph" style:parent-style-name="Heading_20_4">
      <style:text-properties officeooo:paragraph-rsid="51c93c00"/>
    </style:style>
    <style:style style:name="P907" style:family="paragraph" style:parent-style-name="Heading_20_4">
      <style:text-properties officeooo:rsid="51b833e4" officeooo:paragraph-rsid="51b833e4"/>
    </style:style>
    <style:style style:name="P908" style:family="paragraph" style:parent-style-name="Heading_20_4">
      <style:text-properties officeooo:rsid="5180a688" officeooo:paragraph-rsid="5180a688"/>
    </style:style>
    <style:style style:name="P909" style:family="paragraph" style:parent-style-name="Heading_20_4">
      <style:text-properties officeooo:rsid="5260202c"/>
    </style:style>
    <style:style style:name="P910" style:family="paragraph" style:parent-style-name="Heading_20_4">
      <style:text-properties officeooo:rsid="508a7f2d" officeooo:paragraph-rsid="508a7f2d"/>
    </style:style>
    <style:style style:name="P911" style:family="paragraph" style:parent-style-name="Heading_20_4">
      <style:text-properties officeooo:rsid="5218901c" officeooo:paragraph-rsid="5218901c"/>
    </style:style>
    <style:style style:name="P912" style:family="paragraph" style:parent-style-name="Heading_20_5">
      <style:text-properties officeooo:paragraph-rsid="4ce4f73a"/>
    </style:style>
    <style:style style:name="P913" style:family="paragraph" style:parent-style-name="Standalone_20_Property" style:list-style-name="L2">
      <style:text-properties officeooo:paragraph-rsid="4abf0fe8"/>
    </style:style>
    <style:style style:name="P914" style:family="paragraph" style:parent-style-name="Standalone_20_Property" style:list-style-name="L2">
      <style:text-properties officeooo:paragraph-rsid="4b6a7c57"/>
    </style:style>
    <style:style style:name="P915" style:family="paragraph" style:parent-style-name="Standalone_20_Property" style:list-style-name="L2">
      <style:text-properties officeooo:paragraph-rsid="4dc0d5dd"/>
    </style:style>
    <style:style style:name="P916" style:family="paragraph" style:parent-style-name="Standalone_20_Property" style:list-style-name="L2">
      <style:text-properties officeooo:paragraph-rsid="4e2c57b1"/>
    </style:style>
    <style:style style:name="P917" style:family="paragraph" style:parent-style-name="Standalone_20_Property" style:list-style-name="L2">
      <style:text-properties officeooo:paragraph-rsid="4e7fa80a"/>
    </style:style>
    <style:style style:name="P918" style:family="paragraph" style:parent-style-name="Standalone_20_Property" style:list-style-name="L2">
      <style:text-properties officeooo:paragraph-rsid="4c4981fb"/>
    </style:style>
    <style:style style:name="P919" style:family="paragraph" style:parent-style-name="Standalone_20_Property" style:list-style-name="L2">
      <style:text-properties style:use-window-font-color="true" style:font-name="Georgia1"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0" style:family="paragraph" style:parent-style-name="Standalone_20_Property" style:list-style-name="L2">
      <style:text-properties style:use-window-font-color="true" style:font-name="Georgia1"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10">
      <style:text-properties style:use-window-font-color="true" style:font-name="Georgia1"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2">
      <style:text-properties style:use-window-font-color="true" style:font-name="Georgia1"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2">
      <style:text-properties style:use-window-font-color="true" style:font-name="Georgia1"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3">
      <style:text-properties style:use-window-font-color="true" style:font-name="Georgia1"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2">
      <style:text-properties style:use-window-font-color="true" style:font-name="Georgia1"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2">
      <style:text-properties style:use-window-font-color="true" style:font-name="Georgia1"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3">
      <style:text-properties style:use-window-font-color="true" style:font-name="Georgia1"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2">
      <style:text-properties style:use-window-font-color="true" style:font-name="Georgia1"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2">
      <style:text-properties style:use-window-font-color="true" style:font-name="Georgia1"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2">
      <style:text-properties style:use-window-font-color="true" style:font-name="Georgia1"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2">
      <style:text-properties style:use-window-font-color="true" style:font-name="Georgia1"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2">
      <style:text-properties style:use-window-font-color="true" style:font-name="Georgia1"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2">
      <style:text-properties style:use-window-font-color="true" style:font-name="Georgia1"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4" style:family="paragraph" style:parent-style-name="Standalone_20_Property" style:list-style-name="L2">
      <style:text-properties style:use-window-font-color="true" style:font-name="Georgia1"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5" style:family="paragraph" style:parent-style-name="Standalone_20_Property" style:list-style-name="L2">
      <style:text-properties style:use-window-font-color="true" style:font-name="Georgia1"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6" style:family="paragraph" style:parent-style-name="Standalone_20_Property" style:list-style-name="L2">
      <style:text-properties style:use-window-font-color="true" style:font-name="Georgia1"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7" style:family="paragraph" style:parent-style-name="Standalone_20_Property" style:list-style-name="L68">
      <style:text-properties style:use-window-font-color="true" style:font-name="Georgia1"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8" style:family="paragraph" style:parent-style-name="Standalone_20_Property" style:list-style-name="L2">
      <style:text-properties style:use-window-font-color="true" style:text-line-through-style="none" style:text-line-through-type="none" style:font-name="Georgia1"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9" style:family="paragraph" style:parent-style-name="Standalone_20_Property" style:list-style-name="L3">
      <style:text-properties style:use-window-font-color="true" style:text-line-through-style="none" style:text-line-through-type="none" style:font-name="Georgia1"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0" style:family="paragraph" style:parent-style-name="Standalone_20_Property" style:list-style-name="L3">
      <style:text-properties officeooo:paragraph-rsid="4d929425"/>
    </style:style>
    <style:style style:name="P941" style:family="paragraph" style:parent-style-name="Standalone_20_Property" style:list-style-name="L3">
      <style:text-properties officeooo:paragraph-rsid="4df77b3e"/>
    </style:style>
    <style:style style:name="P942" style:family="paragraph" style:parent-style-name="Standalone_20_Property" style:list-style-name="L3">
      <style:text-properties officeooo:paragraph-rsid="4d18859d"/>
    </style:style>
    <style:style style:name="P943" style:family="paragraph" style:parent-style-name="Standalone_20_Property" style:list-style-name="L16">
      <style:text-properties officeooo:paragraph-rsid="4c09ce21"/>
    </style:style>
    <style:style style:name="P944" style:family="paragraph" style:parent-style-name="Standalone_20_Property" style:list-style-name="L23">
      <style:text-properties officeooo:paragraph-rsid="4e46d01c"/>
    </style:style>
    <style:style style:name="P945" style:family="paragraph" style:parent-style-name="Standalone_20_Property" style:list-style-name="L24">
      <style:text-properties officeooo:paragraph-rsid="4e36e3c9"/>
    </style:style>
    <style:style style:name="P946" style:family="paragraph" style:parent-style-name="Standalone_20_Property" style:list-style-name="L3">
      <style:text-properties officeooo:rsid="52421d3f" officeooo:paragraph-rsid="52421d3f"/>
    </style:style>
    <style:style style:name="P947" style:family="paragraph" style:parent-style-name="Standalone_20_Property" style:list-style-name="L3">
      <style:text-properties officeooo:rsid="52421d3f" officeooo:paragraph-rsid="524463d5"/>
    </style:style>
    <style:style style:name="P948" style:family="paragraph" style:parent-style-name="Standalone_20_Property" style:list-style-name="L26">
      <style:text-properties officeooo:paragraph-rsid="4e491fc7"/>
    </style:style>
    <style:style style:name="P949" style:family="paragraph" style:parent-style-name="Standalone_20_Property" style:list-style-name="L27">
      <style:text-properties officeooo:paragraph-rsid="4e60a50b"/>
    </style:style>
    <style:style style:name="P950" style:family="paragraph" style:parent-style-name="Standalone_20_Property" style:list-style-name="L34">
      <style:text-properties officeooo:paragraph-rsid="4efcc179"/>
    </style:style>
    <style:style style:name="P951" style:family="paragraph" style:parent-style-name="Standalone_20_Property" style:list-style-name="L35">
      <style:text-properties officeooo:paragraph-rsid="51841ed9"/>
    </style:style>
    <style:style style:name="P952" style:family="paragraph" style:parent-style-name="Standalone_20_Property" style:list-style-name="L35">
      <style:text-properties fo:font-style="normal" officeooo:rsid="4f178fe6" officeooo:paragraph-rsid="51841ed9" style:font-style-asian="normal" style:font-style-complex="normal"/>
    </style:style>
    <style:style style:name="P953" style:family="paragraph" style:parent-style-name="Standalone_20_Property" style:list-style-name="L52">
      <style:text-properties fo:font-style="normal" officeooo:rsid="50586261" officeooo:paragraph-rsid="505afcaa" style:font-style-asian="normal" style:font-style-complex="normal"/>
    </style:style>
    <style:style style:name="P954" style:family="paragraph" style:parent-style-name="Standalone_20_Property" style:list-style-name="L37">
      <style:text-properties officeooo:paragraph-rsid="51841ed9"/>
    </style:style>
    <style:style style:name="P955" style:family="paragraph" style:parent-style-name="Standalone_20_Property" style:list-style-name="L37">
      <style:text-properties officeooo:paragraph-rsid="4f80f1a1"/>
    </style:style>
    <style:style style:name="P956" style:family="paragraph" style:parent-style-name="Standalone_20_Property" style:list-style-name="L37">
      <style:text-properties officeooo:paragraph-rsid="4f9fea86"/>
    </style:style>
    <style:style style:name="P957" style:family="paragraph" style:parent-style-name="Standalone_20_Property" style:list-style-name="L37">
      <style:text-properties officeooo:rsid="4f83fff4" officeooo:paragraph-rsid="4f83fff4"/>
    </style:style>
    <style:style style:name="P958" style:family="paragraph" style:parent-style-name="Standalone_20_Property" style:list-style-name="L37">
      <style:text-properties officeooo:rsid="4f83fff4" officeooo:paragraph-rsid="4fafaa48"/>
    </style:style>
    <style:style style:name="P959" style:family="paragraph" style:parent-style-name="Standalone_20_Property" style:list-style-name="L40">
      <style:text-properties officeooo:paragraph-rsid="4fafaa48"/>
    </style:style>
    <style:style style:name="P960" style:family="paragraph" style:parent-style-name="Standalone_20_Property" style:list-style-name="L43">
      <style:text-properties officeooo:paragraph-rsid="4fe481fe"/>
    </style:style>
    <style:style style:name="P961" style:family="paragraph" style:parent-style-name="Standalone_20_Property" style:list-style-name="L44">
      <style:text-properties officeooo:rsid="5004eac1" officeooo:paragraph-rsid="5004eac1"/>
    </style:style>
    <style:style style:name="P962" style:family="paragraph" style:parent-style-name="Standalone_20_Property" style:list-style-name="L47">
      <style:text-properties officeooo:paragraph-rsid="524a9937"/>
    </style:style>
    <style:style style:name="P963" style:family="paragraph" style:parent-style-name="Standalone_20_Property" style:list-style-name="L47">
      <style:text-properties officeooo:rsid="524a9937" officeooo:paragraph-rsid="524a9937"/>
    </style:style>
    <style:style style:name="P964" style:family="paragraph" style:parent-style-name="Standalone_20_Property" style:list-style-name="L48">
      <style:text-properties officeooo:paragraph-rsid="5016ce6d"/>
    </style:style>
    <style:style style:name="P965" style:family="paragraph" style:parent-style-name="Standalone_20_Property" style:list-style-name="L2">
      <style:text-properties officeooo:rsid="501ab5b7" officeooo:paragraph-rsid="501ab5b7"/>
    </style:style>
    <style:style style:name="P966" style:family="paragraph" style:parent-style-name="Standalone_20_Property" style:list-style-name="L50">
      <style:text-properties officeooo:paragraph-rsid="503dc632"/>
    </style:style>
    <style:style style:name="P967" style:family="paragraph" style:parent-style-name="Standalone_20_Property" style:list-style-name="L51">
      <style:text-properties officeooo:paragraph-rsid="503dc632"/>
    </style:style>
    <style:style style:name="P968" style:family="paragraph" style:parent-style-name="Standalone_20_Property" style:list-style-name="L51">
      <style:text-properties officeooo:rsid="503dc632" officeooo:paragraph-rsid="503dc632"/>
    </style:style>
    <style:style style:name="P969" style:family="paragraph" style:parent-style-name="Standalone_20_Property" style:list-style-name="L54">
      <style:text-properties officeooo:paragraph-rsid="506bf66a"/>
    </style:style>
    <style:style style:name="P970" style:family="paragraph" style:parent-style-name="Standalone_20_Property" style:list-style-name="L62">
      <style:text-properties officeooo:paragraph-rsid="51860ac6"/>
    </style:style>
    <style:style style:name="P971" style:family="paragraph" style:parent-style-name="Standalone_20_Property" style:list-style-name="L63">
      <style:text-properties officeooo:paragraph-rsid="515f36fd"/>
    </style:style>
    <style:style style:name="P972" style:family="paragraph" style:parent-style-name="Standalone_20_Property" style:list-style-name="L65">
      <style:text-properties officeooo:paragraph-rsid="516d15c5"/>
    </style:style>
    <style:style style:name="P973" style:family="paragraph" style:parent-style-name="Standalone_20_Property" style:list-style-name="L65">
      <style:text-properties officeooo:rsid="516d15c5" officeooo:paragraph-rsid="516d15c5"/>
    </style:style>
    <style:style style:name="P974" style:family="paragraph" style:parent-style-name="Standalone_20_Property" style:list-style-name="L2">
      <style:text-properties officeooo:rsid="50657470" officeooo:paragraph-rsid="507270cc"/>
    </style:style>
    <style:style style:name="P975" style:family="paragraph" style:parent-style-name="Standalone_20_Property" style:list-style-name="L2">
      <style:text-properties officeooo:rsid="50657470" officeooo:paragraph-rsid="50742996"/>
    </style:style>
    <style:style style:name="P976" style:family="paragraph" style:parent-style-name="Text_20_body" style:master-page-name="Standard">
      <style:paragraph-properties fo:text-align="end" style:justify-single-word="false" style:page-number="auto"/>
      <style:text-properties officeooo:rsid="46e075e5" officeooo:paragraph-rsid="46e075e5"/>
    </style:style>
    <style:style style:name="P977" style:family="paragraph" style:parent-style-name="Text_20_body" style:list-style-name="L1">
      <style:text-properties officeooo:paragraph-rsid="49399c13"/>
    </style:style>
    <style:style style:name="P978" style:family="paragraph" style:parent-style-name="Text_20_body" style:list-style-name="L3">
      <style:text-properties officeooo:rsid="4d940256" officeooo:paragraph-rsid="4d940256"/>
    </style:style>
    <style:style style:name="P979" style:family="paragraph" style:parent-style-name="Text_20_body" style:list-style-name="L4">
      <style:text-properties officeooo:paragraph-rsid="4a911b58"/>
    </style:style>
    <style:style style:name="P980" style:family="paragraph" style:parent-style-name="Text_20_body" style:list-style-name="L4">
      <style:text-properties officeooo:paragraph-rsid="4aca0174"/>
    </style:style>
    <style:style style:name="P981" style:family="paragraph" style:parent-style-name="Text_20_body" style:list-style-name="L4">
      <style:text-properties officeooo:paragraph-rsid="4a3f02ed"/>
    </style:style>
    <style:style style:name="P982" style:family="paragraph" style:parent-style-name="Text_20_body" style:list-style-name="L4">
      <style:text-properties style:use-window-font-color="true" style:font-name="Georgia1"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Text_20_body" style:list-style-name="L4">
      <style:text-properties style:use-window-font-color="true" style:font-name="Georgia1"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5">
      <style:text-properties style:use-window-font-color="true" style:font-name="Georgia1"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8">
      <style:text-properties style:use-window-font-color="true" style:font-name="Georgia1"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10">
      <style:text-properties style:use-window-font-color="true" style:font-name="Georgia1"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12">
      <style:text-properties style:use-window-font-color="true" style:font-name="Georgia1"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14">
      <style:text-properties style:use-window-font-color="true" style:font-name="Georgia1"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18">
      <style:text-properties style:use-window-font-color="true" style:font-name="Georgia1"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3">
      <style:text-properties style:use-window-font-color="true" style:font-name="Georgia1"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2">
      <style:text-properties style:use-window-font-color="true" style:font-name="Georgia1"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2">
      <style:text-properties style:use-window-font-color="true" style:font-name="Georgia1"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2">
      <style:text-properties style:use-window-font-color="true" style:font-name="Georgia1"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2">
      <style:text-properties style:use-window-font-color="true" style:font-name="Georgia1"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4">
      <style:text-properties style:use-window-font-color="true" style:font-name="Georgia1"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4">
      <style:text-properties style:use-window-font-color="true" style:font-name="Georgia1"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4">
      <style:text-properties style:use-window-font-color="true" style:font-name="Georgia1"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4">
      <style:text-properties style:use-window-font-color="true" style:font-name="Georgia1"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4">
      <style:text-properties style:use-window-font-color="true" style:font-name="Georgia1"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53">
      <style:text-properties style:use-window-font-color="true" style:font-name="Georgia1"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1" style:family="paragraph" style:parent-style-name="Text_20_body" style:list-style-name="L4">
      <style:text-properties style:use-window-font-color="true" style:font-name="Georgia1"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2" style:family="paragraph" style:parent-style-name="Text_20_body" style:list-style-name="L4">
      <style:text-properties style:use-window-font-color="true" style:font-name="Georgia1"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4">
      <style:text-properties style:use-window-font-color="true" style:font-name="Georgia1"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4">
      <style:text-properties style:use-window-font-color="true" style:font-name="Georgia1"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39">
      <style:text-properties style:use-window-font-color="true" style:font-name="Georgia1"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39">
      <style:text-properties style:use-window-font-color="true" style:font-name="Georgia1"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7" style:family="paragraph" style:parent-style-name="Text_20_body" style:list-style-name="L40">
      <style:text-properties style:use-window-font-color="true" style:font-name="Georgia1"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8" style:family="paragraph" style:parent-style-name="Text_20_body" style:list-style-name="L40">
      <style:text-properties style:use-window-font-color="true" style:font-name="Georgia1"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9" style:family="paragraph" style:parent-style-name="Text_20_body" style:list-style-name="L3">
      <style:text-properties style:use-window-font-color="true" style:font-name="Georgia1"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0" style:family="paragraph" style:parent-style-name="Text_20_body" style:list-style-name="L55">
      <style:text-properties style:use-window-font-color="true" style:font-name="Georgia1"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1" style:family="paragraph" style:parent-style-name="Text_20_body" style:list-style-name="L3">
      <style:text-properties style:use-window-font-color="true" style:font-name="Georgia1"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2" style:family="paragraph" style:parent-style-name="Text_20_body" style:list-style-name="L69">
      <style:text-properties style:use-window-font-color="true" style:font-name="Georgia1"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3" style:family="paragraph" style:parent-style-name="Text_20_body" style:list-style-name="L69">
      <style:text-properties style:use-window-font-color="true" style:font-name="Georgia1" fo:font-size="10pt" fo:letter-spacing="0.004cm" fo:language="cs" fo:country="CZ" fo:font-style="normal" officeooo:rsid="51d7a411" officeooo:paragraph-rsid="5267c8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4" style:family="paragraph" style:parent-style-name="Text_20_body" style:list-style-name="L5">
      <style:text-properties style:use-window-font-color="true" style:font-name="Georgia1"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5" style:family="paragraph" style:parent-style-name="Text_20_body" style:list-style-name="L5">
      <style:text-properties style:use-window-font-color="true" style:font-name="Georgia1"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5">
      <style:text-properties style:use-window-font-color="true" style:font-name="Georgia1"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7" style:family="paragraph" style:parent-style-name="Text_20_body" style:list-style-name="L10">
      <style:text-properties style:use-window-font-color="true" style:font-name="Georgia1"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8" style:family="paragraph" style:parent-style-name="Text_20_body" style:list-style-name="L10">
      <style:text-properties style:use-window-font-color="true" style:font-name="Georgia1"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9" style:family="paragraph" style:parent-style-name="Text_20_body" style:list-style-name="L10">
      <style:text-properties style:use-window-font-color="true" style:font-name="Georgia1"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0" style:family="paragraph" style:parent-style-name="Text_20_body" style:list-style-name="L10">
      <style:text-properties style:use-window-font-color="true" style:font-name="Georgia1"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1" style:family="paragraph" style:parent-style-name="Text_20_body" style:list-style-name="L10">
      <style:text-properties style:use-window-font-color="true" style:font-name="Georgia1"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2" style:family="paragraph" style:parent-style-name="Text_20_body" style:list-style-name="L10">
      <style:text-properties style:use-window-font-color="true" style:font-name="Georgia1"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3" style:family="paragraph" style:parent-style-name="Text_20_body" style:list-style-name="L10">
      <style:text-properties style:use-window-font-color="true" style:font-name="Georgia1"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4" style:family="paragraph" style:parent-style-name="Text_20_body" style:list-style-name="L10">
      <style:text-properties style:use-window-font-color="true" style:font-name="Georgia1"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5" style:family="paragraph" style:parent-style-name="Text_20_body" style:list-style-name="L2">
      <style:text-properties style:use-window-font-color="true" style:text-line-through-style="none" style:text-line-through-type="none" style:font-name="Georgia1"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6" style:family="paragraph" style:parent-style-name="Text_20_body" style:list-style-name="L2">
      <style:text-properties style:use-window-font-color="true" style:text-line-through-style="none" style:text-line-through-type="none" style:font-name="Georgia1"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7" style:family="paragraph" style:parent-style-name="Text_20_body" style:list-style-name="L70">
      <style:text-properties style:use-window-font-color="true" style:text-line-through-style="none" style:text-line-through-type="none" style:font-name="Georgia1"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8" style:family="paragraph" style:parent-style-name="Text_20_body" style:list-style-name="L70">
      <style:text-properties style:use-window-font-color="true" style:text-line-through-style="none" style:text-line-through-type="none" style:font-name="Georgia1"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9" style:family="paragraph" style:parent-style-name="Text_20_body" style:list-style-name="L61">
      <style:text-properties style:use-window-font-color="true" style:text-line-through-style="none" style:text-line-through-type="none" style:font-name="Georgia1"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30" style:family="paragraph" style:parent-style-name="Text_20_body" style:list-style-name="L6"/>
    <style:style style:name="P1031" style:family="paragraph" style:parent-style-name="Text_20_body" style:list-style-name="L7">
      <style:text-properties officeooo:paragraph-rsid="4a6dd1fe"/>
    </style:style>
    <style:style style:name="P1032" style:family="paragraph" style:parent-style-name="Text_20_body" style:list-style-name="L8">
      <style:text-properties officeooo:paragraph-rsid="4b1b157c"/>
    </style:style>
    <style:style style:name="P1033" style:family="paragraph" style:parent-style-name="Text_20_body" style:list-style-name="L9">
      <style:text-properties officeooo:rsid="4b0585ad" officeooo:paragraph-rsid="4b1b157c"/>
    </style:style>
    <style:style style:name="P1034" style:family="paragraph" style:parent-style-name="Text_20_body" style:list-style-name="L11">
      <style:text-properties officeooo:paragraph-rsid="4b1b157c"/>
    </style:style>
    <style:style style:name="P1035" style:family="paragraph" style:parent-style-name="Text_20_body" style:list-style-name="L11">
      <style:text-properties officeooo:rsid="4b258152" officeooo:paragraph-rsid="4b1b157c"/>
    </style:style>
    <style:style style:name="P1036" style:family="paragraph" style:parent-style-name="Text_20_body" style:list-style-name="L12">
      <style:text-properties officeooo:paragraph-rsid="4b1d9f64"/>
    </style:style>
    <style:style style:name="P1037" style:family="paragraph" style:parent-style-name="Text_20_body" style:list-style-name="L12">
      <style:text-properties officeooo:rsid="4b06bff6" officeooo:paragraph-rsid="4b1d9f64"/>
    </style:style>
    <style:style style:name="P1038" style:family="paragraph" style:parent-style-name="Text_20_body" style:list-style-name="L13">
      <style:text-properties officeooo:paragraph-rsid="4b1f594f"/>
    </style:style>
    <style:style style:name="P1039" style:family="paragraph" style:parent-style-name="Text_20_body" style:list-style-name="L13">
      <style:text-properties officeooo:paragraph-rsid="4b2983b6"/>
    </style:style>
    <style:style style:name="P1040" style:family="paragraph" style:parent-style-name="Text_20_body" style:list-style-name="L13">
      <style:text-properties officeooo:paragraph-rsid="4b29d29c"/>
    </style:style>
    <style:style style:name="P1041" style:family="paragraph" style:parent-style-name="Text_20_body" style:list-style-name="L13">
      <style:text-properties officeooo:paragraph-rsid="4b2a5ab3"/>
    </style:style>
    <style:style style:name="P1042" style:family="paragraph" style:parent-style-name="Text_20_body" style:list-style-name="L13">
      <style:text-properties officeooo:paragraph-rsid="4b2cd2d8"/>
    </style:style>
    <style:style style:name="P1043" style:family="paragraph" style:parent-style-name="Text_20_body" style:list-style-name="L13">
      <style:text-properties officeooo:rsid="4af7fc3d" officeooo:paragraph-rsid="4b1f594f"/>
    </style:style>
    <style:style style:name="P1044" style:family="paragraph" style:parent-style-name="Text_20_body" style:list-style-name="L13">
      <style:text-properties officeooo:rsid="4b1f594f" officeooo:paragraph-rsid="4b1f594f"/>
    </style:style>
    <style:style style:name="P1045" style:family="paragraph" style:parent-style-name="Text_20_body" style:list-style-name="L13">
      <style:text-properties officeooo:rsid="4afcafe7" officeooo:paragraph-rsid="4b1f594f"/>
    </style:style>
    <style:style style:name="P1046" style:family="paragraph" style:parent-style-name="Text_20_body" style:list-style-name="L13">
      <style:text-properties officeooo:rsid="4b21d6c3" officeooo:paragraph-rsid="4b21d6c3"/>
    </style:style>
    <style:style style:name="P1047" style:family="paragraph" style:parent-style-name="Text_20_body" style:list-style-name="L13">
      <style:text-properties officeooo:rsid="4b26d7b8" officeooo:paragraph-rsid="4b26d7b8"/>
    </style:style>
    <style:style style:name="P1048" style:family="paragraph" style:parent-style-name="Text_20_body" style:list-style-name="L14">
      <style:text-properties officeooo:rsid="4b30ffe1" officeooo:paragraph-rsid="4b46f4be"/>
    </style:style>
    <style:style style:name="P1049" style:family="paragraph" style:parent-style-name="Text_20_body" style:list-style-name="L14">
      <style:text-properties officeooo:rsid="4aec11a0" officeooo:paragraph-rsid="4b46f4be"/>
    </style:style>
    <style:style style:name="P1050" style:family="paragraph" style:parent-style-name="Text_20_body" style:list-style-name="L15">
      <style:text-properties officeooo:rsid="4aefb9bb" officeooo:paragraph-rsid="4b43275f"/>
    </style:style>
    <style:style style:name="P1051" style:family="paragraph" style:parent-style-name="Text_20_body" style:list-style-name="L15">
      <style:text-properties officeooo:rsid="4af18055" officeooo:paragraph-rsid="4b43275f"/>
    </style:style>
    <style:style style:name="P1052" style:family="paragraph" style:parent-style-name="Text_20_body" style:list-style-name="L2">
      <style:text-properties officeooo:paragraph-rsid="503a963b"/>
    </style:style>
    <style:style style:name="P1053" style:family="paragraph" style:parent-style-name="Text_20_body" style:list-style-name="L2">
      <style:text-properties officeooo:rsid="4b6baed5" officeooo:paragraph-rsid="4be8c6a6"/>
    </style:style>
    <style:style style:name="P1054" style:family="paragraph" style:parent-style-name="Text_20_body" style:list-style-name="L2">
      <style:text-properties officeooo:rsid="4b6baed5" officeooo:paragraph-rsid="4b6baed5"/>
    </style:style>
    <style:style style:name="P1055" style:family="paragraph" style:parent-style-name="Text_20_body" style:list-style-name="L2">
      <style:text-properties officeooo:rsid="4bea1804" officeooo:paragraph-rsid="4bea1804"/>
    </style:style>
    <style:style style:name="P1056" style:family="paragraph" style:parent-style-name="Text_20_body" style:list-style-name="L2">
      <style:text-properties officeooo:rsid="4beca23e" officeooo:paragraph-rsid="4beca23e"/>
    </style:style>
    <style:style style:name="P1057" style:family="paragraph" style:parent-style-name="Text_20_body" style:list-style-name="L17"/>
    <style:style style:name="P1058" style:family="paragraph" style:parent-style-name="Text_20_body" style:list-style-name="L18"/>
    <style:style style:name="P1059" style:family="paragraph" style:parent-style-name="Text_20_body" style:list-style-name="L18">
      <style:text-properties officeooo:paragraph-rsid="4c20dc94"/>
    </style:style>
    <style:style style:name="P1060" style:family="paragraph" style:parent-style-name="Text_20_body" style:list-style-name="L18">
      <style:text-properties officeooo:rsid="4b830825" officeooo:paragraph-rsid="4c20dc94"/>
    </style:style>
    <style:style style:name="P1061" style:family="paragraph" style:parent-style-name="Text_20_body" style:list-style-name="L19">
      <style:text-properties officeooo:rsid="4bf93a60" officeooo:paragraph-rsid="4bf93a60"/>
    </style:style>
    <style:style style:name="P1062" style:family="paragraph" style:parent-style-name="Text_20_body" style:list-style-name="L20">
      <style:text-properties officeooo:paragraph-rsid="4ea3e7fe"/>
    </style:style>
    <style:style style:name="P1063" style:family="paragraph" style:parent-style-name="Text_20_body" style:list-style-name="L20">
      <style:text-properties officeooo:rsid="4e953a66" officeooo:paragraph-rsid="4ea3e7fe"/>
    </style:style>
    <style:style style:name="P1064" style:family="paragraph" style:parent-style-name="Text_20_body" style:list-style-name="L20">
      <style:text-properties officeooo:rsid="4e95db38" officeooo:paragraph-rsid="4ea3e7fe"/>
    </style:style>
    <style:style style:name="P1065" style:family="paragraph" style:parent-style-name="Text_20_body" style:list-style-name="L20">
      <style:text-properties officeooo:rsid="4ea05490" officeooo:paragraph-rsid="4ea3e7fe"/>
    </style:style>
    <style:style style:name="P1066" style:family="paragraph" style:parent-style-name="Text_20_body" style:list-style-name="L2">
      <style:text-properties officeooo:rsid="4c63824d" officeooo:paragraph-rsid="4c63824d"/>
    </style:style>
    <style:style style:name="P1067" style:family="paragraph" style:parent-style-name="Text_20_body" style:list-style-name="L21">
      <style:text-properties officeooo:paragraph-rsid="4e004b65"/>
    </style:style>
    <style:style style:name="P1068" style:family="paragraph" style:parent-style-name="Text_20_body" style:list-style-name="L22">
      <style:text-properties officeooo:paragraph-rsid="4df77b3e"/>
    </style:style>
    <style:style style:name="P1069" style:family="paragraph" style:parent-style-name="Text_20_body" style:list-style-name="L23">
      <style:text-properties officeooo:rsid="4e362019" officeooo:paragraph-rsid="4e362019"/>
    </style:style>
    <style:style style:name="P1070" style:family="paragraph" style:parent-style-name="Text_20_body" style:list-style-name="L25">
      <style:text-properties officeooo:rsid="4e8544f0" officeooo:paragraph-rsid="4e8544f0"/>
    </style:style>
    <style:style style:name="P1071" style:family="paragraph" style:parent-style-name="Text_20_body" style:list-style-name="L25">
      <style:text-properties officeooo:rsid="4e8544f0" officeooo:paragraph-rsid="5004eac1"/>
    </style:style>
    <style:style style:name="P1072" style:family="paragraph" style:parent-style-name="Text_20_body" style:list-style-name="L25">
      <style:text-properties officeooo:rsid="4e8d041b" officeooo:paragraph-rsid="4e8d041b"/>
    </style:style>
    <style:style style:name="P1073" style:family="paragraph" style:parent-style-name="Text_20_body" style:list-style-name="L25">
      <style:text-properties officeooo:rsid="4e8d041b" officeooo:paragraph-rsid="5004eac1"/>
    </style:style>
    <style:style style:name="P1074" style:family="paragraph" style:parent-style-name="Text_20_body" style:list-style-name="L27">
      <style:text-properties officeooo:rsid="4e60a50b" officeooo:paragraph-rsid="4e60a50b"/>
    </style:style>
    <style:style style:name="P1075" style:family="paragraph" style:parent-style-name="Text_20_body" style:list-style-name="L27">
      <style:text-properties officeooo:rsid="4e624ffb" officeooo:paragraph-rsid="4e624ffb"/>
    </style:style>
    <style:style style:name="P1076" style:family="paragraph" style:parent-style-name="Text_20_body" style:list-style-name="L27">
      <style:text-properties officeooo:rsid="4e65ec95" officeooo:paragraph-rsid="4e65ec95"/>
    </style:style>
    <style:style style:name="P1077" style:family="paragraph" style:parent-style-name="Text_20_body" style:list-style-name="L3">
      <style:text-properties officeooo:rsid="4e6a08fb" officeooo:paragraph-rsid="524104c8"/>
    </style:style>
    <style:style style:name="P1078" style:family="paragraph" style:parent-style-name="Text_20_body" style:list-style-name="L2">
      <style:text-properties officeooo:rsid="4e6a08fb" officeooo:paragraph-rsid="4e6a08fb"/>
    </style:style>
    <style:style style:name="P1079" style:family="paragraph" style:parent-style-name="Text_20_body" style:list-style-name="L3">
      <style:text-properties officeooo:rsid="52460811" officeooo:paragraph-rsid="52460811"/>
    </style:style>
    <style:style style:name="P1080" style:family="paragraph" style:parent-style-name="Text_20_body" style:list-style-name="L28">
      <style:text-properties officeooo:rsid="4e705d7c" officeooo:paragraph-rsid="4e705d7c"/>
    </style:style>
    <style:style style:name="P1081" style:family="paragraph" style:parent-style-name="Text_20_body" style:list-style-name="L28">
      <style:text-properties officeooo:rsid="4e706150" officeooo:paragraph-rsid="4e706150"/>
    </style:style>
    <style:style style:name="P1082" style:family="paragraph" style:parent-style-name="Text_20_body" style:list-style-name="L29">
      <style:text-properties officeooo:paragraph-rsid="4ebee606"/>
    </style:style>
    <style:style style:name="P1083" style:family="paragraph" style:parent-style-name="Text_20_body" style:list-style-name="L29">
      <style:text-properties officeooo:rsid="4eac4cb8" officeooo:paragraph-rsid="4eac4cb8"/>
    </style:style>
    <style:style style:name="P1084" style:family="paragraph" style:parent-style-name="Text_20_body" style:list-style-name="L29">
      <style:text-properties officeooo:rsid="4eb52f38" officeooo:paragraph-rsid="4eb52f38"/>
    </style:style>
    <style:style style:name="P1085" style:family="paragraph" style:parent-style-name="Text_20_body" style:list-style-name="L29">
      <style:text-properties officeooo:rsid="4eb1fb84" officeooo:paragraph-rsid="4eb1fb84"/>
    </style:style>
    <style:style style:name="P1086" style:family="paragraph" style:parent-style-name="Text_20_body" style:list-style-name="L29">
      <style:text-properties officeooo:rsid="4eb48f1f" officeooo:paragraph-rsid="4eb48f1f"/>
    </style:style>
    <style:style style:name="P1087" style:family="paragraph" style:parent-style-name="Text_20_body" style:list-style-name="L30">
      <style:text-properties fo:font-style="normal" officeooo:rsid="4eac4cb8" officeooo:paragraph-rsid="4eac4cb8" style:font-style-asian="normal" style:font-style-complex="normal"/>
    </style:style>
    <style:style style:name="P1088" style:family="paragraph" style:parent-style-name="Text_20_body" style:list-style-name="L40">
      <style:text-properties fo:font-style="normal" officeooo:rsid="4fc01d30" officeooo:paragraph-rsid="4fc01d30" style:font-style-asian="normal" style:font-style-complex="normal"/>
    </style:style>
    <style:style style:name="P1089" style:family="paragraph" style:parent-style-name="Text_20_body" style:list-style-name="L42">
      <style:text-properties fo:font-style="normal" officeooo:rsid="4fe481fe" officeooo:paragraph-rsid="4fe481fe" style:font-style-asian="normal" style:font-style-complex="normal"/>
    </style:style>
    <style:style style:name="P1090" style:family="paragraph" style:parent-style-name="Text_20_body" style:list-style-name="L58">
      <style:text-properties fo:font-style="normal" officeooo:rsid="50e7fa60" officeooo:paragraph-rsid="50e7fa60" style:font-style-asian="normal" style:font-style-complex="normal"/>
    </style:style>
    <style:style style:name="P1091" style:family="paragraph" style:parent-style-name="Text_20_body" style:list-style-name="L31">
      <style:text-properties officeooo:rsid="4eaec2f3" officeooo:paragraph-rsid="4eb1520f"/>
    </style:style>
    <style:style style:name="P1092" style:family="paragraph" style:parent-style-name="Text_20_body" style:list-style-name="L3">
      <style:text-properties officeooo:rsid="52464e12" officeooo:paragraph-rsid="52464e12"/>
    </style:style>
    <style:style style:name="P1093" style:family="paragraph" style:parent-style-name="Text_20_body" style:list-style-name="L32">
      <style:text-properties officeooo:paragraph-rsid="4ee3fc97"/>
    </style:style>
    <style:style style:name="P1094" style:family="paragraph" style:parent-style-name="Text_20_body" style:list-style-name="L33">
      <style:text-properties officeooo:paragraph-rsid="4ef02306"/>
    </style:style>
    <style:style style:name="P1095" style:family="paragraph" style:parent-style-name="Text_20_body" style:list-style-name="L33">
      <style:text-properties officeooo:rsid="4ef027ea" officeooo:paragraph-rsid="4ef027ea"/>
    </style:style>
    <style:style style:name="P1096" style:family="paragraph" style:parent-style-name="Text_20_body" style:list-style-name="L3">
      <style:text-properties officeooo:rsid="5247eca8" officeooo:paragraph-rsid="5247eca8"/>
    </style:style>
    <style:style style:name="P1097" style:family="paragraph" style:parent-style-name="Text_20_body" style:list-style-name="L3">
      <style:text-properties officeooo:rsid="5249af34" officeooo:paragraph-rsid="5249af34"/>
    </style:style>
    <style:style style:name="P1098" style:family="paragraph" style:parent-style-name="Text_20_body" style:list-style-name="L34">
      <style:text-properties officeooo:rsid="4efcc179" officeooo:paragraph-rsid="4efcc179"/>
    </style:style>
    <style:style style:name="P1099" style:family="paragraph" style:parent-style-name="Text_20_body" style:list-style-name="L36">
      <style:text-properties officeooo:paragraph-rsid="4f1c8e52"/>
    </style:style>
    <style:style style:name="P1100" style:family="paragraph" style:parent-style-name="Text_20_body" style:list-style-name="L38">
      <style:text-properties officeooo:rsid="4f681449" officeooo:paragraph-rsid="4f6966c4"/>
    </style:style>
    <style:style style:name="P1101" style:family="paragraph" style:parent-style-name="Text_20_body" style:list-style-name="L38">
      <style:text-properties officeooo:rsid="4f6966c4" officeooo:paragraph-rsid="4f6966c4"/>
    </style:style>
    <style:style style:name="P1102" style:family="paragraph" style:parent-style-name="Text_20_body" style:list-style-name="L37">
      <style:text-properties officeooo:rsid="4f81f52b" officeooo:paragraph-rsid="4f81f52b"/>
    </style:style>
    <style:style style:name="P1103" style:family="paragraph" style:parent-style-name="Text_20_body" style:list-style-name="L37">
      <style:text-properties officeooo:rsid="4f837f90" officeooo:paragraph-rsid="4f837f90"/>
    </style:style>
    <style:style style:name="P1104" style:family="paragraph" style:parent-style-name="Text_20_body" style:list-style-name="L40">
      <style:text-properties officeooo:paragraph-rsid="4fafaa48"/>
    </style:style>
    <style:style style:name="P1105" style:family="paragraph" style:parent-style-name="Text_20_body" style:list-style-name="L40">
      <style:text-properties officeooo:rsid="4fdb9d11" officeooo:paragraph-rsid="4fdb9d11"/>
    </style:style>
    <style:style style:name="P1106" style:family="paragraph" style:parent-style-name="Text_20_body" style:list-style-name="L37">
      <style:text-properties officeooo:rsid="4fce1520" officeooo:paragraph-rsid="4fce1520"/>
    </style:style>
    <style:style style:name="P1107" style:family="paragraph" style:parent-style-name="Text_20_body" style:list-style-name="L37">
      <style:text-properties fo:font-style="italic" officeooo:rsid="4fafaa48" officeooo:paragraph-rsid="4fafaa48" style:font-style-asian="italic" style:font-style-complex="italic"/>
    </style:style>
    <style:style style:name="P1108" style:family="paragraph" style:parent-style-name="Text_20_body" style:list-style-name="L58">
      <style:text-properties fo:font-style="italic" officeooo:rsid="50d891c3" officeooo:paragraph-rsid="51716728" style:font-style-asian="italic" style:font-style-complex="italic"/>
    </style:style>
    <style:style style:name="P1109" style:family="paragraph" style:parent-style-name="Text_20_body" style:list-style-name="L60">
      <style:text-properties fo:font-style="italic" officeooo:rsid="50d891c3" officeooo:paragraph-rsid="512111a2" style:font-style-asian="italic" style:font-style-complex="italic"/>
    </style:style>
    <style:style style:name="P1110" style:family="paragraph" style:parent-style-name="Text_20_body" style:list-style-name="L60">
      <style:text-properties fo:font-style="italic" officeooo:rsid="50d891c3" officeooo:paragraph-rsid="51716728" style:font-style-asian="italic" style:font-style-complex="italic"/>
    </style:style>
    <style:style style:name="P1111" style:family="paragraph" style:parent-style-name="Text_20_body" style:list-style-name="L61">
      <style:text-properties fo:font-style="italic" officeooo:rsid="5079da3f" officeooo:paragraph-rsid="5123f0aa" style:font-style-asian="italic" style:font-style-complex="italic"/>
    </style:style>
    <style:style style:name="P1112" style:family="paragraph" style:parent-style-name="Text_20_body" style:list-style-name="L61">
      <style:text-properties fo:font-style="italic" officeooo:rsid="5083000d" officeooo:paragraph-rsid="5123f0aa" style:font-style-asian="italic" style:font-style-complex="italic"/>
    </style:style>
    <style:style style:name="P1113" style:family="paragraph" style:parent-style-name="Text_20_body" style:list-style-name="L61">
      <style:text-properties fo:font-style="italic" officeooo:rsid="50813812" officeooo:paragraph-rsid="512111a2" style:font-style-asian="italic" style:font-style-complex="italic"/>
    </style:style>
    <style:style style:name="P1114" style:family="paragraph" style:parent-style-name="Text_20_body" style:list-style-name="L61">
      <style:text-properties fo:font-style="italic" officeooo:rsid="507fca20" officeooo:paragraph-rsid="512111a2" style:font-style-asian="italic" style:font-style-complex="italic"/>
    </style:style>
    <style:style style:name="P1115" style:family="paragraph" style:parent-style-name="Text_20_body" style:list-style-name="L61">
      <style:text-properties fo:font-style="italic" officeooo:rsid="51224880" officeooo:paragraph-rsid="51224880" style:font-style-asian="italic" style:font-style-complex="italic"/>
    </style:style>
    <style:style style:name="P1116" style:family="paragraph" style:parent-style-name="Text_20_body" style:list-style-name="L61">
      <style:text-properties fo:font-style="italic" officeooo:rsid="5108ff5d" officeooo:paragraph-rsid="512111a2" style:font-style-asian="italic" style:font-style-complex="italic"/>
    </style:style>
    <style:style style:name="P1117" style:family="paragraph" style:parent-style-name="Text_20_body" style:list-style-name="L61">
      <style:text-properties fo:font-style="italic" officeooo:rsid="512111a2" officeooo:paragraph-rsid="512111a2" style:font-style-asian="italic" style:font-style-complex="italic"/>
    </style:style>
    <style:style style:name="P1118" style:family="paragraph" style:parent-style-name="Text_20_body" style:list-style-name="L37">
      <style:text-properties officeooo:rsid="4fcba4e8" officeooo:paragraph-rsid="4fcba4e8"/>
    </style:style>
    <style:style style:name="P1119" style:family="paragraph" style:parent-style-name="Text_20_body" style:list-style-name="L37">
      <style:text-properties officeooo:rsid="4fbe47e5" officeooo:paragraph-rsid="4fbe47e5"/>
    </style:style>
    <style:style style:name="P1120" style:family="paragraph" style:parent-style-name="Text_20_body" style:list-style-name="L37">
      <style:text-properties officeooo:rsid="4fae97b5" officeooo:paragraph-rsid="4fb0585c"/>
    </style:style>
    <style:style style:name="P1121" style:family="paragraph" style:parent-style-name="Text_20_body" style:list-style-name="L37">
      <style:text-properties officeooo:rsid="4fae97b5" officeooo:paragraph-rsid="4fae97b5"/>
    </style:style>
    <style:style style:name="P1122" style:family="paragraph" style:parent-style-name="Text_20_body" style:list-style-name="L37">
      <style:text-properties officeooo:rsid="4fae97b5" officeooo:paragraph-rsid="4fb2c3f6"/>
    </style:style>
    <style:style style:name="P1123" style:family="paragraph" style:parent-style-name="Text_20_body" style:list-style-name="L37">
      <style:text-properties officeooo:rsid="4fb98fd3" officeooo:paragraph-rsid="4fb98fd3"/>
    </style:style>
    <style:style style:name="P1124" style:family="paragraph" style:parent-style-name="Text_20_body" style:list-style-name="L41">
      <style:text-properties officeooo:rsid="4fbed020" officeooo:paragraph-rsid="4fbed020"/>
    </style:style>
    <style:style style:name="P1125" style:family="paragraph" style:parent-style-name="Text_20_body" style:list-style-name="L3">
      <style:text-properties officeooo:rsid="524a9937" officeooo:paragraph-rsid="524a9937"/>
    </style:style>
    <style:style style:name="P1126" style:family="paragraph" style:parent-style-name="Text_20_body" style:list-style-name="L47">
      <style:text-properties officeooo:rsid="524a9937" officeooo:paragraph-rsid="524a9937"/>
    </style:style>
    <style:style style:name="P1127" style:family="paragraph" style:parent-style-name="Text_20_body" style:list-style-name="L45">
      <style:text-properties officeooo:rsid="4e89413d" officeooo:paragraph-rsid="5004eac1"/>
    </style:style>
    <style:style style:name="P1128" style:family="paragraph" style:parent-style-name="Text_20_body" style:list-style-name="L46">
      <style:text-properties officeooo:rsid="500da72b" officeooo:paragraph-rsid="500da72b"/>
    </style:style>
    <style:style style:name="P1129" style:family="paragraph" style:parent-style-name="Text_20_body" style:list-style-name="L49">
      <style:text-properties officeooo:paragraph-rsid="5021031e"/>
    </style:style>
    <style:style style:name="P1130" style:family="paragraph" style:parent-style-name="Text_20_body" style:list-style-name="L2">
      <style:text-properties officeooo:rsid="48cc2e8e" officeooo:paragraph-rsid="503b24ff"/>
    </style:style>
    <style:style style:name="P1131" style:family="paragraph" style:parent-style-name="Text_20_body" style:list-style-name="L52">
      <style:text-properties officeooo:rsid="505afcaa" officeooo:paragraph-rsid="505afcaa"/>
    </style:style>
    <style:style style:name="P1132" style:family="paragraph" style:parent-style-name="Text_20_body" style:list-style-name="L52">
      <style:text-properties officeooo:rsid="505e2510" officeooo:paragraph-rsid="505e2510"/>
    </style:style>
    <style:style style:name="P1133" style:family="paragraph" style:parent-style-name="Text_20_body" style:list-style-name="L54">
      <style:text-properties officeooo:rsid="506bf66a" officeooo:paragraph-rsid="506bf66a"/>
    </style:style>
    <style:style style:name="P1134" style:family="paragraph" style:parent-style-name="Text_20_body" style:list-style-name="L55">
      <style:text-properties officeooo:rsid="50f8bb45" officeooo:paragraph-rsid="50f8bb45"/>
    </style:style>
    <style:style style:name="P1135" style:family="paragraph" style:parent-style-name="Text_20_body" style:list-style-name="L56">
      <style:text-properties officeooo:paragraph-rsid="50da563f"/>
    </style:style>
    <style:style style:name="P1136" style:family="paragraph" style:parent-style-name="Text_20_body" style:list-style-name="L56">
      <style:text-properties officeooo:paragraph-rsid="50d5cab6"/>
    </style:style>
    <style:style style:name="P1137" style:family="paragraph" style:parent-style-name="Text_20_body" style:list-style-name="L56">
      <style:text-properties officeooo:paragraph-rsid="511ab09d"/>
    </style:style>
    <style:style style:name="P1138" style:family="paragraph" style:parent-style-name="Text_20_body" style:list-style-name="L56">
      <style:text-properties officeooo:rsid="50dc432d" officeooo:paragraph-rsid="50e41af4"/>
    </style:style>
    <style:style style:name="P1139" style:family="paragraph" style:parent-style-name="Text_20_body" style:list-style-name="L56">
      <style:text-properties officeooo:rsid="50dc432d" officeooo:paragraph-rsid="50dc432d"/>
    </style:style>
    <style:style style:name="P1140" style:family="paragraph" style:parent-style-name="Text_20_body" style:list-style-name="L56">
      <style:text-properties officeooo:rsid="50dc432d" officeooo:paragraph-rsid="50e54a28"/>
    </style:style>
    <style:style style:name="P1141" style:family="paragraph" style:parent-style-name="Text_20_body" style:list-style-name="L56">
      <style:text-properties officeooo:rsid="50dc432d" officeooo:paragraph-rsid="50e6f306"/>
    </style:style>
    <style:style style:name="P1142" style:family="paragraph" style:parent-style-name="Text_20_body" style:list-style-name="L56">
      <style:text-properties officeooo:rsid="50dc432d" officeooo:paragraph-rsid="50e31763"/>
    </style:style>
    <style:style style:name="P1143" style:family="paragraph" style:parent-style-name="Text_20_body" style:list-style-name="L56">
      <style:text-properties officeooo:rsid="50dc432d" officeooo:paragraph-rsid="50e3933e"/>
    </style:style>
    <style:style style:name="P1144" style:family="paragraph" style:parent-style-name="Text_20_body" style:list-style-name="L56">
      <style:text-properties officeooo:rsid="50dc432d" officeooo:paragraph-rsid="50e38a7b"/>
    </style:style>
    <style:style style:name="P1145" style:family="paragraph" style:parent-style-name="Text_20_body" style:list-style-name="L56">
      <style:text-properties officeooo:rsid="50dc432d" officeooo:paragraph-rsid="511ab09d"/>
    </style:style>
    <style:style style:name="P1146" style:family="paragraph" style:parent-style-name="Text_20_body" style:list-style-name="L56">
      <style:text-properties officeooo:rsid="50dc432d" officeooo:paragraph-rsid="511d89a3"/>
    </style:style>
    <style:style style:name="P1147" style:family="paragraph" style:parent-style-name="Text_20_body" style:list-style-name="L56">
      <style:text-properties officeooo:rsid="50dc432d" officeooo:paragraph-rsid="512111a2"/>
    </style:style>
    <style:style style:name="P1148" style:family="paragraph" style:parent-style-name="Text_20_body" style:list-style-name="L56">
      <style:text-properties officeooo:rsid="50dc432d" officeooo:paragraph-rsid="511f6807"/>
    </style:style>
    <style:style style:name="P1149" style:family="paragraph" style:parent-style-name="Text_20_body" style:list-style-name="L57">
      <style:text-properties officeooo:paragraph-rsid="50b8c2e8"/>
    </style:style>
    <style:style style:name="P1150" style:family="paragraph" style:parent-style-name="Text_20_body" style:list-style-name="L57">
      <style:text-properties officeooo:rsid="50ae04da" officeooo:paragraph-rsid="50ae04da"/>
    </style:style>
    <style:style style:name="P1151" style:family="paragraph" style:parent-style-name="Text_20_body" style:list-style-name="L56">
      <style:text-properties officeooo:rsid="5094a0fd" officeooo:paragraph-rsid="50dc432d"/>
    </style:style>
    <style:style style:name="P1152" style:family="paragraph" style:parent-style-name="Text_20_body" style:list-style-name="L56">
      <style:text-properties officeooo:rsid="5094a0fd" officeooo:paragraph-rsid="512111a2"/>
    </style:style>
    <style:style style:name="P1153" style:family="paragraph" style:parent-style-name="Text_20_body" style:list-style-name="L59">
      <style:text-properties officeooo:paragraph-rsid="510a2795"/>
    </style:style>
    <style:style style:name="P1154" style:family="paragraph" style:parent-style-name="Text_20_body" style:list-style-name="L59">
      <style:text-properties officeooo:paragraph-rsid="51112a6b"/>
    </style:style>
    <style:style style:name="P1155" style:family="paragraph" style:parent-style-name="Text_20_body" style:list-style-name="L59">
      <style:text-properties officeooo:paragraph-rsid="510fe86e"/>
    </style:style>
    <style:style style:name="P1156" style:family="paragraph" style:parent-style-name="Text_20_body" style:list-style-name="L59">
      <style:text-properties officeooo:paragraph-rsid="510ff5dc"/>
    </style:style>
    <style:style style:name="P1157" style:family="paragraph" style:parent-style-name="Text_20_body" style:list-style-name="L59">
      <style:text-properties officeooo:rsid="510e477b" officeooo:paragraph-rsid="51112a6b"/>
    </style:style>
    <style:style style:name="P1158" style:family="paragraph" style:parent-style-name="Text_20_body" style:list-style-name="L58">
      <style:text-properties officeooo:rsid="50d891c3" officeooo:paragraph-rsid="50e8f7fd"/>
    </style:style>
    <style:style style:name="P1159" style:family="paragraph" style:parent-style-name="Text_20_body" style:list-style-name="L60">
      <style:text-properties officeooo:rsid="50d891c3" officeooo:paragraph-rsid="512111a2"/>
    </style:style>
    <style:style style:name="P1160" style:family="paragraph" style:parent-style-name="Text_20_body" style:list-style-name="L60">
      <style:text-properties officeooo:rsid="50d891c3" officeooo:paragraph-rsid="51716728"/>
    </style:style>
    <style:style style:name="P1161" style:family="paragraph" style:parent-style-name="Text_20_body" style:list-style-name="L60">
      <style:text-properties officeooo:paragraph-rsid="51716728"/>
    </style:style>
    <style:style style:name="P1162" style:family="paragraph" style:parent-style-name="Text_20_body" style:list-style-name="L61">
      <style:text-properties officeooo:paragraph-rsid="5124cfcc"/>
    </style:style>
    <style:style style:name="P1163" style:family="paragraph" style:parent-style-name="Text_20_body" style:list-style-name="L61">
      <style:text-properties officeooo:paragraph-rsid="512111a2"/>
    </style:style>
    <style:style style:name="P1164" style:family="paragraph" style:parent-style-name="Text_20_body" style:list-style-name="L61">
      <style:text-properties officeooo:rsid="510801a5" officeooo:paragraph-rsid="512111a2"/>
    </style:style>
    <style:style style:name="P1165" style:family="paragraph" style:parent-style-name="Text_20_body" style:list-style-name="L61">
      <style:text-properties officeooo:rsid="5079da3f" officeooo:paragraph-rsid="512111a2"/>
    </style:style>
    <style:style style:name="P1166" style:family="paragraph" style:parent-style-name="Text_20_body" style:list-style-name="L61">
      <style:text-properties officeooo:rsid="5083000d" officeooo:paragraph-rsid="5123f0aa"/>
    </style:style>
    <style:style style:name="P1167" style:family="paragraph" style:parent-style-name="Text_20_body" style:list-style-name="L61">
      <style:text-properties officeooo:rsid="5123f0aa" officeooo:paragraph-rsid="5123f0aa"/>
    </style:style>
    <style:style style:name="P1168" style:family="paragraph" style:parent-style-name="Text_20_body" style:list-style-name="L64">
      <style:text-properties officeooo:paragraph-rsid="5253c623"/>
    </style:style>
    <style:style style:name="P1169" style:family="paragraph" style:parent-style-name="Text_20_body" style:list-style-name="L66">
      <style:text-properties officeooo:paragraph-rsid="4d09575e"/>
    </style:style>
    <style:style style:name="P1170" style:family="paragraph" style:parent-style-name="Text_20_body" style:list-style-name="L66">
      <style:text-properties officeooo:rsid="4d8728eb" officeooo:paragraph-rsid="4d8728eb"/>
    </style:style>
    <style:style style:name="P1171" style:family="paragraph" style:parent-style-name="Text_20_body" style:list-style-name="L67">
      <style:text-properties officeooo:rsid="51791ab8" officeooo:paragraph-rsid="5180a688"/>
    </style:style>
    <style:style style:name="P1172" style:family="paragraph" style:parent-style-name="Text_20_body" style:list-style-name="L69">
      <style:text-properties officeooo:paragraph-rsid="51d725e9"/>
    </style:style>
    <style:style style:name="P1173" style:family="paragraph" style:parent-style-name="Text_20_body" style:list-style-name="L69">
      <style:text-properties officeooo:paragraph-rsid="5267c8f1"/>
    </style:style>
    <style:style style:name="P1174" style:family="paragraph" style:parent-style-name="Text_20_body">
      <style:text-properties officeooo:paragraph-rsid="4a2c6a57"/>
    </style:style>
    <style:style style:name="P1175" style:family="paragraph" style:parent-style-name="Text_20_body">
      <style:text-properties officeooo:paragraph-rsid="527206a9"/>
    </style:style>
    <style:style style:name="T1" style:family="text">
      <style:text-properties officeooo:rsid="447d1e3f"/>
    </style:style>
    <style:style style:name="T2"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1"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1"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1"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1"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1"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1"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1"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1"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1"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1"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1"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1"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1"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1"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1"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1"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1"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1"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1"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1"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1"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1"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1"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1"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1"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1"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1"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1"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1"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1"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1"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1"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1"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1"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1"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1"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1"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1"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1"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1"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1"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1"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1"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1"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1"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1"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1"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1"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1"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1"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1"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1"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1"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1"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1"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1"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1"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1"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1"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1"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1"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1"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1"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1"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1"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1"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1"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1"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1"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1"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1"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1"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1"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1"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1"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1"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1"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1"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1"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1"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1"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1"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1"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1"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1"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1"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1"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1"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1"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1"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1"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1"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1"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1"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1"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1"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1"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1"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1"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1"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1"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1"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1"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1"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1"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1"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1"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1"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1"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1"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1"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1"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1"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1"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1"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1"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1"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1"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1"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1"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1"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1"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1"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1"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1"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1"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1"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1"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1"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1"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1"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1"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1"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1"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1"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1"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1"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1"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1"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1"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1"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1"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1"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1"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1"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1"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1"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1"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1"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1"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1"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1"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1"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1"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1"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1"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1"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1"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1"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1"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1"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1"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1"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1"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1"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1"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1"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1"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1"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1"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1"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1"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1"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1"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1"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1"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1"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1"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1"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1"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1"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1"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1"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1"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1"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1"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1"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1"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1"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1"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1"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1"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1"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1"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1"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1"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1"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1"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1"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1"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1"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1"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1"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1"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1"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1"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1"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1"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1"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1"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1"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1"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1"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1"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1"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1"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1"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1"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1"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1"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1"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1"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1"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1"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1"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1"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1"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1"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1"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1"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1"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1"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1"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1"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1"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1"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1"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1"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1"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1"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1"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1"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1"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1"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1"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1"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1"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1"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1"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1"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1"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1"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1"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1"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1"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1"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1"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1"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1"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1"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1"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1"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1"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1"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1"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1"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1"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1"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1"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1"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1"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1"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1"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1"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1"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1"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1"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1"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1"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1"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1"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1"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1"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1"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1"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1"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1"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1"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1"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1"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1"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1"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1"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1"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1"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1"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1"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1"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1"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1"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1"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1"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1"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1"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1"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1"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1"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1"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1"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1"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1"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1"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1"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1"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1"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1"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1"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1"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1"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1"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1"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1"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1"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1"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1"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1"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1"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1"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1"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1"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1"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1"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1"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1"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1"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1"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1"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1"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1"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1"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1"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1"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1"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1"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1"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1"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1"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1"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1"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1"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1"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1"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1"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1"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1"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1"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1"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1"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1"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1"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1"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1"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1"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1"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1"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1"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1"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1"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1"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1"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1"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1"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1"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1"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1"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1"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1"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1"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1"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style:use-window-font-color="true" style:font-name="Georgia1"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1"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1"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1"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1"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1"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1"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1"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1"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1"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1"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1"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1"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1"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1"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1"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1"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1"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1"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1"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1"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1"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1"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1"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1"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1"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1"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1"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1"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1"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1"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1"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1"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1"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1"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1"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1"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1"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1"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1"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1"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1"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1"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1"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1"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1"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1"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1"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1"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1"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1"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1"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1"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1"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1"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1"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1"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1"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1"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1"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1"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1"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1"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1"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1"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1"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style:use-window-font-color="true" style:font-name="Georgia1"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style:use-window-font-color="tru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font-name="Georgia1"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5"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6"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7" style:family="text">
      <style:text-properties style:use-window-font-color="true" style:font-name="Georgia2"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8" style:family="text">
      <style:text-properties style:use-window-font-color="true" style:font-name="Georgia2"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2"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2"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2"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2"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3" style:family="text">
      <style:text-properties style:use-window-font-color="tru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1"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1"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1"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1"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1"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1"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1"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1"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1"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1"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1"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1"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1"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1"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1"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1"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1"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1"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1"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1"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1"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1"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1"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1"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1"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1"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1"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1"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1"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1"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1"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1"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1"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1"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1"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1"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1"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1"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1"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1"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1"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1"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1"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1"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1"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1"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1"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1"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1"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1"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1"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1"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1"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1"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1"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1"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1"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1"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1"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1"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1"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1"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1"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1"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1"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1"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1"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1"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1"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1"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1"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1"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1"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1"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1"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1"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1"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1"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1"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1"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1"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1"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1"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1"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1"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1"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1"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1"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1"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1"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1"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1"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1"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1"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1"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1"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1"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1"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1"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1"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1"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1"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1"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1"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1"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1"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1"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1"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1"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1"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1"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1"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1"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1"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1"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1"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1"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1"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1"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1"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1"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1"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1"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1"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1"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1"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1"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1"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1"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1"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1"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1"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1"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1"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1"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1"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1"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1"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1"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1"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1"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1"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1"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1"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1"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1"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1"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1"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1"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1"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1"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1"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1"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1"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1"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1"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1"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1"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1"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1"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1"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1"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1"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1"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1"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1"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1"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1"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1"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1"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1"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1"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1"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1"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1"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1"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1"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1"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1"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1"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1"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1"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1"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1"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1"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1"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1"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1"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1"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1"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1"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1"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1"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1"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1"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1"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1"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1"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1"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1"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1"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1"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1"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1"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1"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1"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1"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1"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1"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1"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1"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1"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1"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1"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1"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1"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1"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1"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1"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1"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1"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1"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1"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1"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1"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1"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1"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1"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1"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1"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1"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1"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1"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1"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1"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1"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1"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1"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1"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1"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1"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1"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1"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1"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1"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1"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1"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1"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1"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1"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1"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1"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1"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1"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1"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1"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1"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1"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1"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1"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1"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1"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1"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1"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1"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1"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1"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1"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1"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1"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1"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1"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1"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1"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1"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1"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1"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1"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1"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1"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1"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1"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1"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1"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1"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1"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1"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1"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1"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1"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1"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1"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1"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1"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1"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1"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1"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1"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1"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1"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1"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1"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1"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1"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1"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1"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1"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1"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1"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1"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1"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1"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1"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1"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1"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1"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1"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1"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1"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1"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1"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1"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1"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1"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1"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1"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1"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1"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1"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1"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1"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1"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1"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1"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1"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1"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1"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1"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1"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1"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1"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1"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1"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1"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1"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1"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1"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1"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1"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1"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1"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1"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1"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1"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1"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1"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1"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1"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1"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1"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1"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1"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1"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1"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1"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1"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1"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1"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1"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1"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1"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1"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1"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1"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1"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1"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1"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1"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1"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1"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1"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1"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1"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1"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1"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1"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1"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1"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1"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1"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1"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1"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1"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1"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1"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1"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1"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1"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1"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1"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1"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1"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1"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1"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1"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1"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1"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1"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1"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1"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1"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1"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1"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1"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1"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1"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1"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1"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1"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1"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1"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1"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1"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1"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1"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1"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1"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1"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1"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1"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1"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1"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1"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1"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1"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1"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1"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1"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1"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1"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1"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1"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1"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1"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1"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1"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1"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1"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1"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1"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1"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1"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1"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1"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1"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1"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1"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1"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1"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1"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1"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1"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1"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1"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1"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1"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1"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1"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1"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1"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1"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1"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1"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1"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1"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1"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1"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1"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1"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1"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1"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1"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1"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1"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1"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1"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1"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1"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1"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1"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1"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1"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1"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1"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1"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1"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1"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1"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1"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1"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1"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1"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1"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1"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1"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1"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1"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1"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1"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1"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1"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1"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1"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1"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1"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1"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1"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1"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1"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1"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1"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1"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1"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1"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1"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1"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1"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1"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1"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1"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1"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1"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1"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1"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1"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1"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1"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1"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1"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1"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1"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1"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1"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1"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1"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1"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1"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1"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1"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1"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1"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1"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1"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1"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1"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1"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1"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1"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1"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1"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1"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1"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1"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1"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1"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1"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1"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1"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1"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1"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1"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1"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1"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1"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1"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1"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1"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1"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1"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1"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1"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1"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1"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1"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1"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1"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1"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1"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1"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1"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1"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1"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1"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1"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text-line-through-style="none" style:text-line-through-type="none" style:font-name="Georgia1"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text-line-through-style="none" style:text-line-through-type="none" style:font-name="Georgia1"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text-line-through-style="none" style:text-line-through-type="none" style:font-name="Georgia1"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text-line-through-style="none" style:text-line-through-type="none" style:font-name="Georgia1"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officeooo:rsid="4196f96e"/>
    </style:style>
    <style:style style:name="T1113" style:family="text">
      <style:text-properties style:use-window-font-color="true" style:text-line-through-style="none" style:text-line-through-type="none" fo:font-style="italic" style:font-style-asian="italic" style:font-style-complex="italic"/>
    </style:style>
    <style:style style:name="T1114" style:family="text">
      <style:text-properties style:use-window-font-color="true" style:text-line-through-style="none" style:text-line-through-type="none" fo:font-style="italic" officeooo:rsid="4a4167eb" style:font-style-asian="italic" style:font-style-complex="italic"/>
    </style:style>
    <style:style style:name="T1115" style:family="text">
      <style:text-properties style:use-window-font-color="true" style:text-line-through-style="none" style:text-line-through-type="none" fo:font-style="italic" officeooo:rsid="16077e11" style:font-style-asian="italic" style:font-style-complex="italic"/>
    </style:style>
    <style:style style:name="T1116" style:family="text">
      <style:text-properties style:use-window-font-color="true" style:text-line-through-style="none" style:text-line-through-type="none" officeooo:rsid="4a4167eb"/>
    </style:style>
    <style:style style:name="T1117" style:family="text">
      <style:text-properties style:use-window-font-color="true" style:text-line-through-style="none" style:text-line-through-type="none" officeooo:rsid="16077e11"/>
    </style:style>
    <style:style style:name="T1118" style:family="text">
      <style:text-properties style:use-window-font-color="true" style:text-line-through-style="none" style:text-line-through-type="none" fo:font-style="normal" style:font-style-asian="normal" style:font-style-complex="normal"/>
    </style:style>
    <style:style style:name="T1119" style:family="text">
      <style:text-properties style:use-window-font-color="true" style:text-line-through-style="none" style:text-line-through-type="none" fo:font-style="normal" officeooo:rsid="16077e11" style:font-style-asian="normal" style:font-style-complex="normal"/>
    </style:style>
    <style:style style:name="T1120" style:family="text">
      <style:text-properties style:use-window-font-color="true" style:text-line-through-style="none" style:text-line-through-type="none" fo:font-style="normal" officeooo:rsid="161b024d" style:font-style-asian="normal" style:font-style-complex="normal"/>
    </style:style>
    <style:style style:name="T1121" style:family="text">
      <style:text-properties style:use-window-font-color="true" style:text-line-through-style="none" style:text-line-through-type="none" fo:font-style="normal" officeooo:rsid="48e4f240" style:font-style-asian="normal" style:font-style-complex="normal"/>
    </style:style>
    <style:style style:name="T1122" style:family="text">
      <style:text-properties style:use-window-font-color="true" style:text-line-through-style="none" style:text-line-through-type="none" fo:font-style="normal" officeooo:rsid="4e767903" style:font-style-asian="normal" style:font-style-complex="normal"/>
    </style:style>
    <style:style style:name="T1123" style:family="text">
      <style:text-properties style:use-window-font-color="true" style:text-line-through-style="none" style:text-line-through-type="none" fo:font-style="normal" officeooo:rsid="515b799d" style:font-style-asian="normal" style:font-style-complex="normal"/>
    </style:style>
    <style:style style:name="T1124" style:family="text">
      <style:text-properties style:use-window-font-color="true" style:text-line-through-style="none" style:text-line-through-type="none" officeooo:rsid="4e767903"/>
    </style:style>
    <style:style style:name="T112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fo:font-style="italic" officeooo:rsid="4b875a34" style:font-style-asian="italic" style:font-style-complex="italic"/>
    </style:style>
    <style:style style:name="T1136" style:family="text">
      <style:text-properties officeooo:rsid="475f006f"/>
    </style:style>
    <style:style style:name="T1137" style:family="text">
      <style:text-properties officeooo:rsid="4775fff6"/>
    </style:style>
    <style:style style:name="T1138" style:family="text">
      <style:text-properties fo:color="#14beaa" officeooo:rsid="4775fff6"/>
    </style:style>
    <style:style style:name="T1139" style:family="text">
      <style:text-properties fo:color="#14beaa" style:font-name="Georgia1"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fo:color="#14beaa"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fo:color="#14beaa" style:text-line-through-style="none" style:text-line-through-type="none" style:font-name="Georgia1"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fo:color="#14beaa"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fo:color="#14beaa" style:text-line-through-style="none" style:text-line-through-type="none" style:font-name="Georgia1"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officeooo:rsid="47fda51c"/>
    </style:style>
    <style:style style:name="T1145" style:family="text">
      <style:text-properties officeooo:rsid="47ff6de7"/>
    </style:style>
    <style:style style:name="T1146" style:family="text">
      <style:text-properties officeooo:rsid="481f3497"/>
    </style:style>
    <style:style style:name="T1147" style:family="text">
      <style:text-properties officeooo:rsid="48231c75"/>
    </style:style>
    <style:style style:name="T1148" style:family="text">
      <style:text-properties officeooo:rsid="4848b85a"/>
    </style:style>
    <style:style style:name="T1149" style:family="text">
      <style:text-properties officeooo:rsid="487677db"/>
    </style:style>
    <style:style style:name="T1150" style:family="text">
      <style:text-properties officeooo:rsid="48d330e8"/>
    </style:style>
    <style:style style:name="T1151" style:family="text">
      <style:text-properties officeooo:rsid="48e6f15d"/>
    </style:style>
    <style:style style:name="T1152" style:family="text">
      <style:text-properties fo:font-style="italic" style:font-style-asian="italic" style:font-style-complex="italic"/>
    </style:style>
    <style:style style:name="T1153" style:family="text">
      <style:text-properties fo:font-style="italic" officeooo:rsid="49c2a05d" style:font-style-asian="italic" style:font-style-complex="italic"/>
    </style:style>
    <style:style style:name="T1154" style:family="text">
      <style:text-properties fo:font-style="italic" officeooo:rsid="4a356b10" style:font-style-asian="italic" style:font-style-complex="italic"/>
    </style:style>
    <style:style style:name="T1155" style:family="text">
      <style:text-properties fo:font-style="italic" officeooo:rsid="4a54f435" style:font-style-asian="italic" style:font-style-complex="italic"/>
    </style:style>
    <style:style style:name="T1156" style:family="text">
      <style:text-properties fo:font-style="italic" officeooo:rsid="4a6055fd" style:font-style-asian="italic" style:font-style-complex="italic"/>
    </style:style>
    <style:style style:name="T1157" style:family="text">
      <style:text-properties fo:font-style="italic" officeooo:rsid="4aa33f2c" style:font-style-asian="italic" style:font-style-complex="italic"/>
    </style:style>
    <style:style style:name="T1158" style:family="text">
      <style:text-properties fo:font-style="italic" officeooo:rsid="4b1f84b4" style:font-style-asian="italic" style:font-style-complex="italic"/>
    </style:style>
    <style:style style:name="T1159" style:family="text">
      <style:text-properties fo:font-style="italic" officeooo:rsid="4b1f594f" style:font-style-asian="italic" style:font-style-complex="italic"/>
    </style:style>
    <style:style style:name="T1160" style:family="text">
      <style:text-properties fo:font-style="italic" officeooo:rsid="4af98154" style:font-style-asian="italic" style:font-style-complex="italic"/>
    </style:style>
    <style:style style:name="T1161" style:family="text">
      <style:text-properties fo:font-style="italic" officeooo:rsid="4afb5c15" style:font-style-asian="italic" style:font-style-complex="italic"/>
    </style:style>
    <style:style style:name="T1162" style:family="text">
      <style:text-properties fo:font-style="italic" officeooo:rsid="4afe89e6" style:font-style-asian="italic" style:font-style-complex="italic"/>
    </style:style>
    <style:style style:name="T1163" style:family="text">
      <style:text-properties fo:font-style="italic" officeooo:rsid="4b0057f6" style:font-style-asian="italic" style:font-style-complex="italic"/>
    </style:style>
    <style:style style:name="T1164" style:family="text">
      <style:text-properties fo:font-style="italic" officeooo:rsid="4afe3363" style:font-style-asian="italic" style:font-style-complex="italic"/>
    </style:style>
    <style:style style:name="T1165" style:family="text">
      <style:text-properties fo:font-style="italic" officeooo:rsid="4b2808c2" style:font-style-asian="italic" style:font-style-complex="italic"/>
    </style:style>
    <style:style style:name="T1166" style:family="text">
      <style:text-properties fo:font-style="italic" officeooo:rsid="4b72d71e" style:font-style-asian="italic" style:font-style-complex="italic"/>
    </style:style>
    <style:style style:name="T1167" style:family="text">
      <style:text-properties fo:font-style="italic" officeooo:rsid="4a5a8f22" style:font-style-asian="italic" style:font-style-complex="italic"/>
    </style:style>
    <style:style style:name="T1168" style:family="text">
      <style:text-properties fo:font-style="italic" officeooo:rsid="4c10fa42" style:font-style-asian="italic" style:font-style-complex="italic"/>
    </style:style>
    <style:style style:name="T1169" style:family="text">
      <style:text-properties fo:font-style="italic" officeooo:rsid="4b84b3f5" style:font-style-asian="italic" style:font-style-complex="italic"/>
    </style:style>
    <style:style style:name="T1170" style:family="text">
      <style:text-properties fo:font-style="italic" officeooo:rsid="4c191a3f" style:font-style-asian="italic" style:font-style-complex="italic"/>
    </style:style>
    <style:style style:name="T1171" style:family="text">
      <style:text-properties fo:font-style="italic" officeooo:rsid="4b830825" style:font-style-asian="italic" style:font-style-complex="italic"/>
    </style:style>
    <style:style style:name="T1172" style:family="text">
      <style:text-properties fo:font-style="italic" officeooo:rsid="4c1c45c3" style:font-style-asian="italic" style:font-style-complex="italic"/>
    </style:style>
    <style:style style:name="T1173" style:family="text">
      <style:text-properties fo:font-style="italic" officeooo:rsid="4c1c9a5e" style:font-style-asian="italic" style:font-style-complex="italic"/>
    </style:style>
    <style:style style:name="T1174" style:family="text">
      <style:text-properties fo:font-style="italic" officeooo:rsid="4be259df" style:font-style-asian="italic" style:font-style-complex="italic"/>
    </style:style>
    <style:style style:name="T1175" style:family="text">
      <style:text-properties fo:font-style="italic" officeooo:rsid="4c9e8a8a" style:font-style-asian="italic" style:font-style-complex="italic"/>
    </style:style>
    <style:style style:name="T1176" style:family="text">
      <style:text-properties fo:font-style="italic" officeooo:rsid="4d09575e" style:font-style-asian="italic" style:font-style-complex="italic"/>
    </style:style>
    <style:style style:name="T1177" style:family="text">
      <style:text-properties fo:font-style="italic" officeooo:rsid="480d404f" style:font-style-asian="italic" style:font-style-complex="italic"/>
    </style:style>
    <style:style style:name="T1178" style:family="text">
      <style:text-properties fo:font-style="italic" officeooo:rsid="4d9c94a4" style:font-style-asian="italic" style:font-style-complex="italic"/>
    </style:style>
    <style:style style:name="T1179" style:family="text">
      <style:text-properties fo:font-style="italic" officeooo:rsid="4da73ba4" style:font-style-asian="italic" style:font-style-complex="italic"/>
    </style:style>
    <style:style style:name="T1180" style:family="text">
      <style:text-properties fo:font-style="italic" officeooo:rsid="4dffd08a" style:font-style-asian="italic" style:font-style-complex="italic"/>
    </style:style>
    <style:style style:name="T1181" style:family="text">
      <style:text-properties fo:font-style="italic" officeooo:rsid="4e03a208" style:font-style-asian="italic" style:font-style-complex="italic"/>
    </style:style>
    <style:style style:name="T1182" style:family="text">
      <style:text-properties fo:font-style="italic" officeooo:rsid="4e06c436" style:font-style-asian="italic" style:font-style-complex="italic"/>
    </style:style>
    <style:style style:name="T1183" style:family="text">
      <style:text-properties fo:font-style="italic" officeooo:rsid="4e0a356f" style:font-style-asian="italic" style:font-style-complex="italic"/>
    </style:style>
    <style:style style:name="T1184" style:family="text">
      <style:text-properties fo:font-style="italic" officeooo:rsid="4e0b5b88" style:font-style-asian="italic" style:font-style-complex="italic"/>
    </style:style>
    <style:style style:name="T1185" style:family="text">
      <style:text-properties fo:font-style="italic" officeooo:rsid="4e2f1665" style:font-style-asian="italic" style:font-style-complex="italic"/>
    </style:style>
    <style:style style:name="T1186" style:family="text">
      <style:text-properties fo:font-style="italic" officeooo:rsid="4e36e3c9" style:font-style-asian="italic" style:font-style-complex="italic"/>
    </style:style>
    <style:style style:name="T1187" style:family="text">
      <style:text-properties fo:font-style="italic" officeooo:rsid="4e446939" style:font-style-asian="italic" style:font-style-complex="italic"/>
    </style:style>
    <style:style style:name="T1188" style:family="text">
      <style:text-properties fo:font-style="italic" officeooo:rsid="4e45257f" style:font-style-asian="italic" style:font-style-complex="italic"/>
    </style:style>
    <style:style style:name="T1189" style:family="text">
      <style:text-properties fo:font-style="italic" officeooo:rsid="4e781167" style:font-style-asian="italic" style:font-style-complex="italic"/>
    </style:style>
    <style:style style:name="T1190" style:family="text">
      <style:text-properties fo:font-style="italic" officeooo:rsid="4e7fda3f" style:font-style-asian="italic" style:font-style-complex="italic"/>
    </style:style>
    <style:style style:name="T1191" style:family="text">
      <style:text-properties fo:font-style="italic" officeooo:rsid="4e8ddaab" style:font-style-asian="italic" style:font-style-complex="italic"/>
    </style:style>
    <style:style style:name="T1192" style:family="text">
      <style:text-properties fo:font-style="italic" officeooo:rsid="4e953a66" style:font-style-asian="italic" style:font-style-complex="italic"/>
    </style:style>
    <style:style style:name="T1193" style:family="text">
      <style:text-properties fo:font-style="italic" officeooo:rsid="4b875a34" style:font-style-asian="italic" style:font-style-complex="italic"/>
    </style:style>
    <style:style style:name="T1194" style:family="text">
      <style:text-properties fo:font-style="italic" officeooo:rsid="4eac4cb8" style:font-style-asian="italic" style:font-style-complex="italic"/>
    </style:style>
    <style:style style:name="T1195" style:family="text">
      <style:text-properties fo:font-style="italic" officeooo:rsid="4eae389a" style:font-style-asian="italic" style:font-style-complex="italic"/>
    </style:style>
    <style:style style:name="T1196" style:family="text">
      <style:text-properties fo:font-style="italic" officeooo:rsid="4eaec2f3" style:font-style-asian="italic" style:font-style-complex="italic"/>
    </style:style>
    <style:style style:name="T1197" style:family="text">
      <style:text-properties fo:font-style="italic" officeooo:rsid="4eaf6f43" style:font-style-asian="italic" style:font-style-complex="italic"/>
    </style:style>
    <style:style style:name="T1198" style:family="text">
      <style:text-properties fo:font-style="italic" officeooo:rsid="4eb52f38" style:font-style-asian="italic" style:font-style-complex="italic"/>
    </style:style>
    <style:style style:name="T1199" style:family="text">
      <style:text-properties fo:font-style="italic" officeooo:rsid="4ec0c269" style:font-style-asian="italic" style:font-style-complex="italic"/>
    </style:style>
    <style:style style:name="T1200" style:family="text">
      <style:text-properties fo:font-style="italic" officeooo:rsid="4ee3fc97" style:font-style-asian="italic" style:font-style-complex="italic"/>
    </style:style>
    <style:style style:name="T1201" style:family="text">
      <style:text-properties fo:font-style="italic" officeooo:rsid="4ef02306" style:font-style-asian="italic" style:font-style-complex="italic"/>
    </style:style>
    <style:style style:name="T1202" style:family="text">
      <style:text-properties fo:font-style="italic" officeooo:rsid="4f0a286d" style:font-style-asian="italic" style:font-style-complex="italic"/>
    </style:style>
    <style:style style:name="T1203" style:family="text">
      <style:text-properties fo:font-style="italic" officeooo:rsid="4f178fe6" style:font-style-asian="italic" style:font-style-complex="italic"/>
    </style:style>
    <style:style style:name="T1204" style:family="text">
      <style:text-properties fo:font-style="italic" officeooo:rsid="4f27c8fd" style:font-style-asian="italic" style:font-style-complex="italic"/>
    </style:style>
    <style:style style:name="T1205" style:family="text">
      <style:text-properties fo:font-style="italic" officeooo:rsid="4f2dac89" style:font-style-asian="italic" style:font-style-complex="italic"/>
    </style:style>
    <style:style style:name="T1206" style:family="text">
      <style:text-properties fo:font-style="italic" officeooo:rsid="4f4966d9" style:font-style-asian="italic" style:font-style-complex="italic"/>
    </style:style>
    <style:style style:name="T1207" style:family="text">
      <style:text-properties fo:font-style="italic" officeooo:rsid="4f4fd5df" style:font-style-asian="italic" style:font-style-complex="italic"/>
    </style:style>
    <style:style style:name="T1208" style:family="text">
      <style:text-properties fo:font-style="italic" officeooo:rsid="4f58a9a8" style:font-style-asian="italic" style:font-style-complex="italic"/>
    </style:style>
    <style:style style:name="T1209" style:family="text">
      <style:text-properties fo:font-style="italic" officeooo:rsid="4f6401c9" style:font-style-asian="italic" style:font-style-complex="italic"/>
    </style:style>
    <style:style style:name="T1210" style:family="text">
      <style:text-properties fo:font-style="italic" officeooo:rsid="4f64e566" style:font-style-asian="italic" style:font-style-complex="italic"/>
    </style:style>
    <style:style style:name="T1211" style:family="text">
      <style:text-properties fo:font-style="italic" officeooo:rsid="4fafaa48" style:font-style-asian="italic" style:font-style-complex="italic"/>
    </style:style>
    <style:style style:name="T1212" style:family="text">
      <style:text-properties fo:font-style="italic" officeooo:rsid="4fb2c3f6" style:font-style-asian="italic" style:font-style-complex="italic"/>
    </style:style>
    <style:style style:name="T1213" style:family="text">
      <style:text-properties fo:font-style="italic" officeooo:rsid="4fa1ca85" style:font-style-asian="italic" style:font-style-complex="italic"/>
    </style:style>
    <style:style style:name="T1214" style:family="text">
      <style:text-properties fo:font-style="italic" officeooo:rsid="4fbafd59" style:font-style-asian="italic" style:font-style-complex="italic"/>
    </style:style>
    <style:style style:name="T1215" style:family="text">
      <style:text-properties fo:font-style="italic" officeooo:rsid="4fe33cfe" style:font-style-asian="italic" style:font-style-complex="italic"/>
    </style:style>
    <style:style style:name="T1216" style:family="text">
      <style:text-properties fo:font-style="italic" officeooo:rsid="5004eac1" style:font-style-asian="italic" style:font-style-complex="italic"/>
    </style:style>
    <style:style style:name="T1217" style:family="text">
      <style:text-properties fo:font-style="italic" officeooo:rsid="5016ce6d" style:font-style-asian="italic" style:font-style-complex="italic"/>
    </style:style>
    <style:style style:name="T1218" style:family="text">
      <style:text-properties fo:font-style="italic" officeooo:rsid="5021031e" style:font-style-asian="italic" style:font-style-complex="italic"/>
    </style:style>
    <style:style style:name="T1219" style:family="text">
      <style:text-properties fo:font-style="italic" officeooo:rsid="503cf89e" style:font-style-asian="italic" style:font-style-complex="italic"/>
    </style:style>
    <style:style style:name="T1220" style:family="text">
      <style:text-properties fo:font-style="italic" officeooo:rsid="503dc632" style:font-style-asian="italic" style:font-style-complex="italic"/>
    </style:style>
    <style:style style:name="T1221" style:family="text">
      <style:text-properties fo:font-style="italic" officeooo:rsid="504a72b3" style:font-style-asian="italic" style:font-style-complex="italic"/>
    </style:style>
    <style:style style:name="T1222" style:family="text">
      <style:text-properties fo:font-style="italic" officeooo:rsid="50555de3" style:font-style-asian="italic" style:font-style-complex="italic"/>
    </style:style>
    <style:style style:name="T1223" style:family="text">
      <style:text-properties fo:font-style="italic" officeooo:rsid="49b2ee80" style:font-style-asian="italic" style:font-style-complex="italic"/>
    </style:style>
    <style:style style:name="T1224" style:family="text">
      <style:text-properties fo:font-style="italic" officeooo:rsid="50586261" style:font-style-asian="italic" style:font-style-complex="italic"/>
    </style:style>
    <style:style style:name="T1225" style:family="text">
      <style:text-properties fo:font-style="italic" officeooo:rsid="505e2510" style:font-style-asian="italic" style:font-style-complex="italic"/>
    </style:style>
    <style:style style:name="T1226" style:family="text">
      <style:text-properties fo:font-style="italic" officeooo:rsid="506ac9f2" style:font-style-asian="italic" style:font-style-complex="italic"/>
    </style:style>
    <style:style style:name="T1227" style:family="text">
      <style:text-properties fo:font-style="italic" officeooo:rsid="506bf66a" style:font-style-asian="italic" style:font-style-complex="italic"/>
    </style:style>
    <style:style style:name="T1228" style:family="text">
      <style:text-properties fo:font-style="italic" officeooo:rsid="48f2c442" style:font-style-asian="italic" style:font-style-complex="italic"/>
    </style:style>
    <style:style style:name="T1229" style:family="text">
      <style:text-properties fo:font-style="italic" officeooo:rsid="508ec344" style:font-style-asian="italic" style:font-style-complex="italic"/>
    </style:style>
    <style:style style:name="T1230" style:family="text">
      <style:text-properties fo:font-style="italic" officeooo:rsid="50a22557" style:font-style-asian="italic" style:font-style-complex="italic"/>
    </style:style>
    <style:style style:name="T1231" style:family="text">
      <style:text-properties fo:font-style="italic" officeooo:rsid="50ae04da" style:font-style-asian="italic" style:font-style-complex="italic"/>
    </style:style>
    <style:style style:name="T1232" style:family="text">
      <style:text-properties fo:font-style="italic" officeooo:rsid="50ad007a" style:font-style-asian="italic" style:font-style-complex="italic"/>
    </style:style>
    <style:style style:name="T1233" style:family="text">
      <style:text-properties fo:font-style="italic" officeooo:rsid="50a20c61" style:font-style-asian="italic" style:font-style-complex="italic"/>
    </style:style>
    <style:style style:name="T1234" style:family="text">
      <style:text-properties fo:font-style="italic" officeooo:rsid="50d5cab6" style:font-style-asian="italic" style:font-style-complex="italic"/>
    </style:style>
    <style:style style:name="T1235" style:family="text">
      <style:text-properties fo:font-style="italic" officeooo:rsid="4a67efe2" style:font-style-asian="italic" style:font-style-complex="italic"/>
    </style:style>
    <style:style style:name="T1236" style:family="text">
      <style:text-properties fo:font-style="italic" officeooo:rsid="16077e11" style:font-style-asian="italic" style:font-style-complex="italic"/>
    </style:style>
    <style:style style:name="T1237" style:family="text">
      <style:text-properties fo:font-style="italic" officeooo:rsid="16282f48" style:font-style-asian="italic" style:font-style-complex="italic"/>
    </style:style>
    <style:style style:name="T1238" style:family="text">
      <style:text-properties fo:font-style="italic" officeooo:rsid="512111a2" style:font-style-asian="italic" style:font-style-complex="italic"/>
    </style:style>
    <style:style style:name="T1239" style:family="text">
      <style:text-properties fo:font-style="italic" officeooo:rsid="510a2795" style:font-style-asian="italic" style:font-style-complex="italic"/>
    </style:style>
    <style:style style:name="T1240" style:family="text">
      <style:text-properties fo:font-style="italic" officeooo:rsid="5135b1a7" style:font-style-asian="italic" style:font-style-complex="italic"/>
    </style:style>
    <style:style style:name="T1241" style:family="text">
      <style:text-properties fo:font-style="italic" officeooo:rsid="51378e52" style:font-style-asian="italic" style:font-style-complex="italic"/>
    </style:style>
    <style:style style:name="T1242" style:family="text">
      <style:text-properties fo:font-style="italic" officeooo:rsid="51454bfa" style:font-style-asian="italic" style:font-style-complex="italic"/>
    </style:style>
    <style:style style:name="T1243" style:family="text">
      <style:text-properties fo:font-style="italic" officeooo:rsid="515f36fd" style:font-style-asian="italic" style:font-style-complex="italic"/>
    </style:style>
    <style:style style:name="T1244" style:family="text">
      <style:text-properties fo:font-style="italic" officeooo:rsid="517a5391" style:font-style-asian="italic" style:font-style-complex="italic"/>
    </style:style>
    <style:style style:name="T1245" style:family="text">
      <style:text-properties fo:font-style="italic" officeooo:rsid="517e1bdf" style:font-style-asian="italic" style:font-style-complex="italic"/>
    </style:style>
    <style:style style:name="T1246" style:family="text">
      <style:text-properties fo:font-style="italic" officeooo:rsid="51d3f173" style:font-style-asian="italic" style:font-style-complex="italic"/>
    </style:style>
    <style:style style:name="T1247" style:family="text">
      <style:text-properties fo:font-style="italic" fo:font-weight="bold" style:font-style-asian="italic" style:font-weight-asian="bold" style:font-style-complex="italic" style:font-weight-complex="bold"/>
    </style:style>
    <style:style style:name="T1248" style:family="text">
      <style:text-properties officeooo:rsid="491028d2"/>
    </style:style>
    <style:style style:name="T1249" style:family="text">
      <style:text-properties officeooo:rsid="492e95dc"/>
    </style:style>
    <style:style style:name="T1250" style:family="text">
      <style:text-properties officeooo:rsid="4941c049"/>
    </style:style>
    <style:style style:name="T1251" style:family="text">
      <style:text-properties officeooo:rsid="4782a103"/>
    </style:style>
    <style:style style:name="T1252" style:family="text">
      <style:text-properties officeooo:rsid="4993a664"/>
    </style:style>
    <style:style style:name="T1253" style:family="text">
      <style:text-properties officeooo:rsid="49c2a05d"/>
    </style:style>
    <style:style style:name="T1254" style:family="text">
      <style:text-properties officeooo:rsid="49d401c7"/>
    </style:style>
    <style:style style:name="T1255" style:family="text">
      <style:text-properties officeooo:rsid="49def293"/>
    </style:style>
    <style:style style:name="T1256" style:family="text">
      <style:text-properties officeooo:rsid="4a04d6fb"/>
    </style:style>
    <style:style style:name="T1257" style:family="text">
      <style:text-properties officeooo:rsid="4a04efee"/>
    </style:style>
    <style:style style:name="T1258" style:family="text">
      <style:text-properties officeooo:rsid="4a16ee9b"/>
    </style:style>
    <style:style style:name="T1259" style:family="text">
      <style:text-properties officeooo:rsid="4a24a7d0"/>
    </style:style>
    <style:style style:name="T1260" style:family="text">
      <style:text-properties fo:language="cs" fo:country="CZ"/>
    </style:style>
    <style:style style:name="T1261" style:family="text">
      <style:text-properties fo:language="cs" fo:country="CZ" style:language-asian="zxx" style:country-asian="none" style:language-complex="ar" style:country-complex="SA"/>
    </style:style>
    <style:style style:name="T1262" style:family="text">
      <style:text-properties fo:language="cs" fo:country="CZ" officeooo:rsid="50657470" style:language-asian="zxx" style:country-asian="none" style:language-complex="ar" style:country-complex="SA"/>
    </style:style>
    <style:style style:name="T1263" style:family="text">
      <style:text-properties fo:language="cs" fo:country="CZ" fo:font-style="italic" style:language-asian="zxx" style:country-asian="none" style:font-style-asian="italic" style:language-complex="ar" style:country-complex="SA" style:font-style-complex="italic"/>
    </style:style>
    <style:style style:name="T1264" style:family="text">
      <style:text-properties fo:language="cs" fo:country="CZ" officeooo:rsid="5004eac1"/>
    </style:style>
    <style:style style:name="T1265" style:family="text">
      <style:text-properties officeooo:rsid="4a2c6a57"/>
    </style:style>
    <style:style style:name="T1266" style:family="text">
      <style:text-properties style:text-line-through-style="none" style:text-line-through-type="none"/>
    </style:style>
    <style:style style:name="T1267" style:family="text">
      <style:text-properties style:text-line-through-style="none" style:text-line-through-type="none" officeooo:rsid="49f9015f"/>
    </style:style>
    <style:style style:name="T1268" style:family="text">
      <style:text-properties style:text-line-through-style="none" style:text-line-through-type="none" officeooo:rsid="4a4167eb"/>
    </style:style>
    <style:style style:name="T1269" style:family="text">
      <style:text-properties style:text-line-through-style="none" style:text-line-through-type="none" fo:font-style="italic" style:font-style-asian="italic" style:font-style-complex="italic"/>
    </style:style>
    <style:style style:name="T1270" style:family="text">
      <style:text-properties style:text-line-through-style="none" style:text-line-through-type="none" fo:font-style="italic" officeooo:rsid="4a4167eb" style:font-style-asian="italic" style:font-style-complex="italic"/>
    </style:style>
    <style:style style:name="T1271" style:family="text">
      <style:text-properties style:text-line-through-style="none" style:text-line-through-type="none" fo:font-style="italic" officeooo:rsid="4cc44788" style:font-style-asian="italic" style:font-style-complex="italic"/>
    </style:style>
    <style:style style:name="T1272" style:family="text">
      <style:text-properties style:text-line-through-style="none" style:text-line-through-type="none" fo:font-style="italic" officeooo:rsid="4dc0d5dd" style:font-style-asian="italic" style:font-style-complex="italic"/>
    </style:style>
    <style:style style:name="T1273" style:family="text">
      <style:text-properties style:text-line-through-style="none" style:text-line-through-type="none" fo:font-style="italic" officeooo:rsid="4dde2db8" style:font-style-asian="italic" style:font-style-complex="italic"/>
    </style:style>
    <style:style style:name="T1274" style:family="text">
      <style:text-properties style:text-line-through-style="none" style:text-line-through-type="none" fo:font-style="italic" officeooo:rsid="4e06c436" style:font-style-asian="italic" style:font-style-complex="italic"/>
    </style:style>
    <style:style style:name="T1275" style:family="text">
      <style:text-properties style:text-line-through-style="none" style:text-line-through-type="none" fo:font-style="italic" officeooo:rsid="4e841f79" style:font-style-asian="italic" style:font-style-complex="italic"/>
    </style:style>
    <style:style style:name="T1276" style:family="text">
      <style:text-properties style:text-line-through-style="none" style:text-line-through-type="none" fo:font-style="italic" officeooo:rsid="4e2f1665" style:font-style-asian="italic" style:font-style-complex="italic"/>
    </style:style>
    <style:style style:name="T1277" style:family="text">
      <style:text-properties style:text-line-through-style="none" style:text-line-through-type="none" fo:font-style="italic" officeooo:rsid="5018b7f5" style:font-style-asian="italic" style:font-style-complex="italic"/>
    </style:style>
    <style:style style:name="T1278" style:family="text">
      <style:text-properties style:text-line-through-style="none" style:text-line-through-type="none" fo:font-style="italic" officeooo:rsid="50657470" style:font-style-asian="italic" style:font-style-complex="italic"/>
    </style:style>
    <style:style style:name="T1279" style:family="text">
      <style:text-properties style:text-line-through-style="none" style:text-line-through-type="none" fo:font-style="italic" officeooo:rsid="514f4f03" style:font-style-asian="italic" style:font-style-complex="italic"/>
    </style:style>
    <style:style style:name="T1280" style:family="text">
      <style:text-properties style:text-line-through-style="none" style:text-line-through-type="none" fo:font-style="italic" officeooo:rsid="516d15c5" style:font-style-asian="italic" style:font-style-complex="italic"/>
    </style:style>
    <style:style style:name="T1281" style:family="text">
      <style:text-properties style:text-line-through-style="none" style:text-line-through-type="none" fo:font-style="italic" officeooo:rsid="4a3d6807" style:font-style-asian="italic" style:font-style-complex="italic"/>
    </style:style>
    <style:style style:name="T1282" style:family="text">
      <style:text-properties style:text-line-through-style="none" style:text-line-through-type="none" fo:font-style="italic" officeooo:rsid="4cd367c2" style:font-style-asian="italic" style:font-style-complex="italic"/>
    </style:style>
    <style:style style:name="T1283" style:family="text">
      <style:text-properties style:text-line-through-style="none" style:text-line-through-type="none" fo:font-style="italic" officeooo:rsid="51791ab8" style:font-style-asian="italic" style:font-style-complex="italic"/>
    </style:style>
    <style:style style:name="T1284" style:family="text">
      <style:text-properties style:text-line-through-style="none" style:text-line-through-type="none" fo:font-style="italic" officeooo:rsid="518d4167" style:font-style-asian="italic" style:font-style-complex="italic"/>
    </style:style>
    <style:style style:name="T1285" style:family="text">
      <style:text-properties style:text-line-through-style="none" style:text-line-through-type="none" fo:font-style="italic" officeooo:rsid="518c61bf" style:font-style-asian="italic" style:font-style-complex="italic"/>
    </style:style>
    <style:style style:name="T1286" style:family="text">
      <style:text-properties style:text-line-through-style="none" style:text-line-through-type="none" fo:font-style="italic" officeooo:rsid="5198766e" style:font-style-asian="italic" style:font-style-complex="italic"/>
    </style:style>
    <style:style style:name="T1287" style:family="text">
      <style:text-properties style:text-line-through-style="none" style:text-line-through-type="none" fo:font-style="italic" officeooo:rsid="518d2925" style:font-style-asian="italic" style:font-style-complex="italic"/>
    </style:style>
    <style:style style:name="T1288" style:family="text">
      <style:text-properties style:text-line-through-style="none" style:text-line-through-type="none" fo:font-style="italic" style:text-underline-style="none" officeooo:rsid="4a4167eb" style:font-style-asian="italic" style:font-style-complex="italic"/>
    </style:style>
    <style:style style:name="T1289" style:family="text">
      <style:text-properties style:text-line-through-style="none" style:text-line-through-type="none" officeooo:rsid="4a356b10"/>
    </style:style>
    <style:style style:name="T1290" style:family="text">
      <style:text-properties style:text-line-through-style="none" style:text-line-through-type="none" officeooo:rsid="4b26ed81"/>
    </style:style>
    <style:style style:name="T1291" style:family="text">
      <style:text-properties style:text-line-through-style="none" style:text-line-through-type="none" officeooo:rsid="4bb52aea"/>
    </style:style>
    <style:style style:name="T1292" style:family="text">
      <style:text-properties style:text-line-through-style="none" style:text-line-through-type="none" officeooo:rsid="4bb6de42"/>
    </style:style>
    <style:style style:name="T1293" style:family="text">
      <style:text-properties style:text-line-through-style="none" style:text-line-through-type="none" officeooo:rsid="4bbafb07"/>
    </style:style>
    <style:style style:name="T1294" style:family="text">
      <style:text-properties style:text-line-through-style="none" style:text-line-through-type="none" officeooo:rsid="4c3b4cb5"/>
    </style:style>
    <style:style style:name="T1295" style:family="text">
      <style:text-properties style:text-line-through-style="none" style:text-line-through-type="none" officeooo:rsid="4c3fb011"/>
    </style:style>
    <style:style style:name="T1296" style:family="text">
      <style:text-properties style:text-line-through-style="none" style:text-line-through-type="none" officeooo:rsid="4c436b61"/>
    </style:style>
    <style:style style:name="T1297" style:family="text">
      <style:text-properties style:text-line-through-style="none" style:text-line-through-type="none" officeooo:rsid="4c445ed9"/>
    </style:style>
    <style:style style:name="T1298" style:family="text">
      <style:text-properties style:text-line-through-style="none" style:text-line-through-type="none" officeooo:rsid="4c44f6fd"/>
    </style:style>
    <style:style style:name="T1299" style:family="text">
      <style:text-properties style:text-line-through-style="none" style:text-line-through-type="none" officeooo:rsid="4c60652c"/>
    </style:style>
    <style:style style:name="T1300" style:family="text">
      <style:text-properties style:text-line-through-style="none" style:text-line-through-type="none" officeooo:rsid="4c73d16e"/>
    </style:style>
    <style:style style:name="T1301" style:family="text">
      <style:text-properties style:text-line-through-style="none" style:text-line-through-type="none" officeooo:rsid="4c9a3391"/>
    </style:style>
    <style:style style:name="T1302" style:family="text">
      <style:text-properties style:text-line-through-style="none" style:text-line-through-type="none" officeooo:rsid="4ca78fb5"/>
    </style:style>
    <style:style style:name="T1303" style:family="text">
      <style:text-properties style:text-line-through-style="none" style:text-line-through-type="none" officeooo:rsid="4ce0ade6"/>
    </style:style>
    <style:style style:name="T1304" style:family="text">
      <style:text-properties style:text-line-through-style="none" style:text-line-through-type="none" officeooo:rsid="4d050e29"/>
    </style:style>
    <style:style style:name="T1305" style:family="text">
      <style:text-properties style:text-line-through-style="none" style:text-line-through-type="none" officeooo:rsid="4d9ce44c"/>
    </style:style>
    <style:style style:name="T1306" style:family="text">
      <style:text-properties style:text-line-through-style="none" style:text-line-through-type="none" officeooo:rsid="4da8a6bc"/>
    </style:style>
    <style:style style:name="T1307" style:family="text">
      <style:text-properties style:text-line-through-style="none" style:text-line-through-type="none" officeooo:rsid="4dba6cb9"/>
    </style:style>
    <style:style style:name="T1308" style:family="text">
      <style:text-properties style:text-line-through-style="none" style:text-line-through-type="none" officeooo:rsid="4dc5ca31"/>
    </style:style>
    <style:style style:name="T1309" style:family="text">
      <style:text-properties style:text-line-through-style="none" style:text-line-through-type="none" officeooo:rsid="4dcae42c"/>
    </style:style>
    <style:style style:name="T1310" style:family="text">
      <style:text-properties style:text-line-through-style="none" style:text-line-through-type="none" officeooo:rsid="4dcd6adf"/>
    </style:style>
    <style:style style:name="T1311" style:family="text">
      <style:text-properties style:text-line-through-style="none" style:text-line-through-type="none" officeooo:rsid="4dd369d5"/>
    </style:style>
    <style:style style:name="T1312" style:family="text">
      <style:text-properties style:text-line-through-style="none" style:text-line-through-type="none" officeooo:rsid="4dcd0f71"/>
    </style:style>
    <style:style style:name="T1313" style:family="text">
      <style:text-properties style:text-line-through-style="none" style:text-line-through-type="none" fo:font-style="normal" style:font-style-asian="normal" style:font-style-complex="normal"/>
    </style:style>
    <style:style style:name="T1314" style:family="text">
      <style:text-properties style:text-line-through-style="none" style:text-line-through-type="none" fo:font-style="normal" officeooo:rsid="4ddb23f7" style:font-style-asian="normal" style:font-style-complex="normal"/>
    </style:style>
    <style:style style:name="T1315" style:family="text">
      <style:text-properties style:text-line-through-style="none" style:text-line-through-type="none" fo:font-style="normal" officeooo:rsid="4a4167eb" style:font-style-asian="normal" style:font-style-complex="normal"/>
    </style:style>
    <style:style style:name="T1316" style:family="text">
      <style:text-properties style:text-line-through-style="none" style:text-line-through-type="none" fo:font-style="normal" officeooo:rsid="4ddbdf1f" style:font-style-asian="normal" style:font-style-complex="normal"/>
    </style:style>
    <style:style style:name="T1317" style:family="text">
      <style:text-properties style:text-line-through-style="none" style:text-line-through-type="none" fo:font-style="normal" officeooo:rsid="4de7a789" style:font-style-asian="normal" style:font-style-complex="normal"/>
    </style:style>
    <style:style style:name="T1318" style:family="text">
      <style:text-properties style:text-line-through-style="none" style:text-line-through-type="none" fo:font-style="normal" officeooo:rsid="4dba6cb9" style:font-style-asian="normal" style:font-style-complex="normal"/>
    </style:style>
    <style:style style:name="T1319" style:family="text">
      <style:text-properties style:text-line-through-style="none" style:text-line-through-type="none" fo:font-style="normal" officeooo:rsid="4dde2db8" style:font-style-asian="normal" style:font-style-complex="normal"/>
    </style:style>
    <style:style style:name="T1320" style:family="text">
      <style:text-properties style:text-line-through-style="none" style:text-line-through-type="none" fo:font-style="normal" officeooo:rsid="4e06c436" style:font-style-asian="normal" style:font-style-complex="normal"/>
    </style:style>
    <style:style style:name="T1321" style:family="text">
      <style:text-properties style:text-line-through-style="none" style:text-line-through-type="none" fo:font-style="normal" officeooo:rsid="4ec63286" style:font-style-asian="normal" style:font-style-complex="normal"/>
    </style:style>
    <style:style style:name="T1322" style:family="text">
      <style:text-properties style:text-line-through-style="none" style:text-line-through-type="none" fo:font-style="normal" officeooo:rsid="51164410" style:font-style-asian="normal" style:font-style-complex="normal"/>
    </style:style>
    <style:style style:name="T1323" style:family="text">
      <style:text-properties style:text-line-through-style="none" style:text-line-through-type="none" fo:font-style="normal" officeooo:rsid="511d89a3" style:font-style-asian="normal" style:font-style-complex="normal"/>
    </style:style>
    <style:style style:name="T1324" style:family="text">
      <style:text-properties style:text-line-through-style="none" style:text-line-through-type="none" fo:font-style="normal" officeooo:rsid="515b557e" style:font-style-asian="normal" style:font-style-complex="normal"/>
    </style:style>
    <style:style style:name="T1325" style:family="text">
      <style:text-properties style:text-line-through-style="none" style:text-line-through-type="none" fo:font-style="normal" officeooo:rsid="515e6d15" style:font-style-asian="normal" style:font-style-complex="normal"/>
    </style:style>
    <style:style style:name="T1326" style:family="text">
      <style:text-properties style:text-line-through-style="none" style:text-line-through-type="none" fo:font-style="normal" officeooo:rsid="518d4167" style:font-style-asian="normal" style:font-style-complex="normal"/>
    </style:style>
    <style:style style:name="T1327" style:family="text">
      <style:text-properties style:text-line-through-style="none" style:text-line-through-type="none" officeooo:rsid="4dc0d5dd"/>
    </style:style>
    <style:style style:name="T1328" style:family="text">
      <style:text-properties style:text-line-through-style="none" style:text-line-through-type="none" officeooo:rsid="4ddb23f7"/>
    </style:style>
    <style:style style:name="T1329" style:family="text">
      <style:text-properties style:text-line-through-style="none" style:text-line-through-type="none" officeooo:rsid="4ddbdf1f"/>
    </style:style>
    <style:style style:name="T1330" style:family="text">
      <style:text-properties style:text-line-through-style="none" style:text-line-through-type="none" officeooo:rsid="4ddcedcc"/>
    </style:style>
    <style:style style:name="T1331" style:family="text">
      <style:text-properties style:text-line-through-style="none" style:text-line-through-type="none" officeooo:rsid="4dde2db8"/>
    </style:style>
    <style:style style:name="T1332" style:family="text">
      <style:text-properties style:text-line-through-style="none" style:text-line-through-type="none" officeooo:rsid="4de7a789"/>
    </style:style>
    <style:style style:name="T1333" style:family="text">
      <style:text-properties style:text-line-through-style="none" style:text-line-through-type="none" officeooo:rsid="4deb7378"/>
    </style:style>
    <style:style style:name="T1334" style:family="text">
      <style:text-properties style:text-line-through-style="none" style:text-line-through-type="none" officeooo:rsid="4dfba0ba"/>
    </style:style>
    <style:style style:name="T1335" style:family="text">
      <style:text-properties style:text-line-through-style="none" style:text-line-through-type="none" officeooo:rsid="4dfcccec"/>
    </style:style>
    <style:style style:name="T1336" style:family="text">
      <style:text-properties style:text-line-through-style="none" style:text-line-through-type="none" officeooo:rsid="4e06c436"/>
    </style:style>
    <style:style style:name="T1337" style:family="text">
      <style:text-properties style:text-line-through-style="none" style:text-line-through-type="none" officeooo:rsid="4e209805"/>
    </style:style>
    <style:style style:name="T1338" style:family="text">
      <style:text-properties style:text-line-through-style="none" style:text-line-through-type="none" officeooo:rsid="4e266eb9"/>
    </style:style>
    <style:style style:name="T1339" style:family="text">
      <style:text-properties style:text-line-through-style="none" style:text-line-through-type="none" officeooo:rsid="4e3e6237"/>
    </style:style>
    <style:style style:name="T1340" style:family="text">
      <style:text-properties style:text-line-through-style="none" style:text-line-through-type="none" officeooo:rsid="4e491fc7"/>
    </style:style>
    <style:style style:name="T1341" style:family="text">
      <style:text-properties style:text-line-through-style="none" style:text-line-through-type="none" officeooo:rsid="4cd367c2"/>
    </style:style>
    <style:style style:name="T1342" style:family="text">
      <style:text-properties style:text-line-through-style="none" style:text-line-through-type="none" officeooo:rsid="4e49c8e2"/>
    </style:style>
    <style:style style:name="T1343" style:family="text">
      <style:text-properties style:text-line-through-style="none" style:text-line-through-type="none" officeooo:rsid="4e4b3f30"/>
    </style:style>
    <style:style style:name="T1344" style:family="text">
      <style:text-properties style:text-line-through-style="none" style:text-line-through-type="none" officeooo:rsid="4e60a50b"/>
    </style:style>
    <style:style style:name="T1345" style:family="text">
      <style:text-properties style:text-line-through-style="none" style:text-line-through-type="none" officeooo:rsid="4e6e5a13"/>
    </style:style>
    <style:style style:name="T1346" style:family="text">
      <style:text-properties style:text-line-through-style="none" style:text-line-through-type="none" officeooo:rsid="4e6e84f5"/>
    </style:style>
    <style:style style:name="T1347" style:family="text">
      <style:text-properties style:text-line-through-style="none" style:text-line-through-type="none" officeooo:rsid="4e74178a"/>
    </style:style>
    <style:style style:name="T1348" style:family="text">
      <style:text-properties style:text-line-through-style="none" style:text-line-through-type="none" officeooo:rsid="4e767903"/>
    </style:style>
    <style:style style:name="T1349" style:family="text">
      <style:text-properties style:text-line-through-style="none" style:text-line-through-type="none" officeooo:rsid="16077e11"/>
    </style:style>
    <style:style style:name="T1350" style:family="text">
      <style:text-properties style:text-line-through-style="none" style:text-line-through-type="none" officeooo:rsid="473b82af"/>
    </style:style>
    <style:style style:name="T1351" style:family="text">
      <style:text-properties style:text-line-through-style="none" style:text-line-through-type="none" officeooo:rsid="4e80fd39"/>
    </style:style>
    <style:style style:name="T1352" style:family="text">
      <style:text-properties style:text-line-through-style="none" style:text-line-through-type="none" officeooo:rsid="4e841f79"/>
    </style:style>
    <style:style style:name="T1353" style:family="text">
      <style:text-properties style:text-line-through-style="none" style:text-line-through-type="none" officeooo:rsid="4e899196"/>
    </style:style>
    <style:style style:name="T1354" style:family="text">
      <style:text-properties style:text-line-through-style="none" style:text-line-through-type="none" officeooo:rsid="4e2f1665"/>
    </style:style>
    <style:style style:name="T1355" style:family="text">
      <style:text-properties style:text-line-through-style="none" style:text-line-through-type="none" officeooo:rsid="4e8a8a99"/>
    </style:style>
    <style:style style:name="T1356" style:family="text">
      <style:text-properties style:text-line-through-style="none" style:text-line-through-type="none" officeooo:rsid="4e953a66"/>
    </style:style>
    <style:style style:name="T1357" style:family="text">
      <style:text-properties style:text-line-through-style="none" style:text-line-through-type="none" officeooo:rsid="4e9fae19"/>
    </style:style>
    <style:style style:name="T1358" style:family="text">
      <style:text-properties style:text-line-through-style="none" style:text-line-through-type="none" officeooo:rsid="4ea75534"/>
    </style:style>
    <style:style style:name="T1359" style:family="text">
      <style:text-properties style:text-line-through-style="none" style:text-line-through-type="none" officeooo:rsid="4ea8ed76"/>
    </style:style>
    <style:style style:name="T1360" style:family="text">
      <style:text-properties style:text-line-through-style="none" style:text-line-through-type="none" officeooo:rsid="4ebee606"/>
    </style:style>
    <style:style style:name="T1361" style:family="text">
      <style:text-properties style:text-line-through-style="none" style:text-line-through-type="none" officeooo:rsid="4ec0c269"/>
    </style:style>
    <style:style style:name="T1362" style:family="text">
      <style:text-properties style:text-line-through-style="none" style:text-line-through-type="none" officeooo:rsid="4ec47d45"/>
    </style:style>
    <style:style style:name="T1363" style:family="text">
      <style:text-properties style:text-line-through-style="none" style:text-line-through-type="none" officeooo:rsid="4ec61e3c"/>
    </style:style>
    <style:style style:name="T1364" style:family="text">
      <style:text-properties style:text-line-through-style="none" style:text-line-through-type="none" officeooo:rsid="4ec63286"/>
    </style:style>
    <style:style style:name="T1365" style:family="text">
      <style:text-properties style:text-line-through-style="none" style:text-line-through-type="none" officeooo:rsid="4ed03346"/>
    </style:style>
    <style:style style:name="T1366" style:family="text">
      <style:text-properties style:text-line-through-style="none" style:text-line-through-type="none" officeooo:rsid="4ed21d1b"/>
    </style:style>
    <style:style style:name="T1367" style:family="text">
      <style:text-properties style:text-line-through-style="none" style:text-line-through-type="none" officeooo:rsid="4ed44653"/>
    </style:style>
    <style:style style:name="T1368" style:family="text">
      <style:text-properties style:text-line-through-style="none" style:text-line-through-type="none" officeooo:rsid="4ed6320a"/>
    </style:style>
    <style:style style:name="T1369" style:family="text">
      <style:text-properties style:text-line-through-style="none" style:text-line-through-type="none" officeooo:rsid="4ee22c37"/>
    </style:style>
    <style:style style:name="T1370" style:family="text">
      <style:text-properties style:text-line-through-style="none" style:text-line-through-type="none" officeooo:rsid="4ee3c9e7"/>
    </style:style>
    <style:style style:name="T1371" style:family="text">
      <style:text-properties style:text-line-through-style="none" style:text-line-through-type="none" officeooo:rsid="4ee4ae7a"/>
    </style:style>
    <style:style style:name="T1372" style:family="text">
      <style:text-properties style:text-line-through-style="none" style:text-line-through-type="none" officeooo:rsid="4eebf99d"/>
    </style:style>
    <style:style style:name="T1373" style:family="text">
      <style:text-properties style:text-line-through-style="none" style:text-line-through-type="none" officeooo:rsid="4eed8b78"/>
    </style:style>
    <style:style style:name="T1374" style:family="text">
      <style:text-properties style:text-line-through-style="none" style:text-line-through-type="none" officeooo:rsid="4ef02306"/>
    </style:style>
    <style:style style:name="T1375" style:family="text">
      <style:text-properties style:text-line-through-style="none" style:text-line-through-type="none" officeooo:rsid="4ef5572f"/>
    </style:style>
    <style:style style:name="T1376" style:family="text">
      <style:text-properties style:text-line-through-style="none" style:text-line-through-type="none" officeooo:rsid="4ef6f267"/>
    </style:style>
    <style:style style:name="T1377" style:family="text">
      <style:text-properties style:text-line-through-style="none" style:text-line-through-type="none" officeooo:rsid="4efe0772"/>
    </style:style>
    <style:style style:name="T1378" style:family="text">
      <style:text-properties style:text-line-through-style="none" style:text-line-through-type="none" officeooo:rsid="4f0bb4fa"/>
    </style:style>
    <style:style style:name="T1379" style:family="text">
      <style:text-properties style:text-line-through-style="none" style:text-line-through-type="none" officeooo:rsid="4f0cac21"/>
    </style:style>
    <style:style style:name="T1380" style:family="text">
      <style:text-properties style:text-line-through-style="none" style:text-line-through-type="none" officeooo:rsid="4f14d682"/>
    </style:style>
    <style:style style:name="T1381" style:family="text">
      <style:text-properties style:text-line-through-style="none" style:text-line-through-type="none" officeooo:rsid="4f19cc9f"/>
    </style:style>
    <style:style style:name="T1382" style:family="text">
      <style:text-properties style:text-line-through-style="none" style:text-line-through-type="none" officeooo:rsid="4f22e468"/>
    </style:style>
    <style:style style:name="T1383" style:family="text">
      <style:text-properties style:text-line-through-style="none" style:text-line-through-type="none" officeooo:rsid="4f277318"/>
    </style:style>
    <style:style style:name="T1384" style:family="text">
      <style:text-properties style:text-line-through-style="none" style:text-line-through-type="none" officeooo:rsid="4f4cecb8"/>
    </style:style>
    <style:style style:name="T1385" style:family="text">
      <style:text-properties style:text-line-through-style="none" style:text-line-through-type="none" officeooo:rsid="4f551cb0"/>
    </style:style>
    <style:style style:name="T1386" style:family="text">
      <style:text-properties style:text-line-through-style="none" style:text-line-through-type="none" officeooo:rsid="4f727bf9"/>
    </style:style>
    <style:style style:name="T1387" style:family="text">
      <style:text-properties style:text-line-through-style="none" style:text-line-through-type="none" officeooo:rsid="4f735082"/>
    </style:style>
    <style:style style:name="T1388" style:family="text">
      <style:text-properties style:text-line-through-style="none" style:text-line-through-type="none" officeooo:rsid="4f7e51b9"/>
    </style:style>
    <style:style style:name="T1389" style:family="text">
      <style:text-properties style:text-line-through-style="none" style:text-line-through-type="none" officeooo:rsid="4f802e82"/>
    </style:style>
    <style:style style:name="T1390" style:family="text">
      <style:text-properties style:text-line-through-style="none" style:text-line-through-type="none" officeooo:rsid="4f83fff4"/>
    </style:style>
    <style:style style:name="T1391" style:family="text">
      <style:text-properties style:text-line-through-style="none" style:text-line-through-type="none" officeooo:rsid="4f8903c4"/>
    </style:style>
    <style:style style:name="T1392" style:family="text">
      <style:text-properties style:text-line-through-style="none" style:text-line-through-type="none" officeooo:rsid="4f90ab30"/>
    </style:style>
    <style:style style:name="T1393" style:family="text">
      <style:text-properties style:text-line-through-style="none" style:text-line-through-type="none" officeooo:rsid="4f9fea86"/>
    </style:style>
    <style:style style:name="T1394" style:family="text">
      <style:text-properties style:text-line-through-style="none" style:text-line-through-type="none" officeooo:rsid="4faaefbf"/>
    </style:style>
    <style:style style:name="T1395" style:family="text">
      <style:text-properties style:text-line-through-style="none" style:text-line-through-type="none" officeooo:rsid="4fdedc33"/>
    </style:style>
    <style:style style:name="T1396" style:family="text">
      <style:text-properties style:text-line-through-style="none" style:text-line-through-type="none" officeooo:rsid="4fe0bba6"/>
    </style:style>
    <style:style style:name="T1397" style:family="text">
      <style:text-properties style:text-line-through-style="none" style:text-line-through-type="none" officeooo:rsid="4fe481fe"/>
    </style:style>
    <style:style style:name="T1398" style:family="text">
      <style:text-properties style:text-line-through-style="none" style:text-line-through-type="none" fo:language="en" fo:country="US" officeooo:rsid="4fe73478"/>
    </style:style>
    <style:style style:name="T1399" style:family="text">
      <style:text-properties style:text-line-through-style="none" style:text-line-through-type="none" officeooo:rsid="4ffa0b35"/>
    </style:style>
    <style:style style:name="T1400" style:family="text">
      <style:text-properties style:text-line-through-style="none" style:text-line-through-type="none" officeooo:rsid="5004eac1"/>
    </style:style>
    <style:style style:name="T1401" style:family="text">
      <style:text-properties style:text-line-through-style="none" style:text-line-through-type="none" officeooo:rsid="500da72b"/>
    </style:style>
    <style:style style:name="T1402" style:family="text">
      <style:text-properties style:text-line-through-style="none" style:text-line-through-type="none" officeooo:rsid="50139d5e"/>
    </style:style>
    <style:style style:name="T1403" style:family="text">
      <style:text-properties style:text-line-through-style="none" style:text-line-through-type="none" officeooo:rsid="5018b7f5"/>
    </style:style>
    <style:style style:name="T1404" style:family="text">
      <style:text-properties style:text-line-through-style="none" style:text-line-through-type="none" officeooo:rsid="5033c136"/>
    </style:style>
    <style:style style:name="T1405" style:family="text">
      <style:text-properties style:text-line-through-style="none" style:text-line-through-type="none" officeooo:rsid="503739f2"/>
    </style:style>
    <style:style style:name="T1406" style:family="text">
      <style:text-properties style:text-line-through-style="none" style:text-line-through-type="none" officeooo:rsid="50387b66"/>
    </style:style>
    <style:style style:name="T1407" style:family="text">
      <style:text-properties style:text-line-through-style="none" style:text-line-through-type="none" officeooo:rsid="503b24ff"/>
    </style:style>
    <style:style style:name="T1408" style:family="text">
      <style:text-properties style:text-line-through-style="none" style:text-line-through-type="none" officeooo:rsid="503d29ce"/>
    </style:style>
    <style:style style:name="T1409" style:family="text">
      <style:text-properties style:text-line-through-style="none" style:text-line-through-type="none" officeooo:rsid="503dc632"/>
    </style:style>
    <style:style style:name="T1410" style:family="text">
      <style:text-properties style:text-line-through-style="none" style:text-line-through-type="none" officeooo:rsid="504091e7"/>
    </style:style>
    <style:style style:name="T1411" style:family="text">
      <style:text-properties style:text-line-through-style="none" style:text-line-through-type="none" officeooo:rsid="50613f55"/>
    </style:style>
    <style:style style:name="T1412" style:family="text">
      <style:text-properties style:text-line-through-style="none" style:text-line-through-type="none" officeooo:rsid="50651d01"/>
    </style:style>
    <style:style style:name="T1413" style:family="text">
      <style:text-properties style:text-line-through-style="none" style:text-line-through-type="none" officeooo:rsid="50657470"/>
    </style:style>
    <style:style style:name="T1414" style:family="text">
      <style:text-properties style:text-line-through-style="none" style:text-line-through-type="none" officeooo:rsid="506735e0"/>
    </style:style>
    <style:style style:name="T1415" style:family="text">
      <style:text-properties style:text-line-through-style="none" style:text-line-through-type="none" officeooo:rsid="506ac9f2"/>
    </style:style>
    <style:style style:name="T1416" style:family="text">
      <style:text-properties style:text-line-through-style="none" style:text-line-through-type="none" officeooo:rsid="50704078"/>
    </style:style>
    <style:style style:name="T1417" style:family="text">
      <style:text-properties style:text-line-through-style="none" style:text-line-through-type="none" officeooo:rsid="50726c4c"/>
    </style:style>
    <style:style style:name="T1418" style:family="text">
      <style:text-properties style:text-line-through-style="none" style:text-line-through-type="none" officeooo:rsid="50742996"/>
    </style:style>
    <style:style style:name="T1419" style:family="text">
      <style:text-properties style:text-line-through-style="none" style:text-line-through-type="none" officeooo:rsid="50743060"/>
    </style:style>
    <style:style style:name="T1420" style:family="text">
      <style:text-properties style:text-line-through-style="none" style:text-line-through-type="none" officeooo:rsid="507803dd"/>
    </style:style>
    <style:style style:name="T1421" style:family="text">
      <style:text-properties style:text-line-through-style="none" style:text-line-through-type="none" officeooo:rsid="506e69d4"/>
    </style:style>
    <style:style style:name="T1422" style:family="text">
      <style:text-properties style:text-line-through-style="none" style:text-line-through-type="none" officeooo:rsid="508a7f2d"/>
    </style:style>
    <style:style style:name="T1423" style:family="text">
      <style:text-properties style:text-line-through-style="none" style:text-line-through-type="none" officeooo:rsid="5094a0fd"/>
    </style:style>
    <style:style style:name="T1424" style:family="text">
      <style:text-properties style:text-line-through-style="none" style:text-line-through-type="none" officeooo:rsid="509689a8"/>
    </style:style>
    <style:style style:name="T1425" style:family="text">
      <style:text-properties style:text-line-through-style="none" style:text-line-through-type="none" officeooo:rsid="50986eb3"/>
    </style:style>
    <style:style style:name="T1426" style:family="text">
      <style:text-properties style:text-line-through-style="none" style:text-line-through-type="none" officeooo:rsid="50e8f7fd"/>
    </style:style>
    <style:style style:name="T1427" style:family="text">
      <style:text-properties style:text-line-through-style="none" style:text-line-through-type="none" officeooo:rsid="50fbf249"/>
    </style:style>
    <style:style style:name="T1428" style:family="text">
      <style:text-properties style:text-line-through-style="none" style:text-line-through-type="none" officeooo:rsid="51141268"/>
    </style:style>
    <style:style style:name="T1429" style:family="text">
      <style:text-properties style:text-line-through-style="none" style:text-line-through-type="none" officeooo:rsid="51164410"/>
    </style:style>
    <style:style style:name="T1430" style:family="text">
      <style:text-properties style:text-line-through-style="none" style:text-line-through-type="none" officeooo:rsid="511ab09d"/>
    </style:style>
    <style:style style:name="T1431" style:family="text">
      <style:text-properties style:text-line-through-style="none" style:text-line-through-type="none" officeooo:rsid="511bcb0a"/>
    </style:style>
    <style:style style:name="T1432" style:family="text">
      <style:text-properties style:text-line-through-style="none" style:text-line-through-type="none" officeooo:rsid="511d89a3"/>
    </style:style>
    <style:style style:name="T1433" style:family="text">
      <style:text-properties style:text-line-through-style="none" style:text-line-through-type="none" officeooo:rsid="511f6807"/>
    </style:style>
    <style:style style:name="T1434" style:family="text">
      <style:text-properties style:text-line-through-style="none" style:text-line-through-type="none" officeooo:rsid="512111a2"/>
    </style:style>
    <style:style style:name="T1435" style:family="text">
      <style:text-properties style:text-line-through-style="none" style:text-line-through-type="none" officeooo:rsid="513bb3d6"/>
    </style:style>
    <style:style style:name="T1436" style:family="text">
      <style:text-properties style:text-line-through-style="none" style:text-line-through-type="none" officeooo:rsid="513e7f6f"/>
    </style:style>
    <style:style style:name="T1437" style:family="text">
      <style:text-properties style:text-line-through-style="none" style:text-line-through-type="none" officeooo:rsid="513fdbca"/>
    </style:style>
    <style:style style:name="T1438" style:family="text">
      <style:text-properties style:text-line-through-style="none" style:text-line-through-type="none" officeooo:rsid="51424d50"/>
    </style:style>
    <style:style style:name="T1439" style:family="text">
      <style:text-properties style:text-line-through-style="none" style:text-line-through-type="none" officeooo:rsid="514f4f03"/>
    </style:style>
    <style:style style:name="T1440" style:family="text">
      <style:text-properties style:text-line-through-style="none" style:text-line-through-type="none" officeooo:rsid="514feebc"/>
    </style:style>
    <style:style style:name="T1441" style:family="text">
      <style:text-properties style:text-line-through-style="none" style:text-line-through-type="none" officeooo:rsid="5152b4d4"/>
    </style:style>
    <style:style style:name="T1442" style:family="text">
      <style:text-properties style:text-line-through-style="none" style:text-line-through-type="none" officeooo:rsid="51540c68"/>
    </style:style>
    <style:style style:name="T1443" style:family="text">
      <style:text-properties style:text-line-through-style="none" style:text-line-through-type="none" officeooo:rsid="515438d1"/>
    </style:style>
    <style:style style:name="T1444" style:family="text">
      <style:text-properties style:text-line-through-style="none" style:text-line-through-type="none" officeooo:rsid="515549b4"/>
    </style:style>
    <style:style style:name="T1445" style:family="text">
      <style:text-properties style:text-line-through-style="none" style:text-line-through-type="none" officeooo:rsid="515b557e"/>
    </style:style>
    <style:style style:name="T1446" style:family="text">
      <style:text-properties style:text-line-through-style="none" style:text-line-through-type="none" officeooo:rsid="515f36fd"/>
    </style:style>
    <style:style style:name="T1447" style:family="text">
      <style:text-properties style:text-line-through-style="none" style:text-line-through-type="none" officeooo:rsid="5166434a"/>
    </style:style>
    <style:style style:name="T1448" style:family="text">
      <style:text-properties style:text-line-through-style="none" style:text-line-through-type="none" officeooo:rsid="516a7a80"/>
    </style:style>
    <style:style style:name="T1449" style:family="text">
      <style:text-properties style:text-line-through-style="none" style:text-line-through-type="none" officeooo:rsid="516b5ba8"/>
    </style:style>
    <style:style style:name="T1450" style:family="text">
      <style:text-properties style:text-line-through-style="none" style:text-line-through-type="none" officeooo:rsid="516d15c5"/>
    </style:style>
    <style:style style:name="T1451" style:family="text">
      <style:text-properties style:text-line-through-style="none" style:text-line-through-type="none" officeooo:rsid="4a3d6807"/>
    </style:style>
    <style:style style:name="T1452" style:family="text">
      <style:text-properties style:text-line-through-style="none" style:text-line-through-type="none" officeooo:rsid="516d55b1"/>
    </style:style>
    <style:style style:name="T1453" style:family="text">
      <style:text-properties style:text-line-through-style="none" style:text-line-through-type="none" officeooo:rsid="5174da89"/>
    </style:style>
    <style:style style:name="T1454" style:family="text">
      <style:text-properties style:text-line-through-style="none" style:text-line-through-type="none" officeooo:rsid="5175a842"/>
    </style:style>
    <style:style style:name="T1455" style:family="text">
      <style:text-properties style:text-line-through-style="none" style:text-line-through-type="none" officeooo:rsid="51791ab8"/>
    </style:style>
    <style:style style:name="T1456" style:family="text">
      <style:text-properties style:text-line-through-style="none" style:text-line-through-type="none" officeooo:rsid="51879bc1"/>
    </style:style>
    <style:style style:name="T1457" style:family="text">
      <style:text-properties style:text-line-through-style="none" style:text-line-through-type="none" officeooo:rsid="5188acdc"/>
    </style:style>
    <style:style style:name="T1458" style:family="text">
      <style:text-properties style:text-line-through-style="none" style:text-line-through-type="none" officeooo:rsid="5189f33c"/>
    </style:style>
    <style:style style:name="T1459" style:family="text">
      <style:text-properties style:text-line-through-style="none" style:text-line-through-type="none" officeooo:rsid="518c61bf"/>
    </style:style>
    <style:style style:name="T1460" style:family="text">
      <style:text-properties style:text-line-through-style="none" style:text-line-through-type="none" officeooo:rsid="518d4167"/>
    </style:style>
    <style:style style:name="T1461" style:family="text">
      <style:text-properties style:text-line-through-style="none" style:text-line-through-type="none" officeooo:rsid="5190912e"/>
    </style:style>
    <style:style style:name="T1462" style:family="text">
      <style:text-properties style:text-line-through-style="none" style:text-line-through-type="none" officeooo:rsid="5198766e"/>
    </style:style>
    <style:style style:name="T1463" style:family="text">
      <style:text-properties style:text-line-through-style="none" style:text-line-through-type="none" officeooo:rsid="519ae966"/>
    </style:style>
    <style:style style:name="T1464" style:family="text">
      <style:text-properties style:text-line-through-style="none" style:text-line-through-type="none" officeooo:rsid="519e87b1"/>
    </style:style>
    <style:style style:name="T1465" style:family="text">
      <style:text-properties style:text-line-through-style="none" style:text-line-through-type="none" officeooo:rsid="51a4a1f0"/>
    </style:style>
    <style:style style:name="T1466" style:family="text">
      <style:text-properties style:text-line-through-style="none" style:text-line-through-type="none" officeooo:rsid="51a8d10a"/>
    </style:style>
    <style:style style:name="T1467" style:family="text">
      <style:text-properties style:text-line-through-style="none" style:text-line-through-type="none" officeooo:rsid="51a8d38e"/>
    </style:style>
    <style:style style:name="T1468" style:family="text">
      <style:text-properties style:text-line-through-style="none" style:text-line-through-type="none" officeooo:rsid="51aa5d4a"/>
    </style:style>
    <style:style style:name="T1469" style:family="text">
      <style:text-properties style:text-line-through-style="none" style:text-line-through-type="none" officeooo:rsid="51ab9ad6"/>
    </style:style>
    <style:style style:name="T1470" style:family="text">
      <style:text-properties style:text-line-through-style="none" style:text-line-through-type="none" officeooo:rsid="51acef87"/>
    </style:style>
    <style:style style:name="T1471" style:family="text">
      <style:text-properties style:text-line-through-style="none" style:text-line-through-type="none" officeooo:rsid="51b64089"/>
    </style:style>
    <style:style style:name="T1472" style:family="text">
      <style:text-properties style:text-line-through-style="none" style:text-line-through-type="none" officeooo:rsid="51b88f12"/>
    </style:style>
    <style:style style:name="T1473" style:family="text">
      <style:text-properties style:text-line-through-style="none" style:text-line-through-type="none" officeooo:rsid="51bd5f1a"/>
    </style:style>
    <style:style style:name="T1474" style:family="text">
      <style:text-properties style:text-line-through-style="none" style:text-line-through-type="none" officeooo:rsid="51c11eac"/>
    </style:style>
    <style:style style:name="T1475" style:family="text">
      <style:text-properties style:text-line-through-style="none" style:text-line-through-type="none" officeooo:rsid="51c83647"/>
    </style:style>
    <style:style style:name="T1476" style:family="text">
      <style:text-properties style:text-line-through-style="none" style:text-line-through-type="none" officeooo:rsid="51c93c00"/>
    </style:style>
    <style:style style:name="T1477" style:family="text">
      <style:text-properties style:text-line-through-style="none" style:text-line-through-type="none" officeooo:rsid="51c95f1a"/>
    </style:style>
    <style:style style:name="T1478" style:family="text">
      <style:text-properties style:text-line-through-style="none" style:text-line-through-type="none" officeooo:rsid="51d66800"/>
    </style:style>
    <style:style style:name="T1479" style:family="text">
      <style:text-properties style:text-line-through-style="none" style:text-line-through-type="none" officeooo:rsid="51d725e9"/>
    </style:style>
    <style:style style:name="T1480" style:family="text">
      <style:text-properties style:text-line-through-style="none" style:text-line-through-type="none" officeooo:rsid="518d2925"/>
    </style:style>
    <style:style style:name="T1481" style:family="text">
      <style:text-properties style:text-line-through-style="none" style:text-line-through-type="none" officeooo:rsid="51d93e15"/>
    </style:style>
    <style:style style:name="T1482" style:family="text">
      <style:text-properties style:text-line-through-style="none" style:text-line-through-type="none" officeooo:rsid="51dde4f0"/>
    </style:style>
    <style:style style:name="T1483" style:family="text">
      <style:text-properties style:text-line-through-style="none" style:text-line-through-type="none" officeooo:rsid="51e1a421"/>
    </style:style>
    <style:style style:name="T1484" style:family="text">
      <style:text-properties style:text-line-through-style="none" style:text-line-through-type="none" officeooo:rsid="51ed683a"/>
    </style:style>
    <style:style style:name="T1485" style:family="text">
      <style:text-properties style:text-line-through-style="none" style:text-line-through-type="none" officeooo:rsid="51ef8a95"/>
    </style:style>
    <style:style style:name="T1486" style:family="text">
      <style:text-properties style:text-line-through-style="none" style:text-line-through-type="none" officeooo:rsid="51fab7df"/>
    </style:style>
    <style:style style:name="T1487" style:family="text">
      <style:text-properties style:text-line-through-style="none" style:text-line-through-type="none" officeooo:rsid="51fcdf2a"/>
    </style:style>
    <style:style style:name="T1488" style:family="text">
      <style:text-properties style:text-line-through-style="none" style:text-line-through-type="none" officeooo:rsid="52030ef0"/>
    </style:style>
    <style:style style:name="T1489" style:family="text">
      <style:text-properties style:text-line-through-style="none" style:text-line-through-type="none" officeooo:rsid="5205b2f6"/>
    </style:style>
    <style:style style:name="T1490" style:family="text">
      <style:text-properties style:text-line-through-style="none" style:text-line-through-type="none" officeooo:rsid="52195518"/>
    </style:style>
    <style:style style:name="T1491" style:family="text">
      <style:text-properties style:text-line-through-style="none" style:text-line-through-type="none" officeooo:rsid="523a1323"/>
    </style:style>
    <style:style style:name="T1492" style:family="text">
      <style:text-properties style:text-line-through-style="none" style:text-line-through-type="none" officeooo:rsid="523ba2f6"/>
    </style:style>
    <style:style style:name="T1493" style:family="text">
      <style:text-properties style:text-line-through-style="none" style:text-line-through-type="none" officeooo:rsid="5267c8f1"/>
    </style:style>
    <style:style style:name="T1494" style:family="text">
      <style:text-properties style:text-line-through-style="none" style:text-line-through-type="none" officeooo:rsid="5269b9c8"/>
    </style:style>
    <style:style style:name="T1495" style:family="text">
      <style:text-properties officeooo:rsid="4a356b10"/>
    </style:style>
    <style:style style:name="T1496" style:family="text">
      <style:text-properties fo:font-style="normal" style:font-style-asian="normal" style:font-style-complex="normal"/>
    </style:style>
    <style:style style:name="T1497" style:family="text">
      <style:text-properties fo:font-style="normal" officeooo:rsid="4a425bbf" style:font-style-asian="normal" style:font-style-complex="normal"/>
    </style:style>
    <style:style style:name="T1498" style:family="text">
      <style:text-properties fo:font-style="normal" officeooo:rsid="4a5a8f22" style:font-style-asian="normal" style:font-style-complex="normal"/>
    </style:style>
    <style:style style:name="T1499" style:family="text">
      <style:text-properties fo:font-style="normal" officeooo:rsid="4a5c26eb" style:font-style-asian="normal" style:font-style-complex="normal"/>
    </style:style>
    <style:style style:name="T1500" style:family="text">
      <style:text-properties fo:font-style="normal" officeooo:rsid="4a43b3f3" style:font-style-asian="normal" style:font-style-complex="normal"/>
    </style:style>
    <style:style style:name="T1501" style:family="text">
      <style:text-properties fo:font-style="normal" officeooo:rsid="4af18055" style:font-style-asian="normal" style:font-style-complex="normal"/>
    </style:style>
    <style:style style:name="T1502" style:family="text">
      <style:text-properties fo:font-style="normal" officeooo:rsid="4af5e0d0" style:font-style-asian="normal" style:font-style-complex="normal"/>
    </style:style>
    <style:style style:name="T1503" style:family="text">
      <style:text-properties fo:font-style="normal" officeooo:rsid="4b2ac858" style:font-style-asian="normal" style:font-style-complex="normal"/>
    </style:style>
    <style:style style:name="T1504" style:family="text">
      <style:text-properties fo:font-style="normal" officeooo:rsid="4b2ba805" style:font-style-asian="normal" style:font-style-complex="normal"/>
    </style:style>
    <style:style style:name="T1505" style:family="text">
      <style:text-properties fo:font-style="normal" officeooo:rsid="4b2d00b4" style:font-style-asian="normal" style:font-style-complex="normal"/>
    </style:style>
    <style:style style:name="T1506" style:family="text">
      <style:text-properties fo:font-style="normal" officeooo:rsid="4b329f14" style:font-style-asian="normal" style:font-style-complex="normal"/>
    </style:style>
    <style:style style:name="T1507" style:family="text">
      <style:text-properties fo:font-style="normal" officeooo:rsid="4b35920b" style:font-style-asian="normal" style:font-style-complex="normal"/>
    </style:style>
    <style:style style:name="T1508" style:family="text">
      <style:text-properties fo:font-style="normal" officeooo:rsid="4b339418" style:font-style-asian="normal" style:font-style-complex="normal"/>
    </style:style>
    <style:style style:name="T1509" style:family="text">
      <style:text-properties fo:font-style="normal" officeooo:rsid="4b2cf92a" style:font-style-asian="normal" style:font-style-complex="normal"/>
    </style:style>
    <style:style style:name="T1510" style:family="text">
      <style:text-properties fo:font-style="normal" officeooo:rsid="4b6704d8" style:font-style-asian="normal" style:font-style-complex="normal"/>
    </style:style>
    <style:style style:name="T1511" style:family="text">
      <style:text-properties fo:font-style="normal" officeooo:rsid="4b69fc24" style:font-style-asian="normal" style:font-style-complex="normal"/>
    </style:style>
    <style:style style:name="T1512" style:family="text">
      <style:text-properties fo:font-style="normal" officeooo:rsid="4b6a7c57" style:font-style-asian="normal" style:font-style-complex="normal"/>
    </style:style>
    <style:style style:name="T1513" style:family="text">
      <style:text-properties fo:font-style="normal" officeooo:rsid="4b916a99" style:font-style-asian="normal" style:font-style-complex="normal"/>
    </style:style>
    <style:style style:name="T1514" style:family="text">
      <style:text-properties fo:font-style="normal" officeooo:rsid="4b92b175" style:font-style-asian="normal" style:font-style-complex="normal"/>
    </style:style>
    <style:style style:name="T1515" style:family="text">
      <style:text-properties fo:font-style="normal" officeooo:rsid="4bba2141" style:font-style-asian="normal" style:font-style-complex="normal"/>
    </style:style>
    <style:style style:name="T1516" style:family="text">
      <style:text-properties fo:font-style="normal" officeooo:rsid="4bbf1a15" style:font-style-asian="normal" style:font-style-complex="normal"/>
    </style:style>
    <style:style style:name="T1517" style:family="text">
      <style:text-properties fo:font-style="normal" officeooo:rsid="4bc02351" style:font-style-asian="normal" style:font-style-complex="normal"/>
    </style:style>
    <style:style style:name="T1518" style:family="text">
      <style:text-properties fo:font-style="normal" officeooo:rsid="4be03bc2" style:font-style-asian="normal" style:font-style-complex="normal"/>
    </style:style>
    <style:style style:name="T1519" style:family="text">
      <style:text-properties fo:font-style="normal" officeooo:rsid="4be132f4" style:font-style-asian="normal" style:font-style-complex="normal"/>
    </style:style>
    <style:style style:name="T1520" style:family="text">
      <style:text-properties fo:font-style="normal" officeooo:rsid="4aa33f2c" style:font-style-asian="normal" style:font-style-complex="normal"/>
    </style:style>
    <style:style style:name="T1521" style:family="text">
      <style:text-properties fo:font-style="normal" officeooo:rsid="4be259df" style:font-style-asian="normal" style:font-style-complex="normal"/>
    </style:style>
    <style:style style:name="T1522" style:family="text">
      <style:text-properties fo:font-style="normal" officeooo:rsid="4be2e580" style:font-style-asian="normal" style:font-style-complex="normal"/>
    </style:style>
    <style:style style:name="T1523" style:family="text">
      <style:text-properties fo:font-style="normal" officeooo:rsid="4c09795a" style:font-style-asian="normal" style:font-style-complex="normal"/>
    </style:style>
    <style:style style:name="T1524" style:family="text">
      <style:text-properties fo:font-style="normal" officeooo:rsid="4c0ac820" style:font-style-asian="normal" style:font-style-complex="normal"/>
    </style:style>
    <style:style style:name="T1525" style:family="text">
      <style:text-properties fo:font-style="normal" officeooo:rsid="4c0cbfdf" style:font-style-asian="normal" style:font-style-complex="normal"/>
    </style:style>
    <style:style style:name="T1526" style:family="text">
      <style:text-properties fo:font-style="normal" officeooo:rsid="4c0df02f" style:font-style-asian="normal" style:font-style-complex="normal"/>
    </style:style>
    <style:style style:name="T1527" style:family="text">
      <style:text-properties fo:font-style="normal" officeooo:rsid="4c1c9a5e" style:font-style-asian="normal" style:font-style-complex="normal"/>
    </style:style>
    <style:style style:name="T1528" style:family="text">
      <style:text-properties fo:font-style="normal" officeooo:rsid="4c2df9a9" style:font-style-asian="normal" style:font-style-complex="normal"/>
    </style:style>
    <style:style style:name="T1529" style:family="text">
      <style:text-properties fo:font-style="normal" officeooo:rsid="4c50dce9" style:font-style-asian="normal" style:font-style-complex="normal"/>
    </style:style>
    <style:style style:name="T1530" style:family="text">
      <style:text-properties fo:font-style="normal" officeooo:rsid="4c6193b5" style:font-style-asian="normal" style:font-style-complex="normal"/>
    </style:style>
    <style:style style:name="T1531" style:family="text">
      <style:text-properties fo:font-style="normal" officeooo:rsid="4c9e8a8a" style:font-style-asian="normal" style:font-style-complex="normal"/>
    </style:style>
    <style:style style:name="T1532" style:family="text">
      <style:text-properties fo:font-style="normal" officeooo:rsid="4cc85cfc" style:font-style-asian="normal" style:font-style-complex="normal"/>
    </style:style>
    <style:style style:name="T1533" style:family="text">
      <style:text-properties fo:font-style="normal" officeooo:rsid="4d8db873" style:font-style-asian="normal" style:font-style-complex="normal"/>
    </style:style>
    <style:style style:name="T1534" style:family="text">
      <style:text-properties fo:font-style="normal" officeooo:rsid="4d9c94a4" style:font-style-asian="normal" style:font-style-complex="normal"/>
    </style:style>
    <style:style style:name="T1535" style:family="text">
      <style:text-properties fo:font-style="normal" officeooo:rsid="4da3a20c" style:font-style-asian="normal" style:font-style-complex="normal"/>
    </style:style>
    <style:style style:name="T1536" style:family="text">
      <style:text-properties fo:font-style="normal" officeooo:rsid="4824aba6" style:font-style-asian="normal" style:font-style-complex="normal"/>
    </style:style>
    <style:style style:name="T1537" style:family="text">
      <style:text-properties fo:font-style="normal" officeooo:rsid="4dc28288" style:font-style-asian="normal" style:font-style-complex="normal"/>
    </style:style>
    <style:style style:name="T1538" style:family="text">
      <style:text-properties fo:font-style="normal" officeooo:rsid="4dc788b4" style:font-style-asian="normal" style:font-style-complex="normal"/>
    </style:style>
    <style:style style:name="T1539" style:family="text">
      <style:text-properties fo:font-style="normal" officeooo:rsid="4dc979eb" style:font-style-asian="normal" style:font-style-complex="normal"/>
    </style:style>
    <style:style style:name="T1540" style:family="text">
      <style:text-properties fo:font-style="normal" officeooo:rsid="4dca793d" style:font-style-asian="normal" style:font-style-complex="normal"/>
    </style:style>
    <style:style style:name="T1541" style:family="text">
      <style:text-properties fo:font-style="normal" officeooo:rsid="4dcdd43b" style:font-style-asian="normal" style:font-style-complex="normal"/>
    </style:style>
    <style:style style:name="T1542" style:family="text">
      <style:text-properties fo:font-style="normal" officeooo:rsid="4dd8715d" style:font-style-asian="normal" style:font-style-complex="normal"/>
    </style:style>
    <style:style style:name="T1543" style:family="text">
      <style:text-properties fo:font-style="normal" officeooo:rsid="4dd99aa2" style:font-style-asian="normal" style:font-style-complex="normal"/>
    </style:style>
    <style:style style:name="T1544" style:family="text">
      <style:text-properties fo:font-style="normal" officeooo:rsid="4ddb23f7" style:font-style-asian="normal" style:font-style-complex="normal"/>
    </style:style>
    <style:style style:name="T1545" style:family="text">
      <style:text-properties fo:font-style="normal" officeooo:rsid="4da73ba4" style:font-style-asian="normal" style:font-style-complex="normal"/>
    </style:style>
    <style:style style:name="T1546" style:family="text">
      <style:text-properties fo:font-style="normal" officeooo:rsid="47dd70d8" style:font-style-asian="normal" style:font-style-complex="normal"/>
    </style:style>
    <style:style style:name="T1547" style:family="text">
      <style:text-properties fo:font-style="normal" officeooo:rsid="4dde2db8" style:font-style-asian="normal" style:font-style-complex="normal"/>
    </style:style>
    <style:style style:name="T1548" style:family="text">
      <style:text-properties fo:font-style="normal" officeooo:rsid="4df881d2" style:font-style-asian="normal" style:font-style-complex="normal"/>
    </style:style>
    <style:style style:name="T1549" style:family="text">
      <style:text-properties fo:font-style="normal" officeooo:rsid="4dffd08a" style:font-style-asian="normal" style:font-style-complex="normal"/>
    </style:style>
    <style:style style:name="T1550" style:family="text">
      <style:text-properties fo:font-style="normal" officeooo:rsid="4e004b65" style:font-style-asian="normal" style:font-style-complex="normal"/>
    </style:style>
    <style:style style:name="T1551" style:family="text">
      <style:text-properties fo:font-style="normal" officeooo:rsid="4e04f381" style:font-style-asian="normal" style:font-style-complex="normal"/>
    </style:style>
    <style:style style:name="T1552" style:family="text">
      <style:text-properties fo:font-style="normal" officeooo:rsid="4e0a356f" style:font-style-asian="normal" style:font-style-complex="normal"/>
    </style:style>
    <style:style style:name="T1553" style:family="text">
      <style:text-properties fo:font-style="normal" officeooo:rsid="4e0b5b88" style:font-style-asian="normal" style:font-style-complex="normal"/>
    </style:style>
    <style:style style:name="T1554" style:family="text">
      <style:text-properties fo:font-style="normal" officeooo:rsid="4e0ecf9d" style:font-style-asian="normal" style:font-style-complex="normal"/>
    </style:style>
    <style:style style:name="T1555" style:family="text">
      <style:text-properties fo:font-style="normal" officeooo:rsid="4e3e6237" style:font-style-asian="normal" style:font-style-complex="normal"/>
    </style:style>
    <style:style style:name="T1556" style:family="text">
      <style:text-properties fo:font-style="normal" officeooo:rsid="4e3f7670" style:font-style-asian="normal" style:font-style-complex="normal"/>
    </style:style>
    <style:style style:name="T1557" style:family="text">
      <style:text-properties fo:font-style="normal" officeooo:rsid="4e584f44" style:font-style-asian="normal" style:font-style-complex="normal"/>
    </style:style>
    <style:style style:name="T1558" style:family="text">
      <style:text-properties fo:font-style="normal" officeooo:rsid="4e5a07fe" style:font-style-asian="normal" style:font-style-complex="normal"/>
    </style:style>
    <style:style style:name="T1559" style:family="text">
      <style:text-properties fo:font-style="normal" officeooo:rsid="4e5bd899" style:font-style-asian="normal" style:font-style-complex="normal"/>
    </style:style>
    <style:style style:name="T1560" style:family="text">
      <style:text-properties fo:font-style="normal" officeooo:rsid="4e5c29df" style:font-style-asian="normal" style:font-style-complex="normal"/>
    </style:style>
    <style:style style:name="T1561" style:family="text">
      <style:text-properties fo:font-style="normal" officeooo:rsid="4e6afd72" style:font-style-asian="normal" style:font-style-complex="normal"/>
    </style:style>
    <style:style style:name="T1562" style:family="text">
      <style:text-properties fo:font-style="normal" officeooo:rsid="4e781167" style:font-style-asian="normal" style:font-style-complex="normal"/>
    </style:style>
    <style:style style:name="T1563" style:family="text">
      <style:text-properties fo:font-style="normal" officeooo:rsid="4e7abbca" style:font-style-asian="normal" style:font-style-complex="normal"/>
    </style:style>
    <style:style style:name="T1564" style:family="text">
      <style:text-properties fo:font-style="normal" officeooo:rsid="4e7be93f" style:font-style-asian="normal" style:font-style-complex="normal"/>
    </style:style>
    <style:style style:name="T1565" style:family="text">
      <style:text-properties fo:font-style="normal" officeooo:rsid="4e953a66" style:font-style-asian="normal" style:font-style-complex="normal"/>
    </style:style>
    <style:style style:name="T1566" style:family="text">
      <style:text-properties fo:font-style="normal" officeooo:rsid="4eac4cb8" style:font-style-asian="normal" style:font-style-complex="normal"/>
    </style:style>
    <style:style style:name="T1567" style:family="text">
      <style:text-properties fo:font-style="normal" officeooo:rsid="4eae389a" style:font-style-asian="normal" style:font-style-complex="normal"/>
    </style:style>
    <style:style style:name="T1568" style:family="text">
      <style:text-properties fo:font-style="normal" officeooo:rsid="4eb48f1f" style:font-style-asian="normal" style:font-style-complex="normal"/>
    </style:style>
    <style:style style:name="T1569" style:family="text">
      <style:text-properties fo:font-style="normal" officeooo:rsid="48603528" style:font-style-asian="normal" style:font-style-complex="normal"/>
    </style:style>
    <style:style style:name="T1570" style:family="text">
      <style:text-properties fo:font-style="normal" officeooo:rsid="4eb52f38" style:font-style-asian="normal" style:font-style-complex="normal"/>
    </style:style>
    <style:style style:name="T1571" style:family="text">
      <style:text-properties fo:font-style="normal" officeooo:rsid="4eb60949" style:font-style-asian="normal" style:font-style-complex="normal"/>
    </style:style>
    <style:style style:name="T1572" style:family="text">
      <style:text-properties fo:font-style="normal" officeooo:rsid="4eb682f5" style:font-style-asian="normal" style:font-style-complex="normal"/>
    </style:style>
    <style:style style:name="T1573" style:family="text">
      <style:text-properties fo:font-style="normal" officeooo:rsid="4eb1fb84" style:font-style-asian="normal" style:font-style-complex="normal"/>
    </style:style>
    <style:style style:name="T1574" style:family="text">
      <style:text-properties fo:font-style="normal" officeooo:rsid="4eaf6f43" style:font-style-asian="normal" style:font-style-complex="normal"/>
    </style:style>
    <style:style style:name="T1575" style:family="text">
      <style:text-properties fo:font-style="normal" officeooo:rsid="4eb8475f" style:font-style-asian="normal" style:font-style-complex="normal"/>
    </style:style>
    <style:style style:name="T1576" style:family="text">
      <style:text-properties fo:font-style="normal" officeooo:rsid="4ebc73f4" style:font-style-asian="normal" style:font-style-complex="normal"/>
    </style:style>
    <style:style style:name="T1577" style:family="text">
      <style:text-properties fo:font-style="normal" officeooo:rsid="4ebee606" style:font-style-asian="normal" style:font-style-complex="normal"/>
    </style:style>
    <style:style style:name="T1578" style:family="text">
      <style:text-properties fo:font-style="normal" officeooo:rsid="4ee7bb84" style:font-style-asian="normal" style:font-style-complex="normal"/>
    </style:style>
    <style:style style:name="T1579" style:family="text">
      <style:text-properties fo:font-style="normal" officeooo:rsid="4ef02306" style:font-style-asian="normal" style:font-style-complex="normal"/>
    </style:style>
    <style:style style:name="T1580" style:family="text">
      <style:text-properties fo:font-style="normal" officeooo:rsid="4ef027ea" style:font-style-asian="normal" style:font-style-complex="normal"/>
    </style:style>
    <style:style style:name="T1581" style:family="text">
      <style:text-properties fo:font-style="normal" officeooo:rsid="4f178fe6" style:font-style-asian="normal" style:font-style-complex="normal"/>
    </style:style>
    <style:style style:name="T1582" style:family="text">
      <style:text-properties fo:font-style="normal" officeooo:rsid="4f4966d9" style:font-style-asian="normal" style:font-style-complex="normal"/>
    </style:style>
    <style:style style:name="T1583" style:family="text">
      <style:text-properties fo:font-style="normal" officeooo:rsid="4f0bb4fa" style:font-style-asian="normal" style:font-style-complex="normal"/>
    </style:style>
    <style:style style:name="T1584" style:family="text">
      <style:text-properties fo:font-style="normal" officeooo:rsid="4f58a9a8" style:font-style-asian="normal" style:font-style-complex="normal"/>
    </style:style>
    <style:style style:name="T1585" style:family="text">
      <style:text-properties fo:font-style="normal" officeooo:rsid="4f7e51b9" style:font-style-asian="normal" style:font-style-complex="normal"/>
    </style:style>
    <style:style style:name="T1586" style:family="text">
      <style:text-properties fo:font-style="normal" officeooo:rsid="4f850a8e" style:font-style-asian="normal" style:font-style-complex="normal"/>
    </style:style>
    <style:style style:name="T1587" style:family="text">
      <style:text-properties fo:font-style="normal" officeooo:rsid="4f85a4fb" style:font-style-asian="normal" style:font-style-complex="normal"/>
    </style:style>
    <style:style style:name="T1588" style:family="text">
      <style:text-properties fo:font-style="normal" officeooo:rsid="4f889d45" style:font-style-asian="normal" style:font-style-complex="normal"/>
    </style:style>
    <style:style style:name="T1589" style:family="text">
      <style:text-properties fo:font-style="normal" officeooo:rsid="4f9fea86" style:font-style-asian="normal" style:font-style-complex="normal"/>
    </style:style>
    <style:style style:name="T1590" style:family="text">
      <style:text-properties fo:font-style="normal" officeooo:rsid="4fa55493" style:font-style-asian="normal" style:font-style-complex="normal"/>
    </style:style>
    <style:style style:name="T1591" style:family="text">
      <style:text-properties fo:font-style="normal" officeooo:rsid="4fb0585c" style:font-style-asian="normal" style:font-style-complex="normal"/>
    </style:style>
    <style:style style:name="T1592" style:family="text">
      <style:text-properties fo:font-style="normal" officeooo:rsid="4fb22c03" style:font-style-asian="normal" style:font-style-complex="normal"/>
    </style:style>
    <style:style style:name="T1593" style:family="text">
      <style:text-properties fo:font-style="normal" officeooo:rsid="4fb25024" style:font-style-asian="normal" style:font-style-complex="normal"/>
    </style:style>
    <style:style style:name="T1594" style:family="text">
      <style:text-properties fo:font-style="normal" officeooo:rsid="4fb2c3f6" style:font-style-asian="normal" style:font-style-complex="normal"/>
    </style:style>
    <style:style style:name="T1595" style:family="text">
      <style:text-properties fo:font-style="normal" officeooo:rsid="4fb79b06" style:font-style-asian="normal" style:font-style-complex="normal"/>
    </style:style>
    <style:style style:name="T1596" style:family="text">
      <style:text-properties fo:font-style="normal" officeooo:rsid="4fbafd59" style:font-style-asian="normal" style:font-style-complex="normal"/>
    </style:style>
    <style:style style:name="T1597" style:family="text">
      <style:text-properties fo:font-style="normal" officeooo:rsid="4fbcf9f5" style:font-style-asian="normal" style:font-style-complex="normal"/>
    </style:style>
    <style:style style:name="T1598" style:family="text">
      <style:text-properties fo:font-style="normal" officeooo:rsid="4fbd4487" style:font-style-asian="normal" style:font-style-complex="normal"/>
    </style:style>
    <style:style style:name="T1599" style:family="text">
      <style:text-properties fo:font-style="normal" officeooo:rsid="4fcd09ef" style:font-style-asian="normal" style:font-style-complex="normal"/>
    </style:style>
    <style:style style:name="T1600" style:family="text">
      <style:text-properties fo:font-style="normal" officeooo:rsid="4fcd80a4" style:font-style-asian="normal" style:font-style-complex="normal"/>
    </style:style>
    <style:style style:name="T1601" style:family="text">
      <style:text-properties fo:font-style="normal" officeooo:rsid="4fcf915f" style:font-style-asian="normal" style:font-style-complex="normal"/>
    </style:style>
    <style:style style:name="T1602" style:family="text">
      <style:text-properties fo:font-style="normal" officeooo:rsid="4fe33cfe" style:font-style-asian="normal" style:font-style-complex="normal"/>
    </style:style>
    <style:style style:name="T1603" style:family="text">
      <style:text-properties fo:font-style="normal" officeooo:rsid="4fe5661b" style:font-style-asian="normal" style:font-style-complex="normal"/>
    </style:style>
    <style:style style:name="T1604" style:family="text">
      <style:text-properties fo:font-style="normal" officeooo:rsid="5015322f" style:font-style-asian="normal" style:font-style-complex="normal"/>
    </style:style>
    <style:style style:name="T1605" style:family="text">
      <style:text-properties fo:font-style="normal" officeooo:rsid="5016ce6d" style:font-style-asian="normal" style:font-style-complex="normal"/>
    </style:style>
    <style:style style:name="T1606" style:family="text">
      <style:text-properties fo:font-style="normal" officeooo:rsid="5018b7f5" style:font-style-asian="normal" style:font-style-complex="normal"/>
    </style:style>
    <style:style style:name="T1607" style:family="text">
      <style:text-properties fo:font-style="normal" officeooo:rsid="503cf89e" style:font-style-asian="normal" style:font-style-complex="normal"/>
    </style:style>
    <style:style style:name="T1608" style:family="text">
      <style:text-properties fo:font-style="normal" officeooo:rsid="5038ada8" style:font-style-asian="normal" style:font-style-complex="normal"/>
    </style:style>
    <style:style style:name="T1609" style:family="text">
      <style:text-properties fo:font-style="normal" officeooo:rsid="503dc632" style:font-style-asian="normal" style:font-style-complex="normal"/>
    </style:style>
    <style:style style:name="T1610" style:family="text">
      <style:text-properties fo:font-style="normal" officeooo:rsid="504650d2" style:font-style-asian="normal" style:font-style-complex="normal"/>
    </style:style>
    <style:style style:name="T1611" style:family="text">
      <style:text-properties fo:font-style="normal" officeooo:rsid="50555de3" style:font-style-asian="normal" style:font-style-complex="normal"/>
    </style:style>
    <style:style style:name="T1612" style:family="text">
      <style:text-properties fo:font-style="normal" officeooo:rsid="49b2ee80" style:font-style-asian="normal" style:font-style-complex="normal"/>
    </style:style>
    <style:style style:name="T1613" style:family="text">
      <style:text-properties fo:font-style="normal" officeooo:rsid="50586261" style:font-style-asian="normal" style:font-style-complex="normal"/>
    </style:style>
    <style:style style:name="T1614" style:family="text">
      <style:text-properties fo:font-style="normal" officeooo:rsid="505e2510" style:font-style-asian="normal" style:font-style-complex="normal"/>
    </style:style>
    <style:style style:name="T1615" style:family="text">
      <style:text-properties fo:font-style="normal" officeooo:rsid="48df6257" style:font-style-asian="normal" style:font-style-complex="normal"/>
    </style:style>
    <style:style style:name="T1616" style:family="text">
      <style:text-properties fo:font-style="normal" officeooo:rsid="5067a4a0" style:font-style-asian="normal" style:font-style-complex="normal"/>
    </style:style>
    <style:style style:name="T1617" style:family="text">
      <style:text-properties fo:font-style="normal" officeooo:rsid="50aa0848" style:font-style-asian="normal" style:font-style-complex="normal"/>
    </style:style>
    <style:style style:name="T1618" style:family="text">
      <style:text-properties fo:font-style="normal" officeooo:rsid="50ab2355" style:font-style-asian="normal" style:font-style-complex="normal"/>
    </style:style>
    <style:style style:name="T1619" style:family="text">
      <style:text-properties fo:font-style="normal" officeooo:rsid="50d5cab6" style:font-style-asian="normal" style:font-style-complex="normal"/>
    </style:style>
    <style:style style:name="T1620" style:family="text">
      <style:text-properties fo:font-style="normal" officeooo:rsid="510a2795" style:font-style-asian="normal" style:font-style-complex="normal"/>
    </style:style>
    <style:style style:name="T1621" style:family="text">
      <style:text-properties fo:font-style="normal" officeooo:rsid="50d891c3" style:font-style-asian="normal" style:font-style-complex="normal"/>
    </style:style>
    <style:style style:name="T1622" style:family="text">
      <style:text-properties fo:font-style="normal" officeooo:rsid="16282f48" style:font-style-asian="normal" style:font-style-complex="normal"/>
    </style:style>
    <style:style style:name="T1623" style:family="text">
      <style:text-properties fo:font-style="normal" officeooo:rsid="510b14e4" style:font-style-asian="normal" style:font-style-complex="normal"/>
    </style:style>
    <style:style style:name="T1624" style:family="text">
      <style:text-properties fo:font-style="normal" officeooo:rsid="512111a2" style:font-style-asian="normal" style:font-style-complex="normal"/>
    </style:style>
    <style:style style:name="T1625" style:family="text">
      <style:text-properties fo:font-style="normal" officeooo:rsid="50a20c61" style:font-style-asian="normal" style:font-style-complex="normal"/>
    </style:style>
    <style:style style:name="T1626" style:family="text">
      <style:text-properties fo:font-style="normal" officeooo:rsid="50a22557" style:font-style-asian="normal" style:font-style-complex="normal"/>
    </style:style>
    <style:style style:name="T1627" style:family="text">
      <style:text-properties fo:font-style="normal" officeooo:rsid="512cb784" style:font-style-asian="normal" style:font-style-complex="normal"/>
    </style:style>
    <style:style style:name="T1628" style:family="text">
      <style:text-properties fo:font-style="normal" officeooo:rsid="512f9a49" style:font-style-asian="normal" style:font-style-complex="normal"/>
    </style:style>
    <style:style style:name="T1629" style:family="text">
      <style:text-properties fo:font-style="normal" officeooo:rsid="5135b1a7" style:font-style-asian="normal" style:font-style-complex="normal"/>
    </style:style>
    <style:style style:name="T1630" style:family="text">
      <style:text-properties fo:font-style="normal" officeooo:rsid="5136c274" style:font-style-asian="normal" style:font-style-complex="normal"/>
    </style:style>
    <style:style style:name="T1631" style:family="text">
      <style:text-properties fo:font-style="normal" officeooo:rsid="5137408d" style:font-style-asian="normal" style:font-style-complex="normal"/>
    </style:style>
    <style:style style:name="T1632" style:family="text">
      <style:text-properties fo:font-style="normal" officeooo:rsid="51378e52" style:font-style-asian="normal" style:font-style-complex="normal"/>
    </style:style>
    <style:style style:name="T1633" style:family="text">
      <style:text-properties fo:font-style="normal" officeooo:rsid="51393a99" style:font-style-asian="normal" style:font-style-complex="normal"/>
    </style:style>
    <style:style style:name="T1634" style:family="text">
      <style:text-properties fo:font-style="normal" officeooo:rsid="5139c712" style:font-style-asian="normal" style:font-style-complex="normal"/>
    </style:style>
    <style:style style:name="T1635" style:family="text">
      <style:text-properties fo:font-style="normal" officeooo:rsid="515f36fd" style:font-style-asian="normal" style:font-style-complex="normal"/>
    </style:style>
    <style:style style:name="T1636" style:family="text">
      <style:text-properties fo:font-style="normal" officeooo:rsid="49e78892" style:font-style-asian="normal" style:font-style-complex="normal"/>
    </style:style>
    <style:style style:name="T1637" style:family="text">
      <style:text-properties fo:font-style="normal" officeooo:rsid="5161137b" style:font-style-asian="normal" style:font-style-complex="normal"/>
    </style:style>
    <style:style style:name="T1638" style:family="text">
      <style:text-properties fo:font-style="normal" officeooo:rsid="5162eb3a" style:font-style-asian="normal" style:font-style-complex="normal"/>
    </style:style>
    <style:style style:name="T1639" style:family="text">
      <style:text-properties fo:font-style="normal" officeooo:rsid="5164db09" style:font-style-asian="normal" style:font-style-complex="normal"/>
    </style:style>
    <style:style style:name="T1640" style:family="text">
      <style:text-properties fo:font-style="normal" officeooo:rsid="5166a7dc" style:font-style-asian="normal" style:font-style-complex="normal"/>
    </style:style>
    <style:style style:name="T1641" style:family="text">
      <style:text-properties fo:font-style="normal" officeooo:rsid="4f83fff4" style:font-style-asian="normal" style:font-style-complex="normal"/>
    </style:style>
    <style:style style:name="T1642" style:family="text">
      <style:text-properties fo:font-style="normal" officeooo:rsid="516d15c5" style:font-style-asian="normal" style:font-style-complex="normal"/>
    </style:style>
    <style:style style:name="T1643" style:family="text">
      <style:text-properties fo:font-style="normal" officeooo:rsid="516e30ab" style:font-style-asian="normal" style:font-style-complex="normal"/>
    </style:style>
    <style:style style:name="T1644" style:family="text">
      <style:text-properties fo:font-style="normal" officeooo:rsid="51716728" style:font-style-asian="normal" style:font-style-complex="normal"/>
    </style:style>
    <style:style style:name="T1645" style:family="text">
      <style:text-properties fo:font-style="normal" officeooo:rsid="51734a9a" style:font-style-asian="normal" style:font-style-complex="normal"/>
    </style:style>
    <style:style style:name="T1646" style:family="text">
      <style:text-properties fo:font-style="normal" officeooo:rsid="51841ed9" style:font-style-asian="normal" style:font-style-complex="normal"/>
    </style:style>
    <style:style style:name="T1647" style:family="text">
      <style:text-properties fo:font-style="normal" officeooo:rsid="518b0e72" style:font-style-asian="normal" style:font-style-complex="normal"/>
    </style:style>
    <style:style style:name="T1648" style:family="text">
      <style:text-properties fo:font-style="normal" officeooo:rsid="5224f289" style:font-style-asian="normal" style:font-style-complex="normal"/>
    </style:style>
    <style:style style:name="T1649" style:family="text">
      <style:text-properties fo:font-style="normal" officeooo:rsid="522a6ea1" style:font-style-asian="normal" style:font-style-complex="normal"/>
    </style:style>
    <style:style style:name="T1650" style:family="text">
      <style:text-properties fo:font-style="normal" officeooo:rsid="4b038775" style:font-style-asian="normal" style:font-style-complex="normal"/>
    </style:style>
    <style:style style:name="T1651" style:family="text">
      <style:text-properties fo:font-style="normal" officeooo:rsid="52304c17" style:font-style-asian="normal" style:font-style-complex="normal"/>
    </style:style>
    <style:style style:name="T1652" style:family="text">
      <style:text-properties fo:font-style="normal" officeooo:rsid="52316f2c" style:font-style-asian="normal" style:font-style-complex="normal"/>
    </style:style>
    <style:style style:name="T1653" style:family="text">
      <style:text-properties fo:font-style="normal" officeooo:rsid="5231e25c" style:font-style-asian="normal" style:font-style-complex="normal"/>
    </style:style>
    <style:style style:name="T1654" style:family="text">
      <style:text-properties fo:font-style="normal" officeooo:rsid="52359b64" style:font-style-asian="normal" style:font-style-complex="normal"/>
    </style:style>
    <style:style style:name="T1655" style:family="text">
      <style:text-properties fo:font-style="normal" officeooo:rsid="5240adbb" style:font-style-asian="normal" style:font-style-complex="normal"/>
    </style:style>
    <style:style style:name="T1656" style:family="text">
      <style:text-properties officeooo:rsid="4a425bbf"/>
    </style:style>
    <style:style style:name="T1657" style:family="text">
      <style:text-properties officeooo:rsid="4a43b3f3"/>
    </style:style>
    <style:style style:name="T1658" style:family="text">
      <style:text-properties fo:color="#c3b346" officeooo:rsid="4a43b3f3"/>
    </style:style>
    <style:style style:name="T1659" style:family="text">
      <style:text-properties fo:color="#c3b346" officeooo:rsid="4a94d65b"/>
    </style:style>
    <style:style style:name="T1660" style:family="text">
      <style:text-properties fo:color="#c3b346" style:font-name="Georgia1"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1" style:family="text">
      <style:text-properties fo:color="#c3b346"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2" style:family="text">
      <style:text-properties fo:color="#c3b346" style:font-name="Georgia1"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officeooo:rsid="4aca5049"/>
    </style:style>
    <style:style style:name="T1665" style:family="text">
      <style:text-properties fo:color="#c3b346" officeooo:rsid="4e2f1665"/>
    </style:style>
    <style:style style:name="T1666" style:family="text">
      <style:text-properties fo:color="#c3b346" style:text-line-through-style="none" style:text-line-through-type="none" officeooo:rsid="4e2f1665"/>
    </style:style>
    <style:style style:name="T1667" style:family="text">
      <style:text-properties fo:color="#c3b346" style:text-line-through-style="none" style:text-line-through-type="none" style:font-name="Georgia1"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8" style:family="text">
      <style:text-properties fo:color="#c3b346" style:text-line-through-style="none" style:text-line-through-type="none" style:font-name="Georgia1"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fo:color="#c3b346" style:text-line-through-style="none" style:text-line-through-type="none" fo:font-style="normal" officeooo:rsid="4e2f1665" style:font-style-asian="normal" style:font-style-complex="normal"/>
    </style:style>
    <style:style style:name="T1670" style:family="text">
      <style:text-properties fo:color="#c3b346" fo:font-style="normal" officeooo:rsid="4e2f1665" style:font-style-asian="normal" style:font-style-complex="normal"/>
    </style:style>
    <style:style style:name="T1671" style:family="text">
      <style:text-properties officeooo:rsid="4a54f435"/>
    </style:style>
    <style:style style:name="T1672" style:family="text">
      <style:text-properties officeooo:rsid="4a5c26eb"/>
    </style:style>
    <style:style style:name="T1673" style:family="text">
      <style:text-properties officeooo:rsid="4a6055fd"/>
    </style:style>
    <style:style style:name="T1674" style:family="text">
      <style:text-properties officeooo:rsid="4a69d947"/>
    </style:style>
    <style:style style:name="T1675" style:family="text">
      <style:text-properties fo:color="#8ba60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font-name="Georgia1"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font-name="Georgia1"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8ba60e" style:font-name="Georgia1"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fo:color="#8ba60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fo:color="#8ba60e" style:text-line-through-style="none" style:text-line-through-type="none" style:font-name="Georgia1"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fo:color="#8ba60e" style:text-line-through-style="none" style:text-line-through-type="non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officeooo:rsid="4a94d65b"/>
    </style:style>
    <style:style style:name="T1684" style:family="text">
      <style:text-properties officeooo:rsid="4aa363a6"/>
    </style:style>
    <style:style style:name="T168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6"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7"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1"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9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6"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7"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1" style:family="text">
      <style:text-properties fo:font-variant="normal" fo:text-transform="none" style:use-window-font-color="true" style:text-line-through-style="none" style:text-line-through-type="none" style:font-name="Georgia1"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4"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8" style:family="text">
      <style:text-properties fo:font-variant="normal" fo:text-transform="none" style:use-window-font-color="true" style:font-name="Georgia1"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9" style:family="text">
      <style:text-properties fo:font-variant="normal" fo:text-transform="none" style:use-window-font-color="true" style:font-name="Georgia1"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0" style:family="text">
      <style:text-properties fo:font-variant="normal" fo:text-transform="none" style:use-window-font-color="true" style:font-name="Georgia1"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1" style:family="text">
      <style:text-properties fo:font-variant="normal" fo:text-transform="none" fo:color="#333333" style:font-name="Georgia1"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2" style:family="text">
      <style:text-properties fo:font-variant="normal" fo:text-transform="none" fo:color="#333333" style:font-name="Georgia1"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3" style:family="text">
      <style:text-properties fo:font-variant="normal" fo:text-transform="none" fo:color="#333333" style:font-name="Georgia1"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5"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6"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7"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8"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60"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1"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2"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3"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4"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5"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6"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7"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8" style:family="text">
      <style:text-properties officeooo:rsid="4aca5049"/>
    </style:style>
    <style:style style:name="T1869" style:family="text">
      <style:text-properties officeooo:rsid="4acbc62c"/>
    </style:style>
    <style:style style:name="T1870" style:family="text">
      <style:text-properties officeooo:rsid="4ae7e134"/>
    </style:style>
    <style:style style:name="T1871" style:family="text">
      <style:text-properties officeooo:rsid="4af18055"/>
    </style:style>
    <style:style style:name="T1872" style:family="text">
      <style:text-properties officeooo:rsid="4af4896e"/>
    </style:style>
    <style:style style:name="T1873" style:family="text">
      <style:text-properties officeooo:rsid="4afb82eb"/>
    </style:style>
    <style:style style:name="T1874" style:family="text">
      <style:text-properties officeooo:rsid="4b0138a4"/>
    </style:style>
    <style:style style:name="T1875" style:family="text">
      <style:text-properties officeooo:rsid="4b08bd5e"/>
    </style:style>
    <style:style style:name="T1876" style:family="text">
      <style:text-properties officeooo:rsid="4b08ed9b"/>
    </style:style>
    <style:style style:name="T1877" style:family="text">
      <style:text-properties officeooo:rsid="4b092dca"/>
    </style:style>
    <style:style style:name="T1878" style:family="text">
      <style:text-properties officeooo:rsid="4b115a29"/>
    </style:style>
    <style:style style:name="T1879" style:family="text">
      <style:text-properties officeooo:rsid="4aec058f"/>
    </style:style>
    <style:style style:name="T1880" style:family="text">
      <style:text-properties officeooo:rsid="4b0de5a4"/>
    </style:style>
    <style:style style:name="T1881" style:family="text">
      <style:text-properties officeooo:rsid="4aefa613"/>
    </style:style>
    <style:style style:name="T1882" style:family="text">
      <style:text-properties officeooo:rsid="4b0585ad"/>
    </style:style>
    <style:style style:name="T1883" style:family="text">
      <style:text-properties officeooo:rsid="4b2bc80d"/>
    </style:style>
    <style:style style:name="T1884" style:family="text">
      <style:text-properties officeooo:rsid="4b1f84b4"/>
    </style:style>
    <style:style style:name="T1885" style:family="text">
      <style:text-properties officeooo:rsid="4b1723e0"/>
    </style:style>
    <style:style style:name="T1886" style:family="text">
      <style:text-properties officeooo:rsid="4aec11a0"/>
    </style:style>
    <style:style style:name="T1887" style:family="text">
      <style:text-properties officeooo:rsid="4b06bff6"/>
    </style:style>
    <style:style style:name="T1888" style:family="text">
      <style:text-properties officeooo:rsid="4b1f594f"/>
    </style:style>
    <style:style style:name="T1889" style:family="text">
      <style:text-properties officeooo:rsid="4af98154"/>
    </style:style>
    <style:style style:name="T1890" style:family="text">
      <style:text-properties officeooo:rsid="4afb5c15"/>
    </style:style>
    <style:style style:name="T1891" style:family="text">
      <style:text-properties officeooo:rsid="4afe89e6"/>
    </style:style>
    <style:style style:name="T1892" style:family="text">
      <style:text-properties officeooo:rsid="4b233a2e"/>
    </style:style>
    <style:style style:name="T1893" style:family="text">
      <style:text-properties officeooo:rsid="4b0057f6"/>
    </style:style>
    <style:style style:name="T1894" style:family="text">
      <style:text-properties officeooo:rsid="4afe3363"/>
    </style:style>
    <style:style style:name="T1895" style:family="text">
      <style:text-properties officeooo:rsid="4b2808c2"/>
    </style:style>
    <style:style style:name="T1896" style:family="text">
      <style:text-properties officeooo:rsid="4b293a0c"/>
    </style:style>
    <style:style style:name="T1897" style:family="text">
      <style:text-properties fo:font-weight="bold" officeooo:rsid="4b293a0c" style:font-weight-asian="bold" style:font-weight-complex="bold"/>
    </style:style>
    <style:style style:name="T1898" style:family="text">
      <style:text-properties officeooo:rsid="4b2983b6"/>
    </style:style>
    <style:style style:name="T1899" style:family="text">
      <style:text-properties officeooo:rsid="4b2cf92a"/>
    </style:style>
    <style:style style:name="T1900" style:family="text">
      <style:text-properties fo:font-weight="normal" officeooo:rsid="4b293a0c" style:font-weight-asian="normal" style:font-weight-complex="normal"/>
    </style:style>
    <style:style style:name="T1901" style:family="text">
      <style:text-properties officeooo:rsid="4b479d3d"/>
    </style:style>
    <style:style style:name="T1902" style:family="text">
      <style:text-properties officeooo:rsid="4b4cb4f6"/>
    </style:style>
    <style:style style:name="T1903" style:family="text">
      <style:text-properties officeooo:rsid="4b542729"/>
    </style:style>
    <style:style style:name="T1904" style:family="text">
      <style:text-properties officeooo:rsid="4b72d71e"/>
    </style:style>
    <style:style style:name="T1905" style:family="text">
      <style:text-properties officeooo:rsid="4b73afe7"/>
    </style:style>
    <style:style style:name="T1906" style:family="text">
      <style:text-properties officeooo:rsid="4b84b3f5"/>
    </style:style>
    <style:style style:name="T1907" style:family="text">
      <style:text-properties officeooo:rsid="4b875a34"/>
    </style:style>
    <style:style style:name="T1908" style:family="text">
      <style:text-properties officeooo:rsid="4b8cf4d4"/>
    </style:style>
    <style:style style:name="T1909" style:family="text">
      <style:text-properties officeooo:rsid="4bde5bd6"/>
    </style:style>
    <style:style style:name="T1910" style:family="text">
      <style:text-properties officeooo:rsid="4be132f4"/>
    </style:style>
    <style:style style:name="T1911" style:family="text">
      <style:text-properties officeooo:rsid="4befe7c4"/>
    </style:style>
    <style:style style:name="T1912" style:family="text">
      <style:text-properties officeooo:rsid="4bfac580"/>
    </style:style>
    <style:style style:name="T1913" style:family="text">
      <style:text-properties officeooo:rsid="4bfe743a"/>
    </style:style>
    <style:style style:name="T1914" style:family="text">
      <style:text-properties officeooo:rsid="4bfee34c"/>
    </style:style>
    <style:style style:name="T1915" style:family="text">
      <style:text-properties officeooo:rsid="4c004eb9"/>
    </style:style>
    <style:style style:name="T1916" style:family="text">
      <style:text-properties officeooo:rsid="4c04cc3e"/>
    </style:style>
    <style:style style:name="T1917" style:family="text">
      <style:text-properties fo:color="#ff6400"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ff6400"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ff6400" style:font-name="Georgia1"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ff6400" style:text-line-through-style="none" style:text-line-through-type="non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1" style:family="text">
      <style:text-properties fo:color="#ff6400" style:text-line-through-style="none" style:text-line-through-type="none"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ff6400"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font-name="Georgia1"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6482ff" style:text-line-through-style="none" style:text-line-through-type="none" officeooo:rsid="41943a51"/>
    </style:style>
    <style:style style:name="T1926" style:family="text">
      <style:text-properties fo:color="#6482ff" style:text-line-through-style="none" style:text-line-through-type="none" officeooo:rsid="50651d01"/>
    </style:style>
    <style:style style:name="T1927" style:family="text">
      <style:text-properties fo:color="#6482ff" style:text-line-through-style="none" style:text-line-through-type="non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fo:color="#6482ff" style:text-line-through-style="none" style:text-line-through-type="none" style:font-name="Georgia1"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fo:color="#6482ff"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0" style:family="text">
      <style:text-properties fo:color="#00c8ff"/>
    </style:style>
    <style:style style:name="T1931" style:family="text">
      <style:text-properties fo:color="#00c8ff" fo:font-style="normal" officeooo:rsid="4c09795a" style:font-style-asian="normal" style:font-style-complex="normal"/>
    </style:style>
    <style:style style:name="T1932" style:family="text">
      <style:text-properties fo:color="#00c8ff"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3" style:family="text">
      <style:text-properties fo:color="#00c8ff" style:font-name="Georgia1"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4" style:family="text">
      <style:text-properties officeooo:rsid="4c0f37f7"/>
    </style:style>
    <style:style style:name="T1935" style:family="text">
      <style:text-properties officeooo:rsid="4c10fa42"/>
    </style:style>
    <style:style style:name="T1936" style:family="text">
      <style:text-properties officeooo:rsid="4c112ee4"/>
    </style:style>
    <style:style style:name="T1937" style:family="text">
      <style:text-properties officeooo:rsid="4c191a3f"/>
    </style:style>
    <style:style style:name="T1938" style:family="text">
      <style:text-properties officeooo:rsid="4b830825"/>
    </style:style>
    <style:style style:name="T1939" style:family="text">
      <style:text-properties officeooo:rsid="4c1afc36"/>
    </style:style>
    <style:style style:name="T1940" style:family="text">
      <style:text-properties officeooo:rsid="4c1c45c3"/>
    </style:style>
    <style:style style:name="T1941" style:family="text">
      <style:text-properties officeooo:rsid="4c1c9a5e"/>
    </style:style>
    <style:style style:name="T1942" style:family="text">
      <style:text-properties officeooo:rsid="4c222837"/>
    </style:style>
    <style:style style:name="T1943" style:family="text">
      <style:text-properties officeooo:rsid="4c24e5e0"/>
    </style:style>
    <style:style style:name="T1944" style:family="text">
      <style:text-properties officeooo:rsid="4c26af9f"/>
    </style:style>
    <style:style style:name="T1945" style:family="text">
      <style:text-properties officeooo:rsid="4c2d5610"/>
    </style:style>
    <style:style style:name="T1946" style:family="text">
      <style:text-properties officeooo:rsid="4c3c781d"/>
    </style:style>
    <style:style style:name="T1947" style:family="text">
      <style:text-properties officeooo:rsid="4c3e3f5e"/>
    </style:style>
    <style:style style:name="T1948" style:family="text">
      <style:text-properties officeooo:rsid="4c4c9b37"/>
    </style:style>
    <style:style style:name="T1949" style:family="text">
      <style:text-properties officeooo:rsid="4c6193b5"/>
    </style:style>
    <style:style style:name="T1950" style:family="text">
      <style:text-properties officeooo:rsid="4c666909"/>
    </style:style>
    <style:style style:name="T1951" style:family="text">
      <style:text-properties officeooo:rsid="4c724063"/>
    </style:style>
    <style:style style:name="T1952" style:family="text">
      <style:text-properties officeooo:rsid="4c72ce71"/>
    </style:style>
    <style:style style:name="T1953" style:family="text">
      <style:text-properties officeooo:rsid="4c9a3391"/>
    </style:style>
    <style:style style:name="T1954" style:family="text">
      <style:text-properties officeooo:rsid="4c9da5a1"/>
    </style:style>
    <style:style style:name="T1955" style:family="text">
      <style:text-properties officeooo:rsid="4c9e8a8a"/>
    </style:style>
    <style:style style:name="T1956" style:family="text">
      <style:text-properties officeooo:rsid="4cbf26b2"/>
    </style:style>
    <style:style style:name="T1957" style:family="text">
      <style:text-properties officeooo:rsid="4cc44788"/>
    </style:style>
    <style:style style:name="T1958" style:family="text">
      <style:text-properties officeooo:rsid="4cc5aa36"/>
    </style:style>
    <style:style style:name="T1959" style:family="text">
      <style:text-properties officeooo:rsid="4cca46d8"/>
    </style:style>
    <style:style style:name="T1960" style:family="text">
      <style:text-properties officeooo:rsid="4ccf8638"/>
    </style:style>
    <style:style style:name="T1961" style:family="text">
      <style:text-properties officeooo:rsid="4cd367c2"/>
    </style:style>
    <style:style style:name="T1962" style:family="text">
      <style:text-properties officeooo:rsid="4cd42fa4"/>
    </style:style>
    <style:style style:name="T1963" style:family="text">
      <style:text-properties officeooo:rsid="4cd9fbf2"/>
    </style:style>
    <style:style style:name="T1964" style:family="text">
      <style:text-properties officeooo:rsid="4ce0ade6"/>
    </style:style>
    <style:style style:name="T1965" style:family="text">
      <style:text-properties officeooo:rsid="4ce6a2d1"/>
    </style:style>
    <style:style style:name="T1966" style:family="text">
      <style:text-properties officeooo:rsid="4cfceb28"/>
    </style:style>
    <style:style style:name="T1967" style:family="text">
      <style:text-properties officeooo:rsid="4d03c98b"/>
    </style:style>
    <style:style style:name="T1968" style:family="text">
      <style:text-properties officeooo:rsid="4d06a2fc"/>
    </style:style>
    <style:style style:name="T1969" style:family="text">
      <style:text-properties officeooo:rsid="4d07091e"/>
    </style:style>
    <style:style style:name="T1970" style:family="text">
      <style:text-properties officeooo:rsid="4d0828b4"/>
    </style:style>
    <style:style style:name="T1971" style:family="text">
      <style:text-properties officeooo:rsid="4d22878a"/>
    </style:style>
    <style:style style:name="T1972" style:family="text">
      <style:text-properties officeooo:rsid="4d32ae7d"/>
    </style:style>
    <style:style style:name="T1973" style:family="text">
      <style:text-properties officeooo:rsid="4d09575e"/>
    </style:style>
    <style:style style:name="T1974" style:family="text">
      <style:text-properties officeooo:rsid="4d437141"/>
    </style:style>
    <style:style style:name="T1975" style:family="text">
      <style:text-properties officeooo:rsid="4d43ba43"/>
    </style:style>
    <style:style style:name="T1976" style:family="text">
      <style:text-properties officeooo:rsid="4d4894d5"/>
    </style:style>
    <style:style style:name="T1977" style:family="text">
      <style:text-properties officeooo:rsid="4d4d8b5c"/>
    </style:style>
    <style:style style:name="T1978" style:family="text">
      <style:text-properties officeooo:rsid="4d4f1e61"/>
    </style:style>
    <style:style style:name="T1979" style:family="text">
      <style:text-properties officeooo:rsid="4d52bf16"/>
    </style:style>
    <style:style style:name="T1980" style:family="text">
      <style:text-properties officeooo:rsid="4d533b5d"/>
    </style:style>
    <style:style style:name="T1981" style:family="text">
      <style:text-properties officeooo:rsid="4d53aea0"/>
    </style:style>
    <style:style style:name="T1982" style:family="text">
      <style:text-properties officeooo:rsid="4d5c5c1b"/>
    </style:style>
    <style:style style:name="T1983" style:family="text">
      <style:text-properties officeooo:rsid="4d79149d"/>
    </style:style>
    <style:style style:name="T1984" style:family="text">
      <style:text-properties officeooo:rsid="480d404f"/>
    </style:style>
    <style:style style:name="T1985" style:family="text">
      <style:text-properties officeooo:rsid="4d991345"/>
    </style:style>
    <style:style style:name="T1986" style:family="text">
      <style:text-properties officeooo:rsid="4da01853"/>
    </style:style>
    <style:style style:name="T1987" style:family="text">
      <style:text-properties officeooo:rsid="4da73ba4"/>
    </style:style>
    <style:style style:name="T1988" style:family="text">
      <style:text-properties officeooo:rsid="4dc788b4"/>
    </style:style>
    <style:style style:name="T1989" style:family="text">
      <style:text-properties officeooo:rsid="4dc979eb"/>
    </style:style>
    <style:style style:name="T1990" style:family="text">
      <style:text-properties officeooo:rsid="4ddaf59a"/>
    </style:style>
    <style:style style:name="T1991" style:family="text">
      <style:text-properties officeooo:rsid="4ddd6569"/>
    </style:style>
    <style:style style:name="T1992" style:family="text">
      <style:text-properties officeooo:rsid="4de9f871"/>
    </style:style>
    <style:style style:name="T1993" style:family="text">
      <style:text-properties officeooo:rsid="4df6de5c"/>
    </style:style>
    <style:style style:name="T1994" style:family="text">
      <style:text-properties officeooo:rsid="4df77b3e"/>
    </style:style>
    <style:style style:name="T1995" style:family="text">
      <style:text-properties officeooo:rsid="4dfb3476"/>
    </style:style>
    <style:style style:name="T1996" style:family="text">
      <style:text-properties officeooo:rsid="4dffd08a"/>
    </style:style>
    <style:style style:name="T1997" style:family="text">
      <style:text-properties officeooo:rsid="4e005771"/>
    </style:style>
    <style:style style:name="T1998" style:family="text">
      <style:text-properties officeooo:rsid="4e06c436"/>
    </style:style>
    <style:style style:name="T1999" style:family="text">
      <style:text-properties officeooo:rsid="4e109281"/>
    </style:style>
    <style:style style:name="T2000" style:family="text">
      <style:text-properties officeooo:rsid="4e17a5ae"/>
    </style:style>
    <style:style style:name="T2001" style:family="text">
      <style:text-properties officeooo:rsid="4e295663"/>
    </style:style>
    <style:style style:name="T2002" style:family="text">
      <style:text-properties officeooo:rsid="4e2b278b"/>
    </style:style>
    <style:style style:name="T2003" style:family="text">
      <style:text-properties officeooo:rsid="4e2c57b1"/>
    </style:style>
    <style:style style:name="T2004" style:family="text">
      <style:text-properties officeooo:rsid="4e2f1665"/>
    </style:style>
    <style:style style:name="T2005" style:family="text">
      <style:text-properties officeooo:rsid="4e36e3c9"/>
    </style:style>
    <style:style style:name="T2006" style:family="text">
      <style:text-properties officeooo:rsid="4e3e6237"/>
    </style:style>
    <style:style style:name="T2007" style:family="text">
      <style:text-properties officeooo:rsid="4e4b3f30"/>
    </style:style>
    <style:style style:name="T2008" style:family="text">
      <style:text-properties officeooo:rsid="4e4cf92c"/>
    </style:style>
    <style:style style:name="T2009" style:family="text">
      <style:text-properties officeooo:rsid="4e5a07fe"/>
    </style:style>
    <style:style style:name="T2010" style:family="text">
      <style:text-properties officeooo:rsid="4e60a50b"/>
    </style:style>
    <style:style style:name="T2011" style:family="text">
      <style:text-properties officeooo:rsid="4e6afd72"/>
    </style:style>
    <style:style style:name="T2012" style:family="text">
      <style:text-properties officeooo:rsid="4e6e84f5"/>
    </style:style>
    <style:style style:name="T2013" style:family="text">
      <style:text-properties officeooo:rsid="4e6eb79a"/>
    </style:style>
    <style:style style:name="T2014" style:family="text">
      <style:text-properties officeooo:rsid="4e732146"/>
    </style:style>
    <style:style style:name="T2015" style:family="text">
      <style:text-properties officeooo:rsid="4e781167"/>
    </style:style>
    <style:style style:name="T2016" style:family="text">
      <style:text-properties officeooo:rsid="4e7f50c2"/>
    </style:style>
    <style:style style:name="T2017" style:family="text">
      <style:text-properties officeooo:rsid="4e7fa80a"/>
    </style:style>
    <style:style style:name="T2018" style:family="text">
      <style:text-properties officeooo:rsid="4e841f79"/>
    </style:style>
    <style:style style:name="T2019" style:family="text">
      <style:text-properties officeooo:rsid="4e8544f0"/>
    </style:style>
    <style:style style:name="T2020" style:family="text">
      <style:text-properties officeooo:rsid="4e89413d"/>
    </style:style>
    <style:style style:name="T2021" style:family="text">
      <style:text-properties officeooo:rsid="4e899196"/>
    </style:style>
    <style:style style:name="T2022" style:family="text">
      <style:text-properties officeooo:rsid="4e8bd833"/>
    </style:style>
    <style:style style:name="T2023" style:family="text">
      <style:text-properties officeooo:rsid="4e8f4ed9"/>
    </style:style>
    <style:style style:name="T2024" style:family="text">
      <style:text-properties officeooo:rsid="4e953a66"/>
    </style:style>
    <style:style style:name="T2025" style:family="text">
      <style:text-properties officeooo:rsid="4e973d50"/>
    </style:style>
    <style:style style:name="T2026" style:family="text">
      <style:text-properties officeooo:rsid="4ea8ed76"/>
    </style:style>
    <style:style style:name="T2027" style:family="text">
      <style:text-properties officeooo:rsid="4eaa1e83"/>
    </style:style>
    <style:style style:name="T2028" style:family="text">
      <style:text-properties officeooo:rsid="4eae389a"/>
    </style:style>
    <style:style style:name="T2029" style:family="text">
      <style:text-properties officeooo:rsid="4eb52f38"/>
    </style:style>
    <style:style style:name="T2030" style:family="text">
      <style:text-properties officeooo:rsid="4eba39e2"/>
    </style:style>
    <style:style style:name="T2031" style:family="text">
      <style:text-properties officeooo:rsid="4ed03346"/>
    </style:style>
    <style:style style:name="T2032" style:family="text">
      <style:text-properties officeooo:rsid="4ed2759b"/>
    </style:style>
    <style:style style:name="T2033" style:family="text">
      <style:text-properties officeooo:rsid="4ed9a7f0"/>
    </style:style>
    <style:style style:name="T2034" style:family="text">
      <style:text-properties officeooo:rsid="4ee0dc0f"/>
    </style:style>
    <style:style style:name="T2035" style:family="text">
      <style:text-properties officeooo:rsid="4ee3c9e7"/>
    </style:style>
    <style:style style:name="T2036" style:family="text">
      <style:text-properties officeooo:rsid="4ee3fc97"/>
    </style:style>
    <style:style style:name="T2037" style:family="text">
      <style:text-properties officeooo:rsid="4ee4ae7a"/>
    </style:style>
    <style:style style:name="T2038" style:family="text">
      <style:text-properties officeooo:rsid="4eeaa922"/>
    </style:style>
    <style:style style:name="T2039" style:family="text">
      <style:text-properties officeooo:rsid="4ef02306"/>
    </style:style>
    <style:style style:name="T2040" style:family="text">
      <style:text-properties officeooo:rsid="4ef23e4e"/>
    </style:style>
    <style:style style:name="T2041" style:family="text">
      <style:text-properties officeooo:rsid="4ef3f9d7"/>
    </style:style>
    <style:style style:name="T2042" style:family="text">
      <style:text-properties officeooo:rsid="4ef6f267"/>
    </style:style>
    <style:style style:name="T2043" style:family="text">
      <style:text-properties officeooo:rsid="4f08da47"/>
    </style:style>
    <style:style style:name="T2044" style:family="text">
      <style:text-properties officeooo:rsid="4f0bb4fa"/>
    </style:style>
    <style:style style:name="T2045" style:family="text">
      <style:text-properties officeooo:rsid="4f0cac21"/>
    </style:style>
    <style:style style:name="T2046" style:family="text">
      <style:text-properties officeooo:rsid="4f181082"/>
    </style:style>
    <style:style style:name="T2047" style:family="text">
      <style:text-properties officeooo:rsid="4f195ae7"/>
    </style:style>
    <style:style style:name="T2048" style:family="text">
      <style:text-properties officeooo:rsid="4792d385"/>
    </style:style>
    <style:style style:name="T2049" style:family="text">
      <style:text-properties officeooo:rsid="4f1d3703"/>
    </style:style>
    <style:style style:name="T2050" style:family="text">
      <style:text-properties officeooo:rsid="4f277318"/>
    </style:style>
    <style:style style:name="T2051" style:family="text">
      <style:text-properties officeooo:rsid="4f27c8fd"/>
    </style:style>
    <style:style style:name="T2052" style:family="text">
      <style:text-properties officeooo:rsid="4f2dac89"/>
    </style:style>
    <style:style style:name="T2053" style:family="text">
      <style:text-properties officeooo:rsid="4f2f51e0"/>
    </style:style>
    <style:style style:name="T2054" style:family="text">
      <style:text-properties officeooo:rsid="4f324960"/>
    </style:style>
    <style:style style:name="T2055" style:family="text">
      <style:text-properties officeooo:rsid="4f343df3"/>
    </style:style>
    <style:style style:name="T2056" style:family="text">
      <style:text-properties officeooo:rsid="4f3a6c74"/>
    </style:style>
    <style:style style:name="T2057" style:family="text">
      <style:text-properties officeooo:rsid="4f3c533e"/>
    </style:style>
    <style:style style:name="T2058" style:family="text">
      <style:text-properties officeooo:rsid="4f3e53cd"/>
    </style:style>
    <style:style style:name="T2059" style:family="text">
      <style:text-properties officeooo:rsid="4f435154"/>
    </style:style>
    <style:style style:name="T2060" style:family="text">
      <style:text-properties officeooo:rsid="4f481b6e"/>
    </style:style>
    <style:style style:name="T2061" style:family="text">
      <style:text-properties officeooo:rsid="4f4966d9"/>
    </style:style>
    <style:style style:name="T2062" style:family="text">
      <style:text-properties officeooo:rsid="4f4f07c2"/>
    </style:style>
    <style:style style:name="T2063" style:family="text">
      <style:text-properties officeooo:rsid="4f50d082"/>
    </style:style>
    <style:style style:name="T2064" style:family="text">
      <style:text-properties officeooo:rsid="4f52c34c"/>
    </style:style>
    <style:style style:name="T2065" style:family="text">
      <style:text-properties officeooo:rsid="4f55f562"/>
    </style:style>
    <style:style style:name="T2066" style:family="text">
      <style:text-properties officeooo:rsid="4f5d537d"/>
    </style:style>
    <style:style style:name="T2067" style:family="text">
      <style:text-properties officeooo:rsid="4f6401c9"/>
    </style:style>
    <style:style style:name="T2068" style:family="text">
      <style:text-properties officeooo:rsid="4f6a24ae"/>
    </style:style>
    <style:style style:name="T2069" style:family="text">
      <style:text-properties officeooo:rsid="4f6d73d2"/>
    </style:style>
    <style:style style:name="T2070" style:family="text">
      <style:text-properties officeooo:rsid="4f7089ed"/>
    </style:style>
    <style:style style:name="T2071" style:family="text">
      <style:text-properties officeooo:rsid="4f7431ae"/>
    </style:style>
    <style:style style:name="T2072" style:family="text">
      <style:text-properties officeooo:rsid="4f788e6d"/>
    </style:style>
    <style:style style:name="T2073" style:family="text">
      <style:text-properties officeooo:rsid="4f7e51b9"/>
    </style:style>
    <style:style style:name="T2074" style:family="text">
      <style:text-properties officeooo:rsid="4f80f1a1"/>
    </style:style>
    <style:style style:name="T2075" style:family="text">
      <style:text-properties officeooo:rsid="4f83fff4"/>
    </style:style>
    <style:style style:name="T2076" style:family="text">
      <style:text-properties officeooo:rsid="4f8b15c5"/>
    </style:style>
    <style:style style:name="T2077" style:family="text">
      <style:text-properties officeooo:rsid="4f9a6489"/>
    </style:style>
    <style:style style:name="T2078" style:family="text">
      <style:text-properties officeooo:rsid="4f9e7441"/>
    </style:style>
    <style:style style:name="T2079" style:family="text">
      <style:text-properties officeooo:rsid="4fa1ca85"/>
    </style:style>
    <style:style style:name="T2080" style:family="text">
      <style:text-properties officeooo:rsid="4fa55493"/>
    </style:style>
    <style:style style:name="T2081" style:family="text">
      <style:text-properties officeooo:rsid="4fa8fedc"/>
    </style:style>
    <style:style style:name="T2082" style:family="text">
      <style:text-properties officeooo:rsid="4faaefbf"/>
    </style:style>
    <style:style style:name="T2083" style:family="text">
      <style:text-properties officeooo:rsid="4fabe67a"/>
    </style:style>
    <style:style style:name="T2084" style:family="text">
      <style:text-properties officeooo:rsid="4fc29197"/>
    </style:style>
    <style:style style:name="T2085" style:family="text">
      <style:text-properties officeooo:rsid="4fc4e77c"/>
    </style:style>
    <style:style style:name="T2086" style:family="text">
      <style:text-properties officeooo:rsid="4fc6d7f0"/>
    </style:style>
    <style:style style:name="T2087" style:family="text">
      <style:text-properties officeooo:rsid="4fca01ac"/>
    </style:style>
    <style:style style:name="T2088" style:family="text">
      <style:text-properties officeooo:rsid="4fd4bb45"/>
    </style:style>
    <style:style style:name="T2089" style:family="text">
      <style:text-properties officeooo:rsid="4fdedc33"/>
    </style:style>
    <style:style style:name="T2090" style:family="text">
      <style:text-properties officeooo:rsid="4fe231ca"/>
    </style:style>
    <style:style style:name="T2091" style:family="text">
      <style:text-properties officeooo:rsid="5004eac1"/>
    </style:style>
    <style:style style:name="T2092" style:family="text">
      <style:text-properties officeooo:rsid="499c20a2"/>
    </style:style>
    <style:style style:name="T2093" style:family="text">
      <style:text-properties officeooo:rsid="50077708"/>
    </style:style>
    <style:style style:name="T2094" style:family="text">
      <style:text-properties officeooo:rsid="500f4cb5"/>
    </style:style>
    <style:style style:name="T2095" style:family="text">
      <style:text-properties officeooo:rsid="500fcd1c"/>
    </style:style>
    <style:style style:name="T2096" style:family="text">
      <style:text-properties officeooo:rsid="5010d80f"/>
    </style:style>
    <style:style style:name="T2097" style:family="text">
      <style:text-properties officeooo:rsid="50139d5e"/>
    </style:style>
    <style:style style:name="T2098" style:family="text">
      <style:text-properties officeooo:rsid="5015322f"/>
    </style:style>
    <style:style style:name="T2099" style:family="text">
      <style:text-properties officeooo:rsid="501adb9e"/>
    </style:style>
    <style:style style:name="T2100" style:family="text">
      <style:text-properties officeooo:rsid="501f3329"/>
    </style:style>
    <style:style style:name="T2101" style:family="text">
      <style:text-properties officeooo:rsid="5021031e"/>
    </style:style>
    <style:style style:name="T2102" style:family="text">
      <style:text-properties officeooo:rsid="50265576"/>
    </style:style>
    <style:style style:name="T2103" style:family="text">
      <style:text-properties officeooo:rsid="503084b3"/>
    </style:style>
    <style:style style:name="T2104" style:family="text">
      <style:text-properties officeooo:rsid="503b24ff"/>
    </style:style>
    <style:style style:name="T2105" style:family="text">
      <style:text-properties officeooo:rsid="503dc632"/>
    </style:style>
    <style:style style:name="T2106" style:family="text">
      <style:text-properties officeooo:rsid="50419a7f"/>
    </style:style>
    <style:style style:name="T2107" style:family="text">
      <style:text-properties officeooo:rsid="50586261"/>
    </style:style>
    <style:style style:name="T2108" style:family="text">
      <style:text-properties officeooo:rsid="505afcaa"/>
    </style:style>
    <style:style style:name="T2109" style:family="text">
      <style:text-properties officeooo:rsid="50613f55"/>
    </style:style>
    <style:style style:name="T2110" style:family="text">
      <style:text-properties officeooo:rsid="50651d01"/>
    </style:style>
    <style:style style:name="T2111" style:family="text">
      <style:text-properties officeooo:rsid="50657470"/>
    </style:style>
    <style:style style:name="T2112" style:family="text">
      <style:text-properties officeooo:rsid="506735e0"/>
    </style:style>
    <style:style style:name="T2113" style:family="text">
      <style:text-properties officeooo:rsid="506ac9f2"/>
    </style:style>
    <style:style style:name="T2114" style:family="text">
      <style:text-properties officeooo:rsid="506bf66a"/>
    </style:style>
    <style:style style:name="T2115" style:family="text">
      <style:text-properties officeooo:rsid="5070dc78"/>
    </style:style>
    <style:style style:name="T2116" style:family="text">
      <style:text-properties officeooo:rsid="50726c4c"/>
    </style:style>
    <style:style style:name="T2117" style:family="text">
      <style:text-properties officeooo:rsid="50742996"/>
    </style:style>
    <style:style style:name="T2118" style:family="text">
      <style:text-properties officeooo:rsid="507803dd"/>
    </style:style>
    <style:style style:name="T2119" style:family="text">
      <style:text-properties officeooo:rsid="5079b47e"/>
    </style:style>
    <style:style style:name="T2120" style:family="text">
      <style:text-properties officeooo:rsid="507a4241"/>
    </style:style>
    <style:style style:name="T2121" style:family="text">
      <style:text-properties officeooo:rsid="50839ad9"/>
    </style:style>
    <style:style style:name="T2122" style:family="text">
      <style:text-properties officeooo:rsid="50845f24"/>
    </style:style>
    <style:style style:name="T2123" style:family="text">
      <style:text-properties officeooo:rsid="508a0bb4"/>
    </style:style>
    <style:style style:name="T2124" style:family="text">
      <style:text-properties officeooo:rsid="508a7f2d"/>
    </style:style>
    <style:style style:name="T2125" style:family="text">
      <style:text-properties officeooo:rsid="508ec344"/>
    </style:style>
    <style:style style:name="T2126" style:family="text">
      <style:text-properties officeooo:rsid="5091797b"/>
    </style:style>
    <style:style style:name="T2127" style:family="text">
      <style:text-properties officeooo:rsid="5094a0fd"/>
    </style:style>
    <style:style style:name="T2128" style:family="text">
      <style:text-properties officeooo:rsid="50ab2355"/>
    </style:style>
    <style:style style:name="T2129" style:family="text">
      <style:text-properties officeooo:rsid="50ad007a"/>
    </style:style>
    <style:style style:name="T2130" style:family="text">
      <style:text-properties officeooo:rsid="50ae04da"/>
    </style:style>
    <style:style style:name="T2131" style:family="text">
      <style:text-properties officeooo:rsid="50af20ec"/>
    </style:style>
    <style:style style:name="T2132" style:family="text">
      <style:text-properties officeooo:rsid="50c3a32d"/>
    </style:style>
    <style:style style:name="T2133" style:family="text">
      <style:text-properties officeooo:rsid="50d891c3"/>
    </style:style>
    <style:style style:name="T2134" style:family="text">
      <style:text-properties officeooo:rsid="50e7fa60"/>
    </style:style>
    <style:style style:name="T2135" style:family="text">
      <style:text-properties officeooo:rsid="50e8f7fd"/>
    </style:style>
    <style:style style:name="T2136" style:family="text">
      <style:text-properties officeooo:rsid="50f2a360"/>
    </style:style>
    <style:style style:name="T2137" style:family="text">
      <style:text-properties officeooo:rsid="4a67efe2"/>
    </style:style>
    <style:style style:name="T2138" style:family="text">
      <style:text-properties officeooo:rsid="16077e11"/>
    </style:style>
    <style:style style:name="T2139" style:family="text">
      <style:text-properties officeooo:rsid="48470b61"/>
    </style:style>
    <style:style style:name="T2140" style:family="text">
      <style:text-properties officeooo:rsid="5113824d"/>
    </style:style>
    <style:style style:name="T2141" style:family="text">
      <style:text-properties officeooo:rsid="51198c9c"/>
    </style:style>
    <style:style style:name="T2142" style:family="text">
      <style:text-properties officeooo:rsid="512f9a49"/>
    </style:style>
    <style:style style:name="T2143" style:family="text">
      <style:text-properties officeooo:rsid="49b89fc5"/>
    </style:style>
    <style:style style:name="T2144" style:family="text">
      <style:text-properties officeooo:rsid="49be7e6d"/>
    </style:style>
    <style:style style:name="T2145" style:family="text">
      <style:text-properties officeooo:rsid="5134e848"/>
    </style:style>
    <style:style style:name="T2146" style:family="text">
      <style:text-properties officeooo:rsid="5137408d"/>
    </style:style>
    <style:style style:name="T2147" style:family="text">
      <style:text-properties officeooo:rsid="513a15ec"/>
    </style:style>
    <style:style style:name="T2148" style:family="text">
      <style:text-properties officeooo:rsid="513bb3d6"/>
    </style:style>
    <style:style style:name="T2149" style:family="text">
      <style:text-properties officeooo:rsid="51424d50"/>
    </style:style>
    <style:style style:name="T2150" style:family="text">
      <style:text-properties officeooo:rsid="51435092"/>
    </style:style>
    <style:style style:name="T2151" style:family="text">
      <style:text-properties officeooo:rsid="5144fac7"/>
    </style:style>
    <style:style style:name="T2152" style:family="text">
      <style:text-properties officeooo:rsid="51454bfa"/>
    </style:style>
    <style:style style:name="T2153" style:family="text">
      <style:text-properties officeooo:rsid="5146925a"/>
    </style:style>
    <style:style style:name="T2154" style:family="text">
      <style:text-properties officeooo:rsid="51519ba7"/>
    </style:style>
    <style:style style:name="T2155" style:family="text">
      <style:text-properties fo:color="#c68400"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6" style:family="text">
      <style:text-properties officeooo:rsid="515438d1"/>
    </style:style>
    <style:style style:name="T2157" style:family="text">
      <style:text-properties officeooo:rsid="51573506"/>
    </style:style>
    <style:style style:name="T2158" style:family="text">
      <style:text-properties officeooo:rsid="515b557e"/>
    </style:style>
    <style:style style:name="T2159" style:family="text">
      <style:text-properties officeooo:rsid="515b799d"/>
    </style:style>
    <style:style style:name="T2160" style:family="text">
      <style:text-properties officeooo:rsid="515e0fe1"/>
    </style:style>
    <style:style style:name="T2161" style:family="text">
      <style:text-properties officeooo:rsid="5161f183"/>
    </style:style>
    <style:style style:name="T2162" style:family="text">
      <style:text-properties officeooo:rsid="5162eb3a"/>
    </style:style>
    <style:style style:name="T2163" style:family="text">
      <style:text-properties officeooo:rsid="5164db09"/>
    </style:style>
    <style:style style:name="T2164" style:family="text">
      <style:text-properties officeooo:rsid="516d15c5"/>
    </style:style>
    <style:style style:name="T2165" style:family="text">
      <style:text-properties officeooo:rsid="5174da89"/>
    </style:style>
    <style:style style:name="T2166" style:family="text">
      <style:text-properties officeooo:rsid="51777649"/>
    </style:style>
    <style:style style:name="T2167" style:family="text">
      <style:text-properties officeooo:rsid="517a5391"/>
    </style:style>
    <style:style style:name="T2168" style:family="text">
      <style:text-properties officeooo:rsid="517c3fdf"/>
    </style:style>
    <style:style style:name="T2169" style:family="text">
      <style:text-properties officeooo:rsid="517e1bdf"/>
    </style:style>
    <style:style style:name="T2170" style:family="text">
      <style:text-properties officeooo:rsid="51808b04"/>
    </style:style>
    <style:style style:name="T2171" style:family="text">
      <style:text-properties officeooo:rsid="51999154"/>
    </style:style>
    <style:style style:name="T2172" style:family="text">
      <style:text-properties officeooo:rsid="51a3e345"/>
    </style:style>
    <style:style style:name="T2173" style:family="text">
      <style:text-properties officeooo:rsid="51ab9ad6"/>
    </style:style>
    <style:style style:name="T2174" style:family="text">
      <style:text-properties officeooo:rsid="51b44757"/>
    </style:style>
    <style:style style:name="T2175" style:family="text">
      <style:text-properties officeooo:rsid="51c96c2b"/>
    </style:style>
    <style:style style:name="T2176" style:family="text">
      <style:text-properties officeooo:rsid="51d3f173"/>
    </style:style>
    <style:style style:name="T2177" style:family="text">
      <style:text-properties officeooo:rsid="51d93e15"/>
    </style:style>
    <style:style style:name="T2178" style:family="text">
      <style:text-properties officeooo:rsid="485591e0"/>
    </style:style>
    <style:style style:name="T2179" style:family="text">
      <style:text-properties officeooo:rsid="51da0ce6"/>
    </style:style>
    <style:style style:name="T2180" style:family="text">
      <style:text-properties officeooo:rsid="51f167aa"/>
    </style:style>
    <style:style style:name="T2181" style:family="text">
      <style:text-properties officeooo:rsid="51f75c8b"/>
    </style:style>
    <style:style style:name="T2182" style:family="text">
      <style:text-properties officeooo:rsid="51fab7df"/>
    </style:style>
    <style:style style:name="T2183" style:family="text">
      <style:text-properties officeooo:rsid="51fbebc8"/>
    </style:style>
    <style:style style:name="T2184" style:family="text">
      <style:text-properties officeooo:rsid="51fcdf2a"/>
    </style:style>
    <style:style style:name="T2185" style:family="text">
      <style:text-properties officeooo:rsid="49399c13"/>
    </style:style>
    <style:style style:name="T2186" style:family="text">
      <style:text-properties officeooo:rsid="5202cd15"/>
    </style:style>
    <style:style style:name="T2187" style:family="text">
      <style:text-properties officeooo:rsid="5203a036"/>
    </style:style>
    <style:style style:name="T2188" style:family="text">
      <style:text-properties officeooo:rsid="5204c23e"/>
    </style:style>
    <style:style style:name="T2189" style:family="text">
      <style:text-properties officeooo:rsid="521e5e91"/>
    </style:style>
    <style:style style:name="T2190" style:family="text">
      <style:text-properties officeooo:rsid="52233b92"/>
    </style:style>
    <style:style style:name="T2191" style:family="text">
      <style:text-properties officeooo:rsid="522a12e4"/>
    </style:style>
    <style:style style:name="T2192" style:family="text">
      <style:text-properties officeooo:rsid="522ee6a5"/>
    </style:style>
    <style:style style:name="T2193" style:family="text">
      <style:text-properties officeooo:rsid="4c76a2a9"/>
    </style:style>
    <style:style style:name="T2194" style:family="text">
      <style:text-properties officeooo:rsid="52380c14"/>
    </style:style>
    <style:style style:name="T2195" style:family="text">
      <style:text-properties officeooo:rsid="524f97f1"/>
    </style:style>
    <style:style style:name="T2196" style:family="text">
      <style:text-properties officeooo:rsid="526cbe72"/>
    </style:style>
    <style:style style:name="T2197" style:family="text">
      <style:text-properties officeooo:rsid="526d6cad"/>
    </style:style>
    <style:style style:name="T2198" style:family="text">
      <style:text-properties officeooo:rsid="527206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6"/>
      <text:p text:style-name="P7"/>
      <text:p text:style-name="P6"/>
      <text:p text:style-name="P6"/>
      <text:p text:style-name="P259">Dračák</text:p>
      <text:p text:style-name="P255"/>
      <text:p text:style-name="P255"/>
      <text:p text:style-name="P260">podle staré školy</text:p>
      <text:p text:style-name="P256"/>
      <text:p text:style-name="P261">BESTIÁŘ</text:p>
      <text:p text:style-name="P256"/>
      <text:p text:style-name="P257"/>
      <text:p text:style-name="P256"/>
      <text:p text:style-name="P256"/>
      <text:p text:style-name="P256"/>
      <text:p text:style-name="P256"/>
      <text:p text:style-name="P256"/>
      <text:p text:style-name="P258"><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10"><text:a xlink:type="simple" xlink:href="#__RefHeading___Toc462_36631795" text:style-name="Internet_20_link" text:visited-style-name="Internet_20_link">TODO:</text:a><text:tab/>6</text:p>
          <text:p text:style-name="P811"><text:a xlink:type="simple" xlink:href="#__RefHeading___Toc5508_4216715273" text:style-name="Internet_20_link" text:visited-style-name="Internet_20_link">Vedení hry</text:a><text:tab/>7</text:p>
          <text:p text:style-name="P810"><text:a xlink:type="simple" xlink:href="#__RefHeading___Toc5510_4216715273" text:style-name="Internet_20_link" text:visited-style-name="Internet_20_link">Nestvůry a protivníci</text:a><text:tab/>7</text:p>
          <text:p text:style-name="P813"><text:a xlink:type="simple" xlink:href="#__RefHeading___Toc5512_4216715273" text:style-name="Internet_20_link" text:visited-style-name="Internet_20_link">Kříženci, obří varianty</text:a><text:tab/>7</text:p>
          <text:p text:style-name="P813"><text:a xlink:type="simple" xlink:href="#__RefHeading___Toc466_36631795" text:style-name="Internet_20_link" text:visited-style-name="Internet_20_link">Duše</text:a><text:tab/>7</text:p>
          <text:p text:style-name="P810"><text:a xlink:type="simple" xlink:href="#__RefHeading___Toc5514_4216715273" text:style-name="Internet_20_link" text:visited-style-name="Internet_20_link">Výrobky ze vzácných surovin</text:a><text:tab/>8</text:p>
          <text:p text:style-name="P812"><text:a xlink:type="simple" xlink:href="#__RefHeading___Toc5516_4216715273" text:style-name="Internet_20_link" text:visited-style-name="Internet_20_link">Lektvar hypnózy</text:a><text:tab/>8</text:p>
          <text:p text:style-name="P812"><text:a xlink:type="simple" xlink:href="#__RefHeading___Toc5518_4216715273" text:style-name="Internet_20_link" text:visited-style-name="Internet_20_link">Rychletuhnoucí sliz</text:a><text:tab/>8</text:p>
          <text:p text:style-name="P812"><text:a xlink:type="simple" xlink:href="#__RefHeading___Toc5520_4216715273" text:style-name="Internet_20_link" text:visited-style-name="Internet_20_link">Zbroj z kůže baziliška</text:a><text:tab/>8</text:p>
          <text:p text:style-name="P812"><text:a xlink:type="simple" xlink:href="#__RefHeading___Toc5522_4216715273" text:style-name="Internet_20_link" text:visited-style-name="Internet_20_link">Žíravý dech baziliška</text:a><text:tab/>9</text:p>
          <text:p text:style-name="P811"><text:a xlink:type="simple" xlink:href="#__RefHeading___Toc464_36631795" text:style-name="Internet_20_link" text:visited-style-name="Internet_20_link">Bestiář</text:a><text:tab/>10</text:p>
          <text:p text:style-name="P810"><text:a xlink:type="simple" xlink:href="#__RefHeading___Toc2708_3430540378" text:style-name="Internet_20_link" text:visited-style-name="Internet_20_link">Bazilišek</text:a><text:tab/>10</text:p>
          <text:p text:style-name="P810"><text:a xlink:type="simple" xlink:href="#__RefHeading___Toc2710_3430540378" text:style-name="Internet_20_link" text:visited-style-name="Internet_20_link">Bludička</text:a><text:tab/>13</text:p>
          <text:p text:style-name="P810"><text:a xlink:type="simple" xlink:href="#__RefHeading___Toc1820_3850923094" text:style-name="Internet_20_link" text:visited-style-name="Internet_20_link">Červ obří</text:a><text:tab/>14</text:p>
          <text:p text:style-name="P810"><text:a xlink:type="simple" xlink:href="#__RefHeading___Toc5524_4216715273" text:style-name="Internet_20_link" text:visited-style-name="Internet_20_link">Démoni</text:a><text:tab/>16</text:p>
          <text:p text:style-name="P813"><text:a xlink:type="simple" xlink:href="#__RefHeading___Toc5526_4216715273" text:style-name="Internet_20_link" text:visited-style-name="Internet_20_link">Hmotní démoni</text:a><text:tab/>17</text:p>
          <text:p text:style-name="P812"><text:a xlink:type="simple" xlink:href="#__RefHeading___Toc5528_4216715273" text:style-name="Internet_20_link" text:visited-style-name="Internet_20_link">Diblík Achrat</text:a><text:tab/>18</text:p>
          <text:p text:style-name="P812"><text:a xlink:type="simple" xlink:href="#__RefHeading___Toc5530_4216715273" text:style-name="Internet_20_link" text:visited-style-name="Internet_20_link">Dvouhlavý pes Mogror</text:a><text:tab/>19</text:p>
          <text:p text:style-name="P812"><text:a xlink:type="simple" xlink:href="#__RefHeading___Toc5532_4216715273" text:style-name="Internet_20_link" text:visited-style-name="Internet_20_link">Démonický strážce Urgragor</text:a><text:tab/>20</text:p>
          <text:p text:style-name="P813"><text:a xlink:type="simple" xlink:href="#__RefHeading___Toc5534_4216715273" text:style-name="Internet_20_link" text:visited-style-name="Internet_20_link">Nehmotní démoni</text:a><text:tab/>20</text:p>
          <text:p text:style-name="P812"><text:a xlink:type="simple" xlink:href="#__RefHeading___Toc5536_4216715273" text:style-name="Internet_20_link" text:visited-style-name="Internet_20_link">Příklady nehmotných démonů</text:a><text:tab/>22</text:p>
          <text:p text:style-name="P810"><text:a xlink:type="simple" xlink:href="#__RefHeading___Toc1826_3850923094" text:style-name="Internet_20_link" text:visited-style-name="Internet_20_link">Cizí postavy</text:a><text:tab/>23</text:p>
          <text:p text:style-name="P813"><text:a xlink:type="simple" xlink:href="#__RefHeading___Toc5538_4216715273" text:style-name="Internet_20_link" text:visited-style-name="Internet_20_link">Určení vlastností</text:a><text:tab/>23</text:p>
          <text:p text:style-name="P813"><text:a xlink:type="simple" xlink:href="#__RefHeading___Toc5540_4216715273" text:style-name="Internet_20_link" text:visited-style-name="Internet_20_link">Určení schopností a dovedností</text:a><text:tab/>23</text:p>
          <text:p text:style-name="P813"><text:a xlink:type="simple" xlink:href="#__RefHeading___Toc5542_4216715273" text:style-name="Internet_20_link" text:visited-style-name="Internet_20_link">Charakterizace cizích postav</text:a><text:tab/>25</text:p>
          <text:p text:style-name="P813"><text:a xlink:type="simple" xlink:href="#__RefHeading___Toc5544_4216715273" text:style-name="Internet_20_link" text:visited-style-name="Internet_20_link">Cizí postavy s dobrodružným povoláním</text:a><text:tab/>25</text:p>
          <text:p text:style-name="P810"><text:a xlink:type="simple" xlink:href="#__RefHeading___Toc1828_3850923094" text:style-name="Internet_20_link" text:visited-style-name="Internet_20_link">Draci</text:a><text:tab/>27</text:p>
          <text:p text:style-name="P812"><text:a xlink:type="simple" xlink:href="#__RefHeading___Toc5546_4216715273" text:style-name="Internet_20_link" text:visited-style-name="Internet_20_link">Bílý drak</text:a><text:tab/>28</text:p>
          <text:p text:style-name="P81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1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1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1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13"><text:a xlink:type="simple" xlink:href="#__RefHeading___Toc5556_4216715273" text:style-name="Internet_20_link" text:visited-style-name="Internet_20_link">Schopnosti draků</text:a><text:tab/>29</text:p>
          <text:p text:style-name="P810"><text:soft-page-break/><text:a xlink:type="simple" xlink:href="#__RefHeading___Toc1832_3850923094" text:style-name="Internet_20_link" text:visited-style-name="Internet_20_link">Gorgona</text:a><text:tab/>30</text:p>
          <text:p text:style-name="P810"><text:a xlink:type="simple" xlink:href="#__RefHeading___Toc1834_3850923094" text:style-name="Internet_20_link" text:visited-style-name="Internet_20_link">Gryf</text:a><text:tab/>30</text:p>
          <text:p text:style-name="P810"><text:a xlink:type="simple" xlink:href="#__RefHeading___Toc1836_3850923094" text:style-name="Internet_20_link" text:visited-style-name="Internet_20_link">Hadi</text:a><text:tab/>30</text:p>
          <text:p text:style-name="P813"><text:a xlink:type="simple" xlink:href="#__RefHeading___Toc2848_3430540378" text:style-name="Internet_20_link" text:visited-style-name="Internet_20_link">Hroznýš</text:a><text:tab/>30</text:p>
          <text:p text:style-name="P813"><text:a xlink:type="simple" xlink:href="#__RefHeading___Toc2850_3430540378" text:style-name="Internet_20_link" text:visited-style-name="Internet_20_link">Chřestýš</text:a><text:tab/>31</text:p>
          <text:p text:style-name="P813"><text:a xlink:type="simple" xlink:href="#__RefHeading___Toc2852_3430540378" text:style-name="Internet_20_link" text:visited-style-name="Internet_20_link">Kobra plivající</text:a><text:tab/>31</text:p>
          <text:p text:style-name="P813"><text:a xlink:type="simple" xlink:href="#__RefHeading___Toc2854_3430540378" text:style-name="Internet_20_link" text:visited-style-name="Internet_20_link">Mamba černá</text:a><text:tab/>31</text:p>
          <text:p text:style-name="P813"><text:a xlink:type="simple" xlink:href="#__RefHeading___Toc2856_3430540378" text:style-name="Internet_20_link" text:visited-style-name="Internet_20_link">Zmije</text:a><text:tab/>31</text:p>
          <text:p text:style-name="P810"><text:a xlink:type="simple" xlink:href="#__RefHeading___Toc1838_3850923094" text:style-name="Internet_20_link" text:visited-style-name="Internet_20_link">Harpyje</text:a><text:tab/>32</text:p>
          <text:p text:style-name="P810"><text:a xlink:type="simple" xlink:href="#__RefHeading___Toc1840_3850923094" text:style-name="Internet_20_link" text:visited-style-name="Internet_20_link">Hmyz</text:a><text:tab/>32</text:p>
          <text:p text:style-name="P813"><text:a xlink:type="simple" xlink:href="#__RefHeading___Toc2858_3430540378" text:style-name="Internet_20_link" text:visited-style-name="Internet_20_link">Brouk nosatec</text:a><text:tab/>32</text:p>
          <text:p text:style-name="P813"><text:a xlink:type="simple" xlink:href="#__RefHeading___Toc2860_3430540378" text:style-name="Internet_20_link" text:visited-style-name="Internet_20_link">Brouk ohnivec</text:a><text:tab/>33</text:p>
          <text:p text:style-name="P813"><text:a xlink:type="simple" xlink:href="#__RefHeading___Toc2862_3430540378" text:style-name="Internet_20_link" text:visited-style-name="Internet_20_link">Brouk ostnatec</text:a><text:tab/>33</text:p>
          <text:p text:style-name="P813"><text:a xlink:type="simple" xlink:href="#__RefHeading___Toc2864_3430540378" text:style-name="Internet_20_link" text:visited-style-name="Internet_20_link">Moucha zlodějka</text:a><text:tab/>33</text:p>
          <text:p text:style-name="P813"><text:a xlink:type="simple" xlink:href="#__RefHeading___Toc2866_3430540378" text:style-name="Internet_20_link" text:visited-style-name="Internet_20_link">Ploštice zelená</text:a><text:tab/>33</text:p>
          <text:p text:style-name="P813"><text:a xlink:type="simple" xlink:href="#__RefHeading___Toc2868_3430540378" text:style-name="Internet_20_link" text:visited-style-name="Internet_20_link">Roháč obří</text:a><text:tab/>33</text:p>
          <text:p text:style-name="P813"><text:a xlink:type="simple" xlink:href="#__RefHeading___Toc2870_3430540378" text:style-name="Internet_20_link" text:visited-style-name="Internet_20_link">Štír obří</text:a><text:tab/>34</text:p>
          <text:p text:style-name="P813"><text:a xlink:type="simple" xlink:href="#__RefHeading___Toc2872_3430540378" text:style-name="Internet_20_link" text:visited-style-name="Internet_20_link">Termit obří</text:a><text:tab/>34</text:p>
          <text:p text:style-name="P813"><text:a xlink:type="simple" xlink:href="#__RefHeading___Toc2874_3430540378" text:style-name="Internet_20_link" text:visited-style-name="Internet_20_link">Vážka jeskynní</text:a><text:tab/>34</text:p>
          <text:p text:style-name="P810"><text:a xlink:type="simple" xlink:href="#__RefHeading___Toc1842_3850923094" text:style-name="Internet_20_link" text:visited-style-name="Internet_20_link">Hnus plíživý</text:a><text:tab/>34</text:p>
          <text:p text:style-name="P810"><text:a xlink:type="simple" xlink:href="#__RefHeading___Toc1844_3850923094" text:style-name="Internet_20_link" text:visited-style-name="Internet_20_link">Jednorožec</text:a><text:tab/>35</text:p>
          <text:p text:style-name="P810"><text:a xlink:type="simple" xlink:href="#__RefHeading___Toc1848_3850923094" text:style-name="Internet_20_link" text:visited-style-name="Internet_20_link">Kostěj nesmrtelný</text:a><text:tab/>35</text:p>
          <text:p text:style-name="P810"><text:a xlink:type="simple" xlink:href="#__RefHeading___Toc1850_3850923094" text:style-name="Internet_20_link" text:visited-style-name="Internet_20_link">Keř dravý</text:a><text:tab/>36</text:p>
          <text:p text:style-name="P810"><text:a xlink:type="simple" xlink:href="#__RefHeading___Toc1852_3850923094" text:style-name="Internet_20_link" text:visited-style-name="Internet_20_link">Huňáč modrý</text:a><text:tab/>36</text:p>
          <text:p text:style-name="P81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10"><text:a xlink:type="simple" xlink:href="#__RefHeading___Toc2712_3430540378" text:style-name="Internet_20_link" text:visited-style-name="Internet_20_link">Hydra</text:a><text:tab/>37</text:p>
          <text:p text:style-name="P810"><text:a xlink:type="simple" xlink:href="#__RefHeading___Toc3608_3430540378" text:style-name="Internet_20_link" text:visited-style-name="Internet_20_link">Lesní tvorové</text:a><text:tab/>37</text:p>
          <text:p text:style-name="P813"><text:a xlink:type="simple" xlink:href="#__RefHeading___Toc3610_3430540378" text:style-name="Internet_20_link" text:visited-style-name="Internet_20_link">Dryáda</text:a><text:tab/>37</text:p>
          <text:p text:style-name="P813"><text:a xlink:type="simple" xlink:href="#__RefHeading___Toc3612_3430540378" text:style-name="Internet_20_link" text:visited-style-name="Internet_20_link">Oživlý strom</text:a><text:tab/>38</text:p>
          <text:p text:style-name="P810"><text:a xlink:type="simple" xlink:href="#__RefHeading___Toc1858_3850923094" text:style-name="Internet_20_link" text:visited-style-name="Internet_20_link">Lykantropové</text:a><text:tab/>38</text:p>
          <text:p text:style-name="P812"><text:a xlink:type="simple" xlink:href="#__RefHeading___Toc5558_4216715273" text:style-name="Internet_20_link" text:visited-style-name="Internet_20_link">Lidská vs zvířecí nátura lykantropů</text:a><text:tab/>39</text:p>
          <text:p text:style-name="P812"><text:a xlink:type="simple" xlink:href="#__RefHeading___Toc5560_4216715273" text:style-name="Internet_20_link" text:visited-style-name="Internet_20_link">Taktika boje</text:a><text:tab/>39</text:p>
          <text:p text:style-name="P812"><text:a xlink:type="simple" xlink:href="#__RefHeading___Toc5562_4216715273" text:style-name="Internet_20_link" text:visited-style-name="Internet_20_link"><text:span text:style-name="T1496">L</text:span></text:a><text:a xlink:type="simple" xlink:href="#__RefHeading___Toc5562_4216715273" text:style-name="Internet_20_link" text:visited-style-name="Internet_20_link"><text:span text:style-name="T1496">ykantropie</text:span></text:a><text:tab/>40</text:p>
          <text:p text:style-name="P813"><text:a xlink:type="simple" xlink:href="#__RefHeading___Toc2876_3430540378" text:style-name="Internet_20_link" text:visited-style-name="Internet_20_link">Kancodlak</text:a><text:tab/>40</text:p>
          <text:p text:style-name="P813"><text:a xlink:type="simple" xlink:href="#__RefHeading___Toc2878_3430540378" text:style-name="Internet_20_link" text:visited-style-name="Internet_20_link">Krysodlak</text:a><text:tab/>40</text:p>
          <text:p text:style-name="P813"><text:a xlink:type="simple" xlink:href="#__RefHeading___Toc2880_3430540378" text:style-name="Internet_20_link" text:visited-style-name="Internet_20_link">Medvědodlak</text:a><text:tab/>41</text:p>
          <text:p text:style-name="P813"><text:a xlink:type="simple" xlink:href="#__RefHeading___Toc2882_3430540378" text:style-name="Internet_20_link" text:visited-style-name="Internet_20_link">Tygrodlak</text:a><text:tab/>41</text:p>
          <text:p text:style-name="P813"><text:a xlink:type="simple" xlink:href="#__RefHeading___Toc2884_3430540378" text:style-name="Internet_20_link" text:visited-style-name="Internet_20_link">Vlkodlak</text:a><text:tab/>41</text:p>
          <text:p text:style-name="P810"><text:a xlink:type="simple" xlink:href="#__RefHeading___Toc5564_4216715273" text:style-name="Internet_20_link" text:visited-style-name="Internet_20_link">Medůza</text:a><text:tab/>41</text:p>
          <text:p text:style-name="P810"><text:a xlink:type="simple" xlink:href="#__RefHeading___Toc1862_3850923094" text:style-name="Internet_20_link" text:visited-style-name="Internet_20_link">Mořští tvorové</text:a><text:tab/>42</text:p>
          <text:p text:style-name="P813"><text:soft-page-break/><text:a xlink:type="simple" xlink:href="#__RefHeading___Toc2886_3430540378" text:style-name="Internet_20_link" text:visited-style-name="Internet_20_link">Kraken</text:a><text:tab/>42</text:p>
          <text:p text:style-name="P813"><text:a xlink:type="simple" xlink:href="#__RefHeading___Toc2888_3430540378" text:style-name="Internet_20_link" text:visited-style-name="Internet_20_link">Obří mořský had</text:a><text:tab/>42</text:p>
          <text:p text:style-name="P813"><text:a xlink:type="simple" xlink:href="#__RefHeading___Toc2890_3430540378" text:style-name="Internet_20_link" text:visited-style-name="Internet_20_link">Obří mořský koník</text:a><text:tab/>42</text:p>
          <text:p text:style-name="P813"><text:a xlink:type="simple" xlink:href="#__RefHeading___Toc2892_3430540378" text:style-name="Internet_20_link" text:visited-style-name="Internet_20_link">Obří krab</text:a><text:tab/>42</text:p>
          <text:p text:style-name="P813"><text:a xlink:type="simple" xlink:href="#__RefHeading___Toc3614_3430540378" text:style-name="Internet_20_link" text:visited-style-name="Internet_20_link">Panna mořská</text:a><text:tab/>42</text:p>
          <text:p text:style-name="P813"><text:a xlink:type="simple" xlink:href="#__RefHeading___Toc2894_3430540378" text:style-name="Internet_20_link" text:visited-style-name="Internet_20_link">Žralok</text:a><text:tab/>43</text:p>
          <text:p text:style-name="P810"><text:a xlink:type="simple" xlink:href="#__RefHeading___Toc2714_3430540378" text:style-name="Internet_20_link" text:visited-style-name="Internet_20_link">Nemrtví</text:a><text:tab/>43</text:p>
          <text:p text:style-name="P813"><text:a xlink:type="simple" xlink:href="#__RefHeading___Toc3616_3430540378" text:style-name="Internet_20_link" text:visited-style-name="Internet_20_link">kostlivec</text:a><text:tab/>44</text:p>
          <text:p text:style-name="P813"><text:a xlink:type="simple" xlink:href="#__RefHeading___Toc3618_3430540378" text:style-name="Internet_20_link" text:visited-style-name="Internet_20_link">zombie</text:a><text:tab/>44</text:p>
          <text:p text:style-name="P813"><text:a xlink:type="simple" xlink:href="#__RefHeading___Toc3620_3430540378" text:style-name="Internet_20_link" text:visited-style-name="Internet_20_link">ghůl</text:a><text:tab/>44</text:p>
          <text:p text:style-name="P813"><text:a xlink:type="simple" xlink:href="#__RefHeading___Toc3622_3430540378" text:style-name="Internet_20_link" text:visited-style-name="Internet_20_link">duch</text:a><text:tab/>44</text:p>
          <text:p text:style-name="P813"><text:a xlink:type="simple" xlink:href="#__RefHeading___Toc3624_3430540378" text:style-name="Internet_20_link" text:visited-style-name="Internet_20_link">přízrak</text:a><text:tab/>44</text:p>
          <text:p text:style-name="P813"><text:a xlink:type="simple" xlink:href="#__RefHeading___Toc3626_3430540378" text:style-name="Internet_20_link" text:visited-style-name="Internet_20_link">fext</text:a><text:tab/>44</text:p>
          <text:p text:style-name="P813"><text:a xlink:type="simple" xlink:href="#__RefHeading___Toc3628_3430540378" text:style-name="Internet_20_link" text:visited-style-name="Internet_20_link">mumie</text:a><text:tab/>45</text:p>
          <text:p text:style-name="P813"><text:a xlink:type="simple" xlink:href="#__RefHeading___Toc3630_3430540378" text:style-name="Internet_20_link" text:visited-style-name="Internet_20_link">spektra</text:a><text:tab/>45</text:p>
          <text:p text:style-name="P813"><text:a xlink:type="simple" xlink:href="#__RefHeading___Toc3632_3430540378" text:style-name="Internet_20_link" text:visited-style-name="Internet_20_link">upír</text:a><text:tab/>45</text:p>
          <text:p text:style-name="P810"><text:a xlink:type="simple" xlink:href="#__RefHeading___Toc2716_3430540378" text:style-name="Internet_20_link" text:visited-style-name="Internet_20_link">Netvor bahenní</text:a><text:tab/>46</text:p>
          <text:p text:style-name="P810"><text:a xlink:type="simple" xlink:href="#__RefHeading___Toc1864_3850923094" text:style-name="Internet_20_link" text:visited-style-name="Internet_20_link">Nevidění</text:a><text:tab/>46</text:p>
          <text:p text:style-name="P810"><text:a xlink:type="simple" xlink:href="#__RefHeading___Toc2718_3430540378" text:style-name="Internet_20_link" text:visited-style-name="Internet_20_link">Nezmar</text:a><text:tab/>48</text:p>
          <text:p text:style-name="P810"><text:a xlink:type="simple" xlink:href="#__RefHeading___Toc2720_3430540378" text:style-name="Internet_20_link" text:visited-style-name="Internet_20_link">Nymfa</text:a><text:tab/>48</text:p>
          <text:p text:style-name="P810"><text:a xlink:type="simple" xlink:href="#__RefHeading___Toc1866_3850923094" text:style-name="Internet_20_link" text:visited-style-name="Internet_20_link">Obr</text:a><text:tab/>48</text:p>
          <text:p text:style-name="P810"><text:a xlink:type="simple" xlink:href="#__RefHeading___Toc1868_3850923094" text:style-name="Internet_20_link" text:visited-style-name="Internet_20_link">Ogloj-chorchoj</text:a><text:tab/>49</text:p>
          <text:p text:style-name="P810"><text:a xlink:type="simple" xlink:href="#__RefHeading___Toc2722_3430540378" text:style-name="Internet_20_link" text:visited-style-name="Internet_20_link">Oči plíživé</text:a><text:tab/>49</text:p>
          <text:p text:style-name="P810"><text:a xlink:type="simple" xlink:href="#__RefHeading___Toc1872_3850923094" text:style-name="Internet_20_link" text:visited-style-name="Internet_20_link">Pavouci</text:a><text:tab/>50</text:p>
          <text:p text:style-name="P813"><text:a xlink:type="simple" xlink:href="#__RefHeading___Toc2896_3430540378" text:style-name="Internet_20_link" text:visited-style-name="Internet_20_link">Křižák obří</text:a><text:tab/>50</text:p>
          <text:p text:style-name="P813"><text:a xlink:type="simple" xlink:href="#__RefHeading___Toc2898_3430540378" text:style-name="Internet_20_link" text:visited-style-name="Internet_20_link">Pavouk zelený</text:a><text:tab/>50</text:p>
          <text:p text:style-name="P810"><text:a xlink:type="simple" xlink:href="#__RefHeading___Toc2728_3430540378" text:style-name="Internet_20_link" text:visited-style-name="Internet_20_link">Pavoučnatka</text:a><text:tab/>50</text:p>
          <text:p text:style-name="P810"><text:a xlink:type="simple" xlink:href="#__RefHeading___Toc1874_3850923094" text:style-name="Internet_20_link" text:visited-style-name="Internet_20_link">Pegas</text:a><text:tab/>51</text:p>
          <text:p text:style-name="P810"><text:a xlink:type="simple" xlink:href="#__RefHeading___Toc1876_3850923094" text:style-name="Internet_20_link" text:visited-style-name="Internet_20_link">Permoník</text:a><text:tab/>51</text:p>
          <text:p text:style-name="P810"><text:a xlink:type="simple" xlink:href="#__RefHeading___Toc1878_3850923094" text:style-name="Internet_20_link" text:visited-style-name="Internet_20_link">Poletucha</text:a><text:tab/>51</text:p>
          <text:p text:style-name="P81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1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13"><text:a xlink:type="simple" xlink:href="#__RefHeading___Toc2900_3430540378" text:style-name="Internet_20_link" text:visited-style-name="Internet_20_link">Orel stříbrný</text:a><text:tab/>52</text:p>
          <text:p text:style-name="P813"><text:a xlink:type="simple" xlink:href="#__RefHeading___Toc2902_3430540378" text:style-name="Internet_20_link" text:visited-style-name="Internet_20_link">Orel královský</text:a><text:tab/>52</text:p>
          <text:p text:style-name="P813"><text:a xlink:type="simple" xlink:href="#__RefHeading___Toc2904_3430540378" text:style-name="Internet_20_link" text:visited-style-name="Internet_20_link">Pták noh</text:a><text:tab/>53</text:p>
          <text:p text:style-name="P81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13"><text:a xlink:type="simple" xlink:href="#__RefHeading___Toc2906_3430540378" text:style-name="Internet_20_link" text:visited-style-name="Internet_20_link">Goblin</text:a><text:tab/>53</text:p>
          <text:p text:style-name="P813"><text:a xlink:type="simple" xlink:href="#__RefHeading___Toc2908_3430540378" text:style-name="Internet_20_link" text:visited-style-name="Internet_20_link">Sarkon</text:a><text:tab/>53</text:p>
          <text:p text:style-name="P813"><text:a xlink:type="simple" xlink:href="#__RefHeading___Toc2910_3430540378" text:style-name="Internet_20_link" text:visited-style-name="Internet_20_link">Skřet</text:a><text:tab/>53</text:p>
          <text:p text:style-name="P810"><text:a xlink:type="simple" xlink:href="#__RefHeading___Toc2732_3430540378" text:style-name="Internet_20_link" text:visited-style-name="Internet_20_link">Skvrna barevná</text:a><text:tab/>53</text:p>
          <text:p text:style-name="P810"><text:soft-page-break/><text:a xlink:type="simple" xlink:href="#__RefHeading___Toc2734_3430540378" text:style-name="Internet_20_link" text:visited-style-name="Internet_20_link">Slizovec</text:a><text:tab/>54</text:p>
          <text:p text:style-name="P810"><text:a xlink:type="simple" xlink:href="#__RefHeading___Toc3514_3430540378" text:style-name="Internet_20_link" text:visited-style-name="Internet_20_link">Socha oživlá</text:a><text:tab/>54</text:p>
          <text:p text:style-name="P813"><text:a xlink:type="simple" xlink:href="#__RefHeading___Toc3634_3430540378" text:style-name="Internet_20_link" text:visited-style-name="Internet_20_link">Kamenná socha</text:a><text:tab/>55</text:p>
          <text:p text:style-name="P813"><text:a xlink:type="simple" xlink:href="#__RefHeading___Toc3636_3430540378" text:style-name="Internet_20_link" text:visited-style-name="Internet_20_link">Křišťálová socha</text:a><text:tab/>55</text:p>
          <text:p text:style-name="P813"><text:a xlink:type="simple" xlink:href="#__RefHeading___Toc3638_3430540378" text:style-name="Internet_20_link" text:visited-style-name="Internet_20_link">Železná socha</text:a><text:tab/>55</text:p>
          <text:p text:style-name="P810"><text:a xlink:type="simple" xlink:href="#__RefHeading___Toc2736_3430540378" text:style-name="Internet_20_link" text:visited-style-name="Internet_20_link">Vampýr</text:a><text:tab/>55</text:p>
          <text:p text:style-name="P810"><text:a xlink:type="simple" xlink:href="#__RefHeading___Toc1886_3850923094" text:style-name="Internet_20_link" text:visited-style-name="Internet_20_link">Vodník</text:a><text:tab/>56</text:p>
          <text:p text:style-name="P810"><text:a xlink:type="simple" xlink:href="#__RefHeading___Toc2740_3430540378" text:style-name="Internet_20_link" text:visited-style-name="Internet_20_link">Všežrout odporný</text:a><text:tab/>56</text:p>
          <text:p text:style-name="P810"><text:a xlink:type="simple" xlink:href="#__RefHeading___Toc2742_3430540378" text:style-name="Internet_20_link" text:visited-style-name="Internet_20_link">Vzluha</text:a><text:tab/>56</text:p>
          <text:p text:style-name="P810"><text:a xlink:type="simple" xlink:href="#__RefHeading___Toc1888_3850923094" text:style-name="Internet_20_link" text:visited-style-name="Internet_20_link">Zlobr</text:a><text:tab/>57</text:p>
          <text:p text:style-name="P810"><text:a xlink:type="simple" xlink:href="#__RefHeading___Toc1890_3850923094" text:style-name="Internet_20_link" text:visited-style-name="Internet_20_link">Zvířata</text:a><text:tab/>58</text:p>
          <text:p text:style-name="P81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13"><text:a xlink:type="simple" xlink:href="#__RefHeading___Toc2912_3430540378" text:style-name="Internet_20_link" text:visited-style-name="Internet_20_link">Bizon</text:a><text:tab/>58</text:p>
          <text:p text:style-name="P813"><text:a xlink:type="simple" xlink:href="#__RefHeading___Toc2914_3430540378" text:style-name="Internet_20_link" text:visited-style-name="Internet_20_link">Hejno krys</text:a><text:tab/>58</text:p>
          <text:p text:style-name="P813"><text:a xlink:type="simple" xlink:href="#__RefHeading___Toc2916_3430540378" text:style-name="Internet_20_link" text:visited-style-name="Internet_20_link">Obří krysa</text:a><text:tab/>59</text:p>
          <text:p text:style-name="P813"><text:a xlink:type="simple" xlink:href="#__RefHeading___Toc2918_3430540378" text:style-name="Internet_20_link" text:visited-style-name="Internet_20_link">Hejno netopýrů</text:a><text:tab/>59</text:p>
          <text:p text:style-name="P813"><text:a xlink:type="simple" xlink:href="#__RefHeading___Toc2920_3430540378" text:style-name="Internet_20_link" text:visited-style-name="Internet_20_link">Kanec</text:a><text:tab/>59</text:p>
          <text:p text:style-name="P813"><text:a xlink:type="simple" xlink:href="#__RefHeading___Toc2922_3430540378" text:style-name="Internet_20_link" text:visited-style-name="Internet_20_link">Kůň</text:a><text:tab/>59</text:p>
          <text:p text:style-name="P813"><text:a xlink:type="simple" xlink:href="#__RefHeading___Toc2924_3430540378" text:style-name="Internet_20_link" text:visited-style-name="Internet_20_link">Lasička obří</text:a><text:tab/>59</text:p>
          <text:p text:style-name="P813"><text:a xlink:type="simple" xlink:href="#__RefHeading___Toc2926_3430540378" text:style-name="Internet_20_link" text:visited-style-name="Internet_20_link">Lev</text:a><text:tab/>60</text:p>
          <text:p text:style-name="P813"><text:a xlink:type="simple" xlink:href="#__RefHeading___Toc2928_3430540378" text:style-name="Internet_20_link" text:visited-style-name="Internet_20_link">Medvěd</text:a><text:tab/>60</text:p>
          <text:p text:style-name="P813"><text:a xlink:type="simple" xlink:href="#__RefHeading___Toc2932_3430540378" text:style-name="Internet_20_link" text:visited-style-name="Internet_20_link">Muflon</text:a><text:tab/>60</text:p>
          <text:p text:style-name="P813"><text:a xlink:type="simple" xlink:href="#__RefHeading___Toc2934_3430540378" text:style-name="Internet_20_link" text:visited-style-name="Internet_20_link">Nosorožec</text:a><text:tab/>60</text:p>
          <text:p text:style-name="P813"><text:a xlink:type="simple" xlink:href="#__RefHeading___Toc2936_3430540378" text:style-name="Internet_20_link" text:visited-style-name="Internet_20_link">Obří kůň</text:a><text:tab/>60</text:p>
          <text:p text:style-name="P813"><text:a xlink:type="simple" xlink:href="#__RefHeading___Toc2938_3430540378" text:style-name="Internet_20_link" text:visited-style-name="Internet_20_link">Obří netopýr</text:a><text:tab/>60</text:p>
          <text:p text:style-name="P813"><text:a xlink:type="simple" xlink:href="#__RefHeading___Toc2940_3430540378" text:style-name="Internet_20_link" text:visited-style-name="Internet_20_link">Panter</text:a><text:tab/>61</text:p>
          <text:p text:style-name="P813"><text:a xlink:type="simple" xlink:href="#__RefHeading___Toc2942_3430540378" text:style-name="Internet_20_link" text:visited-style-name="Internet_20_link">Puma</text:a><text:tab/>61</text:p>
          <text:p text:style-name="P813"><text:a xlink:type="simple" xlink:href="#__RefHeading___Toc2944_3430540378" text:style-name="Internet_20_link" text:visited-style-name="Internet_20_link">Rys</text:a><text:tab/>61</text:p>
          <text:p text:style-name="P813"><text:a xlink:type="simple" xlink:href="#__RefHeading___Toc2946_3430540378" text:style-name="Internet_20_link" text:visited-style-name="Internet_20_link">Slon</text:a><text:tab/>61</text:p>
          <text:p text:style-name="P813"><text:a xlink:type="simple" xlink:href="#__RefHeading___Toc2948_3430540378" text:style-name="Internet_20_link" text:visited-style-name="Internet_20_link">Tygr královský</text:a><text:tab/>61</text:p>
          <text:p text:style-name="P813"><text:a xlink:type="simple" xlink:href="#__RefHeading___Toc2950_3430540378" text:style-name="Internet_20_link" text:visited-style-name="Internet_20_link">Tygr divoký</text:a><text:tab/>61</text:p>
          <text:p text:style-name="P813"><text:a xlink:type="simple" xlink:href="#__RefHeading___Toc2954_3430540378" text:style-name="Internet_20_link" text:visited-style-name="Internet_20_link">Varan obří</text:a><text:tab/>61</text:p>
          <text:p text:style-name="P813"><text:a xlink:type="simple" xlink:href="#__RefHeading___Toc2956_3430540378" text:style-name="Internet_20_link" text:visited-style-name="Internet_20_link">Vlk</text:a><text:tab/>61</text:p>
          <text:p text:style-name="P81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2"/>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20" text:outline-level="2"><text:bookmark-start text:name="__RefHeading___Toc462_36631795"/>TODO:<text:bookmark-end text:name="__RefHeading___Toc462_36631795"/></text:h>
      <text:p text:style-name="P22">Zv<text:span text:style-name="T1260">ážit Hlen zelený (Marky ho chtěl)</text:span></text:p>
      <text:p text:style-name="P235">Prostudovat:</text:p>
      <text:list xml:id="list942793759" text:style-name="L1">
        <text:list-item>
          <text:p text:style-name="P977"><text:a xlink:type="simple" xlink:href="https://epochaplus.cz/rafinovani-zabijaci-10-loveckych-technik-zvirat/" text:style-name="Internet_20_link" text:visited-style-name="Visited_20_Internet_20_Link"><text:span text:style-name="T2185">https://epochaplus.cz/rafinovani-zabijaci-10-loveckych-technik-zvirat/</text:span></text:a><text:span text:style-name="T2185"> </text:span></text:p>
        </text:list-item>
      </text:list>
      <text:h text:style-name="P819" text:outline-level="1"><text:bookmark-start text:name="__RefHeading___Toc5508_4216715273"/>Vedení hry<text:bookmark-end text:name="__RefHeading___Toc5508_4216715273"/></text:h>
      <text:h text:style-name="P821" text:outline-level="2">Popisy boje</text:h>
      <text:p text:style-name="P159">Soubojový systém je pouze holá kostra, <text:span text:style-name="T2121">s</text:span>ám o sobě nedokáže zajistit, aby byly boje vzrušující a zajímavé. <text:span text:style-name="T2122">K tomu je</text:span> potřeba, aby sis dal opravdu záležet na barvitých popisech – <text:span text:style-name="T2121">lev</text:span> by měl <text:span text:style-name="T2121">nebohého kouzelníka</text:span> sr<text:span text:style-name="T2121">azit</text:span> na zem <text:span text:style-name="T2121">a</text:span> svými spáry z n<text:span text:style-name="T2121">ěj</text:span> rvát kusy masa, dračí dech by měl <text:span text:style-name="T2121">válečníkovi</text:span> sežehnout vlasy, vousy a obočí, krev by měla stříkat.<text:line-break/><text:tab/><text:span text:style-name="T2121">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22">Obrovský d</text:span>vo<text:span text:style-name="T2122">uh</text:span>lavý pes tě srazil na zem. Jedna hlava se ti zakousla do ruky, zuřivě vrčí a trhá ze strany na stranu. Slyšíš, jak ti pod stiskem čelistí praskají kosti. Druhá se ti sápe po krku. Braň se.</text:p>
      <text:h text:style-name="P822"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23">všechno</text:span> značně zkomplikovalo vymýšlení zajímavých dobrodružství.<text:line-break/><text:tab/>Z těchto důvodu jsou všechny létající nestvůry v pravidlech buď moc malé na to, aby unesly postav<text:span text:style-name="T2123">y</text:span>, nebo jsou inteligentní, takže je není možné ochočit. <text:span text:style-name="T2123">Postavy se tak stále mohou proletět na obřích orlech, když se s nimi domluví</text:span>, ale vyhneš se zmiňovaným problémům.</text:p>
      <text:h text:style-name="Heading_20_2" text:outline-level="2"><text:bookmark-start text:name="__RefHeading___Toc5510_4216715273"/>Nestvůry <text:span text:style-name="T1265">a protivníci</text:span><text:bookmark-end text:name="__RefHeading___Toc5510_4216715273"/></text:h>
      <text:h text:style-name="P853" text:outline-level="3"><text:bookmark-start text:name="__RefHeading___Toc5512_4216715273"/>Kříženci, obří varianty<text:bookmark-end text:name="__RefHeading___Toc5512_4216715273"/></text:h>
      <text:p text:style-name="P24">/<text:span text:style-name="T1265">* Je vůbec potřeba tohle říkat? Není lepší nechat to na PJovi/konkrétním světě? */</text:span></text:p>
      <text:p text:style-name="P1175">/<text:span text:style-name="T2198">* Tohle vypustím */</text:span></text:p>
      <text:p text:style-name="P24">- <text:span text:style-name="T1147">obří brouci, pavouci, hadi, červi, krysy a podobně</text:span></text:p>
      <text:p text:style-name="P24">- <text:s/><text:span text:style-name="T1147">kentauři, harpyje</text:span></text:p>
      <text:p text:style-name="P24">- <text:span text:style-name="T1150">obři</text:span></text:p>
      <text:p text:style-name="P24"><text:span text:style-name="T1146">Jsou to výsledky magických experimentů, </text:span><text:span text:style-name="T12">povětšinou</text:span><text:span text:style-name="T1146"> vyšlechtěné jako stráže nebo nestvůry v armádách temných mágů. Časem zdivočely.</text:span></text:p>
      <text:h text:style-name="P854"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7">stavuje nesmrtelnou, nehmotnou </text:span><text:span text:style-name="T3">č</text:span><text:span text:style-name="T9">ást</text:span><text:span text:style-name="T113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8">duševní</text:span><text:span text:style-name="T1137">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23" text:outline-level="2"><text:bookmark-start text:name="__RefHeading___Toc5514_4216715273"/>Výrobky ze vzácných surovin<text:bookmark-end text:name="__RefHeading___Toc5514_4216715273"/></text:h>
      <text:h text:style-name="P868" text:outline-level="4"><text:span text:style-name="Emphasis"><text:span text:style-name="T2009">Amulet z rohu jednorožce</text:span></text:span></text:h>
      <text:p text:style-name="P92"><text:span text:style-name="Emphasis"><text:span text:style-name="T1910">Prodej:</text:span></text:span><text:span text:style-name="Emphasis"><text:span text:style-name="T1519"> </text:span></text:span><text:span text:style-name="Emphasis"><text:span text:style-name="T1558">1</text:span></text:span><text:span text:style-name="Emphasis"><text:span text:style-name="T1519">00 zl</text:span></text:span></text:p>
      <text:p text:style-name="P9"><text:span text:style-name="Emphasis"><text:span text:style-name="T1559">Tento amulet </text:span></text:span><text:span text:style-name="Emphasis"><text:span text:style-name="T300">dává svému nositeli imunitu na všechny jedy a nemoci. </text:span></text:span><text:span text:style-name="Emphasis"><text:span text:style-name="T1560">Stávající nákazu nebo otravu nevyléčí, pouze brání novým.</text:span></text:span></text:p>
      <text:h text:style-name="P869" text:outline-level="4"><text:span text:style-name="Emphasis"><text:span text:style-name="T2011">Amulet věčného života</text:span></text:span></text:h>
      <text:p text:style-name="P94"><text:span text:style-name="Emphasis"><text:span text:style-name="T2011">Prodej: 300 zl</text:span></text:span></text:p>
      <text:p text:style-name="P94"><text:span text:style-name="Emphasis"><text:span text:style-name="T1561">Tento amulet vypadá jako seschlé srdce o velikosti vlašského ořechu. Ten, kdo ho nosí, normálně stárne, ale nemůže umřít věkem.</text:span></text:span></text:p>
      <text:h text:style-name="P870" text:outline-level="4"><text:soft-page-break/><text:span text:style-name="Emphasis"><text:span text:style-name="T1910">Elixír mládí</text:span></text:span></text:h>
      <text:p text:style-name="P52"><text:span text:style-name="Emphasis"><text:span text:style-name="T1910">Prodej:</text:span></text:span><text:span text:style-name="Emphasis"><text:span text:style-name="T1519"> 200 zl</text:span></text:span></text:p>
      <text:p text:style-name="P53"><text:span text:style-name="Emphasis"><text:span text:style-name="T1521">Pravidelné užívání </text:span></text:span><text:span text:style-name="Emphasis"><text:span text:style-name="T1174">elixíru mládí</text:span></text:span><text:span text:style-name="Emphasis"><text:span text:style-name="T1521"> </text:span></text:span><text:span text:style-name="Emphasis"><text:span text:style-name="T1528">zastaví</text:span></text:span><text:span text:style-name="Emphasis"><text:span text:style-name="T1521"> stárnutí. Jeden flakón vydrží pro jednu osobu na sedm let. </text:span></text:span><text:span text:style-name="Emphasis"><text:span text:style-name="T1522">Když někdo vypije celý flakón najednou, omládne na polovinu svého věku.</text:span></text:span></text:p>
      <text:h text:style-name="P871" text:outline-level="4"><text:span text:style-name="Strong_20_Emphasis"><text:span text:style-name="T2163">Elixír ukládání vzpomínek</text:span></text:span></text:h>
      <text:p text:style-name="P191"><text:span text:style-name="Emphasis"><text:span text:style-name="T1910">Prodej:</text:span></text:span><text:span text:style-name="Emphasis"><text:span text:style-name="T1519"> </text:span></text:span><text:span text:style-name="Emphasis"><text:span text:style-name="T1639">33</text:span></text:span><text:span text:style-name="Emphasis"><text:span text:style-name="T1519"> zl</text:span></text:span></text:p>
      <text:p text:style-name="P191"><text:span text:style-name="Emphasis"><text:span text:style-name="T1639">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40">p</text:span></text:span><text:span text:style-name="Emphasis"><text:span text:style-name="T1639">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72" text:outline-level="4"><text:span text:style-name="Strong_20_Emphasis"><text:span text:style-name="T2146">Kouzelná líčila</text:span></text:span></text:h>
      <text:p text:style-name="P178"><text:span text:style-name="Emphasis"><text:span text:style-name="T1157">Prodej:</text:span></text:span><text:span text:style-name="Emphasis"><text:span text:style-name="T1520"> </text:span></text:span><text:span text:style-name="Emphasis"><text:span text:style-name="T1541">1</text:span></text:span><text:span text:style-name="Emphasis"><text:span text:style-name="T1631">5</text:span></text:span><text:span text:style-name="Emphasis"><text:span text:style-name="T1520"> zl</text:span></text:span></text:p>
      <text:p text:style-name="P179"><text:span text:style-name="Emphasis"><text:span text:style-name="T1633">Když d</text:span></text:span><text:span text:style-name="Emphasis"><text:span text:style-name="T1632">o těchto líčidel přimícháš pramínek vlasů nějaké osoby a pak se jimi nalíčíš, budeš vypadat jako ona, dokud je nesmyješ. </text:span></text:span><text:span text:style-name="Emphasis"><text:span text:style-name="T1241">Kouzelná líčidla</text:span></text:span><text:span text:style-name="Emphasis"><text:span text:style-name="T1632"> nezmění tvou velikost a tvar, pouze </text:span></text:span><text:span text:style-name="Emphasis"><text:span text:style-name="T1634">vnější podobu</text:span></text:span><text:span text:style-name="Emphasis"><text:span text:style-name="T1632"> </text:span></text:span><text:span text:style-name="Emphasis"><text:span text:style-name="T1634">(</text:span></text:span><text:span text:style-name="Emphasis"><text:span text:style-name="T1632">tvář, vlasy, barvu kůže a </text:span></text:span><text:span text:style-name="Emphasis"><text:span text:style-name="T1634">podobně)</text:span></text:span><text:span text:style-name="Emphasis"><text:span text:style-name="T1632">.</text:span></text:span></text:p>
      <text:h text:style-name="P873" text:outline-level="4"><text:span text:style-name="Strong_20_Emphasis"><text:span text:style-name="T1989">Lampa z brouka ohnivce</text:span></text:span></text:h>
      <text:p text:style-name="P72"><text:span text:style-name="Emphasis"><text:span text:style-name="T1157">Prodej:</text:span></text:span><text:span text:style-name="Emphasis"><text:span text:style-name="T1520"> </text:span></text:span><text:span text:style-name="Emphasis"><text:span text:style-name="T1541">12</text:span></text:span><text:span text:style-name="Emphasis"><text:span text:style-name="T1520"> zl</text:span></text:span></text:p>
      <text:p text:style-name="P78"><text:soft-page-break/><text:span text:style-name="Emphasis"><text:span text:style-name="T1539">Tato kouzelná lampa trvale svítí tlumeným, rudooranžovým světlem. </text:span></text:span><text:span text:style-name="Emphasis"><text:span text:style-name="T1540">Pro člověka na čtení nestačí, pro elfa ano.</text:span></text:span></text:p>
      <text:h text:style-name="P870" text:outline-level="4"><text:bookmark-start text:name="__RefHeading___Toc5516_4216715273"/><text:span text:style-name="Emphasis">Lektvar hypnózy</text:span><text:bookmark-end text:name="__RefHeading___Toc5516_4216715273"/></text:h>
      <text:p text:style-name="P32"><text:span text:style-name="Emphasis"><text:span text:style-name="T1157">Prodej:</text:span></text:span><text:span text:style-name="Emphasis"><text:span text:style-name="T152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4">ať je vysloví kdokoliv,</text:span> jako kdyby byl pod vlivem kouzla <text:span text:style-name="Emphasis">hypnóza</text:span>.</text:p>
      <text:h text:style-name="P874" text:outline-level="4">Lektvar metamorfózy</text:h>
      <text:p text:style-name="P96"><text:span text:style-name="Emphasis"><text:span text:style-name="T1157">Prodej:</text:span></text:span><text:span text:style-name="Emphasis"><text:span text:style-name="T1520"> </text:span></text:span><text:span text:style-name="Emphasis"><text:span text:style-name="T1564">4</text:span></text:span><text:span text:style-name="Emphasis"><text:span text:style-name="T1550">0</text:span></text:span><text:span text:style-name="Emphasis"><text:span text:style-name="T1520"> zl<text:line-break/></text:span></text:span><text:span text:style-name="Emphasis">Působení:</text:span> několik minut</text:p>
      <text:p text:style-name="P98">Po vypití tohoto lektvaru se proměníš do <text:span text:style-name="T2016">živého</text:span> tvora, jehož vzorek byl použit při výrobě lektvaru. Získáš jeho fyzickou podobu a tedy Fyzičku, Finesu, velikost, Životy, smysly a případné přirozené zbraně a zbroj, ale nezískáš jeho schopnosti. <text:span text:style-name="T2017">Cílový tvor nemůže být větší než kůň.</text:span></text:p>
      <text:h text:style-name="P875" text:outline-level="4">Lektvar nezranitelnosti</text:h>
      <text:p text:style-name="P133"><text:span text:style-name="Emphasis"><text:span text:style-name="T1157">Prodej:</text:span></text:span><text:span text:style-name="Emphasis"><text:span text:style-name="T1520"> </text:span></text:span><text:span text:style-name="Emphasis"><text:span text:style-name="T1590">33</text:span></text:span><text:span text:style-name="Emphasis"><text:span text:style-name="T1550">0</text:span></text:span><text:span text:style-name="Emphasis"><text:span text:style-name="T1520"> zl<text:line-break/></text:span></text:span><text:span text:style-name="Emphasis">Působení:</text:span> několik minut</text:p>
      <text:p text:style-name="P133"><text:span text:style-name="T2080">Po dobu působení tohoto lektvaru tě je</text:span> možné zranit pouze sklem (šíp<text:span text:style-name="T2080">em</text:span> se skleněným hrotem, skleněnou dýkou a podobně) <text:span text:style-name="T2080">nebo</text:span> duševním útokem. <text:span text:style-name="T2080">Kromě toho jsi ale zranitelný</text:span> svěcenou vodou <text:span text:style-name="T2080">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80">ti</text:span> okamžitě zacelí a vůbec <text:span text:style-name="T2080">ti</text:span> neuberou životy.</text:p>
      <text:h text:style-name="P876" text:outline-level="4"><text:soft-page-break/>Lektvar regenerace</text:h>
      <text:p text:style-name="P140"><text:span text:style-name="T1152">Prodej:</text:span> <text:span text:style-name="T2093">6</text:span>0 zl<text:line-break/><text:span text:style-name="T1152">Působení:</text:span> několik minut</text:p>
      <text:p text:style-name="P140">Každé kolo po dobu působení se ti vyléčí 1 život.</text:p>
      <text:h text:style-name="P877" text:outline-level="4">Lektvar ticha</text:h>
      <text:p text:style-name="P96"><text:span text:style-name="Emphasis"><text:span text:style-name="T1157">Prodej:</text:span></text:span><text:span text:style-name="Emphasis"><text:span text:style-name="T1520"> </text:span></text:span><text:span text:style-name="Emphasis"><text:span text:style-name="T1550">30</text:span></text:span><text:span text:style-name="Emphasis"><text:span text:style-name="T1520"> zl<text:line-break/></text:span></text:span><text:span text:style-name="Emphasis">Působení:</text:span> několik minut</text:p>
      <text:p text:style-name="P97">Po dobu trvání v krátké vzdálenosti kolem tebe nejsou slyšet žádné zvuky a nejdou tam tedy ani sesílat kouzla.</text:p>
      <text:h text:style-name="P878" text:outline-level="4">Lektvar z krve medůzy</text:h>
      <text:p text:style-name="P96"><text:span text:style-name="Emphasis"><text:span text:style-name="T1157">Prodej:</text:span></text:span><text:span text:style-name="Emphasis"><text:span text:style-name="T1520"> </text:span></text:span><text:span text:style-name="Emphasis"><text:span text:style-name="T1529">75</text:span></text:span><text:span text:style-name="Emphasis"><text:span text:style-name="T1520"> zl</text:span></text:span></text:p>
      <text:p text:style-name="P10">Tento lektvar ti okamžitě 5kz + 3 životů. Další léčivý lektvar libovolného druhu na tebe bude účinkovat nejdříve za několik minut a pouze pokud ses mezitím doléčil do plných životů.</text:p>
      <text:h text:style-name="P879" text:outline-level="4">Nápoj lásky</text:h>
      <text:p text:style-name="P91"><text:span text:style-name="Emphasis"><text:span text:style-name="T1157">Prodej:</text:span></text:span><text:span text:style-name="Emphasis"><text:span text:style-name="T1520"> </text:span></text:span><text:span text:style-name="Emphasis"><text:span text:style-name="T1496">10</text:span></text:span><text:span text:style-name="Emphasis"><text:span text:style-name="T1550">0</text:span></text:span><text:span text:style-name="Emphasis"><text:span text:style-name="T1520"> zl</text:span></text:span></text:p>
      <text:p text:style-name="P91"><text:span text:style-name="Emphasis"><text:span text:style-name="T1496">Ten, kdo </text:span></text:span><text:span text:style-name="Emphasis"><text:span text:style-name="T1152">nápoj lásky</text:span></text:span><text:span text:style-name="Emphasis"><text:span text:style-name="T1496"> vypije, se hluboce a vášnivě zamiluje do toho, kdo mu ho podal. </text:span></text:span><text:span text:style-name="Emphasis"><text:span text:style-name="T1557">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6"> 12 zl</text:span></text:p>
      <text:p text:style-name="P33"><text:span text:style-name="T60">Bělavý s</text:span><text:span text:style-name="T1684">liz ve skleněné </text:span><text:span text:style-name="T61">l</text:span><text:span text:style-name="T62">áhvi</text:span><text:span text:style-name="T1684">. Při kontaktu s čímkoliv pevným okamžitě zatuhne a je pak pevný jako kámen.</text:span></text:p>
      <text:h text:style-name="P880" text:outline-level="4"><text:soft-page-break/>Sliny hydry</text:h>
      <text:p text:style-name="P81"><text:span text:style-name="T1152">Prodej:</text:span> <text:span text:style-name="T2022">6</text:span> zl <text:span text:style-name="T2021">za flakón</text:span><text:line-break/><text:span text:style-name="T1185">Hod flakónem:</text:span><text:span text:style-name="T2004"> Finesa + k6, zranění 5kz </text:span><text:span text:style-name="T1665">žíravinou</text:span><text:span text:style-name="T2004"> (odečítá se zbroj)</text:span></text:p>
      <text:p text:style-name="P188">Sliny hydry jsou silná žíravina. Rozpouští i kovy, jeden flakón vystačí zhruba na jeden zámek.</text:p>
      <text:h text:style-name="P881" text:outline-level="4">Sliny <text:span text:style-name="T2159">všežrouta odporného</text:span></text:h>
      <text:p text:style-name="P83"><text:span text:style-name="T1152">Prodej:</text:span> <text:span text:style-name="T2022">6</text:span> zl <text:span text:style-name="T2021">za flakón</text:span><text:line-break/><text:span text:style-name="T1185">Hod flakónem:</text:span><text:span text:style-name="T2004"> Finesa + k6, zranění 5kz </text:span><text:span text:style-name="T1665">žíravinou</text:span><text:span text:style-name="T2004"> (odečítá se zbroj)</text:span></text:p>
      <text:p text:style-name="P189">Sliny <text:span text:style-name="T2159">všežrouta odporného</text:span> jsou silná žíravina. Rozpouští i kovy, jeden flakón vystačí zhruba na jeden zámek.</text:p>
      <text:h text:style-name="Heading_20_4" text:outline-level="4">Skřetí dryják</text:h>
      <text:p text:style-name="P404">Prodej:</text:p>
      <text:p text:style-name="P423"><text:span text:style-name="T1152">Účinek:</text:span> v následujícím kole vyléčí 5kz životů</text:p>
      <text:p text:style-name="P403">Šance na zvrácení:</text:p>
      <text:p text:style-name="P343"><text:span text:style-name="T1617">1 ze 6:<text:tab/></text:span><text:span text:style-name="T1618">s</text:span><text:span text:style-name="T1496">křet, sarkon, kroll </text:span><text:span text:style-name="T1617">nebo</text:span><text:span text:style-name="T1496"> barbar</text:span></text:p>
      <text:p text:style-name="P343"><text:span text:style-name="T1617">2 ze 6: <text:tab/></text:span><text:span text:style-name="T1618">č</text:span><text:span text:style-name="T1617">lověk</text:span><text:span text:style-name="T1496">, goblin, trpaslí</text:span><text:span text:style-name="T1617">k</text:span><text:span text:style-name="T1496">, hobit </text:span><text:span text:style-name="T1617">nebo</text:span><text:span text:style-name="T1496"> kudů</text:span><text:span text:style-name="T1617">k</text:span></text:p>
      <text:p text:style-name="P343">4 ze 6:<text:tab/><text:span text:style-name="T2128">elf</text:span></text:p>
      <text:p text:style-name="P182"><text:span text:style-name="T1233">Skřetí dryák</text:span><text:span text:style-name="T1625">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7">K</text:span><text:span text:style-name="T1625">dyž žaludek dostane možnost si od dryáku na několik hodin odpočinout, </text:span><text:span text:style-name="T1627">šance se vrátí na původní</text:span><text:span text:style-name="T1625">. </text:span><text:span text:style-name="T1230">Skřetí dryák</text:span><text:span text:style-name="T1626"> </text:span><text:soft-page-break/><text:span text:style-name="T1626">bude účinkovat i po vypití </text:span><text:span text:style-name="T1230">léčivého lektvaru</text:span><text:span text:style-name="T1626">, ale znovu zabere až po vydatném spánku.<text:line-break/><text:tab/></text:span><text:span text:style-name="T1230">Skřetí dryák</text:span><text:span text:style-name="T1626"> je vzácný, většinou ho mají jen šamani a náčelníci a podle svého uvážení dávají napít ostatním skřetům.</text:span></text:p>
      <text:h text:style-name="P882" text:outline-level="4">Šípy z ostnů dikobraza</text:h>
      <text:p text:style-name="P84"><text:span text:style-name="T1152">Prodej:</text:span> <text:span text:style-name="T2167">25</text:span> zl <text:span text:style-name="T2167">za toulec<text:line-break/></text:span><text:span text:style-name="T1244">Účinek:</text:span><text:span text:style-name="T2167"> při zásahu za úspěch znehybní zasaženou část těla</text:span></text:p>
      <text:p text:style-name="P197">Toulec šípů nebo šipek s hroty z ostnů obřího dikobraza.</text:p>
      <text:h text:style-name="P883" text:outline-level="4">Výtažek z plíživého hnusu</text:h>
      <text:p text:style-name="P80"><text:span text:style-name="T1152">Prodej:</text:span> 15 zl<text:line-break/><text:span text:style-name="T1185">Hod flakónem:</text:span><text:span text:style-name="T2004"> Finesa + k6, zranění 6kz </text:span><text:span text:style-name="T1665">žíravinou</text:span><text:span text:style-name="T2004"> (odečítá se zbroj)</text:span></text:p>
      <text:p text:style-name="P85"><text:span text:style-name="T2003">Tento flakón obsahuje hustou páchnoucí fialovou tekutinu, která rozežírá </text:span>všechny <text:span text:style-name="T2003">organické</text:span> látky <text:span text:style-name="T2003">(</text:span>kůži, maso, kosti, dřevo <text:span text:style-name="T2003">a podobně)</text:span>. <text:span text:style-name="T2003">Anorganické látky (k</text:span>ov, kámen <text:span text:style-name="T2003">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52">Prodej:</text:span> 15 zl</text:p>
      <text:p text:style-name="P31"><text:span text:style-name="T1868">Tato lehká zbroj má kvalitu 1, proti </text:span><text:span text:style-name="T1658">žíravi</text:span><text:span text:style-name="T1664">ně</text:span><text:span text:style-name="T1868"> 2.</text:span></text:p>
      <text:h text:style-name="P884" text:outline-level="4"><text:bookmark-start text:name="__RefHeading___Toc5522_4216715273"/><text:span text:style-name="Emphasis"><text:span text:style-name="T492">Žíravý dech baziliška</text:span></text:span><text:bookmark-end text:name="__RefHeading___Toc5522_4216715273"/></text:h>
      <text:p text:style-name="Text_20_body"><text:span text:style-name="Emphasis">Prodej:</text:span><text:span text:style-name="Emphasis"><text:span text:style-name="T1496"> 6 zl</text:span></text:span></text:p>
      <text:p text:style-name="P30"><text:span text:style-name="Emphasis"><text:span text:style-name="T480">Útok:</text:span></text:span><text:span text:style-name="Emphasis"><text:span text:style-name="T406"> Finesa + k6 proti Finese, zranění 4kz </text:span></text:span><text:span text:style-name="Emphasis"><text:span text:style-name="T1660">žíravinou<text:line-break/></text:span></text:span><text:span text:style-name="Emphasis"><text:span text:style-name="T480">Rozsah:</text:span></text:span><text:span text:style-name="Emphasis"><text:span text:style-name="T406"> vše v </text:span></text:span><text:span text:style-name="Emphasis"><text:span text:style-name="T480">kontaktní vzdálenosti</text:span></text:span><text:span text:style-name="Emphasis"><text:span text:style-name="T406"> od flakónu</text:span></text:span></text:p>
      <text:p text:style-name="P30"><text:span text:style-name="Emphasis"><text:span text:style-name="T407">Flakón s plynem z plic baziliška.</text:span></text:span></text:p>
      <text:h text:style-name="P885" text:outline-level="4"><text:soft-page-break/><text:span text:style-name="Strong_20_Emphasis"><text:span text:style-name="T2153">Žíravý sliz</text:span></text:span></text:h>
      <text:p text:style-name="P82"><text:span text:style-name="T1152">Prodej:</text:span> <text:span text:style-name="T2151">3</text:span> zl<text:line-break/><text:span text:style-name="T1185">Hod flakónem:</text:span><text:span text:style-name="T2004"> Finesa + k6, zranění 5kz </text:span><text:span text:style-name="T1665">žíravinou</text:span><text:span text:style-name="T2004"> (odečítá se zbroj)</text:span></text:p>
      <text:p text:style-name="P181"><text:span text:style-name="Strong_20_Emphasis"><text:span text:style-name="T408">Flakón </text:span></text:span><text:span text:style-name="Strong_20_Emphasis"><text:span text:style-name="T409">žíravého slizu</text:span></text:span><text:span text:style-name="Strong_20_Emphasis"><text:span text:style-name="T407">. </text:span></text:span><text:span text:style-name="Strong_20_Emphasis"><text:span text:style-name="T408">Nerozpouští kámen ani kovy.</text:span></text:span></text:p>
      <text:h text:style-name="Heading_20_1" text:outline-level="1"><text:bookmark-start text:name="__RefHeading___Toc464_36631795"/>B<text:span text:style-name="T1136">estiář</text:span><text:bookmark-end text:name="__RefHeading___Toc464_36631795"/></text:h>
      <text:p text:style-name="P88"><text:span text:style-name="T1267">/</text:span><text:span text:style-name="T1341">* Velikost 3 (7 kg) */</text:span></text:p>
      <text:p text:style-name="P59"><text:span text:style-name="T1267">F</text:span><text:span text:style-name="T1289">yzička 8, Finesa 6, Duše </text:span><text:span text:style-name="T504">9, </text:span><text:span text:style-name="T549">Ž</text:span><text:span text:style-name="T505">ivot</text:span><text:span text:style-name="T549">y </text:span><text:span text:style-name="T1268">18</text:span></text:p>
      <text:p text:style-name="P428"><text:span text:style-name="T975">Zbroj:</text:span><text:span text:style-name="T499"> </text:span></text:p>
      <text:p text:style-name="P428"><text:span text:style-name="T975">Rychlost:</text:span><text:span text:style-name="T499"> </text:span></text:p>
      <text:p text:style-name="P428"><text:span text:style-name="T978">Smysly:</text:span><text:span text:style-name="T506"> </text:span></text:p>
      <text:p text:style-name="Standalone_20_Property"><text:span text:style-name="T1686">⚔<text:tab/></text:span><text:span text:style-name="T974">Z</text:span><text:span text:style-name="T977">uby</text:span><text:span text:style-name="T1270">:</text:span><text:span text:style-name="T1268"> </text:span></text:p>
      <text:p text:style-name="Standalone_20_Property"><text:span text:style-name="T1152">Vzhled:</text:span> </text:p>
      <text:p text:style-name="Standalone_20_Property"><text:span text:style-name="T1152">Boj:</text:span> </text:p>
      <text:p text:style-name="Standalone_20_Property"><text:span text:style-name="T425">S</text:span><text:span text:style-name="T410">labiny:</text:span><text:span text:style-name="T2"> </text:span></text:p>
      <text:p text:style-name="P263">Suroviny:</text:p>
      <text:list xml:id="list127972179" text:style-name="L2">
        <text:list-item>
          <text:p text:style-name="P919"/>
        </text:list-item>
      </text:list>
      <text:h text:style-name="Heading_20_2" text:outline-level="2"><text:bookmark-start text:name="__RefHeading___Toc2708_3430540378"/>Bazilišek<text:bookmark-end text:name="__RefHeading___Toc2708_3430540378"/></text:h>
      <text:p text:style-name="P250">/<text:span text:style-name="T1961">* Velikost 8 (250 kg) */</text:span></text:p>
      <text:p text:style-name="P44"><text:span text:style-name="T1267">F</text:span><text:span text:style-name="T1289">yzička 8, Finesa 6, Duše </text:span><text:span text:style-name="T504">9</text:span><text:span text:style-name="T1289">, </text:span><text:span text:style-name="T1292">Ž</text:span><text:span text:style-name="T1268">ivot</text:span><text:span text:style-name="T1292">y </text:span><text:span text:style-name="T1268">1</text:span><text:span text:style-name="T1491">6</text:span></text:p>
      <text:p text:style-name="Property_20_level_20_0"><text:span text:style-name="T975">Zbroj:</text:span><text:span text:style-name="T499"> 1 (silná kůže)</text:span></text:p>
      <text:p text:style-name="Property_20_level_20_0"><text:span text:style-name="T975">Rychlost:</text:span><text:span text:style-name="T499"> </text:span><text:span text:style-name="T587">na zemi, při šplhu i ve vodě je stejně rychlý </text:span><text:span text:style-name="T499">jako člověk</text:span></text:p>
      <text:p text:style-name="Property_20_level_20_0"><text:span text:style-name="T978">Smysly:</text:span><text:span text:style-name="T506"> </text:span><text:span text:style-name="T507">slabý zrak (detekuje hlavně pohyb), slabý sluch, výborný čich,</text:span><text:span text:style-name="T508"> infravidění</text:span><text:span text:style-name="T507">, </text:span><text:span text:style-name="T567">detekce vibrací</text:span></text:p>
      <text:p text:style-name="Property_20_level_20_0"><text:span text:style-name="T1002">Detekovatelnost</text:span><text:span text:style-name="T1001">:</text:span><text:span text:style-name="T590"> </text:span><text:span text:style-name="T592">Baziliše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okolí a ne</text:span><text:span text:style-name="T592">ní</text:span><text:span text:style-name="T590"> tedy vidět pomocí infravidění.</text:span></text:p>
      <text:p text:style-name="P394"><text:soft-page-break/><text:span text:style-name="T1848">⚔<text:tab/></text:span><text:span text:style-name="T414">P</text:span><text:span text:style-name="T419">ohled</text:span><text:span text:style-name="T1154">:</text:span><text:span text:style-name="T1495"> </text:span><text:span text:style-name="T23">9</text:span><text:span text:style-name="T1495"> + k6 proti Duši (nezraňuje)</text:span></text:p>
      <text:p text:style-name="Property_20_level_20_1"><text:span text:style-name="T1152">Rozsah:</text:span><text:span text:style-name="T1261"> 1 cíl ve </text:span><text:span text:style-name="T1263">střední vzdálenosti</text:span></text:p>
      <text:p text:style-name="Property_20_level_20_1"><text:span text:style-name="T1152">Účinek:</text:span> paralýza na několik minut (za první úspěch zpomalení, za druhý nevýhoda, za třetí kompletní znehybnění)</text:p>
      <text:p text:style-name="P394"><text:span text:style-name="T1849">⚔<text:tab/></text:span><text:span text:style-name="T420">Ž</text:span><text:span text:style-name="T421">íravý</text:span><text:span text:style-name="T1152"> dech:</text:span> 6 + k6 proti Finese, <text:span text:style-name="T1683">zranění 4kz </text:span><text:span text:style-name="T1659">žíravinou</text:span></text:p>
      <text:p text:style-name="Property_20_level_20_1"><text:span text:style-name="T1152">Rozsah:</text:span> všichni v <text:span text:style-name="T1152">kontaktní vzdálenosti</text:span> před baziliškem</text:p>
      <text:p text:style-name="P394"><text:span text:style-name="T1687">⚔<text:tab/></text:span><text:span text:style-name="T974">Z</text:span><text:span text:style-name="T977">uby</text:span><text:span text:style-name="T1270">:</text:span><text:span text:style-name="T1268"> 8 + k6, zranění 2</text:span></text:p>
      <text:p text:style-name="P307"><text:span text:style-name="T1965">6</text:span> dáv<text:span text:style-name="T1965">ek</text:span> <text:span text:style-name="T1675">jed</text:span><text:span text:style-name="T1678">u</text:span><text:span text:style-name="T1907">: </text:span><text:span text:style-name="T28">16</text:span><text:span text:style-name="T25"> </text:span><text:span text:style-name="T29">+ k6 </text:span><text:span text:style-name="T44">proti Fyzičce</text:span></text:p>
      <text:p text:style-name="P354"><text:span text:style-name="T415">L</text:span><text:span text:style-name="T411">atence:</text:span><text:span text:style-name="T24"> 5 m</text:span><text:span text:style-name="T31">inut</text:span></text:p>
      <text:p text:style-name="P354"><text:span text:style-name="T415">P</text:span><text:span text:style-name="T416">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52">Vzhled:</text:span> <text:span text:style-name="T498">B</text:span><text:span text:style-name="T496">azilišek je </text:span><text:span text:style-name="T497">přes</text:span><text:span text:style-name="T496"> 6 metrů d</text:span><text:span text:style-name="T497">louhý had</text:span><text:span text:style-name="T496">. </text:span><text:span text:style-name="T498">N</text:span><text:span text:style-name="T496">a hlavě má kostěný hřeben připomínající korunu. </text:span><text:span text:style-name="T494">Podobně jako kobra dokáže vztyčit přední část těla, vzhledem ke </text:span><text:span text:style-name="T495">své</text:span><text:span text:style-name="T494"> velikosti se </text:span><text:span text:style-name="T495">pak</text:span><text:span text:style-name="T494"> m</text:span><text:span text:style-name="T495">ůže</text:span><text:span text:style-name="T494"> dívat krollovi do očí.</text:span></text:p>
      <text:p text:style-name="Standalone_20_Property"><text:span text:style-name="T1152">Boj:</text:span> <text:span text:style-name="T1497">Na dálku bazilišek používá svůj pohled.</text:span><text:span text:style-name="T1656"> V jednom kole může pohlédnout do očí jen jedné postavě a n</text:span><text:span text:style-name="T501">a každého tvora může svůj pohled použít jen jednou.</text:span><text:span text:style-name="T1656"> Při boji s </text:span><text:span text:style-name="T36">p</text:span><text:span text:style-name="T47">řesilou</text:span><text:span text:style-name="T1656"> používá </text:span><text:span text:style-name="T1497">jedovatý dech</text:span><text:span text:style-name="T1656"> nebo zuby a pokusí se stáhnout do svého doupěte nebo jiné vhodné díry, aby </text:span><text:span text:style-name="T36">k </text:span><text:span text:style-name="T48">němu</text:span><text:span text:style-name="T1656"> útočníci mohli </text:span><text:span text:style-name="T36">j</text:span><text:span text:style-name="T52">en</text:span><text:span text:style-name="T1656"> z jednoho směru.</text:span></text:p>
      <text:list xml:id="list124346880722210" text:continue-numbering="true" text:style-name="L2">
        <text:list-item>
          <text:p text:style-name="P913"><text:span text:style-name="T428">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913"><text:soft-page-break/><text:span text:style-name="T428">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913"><text:span text:style-name="T428">Jedové zuby:</text:span><text:span text:style-name="T68"> </text:span><text:span text:style-name="T32">Jed je podobný jako u kobr</text:span><text:span text:style-name="T51">y</text:span><text:span text:style-name="T32">, je ale o něco silnější a působí rychleji.</text:span></text:p>
        </text:list-item>
      </text:list>
      <text:p text:style-name="P587"><text:span text:style-name="T425">S</text:span><text:span text:style-name="T410">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5">Příklady použití ve hře:</text:p>
      <text:list xml:id="list154795191" text:style-name="L3">
        <text:list-item>
          <text:p text:style-name="P940"><text:span text:style-name="T266">K</text:span><text:span text:style-name="T35">ult </text:span><text:span text:style-name="T278">nebo divoký kmen baziliška</text:span><text:span text:style-name="T35"> uctívá a předkládá mu oběti.</text:span></text:p>
        </text:list-item>
        <text:list-item>
          <text:p text:style-name="P978"><text:span text:style-name="T35">B</text:span><text:span text:style-name="T2">azilišek opustil své vylovené území a udělal si nové doupě ve městě.</text:span></text:p>
        </text:list-item>
      </text:list>
      <text:p text:style-name="Example_20_Header">Suroviny:</text:p>
      <text:list xml:id="list3948140930" text:style-name="L4">
        <text:list-item>
          <text:p text:style-name="P982">Baziliškovy jedové zuby obsahují celkem 6 dávek <text:span text:style-name="T1869">jedu (prodej 10 zl za dávku).</text:span></text:p>
        </text:list-item>
        <text:list-item>
          <text:p text:style-name="P979"><text:span text:style-name="T35">Z jeho plic je možno odsát jede</text:span><text:span text:style-name="T56">n </text:span><text:span text:style-name="T69">flakón </text:span><text:span text:style-name="T429">žíravého dechu baziliška</text:span><text:span text:style-name="T35"> </text:span><text:span text:style-name="T188">(prodej 6 zl), a to </text:span><text:span text:style-name="T35">i když dech použil.</text:span></text:p>
        </text:list-item>
        <text:list-item>
          <text:p text:style-name="P980"><text:span text:style-name="T1500">Kůže z baziliška </text:span><text:span text:style-name="T1657">(prodej 10 zl) je velmi </text:span><text:span text:style-name="T37">pevná </text:span><text:span text:style-name="T70">a odolná proti žíravinám</text:span><text:span text:style-name="T37">. </text:span><text:span text:style-name="T70">Zbrojíř z ní může vyrobit </text:span><text:span text:style-name="T430">zbroj z kůže baziliška</text:span><text:span text:style-name="T70">.</text:span></text:p>
        </text:list-item>
        <text:list-item>
          <text:p text:style-name="P981"><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61">* Velikost 1 (1.5 kg) */</text:span></text:p>
      <text:p text:style-name="P45">Fyzička 1, Finesa 3, Duše 6,<text:span text:style-name="T1289"> </text:span><text:span text:style-name="T1292">Ž</text:span><text:span text:style-name="T1268">ivot</text:span><text:span text:style-name="T1292">y </text:span><text:span text:style-name="T1492">2</text:span></text:p>
      <text:p text:style-name="P25"><text:span text:style-name="T975">Rychlost:</text:span><text:span text:style-name="T499"> jako c</text:span><text:span text:style-name="T500">hůze<text:line-break/></text:span><text:span text:style-name="T978">Smysly:</text:span><text:span text:style-name="T506"> </text:span><text:span text:style-name="T510">dobrý čich,</text:span><text:span text:style-name="T506"> </text:span><text:span text:style-name="T509">infravidění</text:span></text:p>
      <text:p text:style-name="P429"><text:span text:style-name="T1685">⚔<text:tab/></text:span><text:span text:style-name="T1155">Uvedení do tran</text:span><text:span text:style-name="T418">s</text:span><text:span text:style-name="T1155">u:</text:span><text:span text:style-name="T1671"> 6 + k6 proti Duši, stačí jeden úspěch</text:span></text:p>
      <text:p text:style-name="P537"><text:span text:style-name="T1152">Vzhled:</text:span> <text:span text:style-name="T1908">Bludička je </text:span><text:span text:style-name="T189">l</text:span><text:span text:style-name="T1908">étající koule pulsující tlumeným světlem (ve skutečnosti je to živočich s měchýřem naplněným plynem).</text:span></text:p>
      <text:p text:style-name="Standalone_20_Property"><text:span text:style-name="T1152">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7">bahenního netvora</text:span><text:span text:style-name="T38">, </text:span><text:span text:style-name="T417">dravého keře</text:span><text:span text:style-name="T38"> nebo jiné nestvůry.</text:span></text:p>
      <text:list xml:id="list124347621672952" text:continue-list="list124346880722210" text:style-name="L2">
        <text:list-item>
          <text:p text:style-name="P815"><text:soft-page-break/><text:span text:style-name="T428">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8"><text:span text:style-name="T1126">S</text:span><text:span text:style-name="T1127">etkání s bludičkou: </text:span><text:span text:style-name="T1498">Bludička nejčastěji loví v husté mlze nebo v noci. </text:span><text:span text:style-name="T1513">Zmámit</text:span><text:span text:style-name="T1498"> může pouze bdělou oběť, pokud tedy všechny postavy spí, jsou před ní v bezpečí. </text:span><text:span text:style-name="T41">Případná</text:span><text:span text:style-name="T1498"> hlídka si hází proti </text:span><text:span text:style-name="T1167">uvedení do transu</text:span><text:span text:style-name="T1498"> a když neuspěje, probudí se až po pás v bažině, zamotaná do šlahounů </text:span><text:span text:style-name="T1167">dravého keře</text:span><text:span text:style-name="T1498"> nebo ve spárech </text:span><text:span text:style-name="T1167">bahenního netvora</text:span><text:span text:style-name="T1498">. Zbytek družiny v tu chvíli </text:span><text:span text:style-name="T41">o</text:span><text:span text:style-name="T42">bvykle</text:span><text:span text:style-name="T1498"> probudí její křik.</text:span></text:p>
      <text:p text:style-name="P538"><text:span text:style-name="T1498"><text:tab/></text:span><text:span text:style-name="T1152">Poznámka:</text:span><text:span text:style-name="T1496"> </text:span><text:span text:style-name="T1499">V žádném případě nenech bludičky </text:span><text:span text:style-name="T1514">zmámit</text:span><text:span text:style-name="T1499"> celou družinu, dej vždycky hráčům možnost zareagovat. Jen máloco je horší, než když hráčům umřou postavy, aniž by se mohli jakkoliv bránit.</text:span></text:p>
      <text:p text:style-name="P566">Příklady použití ve hře:</text:p>
      <text:list xml:id="list1361449787" text:style-name="L5">
        <text:list-item>
          <text:p text:style-name="P1014"><text:span text:style-name="T1533">B</text:span><text:span text:style-name="T1496">ludička vodí </text:span><text:span text:style-name="T1649">kořist</text:span><text:span text:style-name="T1496"> do chřtánu </text:span>bahenního netvora<text:span text:style-name="T1496"> nebo </text:span>dravého keře<text:span text:style-name="T1496">.</text:span></text:p>
        </text:list-item>
        <text:list-item>
          <text:p text:style-name="P1015"><text:span text:style-name="T1533">K</text:span><text:span text:style-name="T1496">men bažinných goblinů používá bludičky na lov lidských obětí pro svého temného boha.</text:span></text:p>
        </text:list-item>
      </text:list>
      <text:p text:style-name="Example_20_Header">Suroviny:</text:p>
      <text:list xml:id="list4099267852" text:style-name="L6">
        <text:list-item>
          <text:p text:style-name="P1030"><text:span text:style-name="T1672">Když se postavám podaří bludičku chytit nepoškozenou, alchymista z ní může vytěžit 10 magů nebo vyrobit </text:span><text:span text:style-name="T1156">lektvar hypnózy</text:span><text:span text:style-name="T1673">. Pokud je ale měchýř proražený, plyn z něj unikne a alchymista má smůlu.</text:span></text:p>
        </text:list-item>
      </text:list>
      <text:p text:style-name="Text_20_body">Bludičky žijí v bažinách či mokřadech. <text:span text:style-name="T1261">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61">* Velikost 7 (125 kg) */</text:span></text:p>
      <text:p text:style-name="P46"><text:span text:style-name="T1267">F</text:span><text:span text:style-name="T1289">yzička </text:span><text:span text:style-name="T962">4</text:span><text:span text:style-name="T1289">, Finesa </text:span><text:span text:style-name="T962">1</text:span><text:span text:style-name="T1289">, Duše -, </text:span><text:span text:style-name="T1292">Ž</text:span><text:span text:style-name="T1268">ivot</text:span><text:span text:style-name="T1292">y </text:span><text:span text:style-name="T1268">1</text:span><text:span text:style-name="T962">0</text:span></text:p>
      <text:p text:style-name="P439"><text:span text:style-name="T975">Rychlost:</text:span><text:span text:style-name="T499"> jako c</text:span><text:span text:style-name="T502">hůze</text:span></text:p>
      <text:p text:style-name="P439"><text:span text:style-name="T978">Smysly:</text:span><text:span text:style-name="T506"> </text:span><text:span text:style-name="T511">hmat (celým tělem), čich</text:span></text:p>
      <text:p text:style-name="Property_20_level_20_0"><text:span text:style-name="T1002">Detekovatelnost</text:span><text:span text:style-name="T1001">:</text:span><text:span text:style-name="T590"> </text:span><text:span text:style-name="T594">Obří červ není</text:span><text:span text:style-name="T590"> vidět pomocí infravidění.</text:span></text:p>
      <text:p text:style-name="P540"><text:span text:style-name="T1686">⚔<text:tab/></text:span><text:span text:style-name="T976">Znehybnění slizem:</text:span><text:span text:style-name="T503"> 4 + k6 proti Finese (za první úspěch </text:span><text:span text:style-name="T976">zpomalení</text:span><text:span text:style-name="T503">, za druhý znehybnění končetiny, za třetí kompletní znehybnění)</text:span></text:p>
      <text:p text:style-name="P540"><text:span text:style-name="T1686">⚔<text:tab/></text:span><text:span text:style-name="T976">P</text:span><text:span text:style-name="T981">ožírání</text:span><text:span text:style-name="T976">:</text:span><text:span text:style-name="T503"> </text:span><text:span text:style-name="T513">3</text:span><text:span text:style-name="T503"> + k6, </text:span><text:span text:style-name="T513">zranění 3</text:span></text:p>
      <text:p text:style-name="P787"><text:span text:style-name="T426">Vzhled:</text:span><text:span text:style-name="T45"> N</text:span><text:span text:style-name="T66">ěkolik metrů dlouhý, </text:span><text:span text:style-name="T45">částečně průsvitný </text:span><text:span text:style-name="T66">bělavý červ</text:span><text:span text:style-name="T45">.</text:span></text:p>
      <text:p text:style-name="P539"><text:span text:style-name="T1152">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31">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7">Příklady použití ve hře:</text:p>
      <text:list xml:id="list124345981672816" text:continue-list="list1361449787" text:style-name="L5">
        <text:list-item>
          <text:p text:style-name="P984">Skřeti v jámě chovají obřího červa a používají ho na likvidaci odpadu a popravy zajatců.</text:p>
        </text:list-item>
        <text:list-item>
          <text:p text:style-name="P1016"><text:span text:style-name="T1496">Alchymista má ve své věži líheň obřích červů, těží z nich </text:span>rychletuhnoucí sliz<text:span text:style-name="T1496">.</text:span></text:p>
        </text:list-item>
      </text:list>
      <text:p text:style-name="Example_20_Header"><text:soft-page-break/>Suroviny</text:p>
      <text:list xml:id="list1223779147" text:style-name="L7">
        <text:list-item>
          <text:p text:style-name="P1031"><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3">r</text:span><text:span text:style-name="T422">ychletuhnoucí</text:span><text:span text:style-name="T424">ho</text:span><text:span text:style-name="T422"> sliz</text:span><text:span text:style-name="T424">u</text:span><text:span text:style-name="T46">.</text:span></text:p>
        </text:list-item>
      </text:list>
      <text:p text:style-name="P248"><text:span text:style-name="T2190">Obří červ ž</text:span>ije <text:span text:style-name="T2190">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24" text:outline-level="2"><text:bookmark-start text:name="__RefHeading___Toc5524_4216715273"/>Démoni<text:bookmark-end text:name="__RefHeading___Toc5524_4216715273"/></text:h>
      <text:p text:style-name="P34"><text:span text:style-name="T1870">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174395111" text:style-name="L8">
        <text:list-item>
          <text:p text:style-name="P985">Nehmotní démoni nemají fyzické tělo, mohou pouze někoho posednout nebo být zakleti do nějakého předmětu.</text:p>
        </text:list-item>
        <text:list-item>
          <text:p text:style-name="P1032"><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5">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2">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5">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2">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5">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5">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3">amulet proti démonům alkoholu</text:span><text:span text:style-name="T94">) nebo na jednoho konkrétního démona, </text:span><text:span text:style-name="T205">jehož</text:span><text:span text:style-name="T94"> </text:span><text:span text:style-name="T433">pravé jméno</text:span><text:span text:style-name="T94"> </text:span><text:span text:style-name="T205">je na amuletu napsáno</text:span><text:span text:style-name="T93">.</text:span></text:p>
      <text:h text:style-name="P855" text:outline-level="3"><text:bookmark-start text:name="__RefHeading___Toc5526_4216715273"/>H<text:span text:style-name="T1879">motní démoni</text:span><text:bookmark-end text:name="__RefHeading___Toc5526_4216715273"/></text:h>
      <text:p text:style-name="P34"><text:span text:style-name="T1880">Hmotní démoni p</text:span>otřebují jíst a pít, ale nemohou zemřít hladem ani žízní – několik st<text:span text:style-name="T1880">a</text:span>letí uvězněný démon bude opravdu hodně hladový a ačkoliv je to jinak inteligentní tvor, roztrhá a sežere cokoliv živé, co se mu dostane do spárů.</text:p>
      <text:p text:style-name="P265">Zahánění <text:span text:style-name="T1881">hmotných</text:span> démonů</text:p>
      <text:p text:style-name="P34"><text:span text:style-name="T1882">Hmotného démona je možno </text:span><text:span text:style-name="T76">v</text:span><text:span text:style-name="T94">y</text:span><text:span text:style-name="T1882">hnat zpět, odkud přišel, dvěma způsoby:</text:span></text:p>
      <text:list xml:id="list3911453350" text:style-name="L9">
        <text:list-item>
          <text:p text:style-name="P1033">Zabít ho.</text:p>
        </text:list-item>
        <text:list-item>
          <text:p text:style-name="P1033">Provést znovu přivolávací rituál s použitím všech náležitých ingrediencí a pronést při něm démonovo <text:span text:style-name="T1152">pravé jméno</text:span> pozpátku. Démon nemusí být přítomen.</text:p>
        </text:list-item>
      </text:list>
      <text:p text:style-name="P36">První možnost nemusí zabrat, pokud má démon v tomto světě <text:span text:style-name="T1152">kotvu</text:span> (viz <text:span text:style-name="T1247">Připoutávání démonů</text:span> /* TODO: odkaz */).</text:p>
      <text:p text:style-name="P265">Motivace <text:span text:style-name="T1261">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81">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2">Příklady použití ve hře:</text:p>
      <text:list xml:id="list629639168" text:style-name="L10">
        <text:list-item>
          <text:p text:style-name="P1017"><text:span text:style-name="T1651">D</text:span><text:span text:style-name="T1496">iblík Achrat slouží šílenému </text:span><text:span text:style-name="T1653">mágovi</text:span><text:span text:style-name="T1496"> a plní jeho nesmyslná přání.</text:span></text:p>
        </text:list-item>
        <text:list-item>
          <text:p text:style-name="P986">Dvouhlavý pes Mogror zabil kouzelníka, který jej přivolal, a řádí teď kolem jeho věže.</text:p>
        </text:list-item>
        <text:list-item>
          <text:p text:style-name="P1018"><text:span text:style-name="T1650">D</text:span><text:span text:style-name="T1496">émonický strážce Urgragor uvězněný v magickém kruhu hlídá vstup do hrobky dávného </text:span><text:span text:style-name="T1652">vládce</text:span><text:span text:style-name="T1496">. Je nesmírně hladový a chce se dostat ven. </text:span><text:span text:style-name="T1651">V hrobce je svitek s rituálem, kterým byl kdysi přivolán.</text:span></text:p>
        </text:list-item>
      </text:list>
      <text:h text:style-name="P886" text:outline-level="4"><text:bookmark-start text:name="__RefHeading___Toc5528_4216715273"/><text:span text:style-name="T1883">Diblík </text:span>Achrat<text:bookmark-end text:name="__RefHeading___Toc5528_4216715273"/></text:h>
      <text:p text:style-name="P251">/<text:span text:style-name="T1961">* Velikost 4 (15 kg) */</text:span></text:p>
      <text:p text:style-name="P34"><text:span text:style-name="T1267">F</text:span><text:span text:style-name="T1289">yzička </text:span><text:span text:style-name="T504">1</text:span><text:span text:style-name="T1289">, Finesa </text:span><text:span text:style-name="T504">2</text:span><text:span text:style-name="T1289">, Duše </text:span><text:span text:style-name="T504">3</text:span><text:span text:style-name="T1289">, </text:span><text:span text:style-name="T1291">Životy 5</text:span></text:p>
      <text:p text:style-name="P430"><text:span text:style-name="T975">Rychlost:</text:span><text:span text:style-name="T499"> </text:span><text:span text:style-name="T514">jako člověk</text:span></text:p>
      <text:p text:style-name="P430"><text:span text:style-name="T978">Smysly:</text:span><text:span text:style-name="T506"> </text:span><text:span text:style-name="T514">jako člověk</text:span></text:p>
      <text:p text:style-name="P541"><text:span text:style-name="T1686">⚔<text:tab/></text:span><text:span text:style-name="T974">D</text:span><text:span text:style-name="T982">rápy</text:span><text:span text:style-name="T1270">:</text:span><text:span text:style-name="T1268"> </text:span><text:span text:style-name="T1290">2 + k6, zranění </text:span><text:span text:style-name="T1293">1</text:span></text:p>
      <text:p text:style-name="P541"><text:soft-page-break/><text:span text:style-name="T1152">Vzhled:</text:span> <text:span text:style-name="T105">C</text:span><text:span text:style-name="T1883">hlupatý diblík, o hlavu menší než průměrný hobit. Má dlouhý, zahnutý nos, špičaté uši a holou, protáhlou hlavu. Na rukou i nohou má ostré drápy.</text:span></text:p>
      <text:p text:style-name="P270">Boj:<text:span text:style-name="T1496"> </text:span><text:span text:style-name="T1503">Achrat není moc silný a je si toho vědom. Má ale ostré drápy, kterými může citelně ublížit i člověku. </text:span><text:span text:style-name="T1504">Z nerovného boje uteče a raději nalíč</text:span><text:span text:style-name="T1515">í</text:span><text:span text:style-name="T1504"> past nebo vymyslí nějakou jinou kulišárnu.</text:span></text:p>
      <text:h text:style-name="P886" text:outline-level="4"><text:bookmark-start text:name="__RefHeading___Toc5530_4216715273"/><text:span text:style-name="T1883">Dvouhlavý pes </text:span>Mogror<text:bookmark-end text:name="__RefHeading___Toc5530_4216715273"/></text:h>
      <text:p text:style-name="P251">/<text:span text:style-name="T1961">* Velikost 7 (125 kg) */</text:span></text:p>
      <text:p text:style-name="P47"><text:span text:style-name="T1267">F</text:span><text:span text:style-name="T1289">yzička </text:span><text:span text:style-name="T516">4</text:span><text:span text:style-name="T1289">, Finesa </text:span><text:span text:style-name="T504">2</text:span><text:span text:style-name="T1289">, Duše </text:span><text:span text:style-name="T504">4</text:span><text:span text:style-name="T1289">, </text:span><text:span text:style-name="T1292">Ž</text:span><text:span text:style-name="T1268">ivot</text:span><text:span text:style-name="T1292">y </text:span><text:span text:style-name="T505">1</text:span><text:span text:style-name="T516">1</text:span></text:p>
      <text:p text:style-name="P430"><text:span text:style-name="T975">Rychlost:</text:span><text:span text:style-name="T499"> </text:span><text:span text:style-name="T514">jako p</text:span><text:span text:style-name="T516">es</text:span></text:p>
      <text:p text:style-name="P430"><text:span text:style-name="T978">Smysly:</text:span><text:span text:style-name="T506"> </text:span><text:span text:style-name="T514">jako p</text:span><text:span text:style-name="T516">es</text:span></text:p>
      <text:p text:style-name="P541"><text:span text:style-name="T1686">⚔<text:tab/></text:span><text:span text:style-name="T974">Z</text:span><text:span text:style-name="T983">uby</text:span><text:span text:style-name="T1270">:</text:span><text:span text:style-name="T1268"> </text:span><text:span text:style-name="T514">5</text:span><text:span text:style-name="T1290"> + k6, zranění </text:span><text:span text:style-name="T514">1</text:span></text:p>
      <text:p text:style-name="P541"><text:span text:style-name="T1152">Vzhled:</text:span> <text:span text:style-name="T105">Č</text:span><text:span text:style-name="T106">erný dvouhlavý pes velký jako doga.</text:span></text:p>
      <text:p text:style-name="P541"><text:span text:style-name="T1152">Boj:</text:span><text:span text:style-name="T1496"> </text:span><text:span text:style-name="T1130">M</text:span><text:span text:style-name="T1131">ogror b</text:span><text:span text:style-name="T1132">ojuje jako velký pes, má ale dvě tlamy </text:span><text:span text:style-name="T1134">a</text:span><text:span text:style-name="T1132"> </text:span><text:span text:style-name="T1134">m</text:span><text:span text:style-name="T1505">ůže tedy bez postihu útočit na dva protivníky najednou.</text:span></text:p>
      <text:h text:style-name="P886" text:outline-level="4"><text:bookmark-start text:name="__RefHeading___Toc5532_4216715273"/><text:span text:style-name="T1883">Démonický strážce </text:span>Urgragor<text:bookmark-end text:name="__RefHeading___Toc5532_4216715273"/></text:h>
      <text:p text:style-name="P251">/<text:span text:style-name="T1961">* Velikost 9 (500 kg) */</text:span></text:p>
      <text:p text:style-name="P48"><text:span text:style-name="T1267">F</text:span><text:span text:style-name="T1289">yzička </text:span><text:span text:style-name="T516">7</text:span><text:span text:style-name="T1289">, Finesa </text:span><text:span text:style-name="T517">3</text:span><text:span text:style-name="T1289">, Duše </text:span><text:span text:style-name="T504">5</text:span><text:span text:style-name="T1289">, </text:span><text:span text:style-name="T1292">Ž</text:span><text:span text:style-name="T1268">ivot</text:span><text:span text:style-name="T1292">y</text:span><text:span text:style-name="T1289"> </text:span><text:span text:style-name="T505">1</text:span><text:span text:style-name="T518">6</text:span></text:p>
      <text:p text:style-name="P430"><text:span text:style-name="T975">Zbroj:</text:span><text:span text:style-name="T499"> </text:span><text:span text:style-name="T519">2 (siln</text:span><text:span text:style-name="T520">á</text:span><text:span text:style-name="T519"> kůže s magickými runami)</text:span></text:p>
      <text:p text:style-name="P430"><text:span text:style-name="T975">Rychlost:</text:span><text:span text:style-name="T499"> </text:span><text:span text:style-name="T521">na zemi</text:span><text:span text:style-name="T499"> </text:span><text:span text:style-name="T514">jako </text:span><text:span text:style-name="T521">člověk, ve vzduchu jako kůň</text:span></text:p>
      <text:p text:style-name="P430"><text:span text:style-name="T978">Smysly:</text:span><text:span text:style-name="T506"> </text:span><text:span text:style-name="T521">sluch jako kudůk, zrak jako člověk, čich jako pes, infravidění</text:span></text:p>
      <text:p text:style-name="P541"><text:span text:style-name="T1686">⚔<text:tab/></text:span><text:span text:style-name="T974">P</text:span><text:span text:style-name="T984">ařáty, </text:span><text:span text:style-name="T985">rohy</text:span><text:span text:style-name="T984"> nebo kopyta</text:span><text:span text:style-name="T1270">:</text:span><text:span text:style-name="T1268"> </text:span><text:span text:style-name="T521">7</text:span><text:span text:style-name="T1290"> + k6, zranění </text:span><text:span text:style-name="T522">4</text:span></text:p>
      <text:p text:style-name="P541"><text:soft-page-break/><text:span text:style-name="T1152">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2"><text:span text:style-name="T417">👣 </text:span><text:span text:style-name="T979">S</text:span><text:span text:style-name="T980">topy:</text:span><text:span text:style-name="T512"> </text:span><text:span text:style-name="T515">O</text:span><text:span text:style-name="T523">tisky</text:span><text:span text:style-name="T519"> obřích kopyt</text:span><text:span text:style-name="T515"> </text:span><text:span text:style-name="T530">a </text:span><text:span text:style-name="T531">silný</text:span><text:span text:style-name="T530"> zápach síry</text:span><text:span text:style-name="T515">.</text:span></text:p>
      <text:p text:style-name="P788"><text:span text:style-name="T1152">Boj:</text:span><text:span text:style-name="T1496"> </text:span><text:span text:style-name="T1130">U</text:span><text:span text:style-name="T1133">rgrador má sílu jako slon</text:span><text:span text:style-name="T1505">. </text:span><text:span text:style-name="T1133">D</text:span><text:span text:style-name="T1506">okáže odhodit člověka několik metrů, utrhnout </text:span><text:span text:style-name="T1507">mu</text:span><text:span text:style-name="T1506"> ruku v kloubu,</text:span><text:span text:style-name="T1507"> rozpárat </text:span><text:span text:style-name="T1516">ho</text:span><text:span text:style-name="T1507"> svými drápy, nebo na něj dupnout a zlámat mu kosti</text:span><text:span text:style-name="T1506">. </text:span><text:span text:style-name="T109">Umí létat, ale potřebuje na to dlouhý rozeběh nebo silný protivítr. Ve vzduchu není moc obratný.</text:span><text:span text:style-name="T1506"> Když má možnost se rozběhnout nebo </text:span><text:span text:style-name="T1508">za</text:span><text:span text:style-name="T1506">útočit z </text:span><text:span text:style-name="T1648">letu</text:span><text:span text:style-name="T1506">, nabere </text:span><text:span text:style-name="T1517">soupeře na</text:span><text:span text:style-name="T1506"> rohy </text:span><text:span text:style-name="T1517">a odhodí ho</text:span><text:span text:style-name="T1506">.</text:span></text:p>
      <text:h text:style-name="P855" text:outline-level="3"><text:bookmark-start text:name="__RefHeading___Toc5534_4216715273"/>Nehmotní démoni<text:bookmark-end text:name="__RefHeading___Toc5534_4216715273"/></text:h>
      <text:p text:style-name="P802"><text:span text:style-name="T1852">T</text:span><text:span text:style-name="T1851">ODO: Osoba posedlá démonem má zvýšené staty a životy.</text:span></text:p>
      <text:p text:style-name="P800"><text:span text:style-name="T1852">N</text:span><text:span text:style-name="T1853">ehmotní démoni nemají fyzickou podstatu. Nemusí tedy nic jíst a pít a existují, dokud žije jejich hostitel nebo dokud není zničen předmět, do kterého jsou zakleti.</text:span></text:p>
      <text:p text:style-name="P264"><text:span text:style-name="T1126">Z</text:span><text:span text:style-name="T1125">aklínání démonů do předmětů</text:span></text:p>
      <text:p text:style-name="P34">Zaklet<text:span text:style-name="T1884">ím démona do předmětu vznikne kouzelný nebo prokletý předmět. Démon zakletý v předmětu působí na toho, kdo jej vlastní, stejně jako při přímém posednutí. Postava, která nosí dýku s </text:span><text:span text:style-name="T1158">démonem alkoholu</text:span><text:span text:style-name="T1884">, se tedy bude chovat, jako kdyby byla posedlá </text:span><text:span text:style-name="T1158">démonem alkoholu</text:span><text:span text:style-name="T1884">. Zbavit se prokletí je jednoduché, stačí tento předmět zahodit.</text:span></text:p>
      <text:p text:style-name="P265"><text:soft-page-break/><text:span text:style-name="T1126">V</text:span><text:span text:style-name="T1128">ym</text:span><text:span text:style-name="T1129">í</text:span><text:span text:style-name="T1128">tání</text:span> <text:span text:style-name="T1885">nehmotných</text:span> démonů</text:p>
      <text:p text:style-name="P49"><text:span text:style-name="T1885">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4">rituál vymítání démona alkoholu</text:span><text:span text:style-name="T110"> například účinkuje jen na démony alkoholu. </text:span><text:span text:style-name="T111">Výsledek závisí na tom, jestli má démon v našem světě </text:span><text:span text:style-name="T435">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3">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5">Motivace ne<text:span text:style-name="T1261">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5">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87" text:outline-level="4"><text:bookmark-start text:name="__RefHeading___Toc5536_4216715273"/>Příklady nehmotných démonů<text:bookmark-end text:name="__RefHeading___Toc5536_4216715273"/></text:h>
      <text:list xml:id="list1167268695" text:style-name="L11">
        <text:list-item>
          <text:p text:style-name="P1034">Démon zla</text:p>
        </text:list-item>
        <text:list-item>
          <text:p text:style-name="P1034">Démon alkoholu</text:p>
        </text:list-item>
        <text:list-item>
          <text:p text:style-name="P1034">Démon touhy po zlatě</text:p>
        </text:list-item>
        <text:list-item>
          <text:p text:style-name="P1034">Démon touhy po krvi</text:p>
        </text:list-item>
        <text:list-item>
          <text:p text:style-name="P1034">Démon obžerství</text:p>
        </text:list-item>
        <text:list-item>
          <text:p text:style-name="P1034">Démon nenávisti</text:p>
        </text:list-item>
        <text:list-item>
          <text:p text:style-name="P1034">Démon touhy po moci</text:p>
        </text:list-item>
        <text:list-item>
          <text:p text:style-name="P1034">Démon neživota</text:p>
          <text:list>
            <text:list-item>
              <text:p text:style-name="P1035">Každý, kdo je zabit postavou pod vlivem <text:span text:style-name="T1152">démona neživota</text:span>, se promění v <text:span text:style-name="T1152">zombii</text:span>.</text:p>
            </text:list-item>
          </text:list>
        </text:list-item>
      </text:list>
      <text:p text:style-name="P573">Příklady použití ve hře:</text:p>
      <text:list xml:id="list124347895143892" text:continue-list="list629639168" text:style-name="L10">
        <text:list-item>
          <text:p text:style-name="P1019"><text:span text:style-name="T1496">Městský mág přivolal </text:span>démona alkoholu<text:span text:style-name="T1496">, aby se zbavil svého konkurenta.</text:span></text:p>
        </text:list-item>
        <text:list-item>
          <text:p text:style-name="P1019"><text:span text:style-name="T1496">Generála královských vojsk posedl </text:span>démon touhy po moci<text:span text:style-name="T1496"> a schyluje se k občanské válce.</text:span></text:p>
        </text:list-item>
        <text:list-item>
          <text:p text:style-name="P1019"><text:span text:style-name="T1496">Ve starém šlechtickém sídle řádí </text:span>démon neživota<text:span text:style-name="T1496">. Ze služebných se staly zombie a jejich duchové se snaží splnit svůj poslední příkaz nebo úkol.</text:span></text:p>
        </text:list-item>
        <text:list-item>
          <text:p text:style-name="P1019"><text:soft-page-break/><text:span text:style-name="T1496">V dýce vykládané drahokamy, kterou postavy najdou v hrobce dávného krále, je uvězněný </text:span>démon touhy po zlatě<text:span text:style-name="T1496">.</text:span></text:p>
        </text:list-item>
      </text:list>
      <text:h text:style-name="P825" text:outline-level="2"><text:bookmark-start text:name="__RefHeading___Toc1826_3850923094"/>Cizí postavy<text:bookmark-end text:name="__RefHeading___Toc1826_3850923094"/></text:h>
      <text:p text:style-name="P37"><text:span text:style-name="T1886">Cizí postavy jsou všichni obyvatelé vašeho herního světa. </text:span><text:span text:style-name="T124">N</text:span><text:span text:style-name="T165">ejčastěji za ně budeš hrát ty</text:span><text:span text:style-name="T1886">,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312712400" text:style-name="L12">
        <text:list-item>
          <text:p text:style-name="P1036"><text:span text:style-name="T1887">Děti, starci a podobně </text:span><text:span text:style-name="T125">m</text:span><text:span text:style-name="T126">ají</text:span><text:span text:style-name="T1887"> vlastnosti 2 1 1 nebo dokonce 1 1 1.</text:span></text:p>
        </text:list-item>
        <text:list-item>
          <text:p text:style-name="P1037">Valná většina <text:span text:style-name="T1875">obyčejných</text:span> lidí, elfů a ostatních příslušníků hratelných ras má vlastnosti 3 2 1.</text:p>
        </text:list-item>
        <text:list-item>
          <text:p text:style-name="P1037">Váleční veteráni, <text:span text:style-name="T1875">členové speciálních jednotek a podobně mají vlastnosti <text:s/>4 3 2.</text:span></text:p>
        </text:list-item>
        <text:list-item>
          <text:p text:style-name="P987">Nejlepší z nejlepších mají vlastnosti 5 <text:span text:style-name="T1878">4</text:span> <text:span text:style-name="T1878">3</text:span>. Sem <text:span text:style-name="T1903">patří</text:span> mistři šermu, elitní <text:span text:style-name="T1877">nájemní</text:span> vrazi, mocní mágové <text:span text:style-name="T1876">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6">Příklady:</text:p>
      <text:list xml:id="list3368565359" text:style-name="L13">
        <text:list-item>
          <text:p text:style-name="P1038"><text:span text:style-name="T1888">Kovář určitě </text:span><text:span text:style-name="T127">bude mít dovednost</text:span><text:span text:style-name="T1888"> </text:span><text:span text:style-name="T1159">kovářství</text:span><text:span text:style-name="T1888"> a </text:span><text:span text:style-name="T127">může mít případně schopnost </text:span><text:span text:style-name="T436">drtivý stisk</text:span><text:span text:style-name="T128"> </text:span><text:span text:style-name="T127">nebo </text:span><text:span text:style-name="T437">lamželezo</text:span><text:span text:style-name="T127">.</text:span></text:p>
        </text:list-item>
        <text:list-item>
          <text:p text:style-name="P1043"><text:span text:style-name="T1888">Ke k</text:span>apitán<text:span text:style-name="T1888">ovi</text:span> gardy s<text:span text:style-name="T1888">e hodí</text:span> <text:span text:style-name="T1152">velitelský hlas</text:span><text:span text:style-name="T1496">.</text:span></text:p>
        </text:list-item>
        <text:list-item>
          <text:p text:style-name="P1044">Generál královské armády bude mít dovednost <text:span text:style-name="T1152">důstojnický výcvik a válčení</text:span>.</text:p>
        </text:list-item>
        <text:list-item>
          <text:p text:style-name="P1038"><text:span text:style-name="T127">G</text:span><text:span text:style-name="T1895">ladiátor může být slavný </text:span><text:span text:style-name="T139">díky</text:span><text:span text:style-name="T1895"> </text:span><text:span text:style-name="T1160">bojov</text:span><text:span text:style-name="T1159">é</text:span><text:span text:style-name="T1165">mu</text:span><text:span text:style-name="T1160"> šílenství</text:span><text:span text:style-name="T1889">.</text:span></text:p>
        </text:list-item>
        <text:list-item>
          <text:p text:style-name="P1045">Poustevník <text:span text:style-name="T1888">by mohl znát</text:span> <text:span text:style-name="T1152">řeč zvířat</text:span>.</text:p>
        </text:list-item>
        <text:list-item>
          <text:p text:style-name="P1038"><text:span text:style-name="T1873">Hypnotizér </text:span><text:span text:style-name="T129">n</text:span><text:span text:style-name="T127">ejspíš bude umět kouzlo</text:span><text:span text:style-name="T1873"> </text:span><text:span text:style-name="T1161">hypnóza</text:span><text:span text:style-name="T1890">.</text:span></text:p>
        </text:list-item>
        <text:list-item>
          <text:p text:style-name="P1038"><text:span text:style-name="T1894">Sapér </text:span><text:span text:style-name="T134">m</text:span><text:span text:style-name="T135">ůže umět</text:span><text:span text:style-name="T1894"> vyrobit </text:span><text:span text:style-name="T1164">ohnivou hlínu</text:span><text:span text:style-name="T1894"> a </text:span><text:span text:style-name="T1164">bombu</text:span><text:span text:style-name="T1894">.</text:span></text:p>
        </text:list-item>
        <text:list-item>
          <text:p text:style-name="P1038"><text:span text:style-name="T1891">Vyhlášený sukničkář </text:span><text:span text:style-name="T130">m</text:span><text:span text:style-name="T131">á</text:span><text:span text:style-name="T1891"> </text:span><text:span text:style-name="T1162">svůdný hlas</text:span><text:span text:style-name="T1891">.</text:span></text:p>
        </text:list-item>
        <text:list-item>
          <text:p text:style-name="P1046">Šlechtic určitě zná <text:span text:style-name="T1152">etiketu vyšší společnosti</text:span>.</text:p>
        </text:list-item>
        <text:list-item>
          <text:p text:style-name="P1047">Písař nepochybně umí <text:span text:style-name="T1152">číst a psát</text:span>.</text:p>
        </text:list-item>
        <text:list-item>
          <text:p text:style-name="P1038"><text:span text:style-name="T1892">Vojenský ostrostřelec </text:span><text:span text:style-name="T132">m</text:span><text:span text:style-name="T133">ůže mít schopnost</text:span><text:span text:style-name="T1893"> </text:span><text:span text:style-name="T1163">přesný výstřel</text:span><text:span text:style-name="T1893">.</text:span></text:p>
        </text:list-item>
      </text:list>
      <text:p text:style-name="P40"><text:span text:style-name="T1902">Nemusíš se omezovat jen na schopnosti uvedené v pravidlech, můžeš si vym</text:span><text:span text:style-name="T160">yslet</text:span><text:span text:style-name="T1902">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6"> pár nejvýraznějších rysů. Inspirovat se můžeš seznamem v kapitole </text:span><text:span text:style-name="T1897">Rysy</text:span><text:span text:style-name="T1900"> </text:span><text:span text:style-name="T1896">/* TODO: odkaz */. </text:span><text:span text:style-name="T140">R</text:span><text:span text:style-name="T144">ozmysli si také, </text:span><text:span text:style-name="T140">j</text:span><text:span text:style-name="T159">ak se oblékají a jaké případně nosí zbraně</text:span><text:span text:style-name="T1901">.</text:span></text:p>
      <text:p text:style-name="P267">Příklady:</text:p>
      <text:list xml:id="list124346094393641" text:continue-numbering="true" text:style-name="L13">
        <text:list-item>
          <text:p text:style-name="P1039"><text:span text:style-name="T142">Buchar: r</text:span><text:span text:style-name="T141">ozložitý </text:span><text:span text:style-name="T142">barbar</text:span><text:span text:style-name="T1898"> ve špinavé kovářské zástěře s vytetovaným kladivem na předloktí.</text:span></text:p>
        </text:list-item>
        <text:list-item>
          <text:p text:style-name="P1040"><text:span text:style-name="T1509">Silka: </text:span><text:span text:style-name="T1899">š</text:span><text:span text:style-name="T142">pinavá</text:span><text:span text:style-name="T1899"> </text:span><text:span text:style-name="T143">h</text:span><text:span text:style-name="T142">obitka</text:span><text:span text:style-name="T1899"> s culíky. Šilhá a ráčkuje.</text:span></text:p>
        </text:list-item>
        <text:list-item>
          <text:p text:style-name="P1041"><text:span text:style-name="T1509">Urozený pán Z</text:span><text:span text:style-name="T168">ard</text:span><text:span text:style-name="T1509"> z Rudé skály: lidský</text:span><text:span text:style-name="T1899"> šlechtic v bohatých šatech s nádherným loveckým psem. U pasu má krátký meč.</text:span></text:p>
        </text:list-item>
        <text:list-item>
          <text:p text:style-name="P1042"><text:span text:style-name="T1509">B</text:span><text:span text:style-name="T397">ai</text:span><text:span text:style-name="T1509">a: </text:span><text:span text:style-name="T142">mladá elfka</text:span><text:span text:style-name="T1899">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949567190" text:style-name="L14">
        <text:list-item>
          <text:p text:style-name="P988">Mistři, od kterých se postavy učí při přestupu na vyšší úroveň.</text:p>
        </text:list-item>
        <text:list-item>
          <text:p text:style-name="P1048"><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49"><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9">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9">hraničář</text:span><text:span text:style-name="T158">, vesnická vědma by neměla být </text:span><text:span text:style-name="T439">kouzelnice</text:span><text:span text:style-name="T158"> a pouliční kapsář by neměl být </text:span><text:span text:style-name="T439">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8">Příklad<text:span text:style-name="T1874">y</text:span>:</text:p>
      <text:list xml:id="list4120027450" text:style-name="L15">
        <text:list-item>
          <text:p text:style-name="P1050"><text:span text:style-name="T1501">Barbarský kouzelník </text:span><text:span text:style-name="T1496">Hro</text:span><text:span text:style-name="T1502">t</text:span><text:span text:style-name="T1496">gar </text:span><text:span text:style-name="T1501">(</text:span>6. úrov<text:span text:style-name="T1871">eň)</text:span>, specialista na ledová kouzla <text:span text:style-name="T1872">s těžkou dubovou holí zahalený do dlouhého modrého pláště</text:span>.</text:p>
        </text:list-item>
        <text:list-item>
          <text:p text:style-name="P1051"><text:span text:style-name="T147">Hobití zloděj Svišť (3. úroveň), </text:span><text:span text:style-name="T154">protřelý podvodník s </text:span><text:span text:style-name="T438">odhadem na lidi</text:span><text:span text:style-name="T154"> a </text:span><text:span text:style-name="T438">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40">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4">ci</text:span><text:bookmark-end text:name="__RefHeading___Toc1828_3850923094"/></text:h>
      <text:p text:style-name="P252">/<text:span text:style-name="T1961">* Velikost: </text:span>dráče 7<text:span text:style-name="T1961"> (</text:span>125<text:span text:style-name="T1961"> kg), </text:span>mladý drak 11 (2 tuny), dospělý drak 12 (4 tuny)<text:span text:style-name="T1961"> */</text:span></text:p>
      <text:p text:style-name="P386"><text:span text:style-name="T1694">D</text:span><text:span text:style-name="T1693">ráče:</text:span><text:span text:style-name="T1738"><text:tab/><text:tab/></text:span><text:span text:style-name="T1742">Fyzička 5, Finesa 2, Duše 4, Životy 12</text:span></text:p>
      <text:p text:style-name="P387"><text:span text:style-name="T1693">Mladý drak:</text:span><text:span text:style-name="T1738"><text:tab/></text:span><text:span text:style-name="T1742">Fyzička 7, Finesa 4, Duše 6, Životy 1</text:span><text:span text:style-name="T1824">8</text:span></text:p>
      <text:p text:style-name="P387"><text:span text:style-name="T1850">Dospělý drak:</text:span><text:span text:style-name="T1738"><text:tab/></text:span><text:span text:style-name="T1742">Fyzička 9, Finesa 6, Duše 8, Životy 2</text:span><text:span text:style-name="T1823">1</text:span></text:p>
      <text:p text:style-name="Property_20_Header"><text:span text:style-name="T975">Z</text:span><text:span text:style-name="T973">broj:</text:span></text:p>
      <text:p text:style-name="P360"><text:span text:style-name="T1694">D</text:span><text:span text:style-name="T1693">ráče:<text:tab/><text:tab/></text:span><text:span text:style-name="T1742">1</text:span></text:p>
      <text:p text:style-name="P360"><text:span text:style-name="T1693">Mladý drak:</text:span><text:span text:style-name="T1738"><text:tab/></text:span><text:span text:style-name="T1742">2</text:span></text:p>
      <text:p text:style-name="P361"><text:span text:style-name="T1693">Dospělý drak:<text:tab/></text:span><text:span text:style-name="T1738">3</text:span></text:p>
      <text:p text:style-name="P431"><text:span text:style-name="T975">Rychlost:</text:span><text:span text:style-name="T499"> </text:span><text:span text:style-name="T526">n</text:span><text:span text:style-name="T524">a zemi </text:span><text:span text:style-name="T527">jako člověk,</text:span><text:span text:style-name="T525"> </text:span><text:span text:style-name="T588">létá a plave </text:span><text:span text:style-name="T589">rychlostí</text:span><text:span text:style-name="T588"> k</text:span><text:span text:style-name="T589">oně</text:span><text:span text:style-name="T588"> v trysku</text:span></text:p>
      <text:p text:style-name="P438"><text:span text:style-name="T978">Smysly:</text:span><text:span text:style-name="T506"> </text:span><text:span text:style-name="T526">zrak jako elf, čich jako pes, sluch jako kudůk, infravidění</text:span></text:p>
      <text:p text:style-name="P438"><text:span text:style-name="T1002">Detekovatelnost</text:span><text:span text:style-name="T1001">:</text:span><text:span text:style-name="T590"> </text:span><text:span text:style-name="T591">Draci</text:span><text:span text:style-name="T590"> jsou studenokrevní, mají stejnou teplotu jako okolí a nejsou tedy vidět pomocí infravidění.</text:span></text:p>
      <text:p text:style-name="Property_20_Header"><text:span text:style-name="T1686">⚔</text:span><text:span text:style-name="T1688"><text:tab/></text:span><text:span text:style-name="T1690">Zuby nebo drápy:</text:span></text:p>
      <text:p text:style-name="P354"><text:span text:style-name="T1694">D</text:span><text:span text:style-name="T1693">ráče:<text:tab/><text:tab/></text:span><text:span text:style-name="T1738">5 + k6, zranění 2</text:span></text:p>
      <text:p text:style-name="P354"><text:span text:style-name="T1693">Mladý drak:<text:tab/></text:span><text:span text:style-name="T1738">7 + k6, zranění 3</text:span></text:p>
      <text:p text:style-name="P354"><text:span text:style-name="T1693">Dospělý drak:<text:tab/></text:span><text:span text:style-name="T1738">9 + k6, zranění 4</text:span></text:p>
      <text:p text:style-name="Property_20_Header"><text:span text:style-name="T1686">⚔</text:span><text:span text:style-name="T1688"><text:tab/></text:span><text:span text:style-name="T1689">Dech:</text:span></text:p>
      <text:p text:style-name="P358"><text:span text:style-name="T1694">D</text:span><text:span text:style-name="T1696">ráče:</text:span><text:span text:style-name="T1741"><text:tab/><text:tab/></text:span><text:span text:style-name="T1743">-</text:span></text:p>
      <text:p text:style-name="P358"><text:span text:style-name="T1693">Mladý drak:<text:tab/></text:span><text:span text:style-name="T1738">7 + k6, zranění </text:span><text:span text:style-name="T1743">6 kz</text:span></text:p>
      <text:p text:style-name="P354"><text:span text:style-name="T1697">Dospělý drak:<text:tab/></text:span><text:span text:style-name="T1743">9 + k6, zranění 10 kz</text:span></text:p>
      <text:p text:style-name="Property_20_level_20_1"><text:span text:style-name="T1696">Rozsah:</text:span><text:span text:style-name="T1741"> v</text:span><text:span text:style-name="T1740">šechno v </text:span><text:span text:style-name="T1695">krátké vzdálenosti</text:span><text:span text:style-name="T1740"> před drakem</text:span></text:p>
      <text:p text:style-name="Property_20_level_20_1"><text:span text:style-name="T1696">Příprava:</text:span><text:span text:style-name="T1741"> jedno kolo hlubokého nádechu</text:span></text:p>
      <text:p text:style-name="Property_20_Header"><text:span text:style-name="T1686">⚔<text:tab/></text:span><text:span text:style-name="T974">O</text:span><text:span text:style-name="T986">cas </text:span><text:span text:style-name="T528">(obvykle jen sráží </text:span><text:span text:style-name="T529">nebo</text:span><text:span text:style-name="T528"> odhazuje):</text:span></text:p>
      <text:p text:style-name="P354"><text:span text:style-name="T1694">D</text:span><text:span text:style-name="T1698">ráče:<text:tab/><text:tab/></text:span><text:span text:style-name="T1744">5 + k6, zranění </text:span><text:span text:style-name="T1745">0</text:span></text:p>
      <text:p text:style-name="P354"><text:span text:style-name="T1693">Mladý drak:<text:tab/></text:span><text:span text:style-name="T1738">7 + k6, zranění </text:span><text:span text:style-name="T1745">0</text:span></text:p>
      <text:p text:style-name="P354"><text:span text:style-name="T1698">Dospělý drak:<text:tab/></text:span><text:span text:style-name="T1744">9 + k6, zranění </text:span><text:span text:style-name="T1745">0</text:span></text:p>
      <text:p text:style-name="Property_20_Header"><text:soft-page-break/><text:span text:style-name="T1686">⚔</text:span><text:span text:style-name="T1688"><text:tab/></text:span><text:span text:style-name="T1691">Děsivý řev:</text:span></text:p>
      <text:p text:style-name="P359"><text:span text:style-name="T1694">D</text:span><text:span text:style-name="T1696">ráče:</text:span><text:span text:style-name="T1741"><text:tab/><text:tab/></text:span><text:span text:style-name="T1746">4 + k6</text:span><text:span text:style-name="T1747"> proti Duši</text:span></text:p>
      <text:p text:style-name="P359"><text:span text:style-name="T1693">Mladý drak:</text:span><text:span text:style-name="T1741"><text:tab/></text:span><text:span text:style-name="T1746">6 + k6</text:span><text:span text:style-name="T1747"> proti Duši</text:span></text:p>
      <text:p text:style-name="P359"><text:span text:style-name="T1697">Dospělý drak:</text:span><text:span text:style-name="T1741"><text:tab/></text:span><text:span text:style-name="T1746">8 + k6</text:span><text:span text:style-name="T1747"> proti Duši</text:span></text:p>
      <text:p text:style-name="Property_20_level_20_1"><text:span text:style-name="T1152">Účinek:</text:span> <text:span text:style-name="T1909">strach (</text:span><text:span text:style-name="T185">nevýhoda</text:span><text:span text:style-name="T224">)</text:span></text:p>
      <text:p text:style-name="P397">Vzhled:</text:p>
      <text:p text:style-name="P362"><text:span text:style-name="T1694">D</text:span><text:span text:style-name="T1698">ráče:</text:span><text:span text:style-name="T1745"> </text:span><text:span text:style-name="T1748">Dráček se zakrnělými křídly velký jako medvěd.</text:span></text:p>
      <text:p text:style-name="P362"><text:span text:style-name="T1693">Mladý drak:</text:span><text:span text:style-name="T1738"> </text:span><text:span text:style-name="T1748">O</text:span><text:span text:style-name="T1749">křídlený plaz se </text:span><text:span text:style-name="T1830">dvěma páry nohou,</text:span><text:span text:style-name="T1749"> silnými drápy a tlamou plnou ostrých zubů </text:span><text:span text:style-name="T1748">velký jako kůň</text:span><text:span text:style-name="T1749">.</text:span></text:p>
      <text:p text:style-name="P385"><text:span text:style-name="T1698">Dospělý drak: </text:span><text:span text:style-name="T1748">O</text:span><text:span text:style-name="T1749">křídlený plaz se </text:span><text:span text:style-name="T1830">dvěma páry nohou,</text:span><text:span text:style-name="T1749"> silnými drápy, </text:span><text:span text:style-name="T1748">rohy a</text:span><text:span text:style-name="T1749"> tlamou plnou ostrých zubů </text:span><text:span text:style-name="T1748">velký jako slon</text:span><text:span text:style-name="T1749">.</text:span></text:p>
      <text:p text:style-name="P789"><text:span text:style-name="T1152">Boj:</text:span><text:span text:style-name="T1496"> </text:span><text:span text:style-name="T1510">Drak </text:span><text:span text:style-name="T174">d</text:span><text:span text:style-name="T175">okáže současně útočit</text:span><text:span text:style-name="T1510"> svými zuby a drápy </text:span><text:span text:style-name="T1511">a pokud </text:span><text:span text:style-name="T175">j</text:span><text:span text:style-name="T179">e někdo za ním</text:span><text:span text:style-name="T1511">,</text:span><text:span text:style-name="T1510"> </text:span><text:span text:style-name="T175">může ho</text:span><text:span text:style-name="T1511"> srazit </text:span><text:span text:style-name="T1518">nebo odhodit</text:span><text:span text:style-name="T1511">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4202996880" text:style-name="L16">
        <text:list-item>
          <text:p text:style-name="P943"><text:span text:style-name="T1152">Dračí dech:</text:span> <text:span text:style-name="T1510">Když se </text:span><text:span text:style-name="T1523">drak</text:span><text:span text:style-name="T1510"> nadechne (jedno kolo </text:span><text:span text:style-name="T1512">neútočí</text:span><text:span text:style-name="T1510">), může použít svůj dech. </text:span><text:span text:style-name="T1523">N</text:span><text:span text:style-name="T1510">a útok si hází Fyzičk</text:span><text:span text:style-name="T1523">a + k6, zranění záleží na jeho velikosti </text:span><text:span text:style-name="T1524">(viz tabulka)</text:span><text:span text:style-name="T1523"> a druh zranění záleží na </text:span><text:span text:style-name="T1525">barvě</text:span><text:span text:style-name="T1523"> draka – bílý drak vydechuje </text:span><text:span text:style-name="T1931">mráz</text:span><text:span text:style-name="T1523">, rudý drak </text:span><text:span text:style-name="T1917">o</text:span><text:span text:style-name="T1918">heň</text:span><text:span text:style-name="T1523">, černý drak </text:span><text:span text:style-name="T1661">ž</text:span><text:span text:style-name="T1662">íravin</text:span><text:span text:style-name="T1663">u</text:span><text:span text:style-name="T1523">, modrý </text:span><text:span text:style-name="T1923">b</text:span><text:span text:style-name="T1924">lesky</text:span><text:span text:style-name="T1523"> a zelený </text:span><text:span text:style-name="T1676">je</text:span><text:span text:style-name="T1677">dovatý plyn</text:span><text:span text:style-name="T1510">. </text:span><text:span text:style-name="T1526">Dráčata dech použít nedokáží.</text:span></text:p>
        </text:list-item>
      </text:list>
      <text:p text:style-name="P791"><text:span text:style-name="T425">I</text:span><text:span text:style-name="T441">munita</text:span><text:span text:style-name="T410">:</text:span><text:span text:style-name="T2"> </text:span><text:span text:style-name="T176">Všichni draci jsou imunní proti zranění svým dechem – bílý drak je tedy imunní proti </text:span><text:span text:style-name="T1932">mr</text:span><text:span text:style-name="T1933">a</text:span><text:span text:style-name="T1932">z</text:span><text:span text:style-name="T1933">u</text:span><text:span text:style-name="T176">, rudý proti </text:span><text:span text:style-name="T1917">o</text:span><text:span text:style-name="T1918">h</text:span><text:span text:style-name="T1919">ni</text:span><text:span text:style-name="T176"> atd.</text:span></text:p>
      <text:p text:style-name="P574">Příklady použití ve hře:</text:p>
      <text:list xml:id="list124346867368081" text:continue-list="list124347895143892" text:style-name="L10">
        <text:list-item>
          <text:p text:style-name="P1020"><text:span text:style-name="T1512">K</text:span><text:span text:style-name="T1496">ult uctívá draka jako svého boha a přináší mu oběti výměnou za ochranu. Dračí sluj slouží jako chrám.</text:span></text:p>
        </text:list-item>
        <text:list-item>
          <text:p text:style-name="P921"><text:soft-page-break/>Draka něco vyhnalo z jeho původního loviště. Ze stád se ztrácejí kusy dobytka, mezi lidmi se šíří panika.</text:p>
        </text:list-item>
        <text:list-item>
          <text:p text:style-name="P1021"><text:span text:style-name="T1496">Královna se někde dozvěděla, že z dračího srdce je možné vyrobit </text:span><text:span text:style-name="T2192">elixír</text:span> mládí<text:span text:style-name="T1496">. Za jeho získání vypsala bohatou odměnu.</text:span></text:p>
        </text:list-item>
      </text:list>
      <text:p text:style-name="P269">Suroviny:</text:p>
      <text:list xml:id="list124346028990230" text:continue-list="list124347621672952" text:style-name="L2">
        <text:list-item>
          <text:p text:style-name="P1053"><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14"><text:span text:style-name="T176">Z dračích šupin </text:span><text:span text:style-name="T227">(prodej: 200 zl)</text:span><text:span text:style-name="T176"> jde vyrobit </text:span><text:span text:style-name="T441">dračí zbroj</text:span><text:span text:style-name="T176">.</text:span></text:p>
        </text:list-item>
        <text:list-item>
          <text:p text:style-name="P1054"><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4">elixír mládí</text:span><text:span text:style-name="T184">.</text:span></text:p>
        </text:list-item>
        <text:list-item>
          <text:p text:style-name="P1055"><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56"><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52">Dech:</text:span> <text:span text:style-name="T1930">mráz</text:span></text:p>
      <text:p text:style-name="Property_20_level_20_0"><text:span text:style-name="T1152">Prostředí:</text:span> zasněžené hory, ledové pláně</text:p>
      <text:h text:style-name="P888" text:outline-level="4"><text:bookmark-start text:name="__RefHeading___Toc5548_4216715273"/><text:span text:style-name="T491">Černý</text:span> drak<text:bookmark-end text:name="__RefHeading___Toc5548_4216715273"/></text:h>
      <text:p text:style-name="Property_20_level_20_0"><text:span text:style-name="T1152">Dech:</text:span> <text:span text:style-name="T1661">ž</text:span><text:span text:style-name="T1662">íravina</text:span></text:p>
      <text:p text:style-name="Property_20_level_20_0"><text:span text:style-name="T1166">Prostředí:</text:span><text:span text:style-name="T1904"> </text:span><text:span text:style-name="T180">b</text:span><text:span text:style-name="T183">ažiny, močály</text:span></text:p>
      <text:h text:style-name="P889" text:outline-level="4"><text:bookmark-start text:name="__RefHeading___Toc5550_4216715273"/><text:span text:style-name="T488">M</text:span><text:span text:style-name="T490">odrý</text:span> drak<text:bookmark-end text:name="__RefHeading___Toc5550_4216715273"/></text:h>
      <text:p text:style-name="Property_20_level_20_0"><text:span text:style-name="T1152">Dech:</text:span> <text:span text:style-name="T1923">b</text:span><text:span text:style-name="T1924">lesky</text:span></text:p>
      <text:p text:style-name="Property_20_level_20_0"><text:span text:style-name="T1166">Prostředí:</text:span><text:span text:style-name="T1904"> moře, </text:span><text:span text:style-name="T181">v</text:span><text:span text:style-name="T182">elké řeky, jezera</text:span></text:p>
      <text:h text:style-name="P890" text:outline-level="4"><text:bookmark-start text:name="__RefHeading___Toc5552_4216715273"/><text:span text:style-name="T488">R</text:span><text:span text:style-name="T489">udý</text:span> drak<text:bookmark-end text:name="__RefHeading___Toc5552_4216715273"/></text:h>
      <text:p text:style-name="Property_20_level_20_0"><text:span text:style-name="T1152">Dech:</text:span> <text:span text:style-name="T1917">o</text:span><text:span text:style-name="T1918">heň</text:span></text:p>
      <text:p text:style-name="Property_20_level_20_0"><text:span text:style-name="T1152">Prostředí:</text:span> <text:span text:style-name="T1905">kráter sopky, lávové pole, rozpálená poušť</text:span></text:p>
      <text:h text:style-name="P891" text:outline-level="4"><text:bookmark-start text:name="__RefHeading___Toc5554_4216715273"/><text:span text:style-name="T488">Zelený</text:span> drak<text:bookmark-end text:name="__RefHeading___Toc5554_4216715273"/></text:h>
      <text:p text:style-name="P534"><text:span text:style-name="T1152">Dech:</text:span> <text:span text:style-name="T1676">je</text:span><text:span text:style-name="T1677">dovatý</text:span><text:span text:style-name="T261"> </text:span><text:span text:style-name="T264">plyn</text:span><text:span text:style-name="T232"><text:line-break/></text:span><text:span text:style-name="T447">Latence:</text:span><text:span text:style-name="T261"> </text:span><text:span text:style-name="T263">3</text:span><text:span text:style-name="T261"> kol</text:span><text:span text:style-name="T263">a</text:span><text:span text:style-name="T261"><text:line-break/></text:span><text:span text:style-name="T448">Příznaky:</text:span><text:span text:style-name="T262"> Bolest po celém těle, pálení očí, rozpraskání kůže, vykašlávání krve.</text:span></text:p>
      <text:p text:style-name="Property_20_level_20_0"><text:span text:style-name="T1166">Prostředí:</text:span><text:span text:style-name="T1904">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42">další</text:span> zvláštní schopnosti<text:span text:style-name="T1942"> z následujícího seznamu:</text:span> <text:span text:style-name="T1942">mladý drak jednu, dospělý dvě až tři. </text:span>Jaké to budou můžeš určit úvahou nebo náhodně.<text:line-break/><text:tab/><text:span text:style-name="T1911">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321655023" text:style-name="L17">
        <text:list-item>
          <text:p text:style-name="P1057"><text:span text:style-name="T445">P</text:span><text:span text:style-name="T446">lošná</text:span><text:span text:style-name="T1169"> telekineze:</text:span><text:span text:style-name="T1906"> Duše + k6 proti Duši, zranění od 0 do +3 podle předmětu</text:span></text:p>
          <text:list>
            <text:list-header>
              <text:p text:style-name="P1057"><text:span text:style-name="T1152">Rozsah:</text:span> všechno v <text:span text:style-name="T1152">krátké vzdálenosti<text:line-break/></text:span><text:span text:style-name="T1173">Trvání</text:span><text:span text:style-name="T1152">:</text:span><text:span text:style-name="T1496"> </text:span><text:span text:style-name="T1527">po dobu </text:span><text:span text:style-name="T1173">udržování</text:span></text:p>
            </text:list-header>
          </text:list>
          <text:p text:style-name="P1057"><text:span text:style-name="T1906">Drak ovládá silnější formu hraničářské </text:span><text:span text:style-name="T1168">telekineze</text:span><text:span text:style-name="T1935">. Dokáže najednou hýbat všemi předměty v </text:span><text:span text:style-name="T1168">krátké vzdálenosti</text:span><text:span text:style-name="T1935">, může jimi útočit a zvládne dokonce zvednout postavy a někam je odhodit odhodit: když se postava má čeho chytit, hází si Fyzičkou, jinak hází 0 + k6.</text:span></text:p>
        </text:list-item>
      </text:list>
      <text:list xml:id="list1065307653" text:style-name="L18">
        <text:list-item>
          <text:p text:style-name="P1058"><text:span text:style-name="T1152">Spánek:</text:span> <text:span text:style-name="T1937">Duše + k6 proti Duši</text:span></text:p>
          <text:list>
            <text:list-header>
              <text:p text:style-name="P1058"><text:span text:style-name="T1152">Rozsah:</text:span> vš<text:span text:style-name="T1939">ichni</text:span> v<text:span text:style-name="T1941">e</text:span> <text:span text:style-name="T1941">střední</text:span><text:span text:style-name="T1152"> vzdálenosti<text:line-break/></text:span><text:span text:style-name="T1170">Účinek:</text:span><text:span text:style-name="T1937"> za první úspěch ospalost, za druhý malátnost (nevýhoda), za třetí hluboký spánek</text:span></text:p>
            </text:list-header>
          </text:list>
          <text:p text:style-name="P1058">Drak pošle telepatický příkaz v dračí řeči všem živým bytostem v okolí. Pokud neodolají, okamžitě hluboce usnou a probudí je jen fyzická bolest (například v důsledku zranění).</text:p>
        </text:list-item>
        <text:list-item>
          <text:p text:style-name="P1058"><text:span text:style-name="T1171">Zm</text:span><text:span text:style-name="T1172">ate</text:span><text:span text:style-name="T1171">ní:</text:span><text:span text:style-name="T1938"> Duše + k6 proti Duši</text:span></text:p>
          <text:list>
            <text:list-header>
              <text:p text:style-name="P1058"><text:soft-page-break/><text:span text:style-name="T1152">Rozsah:</text:span> vš<text:span text:style-name="T1939">ichni</text:span> v <text:span text:style-name="T1172">dlouhé</text:span><text:span text:style-name="T1152"> vzdálenosti<text:line-break/></text:span><text:span text:style-name="T1170">Účinek:</text:span><text:span text:style-name="T1937"> počet úspěchů je počet kol, po která budou cíle zmatené</text:span></text:p>
            </text:list-header>
          </text:list>
          <text:p text:style-name="P1058"><text:span text:style-name="T1944">Všichni inteligentní tvorové v </text:span><text:span text:style-name="T1172">dlouhé vzdálenosti</text:span><text:span text:style-name="T1940">, kterým se nepodaří odolat, ztratí krátkodobou paměť a bude jim trvat 1-3 kol (podle počtu úspěchů draka), než si zase uvědomí, kdo jsou a co tam dělají. Po tuto dobu se mohou pouze bránit.</text:span></text:p>
        </text:list-item>
        <text:list-item>
          <text:p text:style-name="P1058"><text:span text:style-name="T1171">Rozkaz:</text:span><text:span text:style-name="T1938"> Duše + k6 proti Duši</text:span></text:p>
          <text:list>
            <text:list-header>
              <text:p text:style-name="P1058"><text:span text:style-name="T1152">Rozsah:</text:span> <text:span text:style-name="T1940">jedena osoba, kterou drak slyší, vidí nebo cítí</text:span><text:span text:style-name="T1152"><text:line-break/></text:span><text:span text:style-name="T1170">Účinek:</text:span><text:span text:style-name="T1937"> počet úspěchů je počet kol, po která se cíl bude snažit plnit dračí příkaz</text:span></text:p>
            </text:list-header>
          </text:list>
        </text:list-item>
        <text:list-item>
          <text:p text:style-name="P1060"><text:span text:style-name="T1152">Paralýza:</text:span> <text:s/>Duše + k6 proti Duši</text:p>
          <text:list>
            <text:list-header>
              <text:p text:style-name="P1059"><text:span text:style-name="T1152">Rozsah:</text:span> <text:span text:style-name="T1943">1-3 tvorové, které drak vidí, slyší nebo cítí</text:span><text:span text:style-name="T1152"><text:line-break/></text:span><text:span text:style-name="T1170">Účinek:</text:span><text:span text:style-name="T1937"> za první úspěch </text:span><text:span text:style-name="T1170">zpomalení</text:span><text:span text:style-name="T1937">, za druhý znehybnění části těla, za třetí kompletní paralýza<text:line-break/></text:span><text:span text:style-name="T1170">Trvání:</text:span><text:span text:style-name="T1937"> několik minut</text:span></text:p>
            </text:list-header>
          </text:list>
        </text:list-item>
        <text:list-item>
          <text:p text:style-name="P989"><text:span text:style-name="T1152">Metamorfóza:</text:span> <text:span text:style-name="T194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5">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14">jsou inteligentní a</text:span> stejně jako my své myšlenky formulují do slov a vět. Komunikují ale telepaticky, nehýbou <text:span text:style-name="T1915">tedy</text:span> při tom tlamou a nevydávají artikulované zvuky. „<text:span text:style-name="T193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513465258" text:style-name="L19">
        <text:list-item>
          <text:p text:style-name="P1061">Draci „mluvící“ lidskou řečí budou působit pohádkověji, případně je můžeš pojmout jako vládce mocných říší.</text:p>
        </text:list-item>
        <text:list-item>
          <text:p text:style-name="P1061">Pokud budou znát jen dračí řeč, budou tajemnější, vzdálenější lidem. <text:span text:style-name="T1916">Řádění</text:span> draka, se kterým se nedá domluvit, bude působit spíš jako <text:span text:style-name="T1912">přírodní</text:span> katastrofa než jako zlý čin.</text:p>
        </text:list-item>
      </text:list>
      <text:p text:style-name="P55">Když budeš chtít, můžeš dát postavám možnost se dračí řeč naučit. Mohou jí pak normálně mluvit, nemusí umět <text:span text:style-name="T1152">telepatii</text:span>. <text:span text:style-name="T1913">Stejně jako všechny jazyky je to samostatná dovednost.</text:span></text:p>
      <text:h text:style-name="P826" text:outline-level="2">Dryáda</text:h>
      <text:p text:style-name="P102"><text:span text:style-name="T1267">/</text:span><text:span text:style-name="T1341">* Velikost </text:span><text:span text:style-name="T1356">6</text:span><text:span text:style-name="T1341"> (</text:span><text:span text:style-name="T1356">60</text:span><text:span text:style-name="T1341"> kg) */</text:span></text:p>
      <text:p text:style-name="P102"><text:soft-page-break/><text:span text:style-name="T1267">F</text:span><text:span text:style-name="T1289">yzička </text:span><text:span text:style-name="T1356">2</text:span><text:span text:style-name="T1289">, Finesa </text:span><text:span text:style-name="T1356">4</text:span><text:span text:style-name="T1289">, Duše </text:span><text:span text:style-name="T1356">5</text:span><text:span text:style-name="T504">, </text:span><text:span text:style-name="T549">Ž</text:span><text:span text:style-name="T505">ivot</text:span><text:span text:style-name="T549">y </text:span><text:span text:style-name="T1268">18</text:span></text:p>
      <text:p text:style-name="P453"><text:span text:style-name="T975">Rychlost:</text:span><text:span text:style-name="T499"> </text:span><text:span text:style-name="T648">jako člověk</text:span></text:p>
      <text:p text:style-name="P453"><text:span text:style-name="T978">Smysly:</text:span><text:span text:style-name="T506"> </text:span><text:span text:style-name="T648">jako elf</text:span></text:p>
      <text:p text:style-name="P616"><text:span text:style-name="T1686">⚔<text:tab/></text:span><text:span text:style-name="T1016">Kostěná dýka</text:span><text:span text:style-name="T1270">:</text:span><text:span text:style-name="T1268"> </text:span><text:span text:style-name="T1356">4 + k6, zranění 0</text:span></text:p>
      <text:p text:style-name="P414"><text:span text:style-name="T1686">⚔<text:tab/></text:span><text:span text:style-name="T1269">Dlouhý luk</text:span><text:span text:style-name="T1266"> (šípy s </text:span><text:span text:style-name="T1357">pazourkovým</text:span><text:span text:style-name="T1266"> hrotem): 4 + k6, zranění 1</text:span></text:p>
      <text:p text:style-name="P318"><text:span text:style-name="T1269">Dostřel:</text:span><text:span text:style-name="T1266"> dlouhý</text:span></text:p>
      <text:p text:style-name="P814"><text:span text:style-name="T458">J</text:span><text:span text:style-name="T459">ed</text:span><text:span text:style-name="T1135"> </text:span><text:span text:style-name="T1193">ze zmije:</text:span><text:span text:style-name="T1907"> </text:span><text:span text:style-name="T275">10</text:span><text:span text:style-name="T25"> </text:span><text:span text:style-name="T29">+ k6 </text:span><text:span text:style-name="T1679">j</text:span><text:span text:style-name="T1675">ed</text:span><text:span text:style-name="T1679">em</text:span><text:span text:style-name="T29"> </text:span><text:span text:style-name="T44">proti Fyzičce</text:span></text:p>
      <text:p text:style-name="P377"><text:span text:style-name="T415">L</text:span><text:span text:style-name="T411">atence:</text:span><text:span text:style-name="T24"> </text:span><text:span text:style-name="T277">5</text:span><text:span text:style-name="T24"> m</text:span><text:span text:style-name="T31">inut</text:span></text:p>
      <text:p text:style-name="P377"><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616"><text:span text:style-name="T1152">Vzhled:</text:span> <text:span text:style-name="T2024">Dívka s kůrou místo kůže a listím místo vlasů.</text:span></text:p>
      <text:p text:style-name="P616"><text:span text:style-name="T1192">Schopnosti</text:span><text:span text:style-name="T1152">:</text:span></text:p>
      <text:list xml:id="list2239261149" text:style-name="L20">
        <text:list-item>
          <text:p text:style-name="P1062"><text:span text:style-name="T1192">Splynutí se stromem:</text:span><text:span text:style-name="T156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63"><text:span text:style-name="T1152">Léčení stromu:</text:span><text:span text:style-name="T1496"> Když se dryáda několik minut dotýká stromu svého druhu, zcela ho vyléčí. Veškeré jeho neduhy tím ale přejdou na ni.</text:span></text:p>
        </text:list-item>
        <text:list-item>
          <text:p text:style-name="P1064"><text:span text:style-name="T1152">Stvoření oživlého stromu:</text:span><text:span text:style-name="T1496"> Sedm dryád stejného druhu dokáže společným rituálem v průběhu několika minut přeměnit obyčejný strom v </text:span><text:span text:style-name="T1152">oživlý strom</text:span><text:span text:style-name="T1496">.</text:span></text:p>
        </text:list-item>
        <text:list-item>
          <text:p text:style-name="P1065"><text:soft-page-break/><text:span text:style-name="T1152">Tanec dryád:</text:span><text:span text:style-name="T1496"> Kdo se </text:span><text:span text:style-name="T1647">k němu přidá</text:span><text:span text:style-name="T1496">, propadne kouzlu a bude s </text:span><text:span text:style-name="T1647">dryádami</text:span><text:span text:style-name="T1496"> tancovat až do rána.</text:span></text:p>
        </text:list-item>
      </text:list>
      <text:p text:style-name="P616"><text:span text:style-name="T1152">Boj:</text:span> <text:span text:style-name="T2025">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27" text:outline-level="2">Gargoyla</text:h>
      <text:p text:style-name="P200"><text:span text:style-name="T1267">/</text:span><text:span text:style-name="T1341">* Velikost </text:span><text:span text:style-name="T1457">5 </text:span><text:span text:style-name="T1458">(30 kg)</text:span><text:span text:style-name="T1457"> – jako pes</text:span><text:span text:style-name="T1341"> */</text:span></text:p>
      <text:p text:style-name="P59"><text:span text:style-name="T1267">F</text:span><text:span text:style-name="T1289">yzička </text:span><text:span text:style-name="T1299">4</text:span><text:span text:style-name="T1289">, Finesa </text:span><text:span text:style-name="T1299">2</text:span><text:span text:style-name="T1289">, Duše </text:span><text:span text:style-name="T539">2</text:span><text:span text:style-name="T1289">, </text:span><text:span text:style-name="T1292">Ž</text:span><text:span text:style-name="T1268">ivot</text:span><text:span text:style-name="T1292">y </text:span><text:span text:style-name="T1457">9</text:span></text:p>
      <text:p text:style-name="P433"><text:span text:style-name="T975">Zbroj: </text:span><text:span text:style-name="T543">oživlá</text:span><text:span text:style-name="T499"> </text:span><text:span text:style-name="T539">1, zkamenělá 3</text:span></text:p>
      <text:p text:style-name="P433"><text:span text:style-name="T975">Rychlost:</text:span><text:span text:style-name="T499"> </text:span><text:span text:style-name="T540">na zemi i ve vzduchu jako pes (o něco rychlejší než člověk)</text:span></text:p>
      <text:p text:style-name="P433"><text:span text:style-name="T978">Smysly:</text:span><text:span text:style-name="T506"> </text:span><text:span text:style-name="T539">vidí i v naprosté tmě, sluch jako člověk, nemá hmat ani čich</text:span></text:p>
      <text:p text:style-name="P438"><text:span text:style-name="T1002">Detekovatelnost</text:span><text:span text:style-name="T1001">:</text:span><text:span text:style-name="T590"> </text:span><text:span text:style-name="T593">Gargoyla není</text:span><text:span text:style-name="T590"> vidět pomocí infravidění.</text:span></text:p>
      <text:p text:style-name="P547"><text:span text:style-name="T1686">⚔<text:tab/></text:span><text:span text:style-name="T974">Z</text:span><text:span text:style-name="T993">uby nebo spáry</text:span><text:span text:style-name="T1270">:</text:span><text:span text:style-name="T1268"> </text:span><text:span text:style-name="T1299">4 + k6, zranění 1</text:span></text:p>
      <text:p text:style-name="P548"><text:span text:style-name="T1152">Vzhled:</text:span><text:span text:style-name="T1496"> </text:span><text:span text:style-name="T1530">Socha čtyřnohé, okřídlené nestvůry velké jako pes.</text:span></text:p>
      <text:p text:style-name="P547"><text:span text:style-name="T1152">Prostředí:</text:span> <text:span text:style-name="T1949">Gargoyly se nejčastěji skrývají mezi ostatními chrliči na stěnách chrámů či jiných velkých budov, ale také v podzemí nebo kdekoliv jinde, kde bývají sochy.</text:span></text:p>
      <text:p text:style-name="P547"><text:soft-page-break/><text:span text:style-name="T417">👣 </text:span><text:span text:style-name="T979">S</text:span><text:span text:style-name="T980">topy:</text:span><text:span text:style-name="T512"> </text:span><text:span text:style-name="T541">Otisky tlap s drápy zhruba psí velikosti.</text:span></text:p>
      <text:p text:style-name="P549"><text:span text:style-name="T992">Schopnosti</text:span><text:span text:style-name="T987">:</text:span></text:p>
      <text:list xml:id="list124346122940377" text:continue-list="list124346028990230" text:style-name="L2">
        <text:list-item>
          <text:p text:style-name="P938">Gargoyla se umí proměnit v kamennou sochu. V této podobě má zbroj 3. Nemůže se hýbat, ale plně vnímá, co se kolem ní děje. Proměna do sochy nebo zpět zabere jedno kolo.</text:p>
        </text:list-item>
        <text:list-item>
          <text:p text:style-name="P1025">Po smrti se gargoyla automaticky promění v kámen.</text:p>
        </text:list-item>
        <text:list-item>
          <text:p text:style-name="P1066"><text:span text:style-name="T493">Pokud chce,</text:span><text:span text:style-name="T542"> </text:span><text:span text:style-name="T493">přes noc se </text:span><text:span text:style-name="T544">jí</text:span><text:span text:style-name="T493"> vyléčí všechna zranění (může ale schválně zůstat poškozená aby zmátla své protivníky).</text:span></text:p>
        </text:list-item>
      </text:list>
      <text:p text:style-name="P550"><text:span text:style-name="T425">S</text:span><text:span text:style-name="T410">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90"><text:span text:style-name="T1152">Boj:</text:span> <text:span text:style-name="T1950">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50">raději na zemi. Když je zraněná, odletí pryč, aby se přes noc vyléčila.</text:span></text:p>
      <text:p text:style-name="P575">Příklady použití ve hře:</text:p>
      <text:list xml:id="list124347146547772" text:continue-list="list124346867368081" text:style-name="L10">
        <text:list-item>
          <text:p text:style-name="P1022"><text:span text:style-name="T1496">Obchodník s informacemi používá gargoylu jako špeha. </text:span><text:span text:style-name="T1654">Ve sklepě vězní její sestru jako rukojmí.</text:span></text:p>
        </text:list-item>
        <text:list-item>
          <text:p text:style-name="P1023"><text:span text:style-name="T1654">G</text:span><text:span text:style-name="T1496">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7">F</text:span><text:span text:style-name="T1289">yzička </text:span><text:span text:style-name="T1300">5</text:span><text:span text:style-name="T1289">, Finesa </text:span><text:span text:style-name="T1300">2</text:span><text:span text:style-name="T1289">, Duše </text:span><text:span text:style-name="T504">-, </text:span><text:span text:style-name="T549">Ž</text:span><text:span text:style-name="T505">ivot</text:span><text:span text:style-name="T549">y </text:span><text:span text:style-name="T1300">12</text:span></text:p>
      <text:p text:style-name="P434"><text:span text:style-name="T975">Zbroj:</text:span><text:span text:style-name="T499"> </text:span><text:span text:style-name="T545">0</text:span></text:p>
      <text:p text:style-name="P434"><text:span text:style-name="T975">Rychlost:</text:span><text:span text:style-name="T499"> </text:span><text:span text:style-name="T545">Na zemi jako lev, ve vzduchu jako </text:span><text:span text:style-name="T550">trysk koně</text:span><text:span text:style-name="T545">.</text:span></text:p>
      <text:p text:style-name="P434"><text:span text:style-name="T978">Smysly:</text:span><text:span text:style-name="T506"> </text:span><text:span text:style-name="T545">Výborný zrak a sluch, slabý čich (jako orel).</text:span></text:p>
      <text:p text:style-name="P551"><text:span text:style-name="T1686">⚔<text:tab/></text:span><text:span text:style-name="T974">Z</text:span><text:span text:style-name="T994">obák nebo drápy</text:span><text:span text:style-name="T1270">:</text:span><text:span text:style-name="T1268"> </text:span><text:span text:style-name="T1300">5 + k6, zranění 2</text:span></text:p>
      <text:p text:style-name="P551"><text:span text:style-name="T1152">Vzhled:</text:span> <text:span text:style-name="T1951">Šelma s tělem lva, orlí hlavou a křídly.</text:span></text:p>
      <text:p text:style-name="P551"><text:span text:style-name="T1152">Boj:</text:span> <text:span text:style-name="T1952">Gryf nejraději útočí ze vzduchu jako orel, srazí svou kořist na zem a roztrhá ji svým ostrým zobákem. Na zemi bojuje spíš jako lev, díky křídlům je ale schopen dělat velmi dlouhé skoky.</text:span></text:p>
      <text:p text:style-name="P303">Suroviny:</text:p>
      <text:list xml:id="list124346950473932" text:continue-list="list124346122940377" text:style-name="L2">
        <text:list-item>
          <text:p text:style-name="P922"><text:span text:style-name="T2193">Z </text:span>vejce gryfa může alchymista vytěžit <text:span text:style-name="T2194">7</text:span> magů.</text:p>
        </text:list-item>
      </text:list>
      <text:p text:style-name="Text_20_body">Na gryfovi je možné létat. Není ho ovšem možné ochočit. Nosit bude jen toho, koho sám bude chtít.</text:p>
      <text:h text:style-name="P828" text:outline-level="2"><text:bookmark-start text:name="__RefHeading___Toc1838_3850923094"/>Harpyje<text:bookmark-end text:name="__RefHeading___Toc1838_3850923094"/></text:h>
      <text:p text:style-name="P68">/<text:span text:style-name="T1961">* Velikost 5 (30 kg) */</text:span></text:p>
      <text:p text:style-name="P68"><text:span text:style-name="T1267">F</text:span><text:span text:style-name="T1289">yzička </text:span><text:span text:style-name="T1305">2</text:span><text:span text:style-name="T1289">, Finesa </text:span><text:span text:style-name="T1305">4</text:span><text:span text:style-name="T1289">, Duše </text:span><text:span text:style-name="T1305">3</text:span><text:span text:style-name="T504">, </text:span><text:span text:style-name="T549">Ž</text:span><text:span text:style-name="T505">ivot</text:span><text:span text:style-name="T549">y </text:span><text:span text:style-name="T595">7</text:span></text:p>
      <text:p text:style-name="P440"><text:span text:style-name="T975">Rychlost:</text:span><text:span text:style-name="T499"> </text:span><text:span text:style-name="T595">na zemi jako chůze, </text:span><text:span text:style-name="T961">létá rychlostí lidského běhu</text:span></text:p>
      <text:p text:style-name="P440"><text:span text:style-name="T978">Smysly:</text:span><text:span text:style-name="T506"> </text:span><text:span text:style-name="T595">jako člověk, ale zrak jako orel</text:span></text:p>
      <text:p text:style-name="P588"><text:span text:style-name="T1686">⚔<text:tab/></text:span><text:span text:style-name="T1003">Spáry</text:span><text:span text:style-name="T1270">:</text:span><text:span text:style-name="T1268"> </text:span><text:span text:style-name="T1305">4 + k6, zranění 1</text:span></text:p>
      <text:p text:style-name="P588"><text:span text:style-name="T1152">Vzhled:</text:span> <text:span text:style-name="T2191">Ptáku podobný tvor s hlavou a tělem ženy a orlími křídly, ocasem a pařáty.</text:span></text:p>
      <text:p text:style-name="P588"><text:soft-page-break/><text:span text:style-name="T1152">Prostředí:</text:span> Harpyje žijí obvykle vysoko ve skalách, na věžích zřícenin hradů či na jiných těžko dostupných místech a podnikají nájezdy do širokého okolí.</text:p>
      <text:p text:style-name="P588"><text:span text:style-name="T417">👣 </text:span><text:span text:style-name="T979">S</text:span><text:span text:style-name="T980">topy:</text:span><text:span text:style-name="T596"> Otisky spárů velkého dravého ptáka.</text:span></text:p>
      <text:p text:style-name="P589"><text:span text:style-name="T1152">Schopnosti:</text:span><text:span text:style-name="T1496"> Každá harpyje umí jedno z následujících kouzel: </text:span><text:span text:style-name="T1178">sugesce</text:span><text:span text:style-name="T1534">, </text:span><text:span text:style-name="T1178">přelud</text:span><text:span text:style-name="T1534"> </text:span><text:span text:style-name="T1535">nebo</text:span><text:span text:style-name="T1534"> </text:span><text:span text:style-name="T1178">paralýza</text:span><text:span text:style-name="T1534">. </text:span><text:span text:style-name="T1535">Musí si ho připravovat stejně jako kouzelník a na seslání musí mít možnost mluvit.</text:span></text:p>
      <text:p text:style-name="P588"><text:span text:style-name="T1152">Boj:</text:span> <text:span text:style-name="T1986">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4">O</text:span><text:span text:style-name="T1179">bří červ</text:span><text:span text:style-name="T1545">, </text:span><text:span text:style-name="T1184">štír</text:span><text:span text:style-name="T1553"> a </text:span><text:span text:style-name="T1184">pavouci</text:span><text:span text:style-name="T1987"> do této kategorie nespadají, najdeš je pod samostatnými hesly.</text:span></text:p>
      <text:p text:style-name="P591"><text:span text:style-name="T449">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2"><text:span text:style-name="T1002">Detekovatelnost</text:span><text:span text:style-name="T1001">:</text:span><text:span text:style-name="T590"> </text:span><text:span text:style-name="T597">Všichni zástupci hmyzu mají</text:span><text:span text:style-name="T590">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50">* Fire beatle */</text:span></text:p>
      <text:p text:style-name="P71">/<text:span text:style-name="T1961">* Velikost 3 (7 kg) */</text:span></text:p>
      <text:p text:style-name="P71"><text:span text:style-name="T1267">F</text:span><text:span text:style-name="T1289">yzička </text:span><text:span text:style-name="T1308">1</text:span><text:span text:style-name="T1289">, Finesa </text:span><text:span text:style-name="T1308">2</text:span><text:span text:style-name="T1289">, Duše </text:span><text:span text:style-name="T1306">-</text:span><text:span text:style-name="T504">, </text:span><text:span text:style-name="T549">Ž</text:span><text:span text:style-name="T505">ivot</text:span><text:span text:style-name="T549">y </text:span><text:span text:style-name="T602">4</text:span></text:p>
      <text:p text:style-name="P441"><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1"><text:span text:style-name="T975">Rychlost:</text:span><text:span text:style-name="T499"> </text:span><text:span text:style-name="T598">na zemi jako člověk, </text:span><text:span text:style-name="T600">létá rychlostí</text:span><text:span text:style-name="T598"> běh</text:span><text:span text:style-name="T600">u</text:span></text:p>
      <text:p text:style-name="P441"><text:span text:style-name="T978">Smysly:</text:span><text:span text:style-name="T506"> </text:span><text:span text:style-name="T604">jako hmyz a </text:span><text:span text:style-name="T601">infravidění</text:span></text:p>
      <text:p text:style-name="P590"><text:span text:style-name="T1686">⚔<text:tab/></text:span><text:span text:style-name="T1004">Kusadla</text:span><text:span text:style-name="T1270">:</text:span><text:span text:style-name="T1268"> </text:span><text:span text:style-name="T1308">2</text:span><text:span text:style-name="T1307"> + k6, zranění </text:span><text:span text:style-name="T1308">0</text:span></text:p>
      <text:p text:style-name="P592"><text:span text:style-name="T1152">Vzhled:</text:span><text:span text:style-name="T1496"> </text:span><text:span text:style-name="T1537">Zhruba půl metru</text:span><text:span text:style-name="T1536"> dlouhý hnědý brouk s</text:span><text:span text:style-name="T1538"> párem žhnoucích skvrn těsně za hlavou, </text:span><text:span text:style-name="T1542">které osvětlují </text:span><text:span text:style-name="T1543">blízké</text:span><text:span text:style-name="T1542"> okolí slabým </text:span><text:span text:style-name="Emphasis"><text:span text:style-name="T1539">rudooranžovým</text:span></text:span><text:span text:style-name="T1542"> světlem.</text:span></text:p>
      <text:p text:style-name="P590"><text:span text:style-name="T1152">Boj:</text:span> <text:span text:style-name="T1988">Brouk ohnivec obvykle není agresivní. V případě ohrožení vzletí, dělá na nepřítele nálety a útočí kusadly.</text:span></text:p>
      <text:p text:style-name="Standalone_20_Property"><text:span text:style-name="T1152">Mimo boj:</text:span> <text:span text:style-name="T1312">Brouk ohnivec </text:span><text:span text:style-name="T1311">vnímá rozdíly v teplotě a přitahuje ho teplo – bude vytrvale kroužit kolem postav, případně kolem pochodní nebo táborového ohně.</text:span></text:p>
      <text:p text:style-name="P568">Příklady použití ve hře:</text:p>
      <text:list xml:id="list124347484795589" text:continue-list="list154795191" text:style-name="L3">
        <text:list-item>
          <text:p text:style-name="P939">Skřeti a goblini někdy brouky ohnivce chovají kvůli osvětlení.</text:p>
        </text:list-item>
      </text:list>
      <text:p text:style-name="P272">Suroviny:</text:p>
      <text:list xml:id="list124347630433210" text:continue-list="list124346950473932" text:style-name="L2">
        <text:list-item>
          <text:p text:style-name="P915"><text:span text:style-name="T1268">Z </text:span><text:span text:style-name="T1327">brouka ohnivce je možné </text:span><text:span text:style-name="T1309">získat</text:span><text:span text:style-name="T1327"> dva svítící orgány. Samy o sobě vydrží svítit týden, alchymista z nich může vyrobit </text:span><text:span text:style-name="T1272">lampu z brouka ohnivce</text:span><text:span text:style-name="T1327"> (prodej: </text:span><text:span text:style-name="T1310">12</text:span><text:span text:style-name="T1327"> zl, </text:span><text:span text:style-name="T1311">na jednu lampu spotřebuje oba orgány</text:span><text:span text:style-name="T1327">), která svítí trvale, </text:span><text:span text:style-name="T1309">nebo z nich vytěžit dohromady 6 magů</text:span><text:span text:style-name="T1327">.</text:span></text:p>
        </text:list-item>
      </text:list>
      <text:h text:style-name="P856" text:outline-level="3"><text:soft-page-break/>Obří mravenec</text:h>
      <text:p text:style-name="P77">/<text:span text:style-name="T1961">* Dělnice velikost 5 (30 kg), samec 6 (60 kg), královna 9 (500 kg) */</text:span></text:p>
      <text:p text:style-name="P312"><text:span text:style-name="T1707">D</text:span><text:span text:style-name="T1693">ěln</text:span><text:span text:style-name="T1708">ice</text:span><text:span text:style-name="T1693">:</text:span><text:span text:style-name="T1738"><text:tab/></text:span><text:span text:style-name="T1750">F</text:span><text:span text:style-name="T1751">yzička </text:span><text:span text:style-name="T1777">3</text:span><text:span text:style-name="T1751">, Finesa </text:span><text:span text:style-name="T1775">1</text:span><text:span text:style-name="T1751">, Duše </text:span><text:span text:style-name="T1776">-</text:span><text:span text:style-name="T1751">, </text:span><text:span text:style-name="T1753">Ž</text:span><text:span text:style-name="T1739">ivot</text:span><text:span text:style-name="T1753">y </text:span><text:span text:style-name="T1777">8</text:span></text:p>
      <text:p text:style-name="P312"><text:span text:style-name="T1181">Samec</text:span><text:span text:style-name="T1152">:</text:span><text:span text:style-name="T1738"><text:tab/></text:span><text:span text:style-name="T1750">F</text:span><text:span text:style-name="T1751">yzička </text:span><text:span text:style-name="T1777">4</text:span><text:span text:style-name="T1751">, Finesa </text:span><text:span text:style-name="T1777">2</text:span><text:span text:style-name="T1751">, Duše </text:span><text:span text:style-name="T1776">-</text:span><text:span text:style-name="T1751">, </text:span><text:span text:style-name="T1753">Ž</text:span><text:span text:style-name="T1739">ivot</text:span><text:span text:style-name="T1753">y </text:span><text:span text:style-name="T1775">1</text:span><text:span text:style-name="T1777">0</text:span></text:p>
      <text:p text:style-name="P312"><text:span text:style-name="T1152">Královna:</text:span><text:span text:style-name="T1738"><text:tab/></text:span><text:span text:style-name="T1750">F</text:span><text:span text:style-name="T1751">yzička </text:span><text:span text:style-name="T1778">5</text:span><text:span text:style-name="T1751">, Finesa </text:span><text:span text:style-name="T1777">1</text:span><text:span text:style-name="T1751">, Duše </text:span><text:span text:style-name="T1777">6</text:span><text:span text:style-name="T1751">, </text:span><text:span text:style-name="T1753">Ž</text:span><text:span text:style-name="T1739">ivot</text:span><text:span text:style-name="T1753">y </text:span><text:span text:style-name="T1777">1</text:span><text:span text:style-name="T1778">4</text:span></text:p>
      <text:p text:style-name="P446"><text:span text:style-name="T975">Zbroj:</text:span><text:span text:style-name="T499"> </text:span><text:span text:style-name="T623">tělo </text:span><text:span text:style-name="T621">1, </text:span><text:span text:style-name="T622">nohy a tykadla 0</text:span></text:p>
      <text:p text:style-name="P446"><text:span text:style-name="T975">Rychlost:</text:span><text:span text:style-name="T499"> </text:span><text:span text:style-name="T609">n</text:span><text:span text:style-name="T608">a zemi i ve vzduchu jako chůze</text:span></text:p>
      <text:p text:style-name="P446"><text:span text:style-name="T978">Smysly:</text:span><text:span text:style-name="T506"> </text:span><text:span text:style-name="T604">jako hmyz</text:span></text:p>
      <text:p text:style-name="P412"><text:span text:style-name="T1686">⚔<text:tab/></text:span><text:span text:style-name="T1004">Kusadla</text:span><text:span text:style-name="T1270">:</text:span></text:p>
      <text:p text:style-name="P312"><text:span text:style-name="T1274">Dělnice</text:span><text:span text:style-name="T1273">:</text:span><text:span text:style-name="T1319"> </text:span><text:span text:style-name="T1320">3</text:span><text:span text:style-name="T1318"> + k6, zranění </text:span><text:span text:style-name="T1320">1</text:span></text:p>
      <text:p text:style-name="P312"><text:span text:style-name="T1274">Samec</text:span><text:span text:style-name="T1273">: </text:span><text:span text:style-name="T1329">4</text:span><text:span text:style-name="T1307"> + k6, zranění </text:span><text:span text:style-name="T1336">1</text:span></text:p>
      <text:p text:style-name="P313"><text:span text:style-name="T1274">Královna</text:span><text:span text:style-name="T1273">:</text:span><text:span text:style-name="T1319"> </text:span><text:span text:style-name="T1320">5</text:span><text:span text:style-name="T1318"> + k6, zranění </text:span><text:span text:style-name="T1320">1</text:span></text:p>
      <text:p text:style-name="P397">Vzhled:</text:p>
      <text:p text:style-name="Property_20_level_20_1"><text:span text:style-name="T1707">D</text:span><text:span text:style-name="T1693">ěln</text:span><text:span text:style-name="T1708">ice</text:span><text:span text:style-name="T1693">:</text:span><text:span text:style-name="T1738"> </text:span><text:span text:style-name="T1779">Necelý metr dlouhý hnědý mravenec.</text:span></text:p>
      <text:p text:style-name="P312"><text:span text:style-name="T1182">Samec</text:span><text:span text:style-name="T1152">:</text:span><text:span text:style-name="T1738"> </text:span><text:span text:style-name="T1780">Zhruba metr dlouhý mravenec s křídly.</text:span></text:p>
      <text:p text:style-name="P312"><text:span text:style-name="T1152">Královna:</text:span><text:span text:style-name="T1496"> </text:span><text:span text:style-name="T1551">Velký, dvoumetrový mravenec</text:span><text:span text:style-name="T1738">.</text:span></text:p>
      <text:p text:style-name="P599"><text:span text:style-name="T1152">Schopnosti:</text:span><text:span text:style-name="T1496"> </text:span><text:span text:style-name="T1552">Královna ovládá </text:span><text:span text:style-name="T1183">telepatii</text:span><text:span text:style-name="T1552"> </text:span><text:span text:style-name="T1554">(jako hraničář) a telepaticky ovládá všechny své poddané (na libovolnou vzdálenost).</text:span></text:p>
      <text:p text:style-name="P598"><text:span text:style-name="T1152">Boj:</text:span> <text:span text:style-name="T1998">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93">O</text:span>bří <text:span text:style-name="T1993">roháč</text:span><text:bookmark-end text:name="__RefHeading___Toc2868_3430540378"/></text:h>
      <text:p text:style-name="P73">/<text:span text:style-name="T1961">* Velikost 8 (250 kg) */</text:span></text:p>
      <text:p text:style-name="P73"><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09">2</text:span></text:p>
      <text:p text:style-name="P442"><text:span text:style-name="T975">Zbroj:</text:span><text:span text:style-name="T499"> </text:span><text:span text:style-name="T598">2 (chitinový pancíř), </text:span><text:span text:style-name="T607">zespodu 0</text:span></text:p>
      <text:p text:style-name="P442"><text:span text:style-name="T975">Rychlost:</text:span><text:span text:style-name="T499"> </text:span><text:span text:style-name="T609">n</text:span><text:span text:style-name="T608">a zemi i ve vzduchu jako chůze</text:span></text:p>
      <text:p text:style-name="P442"><text:span text:style-name="T978">Smysly:</text:span><text:span text:style-name="T506"> </text:span><text:span text:style-name="T604">jako hmyz</text:span></text:p>
      <text:p text:style-name="Property_20_Header"><text:span text:style-name="T1686">⚔<text:tab/></text:span><text:span text:style-name="T1004">Kusadla</text:span><text:span text:style-name="T1270">:</text:span></text:p>
      <text:p text:style-name="Property_20_level_20_1"><text:span text:style-name="T1273">Samec: </text:span><text:span text:style-name="T1329">4</text:span><text:span text:style-name="T1307"> + k6, zranění </text:span><text:span text:style-name="T1330">3</text:span></text:p>
      <text:p text:style-name="Property_20_level_20_1"><text:span text:style-name="T1273">Samice: </text:span><text:span text:style-name="T1329">4</text:span><text:span text:style-name="T1307"> + k6, zranění </text:span><text:span text:style-name="T1331">2</text:span></text:p>
      <text:p text:style-name="Standalone_20_Property"><text:span text:style-name="T1152">Vzhled:</text:span><text:span text:style-name="T1707"> </text:span><text:span text:style-name="T1546">Skoro dva metry dlouhý hnědočerný brouk se silným chytinovým pancířem a obřími kusadly </text:span><text:span text:style-name="T1547">(samice mají kusadla o poznání menší)</text:span><text:span text:style-name="T1536">.</text:span></text:p>
      <text:p text:style-name="P793"><text:span text:style-name="T1152">Boj:</text:span> <text:span text:style-name="T1991">Roháč sice umí létat, bojuje ale vždy na zemi. Útočí svými obřími kusadly a snaží se útočníka chytit a sevřít.</text:span></text:p>
      <text:p text:style-name="P576">Příklady použití ve hře:</text:p>
      <text:list xml:id="list124347607798443" text:continue-list="list124347146547772" text:style-name="L10">
        <text:list-item>
          <text:p text:style-name="P1024"><text:span text:style-name="T1496">Obří </text:span><text:span text:style-name="T1655">roháči</text:span><text:span text:style-name="T1496"> utekli z líhní ve staré podzemní laboratoři, kde s nimi dávní mágové dělali pokusy.</text:span></text:p>
        </text:list-item>
      </text:list>
      <text:h text:style-name="P857" text:outline-level="3"><text:span text:style-name="T1994">Obří v</text:span>ážka</text:h>
      <text:p text:style-name="P76">/<text:span text:style-name="T1961">* Velikost 4 (15 kg) */</text:span></text:p>
      <text:p text:style-name="P76"><text:span text:style-name="T1267">F</text:span><text:span text:style-name="T1289">yzička </text:span><text:span text:style-name="T1308">1</text:span><text:span text:style-name="T1289">, Finesa </text:span><text:span text:style-name="T1334">4</text:span><text:span text:style-name="T1289">, Duše </text:span><text:span text:style-name="T1306">-</text:span><text:span text:style-name="T504">, </text:span><text:span text:style-name="T549">Ž</text:span><text:span text:style-name="T505">ivot</text:span><text:span text:style-name="T549">y </text:span><text:span text:style-name="T620">5</text:span></text:p>
      <text:p text:style-name="P445"><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5"><text:span text:style-name="T978">Smysly:</text:span><text:span text:style-name="T506"> </text:span><text:span text:style-name="T619">jako hmyz, ale výborný zrak</text:span></text:p>
      <text:p text:style-name="P597"><text:span text:style-name="T1686">⚔<text:tab/></text:span><text:span text:style-name="T1004">Kusadla</text:span><text:span text:style-name="T1270">:</text:span><text:span text:style-name="T1268"> </text:span><text:span text:style-name="T1335">4</text:span><text:span text:style-name="T1307"> + k6, zranění </text:span><text:span text:style-name="T1335">1</text:span></text:p>
      <text:p text:style-name="P597"><text:soft-page-break/><text:span text:style-name="T1152">Vzhled:</text:span><text:span text:style-name="T1496"> </text:span><text:span text:style-name="T1548">Necelý metr dlouhá vážka</text:span><text:span text:style-name="T1542">.</text:span></text:p>
      <text:p text:style-name="P597"><text:span text:style-name="T1152">Prostředí:</text:span> <text:span text:style-name="T1995">Kdekoliv u vody.</text:span></text:p>
      <text:p text:style-name="P597"><text:span text:style-name="T1152">Boj:</text:span> <text:span text:style-name="T1995">Vážky jsou dravci a výborní letci, útočí silnými kusadly.</text:span></text:p>
      <text:list xml:id="list3682662442" text:style-name="L21">
        <text:list-item>
          <text:p text:style-name="P1067"><text:span text:style-name="T1180">Aura ticha:</text:span><text:span text:style-name="T1549"> V </text:span><text:span text:style-name="T1180">krátké vzdálenosti</text:span><text:span text:style-name="T1549"> kolem vážky nejsou slyšet žádné zvuky </text:span><text:span text:style-name="T1550">a nejdou zde tedy ani sesílat kouzla</text:span><text:span text:style-name="T1549">.</text:span></text:p>
        </text:list-item>
      </text:list>
      <text:p text:style-name="P273">Suroviny:</text:p>
      <text:list xml:id="list124346067561786" text:continue-list="list124347630433210" text:style-name="L2">
        <text:list-item>
          <text:p text:style-name="P923"><text:span text:style-name="T1996">A</text:span>lchymista může z vážky vytěžit 5 magů nebo vyrobit <text:span text:style-name="T1152">lektvar ticha</text:span> <text:span text:style-name="T1997">(prodej 30 zl)</text:span>.</text:p>
        </text:list-item>
      </text:list>
      <text:h text:style-name="P857" text:outline-level="3"><text:span text:style-name="T1990">Obří p</text:span>loštice</text:h>
      <text:p text:style-name="P75">/<text:span text:style-name="T1961">* Velikost 7 (125 kg) */</text:span></text:p>
      <text:p text:style-name="P75"><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1</text:span></text:p>
      <text:p text:style-name="P444"><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4"><text:span text:style-name="T975">Rychlost:</text:span><text:span text:style-name="T499"> </text:span><text:span text:style-name="T605">jako chůze</text:span></text:p>
      <text:p text:style-name="P444"><text:span text:style-name="T978">Smysly:</text:span><text:span text:style-name="T506"> </text:span><text:span text:style-name="T604">jako hmyz</text:span></text:p>
      <text:p text:style-name="P593"><text:span text:style-name="T1686">⚔<text:tab/></text:span><text:span text:style-name="T1004">Kusadla</text:span><text:span text:style-name="T1270">:</text:span><text:span text:style-name="T1268"> </text:span><text:span text:style-name="T1329">4</text:span><text:span text:style-name="T1307"> + k6, zranění </text:span><text:span text:style-name="T1308">0</text:span></text:p>
      <text:p text:style-name="P593"><text:span text:style-name="T1686">⚔<text:tab/></text:span><text:span text:style-name="T1005">Dávivý zápach</text:span><text:span text:style-name="T1270">:</text:span><text:span text:style-name="T1315"> </text:span><text:span text:style-name="T1316">V</text:span><text:span text:style-name="T1314">dechnutí </text:span><text:span text:style-name="T1316">dráždí ke</text:span><text:span text:style-name="T1314"> zvracení </text:span><text:span text:style-name="T1316">(nevýhoda pro všechny, kdo se ho nadýchají).</text:span><text:span text:style-name="T1314"> </text:span><text:span text:style-name="T1316">P</text:span><text:span text:style-name="T1314">omůže zadržet dech.</text:span></text:p>
      <text:p text:style-name="P593"><text:span text:style-name="T1152">Vzhled:</text:span><text:span text:style-name="T1496"> </text:span><text:span text:style-name="T1544">Skoro dva metry dlouhá ploštice</text:span><text:span text:style-name="T1542">.</text:span></text:p>
      <text:p text:style-name="P593"><text:span text:style-name="T1152">Boj:</text:span> Obří ploštice se živí výhradně mršinami, na postavy nezaútočí. Při ohrožení vylučuje tekutinu, <text:span text:style-name="T1999">jejíž silný zápach</text:span> dráždí ke zvracení.</text:p>
      <text:list xml:id="list4259203845" text:style-name="L22">
        <text:list-item>
          <text:p text:style-name="P1068"><text:soft-page-break/><text:span text:style-name="T1152">Dávivý zápach:</text:span> Při ohrožení ploštice vylučuje tekutinu, jejíž silný zápach dráždí ke zvracení (nevýhoda pro všechny, kdo se ho nadýchají). Pomůže zadržet dech.</text:p>
        </text:list-item>
      </text:list>
      <text:p text:style-name="P569">Příklady použití ve hře:</text:p>
      <text:list xml:id="list124346167820694" text:continue-list="list124347484795589" text:style-name="L3">
        <text:list-item>
          <text:p text:style-name="P941"><text:span text:style-name="T603">Skřeti a goblini </text:span><text:span text:style-name="T606">používají obří ploštice jako nákladní zvířata</text:span><text:span text:style-name="T603">. </text:span><text:span text:style-name="T606">Jsou sice pomalé, ale hodně unesou.</text:span></text:p>
        </text:list-item>
      </text:list>
      <text:h text:style-name="P829" text:outline-level="2"><text:bookmark-start text:name="__RefHeading___Toc1842_3850923094"/>Hnus plíživý<text:bookmark-end text:name="__RefHeading___Toc1842_3850923094"/></text:h>
      <text:p text:style-name="P87">/<text:span text:style-name="T1961">* „Spojený“ hnus má velikost 10 (1 tuna) */</text:span></text:p>
      <text:p text:style-name="Property_20_level_20_1"><text:span text:style-name="T1188">Celý</text:span><text:span text:style-name="T1187"> hnus:</text:span><text:span text:style-name="T624"><text:tab/><text:tab/></text:span><text:span text:style-name="T498">F</text:span><text:span text:style-name="T504">yzička </text:span><text:span text:style-name="T631">7</text:span><text:span text:style-name="T504">, Finesa </text:span><text:span text:style-name="T630">1</text:span><text:span text:style-name="T504">, Duše -, </text:span><text:span text:style-name="T549">Ž</text:span><text:span text:style-name="T505">ivot</text:span><text:span text:style-name="T549">y: </text:span><text:span text:style-name="T624">16</text:span></text:p>
      <text:p text:style-name="Property_20_level_20_1"><text:span text:style-name="T1010">Rozdvojený</text:span><text:span text:style-name="T1009">:</text:span><text:span text:style-name="T624"><text:tab/><text:tab/></text:span><text:span text:style-name="T498">F</text:span><text:span text:style-name="T504">yzička </text:span><text:span text:style-name="T631">6</text:span><text:span text:style-name="T504">, Finesa </text:span><text:span text:style-name="T631">2</text:span><text:span text:style-name="T504">, Duše -, </text:span><text:span text:style-name="T549">Ž</text:span><text:span text:style-name="T505">ivot</text:span><text:span text:style-name="T549">y: </text:span><text:span text:style-name="T631">8</text:span></text:p>
      <text:p text:style-name="Property_20_level_20_1"><text:span text:style-name="T1010">Rozčtvrcený</text:span><text:span text:style-name="T1009">:</text:span><text:span text:style-name="T624"><text:tab/></text:span><text:span text:style-name="T498">F</text:span><text:span text:style-name="T504">yzička </text:span><text:span text:style-name="T631">5</text:span><text:span text:style-name="T504">, Finesa </text:span><text:span text:style-name="T631">3</text:span><text:span text:style-name="T504">, Duše -, </text:span><text:span text:style-name="T549">Ž</text:span><text:span text:style-name="T505">ivot</text:span><text:span text:style-name="T549">y: </text:span><text:span text:style-name="T631">4</text:span></text:p>
      <text:p text:style-name="P314"><text:span text:style-name="T1010">Rozosmený</text:span><text:span text:style-name="T1009">:</text:span><text:span text:style-name="T624"><text:tab/><text:tab/></text:span><text:span text:style-name="T498">F</text:span><text:span text:style-name="T504">yzička </text:span><text:span text:style-name="T631">4</text:span><text:span text:style-name="T504">, Finesa </text:span><text:span text:style-name="T631">4</text:span><text:span text:style-name="T504">, Duše -, </text:span><text:span text:style-name="T549">Ž</text:span><text:span text:style-name="T505">ivot</text:span><text:span text:style-name="T549">y: </text:span><text:span text:style-name="T631">2</text:span></text:p>
      <text:p text:style-name="Property_20_Header"><text:span text:style-name="T975">Rychlost:</text:span><text:span text:style-name="T499"> </text:span><text:span text:style-name="T627">j</text:span><text:span text:style-name="T625">ako chůze</text:span></text:p>
      <text:p text:style-name="P447"><text:span text:style-name="T978">Smysly:</text:span><text:span text:style-name="T506"> </text:span><text:span text:style-name="T626">hmat, infravidění</text:span></text:p>
      <text:p text:style-name="P603"><text:span text:style-name="T1686">⚔<text:tab/></text:span><text:span text:style-name="T1007">Leptání</text:span><text:span text:style-name="T1270">:</text:span><text:span text:style-name="T1268"> </text:span><text:span text:style-name="T1337">F</text:span><text:span text:style-name="T1338">yzička</text:span><text:span text:style-name="T1337"> + k6, zranění 2</text:span></text:p>
      <text:p text:style-name="P603"><text:span text:style-name="T1152">Vzhled:</text:span> <text:span text:style-name="T2001">Obří, namodralá améba.</text:span></text:p>
      <text:p text:style-name="P604"><text:span text:style-name="T425">S</text:span><text:span text:style-name="T452">chopnosti</text:span><text:span text:style-name="T410">:</text:span></text:p>
      <text:list xml:id="list1459683269" text:style-name="L23">
        <text:list-item>
          <text:p text:style-name="P924">Plíživý hnus se umí v jednom kole rozdělit na dva menší hnusy (a ty se mohou dělit dál). Dva menší hnusy se naopak mohou v jednom kole spojit do jednoho většího.</text:p>
          <text:list>
            <text:list-item>
              <text:p text:style-name="P944"><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44"><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69"><text:span text:style-name="T290">P</text:span><text:span text:style-name="T2">líživý hnus dokáže „protéct“ úzkými otvory a štěrbinami. Protáhne se dokonce i klíčovou dírkou, ale zabere mu to několik minut.</text:span></text:p>
        </text:list-item>
      </text:list>
      <text:p text:style-name="P605"><text:span text:style-name="T1152">Boj:</text:span> <text:span text:style-name="T2002">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3026934963" text:style-name="L24">
        <text:list-item>
          <text:p text:style-name="P945"><text:span text:style-name="T1186">Leptání:</text:span><text:span text:style-name="T2005"> Dotek plíživého hnusu rozežírá všechny organické látky (kůži, maso, kosti, dřevo a podobně). Anorganické látky (kov, kámen atd.) nepoškodí. Celého člověka rozleptá zhruba za hodinu.</text:span></text:p>
        </text:list-item>
      </text:list>
      <text:p text:style-name="P279">Suroviny:</text:p>
      <text:list xml:id="list124347057679400" text:continue-list="list124346067561786" text:style-name="L2">
        <text:list-item>
          <text:p text:style-name="P916"><text:span text:style-name="T291">Alchymista může z plíživého hnusu vyrobit 6 flakónů </text:span><text:span text:style-name="T453">výtažku z pl</text:span><text:span text:style-name="T454">í</text:span><text:span text:style-name="T453">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30" text:outline-level="2">Huňáč</text:h>
      <text:p text:style-name="P99"><text:span text:style-name="T1267">/</text:span><text:span text:style-name="T1341">* Velikost </text:span><text:span text:style-name="T1347">2</text:span><text:span text:style-name="T1341"> (</text:span><text:span text:style-name="T1347">3</text:span><text:span text:style-name="T1341"> kg) */</text:span></text:p>
      <text:p text:style-name="P99"><text:span text:style-name="T1267">F</text:span><text:span text:style-name="T1289">yzička </text:span><text:span text:style-name="T1347">1</text:span><text:span text:style-name="T1289">, Finesa </text:span><text:span text:style-name="T1347">3</text:span><text:span text:style-name="T1289">, Duše </text:span><text:span text:style-name="T1347">4</text:span><text:span text:style-name="T504">, </text:span><text:span text:style-name="T549">Ž</text:span><text:span text:style-name="T505">ivot</text:span><text:span text:style-name="T549">y </text:span><text:span text:style-name="T638">3</text:span></text:p>
      <text:p text:style-name="P451"><text:span text:style-name="T975">Rychlost:</text:span><text:span text:style-name="T499"> </text:span><text:span text:style-name="T638">jako kočka (tedy jako člověk)</text:span></text:p>
      <text:p text:style-name="P451"><text:span text:style-name="T978">Smysly:</text:span><text:span text:style-name="T506"> </text:span><text:span text:style-name="T638">jako kočka (vynikající zrak, sluch a čich, vidí v šeru jako elf, hmatové vousy)</text:span></text:p>
      <text:p text:style-name="P611"><text:span text:style-name="T1686">⚔<text:tab/></text:span><text:span text:style-name="T974">Z</text:span><text:span text:style-name="T977">uby </text:span><text:span text:style-name="T1014">a drápy</text:span><text:span text:style-name="T1270">:</text:span><text:span text:style-name="T1268"> </text:span><text:span text:style-name="T1348">3 + k6, zranění 0</text:span></text:p>
      <text:p text:style-name="P413"><text:span text:style-name="T1686">⚔<text:tab/></text:span><text:span text:style-name="T1014">Blesk</text:span><text:span text:style-name="T1270">:</text:span></text:p>
      <text:p text:style-name="P315"><text:span text:style-name="T1115">Dosah:</text:span><text:span text:style-name="T1119"> </text:span><text:span text:style-name="T1120">střední</text:span></text:p>
      <text:p text:style-name="P315"><text:span text:style-name="T1115">P</text:span><text:span text:style-name="T1113">říprava:</text:span><text:span text:style-name="T1118"> </text:span><text:span text:style-name="T1122">j</text:span><text:span text:style-name="T1118">edno kolo naježení</text:span></text:p>
      <text:p text:style-name="P376"><text:span text:style-name="T973">Modrý</text:span><text:span text:style-name="T1270">:</text:span><text:span text:style-name="T1268"> </text:span><text:span text:style-name="T1266">4 + k6, zranění </text:span><text:span text:style-name="T1350">6</text:span><text:span text:style-name="T1349">kz </text:span><text:span text:style-name="T1925">bleskem</text:span><text:span text:style-name="T1112">, odečítá se Zbroj</text:span><text:span text:style-name="T1115"><text:line-break/>Rozsah:</text:span><text:span text:style-name="T1119"> </text:span><text:span text:style-name="T1121">1</text:span><text:span text:style-name="T1119"> cíl</text:span></text:p>
      <text:p text:style-name="P376"><text:span text:style-name="T973">Zelený</text:span><text:span text:style-name="T1114">:</text:span><text:span text:style-name="T1116"> </text:span><text:span text:style-name="T1112">4 + k6, zranění </text:span><text:span text:style-name="T1124">5</text:span><text:span text:style-name="T1117">kz </text:span><text:span text:style-name="T1925">bleskem</text:span><text:span text:style-name="T1112">, odečítá se Zbroj</text:span><text:span text:style-name="T1115"><text:line-break/>Rozsah:</text:span><text:span text:style-name="T1119"> </text:span><text:span text:style-name="T1121">1-</text:span><text:span text:style-name="T1119">2 cíle</text:span></text:p>
      <text:p text:style-name="P398">Vzhled:</text:p>
      <text:p text:style-name="P315"><text:span text:style-name="T1152">Huňáč modrý:</text:span><text:span text:style-name="T1496"> Černá kočka s modře se lesknoucí srstí a modře světélkujícíma očima.</text:span></text:p>
      <text:p text:style-name="P315"><text:span text:style-name="T1152">Huňáč zelený:</text:span><text:span text:style-name="T1496"> Černá kočka se zeleně se lesknoucí srstí a zeleně světélkujícíma očima.</text:span></text:p>
      <text:p text:style-name="P611"><text:soft-page-break/><text:span text:style-name="T1152">Schopnosti:</text:span><text:span text:style-name="T1496"> </text:span><text:span text:style-name="T1562">Huňáč zelený umí </text:span><text:span text:style-name="T1563">v jednom kole</text:span><text:span text:style-name="T1562"> </text:span><text:span text:style-name="T1563">z</text:span><text:span text:style-name="T1562">měnit svůj tvar </text:span><text:span text:style-name="T1563">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52">Boj:</text:span> <text:span text:style-name="T2015">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9">modrý blesk</text:span><text:span text:style-name="T2015">, huňáč zelený </text:span><text:span text:style-name="T1189">zelený blesk</text:span><text:span text:style-name="T2015">.</text:span></text:p>
      <text:p text:style-name="P624">Příklady použití ve hře:</text:p>
      <text:list xml:id="list124347162274546" text:continue-list="list124346167820694" text:style-name="L3">
        <text:list-item>
          <text:p text:style-name="P946"><text:span text:style-name="T2">Pár huňáčů modrých se usídlil na půdě domu vesnické čarodějky </text:span><text:span text:style-name="T402">a vyvedl tam mladé</text:span><text:span text:style-name="T2">.</text:span></text:p>
        </text:list-item>
        <text:list-item>
          <text:p text:style-name="P990">Skupina huňáčů zelených se zabydlela ve městě a patří mezi vyhlášené zloděje.</text:p>
        </text:list-item>
      </text:list>
      <text:p text:style-name="P282">Suroviny:</text:p>
      <text:list xml:id="list124347141268913" text:continue-list="list124347057679400" text:style-name="L2">
        <text:list-item>
          <text:p text:style-name="P925">Z jater huňáče modrého může alchymista vytěžit 5 magů.</text:p>
        </text:list-item>
        <text:list-item>
          <text:p text:style-name="P917"><text:span text:style-name="T306">Z jater huňáče zeleného může alchymista vytěžit 9 magů nebo vyrobit </text:span><text:span text:style-name="T457">lektvar metamorfózy</text:span><text:span text:style-name="T306">.</text:span></text:p>
        </text:list-item>
      </text:list>
      <text:h text:style-name="P831" text:outline-level="2"><text:bookmark-start text:name="__RefHeading___Toc2712_3430540378"/>Hydra<text:bookmark-end text:name="__RefHeading___Toc2712_3430540378"/></text:h>
      <text:p text:style-name="P100"><text:span text:style-name="T1267">/</text:span><text:span text:style-name="T1341">* Velikost </text:span><text:span text:style-name="T1351">11</text:span><text:span text:style-name="T1341"> (</text:span><text:span text:style-name="T1351">2 tuny</text:span><text:span text:style-name="T1341">) */</text:span></text:p>
      <text:p text:style-name="P316"><text:span text:style-name="T1190">Tělo</text:span><text:span text:style-name="T1187">:</text:span><text:span text:style-name="T624"><text:tab/><text:tab/></text:span><text:span text:style-name="T498">F</text:span><text:span text:style-name="T504">yzička </text:span><text:span text:style-name="T640">5</text:span><text:span text:style-name="T504">, Finesa </text:span><text:span text:style-name="T640">2</text:span><text:span text:style-name="T504">, Duše </text:span><text:span text:style-name="T646">7</text:span><text:span text:style-name="T504">, </text:span><text:span text:style-name="T549">Ž</text:span><text:span text:style-name="T505">ivot</text:span><text:span text:style-name="T549">y: </text:span><text:span text:style-name="T624">1</text:span><text:span text:style-name="T641">6</text:span></text:p>
      <text:p text:style-name="P316"><text:span text:style-name="T1015">Hlava</text:span><text:span text:style-name="T1009">:</text:span><text:span text:style-name="T624"><text:tab/></text:span><text:span text:style-name="T498">F</text:span><text:span text:style-name="T504">yzička </text:span><text:span text:style-name="T640">3</text:span><text:span text:style-name="T504">, Finesa </text:span><text:span text:style-name="T640">5</text:span><text:span text:style-name="T504">, Duše </text:span><text:span text:style-name="T646">7</text:span><text:span text:style-name="T504">, </text:span><text:span text:style-name="T549">Ž</text:span><text:span text:style-name="T505">ivot</text:span><text:span text:style-name="T549">y: </text:span><text:span text:style-name="T641">6</text:span></text:p>
      <text:p text:style-name="P452"><text:span text:style-name="T975">Zbroj:</text:span><text:span text:style-name="T499"> </text:span><text:span text:style-name="T642">t</text:span><text:span text:style-name="T640">ělo má zbroj 2 (šupiny), krky a hlavy 0</text:span></text:p>
      <text:p text:style-name="P452"><text:soft-page-break/><text:span text:style-name="T975">Rychlost:</text:span><text:span text:style-name="T499"> </text:span><text:span text:style-name="T642">jako </text:span><text:span text:style-name="T647">člověk</text:span></text:p>
      <text:p text:style-name="P452"><text:span text:style-name="T978">Smysly:</text:span><text:span text:style-name="T506"> </text:span><text:span text:style-name="T643">slabý zrak a sluch, výborný čich </text:span><text:span text:style-name="T644">a chuť</text:span></text:p>
      <text:p text:style-name="P615"><text:span text:style-name="T1686">⚔<text:tab/></text:span><text:span text:style-name="T974">Z</text:span><text:span text:style-name="T977">uby</text:span><text:span text:style-name="T1270">:</text:span><text:span text:style-name="T1268"> </text:span><text:span text:style-name="T1352">5 + k6, zranění 2</text:span></text:p>
      <text:p text:style-name="Property_20_Header"><text:span text:style-name="T1686">⚔<text:tab/></text:span><text:span text:style-name="T1275">P</text:span><text:span text:style-name="T1269">livnutí:</text:span><text:span text:style-name="T1266"> </text:span><text:span text:style-name="T1353">5 + k6, zranění </text:span><text:span text:style-name="T1355">5</text:span><text:span text:style-name="T1353">kz </text:span><text:span text:style-name="T1666">žíravinou</text:span><text:span text:style-name="T1354"> (odečítá se zbroj)</text:span></text:p>
      <text:p text:style-name="P317"><text:span text:style-name="T1271">D</text:span><text:span text:style-name="T1276">osah:</text:span><text:span text:style-name="T1354"> kontaktní vzdálenost</text:span></text:p>
      <text:p text:style-name="P317"><text:span text:style-name="T1696">Příprava:</text:span><text:span text:style-name="T1741"> jedno kolo </text:span><text:span text:style-name="T1783">natažení slin</text:span></text:p>
      <text:p text:style-name="P615"><text:span text:style-name="T1152">Vzhled:</text:span> <text:span text:style-name="T2018">Plaz velký jako nosorožec se třemi hlavami na dlouhých krcích.</text:span></text:p>
      <text:p text:style-name="P615"><text:span text:style-name="T1152">Boj:</text:span> <text:span text:style-name="T2019">Hydra může v jednom kole každou hlavou bez postihu zaútočit na jiný cíl.</text:span></text:p>
      <text:list xml:id="list3178132408" text:style-name="L25">
        <text:list-item>
          <text:p text:style-name="P1070"><text:span text:style-name="T1152">Dorůstání hlav:</text:span> Na každou hlavu hydry je možné útočit zvlášť. Kdykoliv hlava ztratí všechny životy, v průběhu dalšího kola místo ní narostou dvě nové. Takto může hydře dorůst nejvýše 10 hlav.</text:p>
        </text:list-item>
        <text:list-item>
          <text:p text:style-name="P1072"><text:span text:style-name="T1152">Plivnutí žíraviny:</text:span> Sliny hydry jsou silná žíravina, rozpouští i kov. P<text:span text:style-name="T1260">řed plivnutím musí hlava vždy jedno kolo natáhnout sliny. Každá hlava může natahovat sliny a plivat zvlášť.</text:span></text:p>
        </text:list-item>
      </text:list>
      <text:p text:style-name="P641">Příklady použití ve hře:</text:p>
      <text:list xml:id="list124347373864240" text:continue-list="list124347162274546" text:style-name="L3">
        <text:list-item>
          <text:p text:style-name="P947"><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3">Suroviny:</text:p>
      <text:list xml:id="list124346332152039" text:continue-list="list124347141268913" text:style-name="L2">
        <text:list-item>
          <text:p text:style-name="P926">Srdce hydry <text:span text:style-name="T2020">je silné afrodiziakum (prodej 30 zl).</text:span></text:p>
        </text:list-item>
        <text:list-item>
          <text:p text:style-name="P991">Když někdo zasadí zuby hydry do země, přes noc z nich vyrostou kostlivci a budou ho následně poslouchat. <text:span text:style-name="T2023">Nevzdálí se ale z místa, kde vyrostli. Každá hlava má 60 zubů.</text:span></text:p>
        </text:list-item>
        <text:list-item>
          <text:p text:style-name="P992"><text:soft-page-break/>Z každé hlavy je možné získat jeden flakón <text:span text:style-name="T1152">slin h</text:span><text:span text:style-name="T1191">yd</text:span><text:span text:style-name="T1152">ry</text:span> <text:span text:style-name="T2021">(prodej 6 zl za flakón)</text:span>.</text:p>
        </text:list-item>
        <text:list-item>
          <text:p text:style-name="P993"><text:span text:style-name="T2091">Alchymista může z hydry vytěžit 55 magů nebo vyrobit </text:span><text:span text:style-name="T1216">lektvar regenerace</text:span> <text:span text:style-name="T2093">(prodej: 60 zl).</text:span></text:p>
        </text:list-item>
      </text:list>
      <text:h text:style-name="P832" text:outline-level="2"><text:bookmark-start text:name="__RefHeading___Toc1844_3850923094"/>Jednorožec<text:bookmark-end text:name="__RefHeading___Toc1844_3850923094"/></text:h>
      <text:p text:style-name="P89"><text:span text:style-name="T1267">/</text:span><text:span text:style-name="T1341">* Velikost </text:span><text:span text:style-name="T1342">9</text:span><text:span text:style-name="T1341"> (</text:span><text:span text:style-name="T1342">500</text:span><text:span text:style-name="T1341"> kg) */</text:span></text:p>
      <text:p text:style-name="P88"><text:span text:style-name="T1267">F</text:span><text:span text:style-name="T1289">yzička </text:span><text:span text:style-name="T1340">5</text:span><text:span text:style-name="T1289">, Finesa </text:span><text:span text:style-name="T1340">2</text:span><text:span text:style-name="T1289">, Duše </text:span><text:span text:style-name="T1340">6</text:span><text:span text:style-name="T504">, </text:span><text:span text:style-name="T549">Ž</text:span><text:span text:style-name="T505">ivot</text:span><text:span text:style-name="T549">y </text:span><text:span text:style-name="T633">14</text:span></text:p>
      <text:p text:style-name="P449"><text:span text:style-name="T975">Rychlost:</text:span><text:span text:style-name="T499"> </text:span><text:span text:style-name="T634">j</text:span><text:span text:style-name="T632">ako kůň</text:span></text:p>
      <text:p text:style-name="P449"><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09"><text:span text:style-name="T1686">⚔<text:tab/></text:span><text:span text:style-name="T974">Z</text:span><text:span text:style-name="T977">uby</text:span><text:span text:style-name="T1270">:</text:span><text:span text:style-name="T1268"> </text:span><text:span text:style-name="T1343">5 + k6, zranění 0</text:span></text:p>
      <text:p text:style-name="P609"><text:span text:style-name="T1686">⚔<text:tab/></text:span><text:span text:style-name="T1011">Kopyta </text:span><text:span text:style-name="T1012">nebo roh</text:span><text:span text:style-name="T1270">:</text:span><text:span text:style-name="T1268"> </text:span><text:span text:style-name="T1343">5 + k6, zranění 2</text:span></text:p>
      <text:p text:style-name="P609"><text:span text:style-name="T1152">Vzhled:</text:span> <text:span text:style-name="T2007">Jednorožec.</text:span></text:p>
      <text:p text:style-name="P609"><text:span text:style-name="T1152">Boj:</text:span> <text:span text:style-name="T2008">Jednorožec není agresivní a v případě ohrožení raději uteče. Když musí bojovat, zkusí nepřítele s rozběhem nabodnout na roh, případně ho utlouct kopyty.</text:span></text:p>
      <text:list xml:id="list1914410604" text:style-name="L26">
        <text:list-item>
          <text:p text:style-name="P948"><text:span text:style-name="T455">Zabít jednorožce přináší smůlu</text:span><text:span text:style-name="T410">:</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2"><text:soft-page-break/>Příklady použití ve hře:</text:p>
      <text:list xml:id="list124347510277865" text:continue-list="list124347373864240" text:style-name="L3">
        <text:list-item>
          <text:p text:style-name="P927">Bohatý šlechtic si usmyslel, že uloví jednorožce. Vypsal tučnou odměnu pro kohokoliv, kdo ho k nějakému dovede.</text:p>
        </text:list-item>
      </text:list>
      <text:p text:style-name="P280">Suroviny:</text:p>
      <text:list xml:id="list124346391737343" text:continue-list="list124346332152039" text:style-name="L2">
        <text:list-item>
          <text:p text:style-name="P928">Roh jednorožce je vzácná magická surovina (prodej 100 zl).</text:p>
          <text:list>
            <text:list-item>
              <text:p text:style-name="P929">Prach z rozemletého rohu neutralizuje všechny jedy a vyléčí všechny nemoci (včetně lykantropie).</text:p>
            </text:list-item>
            <text:list-item>
              <text:p text:style-name="P994">Alchymista z něj může vyrobit <text:span text:style-name="T1152">nápoj lásky</text:span> (prodej 100 zl).</text:p>
            </text:list-item>
            <text:list-item>
              <text:p text:style-name="P994">Je z něj také možné vyrobit <text:span text:style-name="T1152">amulet z rohu jednorožce</text:span> (prodej 100 zl), který dává svému nositeli imunitu na všechny jedy a nemoci.</text:p>
            </text:list-item>
            <text:list-item>
              <text:p text:style-name="P994">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7">/</text:span><text:span text:style-name="T1341">* Velikost </text:span><text:span text:style-name="T1344">7</text:span><text:span text:style-name="T1341"> (</text:span><text:span text:style-name="T1344">125</text:span><text:span text:style-name="T1341"> kg) */</text:span></text:p>
      <text:p text:style-name="P93"><text:span text:style-name="T1267">F</text:span><text:span text:style-name="T1289">yzička </text:span><text:span text:style-name="T1344">6</text:span><text:span text:style-name="T1289">, Finesa </text:span><text:span text:style-name="T1344">4</text:span><text:span text:style-name="T1289">, Duše </text:span><text:span text:style-name="T1344">7</text:span><text:span text:style-name="T504">, </text:span><text:span text:style-name="T549">Ž</text:span><text:span text:style-name="T505">ivot</text:span><text:span text:style-name="T549">y </text:span><text:span text:style-name="T1268">1</text:span><text:span text:style-name="T1344">3</text:span></text:p>
      <text:p text:style-name="P450"><text:span text:style-name="T975">Zbroj:</text:span><text:span text:style-name="T499"> </text:span><text:span text:style-name="T635">1 (kostěný pancíř)</text:span></text:p>
      <text:p text:style-name="P450"><text:span text:style-name="T975">Rychlost:</text:span><text:span text:style-name="T499"> </text:span><text:span text:style-name="T635">jako člověk</text:span></text:p>
      <text:p text:style-name="P450"><text:soft-page-break/><text:span text:style-name="T978">Smysly:</text:span><text:span text:style-name="T506"> </text:span><text:span text:style-name="T635">jako člověk a infravidění</text:span></text:p>
      <text:p text:style-name="P610"><text:span text:style-name="T1686">⚔<text:tab/></text:span><text:span text:style-name="T974">Z</text:span><text:span text:style-name="T977">uby</text:span><text:span text:style-name="T1270">:</text:span><text:span text:style-name="T1268"> </text:span><text:span text:style-name="T1344">6 + k6, zranění 1</text:span></text:p>
      <text:p text:style-name="P610"><text:span text:style-name="T1152">Vzhled:</text:span> <text:span text:style-name="T2010">Vysoká humanoidní postava s kostěným hřebenem na hlavě, s tělem tvrdým jako kost a s výrůstky na hrudi, které vypadají jako žebra.</text:span></text:p>
      <text:p text:style-name="P610"><text:span text:style-name="T425">S</text:span><text:span text:style-name="T456">chopnosti</text:span><text:span text:style-name="T410">:</text:span></text:p>
      <text:list xml:id="list430910463" text:style-name="L27">
        <text:list-item>
          <text:p text:style-name="P949"><text:span text:style-name="T456">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74"><text:span text:style-name="T410">Regenerace zranění:</text:span><text:span text:style-name="T2"> V průběhu několika minut odpočinku si kostěj vyléčí všechna zranění. V průběhu boje se neléčí.</text:span></text:p>
        </text:list-item>
        <text:list-item>
          <text:p text:style-name="P1075"><text:span text:style-name="T410">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76"><text:span text:style-name="T303">K</text:span><text:span text:style-name="T2">ostěj umí následující kouzla (platí pro něj stejná pravidla jako pro kouzelníka): </text:span><text:span text:style-name="T410">sugesce</text:span><text:span text:style-name="T2">, </text:span><text:span text:style-name="T410">oko</text:span><text:span text:style-name="T2">, </text:span><text:span text:style-name="T410">tlampač</text:span><text:span text:style-name="T2">, </text:span><text:span text:style-name="T410">paralýza</text:span><text:span text:style-name="T2">, </text:span><text:span text:style-name="T410">dvojník</text:span><text:span text:style-name="T2">, </text:span><text:span text:style-name="T410">mrak smrti</text:span><text:span text:style-name="T2">.</text:span></text:p>
        </text:list-item>
      </text:list>
      <text:p text:style-name="P610"><text:span text:style-name="T1152">Boj:</text:span> <text:span text:style-name="T2010">Kostěj obvykle bojuje lidskými zbraněmi, ale když žádné po ruce nemá, vystačí si se svými ostrými zuby.</text:span></text:p>
      <text:p text:style-name="P571">Příklady použití ve hře:</text:p>
      <text:list xml:id="list124347507872055" text:continue-list="list124347510277865" text:style-name="L3">
        <text:list-item>
          <text:p text:style-name="P1077">Kostěj nesmrtelný bývá nejčastěji pánem vlastního hradu nebo říše. Je krutý a bezcitný a touží po moci.</text:p>
        </text:list-item>
        <text:list-item>
          <text:p text:style-name="P1079"><text:soft-page-break/>Kostěj přísahal krutou pomstu šlechtickému rodu, jehož předek ho před mnoha lety porazil. </text:p>
        </text:list-item>
      </text:list>
      <text:p text:style-name="P281">Suroviny:</text:p>
      <text:list xml:id="list124347574125480" text:continue-list="list124346391737343" text:style-name="L2">
        <text:list-item>
          <text:p text:style-name="P1078"><text:span text:style-name="T2">Ze srdce kostěje nesmrtelného může alchymista vyrobit </text:span><text:span text:style-name="T479">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7">/</text:span><text:span text:style-name="T1341">* Velikost </text:span><text:span text:style-name="T1345">6</text:span><text:span text:style-name="T1341"> (</text:span><text:span text:style-name="T1345">60</text:span><text:span text:style-name="T1341"> kg) */</text:span></text:p>
      <text:p text:style-name="P393"><text:span text:style-name="T1709">Tělo</text:span><text:span text:style-name="T1693">:</text:span><text:span text:style-name="T1738"><text:tab/><text:tab/></text:span><text:span text:style-name="T1742">Fyzička 5, Finesa 2, Duše </text:span><text:span text:style-name="T1782">3</text:span><text:span text:style-name="T1742">, Životy 1</text:span><text:span text:style-name="T1782">1</text:span></text:p>
      <text:p text:style-name="P393"><text:span text:style-name="T1710">12 š</text:span><text:span text:style-name="T1709">lahoun</text:span><text:span text:style-name="T1710">ů</text:span><text:span text:style-name="T1693">:</text:span><text:span text:style-name="T1738"><text:tab/></text:span><text:span text:style-name="T1742">Fyzička </text:span><text:span text:style-name="T1782">1</text:span><text:span text:style-name="T1742">, Finesa 4, Duše </text:span><text:span text:style-name="T1782">3</text:span><text:span text:style-name="T1742">, Životy 1</text:span></text:p>
      <text:p text:style-name="Property_20_Header"><text:span text:style-name="T975">Rychlost:</text:span><text:span text:style-name="T499"> </text:span><text:span text:style-name="T636">nepohybuje se</text:span></text:p>
      <text:p text:style-name="P536"><text:span text:style-name="T978">Smysly:</text:span><text:span text:style-name="T506"> </text:span><text:span text:style-name="T637">čich, hmat (šlahouny)</text:span></text:p>
      <text:p text:style-name="Standalone_20_Property"><text:span text:style-name="T1013">Z</text:span><text:span text:style-name="T973">ranitelnost:</text:span><text:span text:style-name="T493"> Šlahouny nejsou zranitelné drtivými a bodnými zbraněmi (pod drtivými útoky se neškodně prohnou, bodné zbraně je sice mohou s trochou štěstí probodnout, ale šlahoun bude fungovat dál).</text:span></text:p>
      <text:p text:style-name="P612"><text:span text:style-name="T1686">⚔<text:tab/></text:span><text:span text:style-name="T974">Z</text:span><text:span text:style-name="T977">uby</text:span><text:span text:style-name="T1270">:</text:span><text:span text:style-name="T1268"> </text:span><text:span text:style-name="T1346">5 + k6, zranění 2</text:span></text:p>
      <text:p text:style-name="P613"><text:span text:style-name="T1686">⚔<text:tab/></text:span><text:span text:style-name="T1013">Šlahouny</text:span><text:span text:style-name="T1270">:</text:span><text:span text:style-name="T1268"> </text:span><text:span text:style-name="T1346">4 + k6. Nezraňují, pouze omotávají a přitahují</text:span></text:p>
      <text:p text:style-name="P612"><text:span text:style-name="T1152">Vzhled:</text:span> <text:span text:style-name="T2012">Velký hustý keř.</text:span></text:p>
      <text:p text:style-name="P614"><text:span text:style-name="T1152">Boj:</text:span> <text:span text:style-name="T2013">Když se ke dravému keři někdo přiblíží, vystřelí po něm šlahouny, které se ho pokusí omotat a přitáhnout k tlamě plné ostrých zubů.</text:span></text:p>
      <text:list xml:id="list2549878268" text:style-name="L28">
        <text:list-item>
          <text:p text:style-name="P1080">Každý šlahoun a tlama mohou současně bez postihu zaútočit zvlášť.</text:p>
        </text:list-item>
        <text:list-item>
          <text:p text:style-name="P1080"><text:soft-page-break/>Na omotání postavy si šlahouny hází Finesou, na přitažení k tlamě Fyzičkou. Když postavu omotá více šlahounů, jejich Fyzička se sčítá.</text:p>
        </text:list-item>
        <text:list-item>
          <text:p text:style-name="P1081">Šlahouny je možno ničit jednotlivě nebo <text:span text:style-name="T2014">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33">víc</text:span> instinkty než rozumem, jsou mnohem agresivnější <text:span text:style-name="T2029">a žijí obvykle mezi zvířaty svého druhu</text:span>. <text:span text:style-name="T2029">Lykantropové, kteří tráví většinu času v lidské podobě, obvykle žijí mezi lidmi, případně si </text:span><text:span text:style-name="T14">z</text:span><text:span text:style-name="T15">aberou nějaký </text:span><text:span text:style-name="T1149">hrad, tvrz či podzemí, kterému pak vládnou.</text:span></text:p>
      <text:p text:style-name="P625">Schopnosti:</text:p>
      <text:list xml:id="list2740733329" text:style-name="L29">
        <text:list-item>
          <text:p text:style-name="P1082"><text:span text:style-name="T1194">Proměna ve zvíře:</text:span><text:span text:style-name="T1566"> Proměna </text:span><text:span text:style-name="T1567">tam i zpět</text:span><text:span text:style-name="T1566"> zabere jedno kolo. Lykantrop se nemůže proměnit, když má na sobě zbroj nebo něco podobně pevného. Obyčejné oblečení se při proměně roztrhá. </text:span><text:span text:style-name="T1577">Proměněný lykantrop je vždy výrazně větší než obyčejné zvíře.</text:span></text:p>
        </text:list-item>
        <text:list-item>
          <text:p text:style-name="P1083"><text:span text:style-name="T1195">Regenerace:</text:span><text:span text:style-name="T1567"> </text:span><text:span text:style-name="T1496">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84"><text:soft-page-break/><text:span text:style-name="T1152">Ovládání zvířat:</text:span><text:span text:style-name="T1496"> </text:span><text:span text:style-name="T1566">Všichni </text:span><text:span text:style-name="T1496">lykantropové</text:span><text:span text:style-name="T1566"> umí ovládat zvířata svého druhu. </text:span><text:span text:style-name="T1571">Nemohou ale ovládnout zvíře, se kterým má hraničář pouto.</text:span></text:p>
        </text:list-item>
        <text:list-item>
          <text:p text:style-name="P1085"><text:span text:style-name="T1152">Lykantropie:</text:span><text:span text:style-name="T1496"> Kdokoliv kousnutý lykantropem se nakazí </text:span><text:span text:style-name="T1152">lykantropií</text:span><text:span text:style-name="T1496">. </text:span><text:span text:style-name="T1568">Nemoc se projeví </text:span><text:span text:style-name="T1572">vždy při</text:span><text:span text:style-name="T1568">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70">Postava nakažená lykantropií není lykantrop – nemá jeho zvláštní schopnosti ani zranitelnosti a svou proměnu nemůže ovládat.</text:span></text:p>
          <text:p text:style-name="P1086"><text:span text:style-name="T1569">L</text:span><text:span text:style-name="T1496">ykantropii je velmi obtížné léčit. </text:span><text:span text:style-name="T1570">Jednou z možností je </text:span><text:span text:style-name="T1198">prach z rohu jednorožce</text:span><text:span text:style-name="T1570">, případné další jsou na tobě (například druidský rituál </text:span><text:span text:style-name="T1576">nebo speciální alchymistický recept vyžadující vzácné suroviny</text:span><text:span text:style-name="T1570">).</text:span></text:p>
        </text:list-item>
      </text:list>
      <text:p text:style-name="Standalone_20_Property"><text:span text:style-name="T1152">Imunita:</text:span><text:span text:style-name="T1496"> Lykantropové jsou imuní proti jedům včetně vlčího moru – zbraň potřená vlčím morem lykantropa neotráví, ale znemožní mu regenerovat.</text:span></text:p>
      <text:p text:style-name="P28">Slabiny:</text:p>
      <text:list xml:id="list3485541269" text:style-name="L30">
        <text:list-item>
          <text:p text:style-name="P1087">Lykantropové se <text:span text:style-name="T2034">obzvláště</text:span> obávají stříbra, <text:span text:style-name="T2034">protože</text:span> zranění stříbrnou zbraní nejen že nemohou regenerovat, ale nemohou si ho ani vyléčit magicky <text:span text:style-name="T2028">(tedy pomocí léčivých kouzel, schopností nebo lektvarů) a musí počkat, až se uzdraví přirozenou cestou, což může trvat týdny nebo i měsíce</text:span>.</text:p>
        </text:list-item>
      </text:list>
      <text:p text:style-name="P618"><text:soft-page-break/><text:span text:style-name="T1152">Boj:</text:span> <text:span text:style-name="T2030">V lidské podobě lykantropové obvykle bojují zbraněmi, většinou ale nenosí zbroj, protože by jim bránila v proměně. Ve zvířecí podobě bojují jako zvíře.</text:span></text:p>
      <text:p text:style-name="P108"><text:span text:style-name="T1196">Suroviny</text:span><text:span text:style-name="T1152">:</text:span></text:p>
      <text:list xml:id="list3117524748" text:style-name="L31">
        <text:list-item>
          <text:p text:style-name="P1091"><text:span text:style-name="T1496">Z krve lykantropa může alchymista </text:span><text:span text:style-name="T1573">vytěžit 13 magů nebo</text:span><text:span text:style-name="T1496"> vyrobit </text:span><text:span text:style-name="T1152">lektvar </text:span><text:span text:style-name="T1197">metamorfózy</text:span><text:span text:style-name="T1574"> do příslušného zvířete – lektvar </text:span><text:span text:style-name="T1496">z krve vlkodlaka </text:span><text:span text:style-name="T1575">například</text:span><text:span text:style-name="T1496"> </text:span><text:span text:style-name="T1574">proměňuje ve vlka (prodej: 40 zl).</text:span></text:p>
        </text:list-item>
      </text:list>
      <text:h text:style-name="P858" text:outline-level="3"><text:bookmark-start text:name="__RefHeading___Toc2876_3430540378"/>Kancodlak<text:bookmark-end text:name="__RefHeading___Toc2876_3430540378"/></text:h>
      <text:p text:style-name="P110"><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8</text:span><text:span text:style-name="T1361"> (</text:span><text:span text:style-name="T1364">2</text:span><text:span text:style-name="T1361">50 kg)</text:span><text:span text:style-name="T1341"> */</text:span></text:p>
      <text:p text:style-name="P319"><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19"><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text:span><text:span text:style-name="T658">3</text:span></text:p>
      <text:p text:style-name="P455"><text:span text:style-name="T975">Zbroj:</text:span><text:span text:style-name="T499"> </text:span><text:span text:style-name="T651">v lidské podobně 0, ve zvířecí 1 (silná kůže)</text:span></text:p>
      <text:p text:style-name="P455"><text:span text:style-name="T975">Rychlost:</text:span><text:span text:style-name="T499"> </text:span><text:span text:style-name="T652">v lidské i zvířecí podobě jako člověk</text:span></text:p>
      <text:p text:style-name="P455"><text:span text:style-name="T978">Smysly:</text:span><text:span text:style-name="T506"> </text:span><text:span text:style-name="T653">v lidské podobně jako člověk, ve </text:span><text:span text:style-name="T657">zvířecí</text:span><text:span text:style-name="T653"> skvělý čich a sluch, slabý zrak</text:span><text:span text:style-name="T654"> (jako </text:span><text:span text:style-name="T665">kanec</text:span><text:span text:style-name="T654">)</text:span></text:p>
      <text:p text:style-name="P619"><text:span text:style-name="T1686">⚔<text:tab/></text:span><text:span text:style-name="T1020">Páráky a klektáky</text:span><text:span text:style-name="T1270">:</text:span><text:span text:style-name="T1268"> </text:span><text:span text:style-name="T1362">5 + k6, zranění 2</text:span></text:p>
      <text:p text:style-name="P400">Vzhled:</text:p>
      <text:p text:style-name="P324"><text:span text:style-name="T1199">Člověk</text:span><text:span text:style-name="T1187">:</text:span><text:span text:style-name="T624"> </text:span><text:span text:style-name="T660">Člověk robustní postavy s hrubou tváří </text:span><text:span text:style-name="T662">a dlouhými chlupy v uších</text:span><text:span text:style-name="T658">.</text:span></text:p>
      <text:p text:style-name="P323"><text:span text:style-name="T1019">Zvíře</text:span><text:span text:style-name="T1009">:</text:span><text:span text:style-name="T631"> </text:span><text:span text:style-name="T658">Kanec velký jako medvěd.</text:span></text:p>
      <text:p text:style-name="P113"><text:span text:style-name="T658">K</text:span><text:span text:style-name="T493">ancodlaci žijící mezi lidmi bývají velmi soutěživí, rádi se perou a zápasí.</text:span></text:p>
      <text:h text:style-name="Heading_20_3" text:outline-level="3"><text:bookmark-start text:name="__RefHeading___Toc2878_3430540378"/><text:soft-page-break/>Krysodlak<text:bookmark-end text:name="__RefHeading___Toc2878_3430540378"/></text:h>
      <text:p text:style-name="P111"><text:span text:style-name="T1267">/</text:span><text:span text:style-name="T1341">* </text:span><text:span text:style-name="T1360">V lidské </text:span><text:span text:style-name="T1363">i zvířecí</text:span><text:span text:style-name="T1360"> podobě v</text:span><text:span text:style-name="T1341">elikost </text:span><text:span text:style-name="T1360">6</text:span><text:span text:style-name="T1341"> (</text:span><text:span text:style-name="T1360">60</text:span><text:span text:style-name="T1341"> kg) */</text:span></text:p>
      <text:p text:style-name="P320"><text:span text:style-name="T1199">Člověk</text:span><text:span text:style-name="T1187">:</text:span><text:span text:style-name="T624"><text:tab/></text:span><text:span text:style-name="T498">F</text:span><text:span text:style-name="T504">yzička </text:span><text:span text:style-name="T655">2</text:span><text:span text:style-name="T504">, Finesa </text:span><text:span text:style-name="T655">4</text:span><text:span text:style-name="T504">, Duše </text:span><text:span text:style-name="T655">4</text:span><text:span text:style-name="T504">, </text:span><text:span text:style-name="T549">Ž</text:span><text:span text:style-name="T505">ivot</text:span><text:span text:style-name="T549">y: </text:span><text:span text:style-name="T655">8</text:span></text:p>
      <text:p text:style-name="P320"><text:span text:style-name="T1019">Zvíře</text:span><text:span text:style-name="T1009">:</text:span><text:span text:style-name="T624"><text:tab/></text:span><text:span text:style-name="T498">F</text:span><text:span text:style-name="T504">yzička </text:span><text:span text:style-name="T655">3</text:span><text:span text:style-name="T504">, Finesa </text:span><text:span text:style-name="T655">5</text:span><text:span text:style-name="T504">, Duše </text:span><text:span text:style-name="T655">4</text:span><text:span text:style-name="T504">, </text:span><text:span text:style-name="T549">Ž</text:span><text:span text:style-name="T505">ivot</text:span><text:span text:style-name="T549">y: </text:span><text:span text:style-name="T655">9</text:span></text:p>
      <text:p text:style-name="P456"><text:span text:style-name="T975">Rychlost:</text:span><text:span text:style-name="T499"> </text:span><text:span text:style-name="T652">v lidské i zvířecí podobě jako člověk</text:span></text:p>
      <text:p text:style-name="P456"><text:span text:style-name="T978">Smysly:</text:span><text:span text:style-name="T506"> </text:span><text:span text:style-name="T653">v lidské podobně jako člověk, ve zvířecí </text:span><text:span text:style-name="T654">skvělý čich </text:span><text:span text:style-name="T665">(jako krysa)</text:span></text:p>
      <text:p text:style-name="P620"><text:span text:style-name="T1686">⚔<text:tab/></text:span><text:span text:style-name="T1020">Zuby</text:span><text:span text:style-name="T1270">:</text:span><text:span text:style-name="T1268"> </text:span><text:span text:style-name="T1362">5 + k6, zranění 1</text:span></text:p>
      <text:p text:style-name="P399">Vzhled:</text:p>
      <text:p text:style-name="P321"><text:span text:style-name="T1199">Člověk</text:span><text:span text:style-name="T1187">:</text:span><text:span text:style-name="T624"> </text:span><text:span text:style-name="T658">Malý, vychrtlý člověk s výraznými horními řezáky </text:span><text:span text:style-name="T661">a dlouhým hustým obočím</text:span><text:span text:style-name="T658">.</text:span></text:p>
      <text:p text:style-name="P322"><text:span text:style-name="T1019">Zvíře</text:span><text:span text:style-name="T1009">:</text:span><text:span text:style-name="T631"> </text:span><text:span text:style-name="T658">Obří krysa velká jako </text:span><text:span text:style-name="T659">doga</text:span><text:span text:style-name="T658">.</text:span></text:p>
      <text:p text:style-name="P113"><text:span text:style-name="T658">K</text:span><text:span text:style-name="T49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10</text:span><text:span text:style-name="T1361"> (</text:span><text:span text:style-name="T1364">1 tuna</text:span><text:span text:style-name="T1361">)</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6</text:span></text:p>
      <text:p text:style-name="P457"><text:span text:style-name="T975">Zbroj:</text:span><text:span text:style-name="T499"> </text:span><text:span text:style-name="T651">v lidské podobně 0, ve zvířecí 1 (silná kůže)</text:span></text:p>
      <text:p text:style-name="P457"><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55">dobrý</text:span><text:span text:style-name="T654"> </text:span><text:span text:style-name="T656">zrak</text:span><text:span text:style-name="T654"> a sluch </text:span><text:span text:style-name="T668">a výborný čich</text:span><text:span text:style-name="T654"> (jako </text:span><text:span text:style-name="T668">medvěd</text:span><text:span text:style-name="T654">)</text:span></text:p>
      <text:p text:style-name="P623"><text:span text:style-name="T1686">⚔<text:tab/></text:span><text:span text:style-name="T1021">Zuby a drápy</text:span><text:span text:style-name="T1270">:</text:span><text:span text:style-name="T1268"> </text:span><text:span text:style-name="T1367">6</text:span><text:span text:style-name="T1362"> + k6, zranění </text:span><text:span text:style-name="T1366">2</text:span></text:p>
      <text:p text:style-name="P397"><text:soft-page-break/>Vzhled:</text:p>
      <text:p text:style-name="P321"><text:span text:style-name="T1199">Člověk</text:span><text:span text:style-name="T1187">:</text:span><text:span text:style-name="T624"> </text:span><text:span text:style-name="T660">Velký</text:span><text:span text:style-name="T658">, zavalit</text:span><text:span text:style-name="T660">ý a</text:span><text:span text:style-name="T658"> chlupat</text:span><text:span text:style-name="T660">ý člověk</text:span><text:span text:style-name="T658">.</text:span></text:p>
      <text:p text:style-name="P321"><text:span text:style-name="T1019">Zvíře</text:span><text:span text:style-name="T1009">: </text:span><text:span text:style-name="T1364">Medvěd velký jako býk.</text:span></text:p>
      <text:p text:style-name="P18"><text:span text:style-name="T2031">Medvědodlaci i ve své lidské podobě n</text:span>ejraději žijí osaměle v lesích <text:span text:style-name="T2031">nebo v horách</text:span>.</text:p>
      <text:h text:style-name="Heading_20_3" text:outline-level="3"><text:bookmark-start text:name="__RefHeading___Toc2882_3430540378"/>Tygrodlak<text:bookmark-end text:name="__RefHeading___Toc2882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1">9 (500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51">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3</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5</text:span></text:p>
      <text:p text:style-name="P457"><text:span text:style-name="T975">Rychlost:</text:span><text:span text:style-name="T499"> </text:span><text:span text:style-name="T652">v lidské podobě jako člověk, </text:span><text:span text:style-name="T668">ve zvířecí jako kůň</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8">dobrý sluch,</text:span><text:span text:style-name="T655"> </text:span><text:span text:style-name="T656">čic</text:span><text:span text:style-name="T668">h,</text:span><text:span text:style-name="T653"> </text:span><text:span text:style-name="T668">zrak a noční vidění</text:span></text:p>
      <text:p text:style-name="P622"><text:span text:style-name="T1686">⚔<text:tab/></text:span><text:span text:style-name="T1021">Zuby a drápy</text:span><text:span text:style-name="T1270">:</text:span><text:span text:style-name="T1268"> </text:span><text:span text:style-name="T1368">6</text:span><text:span text:style-name="T1362"> + k6, zranění </text:span><text:span text:style-name="T1366">2</text:span></text:p>
      <text:p text:style-name="P400">Vzhled:</text:p>
      <text:p text:style-name="P324"><text:span text:style-name="T1199">Člověk</text:span><text:span text:style-name="T1187">:</text:span><text:span text:style-name="T624"> </text:span><text:span text:style-name="T663">Vysoký člověk </text:span><text:span text:style-name="T664">se svalnatou, atletickou</text:span><text:span text:style-name="T663"> </text:span><text:span text:style-name="T664">postavou a ryšavými vlasy, případně vousy</text:span><text:span text:style-name="T658">.</text:span></text:p>
      <text:p text:style-name="P324"><text:span text:style-name="T1019">Zvíře</text:span><text:span text:style-name="T1009">:</text:span><text:span text:style-name="T631"> </text:span><text:span text:style-name="T663">Tygr velký jako kůň</text:span><text:span text:style-name="T1321">.</text:span></text:p>
      <text:p text:style-name="P19">Tygrodlaci, u kterých převažuje lidská <text:span text:style-name="T2032">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5">7</text:span><text:span text:style-name="T1361"> (</text:span><text:span text:style-name="T1365">125</text:span><text:span text:style-name="T1361">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21"><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4</text:span></text:p>
      <text:p text:style-name="P457"><text:soft-page-break/><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9">vynikající</text:span><text:span text:style-name="T655"> </text:span><text:span text:style-name="T656">čich, </text:span><text:span text:style-name="T669">výborný sluch</text:span><text:span text:style-name="T656">,</text:span><text:span text:style-name="T653"> </text:span><text:span text:style-name="T655">dobrý</text:span><text:span text:style-name="T654"> </text:span><text:span text:style-name="T656">zrak</text:span><text:span text:style-name="T654"> </text:span><text:span text:style-name="T669">a noční vidění</text:span></text:p>
      <text:p text:style-name="P621"><text:span text:style-name="T1686">⚔<text:tab/></text:span><text:span text:style-name="T1021">Zuby a drápy</text:span><text:span text:style-name="T1270">:</text:span><text:span text:style-name="T1268"> </text:span><text:span text:style-name="T1362">5 + k6, zranění </text:span><text:span text:style-name="T1366">1</text:span></text:p>
      <text:p text:style-name="P401">Vzhled:</text:p>
      <text:p text:style-name="P325"><text:span text:style-name="T1199">Člověk</text:span><text:span text:style-name="T1187">:</text:span><text:span text:style-name="T624"> </text:span><text:span text:style-name="T667">V</text:span><text:span text:style-name="T666">yso</text:span><text:span text:style-name="T667">ký</text:span><text:span text:style-name="T666">, šlachovit</text:span><text:span text:style-name="T667">ý člověk</text:span><text:span text:style-name="T666"> se sveřepými rysy</text:span><text:span text:style-name="T658">.</text:span></text:p>
      <text:p text:style-name="P325"><text:span text:style-name="T1019">Zvíře</text:span><text:span text:style-name="T1009">:</text:span><text:span text:style-name="T631"> </text:span><text:span text:style-name="T667">Vlk velký jako medvěd</text:span><text:span text:style-name="T1321">.</text:span></text:p>
      <text:p text:style-name="P114">Vlkodlaci žijící mezi lidmi obvykle tvoří smečku, případně si může jeden vlkodlak budovat „smečku“ z obyčejných lidí. Mohou se živit například jako kočovní umělci, nájemní žoldáci a podobně.</text:p>
      <text:h text:style-name="P833" text:outline-level="2">Mantikora</text:h>
      <text:p text:style-name="P253">/<text:span text:style-name="T1961">* Velikost 8 (250 kg) */</text:span></text:p>
      <text:p text:style-name="Standalone_20_Property"><text:span text:style-name="T498">F</text:span><text:span text:style-name="T504">yzička </text:span><text:span text:style-name="T877">5</text:span><text:span text:style-name="T504">, Finesa </text:span><text:span text:style-name="T963">2</text:span><text:span text:style-name="T504">, Duše -, </text:span><text:span text:style-name="T549">Ž</text:span><text:span text:style-name="T505">ivot</text:span><text:span text:style-name="T549">y </text:span><text:span text:style-name="T505">1</text:span><text:span text:style-name="T877">3</text:span></text:p>
      <text:p text:style-name="Property_20_level_20_0"><text:span text:style-name="T975">Rychlost:</text:span><text:span text:style-name="T499"> </text:span><text:span text:style-name="T614">jako kůň</text:span></text:p>
      <text:p text:style-name="Property_20_level_20_0"><text:span text:style-name="T978">Smysly:</text:span><text:span text:style-name="T506"> </text:span><text:span text:style-name="T867">dobrý čich, výborný zrak a sluch, vidění v šeru</text:span></text:p>
      <text:p text:style-name="P794"><text:span text:style-name="T1686">⚔<text:tab/></text:span><text:span text:style-name="T974">Z</text:span><text:span text:style-name="T977">uby </text:span><text:span text:style-name="T1075">nebo drápy</text:span><text:span text:style-name="T1270">:</text:span><text:span text:style-name="T1273"> </text:span><text:span text:style-name="T1317">5</text:span><text:span text:style-name="T1318"> + k6</text:span><text:span text:style-name="T1307">, zranění </text:span><text:span text:style-name="T1332">2</text:span></text:p>
      <text:p text:style-name="P427"><text:span text:style-name="T1686">⚔<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52"><text:span text:style-name="T1965">6</text:span> dáv<text:span text:style-name="T1965">ek</text:span> <text:span text:style-name="T1675">jed</text:span><text:span text:style-name="T1678">u</text:span><text:span text:style-name="T1907">: </text:span><text:span text:style-name="T28">1</text:span><text:span text:style-name="T286">4</text:span><text:span text:style-name="T25"> </text:span><text:span text:style-name="T29">+ k6 </text:span><text:span text:style-name="T44">proti Fyzičce</text:span></text:p>
      <text:p text:style-name="P384"><text:span text:style-name="T415">L</text:span><text:span text:style-name="T411">atence:</text:span><text:span text:style-name="T24"> </text:span><text:span text:style-name="T287">1</text:span><text:span text:style-name="T24">5 m</text:span><text:span text:style-name="T31">inut</text:span></text:p>
      <text:p text:style-name="P384"><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794"><text:span text:style-name="T1152">Vzhled:</text:span><text:span text:style-name="T1707"> </text:span><text:span text:style-name="T1825">Tvor s tělem lva,</text:span><text:span text:style-name="T1781"> </text:span><text:span text:style-name="T1825">štířím ocasem a blanitými netopýřími křídly.</text:span></text:p>
      <text:p text:style-name="P794"><text:soft-page-break/><text:span text:style-name="T1734">D</text:span><text:span text:style-name="T1735">ovednosti:</text:span><text:span text:style-name="T1826"> </text:span><text:span text:style-name="T1825">Mantikora </text:span><text:span text:style-name="T1826">se umí plížit, jako kdyby měl</text:span><text:span text:style-name="T1825">a</text:span><text:span text:style-name="T1826"> pokročilé </text:span><text:span text:style-name="T1735">plížení</text:span><text:span text:style-name="T1826">.</text:span></text:p>
      <text:p text:style-name="P794"><text:span text:style-name="T1152">Boj:</text:span> <text:span text:style-name="T2195">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5">Suroviny:</text:p>
      <text:list xml:id="list124346689390650" text:continue-list="list3948140930" text:style-name="L4">
        <text:list-item>
          <text:p text:style-name="P995">Z ostnu na ocase <text:span text:style-name="T2195">mantikory</text:span> je možno získat až 6 dávek jedu (prodej 3 zl za dávku).</text:p>
        </text:list-item>
        <text:list-item>
          <text:p text:style-name="P1001">Alchymista může ze srdce manticory vytěžit 13 magů.</text:p>
        </text:list-item>
      </text:list>
      <text:h text:style-name="P834" text:outline-level="2"><text:bookmark-start text:name="__RefHeading___Toc5564_4216715273"/>Medůza<text:bookmark-end text:name="__RefHeading___Toc5564_4216715273"/></text:h>
      <text:p text:style-name="P57"><text:span text:style-name="T1267">F</text:span><text:span text:style-name="T1289">yzička </text:span><text:span text:style-name="T1294">3</text:span><text:span text:style-name="T1289">, Finesa </text:span><text:span text:style-name="T1294">5</text:span><text:span text:style-name="T1289">, Duše </text:span><text:span text:style-name="T532">4</text:span><text:span text:style-name="T1289">, </text:span><text:span text:style-name="T1294">9</text:span><text:span text:style-name="T1268"> životů</text:span></text:p>
      <text:p text:style-name="P432"><text:span text:style-name="T975">Zbroj:</text:span><text:span text:style-name="T499"> </text:span><text:span text:style-name="T532">1 (silná </text:span><text:span text:style-name="T533">šupinatá</text:span><text:span text:style-name="T532"> kůže)</text:span><text:span text:style-name="T535">, se štítem 2</text:span></text:p>
      <text:p text:style-name="P432"><text:span text:style-name="T975">Rychlost:</text:span><text:span text:style-name="T499"> </text:span><text:span text:style-name="T532">jako člověk</text:span></text:p>
      <text:p text:style-name="P432"><text:span text:style-name="T978">Smysly:</text:span><text:span text:style-name="T506"> </text:span><text:span text:style-name="T532">zrak a sluch jako člověk, výborný čich</text:span></text:p>
      <text:p text:style-name="P544"><text:span text:style-name="T1686">⚔<text:tab/></text:span><text:span text:style-name="T989">Dlouhý luk</text:span><text:span text:style-name="T1270">:</text:span><text:span text:style-name="T1268"> </text:span><text:span text:style-name="T1296">5 + k6, zranění 2, </text:span><text:span text:style-name="T1297">dlouhý dostřel</text:span></text:p>
      <text:p text:style-name="P545"><text:span text:style-name="T1686">⚔<text:tab/></text:span><text:span text:style-name="T989">D</text:span><text:span text:style-name="T990">ýka</text:span><text:span text:style-name="T1270">:</text:span><text:span text:style-name="T1268"> </text:span><text:span text:style-name="T1296">5 + k6, zranění </text:span><text:span text:style-name="T1298">1</text:span></text:p>
      <text:p text:style-name="P545"><text:span text:style-name="T1686">⚔<text:tab/></text:span><text:span text:style-name="T991">Krátký meč a štít</text:span><text:span text:style-name="T1270">:</text:span><text:span text:style-name="T1268"> </text:span><text:span text:style-name="T1296">5 + k6, zranění </text:span><text:span text:style-name="T1298">1</text:span></text:p>
      <text:p text:style-name="Property_20_Header"><text:span text:style-name="T1686">⚔<text:tab/></text:span><text:span text:style-name="T988">Hadi místo vlasů</text:span><text:span text:style-name="T1270">:</text:span><text:span text:style-name="T1268"> </text:span><text:span text:style-name="T1295">5 + k6. </text:span><text:span text:style-name="T1298">N</text:span><text:span text:style-name="T1295">ezraňují, pouze otráví jedem.</text:span></text:p>
      <text:p text:style-name="P355"><text:span text:style-name="T415">D</text:span><text:span text:style-name="T411">ruh:</text:span><text:span text:style-name="T24"> </text:span><text:span text:style-name="T25">živočišný</text:span></text:p>
      <text:p text:style-name="P355"><text:span text:style-name="T415">A</text:span><text:span text:style-name="T413">plikace:</text:span><text:span text:style-name="T26"> zraněním</text:span></text:p>
      <text:p text:style-name="P355"><text:span text:style-name="T415">L</text:span><text:span text:style-name="T411">atence:</text:span><text:span text:style-name="T24"> </text:span><text:span text:style-name="T240">2</text:span><text:span text:style-name="T24"> m</text:span><text:span text:style-name="T31">inut</text:span><text:span text:style-name="T240">y</text:span></text:p>
      <text:p text:style-name="P355"><text:span text:style-name="T415">S</text:span><text:span text:style-name="T411">íla</text:span><text:span text:style-name="T412"> jedu</text:span><text:span text:style-name="T411">:</text:span><text:span text:style-name="T24"> </text:span><text:span text:style-name="T28">1</text:span><text:span text:style-name="T241">0</text:span><text:span text:style-name="T25"> </text:span><text:span text:style-name="T29">+ k6 </text:span><text:span text:style-name="T1675">jedem</text:span><text:span text:style-name="T29"> </text:span><text:span text:style-name="T44">proti Fyzičce</text:span></text:p>
      <text:p text:style-name="P356"><text:soft-page-break/><text:span text:style-name="T415">P</text:span><text:span text:style-name="T416">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4"><text:span text:style-name="T1152">Vzhled:</text:span> <text:span text:style-name="T1946">Žena s klubkem hadů místo vlasů a dlouhým hadím tělem místo nohou.</text:span></text:p>
      <text:p text:style-name="P544"><text:span text:style-name="T427">Pohyb:</text:span><text:span text:style-name="T65"> </text:span><text:span text:style-name="T236">Medůza se plazí jako had, Umí také dobře plavat a šplhat na stromy a jiné překážky, kolem kterých se může obtočit.</text:span></text:p>
      <text:p text:style-name="P544"><text:span text:style-name="T1152">Prostředí:</text:span> <text:span text:style-name="T1946">Ruiny starých chrámů, jeskyně. V okolí bývá větší množství soch – ve skutečnosti zkamenělých obětí.</text:span></text:p>
      <text:p text:style-name="P544"><text:span text:style-name="T417">👣 </text:span><text:span text:style-name="T979">S</text:span><text:span text:style-name="T980">topy:</text:span><text:span text:style-name="T512"> </text:span><text:span text:style-name="T534">Brázda od velkého hada.</text:span></text:p>
      <text:p text:style-name="P543"><text:span text:style-name="T992">Schopnosti</text:span><text:span text:style-name="T987">:</text:span></text:p>
      <text:list xml:id="list124347772437184" text:continue-list="list124347574125480" text:style-name="L2">
        <text:list-item>
          <text:p text:style-name="P918"><text:span text:style-name="T536">Kdokoliv živý na medůzu pohlédne, </text:span><text:span text:style-name="T537">na místě</text:span><text:span text:style-name="T536"> zkamení. </text:span><text:span text:style-name="T538">Její odraz v zrcadle tuto schopnost nemá.</text:span></text:p>
        </text:list-item>
        <text:list-item>
          <text:p text:style-name="P1026">Po několika minutách odpočinku se medůze vyléčí veškerá zranění.</text:p>
        </text:list-item>
      </text:list>
      <text:p text:style-name="P546"><text:span text:style-name="T1152">Boj:</text:span> <text:span text:style-name="T1947">Medůza je velice mrštná. Dokáže se opřít o svou hadí část těla a rychle vyrazit dopředu či uhýbat. Má dvě lidské ruce a obvykle používá zbraně – nejčastěji dlouhý luk a dýku nebo krátký meč a kulatý štít.</text:span></text:p>
      <text:p text:style-name="P306"><text:span text:style-name="T443">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text:span><text:soft-page-break/><text:span text:style-name="T249">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7">Příklady použití ve hře:</text:p>
      <text:list xml:id="list124346696411588" text:continue-list="list124347507872055" text:style-name="L3">
        <text:list-item>
          <text:p text:style-name="P1092">Ctižádostivý šlechtic najal medůzu, aby udělala sochu z jeho politického soupeře.</text:p>
        </text:list-item>
        <text:list-item>
          <text:p text:style-name="P1092">Medůza si dělá sbírku soch osob, které ji zaujmou. Posílá jim pozvánky k návštěvě svého hradu psané zlatým písmem na černém papíře.</text:p>
        </text:list-item>
      </text:list>
      <text:p text:style-name="P271">Suroviny</text:p>
      <text:list xml:id="list124347896118234" text:continue-list="list124346689390650" text:style-name="L4">
        <text:list-item>
          <text:p text:style-name="P1002"><text:span text:style-name="T1948">Flakón čerstvé k</text:span>rv<text:span text:style-name="T1948">e z</text:span> medůzy <text:span text:style-name="T1948">okamžitě vyléčí 5kz + 3 životů. Po třech hodinách se ale zkazí a místo toho po vypití za stejnou hodnotu zraňuje.</text:span></text:p>
          <text:list>
            <text:list-item>
              <text:p text:style-name="P1003">Alchymista může z krve vyextrahovat tři flakóny <text:span text:style-name="T1152">Lektvaru z krve medůzy</text:span> (má stejné účinky jako čerstvá krev, ale nekazí se).</text:p>
            </text:list-item>
          </text:list>
        </text:list-item>
        <text:list-item>
          <text:p text:style-name="P1004">Useknutá hlava medůzy má stále svou schopnost proměnit v kámen každého, kdo na ni pohlédne.</text:p>
        </text:list-item>
      </text:list>
      <text:p text:style-name="P58"><text:span text:style-name="T443">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text:span><text:soft-page-break/><text:span text:style-name="T242">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35" text:outline-level="2"><text:bookmark-start text:name="__RefHeading___Toc1862_3850923094"/>Mořští tvorové<text:bookmark-end text:name="__RefHeading___Toc1862_3850923094"/></text:h>
      <text:h text:style-name="P859" text:outline-level="3"><text:bookmark-start text:name="__RefHeading___Toc2886_3430540378"/>Kraken<text:bookmark-end text:name="__RefHeading___Toc2886_3430540378"/></text:h>
      <text:p text:style-name="P115"><text:span text:style-name="T1267">/</text:span><text:span text:style-name="T1341">* Velikost </text:span><text:span text:style-name="T1351">1</text:span><text:span text:style-name="T1369">2</text:span><text:span text:style-name="T1341"> (</text:span><text:span text:style-name="T1369">4</text:span><text:span text:style-name="T1351"> tuny</text:span><text:span text:style-name="T1341">) */</text:span></text:p>
      <text:p text:style-name="P326"><text:span text:style-name="T1190">Tělo</text:span><text:span text:style-name="T1187">:</text:span><text:span text:style-name="T624"><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0">20</text:span></text:p>
      <text:p text:style-name="P326"><text:span text:style-name="T1022">10 chapadel</text:span><text:span text:style-name="T1009">:</text:span><text:span text:style-name="T624"><text:tab/></text:span><text:span text:style-name="T498">F</text:span><text:span text:style-name="T504">yzička </text:span><text:span text:style-name="T670">4</text:span><text:span text:style-name="T504">, Finesa </text:span><text:span text:style-name="T640">5</text:span><text:span text:style-name="T504">, Duše </text:span><text:span text:style-name="T646">-</text:span><text:span text:style-name="T504">, </text:span><text:span text:style-name="T549">Ž</text:span><text:span text:style-name="T505">ivot</text:span><text:span text:style-name="T549">y: </text:span><text:span text:style-name="T641">6</text:span></text:p>
      <text:p text:style-name="P458"><text:span text:style-name="T975">Zbroj:</text:span><text:span text:style-name="T499"> </text:span><text:span text:style-name="T642">t</text:span><text:span text:style-name="T640">ělo má zbroj 2, </text:span><text:span text:style-name="T670">chapadla 0</text:span></text:p>
      <text:p text:style-name="P458"><text:span text:style-name="T975">Rychlost:</text:span><text:span text:style-name="T499"> </text:span><text:span text:style-name="T670">plave mnohem rychleji než</text:span><text:span text:style-name="T642"> </text:span><text:span text:style-name="T647">člověk</text:span></text:p>
      <text:p text:style-name="P458"><text:span text:style-name="T978">Smysly:</text:span><text:span text:style-name="T506"> </text:span><text:span text:style-name="T671">dobrý</text:span><text:span text:style-name="T643"> zrak, </text:span><text:span text:style-name="T674">čich</text:span></text:p>
      <text:p text:style-name="P460"><text:span text:style-name="T1002">Detekovatelnost</text:span><text:span text:style-name="T1001">:</text:span><text:span text:style-name="T590"> </text:span><text:span text:style-name="T673">Kraken</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4"><text:span text:style-name="T1686">⚔<text:tab/></text:span><text:span text:style-name="T1023">Háky na chapadlech</text:span><text:span text:style-name="T1270">:</text:span><text:span text:style-name="T1268"> </text:span><text:span text:style-name="T1370">5</text:span><text:span text:style-name="T1352"> + k6, zranění </text:span><text:span text:style-name="T1370">1</text:span></text:p>
      <text:p text:style-name="P645"><text:span text:style-name="T1686">⚔<text:tab/></text:span><text:span text:style-name="T1023">Přísavky</text:span><text:span text:style-name="T1270">:</text:span><text:span text:style-name="T1268"> </text:span><text:span text:style-name="T1352">5 + k6 </text:span><text:span text:style-name="T1370">(nezraňují)</text:span></text:p>
      <text:p text:style-name="P645"><text:span text:style-name="T1686">⚔<text:tab/></text:span><text:span text:style-name="T1023">Zobák</text:span><text:span text:style-name="T1270">:</text:span><text:span text:style-name="T1268"> </text:span><text:span text:style-name="T1370">8</text:span><text:span text:style-name="T1352"> + k6, zranění </text:span><text:span text:style-name="T1370">3</text:span></text:p>
      <text:p text:style-name="P644"><text:span text:style-name="T1152">Vzhled:</text:span> <text:span text:style-name="T2035">Obří chobotnice s několikametrovými chapadly. Dvě z nich jsou zhruba dvakrát tak dlouhá než ostatní.</text:span></text:p>
      <text:p text:style-name="P644"><text:soft-page-break/><text:span text:style-name="T1152">Boj:</text:span> <text:span text:style-name="T2035">Kraken obvykle kořist lapí svými chapadly, ať už pomocí ostrých háků nebo přísavek a přitáhne si ji k ústům, kde má silný a ostrý zobák. Obvykle nejprve rozdrtí loď a poté postupně loví posádku, která naskákala do moře.</text:span></text:p>
      <text:list xml:id="list2280992906" text:style-name="L32">
        <text:list-item>
          <text:p text:style-name="P1093"><text:span text:style-name="T1200">Chapadla:</text:span><text:span text:style-name="T2036"> Každým chapadlem může kraken bez postihu útočit na jiný cíl. Když se obráncům podaří vyřadit alespoň 5 chapadel, kraken se stáhne do hlubin.</text:span></text:p>
        </text:list-item>
      </text:list>
      <text:h text:style-name="P860" text:outline-level="3"><text:bookmark-start text:name="__RefHeading___Toc2888_3430540378"/>Obří mořský had<text:bookmark-end text:name="__RefHeading___Toc2888_3430540378"/></text:h>
      <text:p text:style-name="P116">/<text:span text:style-name="T2037">* Velikost 12 (4 tuny) */</text:span></text:p>
      <text:p text:style-name="Standalone_20_Property"><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84">9</text:span></text:p>
      <text:p text:style-name="P459"><text:span text:style-name="T975">Zbroj:</text:span><text:span text:style-name="T499"> 1 (silná kůže)</text:span></text:p>
      <text:p text:style-name="P459"><text:span text:style-name="T975">Rychlost:</text:span><text:span text:style-name="T499"> </text:span><text:span text:style-name="T672">plave mnohem rychleji než člověk</text:span></text:p>
      <text:p text:style-name="P459"><text:span text:style-name="T978">Smysly:</text:span><text:span text:style-name="T506"> </text:span><text:span text:style-name="T507">slabý zrak (detekuje hlavně pohyb), slabý sluch, výborný čich</text:span></text:p>
      <text:p text:style-name="P460"><text:span text:style-name="T1002">Detekovatelnost</text:span><text:span text:style-name="T1001">:</text:span><text:span text:style-name="T590"> </text:span><text:span text:style-name="T673">Mořský had</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Standalone_20_Property"><text:span text:style-name="T1686">⚔<text:tab/></text:span><text:span text:style-name="T974">Z</text:span><text:span text:style-name="T977">uby: </text:span><text:span text:style-name="T1784">5 + k6, zranění 2</text:span></text:p>
      <text:p text:style-name="Standalone_20_Property"><text:span text:style-name="T1686">⚔<text:tab/></text:span><text:span text:style-name="T996">Škrcení</text:span><text:span text:style-name="T1270">:</text:span><text:span text:style-name="T1268"> </text:span><text:span text:style-name="T1371">7</text:span><text:span text:style-name="T1301"> + k6, zranění </text:span><text:span text:style-name="T1371">3</text:span></text:p>
      <text:p text:style-name="P646"><text:span text:style-name="T460">Vzhled:</text:span><text:span text:style-name="T30"> </text:span><text:span text:style-name="T307">Téměř 20 metrů dlouhý had se silným tělem a zploštělým ocasem</text:span><text:span text:style-name="T30">.</text:span></text:p>
      <text:p text:style-name="P646"><text:span text:style-name="T1152">Boj:</text:span> <text:span text:style-name="T1578">Obří mořský had je škrtič. Kořist tedy nejprve pevně chytí svými ostrými zuby, pak ji obtočí a udusí nebo rovnou rozdrtí. Dokáže také obtočit celou loď a rozlomit ji vejpůl. </text:span><text:span text:style-name="T1249">Když se pro to rozhodne, zažene ho jen ztráta více než poloviny životů.</text:span></text:p>
      <text:p text:style-name="P117"><text:soft-page-break/>Obří mořský had dýchá vzduch, musí se tedy čas od času vynořit. Pod vodou vydrží nejméně hodinu.</text:p>
      <text:h text:style-name="P861" text:outline-level="3"><text:bookmark-start text:name="__RefHeading___Toc2890_3430540378"/>Obří mořský koník<text:bookmark-end text:name="__RefHeading___Toc2890_3430540378"/></text:h>
      <text:p text:style-name="P118">/<text:span text:style-name="T2037">* Velikost 8 (250 kg) */</text:span></text:p>
      <text:p text:style-name="P647"><text:span text:style-name="T1750">F</text:span><text:span text:style-name="T1751">yzička </text:span><text:span text:style-name="T1785">4</text:span><text:span text:style-name="T1751">, Finesa </text:span><text:span text:style-name="T1785">2</text:span><text:span text:style-name="T1751">, Duše -, </text:span><text:span text:style-name="T1753">Ž</text:span><text:span text:style-name="T1739">ivot</text:span><text:span text:style-name="T1753">y </text:span><text:span text:style-name="T1739">1</text:span><text:span text:style-name="T1785">2</text:span></text:p>
      <text:p text:style-name="P461"><text:span text:style-name="T975">Rychlost:</text:span><text:span text:style-name="T499"> </text:span><text:span text:style-name="T672">plave mnohem rychleji než člověk</text:span></text:p>
      <text:p text:style-name="P461"><text:span text:style-name="T978">Smysly:</text:span><text:span text:style-name="T506"> </text:span><text:span text:style-name="T674">dobrý zrak, čich</text:span></text:p>
      <text:p text:style-name="P461"><text:span text:style-name="T1002">Detekovatelnost</text:span><text:span text:style-name="T1001">:</text:span><text:span text:style-name="T590"> </text:span><text:span text:style-name="T673">Mořský </text:span><text:span text:style-name="T674">koní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7"><text:span text:style-name="T460">Vzhled:</text:span><text:span text:style-name="T30"> </text:span><text:span text:style-name="T308">Mořský koník velký jako poník</text:span><text:span text:style-name="T30">.</text:span></text:p>
      <text:p text:style-name="P647"><text:span text:style-name="T1152">Boj:</text:span> <text:span text:style-name="T2038">Mořský koník není dravý. Na postavy nezaútočí a před případnou hrozbou se pokusí uplavat.</text:span></text:p>
      <text:h text:style-name="P861" text:outline-level="3"><text:bookmark-start text:name="__RefHeading___Toc2892_3430540378"/>Obří krab<text:bookmark-end text:name="__RefHeading___Toc2892_3430540378"/></text:h>
      <text:p text:style-name="P119"><text:span text:style-name="T1267">/</text:span><text:span text:style-name="T1341">* Velikost </text:span><text:span text:style-name="T1351">1</text:span><text:span text:style-name="T1372">0</text:span><text:span text:style-name="T1341"> (</text:span><text:span text:style-name="T1372">1</text:span><text:span text:style-name="T1351"> tun</text:span><text:span text:style-name="T1372">a</text:span><text:span text:style-name="T1341">) */</text:span></text:p>
      <text:p text:style-name="P327"><text:span text:style-name="T1190">Tělo</text:span><text:span text:style-name="T1187">:</text:span><text:span text:style-name="T624"><text:tab/><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5">18</text:span></text:p>
      <text:p text:style-name="P327"><text:span text:style-name="T1024">Velké klepeto</text:span><text:span text:style-name="T1009">:</text:span><text:span text:style-name="T624"><text:tab/></text:span><text:span text:style-name="T498">F</text:span><text:span text:style-name="T504">yzička </text:span><text:span text:style-name="T675">5</text:span><text:span text:style-name="T504">, Finesa </text:span><text:span text:style-name="T675">3</text:span><text:span text:style-name="T504">, Duše </text:span><text:span text:style-name="T646">-</text:span><text:span text:style-name="T504">, </text:span><text:span text:style-name="T549">Ž</text:span><text:span text:style-name="T505">ivot</text:span><text:span text:style-name="T549">y: </text:span><text:span text:style-name="T675">8</text:span></text:p>
      <text:p text:style-name="P327"><text:span text:style-name="T1024">Malé klepeto</text:span><text:span text:style-name="T1009">:</text:span><text:span text:style-name="T624"><text:tab/></text:span><text:span text:style-name="T498">F</text:span><text:span text:style-name="T504">yzička </text:span><text:span text:style-name="T675">3</text:span><text:span text:style-name="T504">, Finesa </text:span><text:span text:style-name="T675">5</text:span><text:span text:style-name="T504">, Duše </text:span><text:span text:style-name="T646">-</text:span><text:span text:style-name="T504">, </text:span><text:span text:style-name="T549">Ž</text:span><text:span text:style-name="T505">ivot</text:span><text:span text:style-name="T549">y: </text:span><text:span text:style-name="T675">4</text:span></text:p>
      <text:p text:style-name="P462"><text:span text:style-name="T975">Zbroj:</text:span><text:span text:style-name="T499"> </text:span><text:span text:style-name="T642">t</text:span><text:span text:style-name="T640">ělo </text:span><text:span text:style-name="T676">3,</text:span><text:span text:style-name="T640"> </text:span><text:span text:style-name="T676">velké klepeto</text:span><text:span text:style-name="T640"> 2, </text:span><text:span text:style-name="T676">malé klepeto 1</text:span></text:p>
      <text:p text:style-name="P462"><text:span text:style-name="T975">Rychlost:</text:span><text:span text:style-name="T499"> </text:span><text:span text:style-name="T670">plave rychleji než</text:span><text:span text:style-name="T642"> </text:span><text:span text:style-name="T647">člověk, </text:span><text:span text:style-name="T676">běhá rychle jako člověk</text:span></text:p>
      <text:p text:style-name="P462"><text:span text:style-name="T978">Smysly:</text:span><text:span text:style-name="T506"> </text:span><text:span text:style-name="T676">slabý</text:span><text:span text:style-name="T643"> zrak, </text:span><text:span text:style-name="T676">dobrý</text:span><text:span text:style-name="T643"> </text:span><text:span text:style-name="T674">čich</text:span></text:p>
      <text:p text:style-name="P462"><text:span text:style-name="T1002">Detekovatelnost</text:span><text:span text:style-name="T1001">:</text:span><text:span text:style-name="T590"> </text:span><text:span text:style-name="T676">Obří krab</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8"><text:span text:style-name="T1686">⚔<text:tab/></text:span><text:span text:style-name="T1025">Malé klepeto</text:span><text:span text:style-name="T1270">:</text:span><text:span text:style-name="T1268"> </text:span><text:span text:style-name="T1370">5</text:span><text:span text:style-name="T1352"> + k6, zranění </text:span><text:span text:style-name="T1373">2</text:span></text:p>
      <text:p text:style-name="P649"><text:soft-page-break/><text:span text:style-name="T1686">⚔<text:tab/></text:span><text:span text:style-name="T1025">Velké klepeto</text:span><text:span text:style-name="T1270">:</text:span><text:span text:style-name="T1268"> </text:span><text:span text:style-name="T1370">5</text:span><text:span text:style-name="T1352"> + k6, zranění </text:span><text:span text:style-name="T1373">3</text:span></text:p>
      <text:p text:style-name="P648"><text:span text:style-name="T1152">Vzhled:</text:span> <text:span text:style-name="T2035">Obří krab s jedním klepetem výrazně větším.</text:span></text:p>
      <text:p text:style-name="P648"><text:span text:style-name="T1152">Boj:</text:span> <text:span text:style-name="T2039">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0"><text:span text:style-name="T1267">/</text:span><text:span text:style-name="T1341">* Velikost </text:span><text:span text:style-name="T1374">6</text:span><text:span text:style-name="T1341"> (</text:span><text:span text:style-name="T1374">60</text:span><text:span text:style-name="T1351"> </text:span><text:span text:style-name="T1374">kg</text:span><text:span text:style-name="T1341">) */</text:span></text:p>
      <text:p text:style-name="Standalone_20_Property"><text:span text:style-name="T498">F</text:span><text:span text:style-name="T504">yzička </text:span><text:span text:style-name="T677">2</text:span><text:span text:style-name="T504">, Finesa </text:span><text:span text:style-name="T677">4</text:span><text:span text:style-name="T504">, Duše </text:span><text:span text:style-name="T677">3</text:span><text:span text:style-name="T504">, </text:span><text:span text:style-name="T549">Ž</text:span><text:span text:style-name="T505">ivot</text:span><text:span text:style-name="T549">y: </text:span><text:span text:style-name="T677">8</text:span></text:p>
      <text:p text:style-name="P463"><text:span text:style-name="T975">Rychlost:</text:span><text:span text:style-name="T499"> </text:span><text:span text:style-name="T670">plave rychleji než</text:span><text:span text:style-name="T642"> </text:span><text:span text:style-name="T647">člověk</text:span></text:p>
      <text:p text:style-name="P463"><text:span text:style-name="T978">Smysly:</text:span><text:span text:style-name="T506"> </text:span><text:span text:style-name="T677">jako člověk</text:span></text:p>
      <text:p text:style-name="P463"><text:span text:style-name="T1002">Detekovatelnost</text:span><text:span text:style-name="T1001">:</text:span><text:span text:style-name="T590"> </text:span><text:span text:style-name="T677">Mořská panna</text:span><text:span text:style-name="T590"> j</text:span><text:span text:style-name="T592">e</text:span><text:span text:style-name="T590"> studenokrevn</text:span><text:span text:style-name="T677">á</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0"><text:span text:style-name="T1686">⚔<text:tab/></text:span><text:span text:style-name="T1026">Zuby</text:span><text:span text:style-name="T1270">:</text:span><text:span text:style-name="T1268"> </text:span><text:span text:style-name="T1374">4 + k6, zranění 0</text:span></text:p>
      <text:p text:style-name="P650"><text:span text:style-name="T1686">⚔<text:tab/></text:span><text:span text:style-name="T1026">Dýka</text:span><text:span text:style-name="T1270">:</text:span><text:span text:style-name="T1268"> </text:span><text:span text:style-name="T1374">4 + k6, zranění 1</text:span></text:p>
      <text:p text:style-name="P651"><text:span text:style-name="T1686">⚔<text:tab/></text:span><text:span text:style-name="T1102">D</text:span><text:span text:style-name="T1103">vojruční </text:span><text:span text:style-name="T1102">h</text:span><text:span text:style-name="T1103">arpuna</text:span><text:span text:style-name="T1288">:</text:span><text:span text:style-name="T1268"> </text:span><text:span text:style-name="T1374">4 + k6, zranění 2</text:span></text:p>
      <text:p text:style-name="P650"><text:span text:style-name="T1152">Vzhled:</text:span> <text:span text:style-name="T2039">Nahá dívka se zelenou šupinatou kůží a rybím ocasem místo nohou.</text:span></text:p>
      <text:p text:style-name="P650"><text:span text:style-name="T1201">Schopnosti</text:span><text:span text:style-name="T1152">:</text:span></text:p>
      <text:list xml:id="list2510134758" text:style-name="L33">
        <text:list-item>
          <text:p text:style-name="P1094"><text:span text:style-name="T1201">Telepatie:</text:span><text:span text:style-name="T1579"> Mořsk</text:span><text:span text:style-name="T1580">á</text:span><text:span text:style-name="T1579"> pann</text:span><text:span text:style-name="T1580">a je němá,</text:span><text:span text:style-name="T1579"> umí </text:span><text:span text:style-name="T1580">ale</text:span><text:span text:style-name="T1579"> používat </text:span><text:span text:style-name="T1201">telepatii</text:span><text:span text:style-name="T1579"> stejně jako hraničář.</text:span></text:p>
        </text:list-item>
        <text:list-item>
          <text:p text:style-name="P1095"><text:span text:style-name="T1201">V</text:span><text:span text:style-name="T1152">odní dech:</text:span><text:span text:style-name="T1496"> Mořská panna může na kohokoliv seslat kouzlo umožňující dýchání pod vodou. Působí několik minut a panna ho může neomezeně a bez přípravy zopakovat.</text:span></text:p>
        </text:list-item>
      </text:list>
      <text:p text:style-name="P650"><text:soft-page-break/><text:span text:style-name="T1152">Boj:</text:span> <text:span text:style-name="T2039">Mořské panny bojují nejčastěji dýkou nebo dvojruční harpunou, ale nezdráhají se ani použít své ostré zuby.</text:span></text:p>
      <text:p text:style-name="P578">Příklady použití ve hře:</text:p>
      <text:list xml:id="list124346410988965" text:continue-list="list124346696411588" text:style-name="L3">
        <text:list-item>
          <text:p text:style-name="P1096">Mořské panny stráží ruiny dávného města, které v dávných dobách pohltilo moře.</text:p>
        </text:list-item>
        <text:list-item>
          <text:p text:style-name="P1097">Mořské panny jsou kletbou proměněné kněžky bohyně plodnosti. </text:p>
        </text:list-item>
      </text:list>
      <text:p text:style-name="P121">Mořské panny jsou dravé, ústa mají plná ostrých zubů. Nepohrdnou lidským masem, <text:span text:style-name="T2039">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7">* Velikost 12 (4 tuny) */</text:span></text:p>
      <text:p text:style-name="P652"><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84">9</text:span></text:p>
      <text:p text:style-name="P464"><text:span text:style-name="T975">Zbroj:</text:span><text:span text:style-name="T499"> 1 (silná kůže)</text:span></text:p>
      <text:p text:style-name="P464"><text:span text:style-name="T975">Rychlost:</text:span><text:span text:style-name="T499"> </text:span><text:span text:style-name="T672">plave mnohem rychleji než člověk</text:span></text:p>
      <text:p text:style-name="P464"><text:span text:style-name="T978">Smysly:</text:span><text:span text:style-name="T506"> </text:span><text:span text:style-name="T507">slabý zrak, výborný čich</text:span></text:p>
      <text:p text:style-name="P464"><text:span text:style-name="T1002">Detekovatelnost</text:span><text:span text:style-name="T1001">:</text:span><text:span text:style-name="T590"> </text:span><text:span text:style-name="T678">Žralo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2"><text:span text:style-name="T1686">⚔<text:tab/></text:span><text:span text:style-name="T974">Z</text:span><text:span text:style-name="T977">uby:</text:span><text:span text:style-name="T679"> </text:span><text:span text:style-name="T678">7</text:span><text:span text:style-name="T1784"> + k6, zranění </text:span><text:span text:style-name="T1786">3</text:span></text:p>
      <text:p text:style-name="P652"><text:span text:style-name="T460">Vzhled:</text:span><text:span text:style-name="T30"> Velký šedý žralok s bílým břichem.</text:span></text:p>
      <text:p text:style-name="P652"><text:span text:style-name="T1152">Boj:</text:span> <text:span text:style-name="T2040">Žralok se do kořisti zakousne svou velkou tlamou plnou ostrých zubů a začne ji zuřivě trhat.</text:span></text:p>
      <text:p text:style-name="P123"><text:soft-page-break/>Žralok obvykle postavy neloví, takže si jich nebude všímat. Když se ale do vody dostane byť jen malinkatá kapka krve, přitáhne to pozornost žraloků ze širokého okolí a vybudí je to k dravé zuřivosti.</text:p>
      <text:h text:style-name="P836" text:outline-level="2">Moucha zlodějka</text:h>
      <text:p text:style-name="P86">/<text:span text:style-name="T1961">* Velikost 5 (30 kg) */</text:span></text:p>
      <text:p text:style-name="P86"><text:span text:style-name="T1267">F</text:span><text:span text:style-name="T1289">yzička </text:span><text:span text:style-name="T1308">1</text:span><text:span text:style-name="T1289">, Finesa </text:span><text:span text:style-name="T1334">4</text:span><text:span text:style-name="T1289">, Duše </text:span><text:span text:style-name="T1339">2</text:span><text:span text:style-name="T504">, </text:span><text:span text:style-name="T549">Ž</text:span><text:span text:style-name="T505">ivot</text:span><text:span text:style-name="T549">y </text:span><text:span text:style-name="T628">9</text:span></text:p>
      <text:p text:style-name="P448"><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8"><text:span text:style-name="T978">Smysly:</text:span><text:span text:style-name="T506"> </text:span><text:span text:style-name="T619">jako </text:span><text:span text:style-name="T628">člověk</text:span></text:p>
      <text:p text:style-name="P608"><text:span text:style-name="T1686">⚔<text:tab/></text:span><text:span text:style-name="T1008">Dýka</text:span><text:span text:style-name="T974">:</text:span><text:span text:style-name="T505"> </text:span><text:span text:style-name="T629">4 + k6, zranění 1</text:span></text:p>
      <text:p text:style-name="P606"><text:span text:style-name="T1152">Vzhled:</text:span><text:span text:style-name="T1496"> </text:span><text:span text:style-name="T1555">Moucha zlodějka má tělo </text:span><text:span text:style-name="T1556">zhruba metr</text:span><text:span text:style-name="T1555"> </text:span><text:span text:style-name="T1556">dlouhé</text:span><text:span text:style-name="T1555"> mouchy, ale malou, lidskou hlavu a místo předního páru nohou má lidské ruce. </text:span><text:span text:style-name="T1556">Při letu bzučí jako velká masařka.</text:span></text:p>
      <text:p text:style-name="P607"><text:span text:style-name="T1152">Dovednosti:</text:span><text:span text:style-name="T1496"> dvě z následujících dovedností na pokročilém stupni: </text:span><text:span text:style-name="T1152">břichomluvectví</text:span><text:span text:style-name="T1496">, </text:span><text:span text:style-name="T1152">falešná hra</text:span><text:span text:style-name="T1496">, </text:span><text:span text:style-name="T1152">líčení a odstraňování pastí</text:span><text:span text:style-name="T1496">, </text:span><text:span text:style-name="T1152">odezírání ze rtů</text:span><text:span text:style-name="T1496">, </text:span><text:span text:style-name="T1152">ostražitost a plížení</text:span><text:span text:style-name="T1496">, </text:span><text:span text:style-name="T1152">otevírání zámků</text:span><text:span text:style-name="T1496">.</text:span></text:p>
      <text:p text:style-name="P606"><text:span text:style-name="T1152">Boj:</text:span> <text:span text:style-name="T2006">Moucha zlodějka se obvykle snaží boji vyhnout. Když nemá jinou možnost, obvykle bojuje dýkou. Vzhledem ke své velikosti a stavbě těla nemůže používat střelné zbraně.</text:span></text:p>
      <text:p text:style-name="P304"><text:soft-page-break/>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51">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6"><text:span text:style-name="T461">S</text:span><text:span text:style-name="T410">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4"><text:span text:style-name="T425">S</text:span><text:span text:style-name="T410">labiny:</text:span></text:p>
      <text:list xml:id="list38562577" text:style-name="L34">
        <text:list-item>
          <text:p text:style-name="P950"><text:span text:style-name="T313">Všichni</text:span><text:span text:style-name="T324"> hmotní</text:span><text:span text:style-name="T313"> nemrtví jsou zranitelní </text:span><text:span text:style-name="T462">svěcenou vodou</text:span><text:span text:style-name="T313"> </text:span><text:span text:style-name="T324">(skrz nehmotné neškodně proteče)</text:span><text:span text:style-name="T313">.</text:span></text:p>
        </text:list-item>
        <text:list-item>
          <text:p text:style-name="P1098"><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9"><text:span text:style-name="T463">Léčení</text:span><text:span text:style-name="T461">:</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oft-page-break/><text:span text:style-name="T466">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41">K</text:span>ostlivec<text:bookmark-end text:name="__RefHeading___Toc3616_3430540378"/></text:h>
      <text:p text:style-name="P124"><text:span text:style-name="T1267">/</text:span><text:span text:style-name="T1341">* Velikost </text:span><text:span text:style-name="T1375">3</text:span><text:span text:style-name="T1341"> (</text:span><text:span text:style-name="T1375">7</text:span><text:span text:style-name="T1341"> kg) */</text:span></text:p>
      <text:p text:style-name="P124"><text:span text:style-name="T1267">F</text:span><text:span text:style-name="T1289">yzička </text:span><text:span text:style-name="T1379">1</text:span><text:span text:style-name="T1289">, Finesa </text:span><text:span text:style-name="T1375">3</text:span><text:span text:style-name="T1289">, Duše </text:span><text:span text:style-name="T1379">2</text:span><text:span text:style-name="T504">, </text:span><text:span text:style-name="T549">Ž</text:span><text:span text:style-name="T505">ivot</text:span><text:span text:style-name="T549">y </text:span><text:span text:style-name="T682">5</text:span></text:p>
      <text:p text:style-name="P469"><text:span text:style-name="T975">Zbroj:</text:span><text:span text:style-name="T499"> </text:span><text:span text:style-name="T697">proti bodu </text:span><text:span text:style-name="T717">a mrazu</text:span><text:span text:style-name="T697"> 3</text:span></text:p>
      <text:p text:style-name="P469"><text:span text:style-name="T975">Rychlost:</text:span><text:span text:style-name="T499"> </text:span><text:span text:style-name="T680">jako člověk</text:span></text:p>
      <text:p text:style-name="P465"><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Kostlivec není</text:span><text:span text:style-name="T590"> vidět pomocí infravidění.</text:span></text:p>
      <text:p text:style-name="P653"><text:span text:style-name="T1686">⚔<text:tab/></text:span><text:span text:style-name="T1027">Pařáty</text:span><text:span text:style-name="T1270">:</text:span><text:span text:style-name="T1268"> </text:span><text:span text:style-name="T1376">3 + k6, zranění 1</text:span></text:p>
      <text:p text:style-name="P653"><text:span text:style-name="T1152">Vzhled:</text:span> <text:span text:style-name="T2042">Chodící kostra.</text:span></text:p>
      <text:p text:style-name="P663"><text:span text:style-name="T1202">Léčení</text:span><text:span text:style-name="T1152">:</text:span> <text:span text:style-name="T2043">Kostlivec se nemůže nijak léčit, veškeré poškození je pro něj trvalé. Pokud je ale kostra kompletní, může ji někdo složit a znovu oživit a tím kostlivci vrátit plný počet životů.</text:span></text:p>
      <text:p text:style-name="P662"><text:span text:style-name="T1206">Dovednosti</text:span><text:span text:style-name="T1203">:</text:span><text:span text:style-name="T1581"> </text:span><text:span text:style-name="T1582">Jako za života.</text:span></text:p>
      <text:p text:style-name="P653"><text:span text:style-name="T1152">Boj:</text:span> <text:span text:style-name="T2042">Kostlivec může bojovat zbraněmi nebo svými kostěnými pařáty.</text:span></text:p>
      <text:p text:style-name="P126"><text:soft-page-break/>Kostlivci jsou inteligentní stejně jako za života a pamatují si své původní dovednosti – kostlivec, který býval kovářem, bude umět kovat. <text:span text:style-name="T2060">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8">ž</text:span> se kolem začne něco dít.</text:p>
      <text:h text:style-name="Heading_20_3" text:outline-level="3"><text:bookmark-start text:name="__RefHeading___Toc3618_3430540378"/><text:span text:style-name="T2041">Z</text:span>ombie<text:bookmark-end text:name="__RefHeading___Toc3618_3430540378"/></text:h>
      <text:p text:style-name="P125"><text:span text:style-name="T1267">/</text:span><text:span text:style-name="T1341">* Velikost </text:span><text:span text:style-name="T1377">6</text:span><text:span text:style-name="T1341"> (</text:span><text:span text:style-name="T1377">60</text:span><text:span text:style-name="T1341"> kg) */</text:span></text:p>
      <text:p text:style-name="P125"><text:span text:style-name="T1267">F</text:span><text:span text:style-name="T1289">yzička </text:span><text:span text:style-name="T1377">3</text:span><text:span text:style-name="T1289">, Finesa </text:span><text:span text:style-name="T1377">1</text:span><text:span text:style-name="T1289">, Duše </text:span><text:span text:style-name="T1375">-</text:span><text:span text:style-name="T504">, </text:span><text:span text:style-name="T549">Ž</text:span><text:span text:style-name="T505">ivot</text:span><text:span text:style-name="T549">y </text:span><text:span text:style-name="T864">13</text:span></text:p>
      <text:p text:style-name="P466"><text:span text:style-name="T975">Rychlost:</text:span><text:span text:style-name="T499"> </text:span><text:span text:style-name="T680">jako </text:span><text:span text:style-name="T683">chůze</text:span></text:p>
      <text:p text:style-name="P466"><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Zombie není</text:span><text:span text:style-name="T590"> vidět pomocí infravidění.</text:span></text:p>
      <text:p text:style-name="P655"><text:span text:style-name="T1686">⚔<text:tab/></text:span><text:span text:style-name="T1027">Pařáty</text:span><text:span text:style-name="T974">:</text:span><text:span text:style-name="T505"> </text:span><text:span text:style-name="T682">3 + k6, zranění 1</text:span></text:p>
      <text:p text:style-name="P653"><text:span text:style-name="T1686">⚔<text:tab/></text:span><text:span text:style-name="T974">Z</text:span><text:span text:style-name="T977">uby</text:span><text:span text:style-name="T1270">:</text:span><text:span text:style-name="T1268"> </text:span><text:span text:style-name="T1378">3 + k6, zranění 0</text:span></text:p>
      <text:p text:style-name="P653"><text:span text:style-name="T1152">Vzhled:</text:span> <text:span text:style-name="T2044">Oživlá mrtvola.</text:span></text:p>
      <text:p text:style-name="P128"><text:span text:style-name="Emphasis"><text:span text:style-name="T1854">♨</text:span></text:span><text:span text:style-name="Emphasis"><text:span text:style-name="T1859"><text:tab/></text:span></text:span><text:span text:style-name="T1378">S</text:span><text:span text:style-name="T1266">ilný </text:span><text:span text:style-name="T1384">mrtvolný</text:span><text:span text:style-name="T1266"> zápach.</text:span></text:p>
      <text:p text:style-name="P661"><text:span text:style-name="T1202">Léčení</text:span><text:span text:style-name="T1152">:</text:span> <text:span text:style-name="T2045">Zombie se léčí požíráním čerstvého masa, mozku nebo vnitřností. Každou minutu krmení si vyléčí jeden život.</text:span></text:p>
      <text:p text:style-name="P664"><text:span text:style-name="T1208">Schopnosti</text:span><text:span text:style-name="T1152">:</text:span><text:span text:style-name="T1496"> </text:span><text:span text:style-name="T1583">Z</text:span><text:span text:style-name="T1584">ombie je mrtvá, takže zranění, která by živého člověka zabila, ji pouze trochu zpomalí (má </text:span><text:span text:style-name="T1646">o 4 životy víc než by</text:span><text:span text:style-name="T1584"> měl živý člověk).</text:span></text:p>
      <text:p text:style-name="P653"><text:soft-page-break/><text:span text:style-name="T1152">Boj:</text:span> <text:span text:style-name="T2044">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6">mrtvé</text:span> tělo bez duše, <text:span text:style-name="T2059">ta je ale stále vázána k nějakému místu nebo předmětu, případně je z ní duch nebo přízrak. M</text:span>ůže to být <text:span text:style-name="T2057">způsobeno</text:span> kouzl<text:span text:style-name="T2057">em</text:span>, kletb<text:span text:style-name="T2057">ou</text:span>, <text:span text:style-name="T2058">nesplněným úkolem, křivou přísahou, nebo třeba</text:span> démon<text:span text:style-name="T2057">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41">G</text:span>hůl<text:bookmark-end text:name="__RefHeading___Toc3620_3430540378"/></text:h>
      <text:p text:style-name="P124"><text:span text:style-name="T1267">/</text:span><text:span text:style-name="T1341">* Velikost </text:span><text:span text:style-name="T1380">6</text:span><text:span text:style-name="T1341"> (</text:span><text:span text:style-name="T1380">60</text:span><text:span text:style-name="T1341"> kg) */</text:span></text:p>
      <text:p text:style-name="P124"><text:span text:style-name="T1267">F</text:span><text:span text:style-name="T1289">yzička </text:span><text:span text:style-name="T1380">4</text:span><text:span text:style-name="T1289">, Finesa </text:span><text:span text:style-name="T1380">2</text:span><text:span text:style-name="T1289">, Duše </text:span><text:span text:style-name="T1380">3</text:span><text:span text:style-name="T504">, </text:span><text:span text:style-name="T549">Ž</text:span><text:span text:style-name="T505">ivot</text:span><text:span text:style-name="T549">y </text:span><text:span text:style-name="T684">1</text:span><text:span text:style-name="T864">4</text:span></text:p>
      <text:p text:style-name="P465"><text:span text:style-name="T975">Rychlost:</text:span><text:span text:style-name="T499"> </text:span><text:span text:style-name="T684">jako člověk</text:span></text:p>
      <text:p text:style-name="P472"><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Ghůl není</text:span><text:span text:style-name="T590"> vidět pomocí infravidění.</text:span></text:p>
      <text:p text:style-name="P653"><text:span text:style-name="T1686">⚔<text:tab/></text:span><text:span text:style-name="T974">Z</text:span><text:span text:style-name="T977">uby</text:span><text:span text:style-name="T1270">:</text:span><text:span text:style-name="T1268"> </text:span><text:span text:style-name="T1380">4 + k6, zranění 0</text:span></text:p>
      <text:p text:style-name="P653"><text:span text:style-name="T1152">Vzhled:</text:span> <text:span text:style-name="T2047">Člověk (elf, trpaslík atd.) se strnulým obličejem, šedými vlasy a bledou, popelavou kůží.</text:span></text:p>
      <text:p text:style-name="P128"><text:soft-page-break/><text:span text:style-name="Emphasis"><text:span text:style-name="T1854">♨<text:tab/></text:span></text:span><text:span text:style-name="Emphasis"><text:span text:style-name="T1855">Ghůl na rozdíl od zombie nepáchne rozkladem. </text:span></text:span><text:span text:style-name="Emphasis"><text:span text:style-name="T1856">Oproti živému člověku z něj</text:span></text:span><text:span text:style-name="Emphasis"><text:span text:style-name="T1855"> </text:span></text:span><text:span text:style-name="Emphasis"><text:span text:style-name="T1856">není vůbec cítit pot.</text:span></text:span></text:p>
      <text:p text:style-name="P657"><text:span text:style-name="T1202">Léčení</text:span><text:span text:style-name="T1152">:</text:span> <text:span text:style-name="T2045">Ghůl se léčí požíráním humanoidního masa nebo vnitřností, na rozdíl od zombie mu nestačí maso zvířat.</text:span></text:p>
      <text:p text:style-name="P743"><text:span text:style-name="T1203">Schopnosti</text:span><text:span text:style-name="T1152">:</text:span></text:p>
      <text:list xml:id="list2479941378" text:style-name="L35">
        <text:list-item>
          <text:p text:style-name="P952">Ghůl mění svou tvář podle toho, čí maso naposledy pozřel.</text:p>
        </text:list-item>
        <text:list-item>
          <text:p text:style-name="P951"><text:span text:style-name="T1646">Ghůl je mrtvý</text:span><text:span text:style-name="T1584">, takže zranění, která by živého člověka zabila, j</text:span><text:span text:style-name="T1646">ej</text:span><text:span text:style-name="T1584"> pouze trochu zpomalí (má </text:span><text:span text:style-name="T1646">o 4 životy víc než by</text:span><text:span text:style-name="T1584"> měl živý člověk).</text:span></text:p>
        </text:list-item>
      </text:list>
      <text:p text:style-name="P660"><text:span text:style-name="T1206">Dovednosti</text:span><text:span text:style-name="T1203">:</text:span><text:span text:style-name="T1581"> </text:span><text:span text:style-name="T1582">Jako za života.</text:span></text:p>
      <text:p text:style-name="P653"><text:span text:style-name="T1152">Boj:</text:span> <text:span text:style-name="T2046">Ghůl bojuje jako člověk.</text:span></text:p>
      <text:p text:style-name="P278"><text:span text:style-name="T2061">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61">Zůstávají mu také všechny dovednosti, ztrácí ale své schopnosti, a to jak dané rasou, tak povoláním.</text:span></text:p>
      <text:h text:style-name="Heading_20_3" text:outline-level="3"><text:bookmark-start text:name="__RefHeading___Toc3622_3430540378"/><text:span text:style-name="T2041">D</text:span>uch<text:bookmark-end text:name="__RefHeading___Toc3622_3430540378"/></text:h>
      <text:p text:style-name="P124"><text:span text:style-name="T1267">/</text:span><text:span text:style-name="T1341">* Velikost - */</text:span></text:p>
      <text:p text:style-name="P124"><text:span text:style-name="T1267">F</text:span><text:span text:style-name="T1289">yzička -, Finesa -, Duše </text:span><text:span text:style-name="T1381">4</text:span><text:span text:style-name="T504">, </text:span><text:span text:style-name="T549">Ž</text:span><text:span text:style-name="T505">ivot</text:span><text:span text:style-name="T549">y </text:span><text:span text:style-name="T505">-</text:span></text:p>
      <text:p text:style-name="P658"><text:span text:style-name="T1686">⚔<text:tab/></text:span><text:span text:style-name="T974">T</text:span><text:span text:style-name="T1028">elekineze:</text:span><text:span text:style-name="T505"> </text:span><text:span text:style-name="T684">4 + k6, zranění 0</text:span></text:p>
      <text:p text:style-name="P624"><text:span text:style-name="T1105">S</text:span><text:span text:style-name="T1104">chopnosti:</text:span></text:p>
      <text:list xml:id="list2227913663" text:style-name="L36">
        <text:list-item>
          <text:p text:style-name="P1099"><text:soft-page-break/><text:span text:style-name="T1029">Posednutí:</text:span><text:span text:style-name="T686"> </text:span><text:span text:style-name="T687">Duch, podobně jako démon, může někoho posednout a mluvit jeho ústy případně řídit jeho tělo.</text:span><text:span text:style-name="T686"> </text:span><text:span text:style-name="T688">Ducha je možné z posednuté osoby vyhnat pomocí vymítacího rituálu, který obvykle bývá zapsán</text:span><text:span text:style-name="T694"> ve starém jazyce</text:span><text:span text:style-name="T688"> na svitku či v nějakém grimoáru.</text:span></text:p>
        </text:list-item>
      </text:list>
      <text:p text:style-name="Standalone_20_Property"><text:span text:style-name="T1205">Zranitelnost</text:span><text:span text:style-name="T1152">:</text:span> Na ducha není možné nijak útočit, jeho existenci je možné ukončit pouze <text:span text:style-name="T2062">odstraněním</text:span> toho, co ducha ve fyzickém světě drží: zlomením kletby, zničením předmětu, ke kterému je duch vázaný, vyhnáním ducha z osoby, kterou posedl a podobně. <text:span text:style-name="T2052">Duch se jako jediný nemrtvý může projevovat i ve dne.</text:span></text:p>
      <text:p text:style-name="Standalone_20_Property"><text:span text:style-name="T1207">Boj</text:span><text:span text:style-name="T1152">:</text:span> Duch může postavy ohrozit „vrháním“ různých předmětů <text:span text:style-name="T2063">ze země, z polic a podobně</text:span>. <text:span text:style-name="T2064">Postavy ho nijak ohrozit nemohou.</text:span></text:p>
      <text:p text:style-name="P579">Příklady použití ve hře:</text:p>
      <text:list xml:id="list124347025389996" text:continue-list="list124346410988965" text:style-name="L3">
        <text:list-item>
          <text:p text:style-name="P1097">Duch temného mága buduje tajný kult hledá způsob, jak znovu získat tělo a ztracenou moc.</text:p>
        </text:list-item>
      </text:list>
      <text:p text:style-name="P130"><text:span text:style-name="T499">D</text:span><text:span text:style-name="T493">uch nemá hmotné tělo </text:span><text:span text:style-name="T685">a na rozdíl od přízraku není vidět</text:span><text:span text:style-name="T2048">. Projevuje se pouze nepřímo: hýb</text:span>e předměty, způsobuje zvuky a podobně. <text:span text:style-name="T2049">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41">P</text:span>řízrak<text:bookmark-end text:name="__RefHeading___Toc3624_3430540378"/></text:h>
      <text:p text:style-name="P124"><text:span text:style-name="T1267">/</text:span><text:span text:style-name="T1382">* Apparition */</text:span></text:p>
      <text:p text:style-name="P124"><text:span text:style-name="T1267">/</text:span><text:span text:style-name="T1341">* Velikost </text:span><text:span text:style-name="T1383">6</text:span><text:span text:style-name="T1341"> (</text:span><text:span text:style-name="T1383">60</text:span><text:span text:style-name="T1341"> kg) */</text:span></text:p>
      <text:p text:style-name="P124"><text:span text:style-name="T1267">F</text:span><text:span text:style-name="T1289">yzička -, Finesa -, Duše </text:span><text:span text:style-name="T1383">5</text:span><text:span text:style-name="T504">, </text:span><text:span text:style-name="T549">Ž</text:span><text:span text:style-name="T505">ivot</text:span><text:span text:style-name="T549">y </text:span><text:span text:style-name="T689">6</text:span></text:p>
      <text:p text:style-name="P465"><text:soft-page-break/><text:span text:style-name="T975">Rychlost:</text:span><text:span text:style-name="T499"> </text:span><text:span text:style-name="T689">levituje rychlostí chůze</text:span></text:p>
      <text:p text:style-name="P467"><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Přízrak není slyšet a cítit a není</text:span><text:span text:style-name="T590"> vidět pomocí </text:span><text:span text:style-name="T703">ultrasluchu a</text:span><text:span text:style-name="T590"> infravidění.</text:span></text:p>
      <text:p text:style-name="Property_20_Header"><text:span text:style-name="T1686">⚔<text:tab/></text:span><text:span text:style-name="T1030">Hrozivý zjev</text:span><text:span text:style-name="T1028">:</text:span><text:span text:style-name="T505"> </text:span><text:span text:style-name="T690">5</text:span><text:span text:style-name="T684"> + k</text:span><text:span text:style-name="T690">6</text:span></text:p>
      <text:p text:style-name="Property_20_level_20_1"><text:span text:style-name="T693">• <text:tab/><text:tab/></text:span><text:span text:style-name="T692">Z</text:span><text:span text:style-name="T690">a první úspěch strach (nevýhoda na několik minut)</text:span></text:p>
      <text:p text:style-name="P328"><text:span text:style-name="T693">• • <text:tab/></text:span><text:span text:style-name="T692">Z</text:span><text:span text:style-name="T690">a druhý děs (postava v hrůze prchne a několik hodin se n</text:span><text:span text:style-name="T691">e</text:span><text:span text:style-name="T690">odváží k přízraku přiblížit)</text:span></text:p>
      <text:p text:style-name="P328"><text:span text:style-name="T693">• • • <text:tab/></text:span><text:span text:style-name="T2053">Z</text:span>a třetí naprostá hrůza (postava zkolabuje a nikdy už se nedokáže k přízraku přiblížit)</text:p>
      <text:p text:style-name="P653"><text:span text:style-name="T1152">Vzhled:</text:span> <text:span text:style-name="T2050">Přízračná humanoidní postava.</text:span></text:p>
      <text:p text:style-name="P653"><text:span text:style-name="T1204">Zranitelnost</text:span><text:span text:style-name="T1152">:</text:span> <text:span text:style-name="T2051">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5">například</text:span> když někdo nesplní přísahu <text:span text:style-name="T2072">nebo</text:span> <text:span text:style-name="T2054">nedokončí svěřený úkol. Může být ale také vytvořený cíleně na ochranu nějakého místa nebo objektu.</text:span></text:p>
      <text:h text:style-name="Heading_20_3" text:outline-level="3"><text:bookmark-start text:name="__RefHeading___Toc3626_3430540378"/><text:span text:style-name="T2041">F</text:span>ext<text:bookmark-end text:name="__RefHeading___Toc3626_3430540378"/></text:h>
      <text:p text:style-name="P124"><text:span text:style-name="T1267">/</text:span><text:span text:style-name="T1341">* Velikost </text:span><text:span text:style-name="T1385">6</text:span><text:span text:style-name="T1341"> (</text:span><text:span text:style-name="T1385">60</text:span><text:span text:style-name="T1341"> kg) */</text:span></text:p>
      <text:p text:style-name="P124"><text:span text:style-name="T1267">F</text:span><text:span text:style-name="T1289">yzička </text:span><text:span text:style-name="T1386">6</text:span><text:span text:style-name="T1289">, Finesa </text:span><text:span text:style-name="T1387">4</text:span><text:span text:style-name="T1289">, Duše </text:span><text:span text:style-name="T1386">5</text:span><text:span text:style-name="T504">, </text:span><text:span text:style-name="T549">Ž</text:span><text:span text:style-name="T505">ivot</text:span><text:span text:style-name="T549">y </text:span><text:span text:style-name="T695">1</text:span><text:span text:style-name="T864">6</text:span></text:p>
      <text:p text:style-name="P465"><text:span text:style-name="T975">Rychlost:</text:span><text:span text:style-name="T499"> </text:span><text:span text:style-name="T702">j</text:span><text:span text:style-name="T695">ako člověk</text:span></text:p>
      <text:p text:style-name="P468"><text:span text:style-name="T978">Smysly:</text:span><text:span text:style-name="T506"> </text:span><text:span text:style-name="T681">magický zrak a sluch</text:span></text:p>
      <text:p text:style-name="P473"><text:span text:style-name="T1002">Detekovatelnost</text:span><text:span text:style-name="T1001">:</text:span><text:span text:style-name="T590"> </text:span><text:span text:style-name="T704">Fext</text:span><text:span text:style-name="T703"> není</text:span><text:span text:style-name="T590"> vidět pomocí infravidění.</text:span></text:p>
      <text:p text:style-name="Property_20_Header"><text:span text:style-name="T1686">⚔<text:tab/></text:span><text:span text:style-name="T1031">Vysávání síly:</text:span><text:span text:style-name="T698"> </text:span><text:span text:style-name="T700">5</text:span><text:span text:style-name="T698"> + k6 proti Duši</text:span></text:p>
      <text:p text:style-name="Property_20_level_20_1"><text:span text:style-name="T1031">D</text:span><text:span text:style-name="T973">osah:</text:span><text:span text:style-name="T493"> krátká vzdálenost.</text:span></text:p>
      <text:p text:style-name="Property_20_level_20_1"><text:soft-page-break/><text:span text:style-name="T973">Účinek:</text:span><text:span text:style-name="T493"> </text:span><text:span text:style-name="T698">každý úspěch sníží Fyzičku a Finesu cíle o 1 </text:span><text:span text:style-name="T699">a vyléčí fextovi 1 život</text:span></text:p>
      <text:p text:style-name="P653"><text:span text:style-name="T1152">Vzhled:</text:span> <text:span text:style-name="T2068">Člověk se strnulým, bledým obličejem.</text:span></text:p>
      <text:p text:style-name="P665"><text:span text:style-name="T1205">Zranitelnost</text:span><text:span text:style-name="T1152">:</text:span> <text:span text:style-name="T2066">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4"><text:span text:style-name="T1210">Léčení</text:span><text:span text:style-name="T1152">:</text:span> <text:span text:style-name="T2066">Fext vysává sílu ze živých tvorů.</text:span></text:p>
      <text:p text:style-name="P743"><text:span text:style-name="T1208">Schopnosti</text:span><text:span text:style-name="T1152">:</text:span></text:p>
      <text:list xml:id="list3151436748" text:style-name="L37">
        <text:list-item>
          <text:p text:style-name="P954"><text:span text:style-name="T1646">Fext</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
      <text:p text:style-name="P653"><text:span text:style-name="T1152">Boj:</text:span> <text:span text:style-name="T2065">Jako člověk.</text:span></text:p>
      <text:list xml:id="list3474339346" text:style-name="L38">
        <text:list-item>
          <text:p text:style-name="P1100"><text:span text:style-name="T1152">Vysávání síly:</text:span> Vysáváním síly fext snižuje Fyzičku a Finesu cíle a zároveň se léčí. Postava, které klesne Fyzička nebo Finesa na nulu, je vyřazena a nemůže se hýbat.</text:p>
          <text:list>
            <text:list-item>
              <text:p text:style-name="P1101">Ztracená Fyzička i Finesa se zcela obnoví po vydatném spánku.</text:p>
            </text:list-item>
            <text:list-item>
              <text:p text:style-name="P1100">Když postava s Fyzičkou i Finesou vysátou na nulu umře, stane se z ní fext.</text:p>
            </text:list-item>
          </text:list>
        </text:list-item>
      </text:list>
      <text:p text:style-name="P570">Příklady použití ve hře:</text:p>
      <text:list xml:id="list664130923" text:style-name="L39">
        <text:list-item>
          <text:p text:style-name="P1005"><text:soft-page-break/>Fexti se obvykle vydávají za živé lidi – oblékají se jako oni <text:span text:style-name="T2070">a</text:span> svou bledou tvář maskují líčidly. <text:span text:style-name="T2071">Jako všichni nemrtví se ale musí vyhýbat slunečnímu světlu, takže mají obvykle připravené důvody, proč jsou aktivní jen v noci.</text:span></text:p>
        </text:list-item>
        <text:list-item>
          <text:p text:style-name="P1006">Fexti obvykle touží po moci a slávě. Stávají se z nich slavní vojevůdci (známí svou nezranitelností v boji), případně vládci <text:span text:style-name="T2069">temných</text:span> říší.</text:p>
        </text:list-item>
      </text:list>
      <text:p text:style-name="P285">Suroviny:</text:p>
      <text:list xml:id="list124348134783759" text:continue-list="list124347772437184" text:style-name="L2">
        <text:list-item>
          <text:p text:style-name="P930"><text:span text:style-name="T2067">Z těla fexta může alchymista vytěžit 17 magů nebo vyrobit </text:span><text:span text:style-name="T1209">lektvar nezranitelnosti</text:span><text:span text:style-name="T2067">.</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41">M</text:span>umie<text:bookmark-end text:name="__RefHeading___Toc3628_3430540378"/></text:h>
      <text:p text:style-name="P124"><text:span text:style-name="T1267">/</text:span><text:span text:style-name="T1341">* Velikost </text:span><text:span text:style-name="T1388">6</text:span><text:span text:style-name="T1341"> (</text:span><text:span text:style-name="T1388">6</text:span><text:span text:style-name="T1341"> kg) */</text:span></text:p>
      <text:p text:style-name="P124"><text:span text:style-name="T1267">F</text:span><text:span text:style-name="T1289">yzička </text:span><text:span text:style-name="T1388">5</text:span><text:span text:style-name="T1289">, Finesa </text:span><text:span text:style-name="T1388">3</text:span><text:span text:style-name="T1289">, Duše </text:span><text:span text:style-name="T1388">5</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02">j</text:span><text:span text:style-name="T701">ako člověk</text:span></text:p>
      <text:p text:style-name="P470"><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56">Mumie</text:span><text:span text:style-name="T703"> není</text:span><text:span text:style-name="T590"> vidět pomocí infravidění.</text:span></text:p>
      <text:p text:style-name="P653"><text:span text:style-name="T1686">⚔<text:tab/></text:span><text:span text:style-name="T974">Z</text:span><text:span text:style-name="T977">uby </text:span><text:span text:style-name="T1032">a pařáty</text:span><text:span text:style-name="T1270">:</text:span><text:span text:style-name="T1268"> </text:span><text:span text:style-name="T1389">5 + k6, zranění </text:span><text:span text:style-name="T1390">2</text:span></text:p>
      <text:p text:style-name="P653"><text:span text:style-name="T1152">Vzhled:</text:span> <text:span text:style-name="T2074">Mumifikované tělo zabalené do starých obvazů.</text:span></text:p>
      <text:p text:style-name="P129"><text:span text:style-name="Emphasis"><text:span text:style-name="T1854">♨<text:tab/></text:span></text:span><text:span text:style-name="Emphasis"><text:span text:style-name="T1858">Slabý z</text:span></text:span><text:span text:style-name="Emphasis"><text:span text:style-name="T1857">ápach vonných olejů</text:span></text:span><text:span text:style-name="T1313">.</text:span></text:p>
      <text:p text:style-name="P666"><text:soft-page-break/><text:span text:style-name="T1202">Léčení</text:span><text:span text:style-name="T1152">:</text:span> <text:span text:style-name="T2073">Mumie se sama nedokáže léčit, může ji ale „spravit“ balzamovač.</text:span></text:p>
      <text:p text:style-name="P667"><text:span text:style-name="T1208">Schopnosti</text:span><text:span text:style-name="T1152">:</text:span></text:p>
      <text:list xml:id="list124347636333606" text:continue-list="list3151436748" text:style-name="L37">
        <text:list-item>
          <text:p text:style-name="P955"><text:span text:style-name="T1585">Mumie</text:span><text:span text:style-name="T1584"> je mrtvá, takže zranění, která by živého člověka zabila, ji pouze trochu zpomalí (má </text:span><text:span text:style-name="T1646">o 4 životy víc než by</text:span><text:span text:style-name="T1584"> měl živý člověk).</text:span></text:p>
        </text:list-item>
        <text:list-item>
          <text:p text:style-name="P957"><text:span text:style-name="T1584">M</text:span><text:span text:style-name="T1496">umie má nadlidskou sílu. Člověka dokáže zvednout a odhodit několik metrů daleko a při boji zblízka má +1 ke zranění </text:span><text:span text:style-name="T1588">(ve zranění zubů a pařátů už je bonus započítaný)</text:span><text:span text:style-name="T1496">.</text:span></text:p>
        </text:list-item>
        <text:list-item>
          <text:p text:style-name="P1102"><text:span text:style-name="T1584">M</text:span><text:span text:style-name="T1496">umie dokáže v krátké vzdálenosti kolem sebe </text:span><text:span text:style-name="T1587">na několik minut</text:span><text:span text:style-name="T1496"> vyvolat prašnou nebo písečnou bouři. Uvnitř je ztížená viditelnost (nevýhoda) a zdvižený prach nebo písek chrání mumii před slunečním světlem. </text:span><text:span text:style-name="T1587">Znovu může bouři vyvolat za několik hodin.</text:span></text:p>
        </text:list-item>
        <text:list-item>
          <text:p text:style-name="P1103"><text:span text:style-name="T1496">Mumie ovládá brouky a červy. </text:span><text:span text:style-name="T1586">Ti obvykle pro postavy nejsou nebezpeční, ale mohou jim ztěžovat výhled, lézt do očí a podobně (nevýhoda).</text:span></text:p>
        </text:list-item>
      </text:list>
      <text:p text:style-name="P669"><text:span text:style-name="T1152">Boj:</text:span> <text:span text:style-name="T2075">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41">S</text:span>pektra<text:bookmark-end text:name="__RefHeading___Toc3630_3430540378"/></text:h>
      <text:p text:style-name="P124"><text:span text:style-name="T1267">/</text:span><text:span text:style-name="T1341">* Velikost </text:span><text:span text:style-name="T1391">6</text:span><text:span text:style-name="T1341"> (</text:span><text:span text:style-name="T1391">6</text:span><text:span text:style-name="T1341"> kg) */</text:span></text:p>
      <text:p text:style-name="P124"><text:span text:style-name="T1267">F</text:span><text:span text:style-name="T1289">yzička </text:span><text:span text:style-name="T1404">6</text:span><text:span text:style-name="T1289">, Finesa </text:span><text:span text:style-name="T1392">4</text:span><text:span text:style-name="T1289">, Duše </text:span><text:span text:style-name="T1404">5</text:span><text:span text:style-name="T504">, </text:span><text:span text:style-name="T549">Ž</text:span><text:span text:style-name="T505">ivot</text:span><text:span text:style-name="T549">y </text:span><text:span text:style-name="T705">12</text:span></text:p>
      <text:p text:style-name="P475"><text:soft-page-break/><text:span text:style-name="T975">Zbroj:</text:span><text:span text:style-name="T499"> </text:span><text:span text:style-name="T712">proti </text:span><text:span text:style-name="T706">všem fyzickým útokům</text:span><text:span text:style-name="T697"> 3</text:span></text:p>
      <text:p text:style-name="P474"><text:span text:style-name="T975">Rychlost:</text:span><text:span text:style-name="T499"> </text:span><text:span text:style-name="T702">j</text:span><text:span text:style-name="T695">ako člověk</text:span></text:p>
      <text:p text:style-name="P474"><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07">Spektra</text:span><text:span text:style-name="T703"> není</text:span><text:span text:style-name="T590"> vidět pomocí infravidění. </text:span><text:span text:style-name="T709">K</text:span><text:span text:style-name="T708">rollím ultrasluchem je vidět jako </text:span><text:span text:style-name="T713">nezřetelný</text:span><text:span text:style-name="T708"> </text:span><text:span text:style-name="T709">oblak bez </text:span><text:span text:style-name="T713">jasných</text:span><text:span text:style-name="T709"> obrysů</text:span><text:span text:style-name="T590">.</text:span></text:p>
      <text:p text:style-name="P653"><text:span text:style-name="T1686">⚔<text:tab/></text:span><text:span text:style-name="T1034">Mrazivý d</text:span><text:span text:style-name="T1033">otyk</text:span><text:span text:style-name="T1270">:</text:span><text:span text:style-name="T1268"> </text:span><text:span text:style-name="T1392">6 + k6, zranění 2 (neodečítá se zbroj)</text:span></text:p>
      <text:p text:style-name="P653"><text:span text:style-name="T1152">Vzhled:</text:span> <text:span text:style-name="T2076">Přízračná, částečně průhledná postava.</text:span></text:p>
      <text:p text:style-name="P670"><text:span text:style-name="T1205">Zranitelnost</text:span><text:span text:style-name="T1152">:</text:span> <text:span text:style-name="T2076">Spektra je plně zranitelná zranitelná jen duševními útoky a svěcenou vodou a jako všichni nemrtví nesnese přímé sluneční světlo. Od všech ostatních zásahů si odečítá 3.</text:span></text:p>
      <text:p text:style-name="P672"><text:span text:style-name="T1210">Léčení</text:span><text:span text:style-name="T1152">:</text:span> <text:span text:style-name="T2081">Spektra vysává teplo ze živých tvorů. Každý dotyk teplokrevného tvora ji vyléčí za tolik životů, kolik proti němu měla úspěchů.</text:span></text:p>
      <text:p text:style-name="P653"><text:span text:style-name="T1152">Boj:</text:span> <text:span text:style-name="T2077">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41">U</text:span>pír<text:bookmark-end text:name="__RefHeading___Toc3632_3430540378"/></text:h>
      <text:p text:style-name="P124"><text:span text:style-name="T1267">/</text:span><text:span text:style-name="T1341">* Velikost </text:span><text:span text:style-name="T1393">6</text:span><text:span text:style-name="T1341"> (</text:span><text:span text:style-name="T1393">6</text:span><text:span text:style-name="T1341"> kg) */</text:span></text:p>
      <text:p text:style-name="P124"><text:span text:style-name="T1267">F</text:span><text:span text:style-name="T1289">yzička </text:span><text:span text:style-name="T1394">5</text:span><text:span text:style-name="T1289">, Finesa </text:span><text:span text:style-name="T1394">7</text:span><text:span text:style-name="T1289">, Duše </text:span><text:span text:style-name="T1393">6</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14">j</text:span><text:span text:style-name="T710">ako člověk</text:span></text:p>
      <text:p text:style-name="P476"><text:span text:style-name="T978">Smysly:</text:span><text:span text:style-name="T506"> </text:span><text:span text:style-name="T681">magický zrak, </text:span><text:span text:style-name="T718">výborný</text:span><text:span text:style-name="T681"> sluch </text:span><text:span text:style-name="T718">a čich</text:span></text:p>
      <text:p text:style-name="P476"><text:span text:style-name="T1002">Detekovatelnost</text:span><text:span text:style-name="T1001">:</text:span><text:span text:style-name="T590"> </text:span><text:span text:style-name="T711">Upír</text:span><text:span text:style-name="T703"> není</text:span><text:span text:style-name="T590"> vidět pomocí infravidění.</text:span></text:p>
      <text:p text:style-name="P674"><text:span text:style-name="T1686">⚔<text:tab/></text:span><text:span text:style-name="T1035">Sání krve</text:span><text:span text:style-name="T974">:</text:span><text:span text:style-name="T505"> </text:span><text:span text:style-name="T716">5</text:span><text:span text:style-name="T715"> + k6, zranění </text:span><text:span text:style-name="T716">1</text:span><text:span text:style-name="T715"> (neodečítá se zbroj)</text:span></text:p>
      <text:p text:style-name="P673"><text:soft-page-break/><text:span text:style-name="T1152">Vzhled:</text:span> <text:span text:style-name="T2082">Štíhlý člověk s mrtvolně bledou tváří, rudými rty, černými vlasy a dlouhými, ostrými špičáky.</text:span></text:p>
      <text:p text:style-name="P675"><text:span text:style-name="T464">S</text:span><text:span text:style-name="T410">labiny:</text:span></text:p>
      <text:list xml:id="list1163315405" text:style-name="L40">
        <text:list-item>
          <text:p text:style-name="P1088"><text:span text:style-name="T482">Když někdo probodne upírovo srdce dřevem (stačí i malá tříska), zcela </text:span><text:span text:style-name="T483">ho tím</text:span><text:span text:style-name="T482"> znehybní </text:span><text:span text:style-name="T483">(upír se dřeva v srdci sám nemůže zbavit)</text:span><text:span text:style-name="T482">.</text:span></text:p>
        </text:list-item>
        <text:list-item>
          <text:p text:style-name="P959"><text:span text:style-name="T465">Kromě toho má k</text:span><text:span text:style-name="T464">aždý upír </text:span><text:span text:style-name="T468">tři</text:span><text:span text:style-name="T464"> z následujících slabin:</text:span></text:p>
          <text:list>
            <text:list-item>
              <text:p text:style-name="P1007">Jeho obraz se neodráží v zrcadle.</text:p>
            </text:list-item>
            <text:list-item>
              <text:p text:style-name="P1007">Nemůže přejít proudící vodu.</text:p>
            </text:list-item>
            <text:list-item>
              <text:p text:style-name="P1007">Nemůže vstoupit do domu, pokud nebyl pozván.</text:p>
            </text:list-item>
            <text:list-item>
              <text:p text:style-name="P1104"><text:span text:style-name="T327">Nemůže vystát</text:span><text:span text:style-name="T326"> zápach česneku.</text:span></text:p>
            </text:list-item>
            <text:list-item>
              <text:p text:style-name="P1105"><text:span text:style-name="T334">M</text:span><text:span text:style-name="T2">á znetvořenou tvář a pokřivené tělo.</text:span></text:p>
            </text:list-item>
            <text:list-item>
              <text:p text:style-name="P1008">Má panickou hrůzu ze svatých symbolů víry, kterou vyznával za života.</text:p>
            </text:list-item>
          </text:list>
        </text:list-item>
      </text:list>
      <text:p text:style-name="P668"><text:span text:style-name="T1202">Léčení</text:span><text:span text:style-name="T1152">:</text:span> <text:span text:style-name="T2083">Upír se léčí sáním krve humanoidních tvorů. Sáním se vyléčí za tolik životů, jak velké zranění způsobí. Nemůže si takto vyléčit zranění, která utrpěl stříbrnou zbraní – ta se mu léčí rychlostí 1 život za noc.</text:span></text:p>
      <text:p text:style-name="P668"><text:span text:style-name="T1208">Schopnosti</text:span><text:span text:style-name="T1152">:</text:span></text:p>
      <text:list xml:id="list124347835917897" text:continue-list="list124347636333606" text:style-name="L37">
        <text:list-item>
          <text:p text:style-name="P956"><text:span text:style-name="T1589">Upír</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item>
          <text:p text:style-name="P1106"><text:soft-page-break/><text:span text:style-name="T1496">Upír může stvořit dalšího upíra z živého humanoida, když kompletně vysaje jeho krev a vpraví mu do úst trochu své vlastní krve. </text:span><text:span text:style-name="T1601">Stává se to ale nesmírně zřídka.</text:span></text:p>
        </text:list-item>
        <text:list-item>
          <text:p text:style-name="P1107">Každý upír navíc má <text:span text:style-name="T2103">tři</text:span> z následujících schopností:</text:p>
          <text:list>
            <text:list-item>
              <text:p text:style-name="P958"><text:span text:style-name="T1211">Nadlidská síla:</text:span><text:span text:style-name="T1496"> Člověka dokáže zvednout a odhodit několik metrů daleko a při boji zblízka má +1 ke zranění.</text:span></text:p>
            </text:list-item>
            <text:list-item>
              <text:p text:style-name="P1118"><text:span text:style-name="T1152">Nadlidská rychlost:</text:span><text:span text:style-name="T1496"> Upír se pohybuje dvakrát rychleji než člověk.</text:span></text:p>
            </text:list-item>
            <text:list-item>
              <text:p text:style-name="P1119"><text:span text:style-name="T1152">Pouto krve:</text:span><text:span text:style-name="T1496"> Kdokoliv živý pozře kapku upírovy krve, následující den bude jeho věrným služebníkem.</text:span></text:p>
            </text:list-item>
            <text:list-item>
              <text:p text:style-name="P1120"><text:span text:style-name="T1152">Proměna v mlhu:</text:span><text:span text:style-name="T1496"> </text:span><text:span text:style-name="T1591">Proměna </text:span><text:span text:style-name="T1592">zabere</text:span><text:span text:style-name="T1591"> 1 kolo </text:span><text:span text:style-name="T1592">a trvá několik minut</text:span><text:span text:style-name="T1591">. </text:span><text:span text:style-name="T1593">V mlžné podobě je upír zranitelný pouze ohněm, bleskem, mrazem a duševními útoky a nezraňuje jej sluneční světlo.</text:span><text:span text:style-name="T1591"> </text:span><text:span text:style-name="T1592">Upír se může proměnit v mlhu jen jednou za den.</text:span></text:p>
            </text:list-item>
            <text:list-item>
              <text:p text:style-name="P1121"><text:span text:style-name="T1152">Proměna v obřího netopýra:</text:span><text:span text:style-name="T1496"> </text:span><text:span text:style-name="T1591">Proměna trvá 1 kolo. </text:span><text:span text:style-name="T1596">V této podobě je stále nemrtvý (má dvojnásobek životů než obyčejný </text:span><text:span text:style-name="T1214">obří netopýr</text:span><text:span text:style-name="T1596">, </text:span><text:span text:style-name="T1599">vnímá magickým zrakem a sluchem </text:span><text:span text:style-name="T1596">a je zranitelný svěcenou vodou a slunečním světlem), ale nemá žádnou jinou ze svých schopností kromě sání krve, </text:span><text:span text:style-name="T1597">kterým se léčí </text:span><text:span text:style-name="T1600">stejně jako v upírské podobě</text:span><text:span text:style-name="T1596">. </text:span><text:span text:style-name="T1598">Má ale stále svoje slabiny.</text:span></text:p>
            </text:list-item>
            <text:list-item>
              <text:p text:style-name="P1121"><text:span text:style-name="T1152">Ovládání nižších nemrtvých:</text:span><text:span text:style-name="T1496"> </text:span><text:span text:style-name="T1595">Upíra poslouchají všichni ghůlové, kostlivci a zombie.</text:span></text:p>
            </text:list-item>
            <text:list-item>
              <text:p text:style-name="P1122"><text:soft-page-break/><text:span text:style-name="T1152">Ovládání zvířat: </text:span><text:span text:style-name="T1496"><text:s/></text:span><text:span text:style-name="T1594">Když se upír zadívá nějakému zvířeti do očí, získá jeho naprostou důvěru a zvíře pak bude několik minut plnit všechna jeho přání. Upír nemůže ovládnout zvíře, se kterým má hraničář pouto.</text:span></text:p>
            </text:list-item>
            <text:list-item>
              <text:p text:style-name="P1123"><text:span text:style-name="T1212">L</text:span><text:span text:style-name="T1152">idská tvář:</text:span><text:span text:style-name="T1496"> Upír na sobě dokáže udržovat iluzi, jako kdyby uměl kouzlo </text:span><text:span text:style-name="T1152">změna podoby</text:span><text:span text:style-name="T1496">. Nemusí se na to soustředit a může ji kdykoliv změnit. Jeho pravá tvář se objeví, když je vyřazen prohnáním dřevěného kůlu srdcem.</text:span></text:p>
            </text:list-item>
          </text:list>
        </text:list-item>
      </text:list>
      <text:p text:style-name="P678"><text:span text:style-name="T1206">Dovednosti</text:span><text:span text:style-name="T1203">:</text:span><text:span text:style-name="T1581"> </text:span><text:span text:style-name="T1582">Jako za života.</text:span></text:p>
      <text:p text:style-name="P671"><text:span text:style-name="T1152">Boj:</text:span> <text:span text:style-name="T2079">Upír obvykle používá lehké zbraně, aby využil svou mrštnost (vysokou Finesu). Pokud má </text:span><text:span text:style-name="T1213">nadlidskou sílu</text:span><text:span text:style-name="T2079">, při boji na blízko má +1 ke zranění.</text:span></text:p>
      <text:list xml:id="list1194500251" text:style-name="L41">
        <text:list-item>
          <text:p text:style-name="P1124">Upír patří mezi nejobtížněji zabitelné nestvůry. <text:span text:style-name="T2085">Sluneční světlo nebo svěcená voda ho sice spálí na prach a stejně tak je možné jeho tělo spálit na hranici, ale d</text:span>okud z něj zbývá byť jen hrstka prachu, <text:span text:style-name="T2086">když ji</text:span> někdo poleje <text:span text:style-name="T2087">dostatkem</text:span> kr<text:span text:style-name="T2087">ve</text:span>, upír se dokáže celý zregenerovat. <text:span text:style-name="T2084">Znemožnit mu v tom jde třeba nasypáním popelu do tekoucí řeky nebo rozpráším do větru.</text:span></text:p>
        </text:list-item>
      </text:list>
      <text:p text:style-name="P579">Příklady použití ve hře:</text:p>
      <text:list xml:id="list124346584608090" text:continue-list="list124347025389996" text:style-name="L3">
        <text:list-item>
          <text:p text:style-name="P1097">Fešný upír pořádá noční seance, kam zve mladé dívky.</text:p>
        </text:list-item>
        <text:list-item>
          <text:p text:style-name="P1009">Upír chce získat zpět hrad, který mu podle něj po právu patří.</text:p>
        </text:list-item>
      </text:list>
      <text:p text:style-name="P285">Suroviny:</text:p>
      <text:list xml:id="list124348425812147" text:continue-list="list124348134783759" text:style-name="L2">
        <text:list-item>
          <text:p text:style-name="P920">Z <text:span text:style-name="T2041">u</text:span>píří<text:span text:style-name="T2041">ch</text:span> zu<text:span text:style-name="T2041">bů může alchymista vytěžit dohromady 22 magů.</text:span></text:p>
        </text:list-item>
      </text:list>
      <text:p text:style-name="P132"><text:soft-page-break/>Tajemství, jak vznikl první upír, je dávno zapomenuto, <text:span text:style-name="T2078">upíra tedy nyní může stvořit pouze jiný upír.</text:span></text:p>
      <text:h text:style-name="P837" text:outline-level="2"><text:bookmark-start text:name="__RefHeading___Toc2716_3430540378"/>Netvor bahenní<text:bookmark-end text:name="__RefHeading___Toc2716_3430540378"/></text:h>
      <text:p text:style-name="P136"><text:span text:style-name="T1267">/</text:span><text:span text:style-name="T1341">* Velikost </text:span><text:span text:style-name="T1395">7</text:span><text:span text:style-name="T1341"> (</text:span><text:span text:style-name="T1395">125</text:span><text:span text:style-name="T1341"> kg) */</text:span></text:p>
      <text:p text:style-name="P136"><text:span text:style-name="T1267">F</text:span><text:span text:style-name="T1289">yzička </text:span><text:span text:style-name="T1395">5</text:span><text:span text:style-name="T1289">, Finesa </text:span><text:span text:style-name="T1395">2</text:span><text:span text:style-name="T1289">, Duše </text:span><text:span text:style-name="T1397">3</text:span><text:span text:style-name="T504">, </text:span><text:span text:style-name="T549">Ž</text:span><text:span text:style-name="T505">ivot</text:span><text:span text:style-name="T549">y </text:span><text:span text:style-name="T719">12</text:span></text:p>
      <text:p text:style-name="P477"><text:span text:style-name="T975">Zbroj:</text:span><text:span text:style-name="T499"> </text:span><text:span text:style-name="T719">1 (šupiny)</text:span></text:p>
      <text:p text:style-name="P477"><text:span text:style-name="T975">Rychlost:</text:span><text:span text:style-name="T499"> </text:span><text:span text:style-name="T720">n</text:span><text:span text:style-name="T719">a zemi pomalejší než člověk, ve vodě rychlejší</text:span></text:p>
      <text:p text:style-name="P478"><text:span text:style-name="T978">Smysly:</text:span><text:span text:style-name="T506"> </text:span><text:span text:style-name="T643">slabý zrak a sluch, výborný čich </text:span><text:span text:style-name="T644">a chuť, </text:span><text:span text:style-name="T720">infravidění</text:span></text:p>
      <text:p text:style-name="P676"><text:span text:style-name="T1686">⚔<text:tab/></text:span><text:span text:style-name="T1036">Pařáty</text:span><text:span text:style-name="T1270">:</text:span><text:span text:style-name="T1268"> </text:span><text:span text:style-name="T1396">5 + k6, zranění 1</text:span></text:p>
      <text:p text:style-name="P676"><text:span text:style-name="T1152">Vzhled:</text:span> Humanoidní tvor s <text:span text:style-name="T2089">dlouhým, ještěřím ocasem,</text:span> <text:span text:style-name="T1252">tělem pokrytým šupinami, rukama zakončenýma pařáty a ostrým hřebenem na zádech.</text:span></text:p>
      <text:p text:style-name="P677"><text:span text:style-name="T1215">Schopnosti</text:span><text:span text:style-name="T1152">:</text:span></text:p>
      <text:list xml:id="list2956995765" text:style-name="L42">
        <text:list-item>
          <text:p text:style-name="P1089">Vydrží až hodinu bez nadechnutí.</text:p>
        </text:list-item>
      </text:list>
      <text:list xml:id="list3071918732" text:style-name="L43">
        <text:list-item>
          <text:p text:style-name="P960"><text:span text:style-name="T1603">U</text:span><text:span text:style-name="T1602">mí soustředěním vytvořit hustou mlhu.</text:span></text:p>
        </text:list-item>
      </text:list>
      <text:p text:style-name="P676"><text:span text:style-name="T1152">Boj:</text:span> <text:span text:style-name="T2090">Bahenní netvor nejraději číhá ve vodě nebo v bažině podobně jako krokodýl. Při boji v tomto prostředí má oproti postavám výhodu.</text:span></text:p>
      <text:p text:style-name="P579">Příklady použití ve hře:</text:p>
      <text:list xml:id="list124348197360428" text:continue-list="list124346584608090" text:style-name="L3">
        <text:list-item>
          <text:p text:style-name="P1097">Bahenní netvor je ve skutečnosti prokletý šlechtic, který se ucházel o ruku dcery temného mága. Ta za ním tajně chodí a hledá způsob, jak otcovo prokletí zlomit.</text:p>
        </text:list-item>
      </text:list>
      <text:h text:style-name="P838" text:outline-level="2"><text:bookmark-start text:name="__RefHeading___Toc1864_3850923094"/><text:soft-page-break/>Nevidění<text:bookmark-end text:name="__RefHeading___Toc1864_3850923094"/></text:h>
      <text:p text:style-name="P329">Spící hrůza<text:tab/>-<text:tab/><text:span text:style-name="T1267">F</text:span><text:span text:style-name="T1289">yzička </text:span><text:span text:style-name="T1399">2</text:span><text:span text:style-name="T1289">, Finesa </text:span><text:span text:style-name="T1399">2</text:span><text:span text:style-name="T1289">, Duše </text:span><text:span text:style-name="T1398">2</text:span><text:span text:style-name="T504">, </text:span><text:span text:style-name="T549">Ž</text:span><text:span text:style-name="T505">ivot</text:span><text:span text:style-name="T549">y </text:span><text:span text:style-name="T1111">1</text:span></text:p>
      <text:p text:style-name="P330">Plíživá hrůza<text:tab/>-<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2</text:span></text:p>
      <text:p text:style-name="P330">Pomalá hrůza -<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3</text:span></text:p>
      <text:p text:style-name="P330">Mlčící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4</text:span></text:p>
      <text:p text:style-name="P330">Chtiv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5</text:span></text:p>
      <text:p text:style-name="P330">Lačn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6</text:span></text:p>
      <text:p text:style-name="P330">Ssavá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7</text:span></text:p>
      <text:p text:style-name="P330">Noční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721">8</text:span></text:p>
      <text:p text:style-name="P330">Temná hrůza<text:tab/> -<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9</text:span></text:p>
      <text:p text:style-name="P330">Čern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0</text:span></text:p>
      <text:p text:style-name="P330">Bíl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1</text:span></text:p>
      <text:p text:style-name="P330">Čir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2</text:span></text:p>
      <text:p text:style-name="P330">Zářící hrůza<text:tab/>-<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3</text:span></text:p>
      <text:p text:style-name="P330">Neznámá hrůza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4</text:span></text:p>
      <text:p text:style-name="P330">Měkká hrůza<text:tab/>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5</text:span></text:p>
      <text:p text:style-name="P330">Živá hrůza<text:tab/>-<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6</text:span></text:p>
      <text:p text:style-name="P330">Vražedn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7</text:span></text:p>
      <text:p text:style-name="P330">Krvav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8</text:span></text:p>
      <text:p text:style-name="P480"><text:span text:style-name="T975">Rychlost:</text:span><text:span text:style-name="T499"> </text:span><text:span text:style-name="T736">jako člověk</text:span></text:p>
      <text:p text:style-name="P479"><text:span text:style-name="T978">Smysly:</text:span><text:span text:style-name="T506"> </text:span><text:span text:style-name="T722">magický zrak a sluch, vidí potmě a vnímá duše</text:span></text:p>
      <text:p text:style-name="Property_20_level_20_0"><text:span text:style-name="T1039">D</text:span><text:span text:style-name="T973">etekovatelnost:</text:span><text:span text:style-name="T493"> </text:span><text:span text:style-name="T757">N</text:span><text:span text:style-name="T493">eviděn</text:span><text:span text:style-name="T734">ý</text:span><text:span text:style-name="T493"> </text:span><text:span text:style-name="T733">ne</text:span><text:span text:style-name="T734">ní</text:span><text:span text:style-name="T733"> vidět zrakem, infraviděním ani ultrasluchem, ne</text:span><text:span text:style-name="T734">ní</text:span><text:span text:style-name="T733"> slyšet </text:span><text:span text:style-name="T757">a nemá žádný pach</text:span><text:span text:style-name="T733">. </text:span><text:span text:style-name="T757">Je ale hmotný, takže jde nahmatat, jde s ním normálně bojovat </text:span><text:span text:style-name="T764">a v měkkém terénu zanechává otisky tlap s dlouhými drápy</text:span><text:span text:style-name="T757">.</text:span></text:p>
      <text:p text:style-name="P679"><text:span text:style-name="T1686">⚔<text:tab/></text:span><text:span text:style-name="T1038">Útok</text:span><text:span text:style-name="T974">:</text:span><text:span text:style-name="T505"> </text:span><text:span text:style-name="T743">Fyzička</text:span><text:span text:style-name="T720"> + k6, zranění </text:span><text:span text:style-name="T732">1</text:span></text:p>
      <text:p text:style-name="P138"><text:span text:style-name="T1038">V</text:span><text:span text:style-name="T973">zhled:</text:span><text:span text:style-name="T493"> Neviděného může spatřit pouze postava s aktivním kouzlem </text:span><text:span text:style-name="T973">najdi neviditelné</text:span><text:span text:style-name="T493">. V</text:span><text:span text:style-name="T735">ypadá jako přízračná, nepříliš zřetelná šelma (tím větší, čím více je probuzený).</text:span></text:p>
      <text:p text:style-name="P680"><text:soft-page-break/><text:span text:style-name="T1041">Léčení</text:span><text:span text:style-name="T973">:</text:span><text:span text:style-name="T493"> Pokaždé, když neviděný někoho zabije, se doléčí do plných životů. Jiné možnosti léčení nemá.</text:span></text:p>
      <text:p text:style-name="Standalone_20_Property"><text:span text:style-name="T1038">B</text:span><text:span text:style-name="T973">oj:</text:span><text:span text:style-name="T493"> </text:span><text:span text:style-name="T742">Pokud postavy nemají kouzlo </text:span><text:span text:style-name="T1040">najdi nevid</text:span><text:span text:style-name="T1042">iteln</text:span><text:span text:style-name="T1040">é</text:span><text:span text:style-name="T742">, mohou na neviděného útočit pouze na základě jeho projevů – když na někoho zaútočí, </text:span><text:span text:style-name="T765">nebo třeba podle stop, pohybu rozhrnutých větví a podobně</text:span><text:span text:style-name="T742">. Obvykle budou mít jen jednu šanci, protože když je neviděný v ohrožení, stáhne se a vyčíhá si jinou, snazší oběť. </text:span><text:span text:style-name="T757">Mohou na něj také nastražit past.</text:span></text:p>
      <text:p text:style-name="P137"><text:span text:style-name="T493">Nevidění jsou obzvláště nebezpečné vražedné nestvůry schopné vyhladit celá města. </text:span><text:span text:style-name="T723">Temným magickým rituálem vyžadujícím lidské oběti vznikne zárodek neviděného – Spící hrůza. Ten následně čeká, až se k němu přiblíží nějaká dostatečně slabá oběť. </text:span><text:span text:style-name="T724">Když ji zabije, vysaje její duševní sílu. Tím se probudí na další stupeň a stane se z n</text:span><text:span text:style-name="T737">ěj</text:span><text:span text:style-name="T724"> Plíživá hrůza. </text:span><text:span text:style-name="T725">Ta už nečeká na místě a vydává se sama na lov.<text:line-break/><text:tab/></text:span><text:span text:style-name="T726">Dokud má neviděný koho zabíjet, cyklus probouzení pokračuje. Na každý další stupeň musí pozřít dvojnásobek duší – z prvního na druhý mu stačí jedna, na třetí už potřebuje dvě, na čtvrtý čtyři, na pátý osm a tak dále.</text:span><text:span text:style-name="T725"><text:line-break/><text:tab/>Neviděný </text:span><text:span text:style-name="T766">loví chytře.</text:span><text:span text:style-name="T725"> </text:span><text:span text:style-name="T766">N</text:span><text:span text:style-name="T725">ikdy nespěchá, vždy si vybírá co nejslabší kořist. Mezi jednotlivými </text:span><text:span text:style-name="T766">útoky</text:span><text:span text:style-name="T725"> může klidně uplynout několik dní. </text:span><text:span text:style-name="T726">Když začne řádit například ve městě, začne nejdřív zabíjet děti a starce. Až dojdou, pustí se do nemocných dospělých, pak do zdravých. Na městskou stráž, vojáky, čaroděje </text:span><text:span text:style-name="T767">a</text:span><text:span text:style-name="T726"> hráčské postavy zaútočí až úplně nakonec, až bude co možná nejsilnější.<text:line-break/><text:tab/></text:span><text:span text:style-name="T735">Když neviděný nemá dál koho zabíjet, začne zase usínat. </text:span><text:span text:style-name="T766">Každých několik dní</text:span><text:span text:style-name="T735"> kles</text:span><text:span text:style-name="T766">ne</text:span><text:span text:style-name="T735"> na nižší stup</text:span><text:span text:style-name="T766">eň</text:span><text:span text:style-name="T735">, až se postupně scvrkne na Spící hrůzu. V této formě vydrží čekat celé věky.</text:span></text:p>
      <text:p text:style-name="Standalone_20_Property"><text:soft-page-break/><text:span text:style-name="T1037">Použití ve hře:</text:span><text:span text:style-name="T726"> </text:span><text:span text:style-name="T727">Neposílej neviděného na samotnou družinu – dobrodruhům se </text:span><text:span text:style-name="T729">málo probuzený</text:span><text:span text:style-name="T727"> neviděný vyhne a raději si počíhá na slabší kořist. </text:span><text:span text:style-name="T729">Nech ho raději řádit ve velké skupině cizích postav</text:span><text:span text:style-name="T728">. Může to být vesnice, město, karavana, kterou postavy doprovází a podobně. </text:span><text:span text:style-name="T730">Postavy by se s ním ze začátku vůbec neměly potkat, měly by pouze nacházet stopy po jeho řádění. </text:span><text:span text:style-name="T739">Postupně</text:span><text:span text:style-name="T730"> měň popis, jak byly oběti zabity: </text:span><text:span text:style-name="T739">z</text:span><text:span text:style-name="T730">počátku </text:span><text:span text:style-name="T738">to bud</text:span><text:span text:style-name="T739">ou</text:span><text:span text:style-name="T730"> rány od zubů a spárů malé šelmy (zhruba jako </text:span><text:span text:style-name="T731">od</text:span><text:span text:style-name="T730"> p</text:span><text:span text:style-name="T731">sa nebo rysa</text:span><text:span text:style-name="T730">) a s tím, jak se </text:span><text:span text:style-name="T732">bude</text:span><text:span text:style-name="T730"> neviděný probouz</text:span><text:span text:style-name="T732">et</text:span><text:span text:style-name="T730">, se postupně budou zvětšovat. </text:span><text:span text:style-name="T732">U hodně probuzeného nemrtvého můžeš popisovat utržené končetiny, ukousnutou půlku </text:span><text:span text:style-name="T740">obličeje</text:span><text:span text:style-name="T732"> a podobně.</text:span><text:span text:style-name="T730"> Nezapomeň </text:span><text:span text:style-name="T732">také</text:span><text:span text:style-name="T730"> hrát hrůzu obyčejných lidí a rostoucí paniku. Lidé se </text:span><text:span text:style-name="T741">například</text:span><text:span text:style-name="T730"> začnou zabedňovat ve svých domech, později začnou z města prchat – nejdříve po jednom, pak po stále větších skupinách.</text:span></text:p>
      <text:h text:style-name="P839" text:outline-level="2"><text:bookmark-start text:name="__RefHeading___Toc2718_3430540378"/>Nezmar<text:bookmark-end text:name="__RefHeading___Toc2718_3430540378"/></text:h>
      <text:p text:style-name="P139"><text:span text:style-name="T1267">/</text:span><text:span text:style-name="T1341">* Velikost </text:span><text:span text:style-name="T1400">7</text:span><text:span text:style-name="T1341"> (</text:span><text:span text:style-name="T1400">125 kg</text:span><text:span text:style-name="T1341">) */</text:span></text:p>
      <text:p text:style-name="P331"><text:span text:style-name="T1190">Tělo</text:span><text:span text:style-name="T1187">:</text:span><text:span text:style-name="T624"><text:tab/><text:tab/></text:span><text:span text:style-name="T498">F</text:span><text:span text:style-name="T504">yzička </text:span><text:span text:style-name="T744">4</text:span><text:span text:style-name="T504">, Finesa </text:span><text:span text:style-name="T640">2</text:span><text:span text:style-name="T504">, Duše </text:span><text:span text:style-name="T744">3</text:span><text:span text:style-name="T504">, </text:span><text:span text:style-name="T549">Ž</text:span><text:span text:style-name="T505">ivot</text:span><text:span text:style-name="T549">y: </text:span><text:span text:style-name="T624">1</text:span><text:span text:style-name="T641">6</text:span></text:p>
      <text:p text:style-name="P331"><text:span text:style-name="T1015">Hlava</text:span><text:span text:style-name="T1009">:</text:span><text:span text:style-name="T624"><text:tab/></text:span><text:span text:style-name="T498">F</text:span><text:span text:style-name="T504">yzička </text:span><text:span text:style-name="T744">2</text:span><text:span text:style-name="T504">, Finesa </text:span><text:span text:style-name="T744">4</text:span><text:span text:style-name="T504">, Duše </text:span><text:span text:style-name="T744">3</text:span><text:span text:style-name="T504">, </text:span><text:span text:style-name="T549">Ž</text:span><text:span text:style-name="T505">ivot</text:span><text:span text:style-name="T549">y: </text:span><text:span text:style-name="T641">6</text:span></text:p>
      <text:p text:style-name="P481"><text:span text:style-name="T975">Zbroj:</text:span><text:span text:style-name="T499"> </text:span><text:span text:style-name="T642">t</text:span><text:span text:style-name="T640">ělo má zbroj </text:span><text:span text:style-name="T744">3</text:span><text:span text:style-name="T640"> (</text:span><text:span text:style-name="T744">krunýř</text:span><text:span text:style-name="T640">), </text:span><text:span text:style-name="T744">hlavy</text:span><text:span text:style-name="T640"> 0</text:span></text:p>
      <text:p text:style-name="P481"><text:span text:style-name="T975">Rychlost:</text:span><text:span text:style-name="T499"> </text:span><text:span text:style-name="T642">jako </text:span><text:span text:style-name="T744">chůze</text:span></text:p>
      <text:p text:style-name="P481"><text:span text:style-name="T978">Smysly:</text:span><text:span text:style-name="T506"> </text:span><text:span text:style-name="T643">slabý zrak a sluch, výborný čich </text:span><text:span text:style-name="T644">a chuť</text:span></text:p>
      <text:p text:style-name="P681"><text:span text:style-name="T1686">⚔<text:tab/></text:span><text:span text:style-name="T974">Z</text:span><text:span text:style-name="T977">uby</text:span><text:span text:style-name="T1270">:</text:span><text:span text:style-name="T1268"> </text:span><text:span text:style-name="T1400">4</text:span><text:span text:style-name="T1352"> + k6, zranění </text:span><text:span text:style-name="T1400">1</text:span></text:p>
      <text:p text:style-name="P681"><text:span text:style-name="T1152">Vzhled:</text:span> <text:span text:style-name="T2092">Tvor podobný želvě se třemi špičatými hlavami s tlamami plnými ostrých zubů.</text:span></text:p>
      <text:p text:style-name="P681"><text:span text:style-name="T1152">Boj:</text:span> Nezmar je pomalý, ale když se od něj budou postavy držet daleko, zatáhne hlavy do krunýře a počká, až se přiblíží.</text:p>
      <text:list xml:id="list2322967541" text:style-name="L44">
        <text:list-item>
          <text:p text:style-name="P961"><text:soft-page-break/>Nezmar může v jednom kole každou hlavou bez postihu zaútočit na jiný cíl v kontaktní vzdálenosti.</text:p>
        </text:list-item>
      </text:list>
      <text:list xml:id="list124347560163328" text:continue-list="list3178132408" text:style-name="L25">
        <text:list-item>
          <text:p text:style-name="P1071"><text:span text:style-name="T1152">Dorůstání hlav:</text:span> Na každou hlavu <text:span text:style-name="T2091">nezmara</text:span> je možné útočit zvlášť. Kdykoliv hlava ztratí všechny životy, v průběhu dalšího kola <text:span text:style-name="T2091">znovu doroste</text:span>.</text:p>
        </text:list-item>
        <text:list-item>
          <text:p text:style-name="P1073"><text:span text:style-name="T1264">Nezmara je možné vyřadit pouze ubráním všech životů těla nebo současným vyřazením všech tří hlav</text:span><text:span text:style-name="T1260">.</text:span></text:p>
        </text:list-item>
      </text:list>
      <text:p text:style-name="P580">Příklady použití ve hře:</text:p>
      <text:list xml:id="list124347483956403" text:continue-list="list124348197360428" text:style-name="L3">
        <text:list-item>
          <text:p text:style-name="P1125">Nezmar zabil alchymistu, který ho stvořil, a žije teď v jeho laboratoři.</text:p>
        </text:list-item>
      </text:list>
      <text:p text:style-name="P286">Suroviny:</text:p>
      <text:list xml:id="list3260825782" text:style-name="L45">
        <text:list-item>
          <text:p text:style-name="P1127"><text:span text:style-name="T331">Alchymista může z nezmara vytěžit </text:span><text:span text:style-name="T333">3</text:span><text:span text:style-name="T331">3 magů nebo vyrobit </text:span><text:span text:style-name="T467">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7">/</text:span><text:span text:style-name="T1341">* Velikost </text:span><text:span text:style-name="T1401">10</text:span><text:span text:style-name="T1341"> (</text:span><text:span text:style-name="T1401">1 tuna</text:span><text:span text:style-name="T1341">) */</text:span></text:p>
      <text:p text:style-name="P141"><text:span text:style-name="T1267">F</text:span><text:span text:style-name="T1289">yzička </text:span><text:span text:style-name="T1401">7</text:span><text:span text:style-name="T1289">, Finesa </text:span><text:span text:style-name="T1401">3</text:span><text:span text:style-name="T1289">, Duše </text:span><text:span text:style-name="T1401">4</text:span><text:span text:style-name="T504">, </text:span><text:span text:style-name="T549">Ž</text:span><text:span text:style-name="T505">ivot</text:span><text:span text:style-name="T549">y </text:span><text:span text:style-name="T745">17</text:span></text:p>
      <text:p text:style-name="P482"><text:span text:style-name="T975">Rychlost:</text:span><text:span text:style-name="T499"> </text:span><text:span text:style-name="T745">jako člověk</text:span></text:p>
      <text:p text:style-name="P482"><text:span text:style-name="T978">Smysly:</text:span><text:span text:style-name="T506"> </text:span><text:span text:style-name="T745">jako člověk</text:span></text:p>
      <text:p text:style-name="P682"><text:span text:style-name="T1686">⚔<text:tab/></text:span><text:span text:style-name="T1043">Kmen stromu</text:span><text:span text:style-name="T974">:</text:span><text:span text:style-name="T505"> </text:span><text:span text:style-name="T746">7 + k6, zranění 6</text:span></text:p>
      <text:p text:style-name="Property_20_Header"><text:span text:style-name="T1686">⚔<text:tab/></text:span><text:span text:style-name="T1044">Balvan</text:span><text:span text:style-name="T974">:</text:span><text:span text:style-name="T505"> </text:span><text:span text:style-name="T746">7 + k6, zranění </text:span><text:span text:style-name="T747">4</text:span></text:p>
      <text:p text:style-name="Property_20_level_20_1"><text:span text:style-name="T973">Dostřel:</text:span><text:span text:style-name="T493"> </text:span><text:span text:style-name="T748">střední</text:span></text:p>
      <text:p text:style-name="P682"><text:span text:style-name="T1152">Vzhled:</text:span> <text:span text:style-name="T2095">Čtyřmetrový obr.</text:span></text:p>
      <text:p text:style-name="P624"><text:soft-page-break/>Schopnosti:</text:p>
      <text:list xml:id="list2591409369" text:style-name="L46">
        <text:list-item>
          <text:p text:style-name="P1128"><text:span text:style-name="T1152">Děsivý řev:</text:span> Slabší povahy prchnou nebo se schoulí, silnější budou mít při boji s obrem nevýhodu.</text:p>
        </text:list-item>
        <text:list-item>
          <text:p text:style-name="P1128"><text:span text:style-name="T1152">Obří síla:</text:span> Obr si v boji zblízka nebo při vrhání těžkých zbraní a předmětů počítá +2 ke zranění <text:span text:style-name="T2094">(ve zranění kmenem stromu a balvanem je už bonus započítaný)</text:span>.</text:p>
        </text:list-item>
      </text:list>
      <text:p text:style-name="P682"><text:span text:style-name="T1152">Boj:</text:span> <text:span text:style-name="T2096">Obr zadupe a rozdrtí vše, co mu stojí v cestě. Dokáže také vrhat velké balvany na střední vzdálenost – vždy ale musí nějaký najít a sebrat, takže se postavy mohou připravit.</text:span></text:p>
      <text:p text:style-name="P643">Použití ve hře:</text:p>
      <text:list xml:id="list1279477188" text:style-name="L47">
        <text:list-item>
          <text:p text:style-name="P963">Skupina posluhovačů shání obrovi potravu a on je na oplátku chrání.</text:p>
        </text:list-item>
        <text:list-item>
          <text:p text:style-name="P962">Chytrý goblin nebo skřet obrovi našeptává a ovládá ho.</text:p>
        </text:list-item>
        <text:list-item>
          <text:p text:style-name="P1126">Osamělý obr putuje krajem a hledá si družku.</text:p>
        </text:list-item>
      </text:list>
      <text:p text:style-name="Text_20_body">Obři obyčejně sídlí ve velké jeskyni, případně zaberou osamělý hrad nebo tvrz.</text:p>
      <text:h text:style-name="P840" text:outline-level="2"><text:bookmark-start text:name="__RefHeading___Toc1868_3850923094"/>Ogloj-chorchoj<text:bookmark-end text:name="__RefHeading___Toc1868_3850923094"/></text:h>
      <text:p text:style-name="P142"><text:span text:style-name="T1267">/</text:span><text:span text:style-name="T1341">* Velikost </text:span><text:span text:style-name="T1402">7</text:span><text:span text:style-name="T1341"> (</text:span><text:span text:style-name="T1402">125</text:span><text:span text:style-name="T1341"> kg) */</text:span></text:p>
      <text:p text:style-name="P142"><text:span text:style-name="T1267">F</text:span><text:span text:style-name="T1289">yzička </text:span><text:span text:style-name="T1402">5</text:span><text:span text:style-name="T1289">, Finesa </text:span><text:span text:style-name="T1402">3</text:span><text:span text:style-name="T1289">, Duše </text:span><text:span text:style-name="T1402">4</text:span><text:span text:style-name="T504">, </text:span><text:span text:style-name="T549">Ž</text:span><text:span text:style-name="T505">ivot</text:span><text:span text:style-name="T549">y </text:span><text:span text:style-name="T749">12</text:span></text:p>
      <text:p text:style-name="P483"><text:span text:style-name="T975">Rychlost:</text:span><text:span text:style-name="T499"> </text:span><text:span text:style-name="T749">jako chůze</text:span></text:p>
      <text:p text:style-name="P484"><text:span text:style-name="T978">Smysly:</text:span><text:span text:style-name="T506"> </text:span><text:span text:style-name="T511">hmat (celým tělem), čich</text:span></text:p>
      <text:p text:style-name="P484"><text:span text:style-name="T1002">Detekovatelnost</text:span><text:span text:style-name="T1001">:</text:span><text:span text:style-name="T590"> </text:span><text:span text:style-name="T594">O</text:span><text:span text:style-name="T750">gloj-chorchoj</text:span><text:span text:style-name="T594"> není</text:span><text:span text:style-name="T590"> vidět pomocí infravidění.</text:span></text:p>
      <text:p text:style-name="Property_20_Header"><text:soft-page-break/><text:span text:style-name="T1686">⚔<text:tab/></text:span><text:span text:style-name="T1046">Bílý blesk</text:span><text:span text:style-name="T1270">:</text:span><text:span text:style-name="T1268"> </text:span><text:span text:style-name="T1402">4 + k6</text:span></text:p>
      <text:p text:style-name="Property_20_level_20_1"><text:span text:style-name="T1269">Dosah:</text:span><text:span text:style-name="T1266"> krátký</text:span></text:p>
      <text:p text:style-name="P332"><text:span text:style-name="T1277">Roz</text:span><text:span text:style-name="T1269">sah:</text:span><text:span text:style-name="T1266"> </text:span><text:span text:style-name="T1403">1-3 tvorové</text:span></text:p>
      <text:p text:style-name="Property_20_level_20_1"><text:span text:style-name="T1045">Ú</text:span><text:span text:style-name="T973">činek:</text:span><text:span text:style-name="T493"> kompletní paralýza na počet kol rovný počtu úspěchů</text:span></text:p>
      <text:p text:style-name="P684"><text:span text:style-name="T1686">⚔<text:tab/></text:span><text:span text:style-name="T1047">Kusadla</text:span><text:span text:style-name="T974">:</text:span><text:span text:style-name="T505"> </text:span><text:span text:style-name="T749">5</text:span><text:span text:style-name="T746"> + </text:span><text:span text:style-name="T749">k6, zranění 2</text:span></text:p>
      <text:p text:style-name="P683"><text:span text:style-name="T1152">Vzhled:</text:span> <text:span text:style-name="T2097">Čtyři metry dlouhý červ tlustý jako mužské stehno. Na jednom konci má chomáč tenkých chapadel.</text:span></text:p>
      <text:p text:style-name="P685"><text:span text:style-name="T1152">Boj:</text:span><text:span text:style-name="T1496"> </text:span><text:span text:style-name="T1604">Ogloj-chorchoj nejprve kořist paralyzuje bílým bleskem, který vysílá z chapadel na přední části těla, </text:span><text:span text:style-name="T1606">následně ji zabije svými ostrými zuby. Potom ji odvleče do svého obvykle dobře skrytého doupěte, kde ji pak několik týdnů požírá.</text:span></text:p>
      <text:list xml:id="list4075116365" text:style-name="L48">
        <text:list-item>
          <text:p text:style-name="P964"><text:span text:style-name="T1217">Bílý blesk:</text:span><text:span text:style-name="T1605"> </text:span><text:span text:style-name="T2098">Po zásahu začnou oběti po těle přebíhat drobné výboje a v křečích svalí na zem. </text:span></text:p>
        </text:list-item>
      </text:list>
      <text:p text:style-name="P287">Suroviny:</text:p>
      <text:list xml:id="list124348401601081" text:continue-list="list124348425812147" text:style-name="L2">
        <text:list-item>
          <text:p text:style-name="P965">Z chapadel ogloje-chorchoje může alchymista vytěžit <text:span text:style-name="T2099">9</text:span> magů.</text:p>
        </text:list-item>
      </text:list>
      <text:p text:style-name="P145">V doupěti ogloje-chorchoje se dají najít věci, které měly jeho oběti u sebe.</text:p>
      <text:h text:style-name="P841" text:outline-level="2"><text:span text:style-name="T1259">O</text:span>živlý <text:span text:style-name="T1259">strom</text:span></text:h>
      <text:p text:style-name="P106"><text:span text:style-name="T1267">/</text:span><text:span text:style-name="T1341">* Velikost </text:span><text:span text:style-name="T1358">12</text:span><text:span text:style-name="T1341"> (</text:span><text:span text:style-name="T1358">4</text:span><text:span text:style-name="T1341"> </text:span><text:span text:style-name="T1358">tuny</text:span><text:span text:style-name="T1341">) */</text:span></text:p>
      <text:p text:style-name="P106"><text:span text:style-name="T1267">F</text:span><text:span text:style-name="T1289">yzička 8, Finesa </text:span><text:span text:style-name="T1358">1</text:span><text:span text:style-name="T1289">, Duše </text:span><text:span text:style-name="T1358">7</text:span><text:span text:style-name="T504">, </text:span><text:span text:style-name="T549">Ž</text:span><text:span text:style-name="T505">ivot</text:span><text:span text:style-name="T549">y </text:span><text:span text:style-name="T650">20</text:span></text:p>
      <text:p text:style-name="P504"><text:span text:style-name="T975">Zbroj:</text:span><text:span text:style-name="T499"> </text:span><text:span text:style-name="T649">proti </text:span><text:span text:style-name="T2155">bodu</text:span><text:span text:style-name="T649"> a </text:span><text:span text:style-name="T1864">dr</text:span><text:span text:style-name="T1865">cení</text:span><text:span text:style-name="T649"> 3, </text:span><text:span text:style-name="T650">jinak 0</text:span></text:p>
      <text:p text:style-name="P454"><text:span text:style-name="T975">Rychlost:</text:span><text:span text:style-name="T499"> </text:span><text:span text:style-name="T650">jako chůze</text:span></text:p>
      <text:p text:style-name="P454"><text:soft-page-break/><text:span text:style-name="T978">Smysly:</text:span><text:span text:style-name="T506"> </text:span><text:span text:style-name="T650">žádné nemá, vnímá skrze hmyz, ptáky a jiné drobné tvory v okolí</text:span></text:p>
      <text:p text:style-name="P617"><text:span text:style-name="T1686">⚔<text:tab/></text:span><text:span text:style-name="T1017">Větve, </text:span><text:span text:style-name="T1018">kořeny</text:span><text:span text:style-name="T1270">:</text:span><text:span text:style-name="T1268"> </text:span><text:span text:style-name="T1359">8 + k6, zranění 4</text:span></text:p>
      <text:p text:style-name="P617"><text:span text:style-name="T1152">Vzhled:</text:span> <text:span text:style-name="T2026">Vykořenělý kráčející strom.</text:span></text:p>
      <text:p text:style-name="P617"><text:span text:style-name="T1152">Boj:</text:span> <text:span text:style-name="T2026">Oživlý strom se ohání větvemi a může také postavu zamotat do kořenů a uškrtit nebo rozdrtit. Má obrovskou sílu – neboj se popisovat, jak postavy odhazuje několik metrů daleko.</text:span></text:p>
      <text:p text:style-name="P284">/<text:span text:style-name="T2027">*</text:span></text:p>
      <text:p text:style-name="P105">- <text:span text:style-name="T1257">hvozd může ožívat sám o sobě</text:span></text:p>
      <text:p text:style-name="P104">- strom může někdo cíleně oživit (druidi? Lesní víly – to by šlo)</text:p>
      <text:p text:style-name="P107">*/</text:p>
      <text:h text:style-name="P842" text:outline-level="2"><text:bookmark-start text:name="__RefHeading___Toc1872_3850923094"/>Pavouci<text:bookmark-end text:name="__RefHeading___Toc1872_3850923094"/></text:h>
      <text:p text:style-name="P143"><text:span text:style-name="T2100">P</text:span>avouci mají 8 nohou a nemají tykadla. Jsou to dravci. <text:span text:style-name="T2106">Poté, co kořist usmrtí, ji důkladně zamotají do pavučin, napustí do ní své trávicí šťávy a nechají je působit, aby ji po čase mohli celou vysát.</text:span></text:p>
      <text:p text:style-name="P29">Schopnosti:</text:p>
      <text:list xml:id="list1531748796" text:style-name="L49">
        <text:list-item>
          <text:p text:style-name="P1129"><text:span text:style-name="T1218">Pavučina:</text:span><text:span text:style-name="T2101">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101">si ale chodby a místnosti předem důkladně nevyčistí, budou v nich bojovat s nevýhodou. Pavouk se skrz svou pavučinu pohybuje bez potíží. V pavučině bývají zamotané mrtvoly předchozích obětí.</text:span></text:p>
        </text:list-item>
      </text:list>
      <text:h text:style-name="P862" text:outline-level="3"><text:bookmark-start text:name="__RefHeading___Toc2896_3430540378"/>Křižák obří<text:bookmark-end text:name="__RefHeading___Toc2896_3430540378"/></text:h>
      <text:p text:style-name="P144"><text:span text:style-name="T1267">/</text:span><text:span text:style-name="T1341">* Velikost </text:span><text:span text:style-name="T1405">6</text:span><text:span text:style-name="T1341"> (</text:span><text:span text:style-name="T1405">60</text:span><text:span text:style-name="T1341"> kg) */</text:span></text:p>
      <text:p text:style-name="P144"><text:span text:style-name="T1267">F</text:span><text:span text:style-name="T1289">yzička </text:span><text:span text:style-name="T1405">2</text:span><text:span text:style-name="T1289">, Finesa </text:span><text:span text:style-name="T1405">4</text:span><text:span text:style-name="T1289">, Duše -</text:span><text:span text:style-name="T504">, </text:span><text:span text:style-name="T549">Ž</text:span><text:span text:style-name="T505">ivot</text:span><text:span text:style-name="T549">y </text:span><text:span text:style-name="T758">8</text:span></text:p>
      <text:p text:style-name="P485"><text:span text:style-name="T975">Rychlost:</text:span><text:span text:style-name="T499"> </text:span><text:span text:style-name="T751">jako člověk</text:span></text:p>
      <text:p text:style-name="P485"><text:span text:style-name="T978">Smysly:</text:span><text:span text:style-name="T506">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roperty_20_Header"><text:span text:style-name="T1686">⚔<text:tab/></text:span><text:span text:style-name="T1049">Kusadla</text:span><text:span text:style-name="T1270">:</text:span><text:span text:style-name="T1268"> </text:span><text:span text:style-name="T1406">4 + k6, zranění 0</text:span></text:p>
      <text:p text:style-name="P333"><text:span text:style-name="T1964">3</text:span> dávk<text:span text:style-name="T1964">y</text:span> <text:span text:style-name="T1675">jed</text:span><text:span text:style-name="T1678">u</text:span><text:span text:style-name="T1907">: </text:span><text:span text:style-name="T335">8</text:span><text:span text:style-name="T25"> </text:span><text:span text:style-name="T29">+ k6 </text:span><text:span text:style-name="T44">proti Fyzičce</text:span></text:p>
      <text:p text:style-name="P378"><text:span text:style-name="T415">L</text:span><text:span text:style-name="T411">atence:</text:span><text:span text:style-name="T24"> </text:span><text:span text:style-name="T335">30</text:span><text:span text:style-name="T24"> m</text:span><text:span text:style-name="T31">inut</text:span></text:p>
      <text:p text:style-name="P378"><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686"><text:span text:style-name="T1152">Vzhled:</text:span> <text:span text:style-name="T2102">Velký, hnědý pavouk s bílým křížem na zádech. Rozpětí nohou má zhruba dva metry.</text:span></text:p>
      <text:p text:style-name="P626">Schopnosti:</text:p>
      <text:list xml:id="list2480873051" text:style-name="L50">
        <text:list-item>
          <text:p text:style-name="P966"><text:span text:style-name="T1221">P</text:span><text:span text:style-name="T1220">avučina:</text:span><text:span text:style-name="T1609"> </text:span><text:span text:style-name="T1608">Křižák tká kruhové pavučiny s velmi charakteristickým, pravidelným tvarem.</text:span></text:p>
        </text:list-item>
      </text:list>
      <text:p text:style-name="P687"><text:span text:style-name="T1152">Boj:</text:span> <text:span text:style-name="T2105">Křižák obvykle číhá uprostřed své pavučiny nebo v úkrytu někde poblíž. Když se do pavučiny něco chytí, vyběhne, kousnutím do kořisti vpraví jed, zase se stáhne a počká na jeho účinek.</text:span></text:p>
      <text:p text:style-name="P288">Suroviny:</text:p>
      <text:list xml:id="list124348587322717" text:continue-list="list124348401601081" text:style-name="L2">
        <text:list-item>
          <text:p text:style-name="P1052"><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63" text:outline-level="3"><text:bookmark-start text:name="__RefHeading___Toc2898_3430540378"/><text:soft-page-break/>Obří sklípkan<text:bookmark-end text:name="__RefHeading___Toc2898_3430540378"/></text:h>
      <text:p text:style-name="P146"><text:span text:style-name="T1267">/</text:span><text:span text:style-name="T1341">* Velikost </text:span><text:span text:style-name="T1407">8</text:span><text:span text:style-name="T1341"> (</text:span><text:span text:style-name="T1407">250</text:span><text:span text:style-name="T1341"> kg) */</text:span></text:p>
      <text:p text:style-name="P146"><text:span text:style-name="T1267">F</text:span><text:span text:style-name="T1289">yzička </text:span><text:span text:style-name="T1410">5</text:span><text:span text:style-name="T1289">, Finesa </text:span><text:span text:style-name="T1407">3</text:span><text:span text:style-name="T1289">, Duše -</text:span><text:span text:style-name="T504">, </text:span><text:span text:style-name="T549">Ž</text:span><text:span text:style-name="T505">ivot</text:span><text:span text:style-name="T549">y </text:span><text:span text:style-name="T760">14</text:span></text:p>
      <text:p text:style-name="P486"><text:span text:style-name="T975">Rychlost:</text:span><text:span text:style-name="T499"> </text:span><text:span text:style-name="T751">jako člověk</text:span></text:p>
      <text:p text:style-name="P486"><text:span text:style-name="T978">Smysly:</text:span><text:span text:style-name="T506"> </text:span><text:span text:style-name="T761">dobrý</text:span><text:span text:style-name="T753"> zrak,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415"><text:span text:style-name="T1686">⚔<text:tab/></text:span><text:span text:style-name="T1049">Kusadla </text:span><text:span text:style-name="T1270">:</text:span><text:span text:style-name="T1268"> </text:span><text:span text:style-name="T1408">6</text:span><text:span text:style-name="T1406"> + k6, zranění </text:span><text:span text:style-name="T1409">2</text:span></text:p>
      <text:p text:style-name="P334"><text:span text:style-name="T1964">3</text:span> dávk<text:span text:style-name="T1964">y</text:span> <text:span text:style-name="T1675">jed</text:span><text:span text:style-name="T1678">u</text:span><text:span text:style-name="T1907">: </text:span><text:span text:style-name="T335">8</text:span><text:span text:style-name="T25"> </text:span><text:span text:style-name="T29">+ k6 </text:span><text:span text:style-name="T44">proti Fyzičce </text:span><text:span text:style-name="T338">(nezraňuje)</text:span></text:p>
      <text:p text:style-name="P380"><text:span text:style-name="T415">L</text:span><text:span text:style-name="T411">atence:</text:span><text:span text:style-name="T24"> </text:span><text:span text:style-name="T339">5</text:span><text:span text:style-name="T338"> kol</text:span></text:p>
      <text:p text:style-name="P381"><text:span text:style-name="T998">P</text:span><text:span text:style-name="T999">říznaky:</text:span><text:span text:style-name="T579"> </text:span><text:span text:style-name="T762">Bolestivý otok a puchýře kolem rány, vyrážka.</text:span></text:p>
      <text:p text:style-name="P379"><text:span text:style-name="T1048">Účinek:</text:span><text:span text:style-name="T579"> </text:span><text:span text:style-name="T763">P</text:span><text:span text:style-name="T579">aralýza na několik minut (za první úspěch zpomalení, za druhý nevýhoda, za třetí kompletní znehybnění).</text:span></text:p>
      <text:p text:style-name="P627">Schopnosti:</text:p>
      <text:list xml:id="list2107607588" text:style-name="L51">
        <text:list-item>
          <text:p text:style-name="P967"><text:span text:style-name="T1220">Oblak chloupků:</text:span><text:span text:style-name="T1609"> </text:span><text:span text:style-name="T1607">Když se sklípkan cítí ohrožený, vypustí před sebe oblak jemných chloupků, které dráždí kůži a vyvolávají intenzivní slzení (nevýhoda).</text:span></text:p>
        </text:list-item>
        <text:list-item>
          <text:p text:style-name="P968"><text:span text:style-name="T1221">P</text:span><text:span text:style-name="T1219">avučina:</text:span><text:span text:style-name="T1607"> </text:span><text:span text:style-name="T1496">Sklípkan si ze své pavučiny staví doupě a kolem něj soustavu křivolakých tunelů. </text:span><text:span text:style-name="T1610">Na některých místech tvoří pavučiny falešnou podlahu.</text:span></text:p>
        </text:list-item>
      </text:list>
      <text:p text:style-name="P688"><text:span text:style-name="T1152">Vzhled:</text:span> <text:span text:style-name="T2104">Obrovský rezavohnědý pavouk. V rozpětí nohou měří čtyři metry.</text:span></text:p>
      <text:p text:style-name="P688"><text:span text:style-name="T1152">Boj:</text:span> <text:span text:style-name="T2105">Sklípkan díky vibracím ve své pavučině přesně ví, kde se nechází jeho kořist a obvykle ji dokáže překvapit. Kořist nejprve ochromí jedem a pak ji dorazí kusadly.</text:span></text:p>
      <text:p text:style-name="P289"><text:soft-page-break/>Suroviny:</text:p>
      <text:list xml:id="list124347038959443" text:continue-list="list124348587322717" text:style-name="L2">
        <text:list-item>
          <text:p text:style-name="P1130"><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43" text:outline-level="2"><text:bookmark-start text:name="__RefHeading___Toc2728_3430540378"/>Pavoučnatka<text:bookmark-end text:name="__RefHeading___Toc2728_3430540378"/></text:h>
      <text:p text:style-name="P147">/<text:span text:style-name="T1961">* Velikost: kudůcká podoba 5 (30 kg), pavoučí podoba 6 (60 kg) */</text:span></text:p>
      <text:p text:style-name="Property_20_level_20_1"><text:span text:style-name="T1711">Kudůcká podoba</text:span><text:span text:style-name="T1693">:</text:span><text:span text:style-name="T1738"><text:tab/></text:span><text:span text:style-name="T1750">F</text:span><text:span text:style-name="T1751">yzička </text:span><text:span text:style-name="T1764">2</text:span><text:span text:style-name="T1751">, Finesa </text:span><text:span text:style-name="T1788">5</text:span><text:span text:style-name="T1751">, Duše </text:span><text:span text:style-name="T1788">4</text:span><text:span text:style-name="T1751">, </text:span><text:span text:style-name="T1753">Ž</text:span><text:span text:style-name="T1739">ivot</text:span><text:span text:style-name="T1753">y </text:span><text:span text:style-name="T1787">7</text:span></text:p>
      <text:p text:style-name="Property_20_level_20_1"><text:span text:style-name="T1711">Pavoučí podoba</text:span><text:span text:style-name="T1712">:</text:span><text:span text:style-name="T1739"><text:tab/></text:span><text:span text:style-name="T1750">F</text:span><text:span text:style-name="T1751">yzička </text:span><text:span text:style-name="T1764">3</text:span><text:span text:style-name="T1751">, Finesa </text:span><text:span text:style-name="T1788">6</text:span><text:span text:style-name="T1751">, Duše </text:span><text:span text:style-name="T1788">4</text:span><text:span text:style-name="T1751">, </text:span><text:span text:style-name="T1753">Ž</text:span><text:span text:style-name="T1739">ivot</text:span><text:span text:style-name="T1753">y </text:span><text:span text:style-name="T1788">9</text:span></text:p>
      <text:p text:style-name="P416"><text:span text:style-name="T975">Rychlost:</text:span><text:span text:style-name="T499"> </text:span><text:span text:style-name="T768">jako člověk</text:span></text:p>
      <text:p text:style-name="P487"><text:span text:style-name="T978">Smysly:</text:span><text:span text:style-name="T506"> </text:span><text:span text:style-name="T768">v kudůcké podobě jako kudůk, v pavoučí podobě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Standalone_20_Property"><text:span text:style-name="T1686">⚔<text:tab/></text:span><text:span text:style-name="T1051">Dýka</text:span><text:span text:style-name="T768"> (v </text:span><text:span text:style-name="T769">kudůcké</text:span><text:span text:style-name="T768"> podobě)</text:span><text:span text:style-name="T679">:</text:span><text:span text:style-name="T1789"> </text:span><text:span text:style-name="T1790">5</text:span><text:span text:style-name="T1765"> </text:span><text:span text:style-name="T1738">+ k6, zranění </text:span><text:span text:style-name="T1788">1</text:span></text:p>
      <text:p text:style-name="P416"><text:span text:style-name="T1686">⚔<text:tab/></text:span><text:span text:style-name="T1050">Kusadla</text:span><text:span text:style-name="T768"> (v pavoučí podobě)</text:span><text:span text:style-name="T679">:</text:span><text:span text:style-name="T1789"> </text:span><text:span text:style-name="T1788">6</text:span><text:span text:style-name="T1765"> </text:span><text:span text:style-name="T1738">+ k6, zranění </text:span><text:span text:style-name="T1788">1</text:span></text:p>
      <text:p text:style-name="P336"><text:span text:style-name="T1964">3</text:span> dávk<text:span text:style-name="T1964">y</text:span> <text:span text:style-name="T1675">jed</text:span><text:span text:style-name="T1678">u</text:span><text:span text:style-name="T1907">: </text:span><text:span text:style-name="T341">12</text:span><text:span text:style-name="T25"> </text:span><text:span text:style-name="T29">+ k6 </text:span><text:span text:style-name="T44">proti Fyzičce</text:span></text:p>
      <text:p text:style-name="P382"><text:span text:style-name="T415">L</text:span><text:span text:style-name="T411">atence:</text:span><text:span text:style-name="T24"> </text:span><text:span text:style-name="T335">3</text:span><text:span text:style-name="T24"> m</text:span><text:span text:style-name="T31">inut</text:span><text:span text:style-name="T341">y</text:span></text:p>
      <text:p text:style-name="P382"><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402">Vzhled:</text:p>
      <text:p text:style-name="P335"><text:span text:style-name="T1222">Kudůcká podoba</text:span><text:span text:style-name="T1152">:</text:span><text:span text:style-name="T1496"> </text:span><text:span text:style-name="T1611">K</text:span><text:span text:style-name="T1612">udůcká dívka s dlouhými černými vlasy a uhrančivým pohledem </text:span><text:span text:style-name="T1611">v honosných černých šatech protkávaných stříbrem</text:span><text:span text:style-name="T1612">.</text:span></text:p>
      <text:p text:style-name="P335"><text:span text:style-name="T1222">Pavoučí podoba</text:span><text:span text:style-name="T1223">:</text:span><text:span text:style-name="T1612"> </text:span><text:span text:style-name="T1611">Černý pavouk s dvoumetrovým rozpětím nohou</text:span><text:span text:style-name="T1612">.</text:span></text:p>
      <text:p text:style-name="P691"><text:span text:style-name="T1224">Schopnosti</text:span><text:span text:style-name="T1152">:</text:span></text:p>
      <text:list xml:id="list2032044814" text:style-name="L52">
        <text:list-item>
          <text:p text:style-name="P953">Pavoučnatka se umí proměnit v obřího černého pavouka a zpět. Proměna jí trvá 1 kolo.</text:p>
        </text:list-item>
        <text:list-item>
          <text:p text:style-name="P1131"><text:soft-page-break/><text:span text:style-name="T1613">P</text:span><text:span text:style-name="T1496">avoučnatka ovládá obří i obyčejné pavouky.</text:span></text:p>
        </text:list-item>
        <text:list-item>
          <text:p text:style-name="P1132"><text:span text:style-name="T1496">Pavoučnatka umí následující kouzla: </text:span><text:span text:style-name="T1152">oko</text:span><text:span text:style-name="T1496">, </text:span><text:span text:style-name="T1152">neviditelná zbroj</text:span><text:span text:style-name="T1496">, </text:span><text:span text:style-name="T1152">detekční runy</text:span><text:span text:style-name="T1496">, </text:span><text:span text:style-name="T1152">neviditelnost</text:span><text:span text:style-name="T1496">, </text:span><text:span text:style-name="T1152">návrat</text:span><text:span text:style-name="T1496">, </text:span><text:span text:style-name="T1152">černý blesk</text:span><text:span text:style-name="T1496">.</text:span></text:p>
        </text:list-item>
      </text:list>
      <text:p text:style-name="P692"><text:span text:style-name="T1225">Léčení</text:span><text:span text:style-name="T1152">:</text:span><text:span text:style-name="T1496"> </text:span><text:span text:style-name="T1614">Pavoučnatka přes den zregeneruje všechna zranění.</text:span></text:p>
      <text:p text:style-name="P690"><text:span text:style-name="T1224">Slabiny:</text:span><text:span text:style-name="T1613"> Přímé sluneční světlo pavoučnatku zraňuje za 3kz každé kolo.</text:span></text:p>
      <text:p text:style-name="P689"><text:span text:style-name="T1152">Boj:</text:span> <text:span text:style-name="T2107">V kudůcké podobě má pavoučnatka na obranu skrytou dýku, případně sešle </text:span><text:span text:style-name="T1224">černý blesk</text:span><text:span text:style-name="T2107">. Kdy jí ale jde o život, promění se do pavouka.</text:span></text:p>
      <text:p text:style-name="P26">Suroviny:</text:p>
      <text:list xml:id="list3049738563" text:style-name="L53">
        <text:list-item>
          <text:p text:style-name="P1000"><text:span text:style-name="T2108">Pokud pavoučnatka umře ve své pavoučí podobě,</text:span> je <text:span text:style-name="T2108">z ní</text:span> možno získat až 3 dávky jedu (prodej 5 <text:span text:style-name="T2108">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44" text:outline-level="2"><text:bookmark-start text:name="__RefHeading___Toc1874_3850923094"/>Pegas<text:bookmark-end text:name="__RefHeading___Toc1874_3850923094"/></text:h>
      <text:p text:style-name="P148"><text:span text:style-name="T1267">/</text:span><text:span text:style-name="T1341">* Velikost </text:span><text:span text:style-name="T1342">9</text:span><text:span text:style-name="T1341"> (</text:span><text:span text:style-name="T1342">500</text:span><text:span text:style-name="T1341"> kg) */</text:span></text:p>
      <text:p text:style-name="P148"><text:span text:style-name="T1267">F</text:span><text:span text:style-name="T1289">yzička </text:span><text:span text:style-name="T1340">5</text:span><text:span text:style-name="T1289">, Finesa </text:span><text:span text:style-name="T1340">2</text:span><text:span text:style-name="T1289">, Duše </text:span><text:span text:style-name="T1411">3</text:span><text:span text:style-name="T504">, </text:span><text:span text:style-name="T549">Ž</text:span><text:span text:style-name="T505">ivot</text:span><text:span text:style-name="T549">y </text:span><text:span text:style-name="T633">14</text:span></text:p>
      <text:p text:style-name="P488"><text:span text:style-name="T975">Rychlost:</text:span><text:span text:style-name="T499"> </text:span><text:span text:style-name="T770">na zemi i ve vzduchu </text:span><text:span text:style-name="T634">j</text:span><text:span text:style-name="T632">ako kůň</text:span></text:p>
      <text:p text:style-name="P488"><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93"><text:soft-page-break/><text:span text:style-name="T1686">⚔<text:tab/></text:span><text:span text:style-name="T974">Z</text:span><text:span text:style-name="T977">uby</text:span><text:span text:style-name="T1270">:</text:span><text:span text:style-name="T1268"> </text:span><text:span text:style-name="T1343">5 + k6, zranění 0</text:span></text:p>
      <text:p text:style-name="P693"><text:span text:style-name="T1686">⚔<text:tab/></text:span><text:span text:style-name="T1011">Kopyta</text:span><text:span text:style-name="T1270">:</text:span><text:span text:style-name="T1268"> </text:span><text:span text:style-name="T1343">5 + k6, zranění 2</text:span></text:p>
      <text:p text:style-name="P693"><text:span text:style-name="T1152">Vzhled:</text:span> <text:span text:style-name="T2109">Okřídlený kůň.</text:span></text:p>
      <text:p text:style-name="P693"><text:span text:style-name="T1152">Boj:</text:span> <text:span text:style-name="T2109">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45" text:outline-level="2"><text:bookmark-start text:name="__RefHeading___Toc1876_3850923094"/>Permoník<text:bookmark-end text:name="__RefHeading___Toc1876_3850923094"/></text:h>
      <text:p text:style-name="P151"><text:span text:style-name="T1267">/</text:span><text:span text:style-name="T1341">* Velikost </text:span><text:span text:style-name="T1414">4</text:span><text:span text:style-name="T1341"> (</text:span><text:span text:style-name="T1414">15</text:span><text:span text:style-name="T1341"> kg) */</text:span></text:p>
      <text:p text:style-name="P151"><text:span text:style-name="T1267">F</text:span><text:span text:style-name="T1289">yzička </text:span><text:span text:style-name="T1414">2</text:span><text:span text:style-name="T1289">, Finesa </text:span><text:span text:style-name="T1414">2</text:span><text:span text:style-name="T1289">, Duše </text:span><text:span text:style-name="T1414">2</text:span><text:span text:style-name="T504">, </text:span><text:span text:style-name="T549">Ž</text:span><text:span text:style-name="T505">ivot</text:span><text:span text:style-name="T549">y </text:span><text:span text:style-name="T773">6</text:span></text:p>
      <text:p text:style-name="P490"><text:span text:style-name="T1053">Zbroj</text:span><text:span text:style-name="T975">:</text:span><text:span text:style-name="T499"> </text:span><text:span text:style-name="T772">1 (lehká zbroj)</text:span></text:p>
      <text:p text:style-name="P490"><text:span text:style-name="T975">Rychlost:</text:span><text:span text:style-name="T499"> </text:span><text:span text:style-name="T772">jako chůze</text:span></text:p>
      <text:p text:style-name="P490"><text:span text:style-name="T978">Smysly:</text:span><text:span text:style-name="T506"> </text:span><text:span text:style-name="T772">jako trpaslík</text:span></text:p>
      <text:p text:style-name="P696"><text:span text:style-name="T1686">⚔<text:tab/></text:span><text:span text:style-name="T1053">Miniaturní kuše</text:span><text:span text:style-name="T974">:</text:span><text:span text:style-name="T505"> </text:span><text:span text:style-name="T772">2</text:span><text:span text:style-name="T634"> + k6, zranění </text:span><text:span text:style-name="T772">1</text:span></text:p>
      <text:p text:style-name="P696"><text:span text:style-name="T1686">⚔<text:tab/></text:span><text:span text:style-name="T1053">Miniaturní kladivo</text:span><text:span text:style-name="T974">:</text:span><text:span text:style-name="T505"> </text:span><text:span text:style-name="T772">2</text:span><text:span text:style-name="T634"> + k6, zranění </text:span><text:span text:style-name="T772">1</text:span></text:p>
      <text:p text:style-name="P696"><text:span text:style-name="T1152">Vzhled:</text:span> <text:span text:style-name="T2112">Zhruba půl metru vysoký trpaslík.</text:span></text:p>
      <text:p text:style-name="P696"><text:span text:style-name="T1152">Boj:</text:span> <text:span text:style-name="T2112">Osamělý permoník před útočníkem většinou uteče, schová se, nebo se vzdá. Ve vetším počtu se ale permoníci nebojí pustit do křížku ani se lvem nebo medvědem. Bojují obvykle svými miniauturními kladivy nebo kušemi.</text:span></text:p>
      <text:p text:style-name="P291"><text:soft-page-break/><text:span text:style-name="T342">Permoníci žijí v dobře organizované společnosti: mají své vládce, řemeslníky a také armádu. Jsou neskutečně</text:span><text:span text:style-name="T1615"> hrabiví. Když jde o zlato nebo jiný drahý kov či kameny, dokáží být neskutečně pracovití</text:span><text:span text:style-name="T1616">.</text:span><text:span text:style-name="T1615">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7">/</text:span><text:span text:style-name="T1341">* Velikost </text:span><text:span text:style-name="T1415">3</text:span><text:span text:style-name="T1341"> (</text:span><text:span text:style-name="T1415">7</text:span><text:span text:style-name="T1341"> kg) */</text:span></text:p>
      <text:p text:style-name="P152"><text:span text:style-name="T1267">F</text:span><text:span text:style-name="T1289">yzička </text:span><text:span text:style-name="T1415">1</text:span><text:span text:style-name="T1289">, Finesa </text:span><text:span text:style-name="T1414">2</text:span><text:span text:style-name="T1289">, Duše </text:span><text:span text:style-name="T1415">3</text:span><text:span text:style-name="T504">, </text:span><text:span text:style-name="T549">Ž</text:span><text:span text:style-name="T505">ivot</text:span><text:span text:style-name="T549">y </text:span><text:span text:style-name="T774">4</text:span></text:p>
      <text:p text:style-name="P491"><text:span text:style-name="T975">Rychlost:</text:span><text:span text:style-name="T499"> </text:span><text:span text:style-name="T775">na zemi </text:span><text:span text:style-name="T772">jako chůze, </text:span><text:span text:style-name="T775">ve vzduchu rychlejší než člověk</text:span></text:p>
      <text:p text:style-name="P491"><text:span text:style-name="T978">Smysly:</text:span><text:span text:style-name="T506"> </text:span><text:span text:style-name="T772">jako </text:span><text:span text:style-name="T774">elf</text:span></text:p>
      <text:p text:style-name="P698"><text:span text:style-name="T1152">Vzhled:</text:span> <text:span text:style-name="T2113">Okřídlená bytost připomínající elfa, člověku zhruba po kolena.</text:span></text:p>
      <text:p text:style-name="P699"><text:span text:style-name="T1226">Schopnosti</text:span><text:span text:style-name="T1228">:</text:span></text:p>
      <text:list xml:id="list745624751" text:style-name="L54">
        <text:list-item>
          <text:p text:style-name="P969"><text:span text:style-name="T2114">Poletuchy umí </text:span><text:span text:style-name="T1227">telepatii</text:span><text:span text:style-name="T2114"> (jako hraničář, ale pokud cíl sám neumí </text:span><text:span text:style-name="T1227">telepatii</text:span><text:span text:style-name="T2114">, nezaregistruje, že ho někdo čte).</text:span></text:p>
        </text:list-item>
        <text:list-item>
          <text:p text:style-name="P1133">Mohou plnit drobná přání.</text:p>
        </text:list-item>
        <text:list-item>
          <text:p text:style-name="P1133">Každá poletucha umí dvě z následujících kouzel: <text:span text:style-name="T1152">neviditelnost</text:span>, <text:span text:style-name="T1152">návrat</text:span>, <text:span text:style-name="T1152">magický štít</text:span>, <text:span text:style-name="T1152">dým</text:span>, <text:span text:style-name="T1152">třpytivá zář</text:span>.</text:p>
        </text:list-item>
      </text:list>
      <text:p text:style-name="P697"><text:span text:style-name="T1152">Boj:</text:span> <text:span text:style-name="T2114">Poletuchy nechtějí nikomu ublížit a ani moc nemají jak. Když někdo ubližuje jim, obvykle uletí.</text:span></text:p>
      <text:p text:style-name="Text_20_body">Poletuchy jsou vlídné a přátelské, rády si povídají. Pokud <text:span text:style-name="T2114">se jim postavy budou zamlouvat, pomohou jim.</text:span></text:p>
      <text:h text:style-name="P846" text:outline-level="2"><text:bookmark-start text:name="__RefHeading___Toc1880_3850923094"/><text:soft-page-break/><text:span text:style-name="T486">Ř</text:span><text:span text:style-name="T485">asnatka</text:span><text:bookmark-end text:name="__RefHeading___Toc1880_3850923094"/></text:h>
      <text:p text:style-name="P149"><text:span text:style-name="T1267">/</text:span><text:span text:style-name="T1341">* Velikost 3 (7 kg) */</text:span></text:p>
      <text:p text:style-name="P149"><text:span text:style-name="T1267">F</text:span><text:span text:style-name="T1289">yzička </text:span><text:span text:style-name="T1412">1</text:span><text:span text:style-name="T1289">, Finesa </text:span><text:span text:style-name="T1412">2</text:span><text:span text:style-name="T1289">, Duše </text:span><text:span text:style-name="T1412">3</text:span><text:span text:style-name="T504">, </text:span><text:span text:style-name="T549">Ž</text:span><text:span text:style-name="T505">ivot</text:span><text:span text:style-name="T549">y </text:span><text:span text:style-name="T771">4</text:span></text:p>
      <text:p text:style-name="P489"><text:span text:style-name="T975">Rychlost:</text:span><text:span text:style-name="T499"> </text:span><text:span text:style-name="T771">jako chůze</text:span></text:p>
      <text:p text:style-name="P489"><text:span text:style-name="T978">Smysly:</text:span><text:span text:style-name="T506"> </text:span><text:span text:style-name="T771">dobrý sluch a čich</text:span></text:p>
      <text:p text:style-name="Property_20_Header"><text:span text:style-name="T1686">⚔<text:tab/></text:span><text:span text:style-name="T1052">Fialový blesk</text:span><text:span text:style-name="T1270">:</text:span><text:span text:style-name="T1268"> </text:span><text:span text:style-name="T1412">3 + k6, zranění 3kz </text:span><text:span text:style-name="T1926">bleskem</text:span><text:span text:style-name="T1412"> (odečítá se zbroj)</text:span></text:p>
      <text:p text:style-name="Property_20_level_20_1"><text:span text:style-name="T1278">Dosah:</text:span><text:span text:style-name="T1413"> krátký</text:span></text:p>
      <text:p text:style-name="P337"><text:span text:style-name="T1278">Rozsah:</text:span><text:span text:style-name="T1413"> 1 cíl</text:span></text:p>
      <text:p text:style-name="P695"><text:span text:style-name="T1152">Vzhled:</text:span> <text:span text:style-name="T2110">Vznášející se fialová koule velká zhruba jako lidská hlava, ze které na jednom místě vyrůstá 8 chapadel.</text:span></text:p>
      <text:p text:style-name="P694"><text:span text:style-name="T1152">Boj:</text:span> <text:span text:style-name="T2111">Řasnatky jsou masožravé. Svou kořist loví fialovými blesky, které vysílají z konců chapadel. Útočí často v hejnech, společně dokáží udolat i zvíře velké jako kůň.</text:span></text:p>
      <text:p text:style-name="P290">Suroviny:</text:p>
      <text:list xml:id="list124346594627063" text:continue-list="list124347038959443" text:style-name="L2">
        <text:list-item>
          <text:p text:style-name="P931">Z řasnatky může alchymista vytěžit 3 magy.</text:p>
        </text:list-item>
      </text:list>
      <text:p text:style-name="P150"><text:span text:style-name="T1262">Řasnatky se nejčastěji v</text:span>yskytuj<text:span text:style-name="T2111">í</text:span> v okolí sídel čarodějů, v blízkosti kouzelných předmětů a podobně.</text:p>
      <text:h text:style-name="P847" text:outline-level="2"><text:bookmark-start text:name="__RefHeading___Toc1884_3850923094"/><text:span text:style-name="T486">Skřetí</text:span><text:span text:style-name="T1151"> rasy</text:span><text:bookmark-end text:name="__RefHeading___Toc1884_3850923094"/></text:h>
      <text:p text:style-name="P713"><text:span text:style-name="T425">S</text:span><text:span text:style-name="T410">labiny:</text:span><text:span text:style-name="T2"> </text:span><text:span text:style-name="T345">Všechny skřetí rasy nesnáší sluneční světlo a bojují v něm s nevýhodou.</text:span></text:p>
      <text:p text:style-name="P722"><text:span text:style-name="T469">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1829966656" text:style-name="L55">
        <text:list-item>
          <text:p text:style-name="P1010">Na lovecké nebo válečné výpravě u sebe skřeti, goblini a sarkoni většinou nosí sušené maso, chlebové placky a měch s vodou.</text:p>
        </text:list-item>
        <text:list-item>
          <text:p text:style-name="P1134"><text:soft-page-break/><text:span text:style-name="T2">Každý skřet, goblin nebo sarkon navíc u sebe může mít 1-3 z následujících předmětů: </text:span><text:span text:style-name="T410">kus provazu</text:span><text:span text:style-name="T2">, </text:span><text:span text:style-name="T470">váček s medicínou</text:span><text:span text:style-name="T370">, </text:span><text:span text:style-name="T470">talisman</text:span><text:span text:style-name="T370">, </text:span><text:span text:style-name="T470">živá žába</text:span><text:span text:style-name="T370">, </text:span><text:span text:style-name="T470">dřevěná píšťalka</text:span><text:span text:style-name="T370">, </text:span><text:span text:style-name="T410">křída</text:span><text:span text:style-name="T2">,</text:span><text:span text:style-name="T370"> </text:span><text:span text:style-name="T470">hrací kostky vyrobené z kostí</text:span><text:span text:style-name="T370"> </text:span><text:span text:style-name="T2">(prodej 1 st)</text:span><text:span text:style-name="T370">, </text:span><text:span text:style-name="T410">dřevěná lžíce</text:span><text:span text:style-name="T2">,</text:span><text:span text:style-name="T370"> </text:span><text:span text:style-name="T470">stříbrný kruh v nosu nebo uchu</text:span><text:span text:style-name="T370"> </text:span><text:span text:style-name="T2">(prodej 5 st)</text:span><text:span text:style-name="T370">, </text:span><text:span text:style-name="T471">měděný prsten</text:span><text:span text:style-name="T360"> </text:span><text:span text:style-name="T2">(prodej 1 st)</text:span><text:span text:style-name="T360">, </text:span><text:span text:style-name="T472">loďka nebo figurka vyřezaná ze dřeva</text:span><text:span text:style-name="T362">.</text:span></text:p>
        </text:list-item>
        <text:list-item>
          <text:p text:style-name="P1134"><text:span text:style-name="T360">G</text:span><text:span text:style-name="T2">obliní šamani a skřetí náčelníci mohou mít mohou mít </text:span><text:span text:style-name="T473">čelenk</text:span><text:span text:style-name="T410">u</text:span><text:span text:style-name="T473"> z ptačího peří</text:span><text:span text:style-name="T361"> </text:span><text:span text:style-name="T2">(prodej 2 st)</text:span><text:span text:style-name="T361">,</text:span><text:span text:style-name="T2"> vůdci sarkonů mívají</text:span><text:span text:style-name="T361"> </text:span><text:span text:style-name="T473">náhrdelník z polodrahokamů</text:span><text:span text:style-name="T361"> </text:span><text:span text:style-name="T2">(prodej 1 zl)</text:span><text:span text:style-name="T361"> </text:span><text:span text:style-name="T2">nebo z medvědích drápů (prodej 6 st).</text:span></text:p>
        </text:list-item>
      </text:list>
      <text:h text:style-name="P864" text:outline-level="3"><text:bookmark-start text:name="__RefHeading___Toc2906_3430540378"/><text:span text:style-name="T1145">G</text:span>oblin<text:span text:style-name="T2136">i</text:span><text:bookmark-end text:name="__RefHeading___Toc2906_3430540378"/></text:h>
      <text:p text:style-name="P166">/<text:span text:style-name="T1961">* Velikost: 5 – (30 kg) */</text:span></text:p>
      <text:p text:style-name="P417"><text:span text:style-name="T975">Rychlost:</text:span><text:span text:style-name="T499"> </text:span><text:span text:style-name="T781">j</text:span><text:span text:style-name="T586">ako</text:span><text:span text:style-name="T576"> člověk</text:span></text:p>
      <text:p text:style-name="P498"><text:span text:style-name="T978">Smysly:</text:span><text:span text:style-name="T506"> </text:span><text:span text:style-name="T789">čich a chuť </text:span><text:span text:style-name="T781">jako člověk, výborný sluch </text:span><text:span text:style-name="T789">a vidění v šeru</text:span></text:p>
      <text:p text:style-name="P718"><text:span text:style-name="T973">Léčení</text:span><text:span text:style-name="T1059">:</text:span><text:span text:style-name="T789"> </text:span><text:span text:style-name="T791">G</text:span><text:span text:style-name="T493">oblini se léčí jako lidé. </text:span><text:span text:style-name="T802">Obvykle </text:span><text:span text:style-name="T814">u sebe</text:span><text:span text:style-name="T802">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alchymisty dostat</text:span><text:span text:style-name="T799"> </text:span><text:span text:style-name="T1060">léčivý lektvar</text:span><text:span text:style-name="T799">.</text:span></text:p>
      <text:p text:style-name="P714"><text:span text:style-name="T1059">Vzhled:</text:span><text:span text:style-name="T789"> </text:span><text:span text:style-name="T791">Goblini jsou velcí jako hobiti, zelení a holohlaví</text:span><text:span text:style-name="T789">. </text:span><text:span text:style-name="T791">Mají dlouhé, špičaté uši, </text:span><text:span text:style-name="T801">velké, </text:span><text:span text:style-name="T791">zahnuté nosy a ostré zuby.</text:span></text:p>
      <text:p text:style-name="Standalone_20_Property"><text:span text:style-name="T1063">Jazyky</text:span><text:span text:style-name="T1059">:</text:span><text:span text:style-name="T789"> </text:span><text:span text:style-name="T806">Goblini mluví různými nářečími odvozenými od starogoblinštiny. Všichni se také domluví obecnou skřetí řečí. </text:span><text:span text:style-name="T815">Š</text:span><text:span text:style-name="T806">amani svá zaklínadla pronáší ve starogoblinštině.</text:span></text:p>
      <text:p text:style-name="P169"><text:soft-page-break/><text:span text:style-name="T791">G</text:span><text:span text:style-name="T80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9">na lov a do boje</text:span><text:span text:style-name="T808">. Na tahání nákladů používají psy.</text:span></text:p>
      <text:h text:style-name="P892" text:outline-level="4"><text:span text:style-name="T2132">Goblin</text:span> lovec</text:h>
      <text:p text:style-name="P172"><text:span text:style-name="T1267">F</text:span><text:span text:style-name="T1289">yzička </text:span><text:span text:style-name="T1427">2</text:span><text:span text:style-name="T1289">, Finesa </text:span><text:span text:style-name="T1427">3</text:span><text:span text:style-name="T1289">, Duše </text:span><text:span text:style-name="T1427">1</text:span><text:span text:style-name="T504">, </text:span><text:span text:style-name="T549">Ž</text:span><text:span text:style-name="T505">ivot</text:span><text:span text:style-name="T549">y </text:span><text:span text:style-name="T823">7</text:span></text:p>
      <text:p text:style-name="P635"><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roperty_20_Header"><text:span text:style-name="T1686">⚔ </text:span><text:span text:style-name="T1713">Krátký luk </text:span><text:span text:style-name="T1794">(</text:span><text:span text:style-name="T1795">šípy s kamennými hroty</text:span><text:span text:style-name="T1794">)</text:span><text:span text:style-name="T1693">:</text:span><text:span text:style-name="T1738"> </text:span><text:span text:style-name="T1791">3</text:span><text:span text:style-name="T1756"> + k6, zranění </text:span><text:span text:style-name="T1791">1</text:span></text:p>
      <text:p text:style-name="P341"><text:span text:style-name="T1713">D</text:span><text:span text:style-name="T1693">ostřel:</text:span><text:span text:style-name="T1738"> střední</text:span></text:p>
      <text:p text:style-name="P341"><text:span text:style-name="T1866">J</text:span><text:span text:style-name="T1867">ed</text:span><text:span text:style-name="T1732"> </text:span><text:span text:style-name="T1733">z černé ropuchy:</text:span><text:span text:style-name="T1805"> </text:span><text:span text:style-name="T1810">6</text:span><text:span text:style-name="T1806"> </text:span><text:span text:style-name="T1807">+ k6 </text:span><text:span text:style-name="T1808">proti Fyzičce</text:span></text:p>
      <text:p text:style-name="P383"><text:span text:style-name="T415">L</text:span><text:span text:style-name="T411">atence:</text:span><text:span text:style-name="T24"> </text:span><text:span text:style-name="T371">10</text:span><text:span text:style-name="T24"> m</text:span><text:span text:style-name="T31">inut</text:span></text:p>
      <text:p text:style-name="P383"><text:span text:style-name="T1725">P</text:span><text:span text:style-name="T1726">říznaky:</text:span><text:span text:style-name="T1809"> </text:span><text:span text:style-name="T1811">L</text:span><text:span text:style-name="T1812">apání po dechu</text:span><text:span text:style-name="T1813">, </text:span><text:span text:style-name="T1814">zvracení, křeče. </text:span><text:span text:style-name="T1815">Následují halucinace, hučení v uších, bolesti hlavy a závratě. </text:span><text:span text:style-name="T1816">Smrt nastává v důsledku zástavy srdce.</text:span></text:p>
      <text:p text:style-name="Standalone_20_Property"><text:span text:style-name="T1686">⚔ </text:span><text:span text:style-name="T1717">Nůž</text:span><text:span text:style-name="T1700">:</text:span><text:span text:style-name="T1756"> </text:span><text:span text:style-name="T1791">3</text:span><text:span text:style-name="T1756"> + k6, zranění </text:span><text:span text:style-name="T1791">0</text:span></text:p>
      <text:p text:style-name="P629">Dovednosti:</text:p>
      <text:list xml:id="list27588610" text:style-name="L56">
        <text:list-item>
          <text:p text:style-name="P1138"><text:span text:style-name="T1800">Základy</text:span><text:span text:style-name="T1796"> </text:span><text:span text:style-name="T1718">ošetřování zranění</text:span></text:p>
        </text:list-item>
        <text:list-item>
          <text:p text:style-name="P1139"><text:span text:style-name="T1796">P</text:span><text:span text:style-name="T1738">okročilá </text:span><text:span text:style-name="T1693">ostražitost a plížení</text:span></text:p>
        </text:list-item>
        <text:list-item>
          <text:p text:style-name="P1140"><text:span text:style-name="T1796">Pokročilé </text:span><text:span text:style-name="T1723">plavání</text:span></text:p>
        </text:list-item>
        <text:list-item>
          <text:p text:style-name="P1141"><text:span text:style-name="T1802">Pokročilé</text:span><text:span text:style-name="T1796"> </text:span><text:span text:style-name="T1724">šplhání</text:span></text:p>
        </text:list-item>
        <text:list-item>
          <text:p text:style-name="P1135"><text:span text:style-name="T1796">Pokročilé </text:span><text:span text:style-name="T1719">líčení a odstraňování pastí</text:span></text:p>
        </text:list-item>
        <text:list-item>
          <text:p text:style-name="P1142"><text:span text:style-name="T1796">P</text:span><text:span text:style-name="T1738">okročil</text:span><text:span text:style-name="T1797">ý</text:span><text:span text:style-name="T1738"> </text:span><text:span text:style-name="T1720">lov a stopování</text:span></text:p>
        </text:list-item>
        <text:list-item>
          <text:p text:style-name="P1143"><text:span text:style-name="T1796">P</text:span><text:span text:style-name="T1797">okročilá </text:span><text:span text:style-name="T1720">o</text:span><text:span text:style-name="T1722">rientace a přežití v divočině</text:span></text:p>
        </text:list-item>
        <text:list-item>
          <text:p text:style-name="P1144"><text:soft-page-break/><text:span text:style-name="T1796">P</text:span><text:span text:style-name="T1738">okročil</text:span><text:span text:style-name="T1798">é</text:span><text:span text:style-name="T1738"> </text:span><text:span text:style-name="T1721">jezdectví</text:span><text:span text:style-name="T1798"> (</text:span><text:span text:style-name="T1804">jezdí </text:span><text:span text:style-name="T1798">na lítých vlcích)</text:span></text:p>
        </text:list-item>
      </text:list>
      <text:p text:style-name="P708"><text:span text:style-name="T1059">Boj:</text:span><text:span text:style-name="T789"> </text:span><text:span text:style-name="T803">Goblini </text:span><text:span text:style-name="T816">si</text:span><text:span text:style-name="T803"> spíš než osobní statečnosti a odvahy cení lstivosti a záludnosti</text:span><text:span text:style-name="T810">. Nej</text:span><text:span text:style-name="T816">raději</text:span><text:span text:style-name="T810"> </text:span><text:span text:style-name="T803">z úkryt</text:span><text:span text:style-name="T810">ů</text:span><text:span text:style-name="T803"> střílí</text:span><text:span text:style-name="T810"> </text:span><text:span text:style-name="T816">otrávené šípy</text:span><text:span text:style-name="T803">, před útočníky ustupují a využívají úzké průchody </text:span><text:span text:style-name="T817">a podzemní </text:span><text:span text:style-name="T818">tunely</text:span><text:span text:style-name="T803">, do kterých se větší útočníci nevejdou, nebo dovedně skryté pasti.</text:span></text:p>
      <text:h text:style-name="Heading_20_4" text:outline-level="4">Goblin alchymista</text:h>
      <text:p text:style-name="Property_20_level_20_0"><text:span text:style-name="T1750">F</text:span><text:span text:style-name="T1751">yzička </text:span><text:span text:style-name="T1831">1</text:span><text:span text:style-name="T1751">, Finesa </text:span><text:span text:style-name="T1792">3</text:span><text:span text:style-name="T1751">, Duše </text:span><text:span text:style-name="T1831">2</text:span><text:span text:style-name="T1751">, </text:span><text:span text:style-name="T1753">Ž</text:span><text:span text:style-name="T1739">ivot</text:span><text:span text:style-name="T1753">y </text:span><text:span text:style-name="T1831">6</text:span></text:p>
      <text:p text:style-name="Standalone_20_Property"><text:span text:style-name="T1686">⚔<text:tab/></text:span><text:span text:style-name="T1714">Nůž</text:span><text:span text:style-name="T1694">:</text:span><text:span text:style-name="T1739"> </text:span><text:span text:style-name="T1792">3 + k6, zranění 0</text:span></text:p>
      <text:p text:style-name="Property_20_Header"><text:span text:style-name="T1686">⚔<text:tab/></text:span><text:span text:style-name="T1715">Ohnivá hlína</text:span><text:span text:style-name="T1694">:</text:span><text:span text:style-name="T1739"> </text:span><text:span text:style-name="T1792">3 + k6, </text:span><text:span text:style-name="T1834">2</text:span><text:span text:style-name="T1835">kz </text:span><text:span text:style-name="T1860">ohněm</text:span><text:span text:style-name="T1835"> </text:span><text:span text:style-name="T1837">(</text:span><text:span text:style-name="T1836">odečítá se Zbroj</text:span><text:span text:style-name="T1837">)</text:span></text:p>
      <text:p text:style-name="P338"><text:span text:style-name="T1841">Dostřel:</text:span><text:span text:style-name="T1838"> </text:span><text:span text:style-name="T1834">krátký</text:span></text:p>
      <text:p text:style-name="P338"><text:span text:style-name="T1842">R</text:span><text:span text:style-name="T1843">ozsah </text:span><text:span text:style-name="T1845">výbuchu</text:span><text:span text:style-name="T1843">:</text:span><text:span text:style-name="T1839"> všechno v </text:span><text:span text:style-name="T1844">kontaktní</text:span><text:span text:style-name="T1843"> vzdálenosti</text:span></text:p>
      <text:p text:style-name="Property_20_Header"><text:span text:style-name="T1692">⚔<text:tab/></text:span><text:span text:style-name="T1737">Petarda</text:span><text:span text:style-name="T1736">:</text:span><text:span text:style-name="T1832"> </text:span><text:span text:style-name="T1833">3 + k6</text:span></text:p>
      <text:p text:style-name="P338"><text:span text:style-name="T1846">R</text:span><text:span text:style-name="T1843">ozsah </text:span><text:span text:style-name="T1847">výbuchu</text:span><text:span text:style-name="T1843">:</text:span><text:span text:style-name="T1839"> všichni v </text:span><text:span text:style-name="T1843">kontaktní vzdálenosti</text:span></text:p>
      <text:p text:style-name="P338"><text:span text:style-name="T1843">Účinek:</text:span><text:span text:style-name="T1839"> ohlušení a nevýhoda za potíže s rovnováhou na počet kol rovný počtu úspěchů</text:span></text:p>
      <text:p text:style-name="P418"><text:span text:style-name="T1692">⚔<text:tab/></text:span><text:span text:style-name="T1737">Cibulový extrakt</text:span><text:span text:style-name="T1736">:</text:span><text:span text:style-name="T1832"> </text:span><text:span text:style-name="T1833">3 + k6</text:span></text:p>
      <text:p text:style-name="P338"><text:span text:style-name="T1846">R</text:span><text:span text:style-name="T1843">ozsah </text:span><text:span text:style-name="T1847">výbuchu</text:span><text:span text:style-name="T1843">:</text:span><text:span text:style-name="T1839"> všichni v </text:span><text:span text:style-name="T1843">kontaktní vzdálenosti</text:span></text:p>
      <text:p text:style-name="P339"><text:span text:style-name="T1843">Účinek:</text:span><text:span text:style-name="T1839"> </text:span><text:span text:style-name="T1840">hlasité kýchání a oslepení na počet kol rovný počtu úspěchů</text:span></text:p>
      <text:p text:style-name="P418"><text:span text:style-name="T1686">⚔<text:tab/></text:span><text:span text:style-name="T1716">Bomba</text:span><text:span text:style-name="T1694">:</text:span><text:span text:style-name="T1739"> </text:span><text:span text:style-name="T1793">6</text:span><text:span text:style-name="T1792"> + k6, </text:span><text:span text:style-name="T1861">5</text:span><text:span text:style-name="T1862">kz </text:span><text:span text:style-name="T1864">dr</text:span><text:span text:style-name="T1865">cením</text:span><text:span text:style-name="T1835"> </text:span><text:span text:style-name="T1837">(</text:span><text:span text:style-name="T1836">odečítá se Zbroj</text:span><text:span text:style-name="T1837">)</text:span></text:p>
      <text:p text:style-name="P338"><text:span text:style-name="T1842">R</text:span><text:span text:style-name="T1843">ozsah </text:span><text:span text:style-name="T1845">výbuchu</text:span><text:span text:style-name="T1843">:</text:span><text:span text:style-name="T1839"> všechno v </text:span><text:span text:style-name="T1844">kontaktní</text:span><text:span text:style-name="T1843"> vzdálenosti</text:span></text:p>
      <text:p text:style-name="P628">Dovednosti:</text:p>
      <text:list xml:id="list124347527398896" text:continue-numbering="true" text:style-name="L56">
        <text:list-item>
          <text:p text:style-name="P1139"><text:span text:style-name="T1738">Základy</text:span><text:span text:style-name="T1796"> </text:span><text:span text:style-name="T1718">ostražitost</text:span><text:span text:style-name="T1693">i</text:span><text:span text:style-name="T1718"> a plížení</text:span></text:p>
        </text:list-item>
        <text:list-item>
          <text:p text:style-name="P1143"><text:span text:style-name="T1799">Základy</text:span><text:span text:style-name="T1797"> </text:span><text:span text:style-name="T1720">o</text:span><text:span text:style-name="T1722">rientace a přežití v divočině</text:span></text:p>
        </text:list-item>
        <text:list-item>
          <text:p text:style-name="P1140"><text:span text:style-name="T1801">Základy</text:span><text:span text:style-name="T1796"> </text:span><text:span text:style-name="T1723">plavání</text:span></text:p>
        </text:list-item>
        <text:list-item>
          <text:p text:style-name="P1141"><text:soft-page-break/><text:span text:style-name="T1801">Základy</text:span><text:span text:style-name="T1796"> </text:span><text:span text:style-name="T1724">šplhání</text:span></text:p>
        </text:list-item>
        <text:list-item>
          <text:p text:style-name="P1138"><text:span text:style-name="T1796">P</text:span><text:span text:style-name="T1799">okročilé </text:span><text:span text:style-name="T1722">ošetřování zranění</text:span></text:p>
        </text:list-item>
        <text:list-item>
          <text:p text:style-name="P1136"><text:span text:style-name="T1619">Pokročilé </text:span><text:span text:style-name="T1234">bylinkářství</text:span></text:p>
        </text:list-item>
      </text:list>
      <text:p text:style-name="P624">Schopnosti:</text:p>
      <text:list xml:id="list3235466344" text:style-name="L57">
        <text:list-item>
          <text:p text:style-name="P1149"><text:span text:style-name="T2131">Každý gobliní alchymista umí tři z následujících receptů: </text:span><text:span text:style-name="T1232">ohnivá hlína</text:span><text:span text:style-name="T2129">, </text:span><text:span text:style-name="T1232">petarda</text:span><text:span text:style-name="T2129">, </text:span><text:span text:style-name="T1231">cibulový extrakt</text:span><text:span text:style-name="T2130">, </text:span><text:span text:style-name="T1231">dýmovnice</text:span><text:span text:style-name="T2130">, </text:span><text:span text:style-name="T1232">bomba</text:span><text:span text:style-name="T2129">, </text:span><text:span text:style-name="T1231">tinktura proti bolesti</text:span><text:span text:style-name="T2130">, </text:span><text:span text:style-name="T1231">léčivý lektvar</text:span><text:span text:style-name="T2130">, </text:span><text:span text:style-name="T1231">lektvar ohnivého dechu</text:span><text:span text:style-name="T2130">. Od každého předmětu, který umí vyrábět, má 2-3 kusy.</text:span></text:p>
          <text:p text:style-name="P1150"><text:span text:style-name="T1152">Ohnivé hlíny</text:span>, <text:span text:style-name="T1152">dýmovnice</text:span>, <text:span text:style-name="T1152">cibulové extrakty</text:span> a <text:span text:style-name="T1152">petardy</text:span> obvykle hází sám, lektvary a tinktury rozdává bojovníkům. <text:span text:style-name="T2131">Bombu nejčastěji používá jako past (obvykle dovedně schovanou), když ale začne jít do tuhého, zapálí doutnák a dá ji nějakému lovci, který pak s ní v náručí doběhne k postavám a odpálí se.</text:span></text:p>
        </text:list-item>
      </text:list>
      <text:p text:style-name="P294">Kořist:</text:p>
      <text:list xml:id="list3844053015" text:style-name="L58">
        <text:list-item>
          <text:p text:style-name="P1108"><text:span text:style-name="T2134">H</text:span>ojivá mast<text:span text:style-name="T1496"> </text:span><text:span text:style-name="T1644">(prodej 3 st)</text:span></text:p>
        </text:list-item>
        <text:list-item>
          <text:p text:style-name="P1090">Váček se surovinami (5 magů)</text:p>
        </text:list-item>
      </text:list>
      <text:h text:style-name="P893" text:outline-level="4"><text:span text:style-name="T2132">Goblin</text:span> <text:span text:style-name="T2133">šaman</text:span></text:h>
      <text:p text:style-name="P167"><text:span text:style-name="T1267">F</text:span><text:span text:style-name="T1289">yzička </text:span><text:span text:style-name="T1426">1</text:span><text:span text:style-name="T1289">, Finesa </text:span><text:span text:style-name="T1426">2</text:span><text:span text:style-name="T1289">, Duše </text:span><text:span text:style-name="T1428">4</text:span><text:span text:style-name="T504">, </text:span><text:span text:style-name="T549">Ž</text:span><text:span text:style-name="T505">ivot</text:span><text:span text:style-name="T549">y </text:span><text:span text:style-name="T811">6</text:span></text:p>
      <text:p text:style-name="P721"><text:span text:style-name="T1686">⚔ </text:span><text:span text:style-name="T1717">Nůž</text:span><text:span text:style-name="T1700">:</text:span><text:span text:style-name="T1756"> </text:span><text:span text:style-name="T1817">2</text:span><text:span text:style-name="T1756"> + k6, zranění </text:span><text:span text:style-name="T1791">0</text:span></text:p>
      <text:p text:style-name="P630">Dovednosti:</text:p>
      <text:list xml:id="list124347345127756" text:continue-list="list124347527398896" text:style-name="L56">
        <text:list-item>
          <text:p text:style-name="P1139"><text:span text:style-name="T1738">Základy</text:span><text:span text:style-name="T1796"> </text:span><text:span text:style-name="T1718">ostražitost</text:span><text:span text:style-name="T1693">i</text:span><text:span text:style-name="T1718"> a plížení</text:span></text:p>
        </text:list-item>
        <text:list-item>
          <text:p text:style-name="P1143"><text:soft-page-break/><text:span text:style-name="T1799">Základy</text:span><text:span text:style-name="T1797"> </text:span><text:span text:style-name="T1720">o</text:span><text:span text:style-name="T1722">rientace a přežití v divočině</text:span></text:p>
        </text:list-item>
        <text:list-item>
          <text:p text:style-name="P1140"><text:span text:style-name="T1801">Základy</text:span><text:span text:style-name="T1796"> </text:span><text:span text:style-name="T1723">plavání</text:span></text:p>
        </text:list-item>
        <text:list-item>
          <text:p text:style-name="P1141"><text:span text:style-name="T1801">Základy</text:span><text:span text:style-name="T1796"> </text:span><text:span text:style-name="T1724">šplhání</text:span></text:p>
        </text:list-item>
        <text:list-item>
          <text:p text:style-name="P1151"><text:span text:style-name="T800">Pokročilé </text:span><text:span text:style-name="T1061">bylinkářství</text:span></text:p>
        </text:list-item>
        <text:list-item>
          <text:p text:style-name="P1139"><text:span text:style-name="T800">P</text:span><text:span text:style-name="T493">okročilé </text:span><text:span text:style-name="T973">ošetřování zranění</text:span></text:p>
        </text:list-item>
      </text:list>
      <text:p text:style-name="P295"><text:span text:style-name="T2135">Schopnosti</text:span>:</text:p>
      <text:list xml:id="list2700534641" text:style-name="L59">
        <text:list-item>
          <text:p text:style-name="P816"><text:span text:style-name="T1620">Každý gobliní šaman umí tři z následující</text:span><text:span text:style-name="T1623">c</text:span><text:span text:style-name="T1620">h kouzel:</text:span></text:p>
          <text:list>
            <text:list-item>
              <text:p text:style-name="P817">Duševní úder</text:p>
              <text:list>
                <text:list-header>
                  <text:p text:style-name="P1153"><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span><text:span text:style-name="T2139"><text:line-break/></text:span><text:span text:style-name="T1236">Zranění:</text:span><text:span text:style-name="T2138"> </text:span><text:span text:style-name="T377">4</text:span><text:span text:style-name="T2138">kz (</text:span><text:span text:style-name="T1139">d</text:span><text:span text:style-name="T1140">uševní</text:span><text:span text:style-name="T2138">)</text:span></text:p>
                  <text:p text:style-name="P1153"><text:span text:style-name="T1235">Duševní úder</text:span><text:span text:style-name="T2137"> obchází zbroj, neúčinkuje ale na zvířata a </text:span><text:span text:style-name="T372">jiné</text:span><text:span text:style-name="T2137"> tvory, kteří nemají duši.</text:span></text:p>
                </text:list-header>
              </text:list>
            </text:list-item>
            <text:list-item>
              <text:p text:style-name="P817">Halucinace</text:p>
              <text:list>
                <text:list-header>
                  <text:p text:style-name="P1154"><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474">Útok:</text:span><text:span text:style-name="T376"> Duše + k6 proti D</text:span><text:span text:style-name="T375">uši<text:line-break/></text:span><text:span text:style-name="T476">Trvání:</text:span><text:span text:style-name="T380"> Počet kol rovný počtu úspěchů</text:span><text:span text:style-name="T375"><text:line-break/></text:span><text:span text:style-name="T475">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57"><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17">Strach</text:p>
              <text:list>
                <text:list-header>
                  <text:p text:style-name="P1154"><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17">Bolest</text:p>
              <text:list>
                <text:list-header>
                  <text:p text:style-name="P1154"><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Šílená bolest</text:span><text:span text:style-name="T375"> </text:span><text:span text:style-name="T380">(nevýhoda)</text:span></text:p>
                </text:list-header>
              </text:list>
            </text:list-item>
            <text:list-item>
              <text:p text:style-name="P817">Slepota</text:p>
              <text:list>
                <text:list-header>
                  <text:p text:style-name="P1154"><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Ztráta zraku</text:span></text:p>
                </text:list-header>
              </text:list>
            </text:list-item>
            <text:list-item>
              <text:p text:style-name="P817"><text:soft-page-break/>Paranoia</text:p>
              <text:list>
                <text:list-header>
                  <text:p text:style-name="P1155"><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line-break/></text:span><text:span text:style-name="T476">Účinek:</text:span><text:span text:style-name="T380"> Postava nerozezná přítele od nepřítele, </text:span><text:span text:style-name="T381">je si naprosto jistá, že se ji všichni kolem snaží zabít</text:span></text:p>
                </text:list-header>
              </text:list>
            </text:list-item>
            <text:list-item>
              <text:p text:style-name="P817">Potácení</text:p>
              <text:list>
                <text:list-header>
                  <text:p text:style-name="P1156"><text:span text:style-name="T1236">Dosah:</text:span><text:span text:style-name="T2138"> </text:span><text:span text:style-name="T373">s</text:span><text:span text:style-name="T374">třední</text:span><text:span text:style-name="T2138"><text:line-break/></text:span><text:span text:style-name="T1236">Rozsah:</text:span><text:span text:style-name="T2138"> 1</text:span><text:span text:style-name="T375"> tvor, </text:span><text:span text:style-name="T374">který má duši</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4">Kořist:</text:p>
      <text:list xml:id="list124347210841057" text:continue-list="list3844053015" text:style-name="L58">
        <text:list-item>
          <text:p text:style-name="P1108">hojivá mast<text:span text:style-name="T1496"> </text:span><text:span text:style-name="T1644">(prodej 3 st)</text:span></text:p>
        </text:list-item>
        <text:list-item>
          <text:p text:style-name="P1158"><text:span text:style-name="T1152">léčivý lektvar</text:span><text:span text:style-name="T1496"> (pokud ho nevypil, </text:span><text:span text:style-name="T1644">prodej 1 zl</text:span><text:span text:style-name="T1496">)</text:span></text:p>
        </text:list-item>
      </text:list>
      <text:h text:style-name="Heading_20_3" text:outline-level="3"><text:bookmark-start text:name="__RefHeading___Toc2908_3430540378"/>Sarkon<text:span text:style-name="T2136">i</text:span><text:bookmark-end text:name="__RefHeading___Toc2908_3430540378"/></text:h>
      <text:p text:style-name="P162"><text:span text:style-name="T1267">/</text:span><text:span text:style-name="T1341">* Velikost </text:span><text:span text:style-name="T1423">7</text:span><text:span text:style-name="T1341"> (</text:span><text:span text:style-name="T1423">125</text:span><text:span text:style-name="T1341"> kg) */</text:span></text:p>
      <text:p text:style-name="P495"><text:span text:style-name="T975">Rychlost:</text:span><text:span text:style-name="T499"> </text:span><text:span text:style-name="T782">jako člověk</text:span></text:p>
      <text:p text:style-name="P495"><text:span text:style-name="T978">Smysly:</text:span><text:span text:style-name="T506"> </text:span><text:span text:style-name="T789">čich a sluch </text:span><text:span text:style-name="T782">jako člověk, </text:span><text:span text:style-name="T798">vidění v šeru a</text:span><text:span text:style-name="T782"> infravidění</text:span></text:p>
      <text:p text:style-name="P720"><text:span text:style-name="T1056">Léčení</text:span><text:span text:style-name="T1059">:</text:span><text:span text:style-name="T789"> </text:span><text:span text:style-name="T812">Sarkoni</text:span><text:span text:style-name="T782"> se léčí jako lidé. </text:span><text:span text:style-name="T802">Obvykle mají </text:span><text:span text:style-name="T1056">hojivou mast</text:span><text:span text:style-name="T782">, díky které si po spánku vyléčí </text:span><text:span text:style-name="T800">2</text:span><text:span text:style-name="T782"> životy. </text:span><text:span text:style-name="T799">Mohou také </text:span><text:span text:style-name="T812">mít</text:span><text:span text:style-name="T799"> </text:span><text:span text:style-name="T1064">skřetí dryák</text:span><text:span text:style-name="T799">.</text:span></text:p>
      <text:p text:style-name="P707"><text:span text:style-name="T973">Vzhled:</text:span><text:span text:style-name="T493"> </text:span><text:span text:style-name="T792">Sarkoni jsou v</text:span><text:span text:style-name="T493">el</text:span><text:span text:style-name="T792">cí</text:span><text:span text:style-name="T493">, chlupat</text:span><text:span text:style-name="T813">í</text:span><text:span text:style-name="T493"> skřet</text:span><text:span text:style-name="T792">i</text:span><text:span text:style-name="T493">. </text:span><text:span text:style-name="T793">Na oblečení mají symboly svého klanu (například vlk, kanec a podobně).</text:span></text:p>
      <text:p text:style-name="P14"><text:soft-page-break/>Sarkoni nemají šamany <text:span text:style-name="T2140">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94" text:outline-level="4">Sarkon lovec</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4"><text:span text:style-name="T1267">F</text:span><text:span text:style-name="T1289">yzička </text:span><text:span text:style-name="T1425">4</text:span><text:span text:style-name="T1289">, Finesa </text:span><text:span text:style-name="T1425">5</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5">1</text:span></text:p>
      <text:p text:style-name="P497"><text:span text:style-name="T975">Zbroj:</text:span><text:span text:style-name="T499"> </text:span><text:span text:style-name="T783">1</text:span><text:span text:style-name="T782"> (</text:span><text:span text:style-name="T783">lehká</text:span><text:span text:style-name="T782"> zbroj)</text:span></text:p>
      <text:p text:style-name="Property_20_Header"><text:span text:style-name="T1686">⚔<text:tab/></text:span><text:span text:style-name="T1058">Oštěp</text:span><text:span text:style-name="T1270">:</text:span><text:span text:style-name="T1268"> </text:span><text:span text:style-name="T1423">5 + k6, zranění </text:span><text:span text:style-name="T1425">1</text:span></text:p>
      <text:p text:style-name="Property_20_level_20_1"><text:span text:style-name="T1269">Dostřel:</text:span><text:span text:style-name="T1266"> krátký</text:span></text:p>
      <text:p text:style-name="P712"><text:span text:style-name="T1686">⚔<text:tab/></text:span><text:span text:style-name="T1056">Tesák</text:span><text:span text:style-name="T1270">:</text:span><text:span text:style-name="T1268"> </text:span><text:span text:style-name="T1423">5 + k6, zranění 1</text:span></text:p>
      <text:p text:style-name="P706"><text:span text:style-name="T973">Boj:</text:span><text:span text:style-name="T493"> </text:span><text:span text:style-name="T797">Sarkoní lovci v boji i při lovu</text:span><text:span text:style-name="T784"> spolupracují – jeden z nich </text:span><text:span text:style-name="T797">obvykle</text:span><text:span text:style-name="T784"> láká kořist a ostatní jsou </text:span><text:span text:style-name="T788">v úkrytu</text:span><text:span text:style-name="T784"> připraveni hodit své oštěpy, vrhnout se na ni a dorazit ji tesáky.</text:span></text:p>
      <text:h text:style-name="Heading_20_4" text:outline-level="4"><text:span text:style-name="T2127">Sarkon b</text:span>ojovník</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2"><text:span text:style-name="T1267">F</text:span><text:span text:style-name="T1289">yzička </text:span><text:span text:style-name="T1423">5</text:span><text:span text:style-name="T1289">, Finesa </text:span><text:span text:style-name="T1423">3</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3">2</text:span></text:p>
      <text:p text:style-name="P495"><text:span text:style-name="T975">Zbroj:</text:span><text:span text:style-name="T499"> </text:span><text:span text:style-name="T782">2 (těžká zbroj)</text:span></text:p>
      <text:p text:style-name="P704"><text:span text:style-name="T1686">⚔<text:tab/></text:span><text:span text:style-name="T1056">Dvojruční palice</text:span><text:span text:style-name="T1270">:</text:span><text:span text:style-name="T1268"> </text:span><text:span text:style-name="T1423">5 + k6, zranění 3</text:span></text:p>
      <text:p text:style-name="P704"><text:span text:style-name="T1686">⚔<text:tab/></text:span><text:span text:style-name="T1056">Tesák</text:span><text:span text:style-name="T1270">:</text:span><text:span text:style-name="T1268"> </text:span><text:span text:style-name="T1423">5 + k6, zranění 1</text:span></text:p>
      <text:p text:style-name="P715"><text:span text:style-name="T1056">Boj:</text:span><text:span text:style-name="T782"> </text:span><text:span text:style-name="T784">Bojovníci sarkonů neuznávají taktiku ani rozkazy. </text:span><text:span text:style-name="T796">S</text:span><text:span text:style-name="T784">naží </text:span><text:span text:style-name="T796">se</text:span><text:span text:style-name="T784"> být první </text:span><text:span text:style-name="T785">ve zteči</text:span><text:span text:style-name="T784">, pobít co nejvíc nepřátel a získat tak </text:span><text:span text:style-name="T785">co</text:span><text:span text:style-name="T784"> nejvíc slávy.</text:span></text:p>
      <text:h text:style-name="P895" text:outline-level="4"><text:soft-page-break/>Vůdce sarkonů</text:h>
      <text:p text:style-name="P163"><text:span text:style-name="T1267">F</text:span><text:span text:style-name="T1289">yzička </text:span><text:span text:style-name="T1424">6</text:span><text:span text:style-name="T1289">, Finesa </text:span><text:span text:style-name="T1424">4</text:span><text:span text:style-name="T1289">, Duše </text:span><text:span text:style-name="T1424">3</text:span><text:span text:style-name="T504">, </text:span><text:span text:style-name="T549">Ž</text:span><text:span text:style-name="T505">ivot</text:span><text:span text:style-name="T549">y </text:span><text:span text:style-name="T1268">1</text:span><text:span text:style-name="T1424">3</text:span></text:p>
      <text:p text:style-name="P496"><text:span text:style-name="T975">Zbroj:</text:span><text:span text:style-name="T499"> </text:span><text:span text:style-name="T782">2 (těžká zbroj)</text:span></text:p>
      <text:p text:style-name="P705"><text:span text:style-name="T1686">⚔<text:tab/></text:span><text:span text:style-name="T1056">Dvojruční </text:span><text:span text:style-name="T1057">sekera</text:span><text:span text:style-name="T1270">:</text:span><text:span text:style-name="T1268"> </text:span><text:span text:style-name="T1424">6</text:span><text:span text:style-name="T1423"> + k6, zranění 3</text:span></text:p>
      <text:p text:style-name="P705"><text:span text:style-name="T1686">⚔<text:tab/></text:span><text:span text:style-name="T1056">Tesák</text:span><text:span text:style-name="T1270">:</text:span><text:span text:style-name="T1268"> </text:span><text:span text:style-name="T1429">6</text:span><text:span text:style-name="T1423"> + k6, zranění 1</text:span></text:p>
      <text:p text:style-name="P716"><text:span text:style-name="T1056">Boj:</text:span><text:span text:style-name="T782"> </text:span><text:span text:style-name="T785">Vůdce sarkonů je </text:span><text:span text:style-name="T795">v</text:span><text:span text:style-name="T786"> boji je vždy v čele. </text:span><text:span text:style-name="T795">Je nesmírně zuřivý, silný a krutý.</text:span></text:p>
      <text:p text:style-name="P717"><text:span text:style-name="T785">Vůdce sarkonů je obvykle největší a nejsilnější z </text:span><text:span text:style-name="T787">bojovníků</text:span><text:span text:style-name="T785">.</text:span></text:p>
      <text:h text:style-name="P864" text:outline-level="3"><text:bookmark-start text:name="__RefHeading___Toc2910_3430540378"/>Skřet<text:span text:style-name="T2136">i</text:span><text:bookmark-end text:name="__RefHeading___Toc2910_3430540378"/></text:h>
      <text:p text:style-name="P168">/<text:span text:style-name="T1961">* Velikost: 6 – (60 kg) */</text:span></text:p>
      <text:p text:style-name="P419"><text:span text:style-name="T975">Rychlost:</text:span><text:span text:style-name="T499"> </text:span><text:span text:style-name="T781">j</text:span><text:span text:style-name="T586">ako</text:span><text:span text:style-name="T576"> člověk</text:span></text:p>
      <text:p text:style-name="P499"><text:span text:style-name="T978">Smysly:</text:span><text:span text:style-name="T506"> </text:span><text:span text:style-name="T790">sluch</text:span><text:span text:style-name="T789"> a chuť </text:span><text:span text:style-name="T781">jako člověk, výborný </text:span><text:span text:style-name="T790">čich</text:span><text:span text:style-name="T781"> </text:span><text:span text:style-name="T789">a vidění v šeru</text:span></text:p>
      <text:p text:style-name="P719"><text:span text:style-name="T973">Léčení</text:span><text:span text:style-name="T1059">:</text:span><text:span text:style-name="T789"> </text:span><text:span text:style-name="T820">Skřeti</text:span><text:span text:style-name="T493"> se léčí jako lidé. </text:span><text:span text:style-name="T802">Obvykle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text:span><text:span text:style-name="T804">šamana</text:span><text:span text:style-name="T802"> dostat</text:span><text:span text:style-name="T799"> </text:span><text:span text:style-name="T1062">skřetí dryák</text:span><text:span text:style-name="T799">.</text:span></text:p>
      <text:p text:style-name="P723"><text:span text:style-name="T1059">Vzhled:</text:span><text:span text:style-name="T789"> </text:span><text:span text:style-name="T804">Skřeti </text:span><text:span text:style-name="T821">jsou</text:span><text:span text:style-name="T791"> velcí jako </text:span><text:span text:style-name="T804">lidé</text:span><text:span text:style-name="T789">. </text:span><text:span text:style-name="T804">Kůži mají hnědou, šedou nebo černou, výjimečně se mezi nimi vyskytují albíni. Mají</text:span><text:span text:style-name="T789"> </text:span><text:span text:style-name="T804">za</text:span><text:span text:style-name="T791">špičaté uši,</text:span><text:span text:style-name="T804"> vystouplé tesáky</text:span><text:span text:style-name="T791"> </text:span><text:span text:style-name="T805">a ohyzdné </text:span><text:span text:style-name="T804">tváře. </text:span><text:span text:style-name="T819">Na</text:span><text:span text:style-name="T793"> bojových výp</text:span><text:span text:style-name="T794">ravách</text:span><text:span text:style-name="T793"> mívají válečné malování.</text:span></text:p>
      <text:p text:style-name="P806"><text:span text:style-name="T1063">Jazyky</text:span><text:span text:style-name="T1059">:</text:span><text:span text:style-name="T789"> </text:span><text:span text:style-name="T807">Většina skřetů mluví svým vlastním nářečím, rozumí ale obecné skřetí řeči. </text:span><text:span text:style-name="T806">Jen málo skřetů se domluví lámanou lidskou řečí. Sami </text:span><text:span text:style-name="T822">si</text:span><text:span text:style-name="T806"> říkají orkové, všechny současné skřetí jazyky jsou odvozené od star</text:span><text:span text:style-name="T969">é </text:span><text:span text:style-name="T806">okrštiny.</text:span></text:p>
      <text:p text:style-name="P801"><text:soft-page-break/><text:span text:style-name="T836">Se</text:span><text:span text:style-name="T493"> skřety </text:span><text:span text:style-name="T837">často</text:span><text:span text:style-name="T493"> žijí zlobři, </text:span><text:span text:style-name="T836">snadno </text:span><text:span text:style-name="T493">zastanou těžkou práci </text:span><text:span text:style-name="T836">a</text:span><text:span text:style-name="T493"> jsou vítanou pomocí </text:span><text:span text:style-name="T836">v boji.</text:span><text:span text:style-name="T493"> </text:span><text:span text:style-name="T941">Skřeti také nezřídka chovají obří divoká prasata a používají je jako jízdní zvířata.</text:span></text:p>
      <text:h text:style-name="P896" text:outline-level="4">Skřetí <text:span text:style-name="T2141">lovec</text:span></text:h>
      <text:p text:style-name="P170"><text:span text:style-name="T1267">F</text:span><text:span text:style-name="T1289">yzička </text:span><text:span text:style-name="T1431">3</text:span><text:span text:style-name="T1289">, Finesa </text:span><text:span text:style-name="T1430">4</text:span><text:span text:style-name="T1289">, Duše </text:span><text:span text:style-name="T1431">2</text:span><text:span text:style-name="T504">, </text:span><text:span text:style-name="T549">Ž</text:span><text:span text:style-name="T505">ivot</text:span><text:span text:style-name="T549">y </text:span><text:span text:style-name="T824">9</text:span></text:p>
      <text:p text:style-name="P636"><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420"><text:span text:style-name="T1686">⚔ </text:span><text:span text:style-name="T1713">Krátký luk </text:span><text:span text:style-name="T1794">(</text:span><text:span text:style-name="T1795">šípy s kamennými hroty</text:span><text:span text:style-name="T1794">)</text:span><text:span text:style-name="T1693">:</text:span><text:span text:style-name="T1738"> </text:span><text:span text:style-name="T1818">4</text:span><text:span text:style-name="T1756"> + k6, zranění </text:span><text:span text:style-name="T1791">1</text:span></text:p>
      <text:p text:style-name="P340"><text:span text:style-name="T1713">D</text:span><text:span text:style-name="T1693">ostřel:</text:span><text:span text:style-name="T1738"> střední</text:span></text:p>
      <text:p text:style-name="P725"><text:span text:style-name="T1686">⚔ </text:span><text:span text:style-name="T1727">Kopí</text:span><text:span text:style-name="T1700">:</text:span><text:span text:style-name="T1756"> </text:span><text:span text:style-name="T1818">4</text:span><text:span text:style-name="T1756"> + k6, zranění </text:span><text:span text:style-name="T1818">1</text:span></text:p>
      <text:p text:style-name="P724"><text:span text:style-name="T1686">⚔ </text:span><text:span text:style-name="T1717">Nůž</text:span><text:span text:style-name="T1700">:</text:span><text:span text:style-name="T1756"> </text:span><text:span text:style-name="T1818">4</text:span><text:span text:style-name="T1756"> + k6, zranění </text:span><text:span text:style-name="T1791">0</text:span></text:p>
      <text:p text:style-name="P631">Dovednosti:</text:p>
      <text:list xml:id="list124347670892567" text:continue-list="list124347345127756" text:style-name="L56">
        <text:list-item>
          <text:p text:style-name="P1145"><text:span text:style-name="T1800">Základy</text:span><text:span text:style-name="T1796"> </text:span><text:span text:style-name="T1718">ošetřování zranění</text:span></text:p>
        </text:list-item>
        <text:list-item>
          <text:p text:style-name="P1145"><text:span text:style-name="T1796">Pokročilé </text:span><text:span text:style-name="T1723">plavání</text:span></text:p>
        </text:list-item>
        <text:list-item>
          <text:p text:style-name="P1145"><text:span text:style-name="T1818">Základy</text:span><text:span text:style-name="T1796"> </text:span><text:span text:style-name="T1724">šplhání</text:span></text:p>
        </text:list-item>
        <text:list-item>
          <text:p text:style-name="P1137"><text:span text:style-name="T1796">P</text:span><text:span text:style-name="T1803">okročil</text:span><text:span text:style-name="T1797">ý</text:span><text:span text:style-name="T1803"> </text:span><text:span text:style-name="T1720">lov a stopování</text:span></text:p>
        </text:list-item>
        <text:list-item>
          <text:p text:style-name="P1145"><text:span text:style-name="T1796">P</text:span><text:span text:style-name="T1797">okročilá </text:span><text:span text:style-name="T1720">o</text:span><text:span text:style-name="T1722">rientace a přežití v divočině</text:span></text:p>
        </text:list-item>
      </text:list>
      <text:p text:style-name="P709"><text:span text:style-name="T1059">Boj:</text:span><text:span text:style-name="T789"> </text:span><text:span text:style-name="T825">Skřetí lovci jsou zvyklí stát bok po boku a společně čelit nepříteli</text:span><text:span text:style-name="T803">. </text:span><text:span text:style-name="T825">Jsou to také dobří lučištníci.</text:span></text:p>
      <text:p text:style-name="P296">Kořist:</text:p>
      <text:list xml:id="list3800043540" text:style-name="L60">
        <text:list-item>
          <text:p text:style-name="P1109">hojivá mast<text:span text:style-name="T1496"> </text:span><text:span text:style-name="T1645">(prodej 3 st)</text:span></text:p>
        </text:list-item>
      </text:list>
      <text:h text:style-name="P896" text:outline-level="4"><text:soft-page-break/>Skřetí <text:span text:style-name="T2141">bojovník</text:span></text:h>
      <text:p text:style-name="P173"><text:span text:style-name="T1267">F</text:span><text:span text:style-name="T1289">yzička </text:span><text:span text:style-name="T1432">4</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0</text:span></text:p>
      <text:p text:style-name="P637"><text:span text:style-name="T1425">Z</text:span><text:span text:style-name="T1266">broj:</text:span><text:span text:style-name="T1313"> </text:span><text:span text:style-name="T1323">2 (těžká zbroj)</text:span></text:p>
      <text:p text:style-name="P726"><text:span text:style-name="T1686">⚔ </text:span><text:span text:style-name="T1729">Těžká š</text:span><text:span text:style-name="T1728">avle a štít</text:span><text:span text:style-name="T1700">:</text:span><text:span text:style-name="T1756"> </text:span><text:span text:style-name="T1818">4</text:span><text:span text:style-name="T1756"> + k6, zranění </text:span><text:span text:style-name="T1818">1</text:span></text:p>
      <text:p text:style-name="P726"><text:span text:style-name="T1686">⚔ </text:span><text:span text:style-name="T1728">Dvojruční sekeromlat</text:span><text:span text:style-name="T1700">:</text:span><text:span text:style-name="T1756"> </text:span><text:span text:style-name="T1818">4</text:span><text:span text:style-name="T1756"> + k6, zranění </text:span><text:span text:style-name="T1819">2</text:span></text:p>
      <text:p text:style-name="P421"><text:span text:style-name="T1686">⚔ </text:span><text:span text:style-name="T1730">Vrhací palice</text:span><text:span text:style-name="T1693">:</text:span><text:span text:style-name="T1738"> </text:span><text:span text:style-name="T1818">4</text:span><text:span text:style-name="T1756"> + k6, zranění </text:span><text:span text:style-name="T1791">1</text:span></text:p>
      <text:p text:style-name="Property_20_level_20_1"><text:span text:style-name="T1713">Dostřel:</text:span><text:span text:style-name="T1791"> </text:span><text:span text:style-name="T1820">krátký</text:span></text:p>
      <text:p text:style-name="P726"><text:span text:style-name="T1686">⚔ </text:span><text:span text:style-name="T1717">Nůž</text:span><text:span text:style-name="T1700">:</text:span><text:span text:style-name="T1756"> </text:span><text:span text:style-name="T1818">4</text:span><text:span text:style-name="T1756"> + k6, zranění </text:span><text:span text:style-name="T1791">0</text:span></text:p>
      <text:p text:style-name="P632">Dovednosti:</text:p>
      <text:list xml:id="list124347221849725" text:continue-list="list124347670892567" text:style-name="L56">
        <text:list-item>
          <text:p text:style-name="P1146"><text:span text:style-name="T1800">Základy</text:span><text:span text:style-name="T1796"> </text:span><text:span text:style-name="T1718">ošetřování zranění</text:span></text:p>
        </text:list-item>
        <text:list-item>
          <text:p text:style-name="P1146"><text:span text:style-name="T1796">Pokročilé </text:span><text:span text:style-name="T1723">plavání</text:span></text:p>
        </text:list-item>
        <text:list-item>
          <text:p text:style-name="P1146"><text:span text:style-name="T1818">Základy</text:span><text:span text:style-name="T1796"> </text:span><text:span text:style-name="T1724">šplhání</text:span></text:p>
        </text:list-item>
      </text:list>
      <text:p text:style-name="P710"><text:span text:style-name="T1059">Boj:</text:span><text:span text:style-name="T789"> </text:span><text:span text:style-name="T825">Skřetí </text:span><text:span text:style-name="T826">bojovníci bojují organizovaně, pouze pokud jim velí náčelník</text:span><text:span text:style-name="T825">. </text:span><text:span text:style-name="T826">Bez něj bojuje každý sám za sebe.</text:span></text:p>
      <text:p text:style-name="P296">Kořist:</text:p>
      <text:list xml:id="list124348655156346" text:continue-list="list3800043540" text:style-name="L60">
        <text:list-item>
          <text:p text:style-name="P1109">hojivá mast<text:span text:style-name="T1496"> </text:span><text:span text:style-name="T1644">(prodej 3 st)</text:span></text:p>
        </text:list-item>
        <text:list-item>
          <text:p text:style-name="P1159"><text:span text:style-name="T1065">skřetí dryják</text:span><text:span text:style-name="T827"> (pokud ho nevypil, </text:span><text:span text:style-name="T859">prodej 1 zl</text:span><text:span text:style-name="T827">)</text:span></text:p>
        </text:list-item>
      </text:list>
      <text:h text:style-name="Heading_20_4" text:outline-level="4">Skřetí šaman</text:h>
      <text:p text:style-name="P175"><text:span text:style-name="T1267">F</text:span><text:span text:style-name="T1289">yzička </text:span><text:span text:style-name="T1426">1</text:span><text:span text:style-name="T1289">, Finesa </text:span><text:span text:style-name="T1434">3</text:span><text:span text:style-name="T1289">, Duše </text:span><text:span text:style-name="T1428">4</text:span><text:span text:style-name="T504">, </text:span><text:span text:style-name="T549">Ž</text:span><text:span text:style-name="T505">ivot</text:span><text:span text:style-name="T549">y </text:span><text:span text:style-name="T828">7</text:span></text:p>
      <text:p text:style-name="P728"><text:span text:style-name="T1686">⚔ </text:span><text:span text:style-name="T1717">Nůž</text:span><text:span text:style-name="T1700">:</text:span><text:span text:style-name="T1756"> </text:span><text:span text:style-name="T1822">3</text:span><text:span text:style-name="T1756"> + k6, zranění </text:span><text:span text:style-name="T1791">0</text:span></text:p>
      <text:p text:style-name="P634">Dovednosti:</text:p>
      <text:list xml:id="list124348778724868" text:continue-list="list124347221849725" text:style-name="L56">
        <text:list-item>
          <text:p text:style-name="P1152"><text:soft-page-break/><text:span text:style-name="T800">Pokročilé </text:span><text:span text:style-name="T1061">bylinkářství</text:span></text:p>
        </text:list-item>
        <text:list-item>
          <text:p text:style-name="P1147"><text:span text:style-name="T800">P</text:span><text:span text:style-name="T493">okročilé </text:span><text:span text:style-name="T973">ošetřování zranění</text:span></text:p>
        </text:list-item>
        <text:list-item>
          <text:p text:style-name="P1147"><text:span text:style-name="T1796">P</text:span><text:span text:style-name="T1797">okročilá </text:span><text:span text:style-name="T1720">o</text:span><text:span text:style-name="T1722">rientace a přežití v divočině</text:span></text:p>
        </text:list-item>
      </text:list>
      <text:p text:style-name="P296"><text:span text:style-name="T2135">Schopnosti</text:span>:</text:p>
      <text:list xml:id="list1109229966" text:style-name="L61">
        <text:list-item>
          <text:p text:style-name="P1164"><text:span text:style-name="T1238">Z</text:span><text:span text:style-name="T1239">vířecí společník</text:span><text:span text:style-name="T1620"> (jako hraničář), </text:span><text:span text:style-name="T1239">zapůjčení</text:span><text:span text:style-name="T1620"> (jako hraničář). </text:span><text:span text:style-name="T1624">Skřetí šamani nejčastěji používají netopýry nebo krysy na sledování nepřátel, ale mohou mít i vlka nebo medvěda.</text:span></text:p>
        </text:list-item>
        <text:list-item>
          <text:p text:style-name="P1162"><text:span text:style-name="T1624">Každý skřetí šaman umí uvařit </text:span><text:span text:style-name="T1238">skřetí dryják</text:span><text:span text:style-name="T1624">.</text:span></text:p>
        </text:list-item>
        <text:list-item>
          <text:p text:style-name="P818"><text:span text:style-name="T1620">Každý </text:span><text:span text:style-name="T1624">skřetí</text:span><text:span text:style-name="T1620"> šaman umí tři z následující</text:span><text:span text:style-name="T1623">c</text:span><text:span text:style-name="T1620">h kouzel:</text:span></text:p>
          <text:list>
            <text:list-item>
              <text:p text:style-name="P1165"><text:span text:style-name="T2120">Boláky</text:span> (mokvající boláky na kůži)</text:p>
              <text:list>
                <text:list-header>
                  <text:p text:style-name="P1166"><text:span text:style-name="T1236">Dosah:</text:span><text:span text:style-name="T2138"> </text:span><text:span text:style-name="T373">s</text:span><text:span text:style-name="T374">třední</text:span><text:span text:style-name="T2138"><text:line-break/></text:span><text:span text:style-name="T1236">Rozsah:</text:span><text:span text:style-name="T2138"> 1 živý</text:span><text:span text:style-name="T375"> tvor</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111">Proudy slizu</text:p>
              <text:list>
                <text:list-header>
                  <text:p text:style-name="P1112"><text:span text:style-name="T2138">Dosah: </text:span><text:span text:style-name="T373">s</text:span><text:span text:style-name="T374">třední<text:line-break/></text:span><text:span text:style-name="T484">Trvání:</text:span><text:span text:style-name="T380"> </text:span><text:span text:style-name="T384">několik minut</text:span></text:p>
                  <text:p text:style-name="P1167"><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112">Revma</text:p>
              <text:list>
                <text:list-header>
                  <text:p text:style-name="P1166"><text:soft-page-break/><text:span text:style-name="T1236">Dosah:</text:span><text:span text:style-name="T2138"> </text:span><text:span text:style-name="T373">s</text:span><text:span text:style-name="T374">třední</text:span><text:span text:style-name="T2138"><text:line-break/></text:span><text:span text:style-name="T1236">Rozsah:</text:span><text:span text:style-name="T2138"> 1 živý</text:span><text:span text:style-name="T375"> tvor</text:span><text:span text:style-name="T2138"><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113"><text:span text:style-name="T2142">Krvežíznivost </text:span><text:span text:style-name="T1496">/</text:span><text:span text:style-name="T1628">* </text:span><text:span text:style-name="T1496">Hlad po krvi </text:span><text:span text:style-name="T1628">*/</text:span></text:p>
              <text:list>
                <text:list-header>
                  <text:p text:style-name="P1114"><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ext:span><text:span text:style-name="T834">živý </text:span><text:span text:style-name="T830">tvor</text:span></text:p>
                  <text:p text:style-name="P1115"><text:span text:style-name="T828">C</text:span><text:span text:style-name="T493">íl tohoto kouzla začne zuřivě řvát, z úst mu jde pěna, vrhne se na protivníky bez ohledu na vlastní bezpečí, nebude vnímat, co mu kdo říká a zastaví se, až když budou všichni mrtví, nebo když skončí trvání kouzla. </text:span><text:span text:style-name="T832">Když </text:span><text:span text:style-name="T493">mu </text:span><text:span text:style-name="T832">v boji životy klesnou na nulu nebo níž, ne</text:span><text:span text:style-name="T493">ní</text:span><text:span text:style-name="T832"> </text:span><text:span text:style-name="T1108">vyřazený</text:span><text:span text:style-name="T832">, </text:span><text:span text:style-name="T493">zastaví ho až </text:span><text:span text:style-name="T1104">bezvědomí</text:span><text:span text:style-name="T493"> (když mu životy klesnou na -6 nebo níž)</text:span><text:span text:style-name="T833">. </text:span><text:span text:style-name="T834">Po vypršení kouzla cíl padne k zemi vyčerpáním a vzchopí se až po hodině odpočinku.</text:span></text:p>
                </text:list-header>
              </text:list>
            </text:list-item>
            <text:list-item>
              <text:p text:style-name="P1116">Bojové zaříkávání</text:p>
              <text:list>
                <text:list-header>
                  <text:p text:style-name="P1114"><text:span text:style-name="T1106">Dosah:</text:span><text:span text:style-name="T831"> </text:span><text:span text:style-name="T828">krátký</text:span><text:span text:style-name="T829"><text:line-break/></text:span><text:span text:style-name="T1107">Trvání:</text:span><text:span text:style-name="T828"> po dobu soustředění a zaříkávání</text:span></text:p>
                  <text:p text:style-name="P1117"><text:span text:style-name="T493">Šaman zavře oči, soustředí se a začne hlasitě zaříkávat. </text:span><text:span text:style-name="T828">V</text:span><text:span text:style-name="T493">šichni jeho spojenci v dosahu pocítí nával síly a počítají si v boji výhodu na všechny hody.</text:span></text:p>
                </text:list-header>
              </text:list>
            </text:list-item>
            <text:list-item>
              <text:p text:style-name="P1029">Krvavé pouto</text:p>
              <text:list>
                <text:list-header>
                  <text:p text:style-name="P1114"><text:soft-page-break/><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vor, </text:span><text:span text:style-name="T829">který má </text:span><text:span text:style-name="T828">krev</text:span></text:p>
                  <text:p text:style-name="P1163"><text:span text:style-name="T831">P</text:span><text:span text:style-name="T828">o seslání tohoto kouzla se šamanovi a cíli na čelech objeví </text:span><text:span text:style-name="T835">žhnoucí</text:span><text:span text:style-name="T828"> staroorkská runa </text:span><text:span text:style-name="T835">krve</text:span><text:span text:style-name="T828">. Veškeré zranění, které po dobu trvání utrpí kterýkoliv z nich, se mezi ně rovnoměrně rozdělí (pokud je zranění liché, ten, kdo ho dostal, je zraněný víc).</text:span></text:p>
                </text:list-header>
              </text:list>
            </text:list-item>
          </text:list>
        </text:list-item>
      </text:list>
      <text:p text:style-name="P296">Kořist:</text:p>
      <text:list xml:id="list124346964732945" text:continue-list="list124348655156346" text:style-name="L60">
        <text:list-item>
          <text:p text:style-name="P1110">hojivá mast<text:span text:style-name="T1496"> </text:span><text:span text:style-name="T1644">(prodej 3 st)</text:span></text:p>
        </text:list-item>
        <text:list-item>
          <text:p text:style-name="P1161"><text:span text:style-name="T1238">skřetí dryják</text:span><text:span text:style-name="T1621"> </text:span><text:span text:style-name="T827">(pokud ho nevypil, </text:span><text:span text:style-name="T859">prodej 1 zl</text:span><text:span text:style-name="T827">)</text:span></text:p>
        </text:list-item>
      </text:list>
      <text:h text:style-name="P896" text:outline-level="4">Skřetí <text:span text:style-name="T2141">náčelník</text:span></text:h>
      <text:p text:style-name="P174"><text:span text:style-name="T1267">F</text:span><text:span text:style-name="T1289">yzička </text:span><text:span text:style-name="T1433">5</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text:span><text:span text:style-name="T826">1</text:span></text:p>
      <text:p text:style-name="P638"><text:span text:style-name="T1425">Z</text:span><text:span text:style-name="T1266">broj:</text:span><text:span text:style-name="T1313"> </text:span><text:span text:style-name="T1323">2 (těžká zbroj)</text:span></text:p>
      <text:p text:style-name="P727"><text:span text:style-name="T1686">⚔ </text:span><text:span text:style-name="T1728">Dvojruční seker</text:span><text:span text:style-name="T1731">a</text:span><text:span text:style-name="T1700">:</text:span><text:span text:style-name="T1756"> </text:span><text:span text:style-name="T1821">5</text:span><text:span text:style-name="T1756"> + k6, zranění </text:span><text:span text:style-name="T1821">3</text:span></text:p>
      <text:p text:style-name="P727"><text:span text:style-name="T1686">⚔ </text:span><text:span text:style-name="T1717">Nůž</text:span><text:span text:style-name="T1700">:</text:span><text:span text:style-name="T1756"> </text:span><text:span text:style-name="T1821">5</text:span><text:span text:style-name="T1756"> + k6, zranění </text:span><text:span text:style-name="T1791">0</text:span></text:p>
      <text:p text:style-name="P633">Dovednosti:</text:p>
      <text:list xml:id="list124348359429685" text:continue-list="list124348778724868" text:style-name="L56">
        <text:list-item>
          <text:p text:style-name="P1148"><text:span text:style-name="T1800">Základy</text:span><text:span text:style-name="T1796"> </text:span><text:span text:style-name="T1718">ošetřování zranění</text:span></text:p>
        </text:list-item>
        <text:list-item>
          <text:p text:style-name="P1148"><text:span text:style-name="T1796">Pokročilé </text:span><text:span text:style-name="T1723">plavání</text:span></text:p>
        </text:list-item>
        <text:list-item>
          <text:p text:style-name="P1148"><text:span text:style-name="T1818">Základy</text:span><text:span text:style-name="T1796"> </text:span><text:span text:style-name="T1724">šplhání</text:span></text:p>
        </text:list-item>
      </text:list>
      <text:p text:style-name="P711"><text:span text:style-name="T1059">Boj:</text:span><text:span text:style-name="T789"> </text:span><text:span text:style-name="T825">Skřetí </text:span><text:span text:style-name="T827">náčelník v boji okřikuje ostatní skřety a udržuje je ve formaci</text:span><text:span text:style-name="T826">. </text:span><text:span text:style-name="T827">Když ale dojde na zteč, běží v čele.</text:span></text:p>
      <text:p text:style-name="P296"><text:soft-page-break/>Kořist:</text:p>
      <text:list xml:id="list124348313641282" text:continue-list="list124346964732945" text:style-name="L60">
        <text:list-item>
          <text:p text:style-name="P1110">hojivá mast<text:span text:style-name="T1496"> </text:span><text:span text:style-name="T1644">(prodej 3 st)</text:span></text:p>
        </text:list-item>
        <text:list-item>
          <text:p text:style-name="P1160"><text:span text:style-name="T1065">skřetí dryják</text:span><text:span text:style-name="T827"> (pokud ho nevypil, </text:span><text:span text:style-name="T859">prodej 1 zl</text:span><text:span text:style-name="T827">)</text:span></text:p>
        </text:list-item>
      </text:list>
      <text:h text:style-name="P848" text:outline-level="2"><text:bookmark-start text:name="__RefHeading___Toc2732_3430540378"/>Skvrna barevná<text:bookmark-end text:name="__RefHeading___Toc2732_3430540378"/></text:h>
      <text:p text:style-name="P176"><text:span text:style-name="T1267">/</text:span><text:span text:style-name="T1341">* Velikost 3 (7 kg) */</text:span></text:p>
      <text:p text:style-name="P176"><text:span text:style-name="T1267">F</text:span><text:span text:style-name="T1289">yzička -, Finesa 6, Duše </text:span><text:span text:style-name="T1435">5</text:span><text:span text:style-name="T504">, </text:span><text:span text:style-name="T549">Ž</text:span><text:span text:style-name="T505">ivot</text:span><text:span text:style-name="T549">y </text:span><text:span text:style-name="T838">3</text:span></text:p>
      <text:p text:style-name="P500"><text:span text:style-name="T975">Rychlost:</text:span><text:span text:style-name="T499"> </text:span><text:span text:style-name="T838">jako člověk</text:span></text:p>
      <text:p text:style-name="P500"><text:span text:style-name="T978">Smysly:</text:span><text:span text:style-name="T506"> </text:span><text:span text:style-name="T838">hmat, detekce tepla</text:span></text:p>
      <text:p text:style-name="P729"><text:span text:style-name="T1152">Vzhled:</text:span> Tenká barevná vrstva, která mění barvu podle pozadí.</text:p>
      <text:p text:style-name="P730"><text:span text:style-name="T1240">Imunita</text:span><text:span text:style-name="T1152">:</text:span><text:span text:style-name="T1496"> </text:span><text:span text:style-name="T1629">Skvrna není zranitelná </text:span><text:span text:style-name="T1860">ohněm</text:span><text:span text:style-name="T1629"> a pokud </text:span><text:span text:style-name="T1630">k </text:span><text:span text:style-name="T1629">něko</text:span><text:span text:style-name="T1630">mu</text:span><text:span text:style-name="T1629"> </text:span><text:span text:style-name="T1630">přilne</text:span><text:span text:style-name="T1629">, dává <text:s/>imunitu proti </text:span><text:span text:style-name="T1860">ohn</text:span><text:span text:style-name="T1863">i</text:span><text:span text:style-name="T1629"> i jemu.</text:span></text:p>
      <text:p text:style-name="P729"><text:span text:style-name="T1152">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31"><text:span text:style-name="T478">Slabiny</text:span><text:span text:style-name="T477">:</text:span><text:span text:style-name="T387"> </text:span><text:span text:style-name="T386">S</text:span><text:span text:style-name="T387">kvrna barevná nesnáší zimu. Je možné se jí zbavit například ponořením se do ledové vody nebo do sněhu, skvrna pak uteče.</text:span></text:p>
      <text:p text:style-name="P297">Suroviny:</text:p>
      <text:list xml:id="list124348085174834" text:continue-list="list124346594627063" text:style-name="L2">
        <text:list-item>
          <text:p text:style-name="P932">Alchymisty může ze skvrny barevné <text:span text:style-name="T2148">vytěžit 13 magů nebo</text:span> vyrobit <text:span text:style-name="T1152">kouzelná líčidla</text:span> <text:span text:style-name="T2147">(prodej 15 zl).</text:span></text:p>
        </text:list-item>
      </text:list>
      <text:p text:style-name="P177"><text:soft-page-break/>Skvrna barevná je t<text:span text:style-name="T2143">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43"> změní svou barvu na černou, </text:span>nebo přilnou k nějakému teplokrevnému tvoru a vysávat teplo z něj <text:span text:style-name="T2145">(dá si přitom pozor, aby ho neudusila)</text:span>.<text:span text:style-name="T2144">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7">/</text:span><text:span text:style-name="T1341">* Velikost </text:span><text:span text:style-name="T1436">12</text:span><text:span text:style-name="T1341"> (</text:span><text:span text:style-name="T1436">4</text:span><text:span text:style-name="T1341"> </text:span><text:span text:style-name="T1436">tuny</text:span><text:span text:style-name="T1341">) */</text:span></text:p>
      <text:p text:style-name="P180"><text:span text:style-name="T1267">F</text:span><text:span text:style-name="T1289">yzička </text:span><text:span text:style-name="T1438">6</text:span><text:span text:style-name="T1289">, Finesa </text:span><text:span text:style-name="T1436">3</text:span><text:span text:style-name="T1289">, Duše </text:span><text:span text:style-name="T1436">4</text:span><text:span text:style-name="T504">, </text:span><text:span text:style-name="T549">Ž</text:span><text:span text:style-name="T505">ivot</text:span><text:span text:style-name="T549">y </text:span><text:span text:style-name="T842">18</text:span></text:p>
      <text:p text:style-name="P502"><text:span text:style-name="T975">Zbroj:</text:span><text:span text:style-name="T499"> </text:span><text:span text:style-name="T839">proti všemu kromě </text:span><text:span text:style-name="T1920">o</text:span><text:span text:style-name="T1921">h</text:span><text:span text:style-name="T1922">ně</text:span><text:span text:style-name="T839">, </text:span><text:span text:style-name="T1927">b</text:span><text:span text:style-name="T1928">lesk</text:span><text:span text:style-name="T1929">ů</text:span><text:span text:style-name="T839"> a </text:span><text:span text:style-name="T1141">duševní</text:span><text:span text:style-name="T1142">m</text:span><text:span text:style-name="T839"> </text:span><text:span text:style-name="T840">útokům </text:span><text:span text:style-name="T839">3</text:span></text:p>
      <text:p text:style-name="P501"><text:span text:style-name="T975">Rychlost:</text:span><text:span text:style-name="T499"> </text:span><text:span text:style-name="T841">jako chůze</text:span></text:p>
      <text:p text:style-name="P501"><text:span text:style-name="T978">Smysly:</text:span><text:span text:style-name="T506"> </text:span><text:span text:style-name="T841">hmat, čich, detekce tepla</text:span></text:p>
      <text:p text:style-name="P733"><text:span text:style-name="T1686">⚔<text:tab/></text:span><text:span text:style-name="T1066">Leptání</text:span><text:span text:style-name="T1270">:</text:span><text:span text:style-name="T1268"> </text:span><text:span text:style-name="T1438">6</text:span><text:span text:style-name="T1437"> + k6, zranění 5kz </text:span><text:span text:style-name="T1666">žíravinou</text:span></text:p>
      <text:p text:style-name="P732"><text:span text:style-name="T1152">Vzhled:</text:span> <text:span text:style-name="T2149">Viz popis.</text:span></text:p>
      <text:p text:style-name="P732"><text:span text:style-name="T1152">Boj:</text:span> <text:span text:style-name="T2149">Slizovec obvykle útočí tak, že se na postavy prostě zřítí. Pokud se nestihnou prodrat a prosekat ven, než je stráví, jejich osud je zpečetěn.</text:span></text:p>
      <text:p text:style-name="P298">Suroviny:</text:p>
      <text:list xml:id="list124348535588004" text:continue-numbering="true" text:style-name="L2">
        <text:list-item>
          <text:p text:style-name="P933">Alchymista může ze slizovce vytěžit 27 magů <text:span text:style-name="T2152">a 5 </text:span><text:span text:style-name="T1242">flakónů žíraviny</text:span><text:span text:style-name="T2152"> (prodej 3 zl za flakón).</text:span></text:p>
        </text:list-item>
      </text:list>
      <text:p text:style-name="P21"><text:soft-page-break/><text:span text:style-name="T2150">Slizovec se d</text:span>okáže zformovat do podoby stěn, stropů, nebo i celých chodeb. <text:span text:style-name="T2150">Podoba je naprosto věrná, prozradit ho může jedině to, že je teplejší než skála. Trpaslík si toho určitě všimne díky </text:span><text:span text:style-name="T1153">infravidění</text:span><text:span text:style-name="T1253">, ostatní to mohou poznat dotykem.</text:span></text:p>
      <text:h text:style-name="P849" text:outline-level="2"><text:bookmark-start text:name="__RefHeading___Toc3514_3430540378"/><text:span text:style-name="T1258">S</text:span>och<text:span text:style-name="T1256">a oživlá</text:span><text:bookmark-end text:name="__RefHeading___Toc3514_3430540378"/></text:h>
      <text:p text:style-name="Property_20_Header"><text:span text:style-name="T461">S</text:span><text:span text:style-name="T410">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9"><text:span text:style-name="T1002">Detekovatelnost</text:span><text:span text:style-name="T1001">:</text:span><text:span text:style-name="T590"> </text:span><text:span text:style-name="T493">Oživlé sochy nejsou</text:span><text:span text:style-name="T590"> vidět pomocí infravidění.</text:span></text:p>
      <text:p text:style-name="P807"><text:span text:style-name="T973">Vzhled</text:span><text:span text:style-name="T1001">:</text:span><text:span text:style-name="T590"> </text:span><text:span text:style-name="T845">Oživlé sochy mohou mít různý tvar a podobu – jako lidé, elfové, skřeti, různá zvířata, ale třeba i jako gryf nebo jednorožec.</text:span></text:p>
      <text:p text:style-name="P808"><text:span text:style-name="T1001">I</text:span><text:span text:style-name="T973">munita:</text:span><text:span text:style-name="T493"> Všechny sochy jsou imunní proti </text:span><text:span text:style-name="T1681">j</text:span><text:span text:style-name="T1682">ed</text:span><text:span text:style-name="T1680">ů</text:span><text:span text:style-name="T1681">m</text:span><text:span text:style-name="T493"> a nemocem.</text:span></text:p>
      <text:p text:style-name="P745"><text:span text:style-name="T1208">Schopnosti</text:span><text:span text:style-name="T1152">:</text:span></text:p>
      <text:list xml:id="list280127276" text:style-name="L62">
        <text:list-item>
          <text:p text:style-name="P970"><text:span text:style-name="T865">Sochy nemají kosti ani vnitřní orgány</text:span><text:span text:style-name="T696">, takže zranění, která by živého člověka zabila, </text:span><text:span text:style-name="T865">je</text:span><text:span text:style-name="T696"> pouze trochu zpomalí (m</text:span><text:span text:style-name="T865">ají</text:span><text:span text:style-name="T696"> </text:span><text:span text:style-name="T864">o 4 životy víc než by</text:span><text:span text:style-name="T696"> měl živý </text:span><text:span text:style-name="T865">tvor stejné velikosti</text:span><text:span text:style-name="T696">).</text:span></text:p>
        </text:list-item>
      </text:list>
      <text:p text:style-name="Standalone_20_Property"><text:span text:style-name="T1001">Boj:</text:span><text:span text:style-name="T590"> </text:span><text:span text:style-name="T846">Sochy bojují stejně jako tvorové, které představují, nemají ale jejich zvláštní schopnosti a nemohou běhat, </text:span><text:span text:style-name="T850">plavat</text:span><text:span text:style-name="T846">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54">strážce</text:span><text:bookmark-end text:name="__RefHeading___Toc3634_3430540378"/></text:h>
      <text:p text:style-name="P199"><text:span text:style-name="T1267">/</text:span><text:span text:style-name="T1341">* Velikost </text:span><text:span text:style-name="T1456">6 – jako člověk, ale +4 životy coby socha</text:span><text:span text:style-name="T1341"> */</text:span></text:p>
      <text:p text:style-name="P183"><text:span text:style-name="T1267">F</text:span><text:span text:style-name="T1289">yzička </text:span><text:span text:style-name="T1439">4</text:span><text:span text:style-name="T1289">, Finesa </text:span><text:span text:style-name="T1439">2</text:span><text:span text:style-name="T1289">, Duše </text:span><text:span text:style-name="T1439">3</text:span><text:span text:style-name="T504">, </text:span><text:span text:style-name="T549">Ž</text:span><text:span text:style-name="T505">ivot</text:span><text:span text:style-name="T549">y </text:span><text:span text:style-name="T866">14</text:span></text:p>
      <text:p text:style-name="P504"><text:span text:style-name="T975">Zbroj:</text:span><text:span text:style-name="T499"> </text:span><text:span text:style-name="T847">proti </text:span><text:span text:style-name="T1141">duševní</text:span><text:span text:style-name="T1143">m</text:span><text:span text:style-name="T847"> útokům 0, </text:span><text:span text:style-name="T844">proti </text:span><text:span text:style-name="T1864">dr</text:span><text:span text:style-name="T1865">cení</text:span><text:span text:style-name="T844"> a kamenickým nástrojům 1 </text:span><text:span text:style-name="T847">(se štítem 2)</text:span><text:span text:style-name="T844">,</text:span><text:span text:style-name="T847"> proti ostatním útokům</text:span><text:span text:style-name="T844"> 3 </text:span><text:span text:style-name="T847">(se štítem 4)</text:span></text:p>
      <text:p text:style-name="P503"><text:span text:style-name="T975">Rychlost:</text:span><text:span text:style-name="T499"> </text:span><text:span text:style-name="T843">jako člověk, ale neběhá</text:span></text:p>
      <text:p text:style-name="P805"><text:span text:style-name="T1279">Dovednosti:</text:span><text:span text:style-name="T843"> </text:span><text:span text:style-name="T1444">Jako válečník na 4. úrovni.</text:span></text:p>
      <text:p text:style-name="P734"><text:span text:style-name="T1686">⚔<text:tab/></text:span><text:span text:style-name="T1067">Pěsti</text:span><text:span text:style-name="T1270">:</text:span><text:span text:style-name="T1268"> </text:span><text:span text:style-name="T1440">4 + k6, zranění 1</text:span></text:p>
      <text:p text:style-name="P735"><text:span text:style-name="T1686">⚔<text:tab/></text:span><text:span text:style-name="T1068">Kopí a štít</text:span><text:span text:style-name="T1270">:</text:span><text:span text:style-name="T1268"> </text:span><text:span text:style-name="T1440">4 + k6, zranění 1</text:span></text:p>
      <text:h text:style-name="Heading_20_3" text:outline-level="3"><text:bookmark-start text:name="__RefHeading___Toc3636_3430540378"/>Křišťálová socha <text:span text:style-name="T2154">kouzelnice</text:span><text:bookmark-end text:name="__RefHeading___Toc3636_3430540378"/></text:h>
      <text:p text:style-name="P199"><text:span text:style-name="T1267">/</text:span><text:span text:style-name="T1341">* Velikost </text:span><text:span text:style-name="T1456">6 – jako člověk, ale +4 životy coby socha</text:span><text:span text:style-name="T1341"> */</text:span></text:p>
      <text:p text:style-name="P184"><text:span text:style-name="T1267">F</text:span><text:span text:style-name="T1289">yzička </text:span><text:span text:style-name="T1441">3</text:span><text:span text:style-name="T1289">, Finesa </text:span><text:span text:style-name="T1439">2</text:span><text:span text:style-name="T1289">, Duše </text:span><text:span text:style-name="T1442">4</text:span><text:span text:style-name="T504">, </text:span><text:span text:style-name="T549">Ž</text:span><text:span text:style-name="T505">ivot</text:span><text:span text:style-name="T549">y </text:span><text:span text:style-name="T866">13</text:span></text:p>
      <text:p text:style-name="P505"><text:span text:style-name="T975">Zbroj:</text:span><text:span text:style-name="T499"> </text:span><text:span text:style-name="T847">proti </text:span><text:span text:style-name="T1141">duševní</text:span><text:span text:style-name="T1143">m</text:span><text:span text:style-name="T847"> </text:span><text:span text:style-name="T848">útokům,</text:span><text:span text:style-name="T844"> </text:span><text:span text:style-name="T1864">dr</text:span><text:span text:style-name="T1865">cení</text:span><text:span text:style-name="T848">, sekerám </text:span><text:span text:style-name="T844">a kamenickým nástrojům </text:span><text:span text:style-name="T848">0</text:span><text:span text:style-name="T844">,</text:span><text:span text:style-name="T847"> proti ostatním útokům</text:span><text:span text:style-name="T844"> </text:span><text:span text:style-name="T848">2</text:span></text:p>
      <text:p text:style-name="P505"><text:span text:style-name="T975">Rychlost:</text:span><text:span text:style-name="T499"> </text:span><text:span text:style-name="T843">jako člověk, ale neběhá</text:span></text:p>
      <text:p text:style-name="P736"><text:span text:style-name="T1686">⚔<text:tab/></text:span><text:span text:style-name="T1067">Pěsti</text:span><text:span text:style-name="T1270">:</text:span><text:span text:style-name="T1268"> </text:span><text:span text:style-name="T1443">3</text:span><text:span text:style-name="T1440"> + k6, zranění 1</text:span></text:p>
      <text:p text:style-name="P804"><text:span text:style-name="T1152">Dovednosti:</text:span> Jako kouzelník na 4. úrovni.</text:p>
      <text:p text:style-name="P803"><text:soft-page-break/><text:span text:style-name="T1152">Schopnosti:</text:span> <text:span text:style-name="T2156">Jako kouzelník na</text:span> <text:span text:style-name="T2156">4</text:span>. úrovni <text:span text:style-name="T2156">(10</text:span> základních nebo pokročilých kouzel<text:span text:style-name="T2156">)</text:span>.</text:p>
      <text:h text:style-name="Heading_20_3" text:outline-level="3"><text:bookmark-start text:name="__RefHeading___Toc3638_3430540378"/>Železná socha <text:span text:style-name="T2156">lva</text:span><text:bookmark-end text:name="__RefHeading___Toc3638_3430540378"/></text:h>
      <text:p text:style-name="P185"><text:span text:style-name="T1267">/</text:span><text:span text:style-name="T1341">* Velikost </text:span><text:span text:style-name="T1456">7 – jako lev, ale +4 životy coby socha</text:span><text:span text:style-name="T1341"> */</text:span></text:p>
      <text:p text:style-name="P183"><text:span text:style-name="T1267">F</text:span><text:span text:style-name="T1289">yzička </text:span><text:span text:style-name="T1443">5</text:span><text:span text:style-name="T1289">, Finesa </text:span><text:span text:style-name="T1443">2</text:span><text:span text:style-name="T1289">, Duše </text:span><text:span text:style-name="T1443">3</text:span><text:span text:style-name="T504">, </text:span><text:span text:style-name="T549">Ž</text:span><text:span text:style-name="T505">ivot</text:span><text:span text:style-name="T549">y </text:span><text:span text:style-name="T849">1</text:span><text:span text:style-name="T866">6</text:span></text:p>
      <text:p text:style-name="P506"><text:span text:style-name="T975">Zbroj:</text:span><text:span text:style-name="T499"> </text:span><text:span text:style-name="T847">proti </text:span><text:span text:style-name="T1141">duševní</text:span><text:span text:style-name="T1143">m</text:span><text:span text:style-name="T847"> útokům </text:span><text:span text:style-name="T849">a</text:span><text:span text:style-name="T844"> </text:span><text:span text:style-name="T1667">žíravin</text:span><text:span text:style-name="T1668">ě</text:span><text:span text:style-name="T844"> </text:span><text:span text:style-name="T849">leptající kovy 0,</text:span><text:span text:style-name="T847"> proti ostatním útokům</text:span><text:span text:style-name="T844"> 3</text:span></text:p>
      <text:p text:style-name="P506"><text:span text:style-name="T975">Rychlost:</text:span><text:span text:style-name="T499"> </text:span><text:span text:style-name="T843">jako člověk, ale neběhá</text:span></text:p>
      <text:p text:style-name="P734"><text:span text:style-name="T1686">⚔<text:tab/></text:span><text:span text:style-name="T974">Z</text:span><text:span text:style-name="T977">uby </text:span><text:span text:style-name="T1069">a drápy</text:span><text:span text:style-name="T1270">:</text:span><text:span text:style-name="T1268"> </text:span><text:span text:style-name="T1443">5 + k6, zranění 2</text:span></text:p>
      <text:h text:style-name="Heading_20_2" text:outline-level="2">Štír obří</text:h>
      <text:p text:style-name="P74">/<text:span text:style-name="T1961">* Velikost 8 (250 kg) */</text:span></text:p>
      <text:p text:style-name="P74"><text:span text:style-name="T1267">F</text:span><text:span text:style-name="T1289">yzička </text:span><text:span text:style-name="T1333">3</text:span><text:span text:style-name="T1289">, Finesa </text:span><text:span text:style-name="T1333">5</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10">3</text:span></text:p>
      <text:p text:style-name="P443"><text:span text:style-name="T975">Zbroj:</text:span><text:span text:style-name="T499"> </text:span><text:span text:style-name="T618">3</text:span><text:span text:style-name="T598"> (chitinový pancíř), </text:span><text:span text:style-name="T618">na nohách a ocase 1</text:span></text:p>
      <text:p text:style-name="P443"><text:span text:style-name="T975">Rychlost:</text:span><text:span text:style-name="T499"> </text:span><text:span text:style-name="T614">jako kůň</text:span></text:p>
      <text:p text:style-name="P443"><text:span text:style-name="T978">Smysly:</text:span><text:span text:style-name="T506"> </text:span><text:span text:style-name="T611">zrak do všech směrů najednou (jeden pár středových očí a pět párů postranních</text:span><text:span text:style-name="T612">), </text:span><text:span text:style-name="T613">sluch a čich jako člověk, citlivý hmat (makadla)</text:span></text:p>
      <text:p text:style-name="Standalone_20_Property"><text:span text:style-name="T1686">⚔<text:tab/></text:span><text:span text:style-name="T1004">K</text:span><text:span text:style-name="T1006">lepeta</text:span><text:span text:style-name="T1270">:</text:span><text:span text:style-name="T1273"> </text:span><text:span text:style-name="T1317">5</text:span><text:span text:style-name="T1318"> + k6</text:span><text:span text:style-name="T1307">, zranění </text:span><text:span text:style-name="T1332">2</text:span></text:p>
      <text:p text:style-name="P595"><text:span text:style-name="T1686">⚔<text:tab/></text:span><text:span text:style-name="T1004">K</text:span><text:span text:style-name="T1006">usadla</text:span><text:span text:style-name="T1270">:</text:span><text:span text:style-name="T1273"> </text:span><text:span text:style-name="T1317">5</text:span><text:span text:style-name="T1318"> + k6</text:span><text:span text:style-name="T1307">, zranění </text:span><text:span text:style-name="T1332">3</text:span></text:p>
      <text:p text:style-name="Property_20_Header"><text:span text:style-name="T1686">⚔<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11"><text:span text:style-name="T1965">6</text:span> dáv<text:span text:style-name="T1965">ek</text:span> <text:span text:style-name="T1675">jed</text:span><text:span text:style-name="T1678">u</text:span><text:span text:style-name="T1907">: </text:span><text:span text:style-name="T28">1</text:span><text:span text:style-name="T286">4</text:span><text:span text:style-name="T25"> </text:span><text:span text:style-name="T29">+ k6 </text:span><text:span text:style-name="T44">proti Fyzičce</text:span></text:p>
      <text:p text:style-name="P374"><text:span text:style-name="T415">L</text:span><text:span text:style-name="T411">atence:</text:span><text:span text:style-name="T24"> </text:span><text:span text:style-name="T287">1</text:span><text:span text:style-name="T24">5 m</text:span><text:span text:style-name="T31">inut</text:span></text:p>
      <text:p text:style-name="P375"><text:soft-page-break/><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594"><text:span text:style-name="T1152">Vzhled:</text:span><text:span text:style-name="T1707"> </text:span><text:span text:style-name="T1781">Skoro dva metry dlouhý štír.</text:span></text:p>
      <text:p text:style-name="P596"><text:span text:style-name="T1152">Boj:</text:span> <text:span text:style-name="T1992">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52">Mimo boj:</text:span> Štíři loví po setmění. Kořist často registrují dotykem.</text:p>
      <text:p text:style-name="P276">Suroviny:</text:p>
      <text:list xml:id="list124348243275908" text:continue-list="list124347896118234" text:style-name="L4">
        <text:list-item>
          <text:p text:style-name="P996">Z ostnu na ocase štíra je možno získat až 6 dávek jedu (prodej 3 zl za dávku).</text:p>
        </text:list-item>
      </text:list>
      <text:h text:style-name="P850" text:outline-level="2"><text:bookmark-start text:name="__RefHeading___Toc2740_3430540378"/>Všežrout odporný<text:bookmark-end text:name="__RefHeading___Toc2740_3430540378"/></text:h>
      <text:p text:style-name="P187"><text:span text:style-name="T1267">/</text:span><text:span text:style-name="T1341">* Velikost </text:span><text:span text:style-name="T1445">8</text:span><text:span text:style-name="T1341"> (</text:span><text:span text:style-name="T1445">250</text:span><text:span text:style-name="T1341"> kg) */</text:span></text:p>
      <text:p text:style-name="P187"><text:span text:style-name="T1267">F</text:span><text:span text:style-name="T1289">yzička </text:span><text:span text:style-name="T1445">4</text:span><text:span text:style-name="T1289">, Finesa </text:span><text:span text:style-name="T1445">2</text:span><text:span text:style-name="T1289">, Duše </text:span><text:span text:style-name="T1445">3</text:span><text:span text:style-name="T504">, </text:span><text:span text:style-name="T549">Ž</text:span><text:span text:style-name="T505">ivot</text:span><text:span text:style-name="T549">y </text:span><text:span text:style-name="T852">12</text:span></text:p>
      <text:p text:style-name="P508"><text:span text:style-name="T975">Rychlost:</text:span><text:span text:style-name="T499"> </text:span><text:span text:style-name="T853">jako člověk, ale skáče</text:span></text:p>
      <text:p text:style-name="P508"><text:span text:style-name="T978">Smysly:</text:span><text:span text:style-name="T506"> </text:span><text:span text:style-name="T853">jako člověk</text:span></text:p>
      <text:p text:style-name="P737"><text:span text:style-name="T1686">⚔<text:tab/></text:span><text:span text:style-name="T1070">Skok</text:span><text:span text:style-name="T974">:</text:span><text:span text:style-name="T505"> </text:span><text:span text:style-name="T852">4 + k6, povalení</text:span></text:p>
      <text:p text:style-name="P737"><text:span text:style-name="T1686">⚔<text:tab/></text:span><text:span text:style-name="T974">Z</text:span><text:span text:style-name="T977">uby</text:span><text:span text:style-name="T1270">:</text:span><text:span text:style-name="T1315"> </text:span><text:span text:style-name="T1324">4 + k6, zranění 2</text:span><text:span text:style-name="T1315"><text:line-break/><text:tab/>Pokud je zakousnutý, </text:span><text:span text:style-name="T1325">počítá si</text:span><text:span text:style-name="T1324"> přidané zranění 5kz </text:span><text:span text:style-name="T1669">žíravinou</text:span><text:span text:style-name="T1123">.</text:span></text:p>
      <text:p text:style-name="P737"><text:span text:style-name="T1152">Vzhled:</text:span> Dvoumetrová slizká ropucha.</text:p>
      <text:p text:style-name="P738"><text:soft-page-break/><text:span text:style-name="T1152">Boj:</text:span> <text:span text:style-name="T2158">Všežrout se pohybuje se obřími, několikametrovými skoky. Slabší postavy snadno povalí. V tlamě mé silné, tupé zuby. Jeho sliny jsou </text:span><text:span text:style-name="T388">silně žíravé</text:span><text:span text:style-name="T1255"> – když se do oběti zakousne, od následujícího kola si počítá </text:span><text:span text:style-name="T1324">přidané zranění 5kz </text:span><text:span text:style-name="T1669">žíravinou</text:span><text:span text:style-name="T1123">.</text:span></text:p>
      <text:p text:style-name="P299">Suroviny:</text:p>
      <text:list xml:id="list124348904029295" text:continue-list="list124348535588004" text:style-name="L2">
        <text:list-item>
          <text:p text:style-name="P934">Z mrtvoly je možno odebrat tři flakóny <text:span text:style-name="T1152">slin všežrouta odporného</text:span> (<text:span text:style-name="T2160">prodej</text:span> <text:span text:style-name="T2022">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7">/</text:span><text:span text:style-name="T1341">* Velikost </text:span><text:span text:style-name="T1446">1</text:span><text:span text:style-name="T1341"> (</text:span><text:span text:style-name="T1446">1,5</text:span><text:span text:style-name="T1341"> kg) */</text:span></text:p>
      <text:p text:style-name="P190"><text:span text:style-name="T1267">F</text:span><text:span text:style-name="T1289">yzička </text:span><text:span text:style-name="T1446">2</text:span><text:span text:style-name="T1289">, Finesa </text:span><text:span text:style-name="T1446">3</text:span><text:span text:style-name="T1289">, Duše </text:span><text:span text:style-name="T1446">5</text:span><text:span text:style-name="T504">, </text:span><text:span text:style-name="T549">Ž</text:span><text:span text:style-name="T505">ivot</text:span><text:span text:style-name="T549">y </text:span><text:span text:style-name="T854">3</text:span></text:p>
      <text:p text:style-name="P509"><text:span text:style-name="T975">Rychlost:</text:span><text:span text:style-name="T499"> </text:span><text:span text:style-name="T854">jako člověk</text:span></text:p>
      <text:p text:style-name="P509"><text:span text:style-name="T978">Smysly:</text:span><text:span text:style-name="T506"> </text:span><text:span text:style-name="T855">jako člověk a přitahuje ji mysl inteligentních tvorů v okolí</text:span></text:p>
      <text:p text:style-name="P422"><text:span text:style-name="T1686">⚔<text:tab/></text:span><text:span text:style-name="T1071">Vysátí vzpomínek</text:span><text:span text:style-name="T1270">:</text:span><text:span text:style-name="T1268"> </text:span><text:span text:style-name="T1446">5 + k6 proti Duši</text:span></text:p>
      <text:p text:style-name="P342"><text:span text:style-name="T1269">Účinek:</text:span><text:span text:style-name="T1266"> </text:span><text:span text:style-name="T1447">vy</text:span><text:span text:style-name="T1266">saje vzpomínky na tolik dní, kolik získá úspěchů</text:span></text:p>
      <text:p text:style-name="P739"><text:span text:style-name="T1152">Vzhled:</text:span> <text:span text:style-name="T2162">Tvor připomínající netopýří křídlo z černého sametu.</text:span></text:p>
      <text:p text:style-name="P639">Schopnosti:</text:p>
      <text:list xml:id="list3749586807" text:style-name="L63">
        <text:list-item>
          <text:p text:style-name="P971"><text:span text:style-name="T1243">Vysávání vzpomínek:</text:span><text:span text:style-name="T1635"> Vzluha spícím postavám vysává vzpomínky. </text:span><text:span text:style-name="T1636">Když se </text:span><text:span text:style-name="T1635">oběť</text:span><text:span text:style-name="T1636">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5">Jakmile jednou uspěje, pro tuto noc se </text:span><text:soft-page-break/><text:span text:style-name="T1637">n</text:span><text:span text:style-name="T1635">asytí a s útoky přestane.</text:span><text:span text:style-name="T1636"> </text:span><text:span text:style-name="T1635">Postavy, které se ubránily, tedy budou</text:span><text:span text:style-name="T1636"> ráno </text:span><text:span text:style-name="T1635">mít</text:span><text:span text:style-name="T1636"> vzpomínky vzluhy </text:span><text:span text:style-name="T1635">a té, která v obraně neuspěla,</text:span><text:span text:style-name="T1636"> bude část vzpomínek chybět. </text:span><text:span text:style-name="T1637">Další noc se situace opakuje. K</text:span><text:span text:style-name="T1638">dyž postavy vzluhu zabijí, ztracené vzpomínky se jim vrátí.</text:span></text:p>
        </text:list-item>
      </text:list>
      <text:p text:style-name="P739"><text:span text:style-name="T1152">Boj:</text:span> <text:span text:style-name="T2161">Kromě vysávání vzpomínek vzluha nijak neútočí. Když je ohrožena, snaží se uletět a schovat.</text:span></text:p>
      <text:p text:style-name="P300">Suroviny:</text:p>
      <text:list xml:id="list124348166933686" text:continue-list="list124348904029295" text:style-name="L2">
        <text:list-item>
          <text:p text:style-name="P935">Alchymista může ze vzhluhy vytěžit 13 magů nebo vyrobit <text:span text:style-name="T1152">elixír ukládání vzpomínek</text:span> <text:span text:style-name="T2163">(prodej 33 zl).</text:span></text:p>
        </text:list-item>
      </text:list>
      <text:p text:style-name="P195">Vzluha létá výhradně v noci, přes den spí v dutině stromu nebo jiné vhodné díře.</text:p>
      <text:h text:style-name="P851" text:outline-level="2">Wyverna</text:h>
      <text:p text:style-name="P795"><text:span text:style-name="T1742">/</text:span><text:span text:style-name="T1828">* Velikost 10 </text:span><text:span text:style-name="T1769">(</text:span><text:span text:style-name="T1829">1 tuna</text:span><text:span text:style-name="T1769">)</text:span><text:span text:style-name="T1828"> */</text:span></text:p>
      <text:p text:style-name="P795"><text:span text:style-name="T1742">Fyzička </text:span><text:span text:style-name="T1827">6</text:span><text:span text:style-name="T1742">, Finesa 4, Duše </text:span><text:span text:style-name="T1827">5</text:span><text:span text:style-name="T1742">, Životy 1</text:span><text:span text:style-name="T1827">6</text:span></text:p>
      <text:p text:style-name="P533"><text:span text:style-name="T1098">Zbroj</text:span><text:span text:style-name="T964">: 2 (silná kůže)</text:span></text:p>
      <text:p text:style-name="P533"><text:span text:style-name="T975">Rychlost:</text:span><text:span text:style-name="T499"> </text:span><text:span text:style-name="T964">na zemi jako člověk, létá rychleji než bě</text:span><text:span text:style-name="T965">há</text:span><text:span text:style-name="T964"> kůň</text:span></text:p>
      <text:p text:style-name="P533"><text:span text:style-name="T978">Smysly:</text:span><text:span text:style-name="T506"> </text:span><text:span text:style-name="T964">skvělý zrak, čich a sluch</text:span></text:p>
      <text:p text:style-name="P795"><text:span text:style-name="T1686">⚔ </text:span><text:span text:style-name="T1099">Zuby a spáry</text:span><text:span text:style-name="T974">:</text:span><text:span text:style-name="T505"> </text:span><text:span text:style-name="T964">6</text:span><text:span text:style-name="T682"> + k6, zranění </text:span><text:span text:style-name="T964">3</text:span></text:p>
      <text:p text:style-name="Standalone_20_Property"><text:span text:style-name="T1098">V</text:span><text:span text:style-name="T973">zhled:</text:span><text:span text:style-name="T493"> </text:span><text:span text:style-name="T967">Wyverna je velký, okřídlený ještěr. Na rozdíl od draků má jen jeden pár nohou.</text:span></text:p>
      <text:p text:style-name="P796"><text:span text:style-name="T1101">Boj</text:span><text:span text:style-name="T1100">:</text:span><text:span text:style-name="T967"> Wyv</text:span><text:span text:style-name="T968">erna výborně létá, na zemi je ale poněkud neohrabaná. Útočí nejraději ze vzduchu. Ve spárech unese i koně.</text:span></text:p>
      <text:p text:style-name="P624"><text:span text:style-name="T1110">S</text:span><text:span text:style-name="T1104">uroviny:</text:span></text:p>
      <text:list xml:id="list1433762744" text:style-name="L64">
        <text:list-item>
          <text:p text:style-name="P1168"><text:soft-page-break/><text:span text:style-name="T964">K</text:span><text:span text:style-name="T966">ůže vyverny se dá prodat za 10 zl.</text:span></text:p>
        </text:list-item>
      </text:list>
      <text:h text:style-name="P852" text:outline-level="2"><text:bookmark-start text:name="__RefHeading___Toc1888_3850923094"/>Zlobr<text:bookmark-end text:name="__RefHeading___Toc1888_3850923094"/></text:h>
      <text:p text:style-name="P192"><text:span text:style-name="T1267">/</text:span><text:span text:style-name="T1341">* Velikost</text:span><text:span text:style-name="T1446"> </text:span><text:span text:style-name="T1448">9</text:span><text:span text:style-name="T1341"> (</text:span><text:span text:style-name="T1446">5</text:span><text:span text:style-name="T1448">00</text:span><text:span text:style-name="T1341"> kg) */</text:span></text:p>
      <text:p text:style-name="P192"><text:span text:style-name="T1267">F</text:span><text:span text:style-name="T1289">yzička </text:span><text:span text:style-name="T1448">6</text:span><text:span text:style-name="T1289">, Finesa </text:span><text:span text:style-name="T1448">2</text:span><text:span text:style-name="T1289">, Duše </text:span><text:span text:style-name="T1448">3</text:span><text:span text:style-name="T504">, </text:span><text:span text:style-name="T549">Ž</text:span><text:span text:style-name="T505">ivot</text:span><text:span text:style-name="T549">y </text:span><text:span text:style-name="T856">15</text:span></text:p>
      <text:p text:style-name="P510"><text:span text:style-name="T975">Zbroj:</text:span><text:span text:style-name="T499"> </text:span><text:span text:style-name="T856">2 (silná kůže)</text:span></text:p>
      <text:p text:style-name="P510"><text:span text:style-name="T975">Rychlost:</text:span><text:span text:style-name="T499"> </text:span><text:span text:style-name="T856">jako </text:span><text:span text:style-name="T858">chůze</text:span></text:p>
      <text:p text:style-name="P510"><text:span text:style-name="T978">Smysly:</text:span><text:span text:style-name="T506"> </text:span><text:span text:style-name="T857">slabý zrak, skvělý čich a sluch</text:span></text:p>
      <text:p text:style-name="P741"><text:span text:style-name="T1686">⚔<text:tab/></text:span><text:span text:style-name="T1072">Drápy</text:span><text:span text:style-name="T1270">:</text:span><text:span text:style-name="T1268"> </text:span><text:span text:style-name="T1449">6 + k6, zranění </text:span><text:span text:style-name="T1450">2</text:span></text:p>
      <text:p text:style-name="P741"><text:span text:style-name="T1686">⚔<text:tab/></text:span><text:span text:style-name="T1072">Důlní kladivo</text:span><text:span text:style-name="T1270">:</text:span><text:span text:style-name="T1268"> </text:span><text:span text:style-name="T1449">6 + k6, zranění </text:span><text:span text:style-name="T1450">4</text:span></text:p>
      <text:p text:style-name="P640">Schopnosti:</text:p>
      <text:list xml:id="list520595686" text:style-name="L65">
        <text:list-item>
          <text:p text:style-name="P972"><text:span text:style-name="T1211">Nadlidská síla:</text:span><text:span text:style-name="T1641"> Člověka dokáže zvednout a odhodit několik metrů daleko a při boji zblízka má +1 ke zranění </text:span><text:span text:style-name="T1642">(ve zranění drápy i kladivem už je </text:span><text:span text:style-name="T1643">bonus započítaný</text:span><text:span text:style-name="T1642">)</text:span><text:span text:style-name="T1641">.</text:span></text:p>
        </text:list-item>
      </text:list>
      <text:p text:style-name="P741"><text:span text:style-name="T1280">Boj:</text:span><text:span text:style-name="T1450"> Zlobr je pomalý, ale nesmírně silný. </text:span><text:span text:style-name="T1452">Když</text:span><text:span text:style-name="T1450"> se k někomu dostane na blízko, roztrhá ho svými drápy, případně ho rozdupe. Může také bojovat nějakou masivní těžkou zbraní, například důlním kladivem.</text:span></text:p>
      <text:h text:style-name="Heading_20_3" text:outline-level="3">Zlobr jeskynní</text:h>
      <text:p text:style-name="P740"><text:span text:style-name="T1152">Vzhled:</text:span> <text:span text:style-name="T2164">Tři metry vysoký zavalitý humanoid s hnědou kůží, kulatou hlavou bez nosu a silnými drápy.</text:span></text:p>
      <text:p text:style-name="P640">Schopnosti:</text:p>
      <text:list xml:id="list124347593430472" text:continue-numbering="true" text:style-name="L65">
        <text:list-item>
          <text:p text:style-name="P973"><text:soft-page-break/><text:span text:style-name="T1641">J</text:span><text:span text:style-name="T1496">eskynní zlobr regeneruje všechna zranění kromě těch způsobených </text:span><text:span text:style-name="T1860">ohněm</text:span><text:span text:style-name="T1496"> nebo </text:span><text:span text:style-name="T1670">žíravinou</text:span><text:span text:style-name="T1496"> rychlostí 1 život za kolo.</text:span></text:p>
        </text:list-item>
      </text:list>
      <text:p text:style-name="P740"><text:span text:style-name="T425">S</text:span><text:span text:style-name="T410">labiny:</text:span><text:span text:style-name="T2"> </text:span><text:span text:style-name="T390">Pokud na jeskynního zlobra dopadne přímé sluneční světlo, natrvalo zkamení.</text:span></text:p>
      <text:p text:style-name="P301">Suroviny:</text:p>
      <text:list xml:id="list124348067575917" text:continue-list="list124348166933686" text:style-name="L2">
        <text:list-item>
          <text:p text:style-name="P936">Z krve jeskynního zlobra může alchymista vytěžit 7 magů nebo vyrobit <text:span text:style-name="T1152">lektvar regenerace</text:span> (prodej 60 zl).</text:p>
        </text:list-item>
      </text:list>
      <text:h text:style-name="Heading_20_3" text:outline-level="3">Zlobr skalní</text:h>
      <text:p text:style-name="P581"><text:span text:style-name="T1281">Vzhled:</text:span><text:span text:style-name="T1451"> </text:span><text:span text:style-name="T1450">Tři metry vysoký zavalitý humanoid s šedou kůží, kulatou hlavou bez nosu a silnými drápy.</text:span></text:p>
      <text:p text:style-name="P581"><text:span text:style-name="T1281">S</text:span><text:span text:style-name="T1282">labiny:</text:span><text:span text:style-name="T1341"> </text:span><text:span text:style-name="T1450">Pokud na skalního zlobra dopadne přímé sluneční světlo, zkamení. Jakmile na něj dopadat přestane, zase obživne.</text:span></text:p>
      <text:h text:style-name="Heading_20_2" text:outline-level="2"><text:bookmark-start text:name="__RefHeading___Toc1890_3850923094"/><text:span text:style-name="T2157">Z</text:span>vířata<text:bookmark-end text:name="__RefHeading___Toc1890_3850923094"/></text:h>
      <text:p text:style-name="P205">V Dračáku slovem <text:span text:style-name="T1152">zvíře</text:span> míníme obyčejné, nefantastické tvory, jako třeba lva, gorilu, sokola nebo krokodýla. Nepatří sem hmyz, pavouci a inteligentní humanoidní tvorové. <text:span text:style-name="T2172">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6">H</text:span><text:span text:style-name="T568">adi jsou predátoři, ale </text:span><text:span text:style-name="T581">postavy</text:span><text:span text:style-name="T571"> jsou pro ně</text:span><text:span text:style-name="T568"> příliš velká kořist, takže na </text:span><text:span text:style-name="T563">ně</text:span><text:span text:style-name="T568"> </text:span><text:span text:style-name="T565">zaútočí</text:span><text:span text:style-name="T568">, </text:span><text:span text:style-name="T565">je</text:span><text:span text:style-name="T569">n</text:span><text:span text:style-name="T565"> když</text:span><text:span text:style-name="T568"> se </text:span><text:span text:style-name="T565">cítí</text:span><text:span text:style-name="T568"> ohroženi. </text:span><text:span text:style-name="T564">Ve světě Dračáku ovšem existují i obří v</text:span><text:span text:style-name="T566">arianty</text:span><text:span text:style-name="T564">, které hobita nebo kudůka slupnou jako malinu a </text:span><text:span text:style-name="T582">některé</text:span><text:span text:style-name="T564"> si d</text:span><text:span text:style-name="T570">ají</text:span><text:span text:style-name="T564"> k snídani i krolla. </text:span><text:span text:style-name="T907">S</text:span><text:span text:style-name="T562">vou kořist polykají vcelku. Podle její velikosti ji potom několik dní až týdnů tráví. Po tuto dobu nejsou hladoví a nepotřebují lovit.</text:span></text:p>
      <text:p text:style-name="P585"><text:span text:style-name="T449">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51">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6"><text:span text:style-name="T1002">Detekovatelnost</text:span><text:span text:style-name="T1001">:</text:span><text:span text:style-name="T590"> Hadi jsou studenokrevní, mají stejnou teplotu jako okolí a nejsou tedy vidět pomocí infravidění.</text:span></text:p>
      <text:p text:style-name="P564">Příklady použití ve hře:</text:p>
      <text:list xml:id="list124348111623728" text:continue-list="list124347483956403" text:style-name="L3">
        <text:list-item>
          <text:p text:style-name="P942"><text:span text:style-name="T16">M</text:span><text:span text:style-name="T2">ístnost plná hadů.</text:span></text:p>
        </text:list-item>
        <text:list-item>
          <text:p text:style-name="P942"><text:span text:style-name="T266">T</text:span><text:span text:style-name="T2">ruhla s pokladem, ve které se zabydlel had.</text:span></text:p>
        </text:list-item>
        <text:list-item>
          <text:p text:style-name="P942"><text:span text:style-name="T266">K</text:span><text:span text:style-name="T2">ult </text:span><text:span text:style-name="T278">nebo divoký kmen</text:span><text:span text:style-name="T2"> uctívá obřího hada a předkládá mu oběti.</text:span></text:p>
        </text:list-item>
        <text:list-item>
          <text:p text:style-name="P1011">Gobliní šaman mluví s hady a dokáže je ovládat.</text:p>
        </text:list-item>
      </text:list>
      <text:h text:style-name="Heading_20_4" text:outline-level="4"><text:soft-page-break/>Jedovatí hadi</text:h>
      <text:p text:style-name="P768"><text:span text:style-name="T1246">Boj:</text:span><text:span text:style-name="T2176"> </text:span>Jedovatý had útočí velmi rychlým <text:span text:style-name="T1985">výpadem</text:span>, při kterém se kořist snaží uštknout (musí dát nenulové zranění). Do kořisti, která by mu mohla utéct <text:span text:style-name="T2176">nebo uletět,</text:span> zůstane zakousnutý (za druhý úspěch). Pokud se jen brání, nebo když jde o kořist, která tak snadno neuteče, po uštknutí se <text:span text:style-name="T2176">stáhne</text:span>, někam se schová a nechá působit jed.</text:p>
      <text:h text:style-name="P912" text:outline-level="5">Chřestýš</text:h>
      <text:p text:style-name="P62">/<text:span text:style-name="T1961">* Velikost: obyčejný 2 – (3 kg), obří 5 (30 kg) */</text:span></text:p>
      <text:p text:style-name="P389"><text:span text:style-name="T1699">Obyčejn</text:span><text:span text:style-name="T1703">ý</text:span><text:span text:style-name="T1693">:</text:span><text:span text:style-name="T1738"><text:tab/></text:span><text:span text:style-name="T1750">F</text:span><text:span text:style-name="T1751">yzička </text:span><text:span text:style-name="T1764">2</text:span><text:span text:style-name="T1751">, Finesa </text:span><text:span text:style-name="T1764">4</text:span><text:span text:style-name="T1751">, Duše -, </text:span><text:span text:style-name="T1753">Ž</text:span><text:span text:style-name="T1739">ivot</text:span><text:span text:style-name="T1753">y </text:span><text:span text:style-name="T1767">4</text:span></text:p>
      <text:p text:style-name="P389"><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7">8</text:span></text:p>
      <text:p text:style-name="P411"><text:span text:style-name="T975">Rychlost:</text:span><text:span text:style-name="T499"> </text:span><text:span text:style-name="T551">n</text:span><text:span text:style-name="T547">a zemi jako chůze</text:span><text:span text:style-name="T577">,</text:span><text:span text:style-name="T583"> plave stejně rychle</text:span><text:span text:style-name="T556"> jako člověk, <text:s/></text:span><text:span text:style-name="T583">šplhá pomaleji než člověk</text:span></text:p>
      <text:p text:style-name="Property_20_level_20_0"><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7"><text:span text:style-name="T1686">⚔<text:tab/></text:span><text:span text:style-name="T974">Z</text:span><text:span text:style-name="T977">uby:</text:span></text:p>
      <text:p text:style-name="P370"><text:span text:style-name="T1701">Obyčejn</text:span><text:span text:style-name="T1704">ý</text:span><text:span text:style-name="T1693">:</text:span><text:span text:style-name="T1738"><text:tab/></text:span><text:span text:style-name="T1765">4 </text:span><text:span text:style-name="T1738">+ k6, zranění </text:span><text:span text:style-name="T1765">0</text:span></text:p>
      <text:p text:style-name="P370"><text:span text:style-name="T1701">Obří</text:span><text:span text:style-name="T1700">:</text:span><text:span text:style-name="T1756"><text:tab/><text:tab/></text:span><text:span text:style-name="T1757">5</text:span><text:span text:style-name="T1756"> + k6, zranění </text:span><text:span text:style-name="T1765">0</text:span></text:p>
      <text:p text:style-name="P307"><text:span text:style-name="T1964">3</text:span> dávk<text:span text:style-name="T1964">y</text:span> <text:span text:style-name="T1675">jed</text:span><text:span text:style-name="T1678">u</text:span><text:span text:style-name="T1907">: </text:span><text:span text:style-name="T28">1</text:span><text:span text:style-name="T259">2</text:span><text:span text:style-name="T25"> </text:span><text:span text:style-name="T29">+ k6 </text:span><text:span text:style-name="T44">proti Fyzičce</text:span></text:p>
      <text:p text:style-name="P357"><text:span text:style-name="T415">L</text:span><text:span text:style-name="T411">atence:</text:span><text:span text:style-name="T24"> </text:span><text:span text:style-name="T260">30</text:span><text:span text:style-name="T24"> m</text:span><text:span text:style-name="T31">inut</text:span></text:p>
      <text:p text:style-name="P357"><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557"><text:span text:style-name="T1152">Vzhled:</text:span> <text:span text:style-name="T1982">Dva metry (obří čtyři metry) dlouhý šedý had se světlými kosočtverci na hřbetě</text:span>. <text:span text:style-name="T1962">Na konci ocasu má chřestidlo.</text:span></text:p>
      <text:p text:style-name="P557"><text:span text:style-name="T427">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7"><text:soft-page-break/><text:span text:style-name="T1152">Prostředí:</text:span> <text:span text:style-name="T1963">Smíšené nebo jehličnaté lesy, polopouště, stepi, mokřady. Často žije v norách od želv nebo hlodavců.</text:span></text:p>
      <text:p text:style-name="P557"><text:span text:style-name="T417">👣 </text:span><text:span text:style-name="T979">S</text:span><text:span text:style-name="T980">topy:</text:span><text:span text:style-name="T512"> </text:span><text:span text:style-name="T548">Brázda po hadím těle.</text:span></text:p>
      <text:p text:style-name="P557"><text:span text:style-name="T1152">Boj:</text:span> <text:span text:style-name="T1967">Útočící chřestýš se vymrští a zakousne se do kořisti svými jedovými zuby. Když neloví, ať už protože nemá hlad, nebo když je útočník moc velký, varuje jej nejprve hlasitým chřestěním.</text:span></text:p>
      <text:p text:style-name="P600"><text:span text:style-name="T450">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4">Suroviny:</text:p>
      <text:list xml:id="list124347768628235" text:continue-list="list124348243275908" text:style-name="L4">
        <text:list-item>
          <text:p text:style-name="P983"><text:span text:style-name="T2000">Z jedových zubů chřestýše je možno získat až</text:span><text:span text:style-name="T279"> </text:span><text:span text:style-name="T2000">3</text:span><text:span text:style-name="T279"> dávk</text:span><text:span text:style-name="T2000">y</text:span><text:span text:style-name="T279"> </text:span><text:span text:style-name="T1869">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61">* Velikost: obyčejná 3 – (7 kg), obří 6 (60 kg) */</text:span></text:p>
      <text:p text:style-name="P390"><text:span text:style-name="T1699">Obyčejn</text:span><text:span text:style-name="T1705">á</text:span><text:span text:style-name="T1693">:</text:span><text:span text:style-name="T1738"><text:tab/></text:span><text:span text:style-name="T1750">F</text:span><text:span text:style-name="T1751">yzička </text:span><text:span text:style-name="T1764">2</text:span><text:span text:style-name="T1751">, Finesa </text:span><text:span text:style-name="T1764">4</text:span><text:span text:style-name="T1751">, Duše -, </text:span><text:span text:style-name="T1753">Ž</text:span><text:span text:style-name="T1739">ivot</text:span><text:span text:style-name="T1753">y </text:span><text:span text:style-name="T1766">5</text:span></text:p>
      <text:p text:style-name="P390"><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6">9</text:span></text:p>
      <text:p text:style-name="Property_20_Header"><text:span text:style-name="T975">Rychlost:</text:span><text:span text:style-name="T499"> </text:span><text:span text:style-name="T551">n</text:span><text:span text:style-name="T547">a zemi jako chůze</text:span><text:span text:style-name="T573">, </text:span><text:span text:style-name="T575">plave a</text:span><text:span text:style-name="T556"> </text:span><text:span text:style-name="T574">šplhá </text:span><text:span text:style-name="T583">stejně rychle jako</text:span><text:span text:style-name="T574">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8"><text:span text:style-name="T1686">⚔<text:tab/></text:span><text:span text:style-name="T974">Z</text:span><text:span text:style-name="T977">uby:</text:span></text:p>
      <text:p text:style-name="P371"><text:span text:style-name="T1701">Obyčejn</text:span><text:span text:style-name="T1706">á</text:span><text:span text:style-name="T1693">:</text:span><text:span text:style-name="T1738"><text:tab/></text:span><text:span text:style-name="T1765">4 </text:span><text:span text:style-name="T1738">+ k6, zranění </text:span><text:span text:style-name="T1765">0</text:span></text:p>
      <text:p text:style-name="P371"><text:span text:style-name="T1701">Obří</text:span><text:span text:style-name="T1700">:</text:span><text:span text:style-name="T1756"><text:tab/><text:tab/></text:span><text:span text:style-name="T1757">5</text:span><text:span text:style-name="T1756"> + k6, zranění </text:span><text:span text:style-name="T1765">0</text:span></text:p>
      <text:p text:style-name="P308"><text:span text:style-name="T1964">3</text:span> dávk<text:span text:style-name="T1964">y</text:span> <text:span text:style-name="T1675">jed</text:span><text:span text:style-name="T1678">u</text:span><text:span text:style-name="T1907">: </text:span><text:span text:style-name="T28">1</text:span><text:span text:style-name="T259">2</text:span><text:span text:style-name="T25"> </text:span><text:span text:style-name="T29">+ k6 </text:span><text:span text:style-name="T44">proti Fyzičce</text:span></text:p>
      <text:p text:style-name="P366"><text:span text:style-name="T415">L</text:span><text:span text:style-name="T411">atence:</text:span><text:span text:style-name="T24"> </text:span><text:span text:style-name="T260">30</text:span><text:span text:style-name="T24"> m</text:span><text:span text:style-name="T31">inut</text:span></text:p>
      <text:p text:style-name="P366"><text:soft-page-break/><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2"> tváře</text:span><text:span text:style-name="T559">, </text:span><text:span text:style-name="T560">mátožnost</text:span><text:span text:style-name="T559">, rozmazání zraku, slabost, silné pocení a slinění, obtíže při dýchání.</text:span></text:p>
      <text:p text:style-name="P396"><text:span text:style-name="T1686">⚔<text:tab/></text:span><text:span text:style-name="T1000">Plivnutí jedu</text:span><text:span text:style-name="T1270">:</text:span><text:span text:style-name="T1268"> </text:span><text:span text:style-name="T1303">4</text:span><text:span text:style-name="T1301"> + k6 </text:span><text:span text:style-name="T1304">proti Finese</text:span></text:p>
      <text:p text:style-name="Property_20_level_20_1"><text:span text:style-name="T1271">D</text:span><text:span text:style-name="T1269">osah:</text:span><text:span text:style-name="T1266"> kontaktní vzdálenost</text:span></text:p>
      <text:p text:style-name="Property_20_level_20_1"><text:span text:style-name="T1152">Účinek:</text:span> <text:span text:style-name="T1983">za první úspěch nevýhoda (palčivá bolest), za druhý oslepnutí na několik minut, za třetí trvalé oslepnutí</text:span></text:p>
      <text:p text:style-name="P560"><text:span text:style-name="T1152">Vzhled:</text:span> <text:span text:style-name="T1968">Zhruba dva metry (obří čtyři metry) dlouhý černý had s červenými skvrnami na krku. </text:span></text:p>
      <text:p text:style-name="P559"><text:span text:style-name="T427">Pohyb:</text:span><text:span text:style-name="T65"> </text:span><text:span text:style-name="T272">Kobra je pozemní had, ale také schopný plavec a dobrý lezec</text:span><text:span text:style-name="T255">.</text:span></text:p>
      <text:p text:style-name="P559"><text:span text:style-name="T1152">Prostředí:</text:span> <text:span text:style-name="T1972">Lesy, travnaté plochy.</text:span></text:p>
      <text:p text:style-name="P559"><text:span text:style-name="T417">👣 </text:span><text:span text:style-name="T979">S</text:span><text:span text:style-name="T980">topy:</text:span><text:span text:style-name="T512"> </text:span><text:span text:style-name="T548">Brázda po hadím těle.</text:span></text:p>
      <text:p text:style-name="P561"><text:span text:style-name="T1152">Boj:</text:span> <text:span text:style-name="T1971">Když</text:span> se <text:span text:style-name="T1970">kobra</text:span> cítí ohrožen<text:span text:style-name="T1969">a</text:span>, vztyčí přední část těla do výšky a roztáhne <text:span text:style-name="T1968">krk</text:span> do dlouhé, široké kápě, přičemž jsou dobře <text:span text:style-name="T1969">červené skvrny</text:span> na krku. <text:span text:style-name="T1970">Přitom hlasitě syčí. Když musí bojovat, plivne útočníkovi jed do očí, případně se ho pokusí uštknout. Když loví, varováním se nezdržuje a rovnou kořist uštkne.</text:span></text:p>
      <text:list xml:id="list3185956134" text:style-name="L66">
        <text:list-item>
          <text:p text:style-name="P1169"><text:span text:style-name="T1176">Plivnutí jedu:</text:span><text:span text:style-name="T1973"> Zásah silně pálí, ale pokud mine oči, není příliš nebezpečný. Když postava před útokem oči zavře, nebo si je zakryje, bojuje s nevýhodou, ale plivnutí ji nemůže oslepit.</text:span></text:p>
          <text:list>
            <text:list-item>
              <text:p text:style-name="P1170">Případné oslepnutí (trvalé i dočasné) vyléčí hraničářský <text:span text:style-name="T1152">hojivý dotyk</text:span>, <text:span text:style-name="T1152">léčivý lektvar</text:span> nebo podobná léčebná magie.</text:p>
            </text:list-item>
          </text:list>
        </text:list-item>
      </text:list>
      <text:p text:style-name="P601"><text:span text:style-name="T450">Mimo boj:</text:span><text:span text:style-name="T16"> </text:span><text:span text:style-name="T279">Kobra loví v noci.</text:span></text:p>
      <text:p text:style-name="P277"><text:soft-page-break/>Suroviny:</text:p>
      <text:list xml:id="list124347534000934" text:continue-list="list124347768628235" text:style-name="L4">
        <text:list-item>
          <text:p text:style-name="P997">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61">* Velikost: obyčejná 2 – (3 kg), obří 5 (30 kg) */</text:span></text:p>
      <text:p text:style-name="P391"><text:span text:style-name="T1699">Obyčejn</text:span><text:span text:style-name="T1705">á</text:span><text:span text:style-name="T1693">:</text:span><text:span text:style-name="T1738"><text:tab/></text:span><text:span text:style-name="T1750">F</text:span><text:span text:style-name="T1751">yzička </text:span><text:span text:style-name="T1768">2</text:span><text:span text:style-name="T1751">, Finesa </text:span><text:span text:style-name="T1769">4</text:span><text:span text:style-name="T1751">, Duše -, </text:span><text:span text:style-name="T1753">Ž</text:span><text:span text:style-name="T1739">ivot</text:span><text:span text:style-name="T1753">y </text:span><text:span text:style-name="T1770">4</text:span></text:p>
      <text:p text:style-name="P391"><text:span text:style-name="T1699">Obří</text:span><text:span text:style-name="T1694">:</text:span><text:span text:style-name="T1739"><text:tab/><text:tab/></text:span><text:span text:style-name="T1750">F</text:span><text:span text:style-name="T1751">yzička </text:span><text:span text:style-name="T1764">3</text:span><text:span text:style-name="T1751">, Finesa </text:span><text:span text:style-name="T1754">5</text:span><text:span text:style-name="T1751">, Duše -, </text:span><text:span text:style-name="T1753">Ž</text:span><text:span text:style-name="T1739">ivot</text:span><text:span text:style-name="T1753">y </text:span><text:span text:style-name="T1766">9</text:span></text:p>
      <text:p text:style-name="Property_20_Header"><text:span text:style-name="T975">Rychlost:</text:span><text:span text:style-name="T499"> </text:span><text:span text:style-name="T551">n</text:span><text:span text:style-name="T547">a zemi jako chůze,</text:span><text:span text:style-name="T552"> </text:span><text:span text:style-name="T584">plave a šplhá stejně rychle</text:span><text:span text:style-name="T556"> jako člověk</text:span></text:p>
      <text:p text:style-name="P436"><text:span text:style-name="T978">Smysly:</text:span><text:span text:style-name="T506"> </text:span><text:span text:style-name="T599">zrak jako člověk</text:span><text:span text:style-name="T507">, slabý sluch, výborný čich, </text:span><text:span text:style-name="T567">detekce vibrací,</text:span><text:span text:style-name="T507"> </text:span><text:span text:style-name="T555">infravidění</text:span></text:p>
      <text:p text:style-name="P409"><text:span text:style-name="T1686">⚔<text:tab/></text:span><text:span text:style-name="T974">Z</text:span><text:span text:style-name="T977">uby:</text:span></text:p>
      <text:p text:style-name="P372"><text:span text:style-name="T1701">Obyčejn</text:span><text:span text:style-name="T1706">á</text:span><text:span text:style-name="T1693">:</text:span><text:span text:style-name="T1738"><text:tab/></text:span><text:span text:style-name="T1765">4 </text:span><text:span text:style-name="T1738">+ k6, zranění </text:span><text:span text:style-name="T1765">0</text:span></text:p>
      <text:p text:style-name="P372"><text:span text:style-name="T1701">Obří</text:span><text:span text:style-name="T1700">:</text:span><text:span text:style-name="T1756"><text:tab/><text:tab/></text:span><text:span text:style-name="T1757">5</text:span><text:span text:style-name="T1756"> + k6, zranění </text:span><text:span text:style-name="T1765">0</text:span></text:p>
      <text:p text:style-name="P309"><text:span text:style-name="T1964">3</text:span> dávk<text:span text:style-name="T1964">y</text:span> <text:span text:style-name="T1675">jed</text:span><text:span text:style-name="T1678">u</text:span><text:span text:style-name="T1907">: </text:span><text:span text:style-name="T274">9</text:span><text:span text:style-name="T25"> </text:span><text:span text:style-name="T29">+ k6 </text:span><text:span text:style-name="T44">proti Fyzičce</text:span></text:p>
      <text:p text:style-name="P367"><text:span text:style-name="T415">L</text:span><text:span text:style-name="T411">atence:</text:span><text:span text:style-name="T24"> </text:span><text:span text:style-name="T274">45</text:span><text:span text:style-name="T24"> m</text:span><text:span text:style-name="T31">inut</text:span></text:p>
      <text:p text:style-name="P368"><text:span text:style-name="T998">P</text:span><text:span text:style-name="T999">říznaky:</text:span><text:span text:style-name="T557"> </text:span><text:span text:style-name="T579">Kovová chuť na jazyce, zplihlá oční víčka, rozmazané vidění, nekontrolované slinění, potíže s dýcháním, husí kůže, zarudlé oči. Později nevolnost, zvracení, průjem, bolest v podbřišku.</text:span></text:p>
      <text:p text:style-name="P562"><text:span text:style-name="T1152">Vzhled:</text:span> <text:span text:style-name="T1975">Štíhlý, tři metry (obří šest metrů) dlouhý šedý had.</text:span></text:p>
      <text:p text:style-name="P562"><text:span text:style-name="T427">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2"><text:span text:style-name="T1152">Prostředí:</text:span> <text:span text:style-name="T1974">Savany, polopouště, řídké lesy a křoviny.</text:span></text:p>
      <text:p text:style-name="P562"><text:span text:style-name="T417">👣 </text:span><text:span text:style-name="T979">S</text:span><text:span text:style-name="T980">topy:</text:span><text:span text:style-name="T512"> </text:span><text:span text:style-name="T548">Brázda po hadím těle.</text:span></text:p>
      <text:p text:style-name="P562"><text:soft-page-break/><text:span text:style-name="T1152">Boj:</text:span> V ohrožení vztyčí přední polovinu těla, roztáhne žebra na krku, doširoka rozevře tlamu, syčí a pohybuje hlavou ze strany na stranu. <text:span text:style-name="T1976">Pokud nebezpečí nepomine, prudce a rychle zaútočí. Když loví, zůstává po uštknutí zakousnuta, aby jí kořist neutekla.</text:span></text:p>
      <text:p text:style-name="Standalone_20_Property"><text:span text:style-name="T1152">Mimo boj:</text:span> Mamba je aktivní přes den, ráda se vyhřívá na slunci. Přes noc bývá zalezlá v dutinách stromů, ve skalních štěrbinách nebo v opuštěných termitištích.</text:p>
      <text:p text:style-name="P275">Suroviny:</text:p>
      <text:list xml:id="list124347695091226" text:continue-numbering="true" text:style-name="L4">
        <text:list-item>
          <text:p text:style-name="P998">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61">* Velikost: obyčejná 0 – (pod 1 kg), obří 3 (7 kg) */</text:span></text:p>
      <text:p text:style-name="P392"><text:span text:style-name="T1699">Obyčejn</text:span><text:span text:style-name="T1705">á</text:span><text:span text:style-name="T1693">:</text:span><text:span text:style-name="T1738"><text:tab/></text:span><text:span text:style-name="T1750">F</text:span><text:span text:style-name="T1751">yzička </text:span><text:span text:style-name="T1773">1</text:span><text:span text:style-name="T1751">, Finesa </text:span><text:span text:style-name="T1773">3</text:span><text:span text:style-name="T1751">, Duše -, </text:span><text:span text:style-name="T1753">Ž</text:span><text:span text:style-name="T1739">ivot</text:span><text:span text:style-name="T1753">y </text:span><text:span text:style-name="T1774">1</text:span></text:p>
      <text:p text:style-name="P392"><text:span text:style-name="T1699">Obří</text:span><text:span text:style-name="T1694">:</text:span><text:span text:style-name="T1739"><text:tab/><text:tab/></text:span><text:span text:style-name="T1750">F</text:span><text:span text:style-name="T1751">yzička </text:span><text:span text:style-name="T1772">2</text:span><text:span text:style-name="T1751">, Finesa </text:span><text:span text:style-name="T1772">5</text:span><text:span text:style-name="T1751">, Duše -, </text:span><text:span text:style-name="T1753">Ž</text:span><text:span text:style-name="T1739">ivot</text:span><text:span text:style-name="T1753">y </text:span><text:span text:style-name="T1772">5</text:span></text:p>
      <text:p text:style-name="Property_20_Header"><text:span text:style-name="T975">Rychlost:</text:span><text:span text:style-name="T499"> </text:span><text:span text:style-name="T551">n</text:span><text:span text:style-name="T547">a zemi jako chůze</text:span><text:span text:style-name="T556">, </text:span><text:span text:style-name="T578">plave </text:span><text:span text:style-name="T585">a šplhá pomaleji než</text:span><text:span text:style-name="T578"> člověk</text:span></text:p>
      <text:p text:style-name="P437"><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10"><text:span text:style-name="T1686">⚔<text:tab/></text:span><text:span text:style-name="T974">Z</text:span><text:span text:style-name="T977">uby:</text:span></text:p>
      <text:p text:style-name="P373"><text:span text:style-name="T1701">Obyčejn</text:span><text:span text:style-name="T1706">á</text:span><text:span text:style-name="T1693">:</text:span><text:span text:style-name="T1738"><text:tab/></text:span><text:span text:style-name="T1772">3</text:span><text:span text:style-name="T1765"> </text:span><text:span text:style-name="T1738">+ k6, zranění </text:span><text:span text:style-name="T1765">0</text:span></text:p>
      <text:p text:style-name="P373"><text:span text:style-name="T1701">Obří</text:span><text:span text:style-name="T1700">:</text:span><text:span text:style-name="T1756"><text:tab/><text:tab/></text:span><text:span text:style-name="T1772">4</text:span><text:span text:style-name="T1756"> + k6, zranění </text:span><text:span text:style-name="T1765">0</text:span></text:p>
      <text:p text:style-name="P310"><text:span text:style-name="T1964">3</text:span> dávk<text:span text:style-name="T1964">y</text:span> <text:span text:style-name="T1675">jed</text:span><text:span text:style-name="T1678">u</text:span><text:span text:style-name="T1907">: </text:span><text:span text:style-name="T275">10</text:span><text:span text:style-name="T25"> </text:span><text:span text:style-name="T29">+ k6 </text:span><text:span text:style-name="T44">proti Fyzičce</text:span></text:p>
      <text:p text:style-name="P369"><text:span text:style-name="T415">L</text:span><text:span text:style-name="T411">atence:</text:span><text:span text:style-name="T24"> </text:span><text:span text:style-name="T277">5</text:span><text:span text:style-name="T24"> m</text:span><text:span text:style-name="T31">inut</text:span></text:p>
      <text:p text:style-name="P369"><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563"><text:span text:style-name="T1152">Vzhled:</text:span> <text:span text:style-name="T1980">Necelý metr (obří dva metry) dlouhý šedý had s tmavou klikatou čárou na hřbetě.</text:span></text:p>
      <text:p text:style-name="P563"><text:soft-page-break/><text:span text:style-name="T427">Pohyb:</text:span><text:span text:style-name="T65"> </text:span><text:span text:style-name="T276">Zmije je převážně pozemní had, výjimečně šplhá na keře</text:span><text:span text:style-name="T273">.</text:span></text:p>
      <text:p text:style-name="P563"><text:span text:style-name="T1152">Prostředí:</text:span> <text:span text:style-name="T1977">Stepi, tajgy, hory, nížiny, louky, rašeliniště, mokřady.</text:span></text:p>
      <text:p text:style-name="P563"><text:span text:style-name="T417">👣 </text:span><text:span text:style-name="T979">S</text:span><text:span text:style-name="T980">topy:</text:span><text:span text:style-name="T512"> </text:span><text:span text:style-name="T548">Brázda po hadím těle.</text:span></text:p>
      <text:p text:style-name="P563"><text:span text:style-name="T1152">Boj:</text:span> Zaskočená zmije se stočí do spirály, esovitě vztyčí přední část těla a hrozí útočníkovi, popřípadě proti němu provádí výpady hlavou. <text:span text:style-name="T1981">Uštkne jen toho, kdo se na ni pokusí šlápnout nebo ji vzít do ruky.</text:span></text:p>
      <text:p text:style-name="P602"><text:span text:style-name="T1152">Mimo boj:</text:span> <text:span text:style-name="T1978">Zmije</text:span> je aktivní přes den, <text:span text:style-name="T1978">případně za soumraku.</text:span> <text:span text:style-name="T1977">Ráda se sluní na horských stráních, na kamenech či na skalách.</text:span> Přes noc bývá zalezlá v dutinách stromů, ve skalních štěrbinách nebo v opuštěných termitištích. <text:span text:style-name="T1979">V zimě hibernuje pod zemí, obvykle v klubku s několika dalšími hady či obojživelníky.</text:span></text:p>
      <text:p text:style-name="P277">Suroviny:</text:p>
      <text:list xml:id="list124348525265490" text:continue-numbering="true" text:style-name="L4">
        <text:list-item>
          <text:p text:style-name="P999">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61">* Velikost: obyčejná 7 – (125 kg), obří 10 (1 tuna) */</text:span></text:p>
      <text:p text:style-name="P386"><text:span text:style-name="T1699">Obyčejná</text:span><text:span text:style-name="T1693">:</text:span><text:span text:style-name="T1738"><text:tab/></text:span><text:span text:style-name="T1750">F</text:span><text:span text:style-name="T1751">yzička </text:span><text:span text:style-name="T1752">5</text:span><text:span text:style-name="T1751">, Finesa </text:span><text:span text:style-name="T1752">3</text:span><text:span text:style-name="T1751">, Duše -, </text:span><text:span text:style-name="T1753">Ž</text:span><text:span text:style-name="T1739">ivot</text:span><text:span text:style-name="T1753">y </text:span><text:span text:style-name="T1739">1</text:span><text:span text:style-name="T1771">2</text:span></text:p>
      <text:p text:style-name="P386"><text:span text:style-name="T1699">Obří</text:span><text:span text:style-name="T1694">:</text:span><text:span text:style-name="T1739"><text:tab/><text:tab/></text:span><text:span text:style-name="T1750">F</text:span><text:span text:style-name="T1751">yzička </text:span><text:span text:style-name="T1754">7</text:span><text:span text:style-name="T1751">, Finesa </text:span><text:span text:style-name="T1754">5</text:span><text:span text:style-name="T1751">, Duše -, </text:span><text:span text:style-name="T1753">Ž</text:span><text:span text:style-name="T1739">ivot</text:span><text:span text:style-name="T1753">y </text:span><text:span text:style-name="T1739">1</text:span><text:span text:style-name="T1771">7</text:span></text:p>
      <text:p text:style-name="P405"><text:soft-page-break/><text:span text:style-name="T975">Rychlost:</text:span><text:span text:style-name="T499"> </text:span><text:span text:style-name="T551">n</text:span><text:span text:style-name="T547">a zemi jako chůze, </text:span><text:span text:style-name="T576">plave rychleji než člověk</text:span><text:span text:style-name="T552">,</text:span><text:span text:style-name="T556"> šplh</text:span><text:span text:style-name="T576">á </text:span><text:span text:style-name="T586">stejně</text:span><text:span text:style-name="T576"> rychle</text:span><text:span text:style-name="T556"> jako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roperty_20_Header"><text:span text:style-name="T1686">⚔<text:tab/></text:span><text:span text:style-name="T974">Z</text:span><text:span text:style-name="T977">uby</text:span></text:p>
      <text:p text:style-name="P363"><text:span text:style-name="T1701">Obyčejná</text:span><text:span text:style-name="T1693">:</text:span><text:span text:style-name="T1738"><text:tab/></text:span><text:span text:style-name="T1757">3</text:span><text:span text:style-name="T1738"> + k6, zranění </text:span><text:span text:style-name="T1757">1</text:span></text:p>
      <text:p text:style-name="P363"><text:span text:style-name="T1701">Obří</text:span><text:span text:style-name="T1700">:</text:span><text:span text:style-name="T1756"><text:tab/><text:tab/></text:span><text:span text:style-name="T1757">5</text:span><text:span text:style-name="T1756"> + k6, zranění </text:span><text:span text:style-name="T1757">2</text:span></text:p>
      <text:p text:style-name="Property_20_Header"><text:span text:style-name="T1686">⚔<text:tab/></text:span><text:span text:style-name="T996">Škrcení</text:span><text:span text:style-name="T1270">:</text:span><text:span text:style-name="T1268"> </text:span><text:span text:style-name="T1302">5</text:span><text:span text:style-name="T1301"> + k6, zranění </text:span><text:span text:style-name="T1302">2</text:span></text:p>
      <text:p text:style-name="P364"><text:span text:style-name="T1701">Obyčejná</text:span><text:span text:style-name="T1693">:</text:span><text:span text:style-name="T1738"><text:tab/></text:span><text:span text:style-name="T1758">5</text:span><text:span text:style-name="T1738"> + k6, zranění </text:span><text:span text:style-name="T1758">2</text:span></text:p>
      <text:p text:style-name="P364"><text:span text:style-name="T1701">Obří</text:span><text:span text:style-name="T1700">:<text:tab/><text:tab/></text:span><text:span text:style-name="T1755">7</text:span><text:span text:style-name="T1756"> + k6, zranění </text:span><text:span text:style-name="T1758">3</text:span></text:p>
      <text:p text:style-name="P558"><text:span text:style-name="T1152">Vzhled: </text:span><text:span text:style-name="T1956">6</text:span> metrů <text:span text:style-name="T1966">(obří 12 metrů)</text:span> dlouhý <text:span text:style-name="T1953">žlutohnědý</text:span> had <text:span text:style-name="T1953">s mohutným tělem a</text:span> okrouhlými tmavými skvrnami.</text:p>
      <text:p text:style-name="P552"><text:span text:style-name="T427">Pohyb:</text:span><text:span text:style-name="T65"> </text:span><text:span text:style-name="T254">Na zemi je anakonda neohrabaná, ve vodě je ale rychlá a mrštná. </text:span><text:span text:style-name="T255">Umí také šplhat po stromech.</text:span></text:p>
      <text:p text:style-name="P552"><text:span text:style-name="T1152">Prostředí:</text:span> <text:span text:style-name="T1954">Bažiny, mokřady nebo pomalu tekoucí řeky v oblasti tropických deštných pralesů.</text:span></text:p>
      <text:p text:style-name="P552"><text:span text:style-name="T417">👣 </text:span><text:span text:style-name="T979">S</text:span><text:span text:style-name="T980">topy:</text:span><text:span text:style-name="T512"> </text:span><text:span text:style-name="T548">Brázda po velkém/</text:span><text:span text:style-name="T561">obřím</text:span><text:span text:style-name="T548"> hadím těle.</text:span></text:p>
      <text:p text:style-name="P553"><text:span text:style-name="T1175">Dovednosti</text:span><text:span text:style-name="T1152">:</text:span><text:span text:style-name="T1496"> </text:span><text:span text:style-name="T1531">Když je anakonda ve vodě, umí být nenápadná, jako kdyby měla </text:span><text:span text:style-name="T1532">mistrovské</text:span><text:span text:style-name="T1531"> </text:span><text:span text:style-name="T1175">plížení</text:span><text:span text:style-name="T1531">.</text:span></text:p>
      <text:p text:style-name="P584"><text:span text:style-name="T1152">Boj:</text:span> <text:span text:style-name="T1955">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5">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7">Mimo boj:</text:span><text:span text:style-name="T1984"> </text:span>Anakonda loví v noci, přes den je někde zalezlá a spí.</text:p>
      <text:h text:style-name="Heading_20_5" text:outline-level="5">Hroznýš</text:h>
      <text:p text:style-name="P67">/<text:span text:style-name="T1961">* Velikost: obyčejný 6 – (60 kg), obří 9 (500 kg) */</text:span></text:p>
      <text:p text:style-name="P388"><text:span text:style-name="T1699">Obyčejn</text:span><text:span text:style-name="T1702">ý</text:span><text:span text:style-name="T1693">:</text:span><text:span text:style-name="T1738"><text:tab/></text:span><text:span text:style-name="T1750">F</text:span><text:span text:style-name="T1751">yzička </text:span><text:span text:style-name="T1760">4</text:span><text:span text:style-name="T1751">, Finesa </text:span><text:span text:style-name="T1760">2</text:span><text:span text:style-name="T1751">, Duše -, </text:span><text:span text:style-name="T1753">Ž</text:span><text:span text:style-name="T1739">ivot</text:span><text:span text:style-name="T1753">y </text:span><text:span text:style-name="T1760">9</text:span></text:p>
      <text:p text:style-name="P388"><text:span text:style-name="T1699">Obří</text:span><text:span text:style-name="T1694">:</text:span><text:span text:style-name="T1739"><text:tab/><text:tab/></text:span><text:span text:style-name="T1750">F</text:span><text:span text:style-name="T1751">yzička </text:span><text:span text:style-name="T1761">6</text:span><text:span text:style-name="T1751">, Finesa </text:span><text:span text:style-name="T1761">4</text:span><text:span text:style-name="T1751">, Duše -, </text:span><text:span text:style-name="T1753">Ž</text:span><text:span text:style-name="T1739">ivot</text:span><text:span text:style-name="T1753">y </text:span><text:span text:style-name="T1761">14</text:span></text:p>
      <text:p text:style-name="P406"><text:span text:style-name="T975">Rychlost:</text:span><text:span text:style-name="T499"> </text:span><text:span text:style-name="T551">n</text:span><text:span text:style-name="T547">a zemi jako chůze, </text:span><text:span text:style-name="T576">plave </text:span><text:span text:style-name="T586">a šplhá stejně</text:span><text:span text:style-name="T576"> rychle </text:span><text:span text:style-name="T586">jako</text:span><text:span text:style-name="T576">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395"><text:span text:style-name="T1686">⚔<text:tab/></text:span><text:span text:style-name="T974">Z</text:span><text:span text:style-name="T977">uby</text:span></text:p>
      <text:p text:style-name="P365"><text:span text:style-name="T1701">Obyčejn</text:span><text:span text:style-name="T1702">ý</text:span><text:span text:style-name="T1693">:</text:span><text:span text:style-name="T1738"><text:tab/></text:span><text:span text:style-name="T1762">2</text:span><text:span text:style-name="T1756"> + k6, zranění </text:span><text:span text:style-name="T1762">0</text:span></text:p>
      <text:p text:style-name="P365"><text:span text:style-name="T1701">Obří</text:span><text:span text:style-name="T1700">:</text:span><text:span text:style-name="T1756"><text:tab/><text:tab/></text:span><text:span text:style-name="T1763">4</text:span><text:span text:style-name="T1756"> + k6, zranění 1</text:span></text:p>
      <text:p text:style-name="P395"><text:span text:style-name="T1686">⚔<text:tab/></text:span><text:span text:style-name="T996">Škrcení</text:span><text:span text:style-name="T1270">:</text:span><text:span text:style-name="T1268"> </text:span><text:span text:style-name="T1302">5</text:span><text:span text:style-name="T1301"> + k6, zranění </text:span><text:span text:style-name="T1302">2</text:span></text:p>
      <text:p text:style-name="P365"><text:span text:style-name="T1701">Obyčejn</text:span><text:span text:style-name="T1702">ý</text:span><text:span text:style-name="T1693">:</text:span><text:span text:style-name="T1738"><text:tab/></text:span><text:span text:style-name="T1762">4</text:span><text:span text:style-name="T1756"> + k6, zranění </text:span><text:span text:style-name="T1762">1</text:span></text:p>
      <text:p text:style-name="P365"><text:span text:style-name="T1701">Obří</text:span><text:span text:style-name="T1700">:<text:tab/><text:tab/></text:span><text:span text:style-name="T1763">6</text:span><text:span text:style-name="T1756"> + k6, zranění </text:span><text:span text:style-name="T1759">2</text:span></text:p>
      <text:p text:style-name="P554"><text:span text:style-name="T1152">Vzhled:</text:span> <text:span text:style-name="T1960">4</text:span> metr<text:span text:style-name="T1957">y (obří 8 metrů)</text:span> dlouhý <text:span text:style-name="T1957">červenohnědý</text:span> had <text:span text:style-name="T1953">s trojúhelníkovou hlavou a oranžovou kresbou na zádech</text:span>.</text:p>
      <text:p text:style-name="P554"><text:span text:style-name="T427">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5"><text:span text:style-name="T1152">Prostředí:</text:span> <text:span text:style-name="T1958">Tropický deštný prales, polopouště, nejčastěji kolem velkých řek. S oblibou žije v norách středně velkých hlodavců.</text:span></text:p>
      <text:p text:style-name="P554"><text:soft-page-break/><text:span text:style-name="T417">👣 </text:span><text:span text:style-name="T979">S</text:span><text:span text:style-name="T980">topy:</text:span><text:span text:style-name="T512"> </text:span><text:span text:style-name="T548">Brázda po </text:span><text:span text:style-name="T561">velkém</text:span><text:span text:style-name="T548"> hadím těle.</text:span></text:p>
      <text:p text:style-name="P556"><text:span text:style-name="T997">Dovednosti</text:span><text:span text:style-name="T995">:</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997">plížení</text:span><text:span text:style-name="T553">.</text:span></text:p>
      <text:p text:style-name="P583"><text:span text:style-name="T1152">Boj:</text:span> <text:span text:style-name="T1959">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7">Mimo boj:</text:span><text:span text:style-name="T1984">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7">D</text:span>ikobraz <text:span text:style-name="T1248">obří</text:span></text:h>
      <text:p text:style-name="P198"><text:span text:style-name="T1267">/</text:span><text:span text:style-name="T1341">* Velikost </text:span><text:span text:style-name="T1453">7</text:span><text:span text:style-name="T1341"> (</text:span><text:span text:style-name="T1453">125</text:span><text:span text:style-name="T1341"> kg) */</text:span></text:p>
      <text:p text:style-name="P198"><text:span text:style-name="T1267">F</text:span><text:span text:style-name="T1289">yzička </text:span><text:span text:style-name="T1453">2</text:span><text:span text:style-name="T1289">, Finesa </text:span><text:span text:style-name="T1453">4</text:span><text:span text:style-name="T1289">, Duše -</text:span><text:span text:style-name="T504">, </text:span><text:span text:style-name="T549">Ž</text:span><text:span text:style-name="T505">ivot</text:span><text:span text:style-name="T549">y </text:span><text:span text:style-name="T860">9</text:span></text:p>
      <text:p text:style-name="P511"><text:span text:style-name="T975">Rychlost:</text:span><text:span text:style-name="T499"> </text:span><text:span text:style-name="T860">jako chůze</text:span></text:p>
      <text:p text:style-name="P511"><text:span text:style-name="T978">Smysly:</text:span><text:span text:style-name="T506"> </text:span><text:span text:style-name="T861">slabý zrak, skvělý čich a sluch</text:span></text:p>
      <text:p text:style-name="P424"><text:span text:style-name="T1686">⚔<text:tab/></text:span><text:span text:style-name="T1073">Ostny</text:span><text:span text:style-name="T1270">:</text:span><text:span text:style-name="T1268"> </text:span><text:span text:style-name="T1454">4 + k6, zranění 1</text:span></text:p>
      <text:p text:style-name="P344"><text:span text:style-name="T1269">Dostřel:</text:span><text:span text:style-name="T1266"> krátký</text:span></text:p>
      <text:p text:style-name="P344"><text:span text:style-name="T1283">Účinek</text:span><text:span text:style-name="T1269">:</text:span><text:span text:style-name="T1266"> </text:span><text:span text:style-name="T1455">za případný druhý úspěch ochromení zasažené části těla</text:span></text:p>
      <text:p text:style-name="P742"><text:soft-page-break/><text:span text:style-name="T1152">Vzhled:</text:span> <text:span text:style-name="T2165">Dikobraz velký jako medvěd.</text:span></text:p>
      <text:p text:style-name="P742"><text:span text:style-name="T1152">Boj:</text:span> <text:span text:style-name="T2166">V ohrožení dikobraz naježí ostny a začne chřestit dutými ocasními ostny. Když to vetřelce nezažene, otočí se k němu zády a začne na něj vystřelovat ostny.</text:span></text:p>
      <text:list xml:id="list1180115382" text:style-name="L67">
        <text:list-item>
          <text:p text:style-name="P1171">Ostny mohou <text:span text:style-name="T2168">současně</text:span> zasáhnout několik cílů blízko u sebe. Při zásahu mohou ochromit zasaženou část těla.</text:p>
        </text:list-item>
      </text:list>
      <text:p text:style-name="P302">Suroviny:</text:p>
      <text:list xml:id="list73227477" text:style-name="L68">
        <text:list-item>
          <text:p text:style-name="P937"><text:span text:style-name="T2167">Z ostnů obřího dikobraza může a</text:span>lchymista vytěžit 7 magů, <text:span text:style-name="T2169">nebo je z nich možné vyrobit toulec </text:span><text:span text:style-name="T1245">šípů z ostnů dikobraza</text:span><text:span text:style-name="T2169">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8">Hejno k</text:span>rys<text:bookmark-end text:name="__RefHeading___Toc2914_3430540378"/></text:h>
      <text:p text:style-name="P220"><text:span text:style-name="T1267">/</text:span><text:span text:style-name="T1341">* Velikost</text:span><text:span text:style-name="T1446"> </text:span><text:span text:style-name="T1478">1</text:span><text:span text:style-name="T1479">1</text:span><text:span text:style-name="T1341"> (</text:span><text:span text:style-name="T1479">2</text:span><text:span text:style-name="T1478"> tun</text:span><text:span text:style-name="T1479">y</text:span><text:span text:style-name="T1341">) */</text:span></text:p>
      <text:p text:style-name="Property_20_level_20_1"><text:span text:style-name="T1267">F</text:span><text:span text:style-name="T1289">yzička </text:span><text:span text:style-name="T1478">5</text:span><text:span text:style-name="T1289">, Finesa </text:span><text:span text:style-name="T1478">1</text:span><text:span text:style-name="T1289">, Duše -</text:span><text:span text:style-name="T504">, </text:span><text:span text:style-name="T549">Ž</text:span><text:span text:style-name="T505">ivot</text:span><text:span text:style-name="T549">y </text:span><text:span text:style-name="T881">1</text:span><text:span text:style-name="T910">6</text:span></text:p>
      <text:p text:style-name="Property_20_level_20_1"><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roperty_20_level_20_1"><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roperty_20_level_20_1"><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0"><text:span text:style-name="T975">Z</text:span><text:span text:style-name="T973">broj:</text:span><text:span text:style-name="T493"> Proti cíleným útokům 2, proti plošným 0</text:span></text:p>
      <text:p text:style-name="P519"><text:span text:style-name="T975">Rychlost:</text:span><text:span text:style-name="T499"> </text:span><text:span text:style-name="T909">jako rychlá chůze</text:span></text:p>
      <text:p text:style-name="P522"><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9"><text:span text:style-name="T1686">⚔<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70"><text:span text:style-name="T1081">Slabiny</text:span><text:span text:style-name="T1076">:</text:span><text:span text:style-name="T867"> </text:span><text:span text:style-name="T911">K</text:span><text:span text:style-name="T910">rysy se bojí ohně, </text:span><text:span text:style-name="T912">postava s pochodní si </text:span><text:span text:style-name="T910">je</text:span><text:span text:style-name="T912"> dokáže udržet od těla.</text:span></text:p>
      <text:p text:style-name="P769"><text:soft-page-break/><text:span text:style-name="T1076">Boj:</text:span><text:span text:style-name="T867">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1618265430" text:style-name="L69">
        <text:list-item>
          <text:p text:style-name="P1172"><text:span text:style-name="T392">K</text:span><text:span text:style-name="T394">rysí hejno ber jako jednoho protivníka. </text:span><text:span text:style-name="T393">S každými 4 ztracenými životy se mu sníží Fyzička (a tedy i útok) o 1.</text:span></text:p>
        </text:list-item>
        <text:list-item>
          <text:p text:style-name="P1012">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7">/</text:span><text:span text:style-name="T1341">* Velikost</text:span><text:span text:style-name="T1446"> </text:span><text:span text:style-name="T1481">5</text:span><text:span text:style-name="T1341"> (</text:span><text:span text:style-name="T1481">30</text:span><text:span text:style-name="T1478"> </text:span><text:span text:style-name="T1481">kg</text:span><text:span text:style-name="T1341">) */</text:span></text:p>
      <text:p text:style-name="P348"><text:span text:style-name="T498">F</text:span><text:span text:style-name="T504">yzička </text:span><text:span text:style-name="T910">3</text:span><text:span text:style-name="T504">, Finesa </text:span><text:span text:style-name="T914">2</text:span><text:span text:style-name="T504">, Duše -, </text:span><text:span text:style-name="T549">Ž</text:span><text:span text:style-name="T505">ivot</text:span><text:span text:style-name="T549">y </text:span><text:span text:style-name="T910">8</text:span></text:p>
      <text:p text:style-name="P523"><text:span text:style-name="T975">Rychlost:</text:span><text:span text:style-name="T499"> </text:span><text:span text:style-name="T909">jako rychlá chůze</text:span></text:p>
      <text:p text:style-name="P523"><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71"><text:span text:style-name="T1686">⚔<text:tab/></text:span><text:span text:style-name="T974">Z</text:span><text:span text:style-name="T977">uby</text:span><text:span text:style-name="T1270">:</text:span><text:span text:style-name="T877"> </text:span><text:span text:style-name="T914">3</text:span><text:span text:style-name="T877"> + k6, zranění </text:span><text:span text:style-name="T908">0</text:span></text:p>
      <text:p text:style-name="P771"><text:span text:style-name="T1082">Vzhled</text:span><text:span text:style-name="T1076">:</text:span><text:span text:style-name="T867"> </text:span><text:span text:style-name="T914">Přes metr dlouhá krysa.</text:span></text:p>
      <text:p text:style-name="P771"><text:span text:style-name="T1081">Slabiny</text:span><text:span text:style-name="T1076">:</text:span><text:span text:style-name="T867"> </text:span><text:span text:style-name="T914">Obří k</text:span><text:span text:style-name="T910">rysy se bojí ohně, </text:span><text:span text:style-name="T912">postava s pochodní si </text:span><text:span text:style-name="T910">je</text:span><text:span text:style-name="T912"> dokáže udržet od těla.</text:span></text:p>
      <text:p text:style-name="P582"><text:span text:style-name="T1287">Boj:</text:span><text:span text:style-name="T1480"> </text:span><text:span text:style-name="T1481">Obří krysa umí velmi dobře skákat, menší postavy snadno povalí.</text:span></text:p>
      <text:p text:style-name="P8"><text:span text:style-name="T2177">Obří krysy se v</text:span>yskytují převážně v zapadlých, temných koutech podzemí, často poblíž nemrtvých, kde se živ<text:span text:style-name="T2179">í</text:span> zbytky jejich obětí. <text:span text:style-name="T2178">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4">V</text:span>aran <text:span text:style-name="T1254">obří</text:span><text:bookmark-end text:name="__RefHeading___Toc2954_3430540378"/></text:h>
      <text:p text:style-name="P507"><text:span text:style-name="T975">Zbroj:</text:span><text:span text:style-name="T640"> </text:span><text:span text:style-name="T645">1 (silná kůže)</text:span></text:p>
      <text:p text:style-name="P507"><text:span text:style-name="T975">Rychlost:</text:span><text:span text:style-name="T499"> </text:span><text:span text:style-name="T642">jako běh</text:span></text:p>
      <text:p text:style-name="P507"><text:span text:style-name="T978">Smysly:</text:span><text:span text:style-name="T506"> </text:span><text:span text:style-name="T643">slabý zrak a sluch, výborný čich </text:span><text:span text:style-name="T644">a chuť</text:span></text:p>
      <text:p text:style-name="P186"><text:span text:style-name="T644">- </text:span><text:span text:style-name="T851">nelítá, sarkoni ho používají jako jezdeckou nestvůru.</text:span></text:p>
      <text:h text:style-name="Heading_20_3" text:outline-level="3">Kočkovité šelmy</text:h>
      <text:p text:style-name="Standalone_20_Property"><text:span text:style-name="T978">Smysly:</text:span><text:span text:style-name="T506"> </text:span><text:span text:style-name="T867">dobrý čich, výborný zrak a sluch, vidění v šeru</text:span></text:p>
      <text:p text:style-name="Standalone_20_Property"><text:span text:style-name="T1076">D</text:span><text:span text:style-name="T973">ovednosti:</text:span><text:span text:style-name="T493"> </text:span><text:span text:style-name="T930">V</text:span><text:span text:style-name="T871">šechny k</text:span><text:span text:style-name="T493">očkovité šelmy se umí plížit, jako kdyby měly pokročilé </text:span><text:span text:style-name="T973">plížení</text:span><text:span text:style-name="T493">.</text:span></text:p>
      <text:p text:style-name="P16">Kočkovité šelmy loví nejčastěji za svítání nebo za soumraku, kdy mohou využít svého výborného vidění v šeru.</text:p>
      <text:h text:style-name="Heading_20_4" text:outline-level="4">Lev</text:h>
      <text:p text:style-name="P201"><text:span text:style-name="T1267">/</text:span><text:span text:style-name="T1341">* </text:span><text:span text:style-name="T1460">Lev v</text:span><text:span text:style-name="T1341">elikost </text:span><text:span text:style-name="T1460">8</text:span><text:span text:style-name="T1341"> (</text:span><text:span text:style-name="T1460">250</text:span><text:span text:style-name="T1341"> kg), </text:span><text:span text:style-name="T1460">lvice velikost </text:span><text:span text:style-name="T1459">7</text:span><text:span text:style-name="T1341"> (</text:span><text:span text:style-name="T1459">125</text:span><text:span text:style-name="T1341"> kg) */</text:span></text:p>
      <text:p text:style-name="Property_20_level_20_1"><text:span text:style-name="T1285">L</text:span><text:span text:style-name="T1269">vice:<text:tab/></text:span><text:span text:style-name="T1267">F</text:span><text:span text:style-name="T1289">yzička </text:span><text:span text:style-name="T1460">4</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59">1</text:span></text:p>
      <text:p text:style-name="P345"><text:span text:style-name="T1284">Lev:<text:tab/><text:tab/></text:span><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3"><text:span text:style-name="T975">Rychlost:</text:span><text:span text:style-name="T499"> </text:span><text:span text:style-name="T867">jako kůň</text:span></text:p>
      <text:p text:style-name="Property_20_Header"><text:span text:style-name="T1686">⚔<text:tab/></text:span><text:span text:style-name="T974">Z</text:span><text:span text:style-name="T977">uby </text:span><text:span text:style-name="T1075">nebo drápy</text:span><text:span text:style-name="T1270">:</text:span></text:p>
      <text:p text:style-name="P345"><text:span text:style-name="T1284">Lvice:<text:tab/></text:span><text:span text:style-name="T1460">4 + k6, zranění 1</text:span></text:p>
      <text:p text:style-name="P345"><text:span text:style-name="T1284">Lev:<text:tab/><text:tab/></text:span><text:span text:style-name="T1326">5 + k6, zranění 1</text:span></text:p>
      <text:p text:style-name="P746"><text:soft-page-break/><text:span text:style-name="T1076">Boj:</text:span><text:span text:style-name="T867"> </text:span><text:span text:style-name="T868">Lvice obvykle loví ve smečkách. V rojnici se plíží ke kořisti a snaží se ji obklíčit. Pak se rozběhnou, skokem </text:span><text:span text:style-name="T869">ji</text:span><text:span text:style-name="T868"> poval</text:span><text:span text:style-name="T869">í</text:span><text:span text:style-name="T868"> na zem a prokousn</text:span><text:span text:style-name="T869">ou</text:span><text:span text:style-name="T868"> jí hrdlo. Samci </text:span><text:span text:style-name="T883">zabíjí stejným způsobem, ale loví samostatně</text:span><text:span text:style-name="T868">.</text:span></text:p>
      <text:h text:style-name="P897" text:outline-level="4">Levhart</text:h>
      <text:p text:style-name="P207"><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Standalone_20_Property"><text:span text:style-name="T1686">⚔<text:tab/></text:span><text:span text:style-name="T974">Z</text:span><text:span text:style-name="T977">uby </text:span><text:span text:style-name="T1075">nebo drápy</text:span><text:span text:style-name="T1270">:</text:span><text:span text:style-name="T1075"> </text:span><text:span text:style-name="T877">4 + k6, zranění 1</text:span></text:p>
      <text:p text:style-name="P397">Vzhled:</text:p>
      <text:p text:style-name="Property_20_level_20_1"><text:span text:style-name="T1077">Levhart:</text:span><text:span text:style-name="T872"> Velká, pískově žlutá kočka s černě lemovanými tmavšími skvrnami.</text:span></text:p>
      <text:p text:style-name="Property_20_level_20_1"><text:span text:style-name="T1077">Panter:</text:span><text:span text:style-name="T872"> Velká černá kočka.</text:span></text:p>
      <text:p text:style-name="P747"><text:span text:style-name="T1076">Boj:</text:span><text:span text:style-name="T867"> </text:span><text:span text:style-name="T870">Levhart</text:span><text:span text:style-name="T868"> </text:span><text:span text:style-name="T870">loví</text:span><text:span text:style-name="T868"> ze zálohy. Není </text:span><text:span text:style-name="T870">to</text:span><text:span text:style-name="T868"> rychlý </text:span><text:span text:style-name="T870">ani</text:span><text:span text:style-name="T868"> vytrvalý běžec, takže si pěkně počíhá v koruně stromů nebo schovan</text:span><text:span text:style-name="T871">ý</text:span><text:span text:style-name="T868">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71">(stejně jako u pumy)</text:span>.</text:p>
      <text:h text:style-name="Heading_20_4" text:outline-level="4"><text:bookmark-start text:name="__RefHeading___Toc2942_3430540378"/>Puma<text:bookmark-end text:name="__RefHeading___Toc2942_3430540378"/></text:h>
      <text:p text:style-name="P206"><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P752"><text:span text:style-name="T1686">⚔<text:tab/></text:span><text:span text:style-name="T974">Z</text:span><text:span text:style-name="T977">uby </text:span><text:span text:style-name="T1075">nebo drápy</text:span><text:span text:style-name="T974">:</text:span><text:span text:style-name="T1075"> </text:span><text:span text:style-name="T877">4 + k6, zranění 1</text:span></text:p>
      <text:p text:style-name="P397"><text:soft-page-break/>Vzhled:</text:p>
      <text:p text:style-name="P347"><text:span text:style-name="T1078">Puma</text:span><text:span text:style-name="T1077">:</text:span><text:span text:style-name="T872"> </text:span><text:span text:style-name="T873">Velká béžově hnědá kočka.</text:span></text:p>
      <text:p text:style-name="P346"><text:span text:style-name="T1286">Panter:</text:span><text:span text:style-name="T1462"> Velká černá kočka.</text:span></text:p>
      <text:p text:style-name="P748"><text:span text:style-name="T1076">Boj:</text:span><text:span text:style-name="T867"> </text:span><text:span text:style-name="T871">Puma loví stejně jako levhart, tedy skokem se stromu nebo z úkrytu. Přidrží si kořist svými drápy a kousnutím jí rozdrtí vaz.</text:span></text:p>
      <text:p text:style-name="P202"><text:span text:style-name="T871">P</text:span><text:span text:style-name="T493">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7">/</text:span><text:span text:style-name="T1341">* Velikost </text:span><text:span text:style-name="T1464">4</text:span><text:span text:style-name="T1341"> (</text:span><text:span text:style-name="T1464">15</text:span><text:span text:style-name="T1341"> kg) */</text:span></text:p>
      <text:p text:style-name="P750"><text:span text:style-name="T1267">F</text:span><text:span text:style-name="T1289">yzička </text:span><text:span text:style-name="T1464">3</text:span><text:span text:style-name="T1289">, Finesa </text:span><text:span text:style-name="T1467">2</text:span><text:span text:style-name="T1289">, Duše -</text:span><text:span text:style-name="T504">, </text:span><text:span text:style-name="T549">Ž</text:span><text:span text:style-name="T505">ivot</text:span><text:span text:style-name="T549">y </text:span><text:span text:style-name="T878">7</text:span></text:p>
      <text:p text:style-name="P516"><text:span text:style-name="T975">Rychlost:</text:span><text:span text:style-name="T499"> </text:span><text:span text:style-name="T874">rychlejší než člověk, pomalejší než kůň</text:span></text:p>
      <text:p text:style-name="P752"><text:span text:style-name="T1686">⚔<text:tab/></text:span><text:span text:style-name="T974">Z</text:span><text:span text:style-name="T977">uby </text:span><text:span text:style-name="T1075">nebo drápy</text:span><text:span text:style-name="T974">:</text:span><text:span text:style-name="T877"> </text:span><text:span text:style-name="T882">3</text:span><text:span text:style-name="T877"> + k6, zranění </text:span><text:span text:style-name="T882">0</text:span></text:p>
      <text:p text:style-name="P750"><text:span text:style-name="T1079">Vzhled:</text:span><text:span text:style-name="T874"> </text:span><text:span text:style-name="T878">Středně velká rezavě hnědá</text:span><text:span text:style-name="T879"> jemně skvrnitá</text:span><text:span text:style-name="T878"> kočka s</text:span><text:span text:style-name="T879">e štětičkami na uších a</text:span><text:span text:style-name="T878"> licousy.</text:span></text:p>
      <text:p text:style-name="P750"><text:span text:style-name="T1076">Boj:</text:span><text:span text:style-name="T867"> </text:span><text:span text:style-name="T880">Rys obvykle vyhlíží kořist z nějakého vyvýšeného místa</text:span><text:span text:style-name="T870">. </text:span><text:span text:style-name="T880">Pak se k ní připlíží nebo počká, až k němu přijde sama. Nakonec prudce vyrazí a zabíjí stiskem hrdla nebo prokousnutím šíje. Postavy rys nenapadne, ani když se </text:span><text:span text:style-name="T883">mu</text:span><text:span text:style-name="T880"> přiblíží k mláďatům.</text:span></text:p>
      <text:h text:style-name="Heading_20_4" text:outline-level="4">Tygr</text:h>
      <text:p text:style-name="P203"><text:bookmark-start text:name="__RefHeading___Toc2950_3430540378"/><text:span text:style-name="T1267">/</text:span><text:span text:style-name="T1341">* Velikost </text:span><text:span text:style-name="T1463">8</text:span><text:span text:style-name="T1341"> (</text:span><text:span text:style-name="T1463">250</text:span><text:span text:style-name="T1341"> kg) */</text:span><text:bookmark-end text:name="__RefHeading___Toc2950_3430540378"/></text:p>
      <text:p text:style-name="Standalone_20_Property"><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5"><text:span text:style-name="T975">Rychlost:</text:span><text:span text:style-name="T499"> </text:span><text:span text:style-name="T874">rychlejší než člověk, pomalejší než kůň</text:span></text:p>
      <text:p text:style-name="P753"><text:span text:style-name="T1686">⚔<text:tab/></text:span><text:span text:style-name="T974">Z</text:span><text:span text:style-name="T977">uby </text:span><text:span text:style-name="T1075">nebo drápy</text:span><text:span text:style-name="T974">:</text:span><text:span text:style-name="T877"> </text:span><text:span text:style-name="T884">5</text:span><text:span text:style-name="T877"> + k6, zranění 1</text:span></text:p>
      <text:p text:style-name="P749"><text:soft-page-break/><text:span text:style-name="T1076">Boj:</text:span><text:span text:style-name="T867"> </text:span><text:span text:style-name="T870">Tygr se ke kořisti plíží nebo si na ni počíhá a vrhne se na ni po několika skocích nebo po krátkém sprintu. </text:span><text:span text:style-name="T875">N</text:span><text:span text:style-name="T870">árazem </text:span><text:span text:style-name="T875">ji povalí</text:span><text:span text:style-name="T870">, </text:span><text:span text:style-name="T875">p</text:span><text:span text:style-name="T870">ak si ji přidrží tlapama a prokousne jí hrdlo nebo jí rozdrtí vaz. Pokud </text:span><text:span text:style-name="T876">kořist</text:span><text:span text:style-name="T870"> mine, běží za </text:span><text:span text:style-name="T876">ní</text:span><text:span text:style-name="T870"> jen chvilku, pak to vzdá.</text:span></text:p>
      <text:h text:style-name="P898" text:outline-level="4">Kočka</text:h>
      <text:p text:style-name="P208"><text:bookmark-start text:name="__RefHeading___Toc2950_34305403781"/><text:span text:style-name="T1267">/</text:span><text:span text:style-name="T1341">* Velikost </text:span><text:span text:style-name="T1466">2</text:span><text:span text:style-name="T1341"> (</text:span><text:span text:style-name="T1466">3</text:span><text:span text:style-name="T1341"> kg) */</text:span><text:bookmark-end text:name="__RefHeading___Toc2950_34305403781"/></text:p>
      <text:p text:style-name="P754"><text:span text:style-name="T1267">F</text:span><text:span text:style-name="T1289">yzička </text:span><text:span text:style-name="T1466">1</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883">3</text:span></text:p>
      <text:p text:style-name="P517"><text:span text:style-name="T975">Rychlost:</text:span><text:span text:style-name="T499"> </text:span><text:span text:style-name="T874">rychlejší než člověk, pomalejší než kůň</text:span></text:p>
      <text:p text:style-name="P754"><text:span text:style-name="T1686">⚔<text:tab/></text:span><text:span text:style-name="T974">Z</text:span><text:span text:style-name="T977">uby </text:span><text:span text:style-name="T1075">nebo drápy</text:span><text:span text:style-name="T974">:</text:span><text:span text:style-name="T877"> </text:span><text:span text:style-name="T883">2</text:span><text:span text:style-name="T877"> + k6, zranění </text:span><text:span text:style-name="T883">0</text:span></text:p>
      <text:p text:style-name="P754"><text:span text:style-name="T1076">Boj:</text:span><text:span text:style-name="T867"> </text:span><text:span text:style-name="T883">Kočka nedokáže vážněji ohrozit člověka, může ho nanejvýš podrápat a vyškrábat mu oči</text:span><text:span text:style-name="T870">.</text:span></text:p>
      <text:h text:style-name="P865" text:outline-level="3">Jízdní a nákladní zvířata</text:h>
      <text:p text:style-name="P231">V této skupině najdeš koně, osly, míšence koní a oslů a velbloudy.</text:p>
      <text:p text:style-name="P772"><text:span text:style-name="T978">Smysly:</text:span><text:span text:style-name="T506"> </text:span><text:span text:style-name="T867">dobrý </text:span><text:span text:style-name="T915">zrak</text:span><text:span text:style-name="T867">, výborný sluch, </text:span><text:span text:style-name="T915">čich a hmat</text:span></text:p>
      <text:p text:style-name="P222"><text:span text:style-name="T867">K</text:span><text:span text:style-name="T493">oně, </text:span><text:span text:style-name="T925">osli a velbloudi</text:span><text:span text:style-name="T493"> mají oči po stranách hlavy. Díky tomu vidí i do stran, ale přímo před sebou a za sebou má slepé úhly.</text:span></text:p>
      <text:p text:style-name="Standalone_20_Property"><text:span text:style-name="T973">Boj:</text:span><text:span text:style-name="T493"> Bez důkladného výcviku koně, </text:span><text:span text:style-name="T925">osli a velbloudi</text:span><text:span text:style-name="T493"> bojují, jen když jsou ohroženi. Buď bijí předními kopyty, nebo vykopnou </text:span><text:span text:style-name="T922">oběma zadníma nohama –</text:span><text:span text:style-name="T493"> snadno odhod</text:span><text:span text:style-name="T922">í i</text:span><text:span text:style-name="T493"> dospělého krolla. </text:span><text:span text:style-name="T921">Koušou buď jako varování, nebo jako poslední možnost, když nemohou použít kopyta.</text:span></text:p>
      <text:h text:style-name="Heading_20_4" text:outline-level="4">Jezdecký kůň</text:h>
      <text:p text:style-name="P224"><text:span text:style-name="T1267">/</text:span><text:span text:style-name="T1341">* Velikost </text:span><text:span text:style-name="T1482">9</text:span><text:span text:style-name="T1341"> (</text:span><text:span text:style-name="T1482">500 kg</text:span><text:span text:style-name="T1341">) */</text:span></text:p>
      <text:p text:style-name="P773"><text:soft-page-break/><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3</text:span></text:p>
      <text:p text:style-name="P774"><text:span text:style-name="T1686">⚔<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493">Jezdečtí</text:span><text:span text:style-name="T916"> koně bývají </text:span><text:span text:style-name="T493">štíhlí a temperamentní</text:span><text:span text:style-name="T916">.</text:span></text:p>
      <text:h text:style-name="Heading_20_4" text:outline-level="4">Mezek</text:h>
      <text:p text:style-name="P226"><text:span text:style-name="T1267">/</text:span><text:span text:style-name="T1341">* Velikost </text:span><text:span text:style-name="T1482">8</text:span><text:span text:style-name="T1341"> (</text:span><text:span text:style-name="T1482">25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1</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493">Mezek je potomek hřebce a oslice. Bývá velký jako osel, </text:span><text:span text:style-name="T918">silný, odolný a velice tvrdohlavý</text:span><text:span text:style-name="T493">.</text:span></text:p>
      <text:h text:style-name="Heading_20_4" text:outline-level="4">Mula</text:h>
      <text:p text:style-name="P225"><text:span text:style-name="T1267">/</text:span><text:span text:style-name="T1341">* Velikost </text:span><text:span text:style-name="T1483">9</text:span><text:span text:style-name="T1341"> (</text:span><text:span text:style-name="T1482">5</text:span><text:span text:style-name="T1483">0</text:span><text:span text:style-name="T1482">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917">M</text:span><text:span text:style-name="T493">ula je potomek osla a klisny. </text:span><text:span text:style-name="T922">Je</text:span><text:span text:style-name="T493"> jen o něco menší než kůň. </text:span><text:span text:style-name="T919">Podobně jako mezek bývá umíněná. </text:span><text:span text:style-name="T920">Často se používá na nošení nákladů v horách.</text:span></text:p>
      <text:h text:style-name="Heading_20_4" text:outline-level="4">Obří kůň</text:h>
      <text:p text:style-name="P226"><text:span text:style-name="T1267">/</text:span><text:span text:style-name="T1341">* Velikost </text:span><text:span text:style-name="T1483">12</text:span><text:span text:style-name="T1341"> (</text:span><text:span text:style-name="T1483">4 tuny</text:span><text:span text:style-name="T1341">) */</text:span></text:p>
      <text:p text:style-name="P773"><text:soft-page-break/><text:span text:style-name="T498">F</text:span><text:span text:style-name="T504">yzička </text:span><text:span text:style-name="T916">5</text:span><text:span text:style-name="T504">, Finesa </text:span><text:span text:style-name="T916">1</text:span><text:span text:style-name="T504">, Duše -, </text:span><text:span text:style-name="T549">Ž</text:span><text:span text:style-name="T505">ivot</text:span><text:span text:style-name="T549">y </text:span><text:span text:style-name="T916">17</text:span></text:p>
      <text:p text:style-name="P774"><text:span text:style-name="T1686">⚔<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5</text:span><text:span text:style-name="T877"> + k6, zranění </text:span><text:span text:style-name="T917">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7"><text:span text:style-name="T916">O</text:span><text:span text:style-name="T493">sli jsou velmi silní, unesou víc, než sami váží.</text:span></text:p>
      <text:h text:style-name="P899" text:outline-level="4">Poník</text:h>
      <text:p text:style-name="P224"><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6">⚔<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3</text:span><text:span text:style-name="T877"> + k6, zranění </text:span><text:span text:style-name="T917">1</text:span></text:p>
      <text:p text:style-name="P223">Poníci jsou překvapivě silní, v poměru ke svojí váze unesou a utáhnou víc než koně.</text:p>
      <text:h text:style-name="Heading_20_4" text:outline-level="4">Taž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4</text:span></text:p>
      <text:p text:style-name="P774"><text:soft-page-break/><text:span text:style-name="T1686">⚔<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916">T</text:span><text:span text:style-name="T493">ažní koně bývají velcí, svalnatí a klidní.</text:span></text:p>
      <text:h text:style-name="Heading_20_4" text:outline-level="4">Váleč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5</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5</text:span></text:p>
      <text:p text:style-name="Standalone_20_Property"><text:span text:style-name="T1083">Z</text:span><text:span text:style-name="T973">broj:</text:span><text:span text:style-name="T493"> váleční koně obvykle nosí lehkou nebo těžkou koňskou zbroj a mají tedy zbroj 1 nebo 2</text:span></text:p>
      <text:p text:style-name="P774"><text:span text:style-name="T1686">⚔<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6">⚔<text:tab/></text:span><text:span text:style-name="T1084">Kopyta</text:span><text:span text:style-name="T974">:</text:span><text:span text:style-name="T877"> </text:span><text:span text:style-name="T917">5</text:span><text:span text:style-name="T877"> + k6, zranění </text:span><text:span text:style-name="T917">1</text:span></text:p>
      <text:p text:style-name="P228"><text:span text:style-name="T916">V</text:span><text:span text:style-name="T493">áleční koně jsou vybíráni z největších a nejsilnějších kusů. Jsou skvěle vycvičeni, neplaší se ani v nejzuřivější bitevní vřavě. Dokáží dokonce na povel útočit kopyty.</text:span></text:p>
      <text:h text:style-name="P900" text:outline-level="4">Velbloud</text:h>
      <text:p text:style-name="P230"><text:span text:style-name="T1267">/</text:span><text:span text:style-name="T1341">* Velikost </text:span><text:span text:style-name="T1484">9</text:span><text:span text:style-name="T1341"> (</text:span><text:span text:style-name="T1482">5</text:span><text:span text:style-name="T1484">0</text:span><text:span text:style-name="T1482">0</text:span><text:span text:style-name="T1341"> kg) */</text:span></text:p>
      <text:p text:style-name="P775"><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4">3</text:span></text:p>
      <text:p text:style-name="P775"><text:span text:style-name="T1686">⚔<text:tab/></text:span><text:span text:style-name="T974">Z</text:span><text:span text:style-name="T1084">uby</text:span><text:span text:style-name="T974">:</text:span><text:span text:style-name="T877"> </text:span><text:span text:style-name="T923">4</text:span><text:span text:style-name="T877"> + k6, zranění </text:span><text:span text:style-name="T917">0</text:span></text:p>
      <text:p text:style-name="P775"><text:span text:style-name="T1686">⚔<text:tab/></text:span><text:span text:style-name="T1084">Kopyta</text:span><text:span text:style-name="T974">:</text:span><text:span text:style-name="T877"> </text:span><text:span text:style-name="T923">4</text:span><text:span text:style-name="T877"> + k6, zranění </text:span><text:span text:style-name="T917">1</text:span></text:p>
      <text:p text:style-name="P229"><text:span text:style-name="T923">Když se velbloud pořádně napije, vydrží až 10 dní bez vody, proto je oblíbený na pouštích. Je to výborný běžec, za den </text:span><text:span text:style-name="T924">urazí</text:span><text:span text:style-name="T923"> až 180 kilometrů. </text:span><text:span text:style-name="T924">Stoupání mu ale tak dobře nejde, v horách se tedy moc nepoužívá.</text:span></text:p>
      <text:h text:style-name="P866" text:outline-level="3"><text:soft-page-break/>Krokodýli</text:h>
      <text:p text:style-name="Property_20_level_20_0"><text:span text:style-name="T1152">Smysly:</text:span> <text:span text:style-name="T2180">skvělý</text:span> zrak <text:span text:style-name="T2180">a</text:span> <text:span text:style-name="T2180">čich, výborný sluch, </text:span>vidění v šeru</text:p>
      <text:p text:style-name="Property_20_level_20_0"><text:span text:style-name="T1152">Rychlost:</text:span> <text:span text:style-name="T2181">n</text:span>a souši krátkodobě jako rychlá chůze, <text:span text:style-name="T2181">plavou rychlostí běžícího člověka</text:span></text:p>
      <text:p text:style-name="P777"><text:span text:style-name="T1076">D</text:span><text:span text:style-name="T973">ovednosti:</text:span><text:span text:style-name="T493"> </text:span><text:span text:style-name="T930">V</text:span><text:span text:style-name="T927">e vodě jsou krokodýli nenápadní, jako kdyby měli</text:span><text:span text:style-name="T493"> pokročilé </text:span><text:span text:style-name="T973">plížení</text:span><text:span text:style-name="T493">.</text:span></text:p>
      <text:p text:style-name="Standalone_20_Property"><text:span text:style-name="T973">Slabiny:</text:span><text:span text:style-name="T493"> Přestože mají krokodýli neuvěřitelnou sílu ve stisku, svaly, kterými čelisti rozevírají, jsou mnohonásobně slabší a dospělý člověk je dokáže udržet zavřené.</text:span></text:p>
      <text:p text:style-name="Property_20_level_20_0"><text:span text:style-name="T1085">B</text:span><text:span text:style-name="T973">oj:</text:span><text:span text:style-name="T493"> Krokodýl</text:span><text:span text:style-name="T931">i obvykle</text:span><text:span text:style-name="T493"> číh</text:span><text:span text:style-name="T931">ají</text:span><text:span text:style-name="T493"> ve vodě, případně pomalu a nenápadně plavou ke kořisti. Pak náhle prudce vyrazí </text:span><text:span text:style-name="T931">a</text:span><text:span text:style-name="T493"> sevřou </text:span><text:span text:style-name="T931">ji</text:span><text:span text:style-name="T493"> do svých čelistí. </text:span><text:span text:style-name="T929">Následně ji buď stáhn</text:span><text:span text:style-name="T931">ou</text:span><text:span text:style-name="T929"> pod vodu, aby ji utopil</text:span><text:span text:style-name="T931">i</text:span><text:span text:style-name="T929">, nebo ve vodě začn</text:span><text:span text:style-name="T931">ou</text:span><text:span text:style-name="T929"> „válet sudy“ a krouživým pohybem tak z ní vytrhn</text:span><text:span text:style-name="T931">ou</text:span><text:span text:style-name="T929"> obrovský kus masa.</text:span></text:p>
      <text:h text:style-name="P901" text:outline-level="4">Aligátor</text:h>
      <text:p text:style-name="P232"><text:span text:style-name="T1267">/</text:span><text:span text:style-name="T1341">* Velikost </text:span><text:span text:style-name="T1485">8</text:span><text:span text:style-name="T1341"> (</text:span><text:span text:style-name="T1485">250</text:span><text:span text:style-name="T1341"> kg) */</text:span></text:p>
      <text:p text:style-name="P776"><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6">2</text:span></text:p>
      <text:p text:style-name="Standalone_20_Property"><text:span text:style-name="T1085">Z</text:span><text:span text:style-name="T973">broj:</text:span><text:span text:style-name="T493"> 1 (zrohovatělá kůže)</text:span></text:p>
      <text:p text:style-name="P778"><text:span text:style-name="T1686">⚔<text:tab/></text:span><text:span text:style-name="T1086">Čelisti</text:span><text:span text:style-name="T974">:</text:span><text:span text:style-name="T877"> </text:span><text:span text:style-name="T923">4</text:span><text:span text:style-name="T877"> + k6, zranění </text:span><text:span text:style-name="T926">2</text:span></text:p>
      <text:h text:style-name="Heading_20_4" text:outline-level="4">Krokodýl</text:h>
      <text:p text:style-name="P232"><text:span text:style-name="T1267">/</text:span><text:span text:style-name="T1341">* Velikost </text:span><text:span text:style-name="T1485">10</text:span><text:span text:style-name="T1341"> (</text:span><text:span text:style-name="T1485">1 tuna</text:span><text:span text:style-name="T1341">) */</text:span></text:p>
      <text:p text:style-name="P776"><text:span text:style-name="T1267">F</text:span><text:span text:style-name="T1289">yzička </text:span><text:span text:style-name="T1485">6</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26">16</text:span></text:p>
      <text:p text:style-name="P778"><text:span text:style-name="T1085">Zbroj:</text:span><text:span text:style-name="T926"> </text:span><text:span text:style-name="T928">2</text:span><text:span text:style-name="T926"> (</text:span><text:span text:style-name="T928">silná </text:span><text:span text:style-name="T926">zrohovatělá kůže)</text:span></text:p>
      <text:p text:style-name="P776"><text:soft-page-break/><text:span text:style-name="T1686">⚔<text:tab/></text:span><text:span text:style-name="T1086">Čelisti</text:span><text:span text:style-name="T974">:</text:span><text:span text:style-name="T877"> </text:span><text:span text:style-name="T926">6</text:span><text:span text:style-name="T877"> + k6, zranění </text:span><text:span text:style-name="T926">3</text:span></text:p>
      <text:h text:style-name="Heading_20_3" text:outline-level="3">Medvědi</text:h>
      <text:p text:style-name="P757"><text:span text:style-name="T978">Smysly:</text:span><text:span text:style-name="T506"> </text:span><text:span text:style-name="T888">zrak jako člověk, výborný </text:span><text:span text:style-name="T867">čich a sluch</text:span></text:p>
      <text:p text:style-name="P518"><text:span text:style-name="T975">Rychlost:</text:span><text:span text:style-name="T499"> </text:span><text:span text:style-name="T874">rychlejší než člověk, pomalejší než kůň</text:span></text:p>
      <text:p text:style-name="P758"><text:span text:style-name="T1076">Boj:</text:span><text:span text:style-name="T867"> </text:span><text:span text:style-name="T890">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74">Zimu přečkávají v úkrytu díky zásobám tuku, které si vytvoří přes léto. Přes svou velikost a zdánlivou nehrabanost dokáží na krátké vzdálenosti běžet mnohem rychleji než člověk.</text:span></text:p>
      <text:h text:style-name="P902" text:outline-level="4">Brtník</text:h>
      <text:p text:style-name="P210"><text:span text:style-name="T1267">/</text:span><text:span text:style-name="T1341">* Velikost </text:span><text:span text:style-name="T1470">7</text:span><text:span text:style-name="T1341"> (</text:span><text:span text:style-name="T1470">125</text:span><text:span text:style-name="T1341"> kg) */</text:span></text:p>
      <text:p text:style-name="P756"><text:span text:style-name="T1267">F</text:span><text:span text:style-name="T1289">yzička </text:span><text:span text:style-name="T1471">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9">1</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9">4</text:span><text:span text:style-name="T877"> + k6, zranění </text:span><text:span text:style-name="T887">2</text:span></text:p>
      <text:h text:style-name="P903" text:outline-level="4"><text:span text:style-name="T2173">G</text:span>rizzly</text:h>
      <text:p text:style-name="P209"><text:span text:style-name="T1267">/</text:span><text:span text:style-name="T1341">* Velikost </text:span><text:span text:style-name="T1467">8</text:span><text:span text:style-name="T1341"> (</text:span><text:span text:style-name="T1467">250</text:span><text:span text:style-name="T1341"> kg) */</text:span></text:p>
      <text:p text:style-name="P755"><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3</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902" text:outline-level="4">Kodiak</text:h>
      <text:p text:style-name="P209"><text:span text:style-name="T1267">/</text:span><text:span text:style-name="T1341">* Velikost </text:span><text:span text:style-name="T1469">9</text:span><text:span text:style-name="T1341"> (</text:span><text:span text:style-name="T1467">5</text:span><text:span text:style-name="T1469">0</text:span><text:span text:style-name="T1467">0</text:span><text:span text:style-name="T1341"> kg) */</text:span></text:p>
      <text:p text:style-name="P755"><text:soft-page-break/><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7">4</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903" text:outline-level="4"><text:span text:style-name="T2170">Lední m</text:span>edvěd</text:h>
      <text:p text:style-name="P209"><text:span text:style-name="T1267">/</text:span><text:span text:style-name="T1341">* Velikost </text:span><text:span text:style-name="T1468">9</text:span><text:span text:style-name="T1341"> (</text:span><text:span text:style-name="T1468">50</text:span><text:span text:style-name="T1467">0</text:span><text:span text:style-name="T1341"> kg) */</text:span></text:p>
      <text:p text:style-name="P755"><text:span text:style-name="T498">F</text:span><text:span text:style-name="T504">yzička </text:span><text:span text:style-name="T885">5</text:span><text:span text:style-name="T504">, Finesa </text:span><text:span text:style-name="T885">1</text:span><text:span text:style-name="T504">, Duše -, </text:span><text:span text:style-name="T549">Ž</text:span><text:span text:style-name="T505">ivot</text:span><text:span text:style-name="T549">y </text:span><text:span text:style-name="T886">14</text:span></text:p>
      <text:p text:style-name="P756"><text:span text:style-name="T1686">⚔<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Heading_20_3" text:outline-level="3">Netopýři</text:h>
      <text:p text:style-name="P535"><text:span text:style-name="T1152">Smysly:</text:span> <text:span text:style-name="T2182">slabý</text:span> zrak, <text:span text:style-name="T2182">výborný</text:span> <text:span text:style-name="T2180">čich, skvělý sluch a ultrasluch</text:span></text:p>
      <text:p text:style-name="P535"><text:span text:style-name="T1152">Rychlost:</text:span> <text:span text:style-name="T2183">Na zemi jsou netopýři pomalí a neohrabaní, ve vzduchu obratní. Létají rychleji než běhá člověk, ale pomaleji než kůň.</text:span></text:p>
      <text:h text:style-name="P904" text:outline-level="4">Hejno netopýrů</text:h>
      <text:p text:style-name="P254"><text:span text:style-name="T1267">/</text:span><text:span text:style-name="T1341">* Velikost</text:span><text:span text:style-name="T1446"> </text:span><text:span text:style-name="T1494">8</text:span><text:span text:style-name="T1341"> (</text:span><text:span text:style-name="T1479">2</text:span><text:span text:style-name="T1494">50</text:span><text:span text:style-name="T1478"> </text:span><text:span text:style-name="T1494">kg</text:span><text:span text:style-name="T1341">) */</text:span></text:p>
      <text:p text:style-name="P353"><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353"><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353"><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1"><text:span text:style-name="T975">Z</text:span><text:span text:style-name="T973">broj:</text:span><text:span text:style-name="T493"> Proti cíleným útokům 2, proti plošným 0</text:span></text:p>
      <text:p text:style-name="P798"><text:span text:style-name="T1686">⚔<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97"><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P797"><text:span text:style-name="T1076">Boj:</text:span><text:span text:style-name="T867"> </text:span><text:span text:style-name="T972">Hejno netopýrů při útoku zcela obklopí kořist a zakryje jí výhled</text:span><text:span text:style-name="T392">. </text:span><text:span text:style-name="T405">Útočí pokud možno na tvář nebo jiná odkrytá místa na těle.</text:span></text:p>
      <text:list xml:id="list124347625949339" text:continue-numbering="true" text:style-name="L69">
        <text:list-item>
          <text:p text:style-name="P1173"><text:soft-page-break/><text:span text:style-name="T404">Hejno netopýrů</text:span><text:span text:style-name="T394"> ber jako jednoho protivníka. </text:span><text:span text:style-name="T393">S každými 4 ztracenými životy se mu sníží Fyzička (a tedy i útok) o 1.</text:span></text:p>
        </text:list-item>
        <text:list-item>
          <text:p text:style-name="P1013">Proti cíleným útokům, jako je bodnutí dýkou nebo rána mečem, si hejno počítá zbroj 2 – jedna rána totiž zabije jen několik <text:span text:style-name="T2196">netopýrů</text:span>, což hejno příliš neoslabí.</text:p>
        </text:list-item>
      </text:list>
      <text:p text:style-name="P254">Samotn<text:span text:style-name="T2197">ý netopýr</text:span> není příliš nebezpečn<text:span text:style-name="T2197">ý</text:span>, v hejnu ale dokáží zabít i <text:span text:style-name="T2197">jelena</text:span>.</text:p>
      <text:h text:style-name="P904" text:outline-level="4">Obří netopýr</text:h>
      <text:p text:style-name="P233"><text:span text:style-name="T1267">/</text:span><text:span text:style-name="T1341">* </text:span><text:span text:style-name="T1493">V</text:span><text:span text:style-name="T1486">elikost 5 (30 kg)</text:span><text:span text:style-name="T1341"> */</text:span></text:p>
      <text:p text:style-name="Property_20_level_20_1"><text:span text:style-name="T498">F</text:span><text:span text:style-name="T504">yzička </text:span><text:span text:style-name="T932">2</text:span><text:span text:style-name="T504">, Finesa </text:span><text:span text:style-name="T932">3</text:span><text:span text:style-name="T504">, Duše -, </text:span><text:span text:style-name="T549">Ž</text:span><text:span text:style-name="T505">ivot</text:span><text:span text:style-name="T549">y </text:span><text:span text:style-name="T932">7</text:span></text:p>
      <text:p text:style-name="Property_20_Header"><text:span text:style-name="T1686">⚔<text:tab/></text:span><text:span text:style-name="T974">Z</text:span><text:span text:style-name="T977">uby</text:span><text:span text:style-name="T974">:</text:span><text:span text:style-name="T1087"> </text:span><text:span text:style-name="T932">3</text:span><text:span text:style-name="T877"> + k6, zranění </text:span><text:span text:style-name="T932">1</text:span></text:p>
      <text:p text:style-name="P799"><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Standalone_20_Property"><text:span text:style-name="T1085">B</text:span><text:span text:style-name="T973">oj:</text:span><text:span text:style-name="T493"> </text:span><text:span text:style-name="T932">Obří netopýr útočí ze vzduchu svými ostrými zuby</text:span><text:span text:style-name="T929">.</text:span></text:p>
      <text:h text:style-name="Heading_20_3" text:outline-level="3">Lasice</text:h>
      <text:p text:style-name="P234"><text:span text:style-name="T1267">/</text:span><text:span text:style-name="T1341">* </text:span><text:span text:style-name="T1486">Obyčejn</text:span><text:span text:style-name="T1487">á</text:span><text:span text:style-name="T1486"> </text:span><text:span text:style-name="T1487">0</text:span><text:span text:style-name="T1341"> (</text:span><text:span text:style-name="T1487">pod 1</text:span><text:span text:style-name="T1341"> kg), </text:span><text:span text:style-name="T1486">obří velikost </text:span><text:span text:style-name="T1487">4</text:span><text:span text:style-name="T1486"> (</text:span><text:span text:style-name="T1487">15</text:span><text:span text:style-name="T1486"> kg)</text:span><text:span text:style-name="T1341"> */</text:span></text:p>
      <text:p text:style-name="P349"><text:span text:style-name="T1087">Obyčejn</text:span><text:span text:style-name="T1088">á</text:span><text:span text:style-name="T1087">:</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3">1</text:span></text:p>
      <text:p text:style-name="P349"><text:span text:style-name="T1087">Obří:<text:tab/></text:span><text:span text:style-name="T498">F</text:span><text:span text:style-name="T504">yzička </text:span><text:span text:style-name="T933">1</text:span><text:span text:style-name="T504">, Finesa </text:span><text:span text:style-name="T932">3</text:span><text:span text:style-name="T504">, Duše -, </text:span><text:span text:style-name="T549">Ž</text:span><text:span text:style-name="T505">ivot</text:span><text:span text:style-name="T549">y </text:span><text:span text:style-name="T933">5</text:span></text:p>
      <text:p text:style-name="P524"><text:span text:style-name="T1152">Smysly:</text:span> <text:span text:style-name="T2184">dobrý</text:span> zrak, <text:span text:style-name="T2182">výborný</text:span> <text:span text:style-name="T2180">čich a sluch</text:span></text:p>
      <text:p text:style-name="P524"><text:span text:style-name="T1152">Rychlost:</text:span> <text:span text:style-name="T2184">jako člověk</text:span></text:p>
      <text:p text:style-name="P425"><text:span text:style-name="T1686">⚔<text:tab/></text:span><text:span text:style-name="T974">Z</text:span><text:span text:style-name="T977">uby</text:span><text:span text:style-name="T974">:</text:span></text:p>
      <text:p text:style-name="P349"><text:span text:style-name="T1087">Obyčejn</text:span><text:span text:style-name="T1089">á</text:span><text:span text:style-name="T1087">:<text:tab/></text:span><text:span text:style-name="T932">2</text:span><text:span text:style-name="T877"> + k6, zranění </text:span><text:span text:style-name="T932">0</text:span></text:p>
      <text:p text:style-name="P349"><text:span text:style-name="T1087">Obří:<text:tab/></text:span><text:span text:style-name="T932">3</text:span><text:span text:style-name="T877"> + k6, zranění </text:span><text:span text:style-name="T932">1</text:span></text:p>
      <text:p text:style-name="P779"><text:soft-page-break/><text:span text:style-name="T1085">V</text:span><text:span text:style-name="T973">zhled:</text:span><text:span text:style-name="T493"> Drobná </text:span><text:span text:style-name="T936">š</text:span><text:span text:style-name="T493">elma s dlouhým, ohebným tělem, krátkýma nohama </text:span><text:span text:style-name="T933">a</text:span><text:span text:style-name="T493"> mléčně hnědou </text:span><text:span text:style-name="T933">srstí</text:span><text:span text:style-name="T493"> s bělavým břichem a náprsenkou.</text:span></text:p>
      <text:p text:style-name="P780"><text:span text:style-name="T1076">D</text:span><text:span text:style-name="T973">ovednosti:</text:span><text:span text:style-name="T493"> La</text:span><text:span text:style-name="T935">sičky se</text:span><text:span text:style-name="T493"> umí plížit, jako kdyby měly pokročilé </text:span><text:span text:style-name="T973">plížení</text:span><text:span text:style-name="T493">.</text:span></text:p>
      <text:p text:style-name="P781"><text:span text:style-name="T1085">B</text:span><text:span text:style-name="T973">oj:</text:span><text:span text:style-name="T493">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6">Umí</text:span> pak dělat zábavná představení, ale také se třeba někam mistrně proplížit.</text:p>
      <text:h text:style-name="P867" text:outline-level="3">Prasata</text:h>
      <text:p text:style-name="P237"><text:span text:style-name="T1267">/</text:span><text:span text:style-name="T1341">* </text:span><text:span text:style-name="T1488">Kanec velikost</text:span><text:span text:style-name="T1486"> </text:span><text:span text:style-name="T1488">6</text:span><text:span text:style-name="T1341"> (</text:span><text:span text:style-name="T1488">60</text:span><text:span text:style-name="T1341"> kg), </text:span><text:span text:style-name="T1486">obří </text:span><text:span text:style-name="T1488">kanec</text:span><text:span text:style-name="T1486"> </text:span><text:span text:style-name="T1488">9</text:span><text:span text:style-name="T1486"> (</text:span><text:span text:style-name="T1488">500</text:span><text:span text:style-name="T1486"> kg)</text:span><text:span text:style-name="T1341"> */</text:span></text:p>
      <text:p text:style-name="P350"><text:span text:style-name="T1091">Divoké prase</text:span><text:span text:style-name="T1087">:</text:span><text:span text:style-name="T932"><text:tab/></text:span><text:span text:style-name="T498">F</text:span><text:span text:style-name="T504">yzička </text:span><text:span text:style-name="T937">3</text:span><text:span text:style-name="T504">, Finesa </text:span><text:span text:style-name="T937">1</text:span><text:span text:style-name="T504">, Duše -, </text:span><text:span text:style-name="T549">Ž</text:span><text:span text:style-name="T505">ivot</text:span><text:span text:style-name="T549">y </text:span><text:span text:style-name="T937">9</text:span></text:p>
      <text:p text:style-name="P350"><text:span text:style-name="T1087">Obří </text:span><text:span text:style-name="T1091">divoké prase</text:span><text:span text:style-name="T1087">:<text:tab/></text:span><text:span text:style-name="T498">F</text:span><text:span text:style-name="T504">yzička </text:span><text:span text:style-name="T937">5</text:span><text:span text:style-name="T504">, Finesa </text:span><text:span text:style-name="T937">1</text:span><text:span text:style-name="T504">, Duše -, </text:span><text:span text:style-name="T549">Ž</text:span><text:span text:style-name="T505">ivot</text:span><text:span text:style-name="T549">y </text:span><text:span text:style-name="T937">11</text:span></text:p>
      <text:p text:style-name="P525"><text:span text:style-name="T1152">Smysly:</text:span> <text:span text:style-name="T2187">slabý</text:span> zrak, <text:span text:style-name="T2182">výborný</text:span> <text:span text:style-name="T2180">čich a sluch</text:span></text:p>
      <text:p text:style-name="P525"><text:span text:style-name="T1152">Rychlost:</text:span> <text:span text:style-name="T2187">rychlejší než člověk, pomalejší než kůň</text:span></text:p>
      <text:p text:style-name="P426"><text:span text:style-name="T1686">⚔<text:tab/></text:span><text:span text:style-name="T1090">Kly</text:span><text:span text:style-name="T974">:</text:span></text:p>
      <text:p text:style-name="P351"><text:span text:style-name="T1091">Bachyně</text:span><text:span text:style-name="T1087">:<text:tab/><text:tab/></text:span><text:span text:style-name="T938">3</text:span><text:span text:style-name="T877"> + k6, zranění </text:span><text:span text:style-name="T939">0</text:span></text:p>
      <text:p text:style-name="P350"><text:span text:style-name="T1090">Kanec</text:span><text:span text:style-name="T1087">:<text:tab/><text:tab/></text:span><text:span text:style-name="T938">3</text:span><text:span text:style-name="T877"> + k6, zranění </text:span><text:span text:style-name="T938">1</text:span></text:p>
      <text:p text:style-name="P351"><text:span text:style-name="T1087">Obří </text:span><text:span text:style-name="T1091">bachyně</text:span><text:span text:style-name="T1087">:<text:tab/></text:span><text:span text:style-name="T938">5</text:span><text:span text:style-name="T877"> + k6, zranění </text:span><text:span text:style-name="T939">1</text:span></text:p>
      <text:p text:style-name="P350"><text:span text:style-name="T1087">Obří </text:span><text:span text:style-name="T1090">kanec</text:span><text:span text:style-name="T1087">:<text:tab/><text:tab/></text:span><text:span text:style-name="T938">5</text:span><text:span text:style-name="T877"> + k6, zranění </text:span><text:span text:style-name="T938">2</text:span></text:p>
      <text:p text:style-name="P782"><text:span text:style-name="T1085">B</text:span><text:span text:style-name="T973">oj:</text:span><text:span text:style-name="T493">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8">se obvykle</text:span> vyhnou, <text:span text:style-name="T2188">p</text:span>okud se ale cítí ohrožen<text:span text:style-name="T2188">i</text:span>, <text:span text:style-name="T2188">zaútočí. Zvláště nedůtklivé jsou bachyně s mláďaty.</text:span></text:p>
      <text:h text:style-name="Heading_20_3" text:outline-level="3"><text:soft-page-break/>Psovité šelmy</text:h>
      <text:p text:style-name="Property_20_level_20_0"><text:span text:style-name="T978">Smysly:</text:span><text:span text:style-name="T506"> </text:span><text:span text:style-name="T893">průměrný </text:span><text:span text:style-name="T892">zrak</text:span><text:span text:style-name="T867">, výborný </text:span><text:span text:style-name="T892">sluch a </text:span><text:span text:style-name="T905">skvělý</text:span><text:span text:style-name="T867"> </text:span><text:span text:style-name="T892">čich</text:span></text:p>
      <text:p text:style-name="Property_20_level_20_0"><text:span text:style-name="T1080">R</text:span><text:span text:style-name="T973">ychlost:</text:span><text:span text:style-name="T493"> jako kůň</text:span></text:p>
      <text:p text:style-name="P764"><text:span text:style-name="T1076">Boj:</text:span><text:span text:style-name="T867"> </text:span><text:span text:style-name="T894">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905" text:outline-level="4"><text:span text:style-name="T2175">V</text:span>ořech</text:h>
      <text:p text:style-name="P216"><text:span text:style-name="T1267">/</text:span><text:span text:style-name="T1341">* Velikost </text:span><text:span text:style-name="T1477">4</text:span><text:span text:style-name="T1476"> </text:span><text:span text:style-name="T1341">(</text:span><text:span text:style-name="T1477">15</text:span><text:span text:style-name="T1341"> kg) */</text:span></text:p>
      <text:p text:style-name="P767"><text:span text:style-name="T1267">F</text:span><text:span text:style-name="T1289">yzička </text:span><text:span text:style-name="T1477">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2">6</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2">2</text:span><text:span text:style-name="T877"> + k6, zranění </text:span><text:span text:style-name="T901">0</text:span></text:p>
      <text:p text:style-name="P218"><text:span text:style-name="T903">Voříšci nejčastěji žijí na ulicích velkých měst, ale i na vesnicích</text:span><text:span text:style-name="T493">. </text:span><text:span text:style-name="T903">Jsou to kříženci různých psích plemen. Bývají </text:span><text:span text:style-name="T904">drzí a</text:span><text:span text:style-name="T903"> vynalézaví.</text:span></text:p>
      <text:h text:style-name="P906" text:outline-level="4">Lovecký pes</text:h>
      <text:p text:style-name="P216"><text:span text:style-name="T1267">/</text:span><text:span text:style-name="T1341">* Velikost </text:span><text:span text:style-name="T1476">5 </text:span><text:span text:style-name="T1341">(</text:span><text:span text:style-name="T1476">3</text:span><text:span text:style-name="T1472">0</text:span><text:span text:style-name="T1341"> kg) */</text:span></text:p>
      <text:p text:style-name="P767"><text:span text:style-name="T1267">F</text:span><text:span text:style-name="T1289">yzička </text:span><text:span text:style-name="T1476">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1">3</text:span><text:span text:style-name="T877"> + k6, zranění </text:span><text:span text:style-name="T891">1</text:span></text:p>
      <text:p text:style-name="P217"><text:span text:style-name="T891">L</text:span><text:span text:style-name="T493">ovečtí psi bývají štíhlejší a menší než ovčáčtí. Jsou to výborní stopaři a dokáží společně uštvat a skolit velkou kořist, podobně jako vlci. Bývají často vycvičeni, aby na kořist pouze upozornili štěkáním.</text:span></text:p>
      <text:h text:style-name="P907" text:outline-level="4"><text:soft-page-break/>Ovčácký pes</text:h>
      <text:p text:style-name="P216"><text:span text:style-name="T1267">/</text:span><text:span text:style-name="T1341">* Velikost </text:span><text:span text:style-name="T1476">6 </text:span><text:span text:style-name="T1341">(</text:span><text:span text:style-name="T1476">6</text:span><text:span text:style-name="T1472">0</text:span><text:span text:style-name="T1341"> kg) */</text:span></text:p>
      <text:p text:style-name="P767"><text:span text:style-name="T1267">F</text:span><text:span text:style-name="T1289">yzička </text:span><text:span text:style-name="T1476">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1">10</text:span></text:p>
      <text:p text:style-name="P762"><text:span text:style-name="T1686">⚔<text:tab/></text:span><text:span text:style-name="T974">Z</text:span><text:span text:style-name="T977">uby </text:span><text:span text:style-name="T1075">nebo drápy</text:span><text:span text:style-name="T974">:</text:span><text:span text:style-name="T877"> </text:span><text:span text:style-name="T901">4</text:span><text:span text:style-name="T877"> + k6, zranění </text:span><text:span text:style-name="T902">1</text:span></text:p>
      <text:p text:style-name="P217"><text:span text:style-name="T891">O</text:span><text:span text:style-name="T493">včáčtí psi jsou velcí, silní hafani. Obvykle udržují stáda ovcí, koní nebo dobytka pohromadě a chrání je před vetřelci. Jsou to výborní hlídači a obranáři.</text:span></text:p>
      <text:h text:style-name="P908" text:outline-level="4">Liška</text:h>
      <text:p text:style-name="P214"><text:span text:style-name="T1267">/</text:span><text:span text:style-name="T1341">* Velikost </text:span><text:span text:style-name="T1474">3</text:span><text:span text:style-name="T1341"> (</text:span><text:span text:style-name="T1474">7</text:span><text:span text:style-name="T1341"> kg) */</text:span></text:p>
      <text:p text:style-name="P765"><text:span text:style-name="T1267">F</text:span><text:span text:style-name="T1289">yzička </text:span><text:span text:style-name="T1474">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6">5</text:span></text:p>
      <text:p text:style-name="P761"><text:span text:style-name="T1686">⚔<text:tab/></text:span><text:span text:style-name="T974">Z</text:span><text:span text:style-name="T977">uby </text:span><text:span text:style-name="T1075">nebo drápy</text:span><text:span text:style-name="T974">:</text:span><text:span text:style-name="T877"> </text:span><text:span text:style-name="T898">2</text:span><text:span text:style-name="T877"> + k6, zranění </text:span><text:span text:style-name="T898">0</text:span></text:p>
      <text:p text:style-name="P766"><text:span text:style-name="T1076">Boj:</text:span><text:span text:style-name="T867"> </text:span><text:span text:style-name="T899">Na drobnou kořist liška útočí až několik metrů dlouhým skokem, při kterém kormidluje oháňkou. Člověka vážně ohrozit n</text:span><text:span text:style-name="T898">edokáže, může ho ale bolestivě pokousat.</text:span></text:p>
      <text:p text:style-name="P215"><text:span text:style-name="T896">L</text:span><text:span text:style-name="T493">iška si hrabe </text:span><text:span text:style-name="T897">dlouhé</text:span><text:span text:style-name="T493"> nory, ve kterých vyvádí mláďata.</text:span></text:p>
      <text:h text:style-name="P909" text:outline-level="4"><text:bookmark-start text:name="__RefHeading___Toc2958_3430540378"/>Lítý vlk<text:bookmark-end text:name="__RefHeading___Toc2958_3430540378"/></text:h>
      <text:p text:style-name="P213"><text:span text:style-name="T1267">/</text:span><text:span text:style-name="T1341">* Velikost </text:span><text:span text:style-name="T1473">8</text:span><text:span text:style-name="T1341"> (</text:span><text:span text:style-name="T1473">250</text:span><text:span text:style-name="T1341"> kg) */</text:span></text:p>
      <text:p text:style-name="P764"><text:span text:style-name="T1267">F</text:span><text:span text:style-name="T1289">yzička </text:span><text:span text:style-name="T1475">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95">2</text:span></text:p>
      <text:p text:style-name="P760"><text:span text:style-name="T1686">⚔<text:tab/></text:span><text:span text:style-name="T974">Z</text:span><text:span text:style-name="T977">uby </text:span><text:span text:style-name="T1075">nebo drápy</text:span><text:span text:style-name="T974">:</text:span><text:span text:style-name="T877"> </text:span><text:span text:style-name="T900">5</text:span><text:span text:style-name="T877"> + k6, zranění </text:span><text:span text:style-name="T891">1</text:span></text:p>
      <text:h text:style-name="Heading_20_4" text:outline-level="4">Vlk</text:h>
      <text:p text:style-name="P212"><text:span text:style-name="T1267">/</text:span><text:span text:style-name="T1341">* Velikost </text:span><text:span text:style-name="T1472">5</text:span><text:span text:style-name="T1341"> (</text:span><text:span text:style-name="T1472">30</text:span><text:span text:style-name="T1341"> kg) */</text:span></text:p>
      <text:p text:style-name="P763"><text:soft-page-break/><text:span text:style-name="T1267">F</text:span><text:span text:style-name="T1289">yzička </text:span><text:span text:style-name="T1472">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59"><text:span text:style-name="T1686">⚔<text:tab/></text:span><text:span text:style-name="T974">Z</text:span><text:span text:style-name="T977">uby </text:span><text:span text:style-name="T1075">nebo drápy</text:span><text:span text:style-name="T974">:</text:span><text:span text:style-name="T877"> </text:span><text:span text:style-name="T891">3</text:span><text:span text:style-name="T877"> + k6, zranění </text:span><text:span text:style-name="T891">1</text:span></text:p>
      <text:h text:style-name="Heading_20_3" text:outline-level="3"><text:bookmark-start text:name="__RefHeading___Toc1882_3850923094"/>Ptáci<text:bookmark-end text:name="__RefHeading___Toc1882_3850923094"/></text:h>
      <text:h text:style-name="P910" text:outline-level="4">Sokol stěhovavý</text:h>
      <text:p text:style-name="P161"><text:span text:style-name="T1267">/</text:span><text:span text:style-name="T1341">* Velikost </text:span><text:span text:style-name="T1422">1</text:span><text:span text:style-name="T1341"> (</text:span><text:span text:style-name="T1422">1,5</text:span><text:span text:style-name="T1341"> kg) */</text:span></text:p>
      <text:p text:style-name="P161"><text:span text:style-name="T1267">F</text:span><text:span text:style-name="T1289">yzička </text:span><text:span text:style-name="T1422">1</text:span><text:span text:style-name="T1289">, Finesa </text:span><text:span text:style-name="T1421">2</text:span><text:span text:style-name="T1289">, Duše -</text:span><text:span text:style-name="T504">, </text:span><text:span text:style-name="T549">Ž</text:span><text:span text:style-name="T505">ivot</text:span><text:span text:style-name="T549">y </text:span><text:span text:style-name="T780">2</text:span></text:p>
      <text:p text:style-name="P494"><text:span text:style-name="T975">Rychlost:</text:span><text:span text:style-name="T499"> </text:span><text:span text:style-name="T776">ve vzduchu rychlejší než kůň</text:span></text:p>
      <text:p text:style-name="P494"><text:span text:style-name="T978">Smysly:</text:span><text:span text:style-name="T506"> </text:span><text:span text:style-name="T777">výborný zrak, dobrý sluch a čich</text:span></text:p>
      <text:p text:style-name="P703"><text:span text:style-name="T1686">⚔<text:tab/></text:span><text:span text:style-name="T1054">Zobák </text:span><text:span text:style-name="T1055">nebo</text:span><text:span text:style-name="T1054"> spáry</text:span><text:span text:style-name="T1270">:</text:span><text:span text:style-name="T1268"> </text:span><text:span text:style-name="T1422">2</text:span><text:span text:style-name="T1416"> + k6, zranění </text:span><text:span text:style-name="T1422">0</text:span></text:p>
      <text:p text:style-name="P703"><text:span text:style-name="T1152">Vzhled:</text:span> <text:span text:style-name="T2124">Dravý pták s tmavě šedým hřbetem a bílou hrudí s kapkovitými skvrnami na hrdle přecházejícími v příčné vlnky na břiše.</text:span></text:p>
      <text:p text:style-name="P703"><text:span text:style-name="T1152">Boj:</text:span> Sokol loví téměř výhradně ptáky za letu, k lovu pozemní kořisti se uchyluje jen zřídka. Vrhá se na kořist z velké výšky a svými pařáty ji srazí na zem, kde ji případně dorazí zobákem.</text:p>
      <text:p text:style-name="P161"><text:span text:style-name="T2125">Sokola je možno ochočit a hraničář si ho může vybrat jako svého </text:span><text:span text:style-name="T1229">zvířecího společníka</text:span><text:span text:style-name="T2125">.</text:span></text:p>
      <text:h text:style-name="Heading_20_4" text:outline-level="4"><text:bookmark-start text:name="__RefHeading___Toc2902_3430540378"/><text:span text:style-name="T2119">Obří o</text:span>rel královský<text:bookmark-end text:name="__RefHeading___Toc2902_3430540378"/></text:h>
      <text:p text:style-name="P153"><text:span text:style-name="T1267">/</text:span><text:span text:style-name="T1341">* Velikost </text:span><text:span text:style-name="T1420">8</text:span><text:span text:style-name="T1341"> (</text:span><text:span text:style-name="T1420">250</text:span><text:span text:style-name="T1341"> kg) */</text:span></text:p>
      <text:p text:style-name="P153"><text:span text:style-name="T1267">F</text:span><text:span text:style-name="T1289">yzička </text:span><text:span text:style-name="T1417">5</text:span><text:span text:style-name="T1289">, Finesa </text:span><text:span text:style-name="T1417">3</text:span><text:span text:style-name="T1289">, Duše </text:span><text:span text:style-name="T1417">4</text:span><text:span text:style-name="T504">, </text:span><text:span text:style-name="T549">Ž</text:span><text:span text:style-name="T505">ivot</text:span><text:span text:style-name="T549">y </text:span><text:span text:style-name="T776">1</text:span><text:span text:style-name="T779">3</text:span></text:p>
      <text:p text:style-name="P512"><text:span text:style-name="T1074">Zbroj</text:span><text:span text:style-name="T975">:</text:span><text:span text:style-name="T499"> </text:span><text:span text:style-name="T862">1 (opeření)</text:span></text:p>
      <text:p text:style-name="P492"><text:span text:style-name="T975">Rychlost:</text:span><text:span text:style-name="T499"> </text:span><text:span text:style-name="T776">ve vzduchu rychlejší než kůň</text:span></text:p>
      <text:p text:style-name="P492"><text:span text:style-name="T978">Smysly:</text:span><text:span text:style-name="T506"> </text:span><text:span text:style-name="T777">výborný zrak, dobrý sluch a čich</text:span></text:p>
      <text:p text:style-name="P702"><text:soft-page-break/><text:span text:style-name="T1686">⚔<text:tab/></text:span><text:span text:style-name="T1054">Zobák </text:span><text:span text:style-name="T1055">nebo</text:span><text:span text:style-name="T1054"> spáry</text:span><text:span text:style-name="T1270">:</text:span><text:span text:style-name="T1268"> </text:span><text:span text:style-name="T1417">5</text:span><text:span text:style-name="T1416"> + k6, zranění 2</text:span></text:p>
      <text:p text:style-name="P700"><text:span text:style-name="T1152">Vzhled:</text:span> <text:span text:style-name="T2115">Obrovský dravý pták s tmavým tělem, zlatavým zátylkem a bílými skvrnami na ramenou.</text:span></text:p>
      <text:p text:style-name="P700"><text:span text:style-name="T1152">Boj:</text:span> <text:span text:style-name="T2116">Orel královský bojuje stejně jako obyčejný orel – útočí nejraději střemhlavým letem, kořist chytí pařáty a usmrtí ostrým zobákem.</text:span></text:p>
      <text:p text:style-name="P292">Suroviny:</text:p>
      <text:list xml:id="list124349003232027" text:continue-list="list124348067575917" text:style-name="L2">
        <text:list-item>
          <text:p text:style-name="P974"><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8">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7">/</text:span><text:span text:style-name="T1341">* Velikost </text:span><text:span text:style-name="T1418">12</text:span><text:span text:style-name="T1341"> (</text:span><text:span text:style-name="T1418">4 tuny</text:span><text:span text:style-name="T1341">) */</text:span></text:p>
      <text:p text:style-name="P154"><text:span text:style-name="T1267">F</text:span><text:span text:style-name="T1289">yzička </text:span><text:span text:style-name="T1418">7</text:span><text:span text:style-name="T1289">, Finesa </text:span><text:span text:style-name="T1418">3</text:span><text:span text:style-name="T1289">, Duše -</text:span><text:span text:style-name="T504">, </text:span><text:span text:style-name="T549">Ž</text:span><text:span text:style-name="T505">ivot</text:span><text:span text:style-name="T549">y </text:span><text:span text:style-name="T778">19</text:span></text:p>
      <text:p text:style-name="P512"><text:span text:style-name="T1074">Zbroj</text:span><text:span text:style-name="T975">:</text:span><text:span text:style-name="T499"> </text:span><text:span text:style-name="T863">2</text:span><text:span text:style-name="T862"> (silné opeření)</text:span></text:p>
      <text:p text:style-name="P493"><text:span text:style-name="T975">Rychlost:</text:span><text:span text:style-name="T499"> </text:span><text:span text:style-name="T776">ve vzduchu rychlejší než kůň</text:span></text:p>
      <text:p text:style-name="P493"><text:span text:style-name="T978">Smysly:</text:span><text:span text:style-name="T506"> </text:span><text:span text:style-name="T777">výborný zrak, dobrý sluch a čich</text:span></text:p>
      <text:p text:style-name="P701"><text:span text:style-name="T1686">⚔<text:tab/></text:span><text:span text:style-name="T1054">Zobák </text:span><text:span text:style-name="T1055">nebo</text:span><text:span text:style-name="T1054"> spáry</text:span><text:span text:style-name="T1270">:</text:span><text:span text:style-name="T1268"> </text:span><text:span text:style-name="T1418">7</text:span><text:span text:style-name="T1416"> + k6, zranění </text:span><text:span text:style-name="T1418">4</text:span></text:p>
      <text:p text:style-name="P701"><text:span text:style-name="T1152">Vzhled:</text:span> <text:span text:style-name="T2126">Gigantický hnědý dravý pták.</text:span></text:p>
      <text:p text:style-name="P701"><text:span text:style-name="T1152">Boj:</text:span> <text:span text:style-name="T2117">Pták noh bojuje jako ostatní draví ptáci – útočí nejraději střemhlavým letem, kořist chytí pařáty a usmrtí ostrým zobákem.</text:span></text:p>
      <text:p text:style-name="P293">Suroviny:</text:p>
      <text:list xml:id="list124347795786337" text:continue-numbering="true" text:style-name="L2">
        <text:list-item>
          <text:p text:style-name="P975"><text:span text:style-name="T344">Z vejce ptáka noha může a</text:span><text:span text:style-name="T2">lchymista vytěžit </text:span><text:span text:style-name="T344">7</text:span><text:span text:style-name="T2"> mag</text:span><text:span text:style-name="T343">ů</text:span><text:span text:style-name="T2">.</text:span></text:p>
        </text:list-item>
      </text:list>
      <text:p text:style-name="P155"><text:soft-page-break/><text:span text:style-name="T1417">P</text:span><text:span text:style-name="T1266">ták noh je tak silný, že unese dospělého slona. </text:span><text:span text:style-name="T1419">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908" text:outline-level="4">Hroch</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pan text:style-name="T1092">Zbroj:</text:span><text:span text:style-name="T943"> 2 (silná kůže)</text:span></text:p>
      <text:p text:style-name="Property_20_level_20_0"><text:span text:style-name="T975">Rychlost:</text:span><text:span text:style-name="T499">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8">Smysly:</text:span><text:span text:style-name="T506"> </text:span><text:span text:style-name="T953">dobrý</text:span><text:span text:style-name="T777"> zrak, sluch a čich</text:span></text:p>
      <text:p text:style-name="P784"><text:span text:style-name="T1686">⚔<text:tab/></text:span><text:span text:style-name="T1093">Tlama</text:span><text:span text:style-name="T974">:</text:span><text:span text:style-name="T505"> </text:span><text:span text:style-name="T948">5</text:span><text:span text:style-name="T947"> + k6, zranění </text:span><text:span text:style-name="T948">1</text:span></text:p>
      <text:p text:style-name="Standalone_20_Property"><text:span text:style-name="T973">Boj:</text:span><text:span text:style-name="T493"> Hroši nejsou masožraví, ale umí se dobře bránit. V tlamě mají velké, silné zuby.</text:span></text:p>
      <text:p text:style-name="P240"><text:span text:style-name="T493">Přestože hroši tráví většinu času ve vodě, neumí plavat, </text:span><text:span text:style-name="T946">místo toho chodí po dně</text:span><text:span text:style-name="T493">.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oft-page-break/><text:span text:style-name="T1092">Zbroj:</text:span><text:span text:style-name="T943"> 2 (silná kůže)</text:span></text:p>
      <text:p text:style-name="P526"><text:span text:style-name="T975">Rychlost:</text:span><text:span text:style-name="T499"> </text:span><text:span text:style-name="T950">běhá rychleji než</text:span><text:span text:style-name="T944"> člověk, plave </text:span><text:span text:style-name="T950">rychle</text:span><text:span text:style-name="T944"> jako člověk</text:span></text:p>
      <text:p text:style-name="P528"><text:span text:style-name="T978">Smysly:</text:span><text:span text:style-name="T506"> </text:span><text:span text:style-name="T954">slabý</text:span><text:span text:style-name="T777"> zrak, </text:span><text:span text:style-name="T954">výborný</text:span><text:span text:style-name="T777"> sluch a čich</text:span></text:p>
      <text:p text:style-name="P783"><text:span text:style-name="T1686">⚔<text:tab/></text:span><text:span text:style-name="T1095">Roh</text:span><text:span text:style-name="T974">:</text:span><text:span text:style-name="T505"> </text:span><text:span text:style-name="T948">5</text:span><text:span text:style-name="T947"> + k6, zranění </text:span><text:span text:style-name="T951">3</text:span></text:p>
      <text:p text:style-name="P783"><text:span text:style-name="T1094">Boj:</text:span><text:span text:style-name="T944"> </text:span><text:span text:style-name="T951">Nosorožci obvykle nejsou agresivní. Když je ale někdo naštve, rozběhnou se proti němu a naberou ho svým rohem.</text:span></text:p>
      <text:p text:style-name="P241"><text:span text:style-name="T777">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7">/</text:span><text:span text:style-name="T1341">* Velikost </text:span><text:span text:style-name="T1418">12</text:span><text:span text:style-name="T1341"> (</text:span><text:span text:style-name="T1418">4 tuny</text:span><text:span text:style-name="T1341">) */</text:span></text:p>
      <text:p text:style-name="P239"><text:span text:style-name="T1267">F</text:span><text:span text:style-name="T1289">yzička </text:span><text:span text:style-name="T1489">6</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8</text:span></text:p>
      <text:p text:style-name="Property_20_level_20_0"><text:span text:style-name="T973">Zbroj:</text:span><text:span text:style-name="T493"> 2 (silná kůže)</text:span></text:p>
      <text:p text:style-name="Property_20_level_20_0"><text:span text:style-name="T975">Rychlost:</text:span><text:span text:style-name="T499">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8">Smysly:</text:span><text:span text:style-name="T506"> </text:span><text:span text:style-name="T955">dobrý</text:span><text:span text:style-name="T777"> zrak, </text:span><text:span text:style-name="T954">výborný</text:span><text:span text:style-name="T777"> sluch a čich</text:span></text:p>
      <text:p text:style-name="P784"><text:span text:style-name="T1686">⚔<text:tab/></text:span><text:span text:style-name="T1096">Kly</text:span><text:span text:style-name="T974">:</text:span><text:span text:style-name="T505"> </text:span><text:span text:style-name="T952">6</text:span><text:span text:style-name="T947"> + k6, zranění </text:span><text:span text:style-name="T952">2</text:span></text:p>
      <text:p text:style-name="P784"><text:span text:style-name="T1686">⚔<text:tab/></text:span><text:span text:style-name="T1096">Chobot</text:span><text:span text:style-name="T974">:</text:span><text:span text:style-name="T505"> </text:span><text:span text:style-name="T952">6</text:span><text:span text:style-name="T947"> + k6, zranění </text:span><text:span text:style-name="T952">0</text:span></text:p>
      <text:p text:style-name="P783"><text:span text:style-name="T973">Boj:</text:span><text:span text:style-name="T493">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32"><text:span text:style-name="T978">Smysly:</text:span><text:span text:style-name="T954"> </text:span><text:span text:style-name="T493">dobrý</text:span><text:span text:style-name="T777"> zrak </text:span><text:span text:style-name="T493">a sluch</text:span><text:span text:style-name="T777">, </text:span><text:span text:style-name="T954">výborný</text:span><text:span text:style-name="T777"> čich</text:span></text:p>
      <text:p text:style-name="P243"><text:soft-page-break/>Tuři jsou velcí, rohatí býložravci. Žijí obvykle ve stádech. <text:span text:style-name="T2189">O</text:span><text:span text:style-name="T951">či </text:span><text:span text:style-name="T959">mají</text:span><text:span text:style-name="T951"> na stranách hlavy, </text:span><text:span text:style-name="T959">v</text:span><text:span text:style-name="T493">idí ale i před sebe, takže slepé místo m</text:span><text:span text:style-name="T959">ají</text:span><text:span text:style-name="T493"> jen zezadu</text:span><text:span text:style-name="T951">.</text:span></text:p>
      <text:h text:style-name="Heading_20_4" text:outline-level="4">Bizon</text:h>
      <text:p text:style-name="P246"><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6"><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1"><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6"><text:span text:style-name="T1686">⚔<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6"><text:span text:style-name="T1686">⚔<text:tab/></text:span><text:span text:style-name="T1097">Náraz hlavou</text:span><text:span text:style-name="T974">:</text:span><text:span text:style-name="T505"> </text:span><text:span text:style-name="T948">5</text:span><text:span text:style-name="T947"> + k6, zranění </text:span><text:span text:style-name="T958">1</text:span></text:p>
      <text:p text:style-name="P786"><text:span text:style-name="T109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911" text:outline-level="4">Býk</text:h>
      <text:p text:style-name="P244"><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4"><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0"><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5"><text:span text:style-name="T1686">⚔<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5"><text:span text:style-name="T1094">Boj:</text:span><text:span text:style-name="T944"> </text:span><text:span text:style-name="T951">Býk útočí rozběhem a snaží se protivníka nabrat na rohy.</text:span></text:p>
      <text:p text:style-name="P624"><text:span text:style-name="T1109">P</text:span><text:span text:style-name="T1104">oužití ve hře:</text:span></text:p>
      <text:list xml:id="list2910133486" text:style-name="L70">
        <text:list-item>
          <text:p text:style-name="P1027">Býčí zápasy.</text:p>
        </text:list-item>
        <text:list-item>
          <text:p text:style-name="P1028">Rituální souboj s býkem.</text:p>
        </text:list-item>
      </text:list>
      <text:p text:style-name="P245"><text:soft-page-break/><text:span text:style-name="T493">Býci chovaní pro boj v aréně </text:span><text:span text:style-name="T960">bývají</text:span><text:span text:style-name="T493"> velice agresivn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29T12:43:44.649000000</dc:date>
    <meta:print-date>2113-01-01T00:00:00</meta:print-date>
    <meta:editing-cycles>25138</meta:editing-cycles>
    <meta:editing-duration>P76DT3H37M20S</meta:editing-duration>
    <meta:generator>LibreOffice/6.4.4.2$Windows_X86_64 LibreOffice_project/3d775be2011f3886db32dfd395a6a6d1ca2630ff</meta:generator>
    <dc:creator>York </dc:creator>
    <meta:document-statistic meta:table-count="0" meta:image-count="0" meta:object-count="0" meta:page-count="159" meta:paragraph-count="2206" meta:word-count="26359" meta:character-count="154412" meta:non-whitespace-character-count="130416"/>
  </office:meta>
</office:document-meta>
</file>